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272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2.5161in"/>
    </style:style>
    <style:style style:name="co9" style:family="table-column">
      <style:table-column-properties fo:break-before="auto" style:column-width="2.511in"/>
    </style:style>
    <style:style style:name="co10" style:family="table-column">
      <style:table-column-properties fo:break-before="auto" style:column-width="1.7866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12.3516in"/>
    </style:style>
    <style:style style:name="co13" style:family="table-column">
      <style:table-column-properties fo:break-before="auto" style:column-width="3.1193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11.7654in"/>
    </style:style>
    <style:style style:name="co16" style:family="table-column">
      <style:table-column-properties fo:break-before="auto" style:column-width="5.7764in"/>
    </style:style>
    <style:style style:name="co17" style:family="table-column">
      <style:table-column-properties fo:break-before="auto" style:column-width="7.6626in"/>
    </style:style>
    <style:style style:name="co18" style:family="table-column">
      <style:table-column-properties fo:break-before="auto" style:column-width="9.878in"/>
    </style:style>
    <style:style style:name="co19" style:family="table-column">
      <style:table-column-properties fo:break-before="auto" style:column-width="2.8008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9917in"/>
    </style:style>
    <style:style style:name="co22" style:family="table-column">
      <style:table-column-properties fo:break-before="auto" style:column-width="2.0366in"/>
    </style:style>
    <style:style style:name="co23" style:family="table-column">
      <style:table-column-properties fo:break-before="auto" style:column-width="1.4862in"/>
    </style:style>
    <style:style style:name="co24" style:family="table-column">
      <style:table-column-properties fo:break-before="auto" style:column-width="2.9272in"/>
    </style:style>
    <style:style style:name="co25" style:family="table-column">
      <style:table-column-properties fo:break-before="auto" style:column-width="2.5299in"/>
    </style:style>
    <style:style style:name="co26" style:family="table-column">
      <style:table-column-properties fo:break-before="auto" style:column-width="0.8472in"/>
    </style:style>
    <style:style style:name="co27" style:family="table-column">
      <style:table-column-properties fo:break-before="auto" style:column-width="1.8362in"/>
    </style:style>
    <style:style style:name="co28" style:family="table-column">
      <style:table-column-properties fo:break-before="auto" style:column-width="5.7898in"/>
    </style:style>
    <style:style style:name="co29" style:family="table-column">
      <style:table-column-properties fo:break-before="auto" style:column-width="1.7256in"/>
    </style:style>
    <style:style style:name="co30" style:family="table-column">
      <style:table-column-properties fo:break-before="auto" style:column-width="3.5453in"/>
    </style:style>
    <style:style style:name="co31" style:family="table-column">
      <style:table-column-properties fo:break-before="auto" style:column-width="3.902in"/>
    </style:style>
    <style:style style:name="co32" style:family="table-column">
      <style:table-column-properties fo:break-before="auto" style:column-width="2.2244in"/>
    </style:style>
    <style:style style:name="co33" style:family="table-column">
      <style:table-column-properties fo:break-before="auto" style:column-width="1.9429in"/>
    </style:style>
    <style:style style:name="co34" style:family="table-column">
      <style:table-column-properties fo:break-before="auto" style:column-width="11.2362in"/>
    </style:style>
    <style:style style:name="co35" style:family="table-column">
      <style:table-column-properties fo:break-before="auto" style:column-width="1.8492in"/>
    </style:style>
    <style:style style:name="co36" style:family="table-column">
      <style:table-column-properties fo:break-before="auto" style:column-width="4.0465in"/>
    </style:style>
    <style:style style:name="co37" style:family="table-column">
      <style:table-column-properties fo:break-before="auto" style:column-width="11.622in"/>
    </style:style>
    <style:style style:name="co38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2.4661in"/>
    </style:style>
    <style:style style:name="co40" style:family="table-column">
      <style:table-column-properties fo:break-before="auto" style:column-width="0.7236in"/>
    </style:style>
    <style:style style:name="co41" style:family="table-column">
      <style:table-column-properties fo:break-before="auto" style:column-width="2.439in"/>
    </style:style>
    <style:style style:name="co42" style:family="table-column">
      <style:table-column-properties fo:break-before="auto" style:column-width="2.6937in"/>
    </style:style>
    <style:style style:name="co43" style:family="table-column">
      <style:table-column-properties fo:break-before="auto" style:column-width="2.05in"/>
    </style:style>
    <style:style style:name="co44" style:family="table-column">
      <style:table-column-properties fo:break-before="auto" style:column-width="1.9965in"/>
    </style:style>
    <style:style style:name="co45" style:family="table-column">
      <style:table-column-properties fo:break-before="auto" style:column-width="2.0772in"/>
    </style:style>
    <style:style style:name="co46" style:family="table-column">
      <style:table-column-properties fo:break-before="auto" style:column-width="11.1791in"/>
    </style:style>
    <style:style style:name="co47" style:family="table-column">
      <style:table-column-properties fo:break-before="auto" style:column-width="2.2646in"/>
    </style:style>
    <style:style style:name="co48" style:family="table-column">
      <style:table-column-properties fo:break-before="auto" style:column-width="2.7472in"/>
    </style:style>
    <style:style style:name="co49" style:family="table-column">
      <style:table-column-properties fo:break-before="auto" style:column-width="3.5382in"/>
    </style:style>
    <style:style style:name="co50" style:family="table-column">
      <style:table-column-properties fo:break-before="auto" style:column-width="2.5016in"/>
    </style:style>
    <style:style style:name="co51" style:family="table-column">
      <style:table-column-properties fo:break-before="auto" style:column-width="1.8583in"/>
    </style:style>
    <style:style style:name="co52" style:family="table-column">
      <style:table-column-properties fo:break-before="auto" style:column-width="0.7717in"/>
    </style:style>
    <style:style style:name="co53" style:family="table-column">
      <style:table-column-properties fo:break-before="auto" style:column-width="3.202in"/>
    </style:style>
    <style:style style:name="co54" style:family="table-column">
      <style:table-column-properties fo:break-before="auto" style:column-width="6.4902in"/>
    </style:style>
    <style:style style:name="co55" style:family="table-column">
      <style:table-column-properties fo:break-before="auto" style:column-width="11.7075in"/>
    </style:style>
    <style:style style:name="co56" style:family="table-column">
      <style:table-column-properties fo:break-before="auto" style:column-width="11.3791in"/>
    </style:style>
    <style:style style:name="co57" style:family="table-column">
      <style:table-column-properties fo:break-before="auto" style:column-width="1.3437in"/>
    </style:style>
    <style:style style:name="co58" style:family="table-column">
      <style:table-column-properties fo:break-before="auto" style:column-width="0.861in"/>
    </style:style>
    <style:style style:name="co59" style:family="table-column">
      <style:table-column-properties fo:break-before="auto" style:column-width="3.1398in"/>
    </style:style>
    <style:style style:name="co60" style:family="table-column">
      <style:table-column-properties fo:break-before="auto" style:column-width="1.5in"/>
    </style:style>
    <style:style style:name="co61" style:family="table-column">
      <style:table-column-properties fo:break-before="auto" style:column-width="3.4866in"/>
    </style:style>
    <style:style style:name="co62" style:family="table-column">
      <style:table-column-properties fo:break-before="auto" style:column-width="1.2638in"/>
    </style:style>
    <style:style style:name="co63" style:family="table-column">
      <style:table-column-properties fo:break-before="auto" style:column-width="2.2083in"/>
    </style:style>
    <style:style style:name="co64" style:family="table-column">
      <style:table-column-properties fo:break-before="auto" style:column-width="1.3055in"/>
    </style:style>
    <style:style style:name="co65" style:family="table-column">
      <style:table-column-properties fo:break-before="auto" style:column-width="1.7917in"/>
    </style:style>
    <style:style style:name="co66" style:family="table-column">
      <style:table-column-properties fo:break-before="auto" style:column-width="1.2083in"/>
    </style:style>
    <style:style style:name="co67" style:family="table-column">
      <style:table-column-properties fo:break-before="auto" style:column-width="1.6807in"/>
    </style:style>
    <style:style style:name="co68" style:family="table-column">
      <style:table-column-properties fo:break-before="auto" style:column-width="7.6543in"/>
    </style:style>
    <style:style style:name="co69" style:family="table-column">
      <style:table-column-properties fo:break-before="auto" style:column-width="19.8791in"/>
    </style:style>
    <style:style style:name="co70" style:family="table-column">
      <style:table-column-properties fo:break-before="auto" style:column-width="16.933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37in" fo:break-before="auto" style:use-optimal-row-height="false"/>
    </style:style>
    <style:style style:name="ro4" style:family="table-row">
      <style:table-row-properties style:row-height="0.1811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327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457in" fo:break-before="auto" style:use-optimal-row-height="false"/>
    </style:style>
    <style:style style:name="ro10" style:family="table-row">
      <style:table-row-properties style:row-height="0.2209in" fo:break-before="auto" style:use-optimal-row-height="false"/>
    </style:style>
    <style:style style:name="ro11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681in" fo:break-before="auto" style:use-optimal-row-height="tru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1929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9689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6b26b" style:text-align-source="fix" style:repeat-content="false" fo:wrap-option="wrap"/>
      <style:paragraph-properties fo:text-align="center"/>
      <style:text-properties fo:color="#07376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 style:data-style-name="N100">
      <style:table-cell-properties fo:background-color="#f6b26b" style:text-align-source="fix" style:repeat-content="false" fo:wrap-option="wrap"/>
      <style:paragraph-properties fo:text-align="center"/>
      <style:text-properties fo:color="#07376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6b26b" style:text-align-source="fix" style:repeat-content="false" fo:wrap-option="wrap" fo:border="none"/>
      <style:paragraph-properties fo:text-align="center"/>
      <style:text-properties fo:color="#07376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Default">
      <style:table-cell-properties fo:background-color="#f6b26b" style:text-align-source="fix" style:repeat-content="false" fo:wrap-option="wrap" fo:border="none"/>
      <style:paragraph-properties fo:text-align="center" fo:margin-left="0in"/>
      <style:text-properties fo:color="#07376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/>
      <style:text-properties fo:color="#07376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3" style:family="table-cell" style:parent-style-name="Default">
      <style:table-cell-properties fo:background-color="#ff420e"/>
    </style:style>
    <style:style style:name="ce24" style:family="table-cell" style:parent-style-name="Default">
      <style:text-properties style:font-name="Arial" style:font-name-asian="Arial" style:font-name-complex="DejaVu Sans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100">
      <style:table-cell-properties fo:background-color="#c3d69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00">
      <style:table-cell-properties fo:border-bottom="0.99pt solid #000000" fo:background-color="#c3d69b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</style:style>
    <style:style style:name="ce31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00">
      <style:table-cell-properties fo:background-color="#fdeada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99pt solid #000000" fo:background-color="#c3d69b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37" style:family="table-cell" style:parent-style-name="Default" style:data-style-name="N100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3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9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0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100">
      <style:table-cell-properties fo:border-bottom="0.99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</style:style>
    <style:style style:name="ce42" style:family="table-cell" style:parent-style-name="Default" style:data-style-name="N100">
      <style:table-cell-properties fo:border-bottom="0.99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43" style:family="table-cell" style:parent-style-name="Default" style:data-style-name="N100">
      <style:table-cell-properties fo:background-color="#c3d69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99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ackground-color="#fdeada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99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54" style:family="table-cell" style:parent-style-name="Default">
      <style:table-cell-properties fo:background-color="#f6b26b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7376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6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ffcc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65" style:family="table-cell" style:parent-style-name="Default" style:data-style-name="N100">
      <style:table-cell-properties fo:background-color="#f6b26b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7376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order-bottom="0.99pt solid #000000" fo:background-color="#c3d69b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00">
      <style:table-cell-properties fo:border-bottom="0.99pt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69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0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fo:border-bottom="0.99pt solid #000000" fo:background-color="#c3d69b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</style:style>
    <style:style style:name="ce72" style:family="table-cell" style:parent-style-name="Default" style:data-style-name="N99"/>
    <style:style style:name="ce7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7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6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</office:automatic-styles>
  <office:body>
    <office:spreadsheet>
      <table:table table:name="Cell_list_n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cellid</text:p>
          </table:table-cell>
          <table:table-cell table:style-name="ce1" office:value-type="string">
            <text:p>Floor</text:p>
          </table:table-cell>
          <table:table-cell table:style-name="ce1" office:value-type="string">
            <text:p>location</text:p>
          </table:table-cell>
          <table:table-cell table:style-name="ce5" office:value-type="string">
            <text:p>Cellname</text:p>
          </table:table-cell>
          <table:table-cell table:style-name="ce1" office:value-type="string">
            <text:p>Number-of-sub-cells</text:p>
          </table:table-cell>
          <table:table-cell table:style-name="ce1" office:value-type="string">
            <text:p>Number-of-Areas</text:p>
          </table:table-cell>
          <table:table-cell table:style-name="ce1" office:value-type="string">
            <text:p>Cell-Typ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Num-of-doors</text:p>
          </table:table-cell>
          <table:table-cell table:style-name="ce1" office:value-type="string">
            <text:p>Num-of-windows</text:p>
          </table:table-cell>
          <table:table-cell table:number-columns-repeated="1012"/>
        </table:table-row>
        <table:table-row table:style-name="ro2">
          <table:table-cell table:style-name="ce2" table:formula="of:=[Variables_list_new.C2]" office:value-type="string" office:string-value="pt3.26.desk1">
            <text:p>pt3.26.desk1</text:p>
          </table:table-cell>
          <table:table-cell table:style-name="ce3" table:formula="of:=[varialbes_from_Marija.E3]" office:value-type="float" office:value="3">
            <text:p>3</text:p>
          </table:table-cell>
          <table:table-cell table:style-name="ce4" table:formula="of:=IF([varialbes_from_Marija.G3]=&quot;room&quot;;CONCATENATE(&quot;pt&quot;;[varialbes_from_Marija.E3];&quot;.floor&quot;);CONCATENATE(&quot;pt&quot;;[varialbes_from_Marija.F3];&quot;.room&quot;))" office:value-type="string" office:string-value="pt3.26.room">
            <text:p>pt3.26.room</text:p>
          </table:table-cell>
          <table:table-cell table:style-name="ce3" table:formula="of:=CONCATENATE([varialbes_from_Marija.G3];&quot;.pt&quot;;[varialbes_from_Marija.F3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]));&quot;desk&quot;;IF(ISNUMBER(SEARCH(&quot;room&quot;;[varialbes_from_Marija.G3]));&quot;room&quot;;IF(ISNUMBER(SEARCH(&quot;area&quot;;[varialbes_from_Marija.G3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]" office:value-type="string" office:string-value="pt3.26.desk1">
            <text:p>pt3.26.desk1</text:p>
          </table:table-cell>
          <table:table-cell table:style-name="ce3" table:formula="of:=[varialbes_from_Marija.E4]" office:value-type="float" office:value="3">
            <text:p>3</text:p>
          </table:table-cell>
          <table:table-cell table:style-name="ce4" table:formula="of:=IF([varialbes_from_Marija.G4]=&quot;room&quot;;CONCATENATE(&quot;pt&quot;;[varialbes_from_Marija.E4];&quot;.floor&quot;);CONCATENATE(&quot;pt&quot;;[varialbes_from_Marija.F4];&quot;.room&quot;))" office:value-type="string" office:string-value="pt3.26.room">
            <text:p>pt3.26.room</text:p>
          </table:table-cell>
          <table:table-cell table:style-name="ce3" table:formula="of:=CONCATENATE([varialbes_from_Marija.G4];&quot;.pt&quot;;[varialbes_from_Marija.F4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]));&quot;desk&quot;;IF(ISNUMBER(SEARCH(&quot;room&quot;;[varialbes_from_Marija.G4]));&quot;room&quot;;IF(ISNUMBER(SEARCH(&quot;area&quot;;[varialbes_from_Marija.G4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4]" office:value-type="string" office:string-value="pt3.26.desk1">
            <text:p>pt3.26.desk1</text:p>
          </table:table-cell>
          <table:table-cell table:style-name="ce3" table:formula="of:=[varialbes_from_Marija.E5]" office:value-type="float" office:value="3">
            <text:p>3</text:p>
          </table:table-cell>
          <table:table-cell table:style-name="ce4" table:formula="of:=IF([varialbes_from_Marija.G5]=&quot;room&quot;;CONCATENATE(&quot;pt&quot;;[varialbes_from_Marija.E5];&quot;.floor&quot;);CONCATENATE(&quot;pt&quot;;[varialbes_from_Marija.F5];&quot;.room&quot;))" office:value-type="string" office:string-value="pt3.26.room">
            <text:p>pt3.26.room</text:p>
          </table:table-cell>
          <table:table-cell table:style-name="ce3" table:formula="of:=CONCATENATE([varialbes_from_Marija.G5];&quot;.pt&quot;;[varialbes_from_Marija.F5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]));&quot;desk&quot;;IF(ISNUMBER(SEARCH(&quot;room&quot;;[varialbes_from_Marija.G5]));&quot;room&quot;;IF(ISNUMBER(SEARCH(&quot;area&quot;;[varialbes_from_Marija.G5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5]" office:value-type="string" office:string-value="pt3.26.desk1">
            <text:p>pt3.26.desk1</text:p>
          </table:table-cell>
          <table:table-cell table:style-name="ce3" table:formula="of:=[varialbes_from_Marija.E6]" office:value-type="float" office:value="3">
            <text:p>3</text:p>
          </table:table-cell>
          <table:table-cell table:style-name="ce4" table:formula="of:=IF([varialbes_from_Marija.G6]=&quot;room&quot;;CONCATENATE(&quot;pt&quot;;[varialbes_from_Marija.E6];&quot;.floor&quot;);CONCATENATE(&quot;pt&quot;;[varialbes_from_Marija.F6];&quot;.room&quot;))" office:value-type="string" office:string-value="pt3.26.room">
            <text:p>pt3.26.room</text:p>
          </table:table-cell>
          <table:table-cell table:style-name="ce3" table:formula="of:=CONCATENATE([varialbes_from_Marija.G6];&quot;.pt&quot;;[varialbes_from_Marija.F6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]));&quot;desk&quot;;IF(ISNUMBER(SEARCH(&quot;room&quot;;[varialbes_from_Marija.G6]));&quot;room&quot;;IF(ISNUMBER(SEARCH(&quot;area&quot;;[varialbes_from_Marija.G6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6]" office:value-type="string" office:string-value="pt3.26.desk1">
            <text:p>pt3.26.desk1</text:p>
          </table:table-cell>
          <table:table-cell table:style-name="ce3" table:formula="of:=[varialbes_from_Marija.E7]" office:value-type="float" office:value="3">
            <text:p>3</text:p>
          </table:table-cell>
          <table:table-cell table:style-name="ce4" table:formula="of:=IF([varialbes_from_Marija.G7]=&quot;room&quot;;CONCATENATE(&quot;pt&quot;;[varialbes_from_Marija.E7];&quot;.floor&quot;);CONCATENATE(&quot;pt&quot;;[varialbes_from_Marija.F7];&quot;.room&quot;))" office:value-type="string" office:string-value="pt3.26.room">
            <text:p>pt3.26.room</text:p>
          </table:table-cell>
          <table:table-cell table:style-name="ce3" table:formula="of:=CONCATENATE([varialbes_from_Marija.G7];&quot;.pt&quot;;[varialbes_from_Marija.F7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]));&quot;desk&quot;;IF(ISNUMBER(SEARCH(&quot;room&quot;;[varialbes_from_Marija.G7]));&quot;room&quot;;IF(ISNUMBER(SEARCH(&quot;area&quot;;[varialbes_from_Marija.G7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7]" office:value-type="string" office:string-value="pt3.26.desk1">
            <text:p>pt3.26.desk1</text:p>
          </table:table-cell>
          <table:table-cell table:style-name="ce3" table:formula="of:=[varialbes_from_Marija.E8]" office:value-type="float" office:value="3">
            <text:p>3</text:p>
          </table:table-cell>
          <table:table-cell table:style-name="ce4" table:formula="of:=IF([varialbes_from_Marija.G8]=&quot;room&quot;;CONCATENATE(&quot;pt&quot;;[varialbes_from_Marija.E8];&quot;.floor&quot;);CONCATENATE(&quot;pt&quot;;[varialbes_from_Marija.F8];&quot;.room&quot;))" office:value-type="string" office:string-value="pt3.26.room">
            <text:p>pt3.26.room</text:p>
          </table:table-cell>
          <table:table-cell table:style-name="ce3" table:formula="of:=CONCATENATE([varialbes_from_Marija.G8];&quot;.pt&quot;;[varialbes_from_Marija.F8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]));&quot;desk&quot;;IF(ISNUMBER(SEARCH(&quot;room&quot;;[varialbes_from_Marija.G8]));&quot;room&quot;;IF(ISNUMBER(SEARCH(&quot;area&quot;;[varialbes_from_Marija.G8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8]" office:value-type="string" office:string-value="pt3.26.desk1">
            <text:p>pt3.26.desk1</text:p>
          </table:table-cell>
          <table:table-cell table:style-name="ce3" table:formula="of:=[varialbes_from_Marija.E9]" office:value-type="float" office:value="3">
            <text:p>3</text:p>
          </table:table-cell>
          <table:table-cell table:style-name="ce4" table:formula="of:=IF([varialbes_from_Marija.G9]=&quot;room&quot;;CONCATENATE(&quot;pt&quot;;[varialbes_from_Marija.E9];&quot;.floor&quot;);CONCATENATE(&quot;pt&quot;;[varialbes_from_Marija.F9];&quot;.room&quot;))" office:value-type="string" office:string-value="pt3.26.room">
            <text:p>pt3.26.room</text:p>
          </table:table-cell>
          <table:table-cell table:style-name="ce3" table:formula="of:=CONCATENATE([varialbes_from_Marija.G9];&quot;.pt&quot;;[varialbes_from_Marija.F9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]));&quot;desk&quot;;IF(ISNUMBER(SEARCH(&quot;room&quot;;[varialbes_from_Marija.G9]));&quot;room&quot;;IF(ISNUMBER(SEARCH(&quot;area&quot;;[varialbes_from_Marija.G9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9]" office:value-type="string" office:string-value="pt3.26.desk1">
            <text:p>pt3.26.desk1</text:p>
          </table:table-cell>
          <table:table-cell table:style-name="ce3" table:formula="of:=[varialbes_from_Marija.E10]" office:value-type="float" office:value="3">
            <text:p>3</text:p>
          </table:table-cell>
          <table:table-cell table:style-name="ce4" table:formula="of:=IF([varialbes_from_Marija.G10]=&quot;room&quot;;CONCATENATE(&quot;pt&quot;;[varialbes_from_Marija.E10];&quot;.floor&quot;);CONCATENATE(&quot;pt&quot;;[varialbes_from_Marija.F10];&quot;.room&quot;))" office:value-type="string" office:string-value="pt3.26.room">
            <text:p>pt3.26.room</text:p>
          </table:table-cell>
          <table:table-cell table:style-name="ce3" table:formula="of:=CONCATENATE([varialbes_from_Marija.G10];&quot;.pt&quot;;[varialbes_from_Marija.F10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]));&quot;desk&quot;;IF(ISNUMBER(SEARCH(&quot;room&quot;;[varialbes_from_Marija.G10]));&quot;room&quot;;IF(ISNUMBER(SEARCH(&quot;area&quot;;[varialbes_from_Marija.G10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10]" office:value-type="string" office:string-value="pt3.26.desk1">
            <text:p>pt3.26.desk1</text:p>
          </table:table-cell>
          <table:table-cell table:style-name="ce3" table:formula="of:=[varialbes_from_Marija.E11]" office:value-type="float" office:value="3">
            <text:p>3</text:p>
          </table:table-cell>
          <table:table-cell table:style-name="ce4" table:formula="of:=IF([varialbes_from_Marija.G11]=&quot;room&quot;;CONCATENATE(&quot;pt&quot;;[varialbes_from_Marija.E11];&quot;.floor&quot;);CONCATENATE(&quot;pt&quot;;[varialbes_from_Marija.F11];&quot;.room&quot;))" office:value-type="string" office:string-value="pt3.26.room">
            <text:p>pt3.26.room</text:p>
          </table:table-cell>
          <table:table-cell table:style-name="ce3" table:formula="of:=CONCATENATE([varialbes_from_Marija.G11];&quot;.pt&quot;;[varialbes_from_Marija.F11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]));&quot;desk&quot;;IF(ISNUMBER(SEARCH(&quot;room&quot;;[varialbes_from_Marija.G11]));&quot;room&quot;;IF(ISNUMBER(SEARCH(&quot;area&quot;;[varialbes_from_Marija.G11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11]" office:value-type="string" office:string-value="pt3.26.desk1">
            <text:p>pt3.26.desk1</text:p>
          </table:table-cell>
          <table:table-cell table:style-name="ce3" table:formula="of:=[varialbes_from_Marija.E12]" office:value-type="float" office:value="3">
            <text:p>3</text:p>
          </table:table-cell>
          <table:table-cell table:style-name="ce4" table:formula="of:=IF([varialbes_from_Marija.G12]=&quot;room&quot;;CONCATENATE(&quot;pt&quot;;[varialbes_from_Marija.E12];&quot;.floor&quot;);CONCATENATE(&quot;pt&quot;;[varialbes_from_Marija.F12];&quot;.room&quot;))" office:value-type="string" office:string-value="pt3.26.room">
            <text:p>pt3.26.room</text:p>
          </table:table-cell>
          <table:table-cell table:style-name="ce3" table:formula="of:=CONCATENATE([varialbes_from_Marija.G12];&quot;.pt&quot;;[varialbes_from_Marija.F12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]));&quot;desk&quot;;IF(ISNUMBER(SEARCH(&quot;room&quot;;[varialbes_from_Marija.G12]));&quot;room&quot;;IF(ISNUMBER(SEARCH(&quot;area&quot;;[varialbes_from_Marija.G12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12]" office:value-type="string" office:string-value="pt3.26.desk1">
            <text:p>pt3.26.desk1</text:p>
          </table:table-cell>
          <table:table-cell table:style-name="ce3" table:formula="of:=[varialbes_from_Marija.E13]" office:value-type="float" office:value="3">
            <text:p>3</text:p>
          </table:table-cell>
          <table:table-cell table:style-name="ce4" table:formula="of:=IF([varialbes_from_Marija.G13]=&quot;room&quot;;CONCATENATE(&quot;pt&quot;;[varialbes_from_Marija.E13];&quot;.floor&quot;);CONCATENATE(&quot;pt&quot;;[varialbes_from_Marija.F13];&quot;.room&quot;))" office:value-type="string" office:string-value="pt3.26.room">
            <text:p>pt3.26.room</text:p>
          </table:table-cell>
          <table:table-cell table:style-name="ce3" table:formula="of:=CONCATENATE([varialbes_from_Marija.G13];&quot;.pt&quot;;[varialbes_from_Marija.F13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]));&quot;desk&quot;;IF(ISNUMBER(SEARCH(&quot;room&quot;;[varialbes_from_Marija.G13]));&quot;room&quot;;IF(ISNUMBER(SEARCH(&quot;area&quot;;[varialbes_from_Marija.G13]));&quot;area&quot;;&quot;notknown&quot;)))" office:value-type="string" office:string-value="desk">
            <text:p>desk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Variables_list_new.C13]" office:value-type="string" office:string-value="pt3.26.desk1">
            <text:p>pt3.26.desk1</text:p>
          </table:table-cell>
          <table:table-cell table:style-name="ce3" table:formula="of:=[varialbes_from_Marija.E14]" office:value-type="float" office:value="3">
            <text:p>3</text:p>
          </table:table-cell>
          <table:table-cell table:style-name="ce4" table:formula="of:=IF([varialbes_from_Marija.G14]=&quot;room&quot;;CONCATENATE(&quot;pt&quot;;[varialbes_from_Marija.E14];&quot;.floor&quot;);CONCATENATE(&quot;pt&quot;;[varialbes_from_Marija.F14];&quot;.room&quot;))" office:value-type="string" office:string-value="pt3.26.room">
            <text:p>pt3.26.room</text:p>
          </table:table-cell>
          <table:table-cell table:style-name="ce3" table:formula="of:=CONCATENATE([varialbes_from_Marija.G14];&quot;.pt&quot;;[varialbes_from_Marija.F14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4]));&quot;desk&quot;;IF(ISNUMBER(SEARCH(&quot;room&quot;;[varialbes_from_Marija.G14]));&quot;room&quot;;IF(ISNUMBER(SEARCH(&quot;area&quot;;[varialbes_from_Marija.G14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14]" office:value-type="string" office:string-value="pt3.26.desk2">
            <text:p>pt3.26.desk2</text:p>
          </table:table-cell>
          <table:table-cell table:style-name="ce3" table:formula="of:=[varialbes_from_Marija.E15]" office:value-type="float" office:value="3">
            <text:p>3</text:p>
          </table:table-cell>
          <table:table-cell table:style-name="ce4" table:formula="of:=IF([varialbes_from_Marija.G15]=&quot;room&quot;;CONCATENATE(&quot;pt&quot;;[varialbes_from_Marija.E15];&quot;.floor&quot;);CONCATENATE(&quot;pt&quot;;[varialbes_from_Marija.F15];&quot;.room&quot;))" office:value-type="string" office:string-value="pt3.26.room">
            <text:p>pt3.26.room</text:p>
          </table:table-cell>
          <table:table-cell table:style-name="ce3" table:formula="of:=CONCATENATE([varialbes_from_Marija.G15];&quot;.pt&quot;;[varialbes_from_Marija.F15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5]));&quot;desk&quot;;IF(ISNUMBER(SEARCH(&quot;room&quot;;[varialbes_from_Marija.G15]));&quot;room&quot;;IF(ISNUMBER(SEARCH(&quot;area&quot;;[varialbes_from_Marija.G15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15]" office:value-type="string" office:string-value="pt3.26.desk2">
            <text:p>pt3.26.desk2</text:p>
          </table:table-cell>
          <table:table-cell table:style-name="ce3" table:formula="of:=[varialbes_from_Marija.E16]" office:value-type="float" office:value="3">
            <text:p>3</text:p>
          </table:table-cell>
          <table:table-cell table:style-name="ce4" table:formula="of:=IF([varialbes_from_Marija.G16]=&quot;room&quot;;CONCATENATE(&quot;pt&quot;;[varialbes_from_Marija.E16];&quot;.floor&quot;);CONCATENATE(&quot;pt&quot;;[varialbes_from_Marija.F16];&quot;.room&quot;))" office:value-type="string" office:string-value="pt3.26.room">
            <text:p>pt3.26.room</text:p>
          </table:table-cell>
          <table:table-cell table:style-name="ce3" table:formula="of:=CONCATENATE([varialbes_from_Marija.G16];&quot;.pt&quot;;[varialbes_from_Marija.F16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6]));&quot;desk&quot;;IF(ISNUMBER(SEARCH(&quot;room&quot;;[varialbes_from_Marija.G16]));&quot;room&quot;;IF(ISNUMBER(SEARCH(&quot;area&quot;;[varialbes_from_Marija.G16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16]" office:value-type="string" office:string-value="pt3.26.desk2">
            <text:p>pt3.26.desk2</text:p>
          </table:table-cell>
          <table:table-cell table:style-name="ce3" table:formula="of:=[varialbes_from_Marija.E17]" office:value-type="float" office:value="3">
            <text:p>3</text:p>
          </table:table-cell>
          <table:table-cell table:style-name="ce4" table:formula="of:=IF([varialbes_from_Marija.G17]=&quot;room&quot;;CONCATENATE(&quot;pt&quot;;[varialbes_from_Marija.E17];&quot;.floor&quot;);CONCATENATE(&quot;pt&quot;;[varialbes_from_Marija.F17];&quot;.room&quot;))" office:value-type="string" office:string-value="pt3.26.room">
            <text:p>pt3.26.room</text:p>
          </table:table-cell>
          <table:table-cell table:style-name="ce3" table:formula="of:=CONCATENATE([varialbes_from_Marija.G17];&quot;.pt&quot;;[varialbes_from_Marija.F17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7]));&quot;desk&quot;;IF(ISNUMBER(SEARCH(&quot;room&quot;;[varialbes_from_Marija.G17]));&quot;room&quot;;IF(ISNUMBER(SEARCH(&quot;area&quot;;[varialbes_from_Marija.G17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17]" office:value-type="string" office:string-value="pt3.26.desk2">
            <text:p>pt3.26.desk2</text:p>
          </table:table-cell>
          <table:table-cell table:style-name="ce3" table:formula="of:=[varialbes_from_Marija.E18]" office:value-type="float" office:value="3">
            <text:p>3</text:p>
          </table:table-cell>
          <table:table-cell table:style-name="ce4" table:formula="of:=IF([varialbes_from_Marija.G18]=&quot;room&quot;;CONCATENATE(&quot;pt&quot;;[varialbes_from_Marija.E18];&quot;.floor&quot;);CONCATENATE(&quot;pt&quot;;[varialbes_from_Marija.F18];&quot;.room&quot;))" office:value-type="string" office:string-value="pt3.26.room">
            <text:p>pt3.26.room</text:p>
          </table:table-cell>
          <table:table-cell table:style-name="ce3" table:formula="of:=CONCATENATE([varialbes_from_Marija.G18];&quot;.pt&quot;;[varialbes_from_Marija.F18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8]));&quot;desk&quot;;IF(ISNUMBER(SEARCH(&quot;room&quot;;[varialbes_from_Marija.G18]));&quot;room&quot;;IF(ISNUMBER(SEARCH(&quot;area&quot;;[varialbes_from_Marija.G18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18]" office:value-type="string" office:string-value="pt3.26.desk2">
            <text:p>pt3.26.desk2</text:p>
          </table:table-cell>
          <table:table-cell table:style-name="ce3" table:formula="of:=[varialbes_from_Marija.E19]" office:value-type="float" office:value="3">
            <text:p>3</text:p>
          </table:table-cell>
          <table:table-cell table:style-name="ce4" table:formula="of:=IF([varialbes_from_Marija.G19]=&quot;room&quot;;CONCATENATE(&quot;pt&quot;;[varialbes_from_Marija.E19];&quot;.floor&quot;);CONCATENATE(&quot;pt&quot;;[varialbes_from_Marija.F19];&quot;.room&quot;))" office:value-type="string" office:string-value="pt3.26.room">
            <text:p>pt3.26.room</text:p>
          </table:table-cell>
          <table:table-cell table:style-name="ce3" table:formula="of:=CONCATENATE([varialbes_from_Marija.G19];&quot;.pt&quot;;[varialbes_from_Marija.F19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9]));&quot;desk&quot;;IF(ISNUMBER(SEARCH(&quot;room&quot;;[varialbes_from_Marija.G19]));&quot;room&quot;;IF(ISNUMBER(SEARCH(&quot;area&quot;;[varialbes_from_Marija.G19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19]" office:value-type="string" office:string-value="pt3.26.desk2">
            <text:p>pt3.26.desk2</text:p>
          </table:table-cell>
          <table:table-cell table:style-name="ce3" table:formula="of:=[varialbes_from_Marija.E20]" office:value-type="float" office:value="3">
            <text:p>3</text:p>
          </table:table-cell>
          <table:table-cell table:style-name="ce4" table:formula="of:=IF([varialbes_from_Marija.G20]=&quot;room&quot;;CONCATENATE(&quot;pt&quot;;[varialbes_from_Marija.E20];&quot;.floor&quot;);CONCATENATE(&quot;pt&quot;;[varialbes_from_Marija.F20];&quot;.room&quot;))" office:value-type="string" office:string-value="pt3.26.room">
            <text:p>pt3.26.room</text:p>
          </table:table-cell>
          <table:table-cell table:style-name="ce3" table:formula="of:=CONCATENATE([varialbes_from_Marija.G20];&quot;.pt&quot;;[varialbes_from_Marija.F20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0]));&quot;desk&quot;;IF(ISNUMBER(SEARCH(&quot;room&quot;;[varialbes_from_Marija.G20]));&quot;room&quot;;IF(ISNUMBER(SEARCH(&quot;area&quot;;[varialbes_from_Marija.G20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0]" office:value-type="string" office:string-value="pt3.26.desk2">
            <text:p>pt3.26.desk2</text:p>
          </table:table-cell>
          <table:table-cell table:style-name="ce3" table:formula="of:=[varialbes_from_Marija.E21]" office:value-type="float" office:value="3">
            <text:p>3</text:p>
          </table:table-cell>
          <table:table-cell table:style-name="ce4" table:formula="of:=IF([varialbes_from_Marija.G21]=&quot;room&quot;;CONCATENATE(&quot;pt&quot;;[varialbes_from_Marija.E21];&quot;.floor&quot;);CONCATENATE(&quot;pt&quot;;[varialbes_from_Marija.F21];&quot;.room&quot;))" office:value-type="string" office:string-value="pt3.26.room">
            <text:p>pt3.26.room</text:p>
          </table:table-cell>
          <table:table-cell table:style-name="ce3" table:formula="of:=CONCATENATE([varialbes_from_Marija.G21];&quot;.pt&quot;;[varialbes_from_Marija.F21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1]));&quot;desk&quot;;IF(ISNUMBER(SEARCH(&quot;room&quot;;[varialbes_from_Marija.G21]));&quot;room&quot;;IF(ISNUMBER(SEARCH(&quot;area&quot;;[varialbes_from_Marija.G21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1]" office:value-type="string" office:string-value="pt3.26.desk2">
            <text:p>pt3.26.desk2</text:p>
          </table:table-cell>
          <table:table-cell table:style-name="ce3" table:formula="of:=[varialbes_from_Marija.E22]" office:value-type="float" office:value="3">
            <text:p>3</text:p>
          </table:table-cell>
          <table:table-cell table:style-name="ce4" table:formula="of:=IF([varialbes_from_Marija.G22]=&quot;room&quot;;CONCATENATE(&quot;pt&quot;;[varialbes_from_Marija.E22];&quot;.floor&quot;);CONCATENATE(&quot;pt&quot;;[varialbes_from_Marija.F22];&quot;.room&quot;))" office:value-type="string" office:string-value="pt3.26.room">
            <text:p>pt3.26.room</text:p>
          </table:table-cell>
          <table:table-cell table:style-name="ce3" table:formula="of:=CONCATENATE([varialbes_from_Marija.G22];&quot;.pt&quot;;[varialbes_from_Marija.F22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2]));&quot;desk&quot;;IF(ISNUMBER(SEARCH(&quot;room&quot;;[varialbes_from_Marija.G22]));&quot;room&quot;;IF(ISNUMBER(SEARCH(&quot;area&quot;;[varialbes_from_Marija.G22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2]" office:value-type="string" office:string-value="pt3.26.desk2">
            <text:p>pt3.26.desk2</text:p>
          </table:table-cell>
          <table:table-cell table:style-name="ce3" table:formula="of:=[varialbes_from_Marija.E23]" office:value-type="float" office:value="3">
            <text:p>3</text:p>
          </table:table-cell>
          <table:table-cell table:style-name="ce4" table:formula="of:=IF([varialbes_from_Marija.G23]=&quot;room&quot;;CONCATENATE(&quot;pt&quot;;[varialbes_from_Marija.E23];&quot;.floor&quot;);CONCATENATE(&quot;pt&quot;;[varialbes_from_Marija.F23];&quot;.room&quot;))" office:value-type="string" office:string-value="pt3.26.room">
            <text:p>pt3.26.room</text:p>
          </table:table-cell>
          <table:table-cell table:style-name="ce3" table:formula="of:=CONCATENATE([varialbes_from_Marija.G23];&quot;.pt&quot;;[varialbes_from_Marija.F23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3]));&quot;desk&quot;;IF(ISNUMBER(SEARCH(&quot;room&quot;;[varialbes_from_Marija.G23]));&quot;room&quot;;IF(ISNUMBER(SEARCH(&quot;area&quot;;[varialbes_from_Marija.G23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3]" office:value-type="string" office:string-value="pt3.26.desk2">
            <text:p>pt3.26.desk2</text:p>
          </table:table-cell>
          <table:table-cell table:style-name="ce3" table:formula="of:=[varialbes_from_Marija.E24]" office:value-type="float" office:value="3">
            <text:p>3</text:p>
          </table:table-cell>
          <table:table-cell table:style-name="ce4" table:formula="of:=IF([varialbes_from_Marija.G24]=&quot;room&quot;;CONCATENATE(&quot;pt&quot;;[varialbes_from_Marija.E24];&quot;.floor&quot;);CONCATENATE(&quot;pt&quot;;[varialbes_from_Marija.F24];&quot;.room&quot;))" office:value-type="string" office:string-value="pt3.26.room">
            <text:p>pt3.26.room</text:p>
          </table:table-cell>
          <table:table-cell table:style-name="ce3" table:formula="of:=CONCATENATE([varialbes_from_Marija.G24];&quot;.pt&quot;;[varialbes_from_Marija.F24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4]));&quot;desk&quot;;IF(ISNUMBER(SEARCH(&quot;room&quot;;[varialbes_from_Marija.G24]));&quot;room&quot;;IF(ISNUMBER(SEARCH(&quot;area&quot;;[varialbes_from_Marija.G24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4]" office:value-type="string" office:string-value="pt3.26.desk2">
            <text:p>pt3.26.desk2</text:p>
          </table:table-cell>
          <table:table-cell table:style-name="ce3" table:formula="of:=[varialbes_from_Marija.E25]" office:value-type="float" office:value="3">
            <text:p>3</text:p>
          </table:table-cell>
          <table:table-cell table:style-name="ce4" table:formula="of:=IF([varialbes_from_Marija.G25]=&quot;room&quot;;CONCATENATE(&quot;pt&quot;;[varialbes_from_Marija.E25];&quot;.floor&quot;);CONCATENATE(&quot;pt&quot;;[varialbes_from_Marija.F25];&quot;.room&quot;))" office:value-type="string" office:string-value="pt3.26.room">
            <text:p>pt3.26.room</text:p>
          </table:table-cell>
          <table:table-cell table:style-name="ce3" table:formula="of:=CONCATENATE([varialbes_from_Marija.G25];&quot;.pt&quot;;[varialbes_from_Marija.F25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5]));&quot;desk&quot;;IF(ISNUMBER(SEARCH(&quot;room&quot;;[varialbes_from_Marija.G25]));&quot;room&quot;;IF(ISNUMBER(SEARCH(&quot;area&quot;;[varialbes_from_Marija.G25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5]" office:value-type="string" office:string-value="pt3.26.desk2">
            <text:p>pt3.26.desk2</text:p>
          </table:table-cell>
          <table:table-cell table:style-name="ce3" table:formula="of:=[varialbes_from_Marija.E26]" office:value-type="float" office:value="3">
            <text:p>3</text:p>
          </table:table-cell>
          <table:table-cell table:style-name="ce4" table:formula="of:=IF([varialbes_from_Marija.G26]=&quot;room&quot;;CONCATENATE(&quot;pt&quot;;[varialbes_from_Marija.E26];&quot;.floor&quot;);CONCATENATE(&quot;pt&quot;;[varialbes_from_Marija.F26];&quot;.room&quot;))" office:value-type="string" office:string-value="pt3.26.room">
            <text:p>pt3.26.room</text:p>
          </table:table-cell>
          <table:table-cell table:style-name="ce3" table:formula="of:=CONCATENATE([varialbes_from_Marija.G26];&quot;.pt&quot;;[varialbes_from_Marija.F26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6]));&quot;desk&quot;;IF(ISNUMBER(SEARCH(&quot;room&quot;;[varialbes_from_Marija.G26]));&quot;room&quot;;IF(ISNUMBER(SEARCH(&quot;area&quot;;[varialbes_from_Marija.G26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6]" office:value-type="string" office:string-value="pt3.26.desk3">
            <text:p>pt3.26.desk3</text:p>
          </table:table-cell>
          <table:table-cell table:style-name="ce3" table:formula="of:=[varialbes_from_Marija.E27]" office:value-type="float" office:value="3">
            <text:p>3</text:p>
          </table:table-cell>
          <table:table-cell table:style-name="ce4" table:formula="of:=IF([varialbes_from_Marija.G27]=&quot;room&quot;;CONCATENATE(&quot;pt&quot;;[varialbes_from_Marija.E27];&quot;.floor&quot;);CONCATENATE(&quot;pt&quot;;[varialbes_from_Marija.F27];&quot;.room&quot;))" office:value-type="string" office:string-value="pt3.26.room">
            <text:p>pt3.26.room</text:p>
          </table:table-cell>
          <table:table-cell table:style-name="ce3" table:formula="of:=CONCATENATE([varialbes_from_Marija.G27];&quot;.pt&quot;;[varialbes_from_Marija.F27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7]));&quot;desk&quot;;IF(ISNUMBER(SEARCH(&quot;room&quot;;[varialbes_from_Marija.G27]));&quot;room&quot;;IF(ISNUMBER(SEARCH(&quot;area&quot;;[varialbes_from_Marija.G27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7]" office:value-type="string" office:string-value="pt3.26.desk3">
            <text:p>pt3.26.desk3</text:p>
          </table:table-cell>
          <table:table-cell table:style-name="ce3" table:formula="of:=[varialbes_from_Marija.E28]" office:value-type="float" office:value="3">
            <text:p>3</text:p>
          </table:table-cell>
          <table:table-cell table:style-name="ce4" table:formula="of:=IF([varialbes_from_Marija.G28]=&quot;room&quot;;CONCATENATE(&quot;pt&quot;;[varialbes_from_Marija.E28];&quot;.floor&quot;);CONCATENATE(&quot;pt&quot;;[varialbes_from_Marija.F28];&quot;.room&quot;))" office:value-type="string" office:string-value="pt3.26.room">
            <text:p>pt3.26.room</text:p>
          </table:table-cell>
          <table:table-cell table:style-name="ce3" table:formula="of:=CONCATENATE([varialbes_from_Marija.G28];&quot;.pt&quot;;[varialbes_from_Marija.F28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8]));&quot;desk&quot;;IF(ISNUMBER(SEARCH(&quot;room&quot;;[varialbes_from_Marija.G28]));&quot;room&quot;;IF(ISNUMBER(SEARCH(&quot;area&quot;;[varialbes_from_Marija.G28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8]" office:value-type="string" office:string-value="pt3.26.desk3">
            <text:p>pt3.26.desk3</text:p>
          </table:table-cell>
          <table:table-cell table:style-name="ce3" table:formula="of:=[varialbes_from_Marija.E29]" office:value-type="float" office:value="3">
            <text:p>3</text:p>
          </table:table-cell>
          <table:table-cell table:style-name="ce4" table:formula="of:=IF([varialbes_from_Marija.G29]=&quot;room&quot;;CONCATENATE(&quot;pt&quot;;[varialbes_from_Marija.E29];&quot;.floor&quot;);CONCATENATE(&quot;pt&quot;;[varialbes_from_Marija.F29];&quot;.room&quot;))" office:value-type="string" office:string-value="pt3.26.room">
            <text:p>pt3.26.room</text:p>
          </table:table-cell>
          <table:table-cell table:style-name="ce3" table:formula="of:=CONCATENATE([varialbes_from_Marija.G29];&quot;.pt&quot;;[varialbes_from_Marija.F29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29]));&quot;desk&quot;;IF(ISNUMBER(SEARCH(&quot;room&quot;;[varialbes_from_Marija.G29]));&quot;room&quot;;IF(ISNUMBER(SEARCH(&quot;area&quot;;[varialbes_from_Marija.G29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29]" office:value-type="string" office:string-value="pt3.26.desk3">
            <text:p>pt3.26.desk3</text:p>
          </table:table-cell>
          <table:table-cell table:style-name="ce3" table:formula="of:=[varialbes_from_Marija.E30]" office:value-type="float" office:value="3">
            <text:p>3</text:p>
          </table:table-cell>
          <table:table-cell table:style-name="ce4" table:formula="of:=IF([varialbes_from_Marija.G30]=&quot;room&quot;;CONCATENATE(&quot;pt&quot;;[varialbes_from_Marija.E30];&quot;.floor&quot;);CONCATENATE(&quot;pt&quot;;[varialbes_from_Marija.F30];&quot;.room&quot;))" office:value-type="string" office:string-value="pt3.26.room">
            <text:p>pt3.26.room</text:p>
          </table:table-cell>
          <table:table-cell table:style-name="ce3" table:formula="of:=CONCATENATE([varialbes_from_Marija.G30];&quot;.pt&quot;;[varialbes_from_Marija.F30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0]));&quot;desk&quot;;IF(ISNUMBER(SEARCH(&quot;room&quot;;[varialbes_from_Marija.G30]));&quot;room&quot;;IF(ISNUMBER(SEARCH(&quot;area&quot;;[varialbes_from_Marija.G30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0]" office:value-type="string" office:string-value="pt3.26.desk3">
            <text:p>pt3.26.desk3</text:p>
          </table:table-cell>
          <table:table-cell table:style-name="ce3" table:formula="of:=[varialbes_from_Marija.E31]" office:value-type="float" office:value="3">
            <text:p>3</text:p>
          </table:table-cell>
          <table:table-cell table:style-name="ce4" table:formula="of:=IF([varialbes_from_Marija.G31]=&quot;room&quot;;CONCATENATE(&quot;pt&quot;;[varialbes_from_Marija.E31];&quot;.floor&quot;);CONCATENATE(&quot;pt&quot;;[varialbes_from_Marija.F31];&quot;.room&quot;))" office:value-type="string" office:string-value="pt3.26.room">
            <text:p>pt3.26.room</text:p>
          </table:table-cell>
          <table:table-cell table:style-name="ce3" table:formula="of:=CONCATENATE([varialbes_from_Marija.G31];&quot;.pt&quot;;[varialbes_from_Marija.F31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1]));&quot;desk&quot;;IF(ISNUMBER(SEARCH(&quot;room&quot;;[varialbes_from_Marija.G31]));&quot;room&quot;;IF(ISNUMBER(SEARCH(&quot;area&quot;;[varialbes_from_Marija.G31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1]" office:value-type="string" office:string-value="pt3.26.desk3">
            <text:p>pt3.26.desk3</text:p>
          </table:table-cell>
          <table:table-cell table:style-name="ce3" table:formula="of:=[varialbes_from_Marija.E32]" office:value-type="float" office:value="3">
            <text:p>3</text:p>
          </table:table-cell>
          <table:table-cell table:style-name="ce4" table:formula="of:=IF([varialbes_from_Marija.G32]=&quot;room&quot;;CONCATENATE(&quot;pt&quot;;[varialbes_from_Marija.E32];&quot;.floor&quot;);CONCATENATE(&quot;pt&quot;;[varialbes_from_Marija.F32];&quot;.room&quot;))" office:value-type="string" office:string-value="pt3.26.room">
            <text:p>pt3.26.room</text:p>
          </table:table-cell>
          <table:table-cell table:style-name="ce3" table:formula="of:=CONCATENATE([varialbes_from_Marija.G32];&quot;.pt&quot;;[varialbes_from_Marija.F32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2]));&quot;desk&quot;;IF(ISNUMBER(SEARCH(&quot;room&quot;;[varialbes_from_Marija.G32]));&quot;room&quot;;IF(ISNUMBER(SEARCH(&quot;area&quot;;[varialbes_from_Marija.G32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2]" office:value-type="string" office:string-value="pt3.26.desk3">
            <text:p>pt3.26.desk3</text:p>
          </table:table-cell>
          <table:table-cell table:style-name="ce3" table:formula="of:=[varialbes_from_Marija.E33]" office:value-type="float" office:value="3">
            <text:p>3</text:p>
          </table:table-cell>
          <table:table-cell table:style-name="ce4" table:formula="of:=IF([varialbes_from_Marija.G33]=&quot;room&quot;;CONCATENATE(&quot;pt&quot;;[varialbes_from_Marija.E33];&quot;.floor&quot;);CONCATENATE(&quot;pt&quot;;[varialbes_from_Marija.F33];&quot;.room&quot;))" office:value-type="string" office:string-value="pt3.26.room">
            <text:p>pt3.26.room</text:p>
          </table:table-cell>
          <table:table-cell table:style-name="ce3" table:formula="of:=CONCATENATE([varialbes_from_Marija.G33];&quot;.pt&quot;;[varialbes_from_Marija.F33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3]));&quot;desk&quot;;IF(ISNUMBER(SEARCH(&quot;room&quot;;[varialbes_from_Marija.G33]));&quot;room&quot;;IF(ISNUMBER(SEARCH(&quot;area&quot;;[varialbes_from_Marija.G33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3]" office:value-type="string" office:string-value="pt3.26.desk3">
            <text:p>pt3.26.desk3</text:p>
          </table:table-cell>
          <table:table-cell table:style-name="ce3" table:formula="of:=[varialbes_from_Marija.E34]" office:value-type="float" office:value="3">
            <text:p>3</text:p>
          </table:table-cell>
          <table:table-cell table:style-name="ce4" table:formula="of:=IF([varialbes_from_Marija.G34]=&quot;room&quot;;CONCATENATE(&quot;pt&quot;;[varialbes_from_Marija.E34];&quot;.floor&quot;);CONCATENATE(&quot;pt&quot;;[varialbes_from_Marija.F34];&quot;.room&quot;))" office:value-type="string" office:string-value="pt3.26.room">
            <text:p>pt3.26.room</text:p>
          </table:table-cell>
          <table:table-cell table:style-name="ce3" table:formula="of:=CONCATENATE([varialbes_from_Marija.G34];&quot;.pt&quot;;[varialbes_from_Marija.F34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4]));&quot;desk&quot;;IF(ISNUMBER(SEARCH(&quot;room&quot;;[varialbes_from_Marija.G34]));&quot;room&quot;;IF(ISNUMBER(SEARCH(&quot;area&quot;;[varialbes_from_Marija.G34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4]" office:value-type="string" office:string-value="pt3.26.desk3">
            <text:p>pt3.26.desk3</text:p>
          </table:table-cell>
          <table:table-cell table:style-name="ce3" table:formula="of:=[varialbes_from_Marija.E35]" office:value-type="float" office:value="3">
            <text:p>3</text:p>
          </table:table-cell>
          <table:table-cell table:style-name="ce4" table:formula="of:=IF([varialbes_from_Marija.G35]=&quot;room&quot;;CONCATENATE(&quot;pt&quot;;[varialbes_from_Marija.E35];&quot;.floor&quot;);CONCATENATE(&quot;pt&quot;;[varialbes_from_Marija.F35];&quot;.room&quot;))" office:value-type="string" office:string-value="pt3.26.room">
            <text:p>pt3.26.room</text:p>
          </table:table-cell>
          <table:table-cell table:style-name="ce3" table:formula="of:=CONCATENATE([varialbes_from_Marija.G35];&quot;.pt&quot;;[varialbes_from_Marija.F35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5]));&quot;desk&quot;;IF(ISNUMBER(SEARCH(&quot;room&quot;;[varialbes_from_Marija.G35]));&quot;room&quot;;IF(ISNUMBER(SEARCH(&quot;area&quot;;[varialbes_from_Marija.G35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5]" office:value-type="string" office:string-value="pt3.26.desk3">
            <text:p>pt3.26.desk3</text:p>
          </table:table-cell>
          <table:table-cell table:style-name="ce3" table:formula="of:=[varialbes_from_Marija.E36]" office:value-type="float" office:value="3">
            <text:p>3</text:p>
          </table:table-cell>
          <table:table-cell table:style-name="ce4" table:formula="of:=IF([varialbes_from_Marija.G36]=&quot;room&quot;;CONCATENATE(&quot;pt&quot;;[varialbes_from_Marija.E36];&quot;.floor&quot;);CONCATENATE(&quot;pt&quot;;[varialbes_from_Marija.F36];&quot;.room&quot;))" office:value-type="string" office:string-value="pt3.26.room">
            <text:p>pt3.26.room</text:p>
          </table:table-cell>
          <table:table-cell table:style-name="ce3" table:formula="of:=CONCATENATE([varialbes_from_Marija.G36];&quot;.pt&quot;;[varialbes_from_Marija.F36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6]));&quot;desk&quot;;IF(ISNUMBER(SEARCH(&quot;room&quot;;[varialbes_from_Marija.G36]));&quot;room&quot;;IF(ISNUMBER(SEARCH(&quot;area&quot;;[varialbes_from_Marija.G36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6]" office:value-type="string" office:string-value="pt3.26.desk3">
            <text:p>pt3.26.desk3</text:p>
          </table:table-cell>
          <table:table-cell table:style-name="ce3" table:formula="of:=[varialbes_from_Marija.E37]" office:value-type="float" office:value="3">
            <text:p>3</text:p>
          </table:table-cell>
          <table:table-cell table:style-name="ce4" table:formula="of:=IF([varialbes_from_Marija.G37]=&quot;room&quot;;CONCATENATE(&quot;pt&quot;;[varialbes_from_Marija.E37];&quot;.floor&quot;);CONCATENATE(&quot;pt&quot;;[varialbes_from_Marija.F37];&quot;.room&quot;))" office:value-type="string" office:string-value="pt3.26.room">
            <text:p>pt3.26.room</text:p>
          </table:table-cell>
          <table:table-cell table:style-name="ce3" table:formula="of:=CONCATENATE([varialbes_from_Marija.G37];&quot;.pt&quot;;[varialbes_from_Marija.F37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7]));&quot;desk&quot;;IF(ISNUMBER(SEARCH(&quot;room&quot;;[varialbes_from_Marija.G37]));&quot;room&quot;;IF(ISNUMBER(SEARCH(&quot;area&quot;;[varialbes_from_Marija.G37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7]" office:value-type="string" office:string-value="pt3.26.desk3">
            <text:p>pt3.26.desk3</text:p>
          </table:table-cell>
          <table:table-cell table:style-name="ce3" table:formula="of:=[varialbes_from_Marija.E38]" office:value-type="float" office:value="3">
            <text:p>3</text:p>
          </table:table-cell>
          <table:table-cell table:style-name="ce4" table:formula="of:=IF([varialbes_from_Marija.G38]=&quot;room&quot;;CONCATENATE(&quot;pt&quot;;[varialbes_from_Marija.E38];&quot;.floor&quot;);CONCATENATE(&quot;pt&quot;;[varialbes_from_Marija.F38];&quot;.room&quot;))" office:value-type="string" office:string-value="pt3.26.room">
            <text:p>pt3.26.room</text:p>
          </table:table-cell>
          <table:table-cell table:style-name="ce3" table:formula="of:=CONCATENATE([varialbes_from_Marija.G38];&quot;.pt&quot;;[varialbes_from_Marija.F38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8]));&quot;desk&quot;;IF(ISNUMBER(SEARCH(&quot;room&quot;;[varialbes_from_Marija.G38]));&quot;room&quot;;IF(ISNUMBER(SEARCH(&quot;area&quot;;[varialbes_from_Marija.G38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8]" office:value-type="string" office:string-value="pt3.26.desk4">
            <text:p>pt3.26.desk4</text:p>
          </table:table-cell>
          <table:table-cell table:style-name="ce3" table:formula="of:=[varialbes_from_Marija.E39]" office:value-type="float" office:value="3">
            <text:p>3</text:p>
          </table:table-cell>
          <table:table-cell table:style-name="ce4" table:formula="of:=IF([varialbes_from_Marija.G39]=&quot;room&quot;;CONCATENATE(&quot;pt&quot;;[varialbes_from_Marija.E39];&quot;.floor&quot;);CONCATENATE(&quot;pt&quot;;[varialbes_from_Marija.F39];&quot;.room&quot;))" office:value-type="string" office:string-value="pt3.26.room">
            <text:p>pt3.26.room</text:p>
          </table:table-cell>
          <table:table-cell table:style-name="ce3" table:formula="of:=CONCATENATE([varialbes_from_Marija.G39];&quot;.pt&quot;;[varialbes_from_Marija.F39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39]));&quot;desk&quot;;IF(ISNUMBER(SEARCH(&quot;room&quot;;[varialbes_from_Marija.G39]));&quot;room&quot;;IF(ISNUMBER(SEARCH(&quot;area&quot;;[varialbes_from_Marija.G39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39]" office:value-type="string" office:string-value="pt3.26.desk4">
            <text:p>pt3.26.desk4</text:p>
          </table:table-cell>
          <table:table-cell table:style-name="ce3" table:formula="of:=[varialbes_from_Marija.E40]" office:value-type="float" office:value="3">
            <text:p>3</text:p>
          </table:table-cell>
          <table:table-cell table:style-name="ce4" table:formula="of:=IF([varialbes_from_Marija.G40]=&quot;room&quot;;CONCATENATE(&quot;pt&quot;;[varialbes_from_Marija.E40];&quot;.floor&quot;);CONCATENATE(&quot;pt&quot;;[varialbes_from_Marija.F40];&quot;.room&quot;))" office:value-type="string" office:string-value="pt3.26.room">
            <text:p>pt3.26.room</text:p>
          </table:table-cell>
          <table:table-cell table:style-name="ce3" table:formula="of:=CONCATENATE([varialbes_from_Marija.G40];&quot;.pt&quot;;[varialbes_from_Marija.F40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0]));&quot;desk&quot;;IF(ISNUMBER(SEARCH(&quot;room&quot;;[varialbes_from_Marija.G40]));&quot;room&quot;;IF(ISNUMBER(SEARCH(&quot;area&quot;;[varialbes_from_Marija.G40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0]" office:value-type="string" office:string-value="pt3.26.desk4">
            <text:p>pt3.26.desk4</text:p>
          </table:table-cell>
          <table:table-cell table:style-name="ce3" table:formula="of:=[varialbes_from_Marija.E41]" office:value-type="float" office:value="3">
            <text:p>3</text:p>
          </table:table-cell>
          <table:table-cell table:style-name="ce4" table:formula="of:=IF([varialbes_from_Marija.G41]=&quot;room&quot;;CONCATENATE(&quot;pt&quot;;[varialbes_from_Marija.E41];&quot;.floor&quot;);CONCATENATE(&quot;pt&quot;;[varialbes_from_Marija.F41];&quot;.room&quot;))" office:value-type="string" office:string-value="pt3.26.room">
            <text:p>pt3.26.room</text:p>
          </table:table-cell>
          <table:table-cell table:style-name="ce3" table:formula="of:=CONCATENATE([varialbes_from_Marija.G41];&quot;.pt&quot;;[varialbes_from_Marija.F41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1]));&quot;desk&quot;;IF(ISNUMBER(SEARCH(&quot;room&quot;;[varialbes_from_Marija.G41]));&quot;room&quot;;IF(ISNUMBER(SEARCH(&quot;area&quot;;[varialbes_from_Marija.G41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1]" office:value-type="string" office:string-value="pt3.26.desk4">
            <text:p>pt3.26.desk4</text:p>
          </table:table-cell>
          <table:table-cell table:style-name="ce3" table:formula="of:=[varialbes_from_Marija.E42]" office:value-type="float" office:value="3">
            <text:p>3</text:p>
          </table:table-cell>
          <table:table-cell table:style-name="ce4" table:formula="of:=IF([varialbes_from_Marija.G42]=&quot;room&quot;;CONCATENATE(&quot;pt&quot;;[varialbes_from_Marija.E42];&quot;.floor&quot;);CONCATENATE(&quot;pt&quot;;[varialbes_from_Marija.F42];&quot;.room&quot;))" office:value-type="string" office:string-value="pt3.26.room">
            <text:p>pt3.26.room</text:p>
          </table:table-cell>
          <table:table-cell table:style-name="ce3" table:formula="of:=CONCATENATE([varialbes_from_Marija.G42];&quot;.pt&quot;;[varialbes_from_Marija.F42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2]));&quot;desk&quot;;IF(ISNUMBER(SEARCH(&quot;room&quot;;[varialbes_from_Marija.G42]));&quot;room&quot;;IF(ISNUMBER(SEARCH(&quot;area&quot;;[varialbes_from_Marija.G42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2]" office:value-type="string" office:string-value="pt3.26.desk4">
            <text:p>pt3.26.desk4</text:p>
          </table:table-cell>
          <table:table-cell table:style-name="ce3" table:formula="of:=[varialbes_from_Marija.E43]" office:value-type="float" office:value="3">
            <text:p>3</text:p>
          </table:table-cell>
          <table:table-cell table:style-name="ce4" table:formula="of:=IF([varialbes_from_Marija.G43]=&quot;room&quot;;CONCATENATE(&quot;pt&quot;;[varialbes_from_Marija.E43];&quot;.floor&quot;);CONCATENATE(&quot;pt&quot;;[varialbes_from_Marija.F43];&quot;.room&quot;))" office:value-type="string" office:string-value="pt3.26.room">
            <text:p>pt3.26.room</text:p>
          </table:table-cell>
          <table:table-cell table:style-name="ce3" table:formula="of:=CONCATENATE([varialbes_from_Marija.G43];&quot;.pt&quot;;[varialbes_from_Marija.F43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3]));&quot;desk&quot;;IF(ISNUMBER(SEARCH(&quot;room&quot;;[varialbes_from_Marija.G43]));&quot;room&quot;;IF(ISNUMBER(SEARCH(&quot;area&quot;;[varialbes_from_Marija.G43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3]" office:value-type="string" office:string-value="pt3.26.desk4">
            <text:p>pt3.26.desk4</text:p>
          </table:table-cell>
          <table:table-cell table:style-name="ce3" table:formula="of:=[varialbes_from_Marija.E44]" office:value-type="float" office:value="3">
            <text:p>3</text:p>
          </table:table-cell>
          <table:table-cell table:style-name="ce4" table:formula="of:=IF([varialbes_from_Marija.G44]=&quot;room&quot;;CONCATENATE(&quot;pt&quot;;[varialbes_from_Marija.E44];&quot;.floor&quot;);CONCATENATE(&quot;pt&quot;;[varialbes_from_Marija.F44];&quot;.room&quot;))" office:value-type="string" office:string-value="pt3.26.room">
            <text:p>pt3.26.room</text:p>
          </table:table-cell>
          <table:table-cell table:style-name="ce3" table:formula="of:=CONCATENATE([varialbes_from_Marija.G44];&quot;.pt&quot;;[varialbes_from_Marija.F44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4]));&quot;desk&quot;;IF(ISNUMBER(SEARCH(&quot;room&quot;;[varialbes_from_Marija.G44]));&quot;room&quot;;IF(ISNUMBER(SEARCH(&quot;area&quot;;[varialbes_from_Marija.G44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4]" office:value-type="string" office:string-value="pt3.26.desk4">
            <text:p>pt3.26.desk4</text:p>
          </table:table-cell>
          <table:table-cell table:style-name="ce3" table:formula="of:=[varialbes_from_Marija.E45]" office:value-type="float" office:value="3">
            <text:p>3</text:p>
          </table:table-cell>
          <table:table-cell table:style-name="ce4" table:formula="of:=IF([varialbes_from_Marija.G45]=&quot;room&quot;;CONCATENATE(&quot;pt&quot;;[varialbes_from_Marija.E45];&quot;.floor&quot;);CONCATENATE(&quot;pt&quot;;[varialbes_from_Marija.F45];&quot;.room&quot;))" office:value-type="string" office:string-value="pt3.26.room">
            <text:p>pt3.26.room</text:p>
          </table:table-cell>
          <table:table-cell table:style-name="ce3" table:formula="of:=CONCATENATE([varialbes_from_Marija.G45];&quot;.pt&quot;;[varialbes_from_Marija.F45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5]));&quot;desk&quot;;IF(ISNUMBER(SEARCH(&quot;room&quot;;[varialbes_from_Marija.G45]));&quot;room&quot;;IF(ISNUMBER(SEARCH(&quot;area&quot;;[varialbes_from_Marija.G45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5]" office:value-type="string" office:string-value="pt3.26.desk4">
            <text:p>pt3.26.desk4</text:p>
          </table:table-cell>
          <table:table-cell table:style-name="ce3" table:formula="of:=[varialbes_from_Marija.E46]" office:value-type="float" office:value="3">
            <text:p>3</text:p>
          </table:table-cell>
          <table:table-cell table:style-name="ce4" table:formula="of:=IF([varialbes_from_Marija.G46]=&quot;room&quot;;CONCATENATE(&quot;pt&quot;;[varialbes_from_Marija.E46];&quot;.floor&quot;);CONCATENATE(&quot;pt&quot;;[varialbes_from_Marija.F46];&quot;.room&quot;))" office:value-type="string" office:string-value="pt3.26.room">
            <text:p>pt3.26.room</text:p>
          </table:table-cell>
          <table:table-cell table:style-name="ce3" table:formula="of:=CONCATENATE([varialbes_from_Marija.G46];&quot;.pt&quot;;[varialbes_from_Marija.F46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6]));&quot;desk&quot;;IF(ISNUMBER(SEARCH(&quot;room&quot;;[varialbes_from_Marija.G46]));&quot;room&quot;;IF(ISNUMBER(SEARCH(&quot;area&quot;;[varialbes_from_Marija.G46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6]" office:value-type="string" office:string-value="pt3.26.desk4">
            <text:p>pt3.26.desk4</text:p>
          </table:table-cell>
          <table:table-cell table:style-name="ce3" table:formula="of:=[varialbes_from_Marija.E47]" office:value-type="float" office:value="3">
            <text:p>3</text:p>
          </table:table-cell>
          <table:table-cell table:style-name="ce4" table:formula="of:=IF([varialbes_from_Marija.G47]=&quot;room&quot;;CONCATENATE(&quot;pt&quot;;[varialbes_from_Marija.E47];&quot;.floor&quot;);CONCATENATE(&quot;pt&quot;;[varialbes_from_Marija.F47];&quot;.room&quot;))" office:value-type="string" office:string-value="pt3.26.room">
            <text:p>pt3.26.room</text:p>
          </table:table-cell>
          <table:table-cell table:style-name="ce3" table:formula="of:=CONCATENATE([varialbes_from_Marija.G47];&quot;.pt&quot;;[varialbes_from_Marija.F47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7]));&quot;desk&quot;;IF(ISNUMBER(SEARCH(&quot;room&quot;;[varialbes_from_Marija.G47]));&quot;room&quot;;IF(ISNUMBER(SEARCH(&quot;area&quot;;[varialbes_from_Marija.G47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2">
          <table:table-cell table:style-name="ce2" table:formula="of:=[Variables_list_new.C47]" office:value-type="string" office:string-value="pt3.26.desk4">
            <text:p>pt3.26.desk4</text:p>
          </table:table-cell>
          <table:table-cell table:style-name="ce3" table:formula="of:=[varialbes_from_Marija.E48]" office:value-type="float" office:value="3">
            <text:p>3</text:p>
          </table:table-cell>
          <table:table-cell table:style-name="ce4" table:formula="of:=IF([varialbes_from_Marija.G48]=&quot;room&quot;;CONCATENATE(&quot;pt&quot;;[varialbes_from_Marija.E48];&quot;.floor&quot;);CONCATENATE(&quot;pt&quot;;[varialbes_from_Marija.F48];&quot;.room&quot;))" office:value-type="string" office:string-value="pt3.26.room">
            <text:p>pt3.26.room</text:p>
          </table:table-cell>
          <table:table-cell table:style-name="ce3" table:formula="of:=CONCATENATE([varialbes_from_Marija.G48];&quot;.pt&quot;;[varialbes_from_Marija.F48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8]));&quot;desk&quot;;IF(ISNUMBER(SEARCH(&quot;room&quot;;[varialbes_from_Marija.G48]));&quot;room&quot;;IF(ISNUMBER(SEARCH(&quot;area&quot;;[varialbes_from_Marija.G48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3">
          <table:table-cell table:style-name="ce2" table:formula="of:=[Variables_list_new.C48]" office:value-type="string" office:string-value="pt3.26.desk4">
            <text:p>pt3.26.desk4</text:p>
          </table:table-cell>
          <table:table-cell table:style-name="ce3" table:formula="of:=[varialbes_from_Marija.E49]" office:value-type="float" office:value="3">
            <text:p>3</text:p>
          </table:table-cell>
          <table:table-cell table:style-name="ce4" table:formula="of:=IF([varialbes_from_Marija.G49]=&quot;room&quot;;CONCATENATE(&quot;pt&quot;;[varialbes_from_Marija.E49];&quot;.floor&quot;);CONCATENATE(&quot;pt&quot;;[varialbes_from_Marija.F49];&quot;.room&quot;))" office:value-type="string" office:string-value="pt3.26.room">
            <text:p>pt3.26.room</text:p>
          </table:table-cell>
          <table:table-cell table:style-name="ce3" table:formula="of:=CONCATENATE([varialbes_from_Marija.G49];&quot;.pt&quot;;[varialbes_from_Marija.F49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49]));&quot;desk&quot;;IF(ISNUMBER(SEARCH(&quot;room&quot;;[varialbes_from_Marija.G49]));&quot;room&quot;;IF(ISNUMBER(SEARCH(&quot;area&quot;;[varialbes_from_Marija.G49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4">
          <table:table-cell table:style-name="ce2" table:formula="of:=[Variables_list_new.C49]" office:value-type="string" office:string-value="pt3.26.desk4">
            <text:p>pt3.26.desk4</text:p>
          </table:table-cell>
          <table:table-cell table:style-name="ce3" table:formula="of:=[varialbes_from_Marija.E50]" office:value-type="float" office:value="3">
            <text:p>3</text:p>
          </table:table-cell>
          <table:table-cell table:style-name="ce4" table:formula="of:=IF([varialbes_from_Marija.G50]=&quot;room&quot;;CONCATENATE(&quot;pt&quot;;[varialbes_from_Marija.E50];&quot;.floor&quot;);CONCATENATE(&quot;pt&quot;;[varialbes_from_Marija.F50];&quot;.room&quot;))" office:value-type="string" office:string-value="pt3.26.room">
            <text:p>pt3.26.room</text:p>
          </table:table-cell>
          <table:table-cell table:style-name="ce3" table:formula="of:=CONCATENATE([varialbes_from_Marija.G50];&quot;.pt&quot;;[varialbes_from_Marija.F50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0]));&quot;desk&quot;;IF(ISNUMBER(SEARCH(&quot;room&quot;;[varialbes_from_Marija.G50]));&quot;room&quot;;IF(ISNUMBER(SEARCH(&quot;area&quot;;[varialbes_from_Marija.G50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4">
          <table:table-cell table:style-name="ce2" table:formula="of:=[Variables_list_new.C50]" office:value-type="string" office:string-value="pt3.26.room">
            <text:p>pt3.26.room</text:p>
          </table:table-cell>
          <table:table-cell table:style-name="ce3" table:formula="of:=[varialbes_from_Marija.E51]" office:value-type="float" office:value="3">
            <text:p>3</text:p>
          </table:table-cell>
          <table:table-cell table:style-name="ce4" table:formula="of:=IF([varialbes_from_Marija.G51]=&quot;room&quot;;CONCATENATE(&quot;pt&quot;;[varialbes_from_Marija.E51];&quot;.floor&quot;);CONCATENATE(&quot;pt&quot;;[varialbes_from_Marija.F51];&quot;.room&quot;))" office:value-type="string" office:string-value="pt3.floor">
            <text:p>pt3.floor</text:p>
          </table:table-cell>
          <table:table-cell table:style-name="ce3" table:formula="of:=CONCATENATE([varialbes_from_Marija.G51];&quot;.pt&quot;;[varialbes_from_Marija.F51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1]));&quot;desk&quot;;IF(ISNUMBER(SEARCH(&quot;room&quot;;[varialbes_from_Marija.G51]));&quot;room&quot;;IF(ISNUMBER(SEARCH(&quot;area&quot;;[varialbes_from_Marija.G51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5">
          <table:table-cell table:style-name="ce2" table:formula="of:=[Variables_list_new.C51]" office:value-type="string" office:string-value="pt3.26.room">
            <text:p>pt3.26.room</text:p>
          </table:table-cell>
          <table:table-cell table:style-name="ce3" table:formula="of:=[varialbes_from_Marija.E52]" office:value-type="string" office:string-value="3">
            <text:p>3</text:p>
          </table:table-cell>
          <table:table-cell table:style-name="ce4" table:formula="of:=IF([varialbes_from_Marija.G52]=&quot;room&quot;;CONCATENATE(&quot;pt&quot;;[varialbes_from_Marija.E52];&quot;.floor&quot;);CONCATENATE(&quot;pt&quot;;[varialbes_from_Marija.F52];&quot;.room&quot;))" office:value-type="string" office:string-value="pt3.floor">
            <text:p>pt3.floor</text:p>
          </table:table-cell>
          <table:table-cell table:style-name="ce3" table:formula="of:=CONCATENATE([varialbes_from_Marija.G52];&quot;.pt&quot;;[varialbes_from_Marija.F52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2]));&quot;desk&quot;;IF(ISNUMBER(SEARCH(&quot;room&quot;;[varialbes_from_Marija.G52]));&quot;room&quot;;IF(ISNUMBER(SEARCH(&quot;area&quot;;[varialbes_from_Marija.G52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3">
          <table:table-cell table:style-name="ce2" table:formula="of:=[Variables_list_new.C52]" office:value-type="string" office:string-value="pt3.26.room">
            <text:p>pt3.26.room</text:p>
          </table:table-cell>
          <table:table-cell table:style-name="ce3" table:formula="of:=[varialbes_from_Marija.E53]" office:value-type="string" office:string-value="3">
            <text:p>3</text:p>
          </table:table-cell>
          <table:table-cell table:style-name="ce4" table:formula="of:=IF([varialbes_from_Marija.G53]=&quot;room&quot;;CONCATENATE(&quot;pt&quot;;[varialbes_from_Marija.E53];&quot;.floor&quot;);CONCATENATE(&quot;pt&quot;;[varialbes_from_Marija.F53];&quot;.room&quot;))" office:value-type="string" office:string-value="pt3.floor">
            <text:p>pt3.floor</text:p>
          </table:table-cell>
          <table:table-cell table:style-name="ce3" table:formula="of:=CONCATENATE([varialbes_from_Marija.G53];&quot;.pt&quot;;[varialbes_from_Marija.F53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3]));&quot;desk&quot;;IF(ISNUMBER(SEARCH(&quot;room&quot;;[varialbes_from_Marija.G53]));&quot;room&quot;;IF(ISNUMBER(SEARCH(&quot;area&quot;;[varialbes_from_Marija.G53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5">
          <table:table-cell table:style-name="ce2" table:formula="of:=[Variables_list_new.C53]" office:value-type="string" office:string-value="pt3.26.room">
            <text:p>pt3.26.room</text:p>
          </table:table-cell>
          <table:table-cell table:style-name="ce3" table:formula="of:=[varialbes_from_Marija.E54]" office:value-type="string" office:string-value="3">
            <text:p>3</text:p>
          </table:table-cell>
          <table:table-cell table:style-name="ce4" table:formula="of:=IF([varialbes_from_Marija.G54]=&quot;room&quot;;CONCATENATE(&quot;pt&quot;;[varialbes_from_Marija.E54];&quot;.floor&quot;);CONCATENATE(&quot;pt&quot;;[varialbes_from_Marija.F54];&quot;.room&quot;))" office:value-type="string" office:string-value="pt3.floor">
            <text:p>pt3.floor</text:p>
          </table:table-cell>
          <table:table-cell table:style-name="ce3" table:formula="of:=CONCATENATE([varialbes_from_Marija.G54];&quot;.pt&quot;;[varialbes_from_Marija.F54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4]));&quot;desk&quot;;IF(ISNUMBER(SEARCH(&quot;room&quot;;[varialbes_from_Marija.G54]));&quot;room&quot;;IF(ISNUMBER(SEARCH(&quot;area&quot;;[varialbes_from_Marija.G54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4">
          <table:table-cell table:style-name="ce2" table:formula="of:=[Variables_list_new.C54]" office:value-type="string" office:string-value="pt3.26.room">
            <text:p>pt3.26.room</text:p>
          </table:table-cell>
          <table:table-cell table:style-name="ce3" table:formula="of:=[varialbes_from_Marija.E55]" office:value-type="string" office:string-value="3">
            <text:p>3</text:p>
          </table:table-cell>
          <table:table-cell table:style-name="ce4" table:formula="of:=IF([varialbes_from_Marija.G55]=&quot;room&quot;;CONCATENATE(&quot;pt&quot;;[varialbes_from_Marija.E55];&quot;.floor&quot;);CONCATENATE(&quot;pt&quot;;[varialbes_from_Marija.F55];&quot;.room&quot;))" office:value-type="string" office:string-value="pt3.floor">
            <text:p>pt3.floor</text:p>
          </table:table-cell>
          <table:table-cell table:style-name="ce3" table:formula="of:=CONCATENATE([varialbes_from_Marija.G55];&quot;.pt&quot;;[varialbes_from_Marija.F55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5]));&quot;desk&quot;;IF(ISNUMBER(SEARCH(&quot;room&quot;;[varialbes_from_Marija.G55]));&quot;room&quot;;IF(ISNUMBER(SEARCH(&quot;area&quot;;[varialbes_from_Marija.G5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5">
          <table:table-cell table:style-name="ce2" table:formula="of:=[Variables_list_new.C55]" office:value-type="string" office:string-value="pt3.26.room">
            <text:p>pt3.26.room</text:p>
          </table:table-cell>
          <table:table-cell table:style-name="ce3" table:formula="of:=[varialbes_from_Marija.E56]" office:value-type="string" office:string-value="3">
            <text:p>3</text:p>
          </table:table-cell>
          <table:table-cell table:style-name="ce4" table:formula="of:=IF([varialbes_from_Marija.G56]=&quot;room&quot;;CONCATENATE(&quot;pt&quot;;[varialbes_from_Marija.E56];&quot;.floor&quot;);CONCATENATE(&quot;pt&quot;;[varialbes_from_Marija.F56];&quot;.room&quot;))" office:value-type="string" office:string-value="pt3.floor">
            <text:p>pt3.floor</text:p>
          </table:table-cell>
          <table:table-cell table:style-name="ce3" table:formula="of:=CONCATENATE([varialbes_from_Marija.G56];&quot;.pt&quot;;[varialbes_from_Marija.F56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6]));&quot;desk&quot;;IF(ISNUMBER(SEARCH(&quot;room&quot;;[varialbes_from_Marija.G56]));&quot;room&quot;;IF(ISNUMBER(SEARCH(&quot;area&quot;;[varialbes_from_Marija.G5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6">
          <table:table-cell table:style-name="ce2" table:formula="of:=[Variables_list_new.C56]" office:value-type="string" office:string-value="pt3.26.room">
            <text:p>pt3.26.room</text:p>
          </table:table-cell>
          <table:table-cell table:style-name="ce3" table:formula="of:=[varialbes_from_Marija.E57]" office:value-type="string" office:string-value="3">
            <text:p>3</text:p>
          </table:table-cell>
          <table:table-cell table:style-name="ce4" table:formula="of:=IF([varialbes_from_Marija.G57]=&quot;room&quot;;CONCATENATE(&quot;pt&quot;;[varialbes_from_Marija.E57];&quot;.floor&quot;);CONCATENATE(&quot;pt&quot;;[varialbes_from_Marija.F57];&quot;.room&quot;))" office:value-type="string" office:string-value="pt3.floor">
            <text:p>pt3.floor</text:p>
          </table:table-cell>
          <table:table-cell table:style-name="ce3" table:formula="of:=CONCATENATE([varialbes_from_Marija.G57];&quot;.pt&quot;;[varialbes_from_Marija.F57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7]));&quot;desk&quot;;IF(ISNUMBER(SEARCH(&quot;room&quot;;[varialbes_from_Marija.G57]));&quot;room&quot;;IF(ISNUMBER(SEARCH(&quot;area&quot;;[varialbes_from_Marija.G5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7">
          <table:table-cell table:style-name="ce2" table:formula="of:=[Variables_list_new.C57]" office:value-type="string" office:string-value="pt3.26.room">
            <text:p>pt3.26.room</text:p>
          </table:table-cell>
          <table:table-cell table:style-name="ce3" table:formula="of:=[varialbes_from_Marija.E58]" office:value-type="string" office:string-value="3">
            <text:p>3</text:p>
          </table:table-cell>
          <table:table-cell table:style-name="ce4" table:formula="of:=IF([varialbes_from_Marija.G58]=&quot;room&quot;;CONCATENATE(&quot;pt&quot;;[varialbes_from_Marija.E58];&quot;.floor&quot;);CONCATENATE(&quot;pt&quot;;[varialbes_from_Marija.F58];&quot;.room&quot;))" office:value-type="string" office:string-value="pt3.floor">
            <text:p>pt3.floor</text:p>
          </table:table-cell>
          <table:table-cell table:style-name="ce3" table:formula="of:=CONCATENATE([varialbes_from_Marija.G58];&quot;.pt&quot;;[varialbes_from_Marija.F58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8]));&quot;desk&quot;;IF(ISNUMBER(SEARCH(&quot;room&quot;;[varialbes_from_Marija.G58]));&quot;room&quot;;IF(ISNUMBER(SEARCH(&quot;area&quot;;[varialbes_from_Marija.G5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3">
          <table:table-cell table:style-name="ce2" table:formula="of:=[Variables_list_new.C58]" office:value-type="string" office:string-value="pt3.26.room">
            <text:p>pt3.26.room</text:p>
          </table:table-cell>
          <table:table-cell table:style-name="ce3" table:formula="of:=[varialbes_from_Marija.E59]" office:value-type="string" office:string-value="3">
            <text:p>3</text:p>
          </table:table-cell>
          <table:table-cell table:style-name="ce4" table:formula="of:=IF([varialbes_from_Marija.G59]=&quot;room&quot;;CONCATENATE(&quot;pt&quot;;[varialbes_from_Marija.E59];&quot;.floor&quot;);CONCATENATE(&quot;pt&quot;;[varialbes_from_Marija.F59];&quot;.room&quot;))" office:value-type="string" office:string-value="pt3.floor">
            <text:p>pt3.floor</text:p>
          </table:table-cell>
          <table:table-cell table:style-name="ce3" table:formula="of:=CONCATENATE([varialbes_from_Marija.G59];&quot;.pt&quot;;[varialbes_from_Marija.F59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59]));&quot;desk&quot;;IF(ISNUMBER(SEARCH(&quot;room&quot;;[varialbes_from_Marija.G59]));&quot;room&quot;;IF(ISNUMBER(SEARCH(&quot;area&quot;;[varialbes_from_Marija.G5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8">
          <table:table-cell table:style-name="ce2" table:formula="of:=[Variables_list_new.C59]" office:value-type="string" office:string-value="pt3.26.room">
            <text:p>pt3.26.room</text:p>
          </table:table-cell>
          <table:table-cell table:style-name="ce3" table:formula="of:=[varialbes_from_Marija.E60]" office:value-type="string" office:string-value="3">
            <text:p>3</text:p>
          </table:table-cell>
          <table:table-cell table:style-name="ce4" table:formula="of:=IF([varialbes_from_Marija.G60]=&quot;room&quot;;CONCATENATE(&quot;pt&quot;;[varialbes_from_Marija.E60];&quot;.floor&quot;);CONCATENATE(&quot;pt&quot;;[varialbes_from_Marija.F60];&quot;.room&quot;))" office:value-type="string" office:string-value="pt3.floor">
            <text:p>pt3.floor</text:p>
          </table:table-cell>
          <table:table-cell table:style-name="ce3" table:formula="of:=CONCATENATE([varialbes_from_Marija.G60];&quot;.pt&quot;;[varialbes_from_Marija.F60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0]));&quot;desk&quot;;IF(ISNUMBER(SEARCH(&quot;room&quot;;[varialbes_from_Marija.G60]));&quot;room&quot;;IF(ISNUMBER(SEARCH(&quot;area&quot;;[varialbes_from_Marija.G6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4">
          <table:table-cell table:style-name="ce2" table:formula="of:=[Variables_list_new.C60]" office:value-type="string" office:string-value="pt3.26.room">
            <text:p>pt3.26.room</text:p>
          </table:table-cell>
          <table:table-cell table:style-name="ce3" table:formula="of:=[varialbes_from_Marija.E61]" office:value-type="string" office:string-value="3">
            <text:p>3</text:p>
          </table:table-cell>
          <table:table-cell table:style-name="ce4" table:formula="of:=IF([varialbes_from_Marija.G61]=&quot;room&quot;;CONCATENATE(&quot;pt&quot;;[varialbes_from_Marija.E61];&quot;.floor&quot;);CONCATENATE(&quot;pt&quot;;[varialbes_from_Marija.F61];&quot;.room&quot;))" office:value-type="string" office:string-value="pt3.floor">
            <text:p>pt3.floor</text:p>
          </table:table-cell>
          <table:table-cell table:style-name="ce3" table:formula="of:=CONCATENATE([varialbes_from_Marija.G61];&quot;.pt&quot;;[varialbes_from_Marija.F61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1]));&quot;desk&quot;;IF(ISNUMBER(SEARCH(&quot;room&quot;;[varialbes_from_Marija.G61]));&quot;room&quot;;IF(ISNUMBER(SEARCH(&quot;area&quot;;[varialbes_from_Marija.G61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7">
          <table:table-cell table:style-name="ce2" table:formula="of:=[Variables_list_new.C61]" office:value-type="string" office:string-value="pt3.26.room">
            <text:p>pt3.26.room</text:p>
          </table:table-cell>
          <table:table-cell table:style-name="ce3" table:formula="of:=[varialbes_from_Marija.E62]" office:value-type="string" office:string-value="3">
            <text:p>3</text:p>
          </table:table-cell>
          <table:table-cell table:style-name="ce4" table:formula="of:=IF([varialbes_from_Marija.G62]=&quot;room&quot;;CONCATENATE(&quot;pt&quot;;[varialbes_from_Marija.E62];&quot;.floor&quot;);CONCATENATE(&quot;pt&quot;;[varialbes_from_Marija.F62];&quot;.room&quot;))" office:value-type="string" office:string-value="pt3.floor">
            <text:p>pt3.floor</text:p>
          </table:table-cell>
          <table:table-cell table:style-name="ce3" table:formula="of:=CONCATENATE([varialbes_from_Marija.G62];&quot;.pt&quot;;[varialbes_from_Marija.F62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2]));&quot;desk&quot;;IF(ISNUMBER(SEARCH(&quot;room&quot;;[varialbes_from_Marija.G62]));&quot;room&quot;;IF(ISNUMBER(SEARCH(&quot;area&quot;;[varialbes_from_Marija.G62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3">
          <table:table-cell table:style-name="ce2" table:formula="of:=[Variables_list_new.C62]" office:value-type="string" office:string-value="pt3.26.room">
            <text:p>pt3.26.room</text:p>
          </table:table-cell>
          <table:table-cell table:style-name="ce3" table:formula="of:=[varialbes_from_Marija.E63]" office:value-type="string" office:string-value="3">
            <text:p>3</text:p>
          </table:table-cell>
          <table:table-cell table:style-name="ce4" table:formula="of:=IF([varialbes_from_Marija.G63]=&quot;room&quot;;CONCATENATE(&quot;pt&quot;;[varialbes_from_Marija.E63];&quot;.floor&quot;);CONCATENATE(&quot;pt&quot;;[varialbes_from_Marija.F63];&quot;.room&quot;))" office:value-type="string" office:string-value="pt3.floor">
            <text:p>pt3.floor</text:p>
          </table:table-cell>
          <table:table-cell table:style-name="ce3" table:formula="of:=CONCATENATE([varialbes_from_Marija.G63];&quot;.pt&quot;;[varialbes_from_Marija.F63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3]));&quot;desk&quot;;IF(ISNUMBER(SEARCH(&quot;room&quot;;[varialbes_from_Marija.G63]));&quot;room&quot;;IF(ISNUMBER(SEARCH(&quot;area&quot;;[varialbes_from_Marija.G63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7">
          <table:table-cell table:style-name="ce2" table:formula="of:=[Variables_list_new.C63]" office:value-type="string" office:string-value="pt3.26.room">
            <text:p>pt3.26.room</text:p>
          </table:table-cell>
          <table:table-cell table:style-name="ce3" table:formula="of:=[varialbes_from_Marija.E64]" office:value-type="string" office:string-value="3">
            <text:p>3</text:p>
          </table:table-cell>
          <table:table-cell table:style-name="ce4" table:formula="of:=IF([varialbes_from_Marija.G64]=&quot;room&quot;;CONCATENATE(&quot;pt&quot;;[varialbes_from_Marija.E64];&quot;.floor&quot;);CONCATENATE(&quot;pt&quot;;[varialbes_from_Marija.F64];&quot;.room&quot;))" office:value-type="string" office:string-value="pt3.floor">
            <text:p>pt3.floor</text:p>
          </table:table-cell>
          <table:table-cell table:style-name="ce3" table:formula="of:=CONCATENATE([varialbes_from_Marija.G64];&quot;.pt&quot;;[varialbes_from_Marija.F64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4]));&quot;desk&quot;;IF(ISNUMBER(SEARCH(&quot;room&quot;;[varialbes_from_Marija.G64]));&quot;room&quot;;IF(ISNUMBER(SEARCH(&quot;area&quot;;[varialbes_from_Marija.G64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5">
          <table:table-cell table:style-name="ce2" table:formula="of:=[Variables_list_new.C64]" office:value-type="string" office:string-value="pt3.13.room">
            <text:p>pt3.13.room</text:p>
          </table:table-cell>
          <table:table-cell table:style-name="ce3" table:formula="of:=[varialbes_from_Marija.E65]" office:value-type="string" office:string-value="3">
            <text:p>3</text:p>
          </table:table-cell>
          <table:table-cell table:style-name="ce4" table:formula="of:=IF([varialbes_from_Marija.G65]=&quot;room&quot;;CONCATENATE(&quot;pt&quot;;[varialbes_from_Marija.E65];&quot;.floor&quot;);CONCATENATE(&quot;pt&quot;;[varialbes_from_Marija.F65];&quot;.room&quot;))" office:value-type="string" office:string-value="pt3.floor">
            <text:p>pt3.floor</text:p>
          </table:table-cell>
          <table:table-cell table:style-name="ce3" table:formula="of:=CONCATENATE([varialbes_from_Marija.G65];&quot;.pt&quot;;[varialbes_from_Marija.F65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5]));&quot;desk&quot;;IF(ISNUMBER(SEARCH(&quot;room&quot;;[varialbes_from_Marija.G65]));&quot;room&quot;;IF(ISNUMBER(SEARCH(&quot;area&quot;;[varialbes_from_Marija.G6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5">
          <table:table-cell table:style-name="ce2" table:formula="of:=[Variables_list_new.C65]" office:value-type="string" office:string-value="pt3.13.room">
            <text:p>pt3.13.room</text:p>
          </table:table-cell>
          <table:table-cell table:style-name="ce3" table:formula="of:=[varialbes_from_Marija.E66]" office:value-type="string" office:string-value="3">
            <text:p>3</text:p>
          </table:table-cell>
          <table:table-cell table:style-name="ce4" table:formula="of:=IF([varialbes_from_Marija.G66]=&quot;room&quot;;CONCATENATE(&quot;pt&quot;;[varialbes_from_Marija.E66];&quot;.floor&quot;);CONCATENATE(&quot;pt&quot;;[varialbes_from_Marija.F66];&quot;.room&quot;))" office:value-type="string" office:string-value="pt3.floor">
            <text:p>pt3.floor</text:p>
          </table:table-cell>
          <table:table-cell table:style-name="ce3" table:formula="of:=CONCATENATE([varialbes_from_Marija.G66];&quot;.pt&quot;;[varialbes_from_Marija.F66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6]));&quot;desk&quot;;IF(ISNUMBER(SEARCH(&quot;room&quot;;[varialbes_from_Marija.G66]));&quot;room&quot;;IF(ISNUMBER(SEARCH(&quot;area&quot;;[varialbes_from_Marija.G6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7">
          <table:table-cell table:style-name="ce2" table:formula="of:=[Variables_list_new.C66]" office:value-type="string" office:string-value="pt3.13.room">
            <text:p>pt3.13.room</text:p>
          </table:table-cell>
          <table:table-cell table:style-name="ce3" table:formula="of:=[varialbes_from_Marija.E67]" office:value-type="string" office:string-value="3">
            <text:p>3</text:p>
          </table:table-cell>
          <table:table-cell table:style-name="ce4" table:formula="of:=IF([varialbes_from_Marija.G67]=&quot;room&quot;;CONCATENATE(&quot;pt&quot;;[varialbes_from_Marija.E67];&quot;.floor&quot;);CONCATENATE(&quot;pt&quot;;[varialbes_from_Marija.F67];&quot;.room&quot;))" office:value-type="string" office:string-value="pt3.floor">
            <text:p>pt3.floor</text:p>
          </table:table-cell>
          <table:table-cell table:style-name="ce3" table:formula="of:=CONCATENATE([varialbes_from_Marija.G67];&quot;.pt&quot;;[varialbes_from_Marija.F67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7]));&quot;desk&quot;;IF(ISNUMBER(SEARCH(&quot;room&quot;;[varialbes_from_Marija.G67]));&quot;room&quot;;IF(ISNUMBER(SEARCH(&quot;area&quot;;[varialbes_from_Marija.G6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9">
          <table:table-cell table:style-name="ce2" table:formula="of:=[Variables_list_new.C67]" office:value-type="string" office:string-value="pt3.13.room">
            <text:p>pt3.13.room</text:p>
          </table:table-cell>
          <table:table-cell table:style-name="ce3" table:formula="of:=[varialbes_from_Marija.E68]" office:value-type="float" office:value="3">
            <text:p>3</text:p>
          </table:table-cell>
          <table:table-cell table:style-name="ce4" table:formula="of:=IF([varialbes_from_Marija.G68]=&quot;room&quot;;CONCATENATE(&quot;pt&quot;;[varialbes_from_Marija.E68];&quot;.floor&quot;);CONCATENATE(&quot;pt&quot;;[varialbes_from_Marija.F68];&quot;.room&quot;))" office:value-type="string" office:string-value="pt3.floor">
            <text:p>pt3.floor</text:p>
          </table:table-cell>
          <table:table-cell table:style-name="ce3" table:formula="of:=CONCATENATE([varialbes_from_Marija.G68];&quot;.pt&quot;;[varialbes_from_Marija.F68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8]));&quot;desk&quot;;IF(ISNUMBER(SEARCH(&quot;room&quot;;[varialbes_from_Marija.G68]));&quot;room&quot;;IF(ISNUMBER(SEARCH(&quot;area&quot;;[varialbes_from_Marija.G6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5">
          <table:table-cell table:style-name="ce2" table:formula="of:=[Variables_list_new.C68]" office:value-type="string" office:string-value="pt3.13.room">
            <text:p>pt3.13.room</text:p>
          </table:table-cell>
          <table:table-cell table:style-name="ce3" table:formula="of:=[varialbes_from_Marija.E69]" office:value-type="string" office:string-value="3">
            <text:p>3</text:p>
          </table:table-cell>
          <table:table-cell table:style-name="ce4" table:formula="of:=IF([varialbes_from_Marija.G69]=&quot;room&quot;;CONCATENATE(&quot;pt&quot;;[varialbes_from_Marija.E69];&quot;.floor&quot;);CONCATENATE(&quot;pt&quot;;[varialbes_from_Marija.F69];&quot;.room&quot;))" office:value-type="string" office:string-value="pt3.floor">
            <text:p>pt3.floor</text:p>
          </table:table-cell>
          <table:table-cell table:style-name="ce3" table:formula="of:=CONCATENATE([varialbes_from_Marija.G69];&quot;.pt&quot;;[varialbes_from_Marija.F69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69]));&quot;desk&quot;;IF(ISNUMBER(SEARCH(&quot;room&quot;;[varialbes_from_Marija.G69]));&quot;room&quot;;IF(ISNUMBER(SEARCH(&quot;area&quot;;[varialbes_from_Marija.G6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3">
          <table:table-cell table:style-name="ce2" table:formula="of:=[Variables_list_new.C69]" office:value-type="string" office:string-value="pt3.13.room">
            <text:p>pt3.13.room</text:p>
          </table:table-cell>
          <table:table-cell table:style-name="ce3" table:formula="of:=[varialbes_from_Marija.E70]" office:value-type="string" office:string-value="3">
            <text:p>3</text:p>
          </table:table-cell>
          <table:table-cell table:style-name="ce4" table:formula="of:=IF([varialbes_from_Marija.G70]=&quot;room&quot;;CONCATENATE(&quot;pt&quot;;[varialbes_from_Marija.E70];&quot;.floor&quot;);CONCATENATE(&quot;pt&quot;;[varialbes_from_Marija.F70];&quot;.room&quot;))" office:value-type="string" office:string-value="pt3.floor">
            <text:p>pt3.floor</text:p>
          </table:table-cell>
          <table:table-cell table:style-name="ce3" table:formula="of:=CONCATENATE([varialbes_from_Marija.G70];&quot;.pt&quot;;[varialbes_from_Marija.F70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0]));&quot;desk&quot;;IF(ISNUMBER(SEARCH(&quot;room&quot;;[varialbes_from_Marija.G70]));&quot;room&quot;;IF(ISNUMBER(SEARCH(&quot;area&quot;;[varialbes_from_Marija.G7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6">
          <table:table-cell table:style-name="ce2" table:formula="of:=[Variables_list_new.C70]" office:value-type="string" office:string-value="pt3.13.room">
            <text:p>pt3.13.room</text:p>
          </table:table-cell>
          <table:table-cell table:style-name="ce3" table:formula="of:=[varialbes_from_Marija.E71]" office:value-type="string" office:string-value="3">
            <text:p>3</text:p>
          </table:table-cell>
          <table:table-cell table:style-name="ce4" table:formula="of:=IF([varialbes_from_Marija.G71]=&quot;room&quot;;CONCATENATE(&quot;pt&quot;;[varialbes_from_Marija.E71];&quot;.floor&quot;);CONCATENATE(&quot;pt&quot;;[varialbes_from_Marija.F71];&quot;.room&quot;))" office:value-type="string" office:string-value="pt3.floor">
            <text:p>pt3.floor</text:p>
          </table:table-cell>
          <table:table-cell table:style-name="ce3" table:formula="of:=CONCATENATE([varialbes_from_Marija.G71];&quot;.pt&quot;;[varialbes_from_Marija.F71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1]));&quot;desk&quot;;IF(ISNUMBER(SEARCH(&quot;room&quot;;[varialbes_from_Marija.G71]));&quot;room&quot;;IF(ISNUMBER(SEARCH(&quot;area&quot;;[varialbes_from_Marija.G71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3">
          <table:table-cell table:style-name="ce2" table:formula="of:=[Variables_list_new.C71]" office:value-type="string" office:string-value="pt3.13.room">
            <text:p>pt3.13.room</text:p>
          </table:table-cell>
          <table:table-cell table:style-name="ce3" table:formula="of:=[varialbes_from_Marija.E72]" office:value-type="string" office:string-value="3">
            <text:p>3</text:p>
          </table:table-cell>
          <table:table-cell table:style-name="ce4" table:formula="of:=IF([varialbes_from_Marija.G72]=&quot;room&quot;;CONCATENATE(&quot;pt&quot;;[varialbes_from_Marija.E72];&quot;.floor&quot;);CONCATENATE(&quot;pt&quot;;[varialbes_from_Marija.F72];&quot;.room&quot;))" office:value-type="string" office:string-value="pt3.floor">
            <text:p>pt3.floor</text:p>
          </table:table-cell>
          <table:table-cell table:style-name="ce3" table:formula="of:=CONCATENATE([varialbes_from_Marija.G72];&quot;.pt&quot;;[varialbes_from_Marija.F72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2]));&quot;desk&quot;;IF(ISNUMBER(SEARCH(&quot;room&quot;;[varialbes_from_Marija.G72]));&quot;room&quot;;IF(ISNUMBER(SEARCH(&quot;area&quot;;[varialbes_from_Marija.G72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7">
          <table:table-cell table:style-name="ce2" table:formula="of:=[Variables_list_new.C72]" office:value-type="string" office:string-value="pt3.13.room">
            <text:p>pt3.13.room</text:p>
          </table:table-cell>
          <table:table-cell table:style-name="ce3" table:formula="of:=[varialbes_from_Marija.E73]" office:value-type="string" office:string-value="3">
            <text:p>3</text:p>
          </table:table-cell>
          <table:table-cell table:style-name="ce4" table:formula="of:=IF([varialbes_from_Marija.G73]=&quot;room&quot;;CONCATENATE(&quot;pt&quot;;[varialbes_from_Marija.E73];&quot;.floor&quot;);CONCATENATE(&quot;pt&quot;;[varialbes_from_Marija.F73];&quot;.room&quot;))" office:value-type="string" office:string-value="pt3.floor">
            <text:p>pt3.floor</text:p>
          </table:table-cell>
          <table:table-cell table:style-name="ce3" table:formula="of:=CONCATENATE([varialbes_from_Marija.G73];&quot;.pt&quot;;[varialbes_from_Marija.F73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3]));&quot;desk&quot;;IF(ISNUMBER(SEARCH(&quot;room&quot;;[varialbes_from_Marija.G73]));&quot;room&quot;;IF(ISNUMBER(SEARCH(&quot;area&quot;;[varialbes_from_Marija.G73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73]" office:value-type="string" office:string-value="pt3.13.room">
            <text:p>pt3.13.room</text:p>
          </table:table-cell>
          <table:table-cell table:style-name="ce3" table:formula="of:=[varialbes_from_Marija.E74]" office:value-type="string" office:string-value="3">
            <text:p>3</text:p>
          </table:table-cell>
          <table:table-cell table:style-name="ce4" table:formula="of:=IF([varialbes_from_Marija.G74]=&quot;room&quot;;CONCATENATE(&quot;pt&quot;;[varialbes_from_Marija.E74];&quot;.floor&quot;);CONCATENATE(&quot;pt&quot;;[varialbes_from_Marija.F74];&quot;.room&quot;))" office:value-type="string" office:string-value="pt3.floor">
            <text:p>pt3.floor</text:p>
          </table:table-cell>
          <table:table-cell table:style-name="ce3" table:formula="of:=CONCATENATE([varialbes_from_Marija.G74];&quot;.pt&quot;;[varialbes_from_Marija.F74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4]));&quot;desk&quot;;IF(ISNUMBER(SEARCH(&quot;room&quot;;[varialbes_from_Marija.G74]));&quot;room&quot;;IF(ISNUMBER(SEARCH(&quot;area&quot;;[varialbes_from_Marija.G74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74]" office:value-type="string" office:string-value="pt3.13.room">
            <text:p>pt3.13.room</text:p>
          </table:table-cell>
          <table:table-cell table:style-name="ce3" table:formula="of:=[varialbes_from_Marija.E75]" office:value-type="string" office:string-value="3">
            <text:p>3</text:p>
          </table:table-cell>
          <table:table-cell table:style-name="ce4" table:formula="of:=IF([varialbes_from_Marija.G75]=&quot;room&quot;;CONCATENATE(&quot;pt&quot;;[varialbes_from_Marija.E75];&quot;.floor&quot;);CONCATENATE(&quot;pt&quot;;[varialbes_from_Marija.F75];&quot;.room&quot;))" office:value-type="string" office:string-value="pt3.floor">
            <text:p>pt3.floor</text:p>
          </table:table-cell>
          <table:table-cell table:style-name="ce3" table:formula="of:=CONCATENATE([varialbes_from_Marija.G75];&quot;.pt&quot;;[varialbes_from_Marija.F75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5]));&quot;desk&quot;;IF(ISNUMBER(SEARCH(&quot;room&quot;;[varialbes_from_Marija.G75]));&quot;room&quot;;IF(ISNUMBER(SEARCH(&quot;area&quot;;[varialbes_from_Marija.G7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75]" office:value-type="string" office:string-value="pt3.13.room">
            <text:p>pt3.13.room</text:p>
          </table:table-cell>
          <table:table-cell table:style-name="ce3" table:formula="of:=[varialbes_from_Marija.E76]" office:value-type="string" office:string-value="3">
            <text:p>3</text:p>
          </table:table-cell>
          <table:table-cell table:style-name="ce4" table:formula="of:=IF([varialbes_from_Marija.G76]=&quot;room&quot;;CONCATENATE(&quot;pt&quot;;[varialbes_from_Marija.E76];&quot;.floor&quot;);CONCATENATE(&quot;pt&quot;;[varialbes_from_Marija.F76];&quot;.room&quot;))" office:value-type="string" office:string-value="pt3.floor">
            <text:p>pt3.floor</text:p>
          </table:table-cell>
          <table:table-cell table:style-name="ce3" table:formula="of:=CONCATENATE([varialbes_from_Marija.G76];&quot;.pt&quot;;[varialbes_from_Marija.F76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6]));&quot;desk&quot;;IF(ISNUMBER(SEARCH(&quot;room&quot;;[varialbes_from_Marija.G76]));&quot;room&quot;;IF(ISNUMBER(SEARCH(&quot;area&quot;;[varialbes_from_Marija.G7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76]" office:value-type="string" office:string-value="pt3.13.room">
            <text:p>pt3.13.room</text:p>
          </table:table-cell>
          <table:table-cell table:style-name="ce3" table:formula="of:=[varialbes_from_Marija.E77]" office:value-type="string" office:string-value="3">
            <text:p>3</text:p>
          </table:table-cell>
          <table:table-cell table:style-name="ce4" table:formula="of:=IF([varialbes_from_Marija.G77]=&quot;room&quot;;CONCATENATE(&quot;pt&quot;;[varialbes_from_Marija.E77];&quot;.floor&quot;);CONCATENATE(&quot;pt&quot;;[varialbes_from_Marija.F77];&quot;.room&quot;))" office:value-type="string" office:string-value="pt3.floor">
            <text:p>pt3.floor</text:p>
          </table:table-cell>
          <table:table-cell table:style-name="ce3" table:formula="of:=CONCATENATE([varialbes_from_Marija.G77];&quot;.pt&quot;;[varialbes_from_Marija.F77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7]));&quot;desk&quot;;IF(ISNUMBER(SEARCH(&quot;room&quot;;[varialbes_from_Marija.G77]));&quot;room&quot;;IF(ISNUMBER(SEARCH(&quot;area&quot;;[varialbes_from_Marija.G7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77]" office:value-type="string" office:string-value="pt3.13.room">
            <text:p>pt3.13.room</text:p>
          </table:table-cell>
          <table:table-cell table:style-name="ce3" table:formula="of:=[varialbes_from_Marija.E78]" office:value-type="string" office:string-value="3">
            <text:p>3</text:p>
          </table:table-cell>
          <table:table-cell table:style-name="ce4" table:formula="of:=IF([varialbes_from_Marija.G78]=&quot;room&quot;;CONCATENATE(&quot;pt&quot;;[varialbes_from_Marija.E78];&quot;.floor&quot;);CONCATENATE(&quot;pt&quot;;[varialbes_from_Marija.F78];&quot;.room&quot;))" office:value-type="string" office:string-value="pt3.floor">
            <text:p>pt3.floor</text:p>
          </table:table-cell>
          <table:table-cell table:style-name="ce3" table:formula="of:=CONCATENATE([varialbes_from_Marija.G78];&quot;.pt&quot;;[varialbes_from_Marija.F78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8]));&quot;desk&quot;;IF(ISNUMBER(SEARCH(&quot;room&quot;;[varialbes_from_Marija.G78]));&quot;room&quot;;IF(ISNUMBER(SEARCH(&quot;area&quot;;[varialbes_from_Marija.G7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78]" office:value-type="string" office:string-value="pt3.13.room">
            <text:p>pt3.13.room</text:p>
          </table:table-cell>
          <table:table-cell table:style-name="ce3" table:formula="of:=[varialbes_from_Marija.E79]" office:value-type="string" office:string-value="3">
            <text:p>3</text:p>
          </table:table-cell>
          <table:table-cell table:style-name="ce4" table:formula="of:=IF([varialbes_from_Marija.G79]=&quot;room&quot;;CONCATENATE(&quot;pt&quot;;[varialbes_from_Marija.E79];&quot;.floor&quot;);CONCATENATE(&quot;pt&quot;;[varialbes_from_Marija.F79];&quot;.room&quot;))" office:value-type="string" office:string-value="pt3.floor">
            <text:p>pt3.floor</text:p>
          </table:table-cell>
          <table:table-cell table:style-name="ce3" table:formula="of:=CONCATENATE([varialbes_from_Marija.G79];&quot;.pt&quot;;[varialbes_from_Marija.F79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79]));&quot;desk&quot;;IF(ISNUMBER(SEARCH(&quot;room&quot;;[varialbes_from_Marija.G79]));&quot;room&quot;;IF(ISNUMBER(SEARCH(&quot;area&quot;;[varialbes_from_Marija.G7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79]" office:value-type="string" office:string-value="pt3.13.room">
            <text:p>pt3.13.room</text:p>
          </table:table-cell>
          <table:table-cell table:style-name="ce3" table:formula="of:=[varialbes_from_Marija.E80]" office:value-type="string" office:string-value="3">
            <text:p>3</text:p>
          </table:table-cell>
          <table:table-cell table:style-name="ce4" table:formula="of:=IF([varialbes_from_Marija.G80]=&quot;room&quot;;CONCATENATE(&quot;pt&quot;;[varialbes_from_Marija.E80];&quot;.floor&quot;);CONCATENATE(&quot;pt&quot;;[varialbes_from_Marija.F80];&quot;.room&quot;))" office:value-type="string" office:string-value="pt3.floor">
            <text:p>pt3.floor</text:p>
          </table:table-cell>
          <table:table-cell table:style-name="ce3" table:formula="of:=CONCATENATE([varialbes_from_Marija.G80];&quot;.pt&quot;;[varialbes_from_Marija.F80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0]));&quot;desk&quot;;IF(ISNUMBER(SEARCH(&quot;room&quot;;[varialbes_from_Marija.G80]));&quot;room&quot;;IF(ISNUMBER(SEARCH(&quot;area&quot;;[varialbes_from_Marija.G8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0]" office:value-type="string" office:string-value="pt3.13.room">
            <text:p>pt3.13.room</text:p>
          </table:table-cell>
          <table:table-cell table:style-name="ce3" table:formula="of:=[varialbes_from_Marija.E81]" office:value-type="string" office:string-value="3">
            <text:p>3</text:p>
          </table:table-cell>
          <table:table-cell table:style-name="ce4" table:formula="of:=IF([varialbes_from_Marija.G81]=&quot;room&quot;;CONCATENATE(&quot;pt&quot;;[varialbes_from_Marija.E81];&quot;.floor&quot;);CONCATENATE(&quot;pt&quot;;[varialbes_from_Marija.F81];&quot;.room&quot;))" office:value-type="string" office:string-value="pt3.floor">
            <text:p>pt3.floor</text:p>
          </table:table-cell>
          <table:table-cell table:style-name="ce3" table:formula="of:=CONCATENATE([varialbes_from_Marija.G81];&quot;.pt&quot;;[varialbes_from_Marija.F81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1]));&quot;desk&quot;;IF(ISNUMBER(SEARCH(&quot;room&quot;;[varialbes_from_Marija.G81]));&quot;room&quot;;IF(ISNUMBER(SEARCH(&quot;area&quot;;[varialbes_from_Marija.G81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1]" office:value-type="string" office:string-value="pt3.13.room">
            <text:p>pt3.13.room</text:p>
          </table:table-cell>
          <table:table-cell table:style-name="ce3" table:formula="of:=[varialbes_from_Marija.E82]" office:value-type="string" office:string-value="3">
            <text:p>3</text:p>
          </table:table-cell>
          <table:table-cell table:style-name="ce4" table:formula="of:=IF([varialbes_from_Marija.G82]=&quot;room&quot;;CONCATENATE(&quot;pt&quot;;[varialbes_from_Marija.E82];&quot;.floor&quot;);CONCATENATE(&quot;pt&quot;;[varialbes_from_Marija.F82];&quot;.room&quot;))" office:value-type="string" office:string-value="pt3.floor">
            <text:p>pt3.floor</text:p>
          </table:table-cell>
          <table:table-cell table:style-name="ce3" table:formula="of:=CONCATENATE([varialbes_from_Marija.G82];&quot;.pt&quot;;[varialbes_from_Marija.F82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2]));&quot;desk&quot;;IF(ISNUMBER(SEARCH(&quot;room&quot;;[varialbes_from_Marija.G82]));&quot;room&quot;;IF(ISNUMBER(SEARCH(&quot;area&quot;;[varialbes_from_Marija.G82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2]" office:value-type="string" office:string-value="pt3.13.room">
            <text:p>pt3.13.room</text:p>
          </table:table-cell>
          <table:table-cell table:style-name="ce3" table:formula="of:=[varialbes_from_Marija.E83]" office:value-type="string" office:string-value="3">
            <text:p>3</text:p>
          </table:table-cell>
          <table:table-cell table:style-name="ce4" table:formula="of:=IF([varialbes_from_Marija.G83]=&quot;room&quot;;CONCATENATE(&quot;pt&quot;;[varialbes_from_Marija.E83];&quot;.floor&quot;);CONCATENATE(&quot;pt&quot;;[varialbes_from_Marija.F83];&quot;.room&quot;))" office:value-type="string" office:string-value="pt3.floor">
            <text:p>pt3.floor</text:p>
          </table:table-cell>
          <table:table-cell table:style-name="ce3" table:formula="of:=CONCATENATE([varialbes_from_Marija.G83];&quot;.pt&quot;;[varialbes_from_Marija.F83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3]));&quot;desk&quot;;IF(ISNUMBER(SEARCH(&quot;room&quot;;[varialbes_from_Marija.G83]));&quot;room&quot;;IF(ISNUMBER(SEARCH(&quot;area&quot;;[varialbes_from_Marija.G83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3]" office:value-type="string" office:string-value="pt3.13.room">
            <text:p>pt3.13.room</text:p>
          </table:table-cell>
          <table:table-cell table:style-name="ce3" table:formula="of:=[varialbes_from_Marija.E84]" office:value-type="string" office:string-value="3">
            <text:p>3</text:p>
          </table:table-cell>
          <table:table-cell table:style-name="ce4" table:formula="of:=IF([varialbes_from_Marija.G84]=&quot;room&quot;;CONCATENATE(&quot;pt&quot;;[varialbes_from_Marija.E84];&quot;.floor&quot;);CONCATENATE(&quot;pt&quot;;[varialbes_from_Marija.F84];&quot;.room&quot;))" office:value-type="string" office:string-value="pt3.floor">
            <text:p>pt3.floor</text:p>
          </table:table-cell>
          <table:table-cell table:style-name="ce3" table:formula="of:=CONCATENATE([varialbes_from_Marija.G84];&quot;.pt&quot;;[varialbes_from_Marija.F84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4]));&quot;desk&quot;;IF(ISNUMBER(SEARCH(&quot;room&quot;;[varialbes_from_Marija.G84]));&quot;room&quot;;IF(ISNUMBER(SEARCH(&quot;area&quot;;[varialbes_from_Marija.G84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4]" office:value-type="string" office:string-value="pt3.13.room">
            <text:p>pt3.13.room</text:p>
          </table:table-cell>
          <table:table-cell table:style-name="ce3" table:formula="of:=[varialbes_from_Marija.E85]" office:value-type="string" office:string-value="3">
            <text:p>3</text:p>
          </table:table-cell>
          <table:table-cell table:style-name="ce4" table:formula="of:=IF([varialbes_from_Marija.G85]=&quot;room&quot;;CONCATENATE(&quot;pt&quot;;[varialbes_from_Marija.E85];&quot;.floor&quot;);CONCATENATE(&quot;pt&quot;;[varialbes_from_Marija.F85];&quot;.room&quot;))" office:value-type="string" office:string-value="pt3.floor">
            <text:p>pt3.floor</text:p>
          </table:table-cell>
          <table:table-cell table:style-name="ce3" table:formula="of:=CONCATENATE([varialbes_from_Marija.G85];&quot;.pt&quot;;[varialbes_from_Marija.F85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5]));&quot;desk&quot;;IF(ISNUMBER(SEARCH(&quot;room&quot;;[varialbes_from_Marija.G85]));&quot;room&quot;;IF(ISNUMBER(SEARCH(&quot;area&quot;;[varialbes_from_Marija.G8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5]" office:value-type="string" office:string-value="pt3.13.room">
            <text:p>pt3.13.room</text:p>
          </table:table-cell>
          <table:table-cell table:style-name="ce3" table:formula="of:=[varialbes_from_Marija.E86]" office:value-type="string" office:string-value="3">
            <text:p>3</text:p>
          </table:table-cell>
          <table:table-cell table:style-name="ce4" table:formula="of:=IF([varialbes_from_Marija.G86]=&quot;room&quot;;CONCATENATE(&quot;pt&quot;;[varialbes_from_Marija.E86];&quot;.floor&quot;);CONCATENATE(&quot;pt&quot;;[varialbes_from_Marija.F86];&quot;.room&quot;))" office:value-type="string" office:string-value="pt3.floor">
            <text:p>pt3.floor</text:p>
          </table:table-cell>
          <table:table-cell table:style-name="ce3" table:formula="of:=CONCATENATE([varialbes_from_Marija.G86];&quot;.pt&quot;;[varialbes_from_Marija.F86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6]));&quot;desk&quot;;IF(ISNUMBER(SEARCH(&quot;room&quot;;[varialbes_from_Marija.G86]));&quot;room&quot;;IF(ISNUMBER(SEARCH(&quot;area&quot;;[varialbes_from_Marija.G8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6]" office:value-type="string" office:string-value="pt3.13.room">
            <text:p>pt3.13.room</text:p>
          </table:table-cell>
          <table:table-cell table:style-name="ce3" table:formula="of:=[varialbes_from_Marija.E87]" office:value-type="string" office:string-value="3">
            <text:p>3</text:p>
          </table:table-cell>
          <table:table-cell table:style-name="ce4" table:formula="of:=IF([varialbes_from_Marija.G87]=&quot;room&quot;;CONCATENATE(&quot;pt&quot;;[varialbes_from_Marija.E87];&quot;.floor&quot;);CONCATENATE(&quot;pt&quot;;[varialbes_from_Marija.F87];&quot;.room&quot;))" office:value-type="string" office:string-value="pt3.floor">
            <text:p>pt3.floor</text:p>
          </table:table-cell>
          <table:table-cell table:style-name="ce3" table:formula="of:=CONCATENATE([varialbes_from_Marija.G87];&quot;.pt&quot;;[varialbes_from_Marija.F87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7]));&quot;desk&quot;;IF(ISNUMBER(SEARCH(&quot;room&quot;;[varialbes_from_Marija.G87]));&quot;room&quot;;IF(ISNUMBER(SEARCH(&quot;area&quot;;[varialbes_from_Marija.G8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7]" office:value-type="string" office:string-value="pt3.13.room">
            <text:p>pt3.13.room</text:p>
          </table:table-cell>
          <table:table-cell table:style-name="ce3" table:formula="of:=[varialbes_from_Marija.E88]" office:value-type="string" office:string-value="3">
            <text:p>3</text:p>
          </table:table-cell>
          <table:table-cell table:style-name="ce4" table:formula="of:=IF([varialbes_from_Marija.G88]=&quot;room&quot;;CONCATENATE(&quot;pt&quot;;[varialbes_from_Marija.E88];&quot;.floor&quot;);CONCATENATE(&quot;pt&quot;;[varialbes_from_Marija.F88];&quot;.room&quot;))" office:value-type="string" office:string-value="pt3.floor">
            <text:p>pt3.floor</text:p>
          </table:table-cell>
          <table:table-cell table:style-name="ce3" table:formula="of:=CONCATENATE([varialbes_from_Marija.G88];&quot;.pt&quot;;[varialbes_from_Marija.F88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8]));&quot;desk&quot;;IF(ISNUMBER(SEARCH(&quot;room&quot;;[varialbes_from_Marija.G88]));&quot;room&quot;;IF(ISNUMBER(SEARCH(&quot;area&quot;;[varialbes_from_Marija.G8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8]" office:value-type="string" office:string-value="pt3.13.room">
            <text:p>pt3.13.room</text:p>
          </table:table-cell>
          <table:table-cell table:style-name="ce3" table:formula="of:=[varialbes_from_Marija.E89]" office:value-type="string" office:string-value="3">
            <text:p>3</text:p>
          </table:table-cell>
          <table:table-cell table:style-name="ce4" table:formula="of:=IF([varialbes_from_Marija.G89]=&quot;room&quot;;CONCATENATE(&quot;pt&quot;;[varialbes_from_Marija.E89];&quot;.floor&quot;);CONCATENATE(&quot;pt&quot;;[varialbes_from_Marija.F89];&quot;.room&quot;))" office:value-type="string" office:string-value="pt3.floor">
            <text:p>pt3.floor</text:p>
          </table:table-cell>
          <table:table-cell table:style-name="ce3" table:formula="of:=CONCATENATE([varialbes_from_Marija.G89];&quot;.pt&quot;;[varialbes_from_Marija.F89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89]));&quot;desk&quot;;IF(ISNUMBER(SEARCH(&quot;room&quot;;[varialbes_from_Marija.G89]));&quot;room&quot;;IF(ISNUMBER(SEARCH(&quot;area&quot;;[varialbes_from_Marija.G8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89]" office:value-type="string" office:string-value="pt3.13.room">
            <text:p>pt3.13.room</text:p>
          </table:table-cell>
          <table:table-cell table:style-name="ce3" table:formula="of:=[varialbes_from_Marija.E90]" office:value-type="string" office:string-value="3">
            <text:p>3</text:p>
          </table:table-cell>
          <table:table-cell table:style-name="ce4" table:formula="of:=IF([varialbes_from_Marija.G90]=&quot;room&quot;;CONCATENATE(&quot;pt&quot;;[varialbes_from_Marija.E90];&quot;.floor&quot;);CONCATENATE(&quot;pt&quot;;[varialbes_from_Marija.F90];&quot;.room&quot;))" office:value-type="string" office:string-value="pt3.floor">
            <text:p>pt3.floor</text:p>
          </table:table-cell>
          <table:table-cell table:style-name="ce3" table:formula="of:=CONCATENATE([varialbes_from_Marija.G90];&quot;.pt&quot;;[varialbes_from_Marija.F90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0]));&quot;desk&quot;;IF(ISNUMBER(SEARCH(&quot;room&quot;;[varialbes_from_Marija.G90]));&quot;room&quot;;IF(ISNUMBER(SEARCH(&quot;area&quot;;[varialbes_from_Marija.G9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0]" office:value-type="string" office:string-value="pt3.13.room">
            <text:p>pt3.13.room</text:p>
          </table:table-cell>
          <table:table-cell table:style-name="ce3" table:formula="of:=[varialbes_from_Marija.E91]" office:value-type="string" office:string-value="3">
            <text:p>3</text:p>
          </table:table-cell>
          <table:table-cell table:style-name="ce4" table:formula="of:=IF([varialbes_from_Marija.G91]=&quot;room&quot;;CONCATENATE(&quot;pt&quot;;[varialbes_from_Marija.E91];&quot;.floor&quot;);CONCATENATE(&quot;pt&quot;;[varialbes_from_Marija.F91];&quot;.room&quot;))" office:value-type="string" office:string-value="pt3.floor">
            <text:p>pt3.floor</text:p>
          </table:table-cell>
          <table:table-cell table:style-name="ce3" table:formula="of:=CONCATENATE([varialbes_from_Marija.G91];&quot;.pt&quot;;[varialbes_from_Marija.F91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1]));&quot;desk&quot;;IF(ISNUMBER(SEARCH(&quot;room&quot;;[varialbes_from_Marija.G91]));&quot;room&quot;;IF(ISNUMBER(SEARCH(&quot;area&quot;;[varialbes_from_Marija.G91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1]" office:value-type="string" office:string-value="pt3.13.room">
            <text:p>pt3.13.room</text:p>
          </table:table-cell>
          <table:table-cell table:style-name="ce3" table:formula="of:=[varialbes_from_Marija.E92]" office:value-type="string" office:string-value="3">
            <text:p>3</text:p>
          </table:table-cell>
          <table:table-cell table:style-name="ce4" table:formula="of:=IF([varialbes_from_Marija.G92]=&quot;room&quot;;CONCATENATE(&quot;pt&quot;;[varialbes_from_Marija.E92];&quot;.floor&quot;);CONCATENATE(&quot;pt&quot;;[varialbes_from_Marija.F92];&quot;.room&quot;))" office:value-type="string" office:string-value="pt3.floor">
            <text:p>pt3.floor</text:p>
          </table:table-cell>
          <table:table-cell table:style-name="ce3" table:formula="of:=CONCATENATE([varialbes_from_Marija.G92];&quot;.pt&quot;;[varialbes_from_Marija.F92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2]));&quot;desk&quot;;IF(ISNUMBER(SEARCH(&quot;room&quot;;[varialbes_from_Marija.G92]));&quot;room&quot;;IF(ISNUMBER(SEARCH(&quot;area&quot;;[varialbes_from_Marija.G92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2]" office:value-type="string" office:string-value="pt3.13.room">
            <text:p>pt3.13.room</text:p>
          </table:table-cell>
          <table:table-cell table:style-name="ce3" table:formula="of:=[varialbes_from_Marija.E93]" office:value-type="string" office:string-value="3">
            <text:p>3</text:p>
          </table:table-cell>
          <table:table-cell table:style-name="ce4" table:formula="of:=IF([varialbes_from_Marija.G93]=&quot;room&quot;;CONCATENATE(&quot;pt&quot;;[varialbes_from_Marija.E93];&quot;.floor&quot;);CONCATENATE(&quot;pt&quot;;[varialbes_from_Marija.F93];&quot;.room&quot;))" office:value-type="string" office:string-value="pt3.floor">
            <text:p>pt3.floor</text:p>
          </table:table-cell>
          <table:table-cell table:style-name="ce3" table:formula="of:=CONCATENATE([varialbes_from_Marija.G93];&quot;.pt&quot;;[varialbes_from_Marija.F93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3]));&quot;desk&quot;;IF(ISNUMBER(SEARCH(&quot;room&quot;;[varialbes_from_Marija.G93]));&quot;room&quot;;IF(ISNUMBER(SEARCH(&quot;area&quot;;[varialbes_from_Marija.G93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3]" office:value-type="string" office:string-value="pt3.13.room">
            <text:p>pt3.13.room</text:p>
          </table:table-cell>
          <table:table-cell table:style-name="ce3" table:formula="of:=[varialbes_from_Marija.E94]" office:value-type="string" office:string-value="3">
            <text:p>3</text:p>
          </table:table-cell>
          <table:table-cell table:style-name="ce4" table:formula="of:=IF([varialbes_from_Marija.G94]=&quot;room&quot;;CONCATENATE(&quot;pt&quot;;[varialbes_from_Marija.E94];&quot;.floor&quot;);CONCATENATE(&quot;pt&quot;;[varialbes_from_Marija.F94];&quot;.room&quot;))" office:value-type="string" office:string-value="pt3.floor">
            <text:p>pt3.floor</text:p>
          </table:table-cell>
          <table:table-cell table:style-name="ce3" table:formula="of:=CONCATENATE([varialbes_from_Marija.G94];&quot;.pt&quot;;[varialbes_from_Marija.F94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4]));&quot;desk&quot;;IF(ISNUMBER(SEARCH(&quot;room&quot;;[varialbes_from_Marija.G94]));&quot;room&quot;;IF(ISNUMBER(SEARCH(&quot;area&quot;;[varialbes_from_Marija.G94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4]" office:value-type="string" office:string-value="pt3.13.room">
            <text:p>pt3.13.room</text:p>
          </table:table-cell>
          <table:table-cell table:style-name="ce3" table:formula="of:=[varialbes_from_Marija.E95]" office:value-type="string" office:string-value="3">
            <text:p>3</text:p>
          </table:table-cell>
          <table:table-cell table:style-name="ce4" table:formula="of:=IF([varialbes_from_Marija.G95]=&quot;room&quot;;CONCATENATE(&quot;pt&quot;;[varialbes_from_Marija.E95];&quot;.floor&quot;);CONCATENATE(&quot;pt&quot;;[varialbes_from_Marija.F95];&quot;.room&quot;))" office:value-type="string" office:string-value="pt3.floor">
            <text:p>pt3.floor</text:p>
          </table:table-cell>
          <table:table-cell table:style-name="ce3" table:formula="of:=CONCATENATE([varialbes_from_Marija.G95];&quot;.pt&quot;;[varialbes_from_Marija.F95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5]));&quot;desk&quot;;IF(ISNUMBER(SEARCH(&quot;room&quot;;[varialbes_from_Marija.G95]));&quot;room&quot;;IF(ISNUMBER(SEARCH(&quot;area&quot;;[varialbes_from_Marija.G9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5]" office:value-type="string" office:string-value="pt3.13.room">
            <text:p>pt3.13.room</text:p>
          </table:table-cell>
          <table:table-cell table:style-name="ce3" table:formula="of:=[varialbes_from_Marija.E96]" office:value-type="string" office:string-value="3">
            <text:p>3</text:p>
          </table:table-cell>
          <table:table-cell table:style-name="ce4" table:formula="of:=IF([varialbes_from_Marija.G96]=&quot;room&quot;;CONCATENATE(&quot;pt&quot;;[varialbes_from_Marija.E96];&quot;.floor&quot;);CONCATENATE(&quot;pt&quot;;[varialbes_from_Marija.F96];&quot;.room&quot;))" office:value-type="string" office:string-value="pt3.floor">
            <text:p>pt3.floor</text:p>
          </table:table-cell>
          <table:table-cell table:style-name="ce3" table:formula="of:=CONCATENATE([varialbes_from_Marija.G96];&quot;.pt&quot;;[varialbes_from_Marija.F96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6]));&quot;desk&quot;;IF(ISNUMBER(SEARCH(&quot;room&quot;;[varialbes_from_Marija.G96]));&quot;room&quot;;IF(ISNUMBER(SEARCH(&quot;area&quot;;[varialbes_from_Marija.G9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6]" office:value-type="string" office:string-value="pt3.13.room">
            <text:p>pt3.13.room</text:p>
          </table:table-cell>
          <table:table-cell table:style-name="ce3" table:formula="of:=[varialbes_from_Marija.E97]" office:value-type="string" office:string-value="3">
            <text:p>3</text:p>
          </table:table-cell>
          <table:table-cell table:style-name="ce4" table:formula="of:=IF([varialbes_from_Marija.G97]=&quot;room&quot;;CONCATENATE(&quot;pt&quot;;[varialbes_from_Marija.E97];&quot;.floor&quot;);CONCATENATE(&quot;pt&quot;;[varialbes_from_Marija.F97];&quot;.room&quot;))" office:value-type="string" office:string-value="pt3.floor">
            <text:p>pt3.floor</text:p>
          </table:table-cell>
          <table:table-cell table:style-name="ce3" table:formula="of:=CONCATENATE([varialbes_from_Marija.G97];&quot;.pt&quot;;[varialbes_from_Marija.F97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7]));&quot;desk&quot;;IF(ISNUMBER(SEARCH(&quot;room&quot;;[varialbes_from_Marija.G97]));&quot;room&quot;;IF(ISNUMBER(SEARCH(&quot;area&quot;;[varialbes_from_Marija.G9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7]" office:value-type="string" office:string-value="pt3.13.room">
            <text:p>pt3.13.room</text:p>
          </table:table-cell>
          <table:table-cell table:style-name="ce3" table:formula="of:=[varialbes_from_Marija.E98]" office:value-type="string" office:string-value="3">
            <text:p>3</text:p>
          </table:table-cell>
          <table:table-cell table:style-name="ce4" table:formula="of:=IF([varialbes_from_Marija.G98]=&quot;room&quot;;CONCATENATE(&quot;pt&quot;;[varialbes_from_Marija.E98];&quot;.floor&quot;);CONCATENATE(&quot;pt&quot;;[varialbes_from_Marija.F98];&quot;.room&quot;))" office:value-type="string" office:string-value="pt3.floor">
            <text:p>pt3.floor</text:p>
          </table:table-cell>
          <table:table-cell table:style-name="ce3" table:formula="of:=CONCATENATE([varialbes_from_Marija.G98];&quot;.pt&quot;;[varialbes_from_Marija.F98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8]));&quot;desk&quot;;IF(ISNUMBER(SEARCH(&quot;room&quot;;[varialbes_from_Marija.G98]));&quot;room&quot;;IF(ISNUMBER(SEARCH(&quot;area&quot;;[varialbes_from_Marija.G9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8]" office:value-type="string" office:string-value="pt3.13.room">
            <text:p>pt3.13.room</text:p>
          </table:table-cell>
          <table:table-cell table:style-name="ce3" table:formula="of:=[varialbes_from_Marija.E99]" office:value-type="string" office:string-value="3">
            <text:p>3</text:p>
          </table:table-cell>
          <table:table-cell table:style-name="ce4" table:formula="of:=IF([varialbes_from_Marija.G99]=&quot;room&quot;;CONCATENATE(&quot;pt&quot;;[varialbes_from_Marija.E99];&quot;.floor&quot;);CONCATENATE(&quot;pt&quot;;[varialbes_from_Marija.F99];&quot;.room&quot;))" office:value-type="string" office:string-value="pt3.floor">
            <text:p>pt3.floor</text:p>
          </table:table-cell>
          <table:table-cell table:style-name="ce3" table:formula="of:=CONCATENATE([varialbes_from_Marija.G99];&quot;.pt&quot;;[varialbes_from_Marija.F99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99]));&quot;desk&quot;;IF(ISNUMBER(SEARCH(&quot;room&quot;;[varialbes_from_Marija.G99]));&quot;room&quot;;IF(ISNUMBER(SEARCH(&quot;area&quot;;[varialbes_from_Marija.G9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99]" office:value-type="string" office:string-value="pt3.13.room">
            <text:p>pt3.13.room</text:p>
          </table:table-cell>
          <table:table-cell table:style-name="ce3" table:formula="of:=[varialbes_from_Marija.E100]" office:value-type="string" office:string-value="3">
            <text:p>3</text:p>
          </table:table-cell>
          <table:table-cell table:style-name="ce4" table:formula="of:=IF([varialbes_from_Marija.G100]=&quot;room&quot;;CONCATENATE(&quot;pt&quot;;[varialbes_from_Marija.E100];&quot;.floor&quot;);CONCATENATE(&quot;pt&quot;;[varialbes_from_Marija.F100];&quot;.room&quot;))" office:value-type="string" office:string-value="pt3.floor">
            <text:p>pt3.floor</text:p>
          </table:table-cell>
          <table:table-cell table:style-name="ce3" table:formula="of:=CONCATENATE([varialbes_from_Marija.G100];&quot;.pt&quot;;[varialbes_from_Marija.F100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0]));&quot;desk&quot;;IF(ISNUMBER(SEARCH(&quot;room&quot;;[varialbes_from_Marija.G100]));&quot;room&quot;;IF(ISNUMBER(SEARCH(&quot;area&quot;;[varialbes_from_Marija.G10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0]" office:value-type="string" office:string-value="pt3.13.room">
            <text:p>pt3.13.room</text:p>
          </table:table-cell>
          <table:table-cell table:style-name="ce3" table:formula="of:=[varialbes_from_Marija.E101]" office:value-type="string" office:string-value="3">
            <text:p>3</text:p>
          </table:table-cell>
          <table:table-cell table:style-name="ce4" table:formula="of:=IF([varialbes_from_Marija.G101]=&quot;room&quot;;CONCATENATE(&quot;pt&quot;;[varialbes_from_Marija.E101];&quot;.floor&quot;);CONCATENATE(&quot;pt&quot;;[varialbes_from_Marija.F101];&quot;.room&quot;))" office:value-type="string" office:string-value="pt3.floor">
            <text:p>pt3.floor</text:p>
          </table:table-cell>
          <table:table-cell table:style-name="ce3" table:formula="of:=CONCATENATE([varialbes_from_Marija.G101];&quot;.pt&quot;;[varialbes_from_Marija.F101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1]));&quot;desk&quot;;IF(ISNUMBER(SEARCH(&quot;room&quot;;[varialbes_from_Marija.G101]));&quot;room&quot;;IF(ISNUMBER(SEARCH(&quot;area&quot;;[varialbes_from_Marija.G101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1]" office:value-type="string" office:string-value="pt3.13.area1">
            <text:p>pt3.13.area1</text:p>
          </table:table-cell>
          <table:table-cell table:style-name="ce3" table:formula="of:=[varialbes_from_Marija.E102]" office:value-type="float" office:value="3">
            <text:p>3</text:p>
          </table:table-cell>
          <table:table-cell table:style-name="ce4" table:formula="of:=IF([varialbes_from_Marija.G102]=&quot;room&quot;;CONCATENATE(&quot;pt&quot;;[varialbes_from_Marija.E102];&quot;.floor&quot;);CONCATENATE(&quot;pt&quot;;[varialbes_from_Marija.F102];&quot;.room&quot;))" office:value-type="string" office:string-value="pt3.13.room">
            <text:p>pt3.13.room</text:p>
          </table:table-cell>
          <table:table-cell table:style-name="ce3" table:formula="of:=CONCATENATE([varialbes_from_Marija.G102];&quot;.pt&quot;;[varialbes_from_Marija.F102])" office:value-type="string" office:string-value="area1.pt3.13">
            <text:p>area1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2]));&quot;desk&quot;;IF(ISNUMBER(SEARCH(&quot;room&quot;;[varialbes_from_Marija.G102]));&quot;room&quot;;IF(ISNUMBER(SEARCH(&quot;area&quot;;[varialbes_from_Marija.G102]));&quot;area&quot;;&quot;notknown&quot;)))" office:value-type="string" office:string-value="area">
            <text:p>area</text:p>
          </table:table-cell>
          <table:table-cell table:number-columns-repeated="1017"/>
        </table:table-row>
        <table:table-row table:style-name="ro10">
          <table:table-cell table:style-name="ce2" table:formula="of:=[Variables_list_new.C102]" office:value-type="string" office:string-value="pt3.13.area2">
            <text:p>pt3.13.area2</text:p>
          </table:table-cell>
          <table:table-cell table:style-name="ce3" table:formula="of:=[varialbes_from_Marija.E103]" office:value-type="float" office:value="3">
            <text:p>3</text:p>
          </table:table-cell>
          <table:table-cell table:style-name="ce4" table:formula="of:=IF([varialbes_from_Marija.G103]=&quot;room&quot;;CONCATENATE(&quot;pt&quot;;[varialbes_from_Marija.E103];&quot;.floor&quot;);CONCATENATE(&quot;pt&quot;;[varialbes_from_Marija.F103];&quot;.room&quot;))" office:value-type="string" office:string-value="pt3.13.room">
            <text:p>pt3.13.room</text:p>
          </table:table-cell>
          <table:table-cell table:style-name="ce3" table:formula="of:=CONCATENATE([varialbes_from_Marija.G103];&quot;.pt&quot;;[varialbes_from_Marija.F103])" office:value-type="string" office:string-value="area2.pt3.13">
            <text:p>area2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3]));&quot;desk&quot;;IF(ISNUMBER(SEARCH(&quot;room&quot;;[varialbes_from_Marija.G103]));&quot;room&quot;;IF(ISNUMBER(SEARCH(&quot;area&quot;;[varialbes_from_Marija.G103]));&quot;area&quot;;&quot;notknown&quot;)))" office:value-type="string" office:string-value="area">
            <text:p>area</text:p>
          </table:table-cell>
          <table:table-cell table:number-columns-repeated="1017"/>
        </table:table-row>
        <table:table-row table:style-name="ro10">
          <table:table-cell table:style-name="ce2" table:formula="of:=[Variables_list_new.C103]" office:value-type="string" office:string-value="pt3.13.room">
            <text:p>pt3.13.room</text:p>
          </table:table-cell>
          <table:table-cell table:style-name="ce3" table:formula="of:=[varialbes_from_Marija.E104]" office:value-type="string" office:string-value="3">
            <text:p>3</text:p>
          </table:table-cell>
          <table:table-cell table:style-name="ce4" table:formula="of:=IF([varialbes_from_Marija.G104]=&quot;room&quot;;CONCATENATE(&quot;pt&quot;;[varialbes_from_Marija.E104];&quot;.floor&quot;);CONCATENATE(&quot;pt&quot;;[varialbes_from_Marija.F104];&quot;.room&quot;))" office:value-type="string" office:string-value="pt3.floor">
            <text:p>pt3.floor</text:p>
          </table:table-cell>
          <table:table-cell table:style-name="ce3" table:formula="of:=CONCATENATE([varialbes_from_Marija.G104];&quot;.pt&quot;;[varialbes_from_Marija.F104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4]));&quot;desk&quot;;IF(ISNUMBER(SEARCH(&quot;room&quot;;[varialbes_from_Marija.G104]));&quot;room&quot;;IF(ISNUMBER(SEARCH(&quot;area&quot;;[varialbes_from_Marija.G104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4]" office:value-type="string" office:string-value="pt3.13.room">
            <text:p>pt3.13.room</text:p>
          </table:table-cell>
          <table:table-cell table:style-name="ce3" table:formula="of:=[varialbes_from_Marija.E105]" office:value-type="string" office:string-value="3">
            <text:p>3</text:p>
          </table:table-cell>
          <table:table-cell table:style-name="ce4" table:formula="of:=IF([varialbes_from_Marija.G105]=&quot;room&quot;;CONCATENATE(&quot;pt&quot;;[varialbes_from_Marija.E105];&quot;.floor&quot;);CONCATENATE(&quot;pt&quot;;[varialbes_from_Marija.F105];&quot;.room&quot;))" office:value-type="string" office:string-value="pt3.floor">
            <text:p>pt3.floor</text:p>
          </table:table-cell>
          <table:table-cell table:style-name="ce3" table:formula="of:=CONCATENATE([varialbes_from_Marija.G105];&quot;.pt&quot;;[varialbes_from_Marija.F105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5]));&quot;desk&quot;;IF(ISNUMBER(SEARCH(&quot;room&quot;;[varialbes_from_Marija.G105]));&quot;room&quot;;IF(ISNUMBER(SEARCH(&quot;area&quot;;[varialbes_from_Marija.G10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5]" office:value-type="string" office:string-value="pt3.13.room">
            <text:p>pt3.13.room</text:p>
          </table:table-cell>
          <table:table-cell table:style-name="ce3" table:formula="of:=[varialbes_from_Marija.E106]" office:value-type="string" office:string-value="3">
            <text:p>3</text:p>
          </table:table-cell>
          <table:table-cell table:style-name="ce4" table:formula="of:=IF([varialbes_from_Marija.G106]=&quot;room&quot;;CONCATENATE(&quot;pt&quot;;[varialbes_from_Marija.E106];&quot;.floor&quot;);CONCATENATE(&quot;pt&quot;;[varialbes_from_Marija.F106];&quot;.room&quot;))" office:value-type="string" office:string-value="pt3.floor">
            <text:p>pt3.floor</text:p>
          </table:table-cell>
          <table:table-cell table:style-name="ce3" table:formula="of:=CONCATENATE([varialbes_from_Marija.G106];&quot;.pt&quot;;[varialbes_from_Marija.F106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6]));&quot;desk&quot;;IF(ISNUMBER(SEARCH(&quot;room&quot;;[varialbes_from_Marija.G106]));&quot;room&quot;;IF(ISNUMBER(SEARCH(&quot;area&quot;;[varialbes_from_Marija.G10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6]" office:value-type="string" office:string-value="pt3.13.room">
            <text:p>pt3.13.room</text:p>
          </table:table-cell>
          <table:table-cell table:style-name="ce3" table:formula="of:=[varialbes_from_Marija.E107]" office:value-type="string" office:string-value="3">
            <text:p>3</text:p>
          </table:table-cell>
          <table:table-cell table:style-name="ce4" table:formula="of:=IF([varialbes_from_Marija.G107]=&quot;room&quot;;CONCATENATE(&quot;pt&quot;;[varialbes_from_Marija.E107];&quot;.floor&quot;);CONCATENATE(&quot;pt&quot;;[varialbes_from_Marija.F107];&quot;.room&quot;))" office:value-type="string" office:string-value="pt3.floor">
            <text:p>pt3.floor</text:p>
          </table:table-cell>
          <table:table-cell table:style-name="ce3" table:formula="of:=CONCATENATE([varialbes_from_Marija.G107];&quot;.pt&quot;;[varialbes_from_Marija.F107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7]));&quot;desk&quot;;IF(ISNUMBER(SEARCH(&quot;room&quot;;[varialbes_from_Marija.G107]));&quot;room&quot;;IF(ISNUMBER(SEARCH(&quot;area&quot;;[varialbes_from_Marija.G10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7]" office:value-type="string" office:string-value="pt3.13.room">
            <text:p>pt3.13.room</text:p>
          </table:table-cell>
          <table:table-cell table:style-name="ce3" table:formula="of:=[varialbes_from_Marija.E108]" office:value-type="string" office:string-value="3">
            <text:p>3</text:p>
          </table:table-cell>
          <table:table-cell table:style-name="ce4" table:formula="of:=IF([varialbes_from_Marija.G108]=&quot;room&quot;;CONCATENATE(&quot;pt&quot;;[varialbes_from_Marija.E108];&quot;.floor&quot;);CONCATENATE(&quot;pt&quot;;[varialbes_from_Marija.F108];&quot;.room&quot;))" office:value-type="string" office:string-value="pt3.floor">
            <text:p>pt3.floor</text:p>
          </table:table-cell>
          <table:table-cell table:style-name="ce3" table:formula="of:=CONCATENATE([varialbes_from_Marija.G108];&quot;.pt&quot;;[varialbes_from_Marija.F108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8]));&quot;desk&quot;;IF(ISNUMBER(SEARCH(&quot;room&quot;;[varialbes_from_Marija.G108]));&quot;room&quot;;IF(ISNUMBER(SEARCH(&quot;area&quot;;[varialbes_from_Marija.G10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8]" office:value-type="string" office:string-value="pt3.13.room">
            <text:p>pt3.13.room</text:p>
          </table:table-cell>
          <table:table-cell table:style-name="ce3" table:formula="of:=[varialbes_from_Marija.E109]" office:value-type="string" office:string-value="3">
            <text:p>3</text:p>
          </table:table-cell>
          <table:table-cell table:style-name="ce4" table:formula="of:=IF([varialbes_from_Marija.G109]=&quot;room&quot;;CONCATENATE(&quot;pt&quot;;[varialbes_from_Marija.E109];&quot;.floor&quot;);CONCATENATE(&quot;pt&quot;;[varialbes_from_Marija.F109];&quot;.room&quot;))" office:value-type="string" office:string-value="pt3.floor">
            <text:p>pt3.floor</text:p>
          </table:table-cell>
          <table:table-cell table:style-name="ce3" table:formula="of:=CONCATENATE([varialbes_from_Marija.G109];&quot;.pt&quot;;[varialbes_from_Marija.F109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09]));&quot;desk&quot;;IF(ISNUMBER(SEARCH(&quot;room&quot;;[varialbes_from_Marija.G109]));&quot;room&quot;;IF(ISNUMBER(SEARCH(&quot;area&quot;;[varialbes_from_Marija.G10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09]" office:value-type="string" office:string-value="pt3.13.room">
            <text:p>pt3.13.room</text:p>
          </table:table-cell>
          <table:table-cell table:style-name="ce3" table:formula="of:=[varialbes_from_Marija.E110]" office:value-type="string" office:string-value="3">
            <text:p>3</text:p>
          </table:table-cell>
          <table:table-cell table:style-name="ce4" table:formula="of:=IF([varialbes_from_Marija.G110]=&quot;room&quot;;CONCATENATE(&quot;pt&quot;;[varialbes_from_Marija.E110];&quot;.floor&quot;);CONCATENATE(&quot;pt&quot;;[varialbes_from_Marija.F110];&quot;.room&quot;))" office:value-type="string" office:string-value="pt3.floor">
            <text:p>pt3.floor</text:p>
          </table:table-cell>
          <table:table-cell table:style-name="ce3" table:formula="of:=CONCATENATE([varialbes_from_Marija.G110];&quot;.pt&quot;;[varialbes_from_Marija.F110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0]));&quot;desk&quot;;IF(ISNUMBER(SEARCH(&quot;room&quot;;[varialbes_from_Marija.G110]));&quot;room&quot;;IF(ISNUMBER(SEARCH(&quot;area&quot;;[varialbes_from_Marija.G11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10]" office:value-type="string" office:string-value="pt.">
            <text:p>pt.</text:p>
          </table:table-cell>
          <table:table-cell table:style-name="ce3" table:formula="of:=[varialbes_from_Marija.E111]" office:value-type="float" office:value="0">
            <text:p>0</text:p>
          </table:table-cell>
          <table:table-cell table:style-name="ce4" table:formula="of:=IF([varialbes_from_Marija.G111]=&quot;room&quot;;CONCATENATE(&quot;pt&quot;;[varialbes_from_Marija.E111];&quot;.floor&quot;);CONCATENATE(&quot;pt&quot;;[varialbes_from_Marija.F111];&quot;.room&quot;))" office:value-type="string" office:string-value="pt.room">
            <text:p>pt.room</text:p>
          </table:table-cell>
          <table:table-cell table:style-name="ce3" table:formula="of:=CONCATENATE([varialbes_from_Marija.G111];&quot;.pt&quot;;[varialbes_from_Marija.F111])" office:value-type="string" office:string-value=".pt">
            <text:p>.pt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1]));&quot;desk&quot;;IF(ISNUMBER(SEARCH(&quot;room&quot;;[varialbes_from_Marija.G111]));&quot;room&quot;;IF(ISNUMBER(SEARCH(&quot;area&quot;;[varialbes_from_Marija.G111]));&quot;area&quot;;&quot;notknown&quot;)))" office:value-type="string" office:string-value="notknown">
            <text:p>notknown</text:p>
          </table:table-cell>
          <table:table-cell table:number-columns-repeated="1017"/>
        </table:table-row>
        <table:table-row table:style-name="ro10">
          <table:table-cell table:style-name="ce2" table:formula="of:=[Variables_list_new.C111]" office:value-type="string" office:string-value="pt3.26.desk1">
            <text:p>pt3.26.desk1</text:p>
          </table:table-cell>
          <table:table-cell table:style-name="ce3" table:formula="of:=[varialbes_from_Marija.E112]" office:value-type="string" office:string-value="3">
            <text:p>3</text:p>
          </table:table-cell>
          <table:table-cell table:style-name="ce4" table:formula="of:=IF([varialbes_from_Marija.G112]=&quot;room&quot;;CONCATENATE(&quot;pt&quot;;[varialbes_from_Marija.E112];&quot;.floor&quot;);CONCATENATE(&quot;pt&quot;;[varialbes_from_Marija.F112];&quot;.room&quot;))" office:value-type="string" office:string-value="pt3.26.room">
            <text:p>pt3.26.room</text:p>
          </table:table-cell>
          <table:table-cell table:style-name="ce3" table:formula="of:=CONCATENATE([varialbes_from_Marija.G112];&quot;.pt&quot;;[varialbes_from_Marija.F112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2]));&quot;desk&quot;;IF(ISNUMBER(SEARCH(&quot;room&quot;;[varialbes_from_Marija.G112]));&quot;room&quot;;IF(ISNUMBER(SEARCH(&quot;area&quot;;[varialbes_from_Marija.G112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2]" office:value-type="string" office:string-value="pt3.26.desk1">
            <text:p>pt3.26.desk1</text:p>
          </table:table-cell>
          <table:table-cell table:style-name="ce3" table:formula="of:=[varialbes_from_Marija.E113]" office:value-type="string" office:string-value="3">
            <text:p>3</text:p>
          </table:table-cell>
          <table:table-cell table:style-name="ce4" table:formula="of:=IF([varialbes_from_Marija.G113]=&quot;room&quot;;CONCATENATE(&quot;pt&quot;;[varialbes_from_Marija.E113];&quot;.floor&quot;);CONCATENATE(&quot;pt&quot;;[varialbes_from_Marija.F113];&quot;.room&quot;))" office:value-type="string" office:string-value="pt3.26.room">
            <text:p>pt3.26.room</text:p>
          </table:table-cell>
          <table:table-cell table:style-name="ce3" table:formula="of:=CONCATENATE([varialbes_from_Marija.G113];&quot;.pt&quot;;[varialbes_from_Marija.F113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3]));&quot;desk&quot;;IF(ISNUMBER(SEARCH(&quot;room&quot;;[varialbes_from_Marija.G113]));&quot;room&quot;;IF(ISNUMBER(SEARCH(&quot;area&quot;;[varialbes_from_Marija.G113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3]" office:value-type="string" office:string-value="pt3.26.desk2">
            <text:p>pt3.26.desk2</text:p>
          </table:table-cell>
          <table:table-cell table:style-name="ce3" table:formula="of:=[varialbes_from_Marija.E114]" office:value-type="string" office:string-value="3">
            <text:p>3</text:p>
          </table:table-cell>
          <table:table-cell table:style-name="ce4" table:formula="of:=IF([varialbes_from_Marija.G114]=&quot;room&quot;;CONCATENATE(&quot;pt&quot;;[varialbes_from_Marija.E114];&quot;.floor&quot;);CONCATENATE(&quot;pt&quot;;[varialbes_from_Marija.F114];&quot;.room&quot;))" office:value-type="string" office:string-value="pt3.26.room">
            <text:p>pt3.26.room</text:p>
          </table:table-cell>
          <table:table-cell table:style-name="ce3" table:formula="of:=CONCATENATE([varialbes_from_Marija.G114];&quot;.pt&quot;;[varialbes_from_Marija.F114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4]));&quot;desk&quot;;IF(ISNUMBER(SEARCH(&quot;room&quot;;[varialbes_from_Marija.G114]));&quot;room&quot;;IF(ISNUMBER(SEARCH(&quot;area&quot;;[varialbes_from_Marija.G114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4]" office:value-type="string" office:string-value="pt3.26.desk2">
            <text:p>pt3.26.desk2</text:p>
          </table:table-cell>
          <table:table-cell table:style-name="ce3" table:formula="of:=[varialbes_from_Marija.E115]" office:value-type="string" office:string-value="3">
            <text:p>3</text:p>
          </table:table-cell>
          <table:table-cell table:style-name="ce4" table:formula="of:=IF([varialbes_from_Marija.G115]=&quot;room&quot;;CONCATENATE(&quot;pt&quot;;[varialbes_from_Marija.E115];&quot;.floor&quot;);CONCATENATE(&quot;pt&quot;;[varialbes_from_Marija.F115];&quot;.room&quot;))" office:value-type="string" office:string-value="pt3.26.room">
            <text:p>pt3.26.room</text:p>
          </table:table-cell>
          <table:table-cell table:style-name="ce3" table:formula="of:=CONCATENATE([varialbes_from_Marija.G115];&quot;.pt&quot;;[varialbes_from_Marija.F115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5]));&quot;desk&quot;;IF(ISNUMBER(SEARCH(&quot;room&quot;;[varialbes_from_Marija.G115]));&quot;room&quot;;IF(ISNUMBER(SEARCH(&quot;area&quot;;[varialbes_from_Marija.G115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5]" office:value-type="string" office:string-value="pt3.26.desk3">
            <text:p>pt3.26.desk3</text:p>
          </table:table-cell>
          <table:table-cell table:style-name="ce3" table:formula="of:=[varialbes_from_Marija.E116]" office:value-type="string" office:string-value="3">
            <text:p>3</text:p>
          </table:table-cell>
          <table:table-cell table:style-name="ce4" table:formula="of:=IF([varialbes_from_Marija.G116]=&quot;room&quot;;CONCATENATE(&quot;pt&quot;;[varialbes_from_Marija.E116];&quot;.floor&quot;);CONCATENATE(&quot;pt&quot;;[varialbes_from_Marija.F116];&quot;.room&quot;))" office:value-type="string" office:string-value="pt3.26.room">
            <text:p>pt3.26.room</text:p>
          </table:table-cell>
          <table:table-cell table:style-name="ce3" table:formula="of:=CONCATENATE([varialbes_from_Marija.G116];&quot;.pt&quot;;[varialbes_from_Marija.F116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6]));&quot;desk&quot;;IF(ISNUMBER(SEARCH(&quot;room&quot;;[varialbes_from_Marija.G116]));&quot;room&quot;;IF(ISNUMBER(SEARCH(&quot;area&quot;;[varialbes_from_Marija.G116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6]" office:value-type="string" office:string-value="pt3.26.desk3">
            <text:p>pt3.26.desk3</text:p>
          </table:table-cell>
          <table:table-cell table:style-name="ce3" table:formula="of:=[varialbes_from_Marija.E117]" office:value-type="string" office:string-value="3">
            <text:p>3</text:p>
          </table:table-cell>
          <table:table-cell table:style-name="ce4" table:formula="of:=IF([varialbes_from_Marija.G117]=&quot;room&quot;;CONCATENATE(&quot;pt&quot;;[varialbes_from_Marija.E117];&quot;.floor&quot;);CONCATENATE(&quot;pt&quot;;[varialbes_from_Marija.F117];&quot;.room&quot;))" office:value-type="string" office:string-value="pt3.26.room">
            <text:p>pt3.26.room</text:p>
          </table:table-cell>
          <table:table-cell table:style-name="ce3" table:formula="of:=CONCATENATE([varialbes_from_Marija.G117];&quot;.pt&quot;;[varialbes_from_Marija.F117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7]));&quot;desk&quot;;IF(ISNUMBER(SEARCH(&quot;room&quot;;[varialbes_from_Marija.G117]));&quot;room&quot;;IF(ISNUMBER(SEARCH(&quot;area&quot;;[varialbes_from_Marija.G117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7]" office:value-type="string" office:string-value="pt3.26.desk4">
            <text:p>pt3.26.desk4</text:p>
          </table:table-cell>
          <table:table-cell table:style-name="ce3" table:formula="of:=[varialbes_from_Marija.E118]" office:value-type="string" office:string-value="3">
            <text:p>3</text:p>
          </table:table-cell>
          <table:table-cell table:style-name="ce4" table:formula="of:=IF([varialbes_from_Marija.G118]=&quot;room&quot;;CONCATENATE(&quot;pt&quot;;[varialbes_from_Marija.E118];&quot;.floor&quot;);CONCATENATE(&quot;pt&quot;;[varialbes_from_Marija.F118];&quot;.room&quot;))" office:value-type="string" office:string-value="pt3.26.room">
            <text:p>pt3.26.room</text:p>
          </table:table-cell>
          <table:table-cell table:style-name="ce3" table:formula="of:=CONCATENATE([varialbes_from_Marija.G118];&quot;.pt&quot;;[varialbes_from_Marija.F118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8]));&quot;desk&quot;;IF(ISNUMBER(SEARCH(&quot;room&quot;;[varialbes_from_Marija.G118]));&quot;room&quot;;IF(ISNUMBER(SEARCH(&quot;area&quot;;[varialbes_from_Marija.G118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8]" office:value-type="string" office:string-value="pt3.26.desk4">
            <text:p>pt3.26.desk4</text:p>
          </table:table-cell>
          <table:table-cell table:style-name="ce3" table:formula="of:=[varialbes_from_Marija.E119]" office:value-type="string" office:string-value="3">
            <text:p>3</text:p>
          </table:table-cell>
          <table:table-cell table:style-name="ce4" table:formula="of:=IF([varialbes_from_Marija.G119]=&quot;room&quot;;CONCATENATE(&quot;pt&quot;;[varialbes_from_Marija.E119];&quot;.floor&quot;);CONCATENATE(&quot;pt&quot;;[varialbes_from_Marija.F119];&quot;.room&quot;))" office:value-type="string" office:string-value="pt3.26.room">
            <text:p>pt3.26.room</text:p>
          </table:table-cell>
          <table:table-cell table:style-name="ce3" table:formula="of:=CONCATENATE([varialbes_from_Marija.G119];&quot;.pt&quot;;[varialbes_from_Marija.F119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19]));&quot;desk&quot;;IF(ISNUMBER(SEARCH(&quot;room&quot;;[varialbes_from_Marija.G119]));&quot;room&quot;;IF(ISNUMBER(SEARCH(&quot;area&quot;;[varialbes_from_Marija.G119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19]" office:value-type="string" office:string-value="pt3.26.desk1">
            <text:p>pt3.26.desk1</text:p>
          </table:table-cell>
          <table:table-cell table:style-name="ce3" table:formula="of:=[varialbes_from_Marija.E120]" office:value-type="string" office:string-value="3">
            <text:p>3</text:p>
          </table:table-cell>
          <table:table-cell table:style-name="ce4" table:formula="of:=IF([varialbes_from_Marija.G120]=&quot;room&quot;;CONCATENATE(&quot;pt&quot;;[varialbes_from_Marija.E120];&quot;.floor&quot;);CONCATENATE(&quot;pt&quot;;[varialbes_from_Marija.F120];&quot;.room&quot;))" office:value-type="string" office:string-value="pt3.26.room">
            <text:p>pt3.26.room</text:p>
          </table:table-cell>
          <table:table-cell table:style-name="ce3" table:formula="of:=CONCATENATE([varialbes_from_Marija.G120];&quot;.pt&quot;;[varialbes_from_Marija.F120])" office:value-type="string" office:string-value="desk1.pt3.26">
            <text:p>desk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0]));&quot;desk&quot;;IF(ISNUMBER(SEARCH(&quot;room&quot;;[varialbes_from_Marija.G120]));&quot;room&quot;;IF(ISNUMBER(SEARCH(&quot;area&quot;;[varialbes_from_Marija.G120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20]" office:value-type="string" office:string-value="pt3.26.desk2">
            <text:p>pt3.26.desk2</text:p>
          </table:table-cell>
          <table:table-cell table:style-name="ce3" table:formula="of:=[varialbes_from_Marija.E121]" office:value-type="string" office:string-value="3">
            <text:p>3</text:p>
          </table:table-cell>
          <table:table-cell table:style-name="ce4" table:formula="of:=IF([varialbes_from_Marija.G121]=&quot;room&quot;;CONCATENATE(&quot;pt&quot;;[varialbes_from_Marija.E121];&quot;.floor&quot;);CONCATENATE(&quot;pt&quot;;[varialbes_from_Marija.F121];&quot;.room&quot;))" office:value-type="string" office:string-value="pt3.26.room">
            <text:p>pt3.26.room</text:p>
          </table:table-cell>
          <table:table-cell table:style-name="ce3" table:formula="of:=CONCATENATE([varialbes_from_Marija.G121];&quot;.pt&quot;;[varialbes_from_Marija.F121])" office:value-type="string" office:string-value="desk2.pt3.26">
            <text:p>desk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1]));&quot;desk&quot;;IF(ISNUMBER(SEARCH(&quot;room&quot;;[varialbes_from_Marija.G121]));&quot;room&quot;;IF(ISNUMBER(SEARCH(&quot;area&quot;;[varialbes_from_Marija.G121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21]" office:value-type="string" office:string-value="pt3.26.desk3">
            <text:p>pt3.26.desk3</text:p>
          </table:table-cell>
          <table:table-cell table:style-name="ce3" table:formula="of:=[varialbes_from_Marija.E122]" office:value-type="string" office:string-value="3">
            <text:p>3</text:p>
          </table:table-cell>
          <table:table-cell table:style-name="ce4" table:formula="of:=IF([varialbes_from_Marija.G122]=&quot;room&quot;;CONCATENATE(&quot;pt&quot;;[varialbes_from_Marija.E122];&quot;.floor&quot;);CONCATENATE(&quot;pt&quot;;[varialbes_from_Marija.F122];&quot;.room&quot;))" office:value-type="string" office:string-value="pt3.26.room">
            <text:p>pt3.26.room</text:p>
          </table:table-cell>
          <table:table-cell table:style-name="ce3" table:formula="of:=CONCATENATE([varialbes_from_Marija.G122];&quot;.pt&quot;;[varialbes_from_Marija.F122])" office:value-type="string" office:string-value="desk3.pt3.26">
            <text:p>desk3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2]));&quot;desk&quot;;IF(ISNUMBER(SEARCH(&quot;room&quot;;[varialbes_from_Marija.G122]));&quot;room&quot;;IF(ISNUMBER(SEARCH(&quot;area&quot;;[varialbes_from_Marija.G122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22]" office:value-type="string" office:string-value="pt3.26.desk4">
            <text:p>pt3.26.desk4</text:p>
          </table:table-cell>
          <table:table-cell table:style-name="ce3" table:formula="of:=[varialbes_from_Marija.E123]" office:value-type="string" office:string-value="3">
            <text:p>3</text:p>
          </table:table-cell>
          <table:table-cell table:style-name="ce4" table:formula="of:=IF([varialbes_from_Marija.G123]=&quot;room&quot;;CONCATENATE(&quot;pt&quot;;[varialbes_from_Marija.E123];&quot;.floor&quot;);CONCATENATE(&quot;pt&quot;;[varialbes_from_Marija.F123];&quot;.room&quot;))" office:value-type="string" office:string-value="pt3.26.room">
            <text:p>pt3.26.room</text:p>
          </table:table-cell>
          <table:table-cell table:style-name="ce3" table:formula="of:=CONCATENATE([varialbes_from_Marija.G123];&quot;.pt&quot;;[varialbes_from_Marija.F123])" office:value-type="string" office:string-value="desk4.pt3.26">
            <text:p>desk4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3]));&quot;desk&quot;;IF(ISNUMBER(SEARCH(&quot;room&quot;;[varialbes_from_Marija.G123]));&quot;room&quot;;IF(ISNUMBER(SEARCH(&quot;area&quot;;[varialbes_from_Marija.G123]));&quot;area&quot;;&quot;notknown&quot;)))" office:value-type="string" office:string-value="desk">
            <text:p>desk</text:p>
          </table:table-cell>
          <table:table-cell table:number-columns-repeated="1017"/>
        </table:table-row>
        <table:table-row table:style-name="ro10">
          <table:table-cell table:style-name="ce2" table:formula="of:=[Variables_list_new.C123]" office:value-type="string" office:string-value="pt3.26.room">
            <text:p>pt3.26.room</text:p>
          </table:table-cell>
          <table:table-cell table:style-name="ce3" table:formula="of:=[varialbes_from_Marija.E124]" office:value-type="string" office:string-value="3">
            <text:p>3</text:p>
          </table:table-cell>
          <table:table-cell table:style-name="ce4" table:formula="of:=IF([varialbes_from_Marija.G124]=&quot;room&quot;;CONCATENATE(&quot;pt&quot;;[varialbes_from_Marija.E124];&quot;.floor&quot;);CONCATENATE(&quot;pt&quot;;[varialbes_from_Marija.F124];&quot;.room&quot;))" office:value-type="string" office:string-value="pt3.floor">
            <text:p>pt3.floor</text:p>
          </table:table-cell>
          <table:table-cell table:style-name="ce3" table:formula="of:=CONCATENATE([varialbes_from_Marija.G124];&quot;.pt&quot;;[varialbes_from_Marija.F124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4]));&quot;desk&quot;;IF(ISNUMBER(SEARCH(&quot;room&quot;;[varialbes_from_Marija.G124]));&quot;room&quot;;IF(ISNUMBER(SEARCH(&quot;area&quot;;[varialbes_from_Marija.G124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24]" office:value-type="string" office:string-value="pt3.26.room">
            <text:p>pt3.26.room</text:p>
          </table:table-cell>
          <table:table-cell table:style-name="ce3" table:formula="of:=[varialbes_from_Marija.E125]" office:value-type="string" office:string-value="3">
            <text:p>3</text:p>
          </table:table-cell>
          <table:table-cell table:style-name="ce4" table:formula="of:=IF([varialbes_from_Marija.G125]=&quot;room&quot;;CONCATENATE(&quot;pt&quot;;[varialbes_from_Marija.E125];&quot;.floor&quot;);CONCATENATE(&quot;pt&quot;;[varialbes_from_Marija.F125];&quot;.room&quot;))" office:value-type="string" office:string-value="pt3.floor">
            <text:p>pt3.floor</text:p>
          </table:table-cell>
          <table:table-cell table:style-name="ce3" table:formula="of:=CONCATENATE([varialbes_from_Marija.G125];&quot;.pt&quot;;[varialbes_from_Marija.F125])" office:value-type="string" office:string-value="room.pt3.26">
            <text:p>room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5]));&quot;desk&quot;;IF(ISNUMBER(SEARCH(&quot;room&quot;;[varialbes_from_Marija.G125]));&quot;room&quot;;IF(ISNUMBER(SEARCH(&quot;area&quot;;[varialbes_from_Marija.G12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25]" office:value-type="string" office:string-value="pt3.13.room">
            <text:p>pt3.13.room</text:p>
          </table:table-cell>
          <table:table-cell table:style-name="ce3" table:formula="of:=[varialbes_from_Marija.E126]" office:value-type="string" office:string-value="3">
            <text:p>3</text:p>
          </table:table-cell>
          <table:table-cell table:style-name="ce4" table:formula="of:=IF([varialbes_from_Marija.G126]=&quot;room&quot;;CONCATENATE(&quot;pt&quot;;[varialbes_from_Marija.E126];&quot;.floor&quot;);CONCATENATE(&quot;pt&quot;;[varialbes_from_Marija.F126];&quot;.room&quot;))" office:value-type="string" office:string-value="pt3.floor">
            <text:p>pt3.floor</text:p>
          </table:table-cell>
          <table:table-cell table:style-name="ce3" table:formula="of:=CONCATENATE([varialbes_from_Marija.G126];&quot;.pt&quot;;[varialbes_from_Marija.F126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6]));&quot;desk&quot;;IF(ISNUMBER(SEARCH(&quot;room&quot;;[varialbes_from_Marija.G126]));&quot;room&quot;;IF(ISNUMBER(SEARCH(&quot;area&quot;;[varialbes_from_Marija.G12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26]" office:value-type="string" office:string-value="pt3.13.room">
            <text:p>pt3.13.room</text:p>
          </table:table-cell>
          <table:table-cell table:style-name="ce3" table:formula="of:=[varialbes_from_Marija.E127]" office:value-type="string" office:string-value="3">
            <text:p>3</text:p>
          </table:table-cell>
          <table:table-cell table:style-name="ce4" table:formula="of:=IF([varialbes_from_Marija.G127]=&quot;room&quot;;CONCATENATE(&quot;pt&quot;;[varialbes_from_Marija.E127];&quot;.floor&quot;);CONCATENATE(&quot;pt&quot;;[varialbes_from_Marija.F127];&quot;.room&quot;))" office:value-type="string" office:string-value="pt3.floor">
            <text:p>pt3.floor</text:p>
          </table:table-cell>
          <table:table-cell table:style-name="ce3" table:formula="of:=CONCATENATE([varialbes_from_Marija.G127];&quot;.pt&quot;;[varialbes_from_Marija.F127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7]));&quot;desk&quot;;IF(ISNUMBER(SEARCH(&quot;room&quot;;[varialbes_from_Marija.G127]));&quot;room&quot;;IF(ISNUMBER(SEARCH(&quot;area&quot;;[varialbes_from_Marija.G12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27]" office:value-type="string" office:string-value="pt3.13.room">
            <text:p>pt3.13.room</text:p>
          </table:table-cell>
          <table:table-cell table:style-name="ce3" table:formula="of:=[varialbes_from_Marija.E128]" office:value-type="string" office:string-value="3">
            <text:p>3</text:p>
          </table:table-cell>
          <table:table-cell table:style-name="ce4" table:formula="of:=IF([varialbes_from_Marija.G128]=&quot;room&quot;;CONCATENATE(&quot;pt&quot;;[varialbes_from_Marija.E128];&quot;.floor&quot;);CONCATENATE(&quot;pt&quot;;[varialbes_from_Marija.F128];&quot;.room&quot;))" office:value-type="string" office:string-value="pt3.floor">
            <text:p>pt3.floor</text:p>
          </table:table-cell>
          <table:table-cell table:style-name="ce3" table:formula="of:=CONCATENATE([varialbes_from_Marija.G128];&quot;.pt&quot;;[varialbes_from_Marija.F128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8]));&quot;desk&quot;;IF(ISNUMBER(SEARCH(&quot;room&quot;;[varialbes_from_Marija.G128]));&quot;room&quot;;IF(ISNUMBER(SEARCH(&quot;area&quot;;[varialbes_from_Marija.G12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28]" office:value-type="string" office:string-value="pt3.13.room">
            <text:p>pt3.13.room</text:p>
          </table:table-cell>
          <table:table-cell table:style-name="ce3" table:formula="of:=[varialbes_from_Marija.E129]" office:value-type="string" office:string-value="3">
            <text:p>3</text:p>
          </table:table-cell>
          <table:table-cell table:style-name="ce4" table:formula="of:=IF([varialbes_from_Marija.G129]=&quot;room&quot;;CONCATENATE(&quot;pt&quot;;[varialbes_from_Marija.E129];&quot;.floor&quot;);CONCATENATE(&quot;pt&quot;;[varialbes_from_Marija.F129];&quot;.room&quot;))" office:value-type="string" office:string-value="pt3.floor">
            <text:p>pt3.floor</text:p>
          </table:table-cell>
          <table:table-cell table:style-name="ce3" table:formula="of:=CONCATENATE([varialbes_from_Marija.G129];&quot;.pt&quot;;[varialbes_from_Marija.F129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29]));&quot;desk&quot;;IF(ISNUMBER(SEARCH(&quot;room&quot;;[varialbes_from_Marija.G129]));&quot;room&quot;;IF(ISNUMBER(SEARCH(&quot;area&quot;;[varialbes_from_Marija.G12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29]" office:value-type="string" office:string-value="pt3.13.room">
            <text:p>pt3.13.room</text:p>
          </table:table-cell>
          <table:table-cell table:style-name="ce3" table:formula="of:=[varialbes_from_Marija.E130]" office:value-type="string" office:string-value="3">
            <text:p>3</text:p>
          </table:table-cell>
          <table:table-cell table:style-name="ce4" table:formula="of:=IF([varialbes_from_Marija.G130]=&quot;room&quot;;CONCATENATE(&quot;pt&quot;;[varialbes_from_Marija.E130];&quot;.floor&quot;);CONCATENATE(&quot;pt&quot;;[varialbes_from_Marija.F130];&quot;.room&quot;))" office:value-type="string" office:string-value="pt3.floor">
            <text:p>pt3.floor</text:p>
          </table:table-cell>
          <table:table-cell table:style-name="ce3" table:formula="of:=CONCATENATE([varialbes_from_Marija.G130];&quot;.pt&quot;;[varialbes_from_Marija.F130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0]));&quot;desk&quot;;IF(ISNUMBER(SEARCH(&quot;room&quot;;[varialbes_from_Marija.G130]));&quot;room&quot;;IF(ISNUMBER(SEARCH(&quot;area&quot;;[varialbes_from_Marija.G13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30]" office:value-type="string" office:string-value="pt3.26.area1">
            <text:p>pt3.26.area1</text:p>
          </table:table-cell>
          <table:table-cell table:style-name="ce3" table:formula="of:=[varialbes_from_Marija.E131]" office:value-type="string" office:string-value="3">
            <text:p>3</text:p>
          </table:table-cell>
          <table:table-cell table:style-name="ce4" table:formula="of:=IF([varialbes_from_Marija.G131]=&quot;room&quot;;CONCATENATE(&quot;pt&quot;;[varialbes_from_Marija.E131];&quot;.floor&quot;);CONCATENATE(&quot;pt&quot;;[varialbes_from_Marija.F131];&quot;.room&quot;))" office:value-type="string" office:string-value="pt3.26.room">
            <text:p>pt3.26.room</text:p>
          </table:table-cell>
          <table:table-cell table:style-name="ce3" table:formula="of:=CONCATENATE([varialbes_from_Marija.G131];&quot;.pt&quot;;[varialbes_from_Marija.F131])" office:value-type="string" office:string-value="area1.pt3.26">
            <text:p>area1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1]));&quot;desk&quot;;IF(ISNUMBER(SEARCH(&quot;room&quot;;[varialbes_from_Marija.G131]));&quot;room&quot;;IF(ISNUMBER(SEARCH(&quot;area&quot;;[varialbes_from_Marija.G131]));&quot;area&quot;;&quot;notknown&quot;)))" office:value-type="string" office:string-value="area">
            <text:p>area</text:p>
          </table:table-cell>
          <table:table-cell table:number-columns-repeated="1017"/>
        </table:table-row>
        <table:table-row table:style-name="ro10">
          <table:table-cell table:style-name="ce2" table:formula="of:=[Variables_list_new.C131]" office:value-type="string" office:string-value="pt3.26.area2">
            <text:p>pt3.26.area2</text:p>
          </table:table-cell>
          <table:table-cell table:style-name="ce3" table:formula="of:=[varialbes_from_Marija.E132]" office:value-type="string" office:string-value="3">
            <text:p>3</text:p>
          </table:table-cell>
          <table:table-cell table:style-name="ce4" table:formula="of:=IF([varialbes_from_Marija.G132]=&quot;room&quot;;CONCATENATE(&quot;pt&quot;;[varialbes_from_Marija.E132];&quot;.floor&quot;);CONCATENATE(&quot;pt&quot;;[varialbes_from_Marija.F132];&quot;.room&quot;))" office:value-type="string" office:string-value="pt3.26.room">
            <text:p>pt3.26.room</text:p>
          </table:table-cell>
          <table:table-cell table:style-name="ce3" table:formula="of:=CONCATENATE([varialbes_from_Marija.G132];&quot;.pt&quot;;[varialbes_from_Marija.F132])" office:value-type="string" office:string-value="area2.pt3.26">
            <text:p>area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2]));&quot;desk&quot;;IF(ISNUMBER(SEARCH(&quot;room&quot;;[varialbes_from_Marija.G132]));&quot;room&quot;;IF(ISNUMBER(SEARCH(&quot;area&quot;;[varialbes_from_Marija.G132]));&quot;area&quot;;&quot;notknown&quot;)))" office:value-type="string" office:string-value="area">
            <text:p>area</text:p>
          </table:table-cell>
          <table:table-cell table:number-columns-repeated="1017"/>
        </table:table-row>
        <table:table-row table:style-name="ro10">
          <table:table-cell table:style-name="ce2" table:formula="of:=[Variables_list_new.C132]" office:value-type="string" office:string-value="pt3.26.area2">
            <text:p>pt3.26.area2</text:p>
          </table:table-cell>
          <table:table-cell table:style-name="ce3" table:formula="of:=[varialbes_from_Marija.E133]" office:value-type="string" office:string-value="3">
            <text:p>3</text:p>
          </table:table-cell>
          <table:table-cell table:style-name="ce4" table:formula="of:=IF([varialbes_from_Marija.G133]=&quot;room&quot;;CONCATENATE(&quot;pt&quot;;[varialbes_from_Marija.E133];&quot;.floor&quot;);CONCATENATE(&quot;pt&quot;;[varialbes_from_Marija.F133];&quot;.room&quot;))" office:value-type="string" office:string-value="pt3.26.room">
            <text:p>pt3.26.room</text:p>
          </table:table-cell>
          <table:table-cell table:style-name="ce3" table:formula="of:=CONCATENATE([varialbes_from_Marija.G133];&quot;.pt&quot;;[varialbes_from_Marija.F133])" office:value-type="string" office:string-value="area2.pt3.26">
            <text:p>area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3]));&quot;desk&quot;;IF(ISNUMBER(SEARCH(&quot;room&quot;;[varialbes_from_Marija.G133]));&quot;room&quot;;IF(ISNUMBER(SEARCH(&quot;area&quot;;[varialbes_from_Marija.G133]));&quot;area&quot;;&quot;notknown&quot;)))" office:value-type="string" office:string-value="area">
            <text:p>area</text:p>
          </table:table-cell>
          <table:table-cell table:number-columns-repeated="1017"/>
        </table:table-row>
        <table:table-row table:style-name="ro10">
          <table:table-cell table:style-name="ce2" table:formula="of:=[Variables_list_new.C133]" office:value-type="string" office:string-value="pt3.26.area2">
            <text:p>pt3.26.area2</text:p>
          </table:table-cell>
          <table:table-cell table:style-name="ce3" table:formula="of:=[varialbes_from_Marija.E134]" office:value-type="string" office:string-value="3">
            <text:p>3</text:p>
          </table:table-cell>
          <table:table-cell table:style-name="ce4" table:formula="of:=IF([varialbes_from_Marija.G134]=&quot;room&quot;;CONCATENATE(&quot;pt&quot;;[varialbes_from_Marija.E134];&quot;.floor&quot;);CONCATENATE(&quot;pt&quot;;[varialbes_from_Marija.F134];&quot;.room&quot;))" office:value-type="string" office:string-value="pt3.26.room">
            <text:p>pt3.26.room</text:p>
          </table:table-cell>
          <table:table-cell table:style-name="ce3" table:formula="of:=CONCATENATE([varialbes_from_Marija.G134];&quot;.pt&quot;;[varialbes_from_Marija.F134])" office:value-type="string" office:string-value="area2.pt3.26">
            <text:p>area2.pt3.26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4]));&quot;desk&quot;;IF(ISNUMBER(SEARCH(&quot;room&quot;;[varialbes_from_Marija.G134]));&quot;room&quot;;IF(ISNUMBER(SEARCH(&quot;area&quot;;[varialbes_from_Marija.G134]));&quot;area&quot;;&quot;notknown&quot;)))" office:value-type="string" office:string-value="area">
            <text:p>area</text:p>
          </table:table-cell>
          <table:table-cell table:number-columns-repeated="1017"/>
        </table:table-row>
        <table:table-row table:style-name="ro10">
          <table:table-cell table:style-name="ce2" table:formula="of:=[Variables_list_new.C134]" office:value-type="string" office:string-value="pt3.13.room">
            <text:p>pt3.13.room</text:p>
          </table:table-cell>
          <table:table-cell table:style-name="ce3" table:formula="of:=[varialbes_from_Marija.E135]" office:value-type="string" office:string-value="3">
            <text:p>3</text:p>
          </table:table-cell>
          <table:table-cell table:style-name="ce4" table:formula="of:=IF([varialbes_from_Marija.G135]=&quot;room&quot;;CONCATENATE(&quot;pt&quot;;[varialbes_from_Marija.E135];&quot;.floor&quot;);CONCATENATE(&quot;pt&quot;;[varialbes_from_Marija.F135];&quot;.room&quot;))" office:value-type="string" office:string-value="pt3.floor">
            <text:p>pt3.floor</text:p>
          </table:table-cell>
          <table:table-cell table:style-name="ce3" table:formula="of:=CONCATENATE([varialbes_from_Marija.G135];&quot;.pt&quot;;[varialbes_from_Marija.F135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5]));&quot;desk&quot;;IF(ISNUMBER(SEARCH(&quot;room&quot;;[varialbes_from_Marija.G135]));&quot;room&quot;;IF(ISNUMBER(SEARCH(&quot;area&quot;;[varialbes_from_Marija.G135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35]" office:value-type="string" office:string-value="pt3.13.room">
            <text:p>pt3.13.room</text:p>
          </table:table-cell>
          <table:table-cell table:style-name="ce3" table:formula="of:=[varialbes_from_Marija.E136]" office:value-type="string" office:string-value="3">
            <text:p>3</text:p>
          </table:table-cell>
          <table:table-cell table:style-name="ce4" table:formula="of:=IF([varialbes_from_Marija.G136]=&quot;room&quot;;CONCATENATE(&quot;pt&quot;;[varialbes_from_Marija.E136];&quot;.floor&quot;);CONCATENATE(&quot;pt&quot;;[varialbes_from_Marija.F136];&quot;.room&quot;))" office:value-type="string" office:string-value="pt3.floor">
            <text:p>pt3.floor</text:p>
          </table:table-cell>
          <table:table-cell table:style-name="ce3" table:formula="of:=CONCATENATE([varialbes_from_Marija.G136];&quot;.pt&quot;;[varialbes_from_Marija.F136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6]));&quot;desk&quot;;IF(ISNUMBER(SEARCH(&quot;room&quot;;[varialbes_from_Marija.G136]));&quot;room&quot;;IF(ISNUMBER(SEARCH(&quot;area&quot;;[varialbes_from_Marija.G136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36]" office:value-type="string" office:string-value="pt3.13.room">
            <text:p>pt3.13.room</text:p>
          </table:table-cell>
          <table:table-cell table:style-name="ce3" table:formula="of:=[varialbes_from_Marija.E137]" office:value-type="string" office:string-value="3">
            <text:p>3</text:p>
          </table:table-cell>
          <table:table-cell table:style-name="ce4" table:formula="of:=IF([varialbes_from_Marija.G137]=&quot;room&quot;;CONCATENATE(&quot;pt&quot;;[varialbes_from_Marija.E137];&quot;.floor&quot;);CONCATENATE(&quot;pt&quot;;[varialbes_from_Marija.F137];&quot;.room&quot;))" office:value-type="string" office:string-value="pt3.floor">
            <text:p>pt3.floor</text:p>
          </table:table-cell>
          <table:table-cell table:style-name="ce3" table:formula="of:=CONCATENATE([varialbes_from_Marija.G137];&quot;.pt&quot;;[varialbes_from_Marija.F137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7]));&quot;desk&quot;;IF(ISNUMBER(SEARCH(&quot;room&quot;;[varialbes_from_Marija.G137]));&quot;room&quot;;IF(ISNUMBER(SEARCH(&quot;area&quot;;[varialbes_from_Marija.G137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37]" office:value-type="string" office:string-value="pt3.13.room">
            <text:p>pt3.13.room</text:p>
          </table:table-cell>
          <table:table-cell table:style-name="ce3" table:formula="of:=[varialbes_from_Marija.E138]" office:value-type="string" office:string-value="3">
            <text:p>3</text:p>
          </table:table-cell>
          <table:table-cell table:style-name="ce4" table:formula="of:=IF([varialbes_from_Marija.G138]=&quot;room&quot;;CONCATENATE(&quot;pt&quot;;[varialbes_from_Marija.E138];&quot;.floor&quot;);CONCATENATE(&quot;pt&quot;;[varialbes_from_Marija.F138];&quot;.room&quot;))" office:value-type="string" office:string-value="pt3.floor">
            <text:p>pt3.floor</text:p>
          </table:table-cell>
          <table:table-cell table:style-name="ce3" table:formula="of:=CONCATENATE([varialbes_from_Marija.G138];&quot;.pt&quot;;[varialbes_from_Marija.F138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8]));&quot;desk&quot;;IF(ISNUMBER(SEARCH(&quot;room&quot;;[varialbes_from_Marija.G138]));&quot;room&quot;;IF(ISNUMBER(SEARCH(&quot;area&quot;;[varialbes_from_Marija.G138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38]" office:value-type="string" office:string-value="pt3.13.room">
            <text:p>pt3.13.room</text:p>
          </table:table-cell>
          <table:table-cell table:style-name="ce3" table:formula="of:=[varialbes_from_Marija.E139]" office:value-type="string" office:string-value="3">
            <text:p>3</text:p>
          </table:table-cell>
          <table:table-cell table:style-name="ce4" table:formula="of:=IF([varialbes_from_Marija.G139]=&quot;room&quot;;CONCATENATE(&quot;pt&quot;;[varialbes_from_Marija.E139];&quot;.floor&quot;);CONCATENATE(&quot;pt&quot;;[varialbes_from_Marija.F139];&quot;.room&quot;))" office:value-type="string" office:string-value="pt3.floor">
            <text:p>pt3.floor</text:p>
          </table:table-cell>
          <table:table-cell table:style-name="ce3" table:formula="of:=CONCATENATE([varialbes_from_Marija.G139];&quot;.pt&quot;;[varialbes_from_Marija.F139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39]));&quot;desk&quot;;IF(ISNUMBER(SEARCH(&quot;room&quot;;[varialbes_from_Marija.G139]));&quot;room&quot;;IF(ISNUMBER(SEARCH(&quot;area&quot;;[varialbes_from_Marija.G139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>
          <table:table-cell table:style-name="ce2" table:formula="of:=[Variables_list_new.C139]" office:value-type="string" office:string-value="pt3.13.room">
            <text:p>pt3.13.room</text:p>
          </table:table-cell>
          <table:table-cell table:style-name="ce3" table:formula="of:=[varialbes_from_Marija.E140]" office:value-type="string" office:string-value="3">
            <text:p>3</text:p>
          </table:table-cell>
          <table:table-cell table:style-name="ce4" table:formula="of:=IF([varialbes_from_Marija.G140]=&quot;room&quot;;CONCATENATE(&quot;pt&quot;;[varialbes_from_Marija.E140];&quot;.floor&quot;);CONCATENATE(&quot;pt&quot;;[varialbes_from_Marija.F140];&quot;.room&quot;))" office:value-type="string" office:string-value="pt3.floor">
            <text:p>pt3.floor</text:p>
          </table:table-cell>
          <table:table-cell table:style-name="ce3" table:formula="of:=CONCATENATE([varialbes_from_Marija.G140];&quot;.pt&quot;;[varialbes_from_Marija.F140])" office:value-type="string" office:string-value="room.pt3.13">
            <text:p>room.pt3.13</text:p>
          </table:table-cell>
          <table:table-cell table:number-columns-repeated="2" table:style-name="ce6" office:value-type="string">
            <text:p>none</text:p>
          </table:table-cell>
          <table:table-cell table:style-name="ce3" table:formula="of:=IF(ISNUMBER(SEARCH(&quot;desk&quot;;[varialbes_from_Marija.G140]));&quot;desk&quot;;IF(ISNUMBER(SEARCH(&quot;room&quot;;[varialbes_from_Marija.G140]));&quot;room&quot;;IF(ISNUMBER(SEARCH(&quot;area&quot;;[varialbes_from_Marija.G140]));&quot;area&quot;;&quot;notknown&quot;)))" office:value-type="string" office:string-value="room">
            <text:p>room</text:p>
          </table:table-cell>
          <table:table-cell table:number-columns-repeated="1017"/>
        </table:table-row>
        <table:table-row table:style-name="ro10" table:number-rows-repeated="4">
          <table:table-cell table:style-name="ce2"/>
          <table:table-cell table:style-name="ce3"/>
          <table:table-cell table:style-name="ce4"/>
          <table:table-cell table:style-name="ce3"/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0" table:number-rows-repeated="2">
          <table:table-cell table:style-name="ce2"/>
          <table:table-cell table:style-name="ce3"/>
          <table:table-cell table:style-name="ce4"/>
          <table:table-cell table:style-name="ce3"/>
          <table:table-cell table:number-columns-repeated="2"/>
          <table:table-cell table:style-name="ce3"/>
          <table:table-cell table:number-columns-repeated="1017"/>
        </table:table-row>
        <table:table-row table:style-name="ro10" table:number-rows-repeated="2">
          <table:table-cell table:style-name="ce2"/>
          <table:table-cell/>
          <table:table-cell table:style-name="ce4"/>
          <table:table-cell table:number-columns-repeated="3"/>
          <table:table-cell table:style-name="ce3"/>
          <table:table-cell table:number-columns-repeated="1017"/>
        </table:table-row>
        <table:table-row table:style-name="ro10">
          <table:table-cell table:style-name="ce2"/>
          <table:table-cell/>
          <table:table-cell table:style-name="ce4"/>
          <table:table-cell table:number-columns-repeated="1021"/>
        </table:table-row>
        <table:table-row table:style-name="ro10" table:number-rows-repeated="3">
          <table:table-cell table:style-name="ce2"/>
          <table:table-cell table:number-columns-repeated="1023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4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Variables_list_new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visibility="collapse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6" table:number-columns-repeated="3" table:default-cell-style-name="Default"/>
        <table:table-column table:style-name="co28" table:default-cell-style-name="Default"/>
        <table:table-column table:style-name="co29" table:default-cell-style-name="ce16"/>
        <table:table-column table:style-name="co26" table:number-columns-repeated="997" table:default-cell-style-name="Default"/>
        <table:table-row table:style-name="ro1">
          <table:table-cell table:style-name="ce7" office:value-type="string">
            <text:p>1-VariableID</text:p>
          </table:table-cell>
          <table:table-cell table:style-name="ce7" office:value-type="string">
            <text:p>2-variableName</text:p>
          </table:table-cell>
          <table:table-cell table:style-name="ce7" office:value-type="string">
            <text:p>3-variableLoc</text:p>
          </table:table-cell>
          <table:table-cell table:style-name="ce7" office:value-type="string">
            <text:p>4-varControlability</text:p>
          </table:table-cell>
          <table:table-cell table:style-name="ce7" office:value-type="string">
            <text:p>5-varDomainStates</text:p>
          </table:table-cell>
          <table:table-cell table:style-name="ce7" office:value-type="string">
            <text:p>6-variable_serviceTypeID</text:p>
          </table:table-cell>
          <table:table-cell table:style-name="ce7" office:value-type="string">
            <text:p>7-datatype</text:p>
          </table:table-cell>
          <table:table-cell table:style-name="ce7" office:value-type="string">
            <text:p>8-operations</text:p>
          </table:table-cell>
          <table:table-cell table:style-name="ce7" office:value-type="string">
            <text:p>9-rmq_routingkey</text:p>
          </table:table-cell>
          <table:table-cell table:style-name="ce11" office:value-type="string">
            <text:p>10-Domain-states-all-in-string</text:p>
          </table:table-cell>
          <table:table-cell table:style-name="ce7"/>
          <table:table-cell table:style-name="ce16"/>
          <table:table-cell table:style-name="ce17"/>
          <table:table-cell table:style-name="ce14"/>
          <table:table-cell table:style-name="ce19" table:number-columns-repeated="13"/>
          <table:table-cell table:style-name="ce21" table:number-columns-repeated="997"/>
        </table:table-row>
        <table:table-row table:style-name="ro12">
          <table:table-cell table:formula="of:=[varialbes_from_Marija.B3]" office:value-type="string" office:string-value="distance1_326">
            <text:p>distance1_326</text:p>
          </table:table-cell>
          <table:table-cell table:formula="of:=[varialbes_from_Marija.B3]" office:value-type="string" office:string-value="distance1_326">
            <text:p>distance1_326</text:p>
          </table:table-cell>
          <table:table-cell table:style-name="ce8" table:formula="of:=CONCATENATE(&quot;pt&quot;;[varialbes_from_Marija.F3];&quot;.&quot;;[varialbes_from_Marija.G3])" office:value-type="string" office:string-value="pt3.26.desk1">
            <text:p>pt3.26.desk1</text:p>
          </table:table-cell>
          <table:table-cell table:style-name="ce9" table:formula="of:=[varialbes_from_Marija.P3]" office:value-type="boolean" office:boolean-value="false">
            <text:p>FALSE</text:p>
          </table:table-cell>
          <table:table-cell table:style-name="ce9" table:formula="of:=CONCATENATE( [varialbes_from_Marija.N3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3]" office:value-type="string" office:string-value="presence">
            <text:p>presence</text:p>
          </table:table-cell>
          <table:table-cell table:style-name="ce10" table:formula="of:=[varialbes_from_Marija.I3]" office:value-type="string" office:string-value="Integer">
            <text:p>Integer</text:p>
          </table:table-cell>
          <table:table-cell table:style-name="ce10" table:formula="of:=[varialbes_from_Marija.O3]" office:value-type="string" office:string-value="[&quot;none&quot;]">
            <text:p>["none"]</text:p>
          </table:table-cell>
          <table:table-cell table:style-name="ce8" table:formula="of:=[varialbes_from_Marija.M3]" office:value-type="string" office:string-value="potentiaal.floor3.room326.desk1.presence.distance1_326">
            <text:p>potentiaal.floor3.room326.desk1.presence.distance1_326</text:p>
          </table:table-cell>
          <table:table-cell table:style-name="ce12" table:formula="of:=CONCATENATE([varialbes_from_Marija.Q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style-name="ce21" table:number-columns-repeated="997"/>
        </table:table-row>
        <table:table-row table:style-name="ro12">
          <table:table-cell table:formula="of:=[varialbes_from_Marija.B4]" office:value-type="string" office:string-value="distance2_326">
            <text:p>distance2_326</text:p>
          </table:table-cell>
          <table:table-cell table:formula="of:=[varialbes_from_Marija.B4]" office:value-type="string" office:string-value="distance2_326">
            <text:p>distance2_326</text:p>
          </table:table-cell>
          <table:table-cell table:style-name="ce8" table:formula="of:=CONCATENATE(&quot;pt&quot;;[varialbes_from_Marija.F4];&quot;.&quot;;[varialbes_from_Marija.G4])" office:value-type="string" office:string-value="pt3.26.desk1">
            <text:p>pt3.26.desk1</text:p>
          </table:table-cell>
          <table:table-cell table:style-name="ce9" table:formula="of:=[varialbes_from_Marija.P4]" office:value-type="boolean" office:boolean-value="false">
            <text:p>FALSE</text:p>
          </table:table-cell>
          <table:table-cell table:style-name="ce9" table:formula="of:=CONCATENATE( [varialbes_from_Marija.N4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4]" office:value-type="string" office:string-value="presence">
            <text:p>presence</text:p>
          </table:table-cell>
          <table:table-cell table:style-name="ce10" table:formula="of:=[varialbes_from_Marija.I4]" office:value-type="string" office:string-value="Integer">
            <text:p>Integer</text:p>
          </table:table-cell>
          <table:table-cell table:style-name="ce10" table:formula="of:=[varialbes_from_Marija.O4]" office:value-type="string" office:string-value="[&quot;none&quot;]">
            <text:p>["none"]</text:p>
          </table:table-cell>
          <table:table-cell table:style-name="ce8" table:formula="of:=[varialbes_from_Marija.M4]" office:value-type="string" office:string-value="potentiaal.floor3.room326.desk1.presence.distance2_326">
            <text:p>potentiaal.floor3.room326.desk1.presence.distance2_326</text:p>
          </table:table-cell>
          <table:table-cell table:style-name="ce12" table:formula="of:=CONCATENATE([varialbes_from_Marija.Q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5]" office:value-type="string" office:string-value="powerconsumption1_326">
            <text:p>powerconsumption1_326</text:p>
          </table:table-cell>
          <table:table-cell table:formula="of:=[varialbes_from_Marija.B5]" office:value-type="string" office:string-value="powerconsumption1_326">
            <text:p>powerconsumption1_326</text:p>
          </table:table-cell>
          <table:table-cell table:style-name="ce8" table:formula="of:=CONCATENATE(&quot;pt&quot;;[varialbes_from_Marija.F5];&quot;.&quot;;[varialbes_from_Marija.G5])" office:value-type="string" office:string-value="pt3.26.desk1">
            <text:p>pt3.26.desk1</text:p>
          </table:table-cell>
          <table:table-cell table:style-name="ce9" table:formula="of:=[varialbes_from_Marija.P5]" office:value-type="boolean" office:boolean-value="false">
            <text:p>FALSE</text:p>
          </table:table-cell>
          <table:table-cell table:style-name="ce9" table:formula="of:=CONCATENATE( [varialbes_from_Marija.N5];&quot;}&quot;)" office:value-type="string" office:string-value="{&quot;range&quot;:{&quot;min&quot;:&quot;0&quot;,&quot;max&quot;:&quot;65&quot;,&quot;step&quot;:&quot;0.1&quot;},&quot;costa&quot;:&quot;0&quot;,&quot;costb&quot;:&quot;0&quot;}}">
            <text:p>{"range":{"min":"0","max":"65","step":"0.1"},"costa":"0","costb":"0"}}</text:p>
          </table:table-cell>
          <table:table-cell table:style-name="ce9" table:formula="of:=[varialbes_from_Marija.H5]" office:value-type="string" office:string-value="powerconsumption">
            <text:p>powerconsumption</text:p>
          </table:table-cell>
          <table:table-cell table:style-name="ce10" table:formula="of:=[varialbes_from_Marija.I5]" office:value-type="string" office:string-value="Float">
            <text:p>Float</text:p>
          </table:table-cell>
          <table:table-cell table:style-name="ce10" table:formula="of:=[varialbes_from_Marija.O5]" office:value-type="string" office:string-value="[&quot;none&quot;]">
            <text:p>["none"]</text:p>
          </table:table-cell>
          <table:table-cell table:style-name="ce8" table:formula="of:=[varialbes_from_Marija.M5]" office:value-type="string" office:string-value="potentiaal.floor3.room326.desk1.powerconsumption.powerconsumption1_326">
            <text:p>potentiaal.floor3.room326.desk1.powerconsumption.powerconsumption1_326</text:p>
          </table:table-cell>
          <table:table-cell table:style-name="ce12" table:formula="of:=CONCATENATE([varialbes_from_Marija.Q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6]" office:value-type="string" office:string-value="powerconsumption2_326">
            <text:p>powerconsumption2_326</text:p>
          </table:table-cell>
          <table:table-cell table:formula="of:=[varialbes_from_Marija.B6]" office:value-type="string" office:string-value="powerconsumption2_326">
            <text:p>powerconsumption2_326</text:p>
          </table:table-cell>
          <table:table-cell table:style-name="ce8" table:formula="of:=CONCATENATE(&quot;pt&quot;;[varialbes_from_Marija.F6];&quot;.&quot;;[varialbes_from_Marija.G6])" office:value-type="string" office:string-value="pt3.26.desk1">
            <text:p>pt3.26.desk1</text:p>
          </table:table-cell>
          <table:table-cell table:style-name="ce9" table:formula="of:=[varialbes_from_Marija.P6]" office:value-type="boolean" office:boolean-value="false">
            <text:p>FALSE</text:p>
          </table:table-cell>
          <table:table-cell table:style-name="ce9" table:formula="of:=CONCATENATE( [varialbes_from_Marija.N6];&quot;}&quot;)" office:value-type="string" office:string-value="{&quot;range&quot;:{&quot;min&quot;:&quot;0&quot;,&quot;max&quot;:&quot;41&quot;,&quot;step&quot;:&quot;0.1&quot;},&quot;costa&quot;:&quot;0&quot;,&quot;costb&quot;:&quot;0&quot;}}">
            <text:p>{"range":{"min":"0","max":"41","step":"0.1"},"costa":"0","costb":"0"}}</text:p>
          </table:table-cell>
          <table:table-cell table:style-name="ce9" table:formula="of:=[varialbes_from_Marija.H6]" office:value-type="string" office:string-value="powerconsumption">
            <text:p>powerconsumption</text:p>
          </table:table-cell>
          <table:table-cell table:style-name="ce10" table:formula="of:=[varialbes_from_Marija.I6]" office:value-type="string" office:string-value="Float">
            <text:p>Float</text:p>
          </table:table-cell>
          <table:table-cell table:style-name="ce10" table:formula="of:=[varialbes_from_Marija.O6]" office:value-type="string" office:string-value="[&quot;none&quot;]">
            <text:p>["none"]</text:p>
          </table:table-cell>
          <table:table-cell table:style-name="ce8" table:formula="of:=[varialbes_from_Marija.M6]" office:value-type="string" office:string-value="potentiaal.floor3.room326.desk1.powerconsumption.powerconsumption2_326">
            <text:p>potentiaal.floor3.room326.desk1.powerconsumption.powerconsumption2_326</text:p>
          </table:table-cell>
          <table:table-cell table:style-name="ce12" table:formula="of:=CONCATENATE([varialbes_from_Marija.Q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7]" office:value-type="string" office:string-value="powerconsumption3_326">
            <text:p>powerconsumption3_326</text:p>
          </table:table-cell>
          <table:table-cell table:formula="of:=[varialbes_from_Marija.B7]" office:value-type="string" office:string-value="powerconsumption3_326">
            <text:p>powerconsumption3_326</text:p>
          </table:table-cell>
          <table:table-cell table:style-name="ce8" table:formula="of:=CONCATENATE(&quot;pt&quot;;[varialbes_from_Marija.F7];&quot;.&quot;;[varialbes_from_Marija.G7])" office:value-type="string" office:string-value="pt3.26.desk1">
            <text:p>pt3.26.desk1</text:p>
          </table:table-cell>
          <table:table-cell table:style-name="ce9" table:formula="of:=[varialbes_from_Marija.P7]" office:value-type="boolean" office:boolean-value="false">
            <text:p>FALSE</text:p>
          </table:table-cell>
          <table:table-cell table:style-name="ce9" table:formula="of:=CONCATENATE( [varialbes_from_Marija.N7];&quot;}&quot;)" office:value-type="string" office:string-value="{&quot;range&quot;:{&quot;min&quot;:&quot;0&quot;,&quot;max&quot;:&quot;8&quot;,&quot;step&quot;:&quot;0.1&quot;},&quot;costa&quot;:&quot;0&quot;,&quot;costb&quot;:&quot;0&quot;}}">
            <text:p>{"range":{"min":"0","max":"8","step":"0.1"},"costa":"0","costb":"0"}}</text:p>
          </table:table-cell>
          <table:table-cell table:style-name="ce9" table:formula="of:=[varialbes_from_Marija.H7]" office:value-type="string" office:string-value="powerconsumption">
            <text:p>powerconsumption</text:p>
          </table:table-cell>
          <table:table-cell table:style-name="ce10" table:formula="of:=[varialbes_from_Marija.I7]" office:value-type="string" office:string-value="Float">
            <text:p>Float</text:p>
          </table:table-cell>
          <table:table-cell table:style-name="ce10" table:formula="of:=[varialbes_from_Marija.O7]" office:value-type="string" office:string-value="[&quot;none&quot;]">
            <text:p>["none"]</text:p>
          </table:table-cell>
          <table:table-cell table:style-name="ce8" table:formula="of:=[varialbes_from_Marija.M7]" office:value-type="string" office:string-value="potentiaal.floor3.room326.desk1.powerconsumption.powerconsumption3_326">
            <text:p>potentiaal.floor3.room326.desk1.powerconsumption.powerconsumption3_326</text:p>
          </table:table-cell>
          <table:table-cell table:style-name="ce12" table:formula="of:=CONCATENATE([varialbes_from_Marija.Q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8]" office:value-type="string" office:string-value="statuscomputer1_326">
            <text:p>statuscomputer1_326</text:p>
          </table:table-cell>
          <table:table-cell table:formula="of:=[varialbes_from_Marija.B8]" office:value-type="string" office:string-value="statuscomputer1_326">
            <text:p>statuscomputer1_326</text:p>
          </table:table-cell>
          <table:table-cell table:style-name="ce8" table:formula="of:=CONCATENATE(&quot;pt&quot;;[varialbes_from_Marija.F8];&quot;.&quot;;[varialbes_from_Marija.G8])" office:value-type="string" office:string-value="pt3.26.desk1">
            <text:p>pt3.26.desk1</text:p>
          </table:table-cell>
          <table:table-cell table:style-name="ce9" table:formula="of:=[varialbes_from_Marija.P8]" office:value-type="boolean" office:boolean-value="false">
            <text:p>FALSE</text:p>
          </table:table-cell>
          <table:table-cell table:style-name="ce9" table:formula="of:=CONCATENATE( [varialbes_from_Marija.N8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8]" office:value-type="string" office:string-value="computer">
            <text:p>computer</text:p>
          </table:table-cell>
          <table:table-cell table:style-name="ce10" table:formula="of:=[varialbes_from_Marija.I8]" office:value-type="string" office:string-value="Boolean">
            <text:p>Boolean</text:p>
          </table:table-cell>
          <table:table-cell table:style-name="ce10" table:formula="of:=[varialbes_from_Marija.O8]" office:value-type="string" office:string-value="[&quot;none&quot;]">
            <text:p>["none"]</text:p>
          </table:table-cell>
          <table:table-cell table:style-name="ce8" table:formula="of:=[varialbes_from_Marija.M8]" office:value-type="string" office:string-value="potentiaal.floor3.room326.desk1.computer.statuscomputer1_326">
            <text:p>potentiaal.floor3.room326.desk1.computer.statuscomputer1_326</text:p>
          </table:table-cell>
          <table:table-cell table:style-name="ce12" table:formula="of:=CONCATENATE([varialbes_from_Marija.Q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2">
          <table:table-cell table:formula="of:=[varialbes_from_Marija.B9]" office:value-type="string" office:string-value="statusscreen1_326">
            <text:p>statusscreen1_326</text:p>
          </table:table-cell>
          <table:table-cell table:formula="of:=[varialbes_from_Marija.B9]" office:value-type="string" office:string-value="statusscreen1_326">
            <text:p>statusscreen1_326</text:p>
          </table:table-cell>
          <table:table-cell table:style-name="ce8" table:formula="of:=CONCATENATE(&quot;pt&quot;;[varialbes_from_Marija.F9];&quot;.&quot;;[varialbes_from_Marija.G9])" office:value-type="string" office:string-value="pt3.26.desk1">
            <text:p>pt3.26.desk1</text:p>
          </table:table-cell>
          <table:table-cell table:style-name="ce9" table:formula="of:=[varialbes_from_Marija.P9]" office:value-type="boolean" office:boolean-value="false">
            <text:p>FALSE</text:p>
          </table:table-cell>
          <table:table-cell table:style-name="ce9" table:formula="of:=CONCATENATE( [varialbes_from_Marija.N9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9]" office:value-type="string" office:string-value="screen">
            <text:p>screen</text:p>
          </table:table-cell>
          <table:table-cell table:style-name="ce10" table:formula="of:=[varialbes_from_Marija.I9]" office:value-type="string" office:string-value="Boolean">
            <text:p>Boolean</text:p>
          </table:table-cell>
          <table:table-cell table:style-name="ce10" table:formula="of:=[varialbes_from_Marija.O9]" office:value-type="string" office:string-value="[&quot;none&quot;]">
            <text:p>["none"]</text:p>
          </table:table-cell>
          <table:table-cell table:style-name="ce8" table:formula="of:=[varialbes_from_Marija.M9]" office:value-type="string" office:string-value="potentiaal.floor3.room326.desk1.screen.statusscreen1_326">
            <text:p>potentiaal.floor3.room326.desk1.screen.statusscreen1_326</text:p>
          </table:table-cell>
          <table:table-cell table:style-name="ce12" table:formula="of:=CONCATENATE([varialbes_from_Marija.Q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4"/>
          <table:table-cell table:number-columns-repeated="997"/>
        </table:table-row>
        <table:table-row table:style-name="ro2">
          <table:table-cell table:formula="of:=[varialbes_from_Marija.B10]" office:value-type="string" office:string-value="statuslamp1_326">
            <text:p>statuslamp1_326</text:p>
          </table:table-cell>
          <table:table-cell table:formula="of:=[varialbes_from_Marija.B10]" office:value-type="string" office:string-value="statuslamp1_326">
            <text:p>statuslamp1_326</text:p>
          </table:table-cell>
          <table:table-cell table:style-name="ce8" table:formula="of:=CONCATENATE(&quot;pt&quot;;[varialbes_from_Marija.F10];&quot;.&quot;;[varialbes_from_Marija.G10])" office:value-type="string" office:string-value="pt3.26.desk1">
            <text:p>pt3.26.desk1</text:p>
          </table:table-cell>
          <table:table-cell table:style-name="ce9" table:formula="of:=[varialbes_from_Marija.P10]" office:value-type="boolean" office:boolean-value="false">
            <text:p>FALSE</text:p>
          </table:table-cell>
          <table:table-cell table:style-name="ce9" table:formula="of:=CONCATENATE( [varialbes_from_Marija.N10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]" office:value-type="string" office:string-value="lamp">
            <text:p>lamp</text:p>
          </table:table-cell>
          <table:table-cell table:style-name="ce10" table:formula="of:=[varialbes_from_Marija.I10]" office:value-type="string" office:string-value="Boolean">
            <text:p>Boolean</text:p>
          </table:table-cell>
          <table:table-cell table:style-name="ce10" table:formula="of:=[varialbes_from_Marija.O10]" office:value-type="string" office:string-value="[&quot;none&quot;]">
            <text:p>["none"]</text:p>
          </table:table-cell>
          <table:table-cell table:style-name="ce8" table:formula="of:=[varialbes_from_Marija.M10]" office:value-type="string" office:string-value="potentiaal.floor3.room326.desk1.lamp.statuslamp1_326">
            <text:p>potentiaal.floor3.room326.desk1.lamp.statuslamp1_326</text:p>
          </table:table-cell>
          <table:table-cell table:style-name="ce12" table:formula="of:=CONCATENATE([varialbes_from_Marija.Q1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4"/>
          <table:table-cell table:number-columns-repeated="997"/>
        </table:table-row>
        <table:table-row table:style-name="ro12">
          <table:table-cell table:formula="of:=[varialbes_from_Marija.B11]" office:value-type="string" office:string-value="luxlevel1_326">
            <text:p>luxlevel1_326</text:p>
          </table:table-cell>
          <table:table-cell table:formula="of:=[varialbes_from_Marija.B11]" office:value-type="string" office:string-value="luxlevel1_326">
            <text:p>luxlevel1_326</text:p>
          </table:table-cell>
          <table:table-cell table:style-name="ce8" table:formula="of:=CONCATENATE(&quot;pt&quot;;[varialbes_from_Marija.F11];&quot;.&quot;;[varialbes_from_Marija.G11])" office:value-type="string" office:string-value="pt3.26.desk1">
            <text:p>pt3.26.desk1</text:p>
          </table:table-cell>
          <table:table-cell table:style-name="ce9" table:formula="of:=[varialbes_from_Marija.P11]" office:value-type="boolean" office:boolean-value="false">
            <text:p>FALSE</text:p>
          </table:table-cell>
          <table:table-cell table:style-name="ce9" table:formula="of:=CONCATENATE( [varialbes_from_Marija.N11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11]" office:value-type="string" office:string-value="light">
            <text:p>light</text:p>
          </table:table-cell>
          <table:table-cell table:style-name="ce10" table:formula="of:=[varialbes_from_Marija.I11]" office:value-type="string" office:string-value="Float">
            <text:p>Float</text:p>
          </table:table-cell>
          <table:table-cell table:style-name="ce10" table:formula="of:=[varialbes_from_Marija.O11]" office:value-type="string" office:string-value="[&quot;none&quot;]">
            <text:p>["none"]</text:p>
          </table:table-cell>
          <table:table-cell table:style-name="ce8" table:formula="of:=[varialbes_from_Marija.M11]" office:value-type="string" office:string-value="potentiaal.floor3.room326.desk1.light.luxlevel1_326">
            <text:p>potentiaal.floor3.room326.desk1.light.luxlevel1_326</text:p>
          </table:table-cell>
          <table:table-cell table:style-name="ce12" table:formula="of:=CONCATENATE([varialbes_from_Marija.Q1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2"/>
          <table:table-cell table:style-name="ce20"/>
          <table:table-cell table:style-name="ce14" table:number-columns-repeated="11"/>
          <table:table-cell table:number-columns-repeated="997"/>
        </table:table-row>
        <table:table-row table:style-name="ro12">
          <table:table-cell table:formula="of:=[varialbes_from_Marija.B12]" office:value-type="string" office:string-value="presence1_326">
            <text:p>presence1_326</text:p>
          </table:table-cell>
          <table:table-cell table:formula="of:=[varialbes_from_Marija.B12]" office:value-type="string" office:string-value="presence1_326">
            <text:p>presence1_326</text:p>
          </table:table-cell>
          <table:table-cell table:style-name="ce8" table:formula="of:=CONCATENATE(&quot;pt&quot;;[varialbes_from_Marija.F12];&quot;.&quot;;[varialbes_from_Marija.G12])" office:value-type="string" office:string-value="pt3.26.desk1">
            <text:p>pt3.26.desk1</text:p>
          </table:table-cell>
          <table:table-cell table:style-name="ce9" table:formula="of:=[varialbes_from_Marija.P12]" office:value-type="boolean" office:boolean-value="false">
            <text:p>FALSE</text:p>
          </table:table-cell>
          <table:table-cell table:style-name="ce9" table:formula="of:=CONCATENATE( [varialbes_from_Marija.N12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2]" office:value-type="string" office:string-value="presence">
            <text:p>presence</text:p>
          </table:table-cell>
          <table:table-cell table:style-name="ce10" table:formula="of:=[varialbes_from_Marija.I12]" office:value-type="string" office:string-value="Boolean">
            <text:p>Boolean</text:p>
          </table:table-cell>
          <table:table-cell table:style-name="ce10" table:formula="of:=[varialbes_from_Marija.O12]" office:value-type="string" office:string-value="[&quot;none&quot;]">
            <text:p>["none"]</text:p>
          </table:table-cell>
          <table:table-cell table:style-name="ce8" table:formula="of:=[varialbes_from_Marija.M12]" office:value-type="string" office:string-value="potentiaal.floor3.room326.desk1.presence.presence1_326">
            <text:p>potentiaal.floor3.room326.desk1.presence.presence1_326</text:p>
          </table:table-cell>
          <table:table-cell table:style-name="ce12" table:formula="of:=CONCATENATE([varialbes_from_Marija.Q1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13]" office:value-type="string" office:string-value="computerwork1_326">
            <text:p>computerwork1_326</text:p>
          </table:table-cell>
          <table:table-cell table:formula="of:=[varialbes_from_Marija.B13]" office:value-type="string" office:string-value="computerwork1_326">
            <text:p>computerwork1_326</text:p>
          </table:table-cell>
          <table:table-cell table:style-name="ce8" table:formula="of:=CONCATENATE(&quot;pt&quot;;[varialbes_from_Marija.F13];&quot;.&quot;;[varialbes_from_Marija.G13])" office:value-type="string" office:string-value="pt3.26.desk1">
            <text:p>pt3.26.desk1</text:p>
          </table:table-cell>
          <table:table-cell table:style-name="ce9" table:formula="of:=[varialbes_from_Marija.P13]" office:value-type="boolean" office:boolean-value="false">
            <text:p>FALSE</text:p>
          </table:table-cell>
          <table:table-cell table:style-name="ce9" table:formula="of:=CONCATENATE( [varialbes_from_Marija.N13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3]" office:value-type="string" office:string-value="computerwork">
            <text:p>computerwork</text:p>
          </table:table-cell>
          <table:table-cell table:style-name="ce10" table:formula="of:=[varialbes_from_Marija.I13]" office:value-type="string" office:string-value="Boolean">
            <text:p>Boolean</text:p>
          </table:table-cell>
          <table:table-cell table:style-name="ce10" table:formula="of:=[varialbes_from_Marija.O13]" office:value-type="string" office:string-value="[&quot;none&quot;]">
            <text:p>["none"]</text:p>
          </table:table-cell>
          <table:table-cell table:style-name="ce8" table:formula="of:=[varialbes_from_Marija.M13]" office:value-type="string" office:string-value="potentiaal.floor3.room326.desk1.computerwork.computerwork1_326">
            <text:p>potentiaal.floor3.room326.desk1.computerwork.computerwork1_326</text:p>
          </table:table-cell>
          <table:table-cell table:style-name="ce12" table:formula="of:=CONCATENATE([varialbes_from_Marija.Q1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14]" office:value-type="string" office:string-value="deskwork1_326">
            <text:p>deskwork1_326</text:p>
          </table:table-cell>
          <table:table-cell table:formula="of:=[varialbes_from_Marija.B14]" office:value-type="string" office:string-value="deskwork1_326">
            <text:p>deskwork1_326</text:p>
          </table:table-cell>
          <table:table-cell table:style-name="ce8" table:formula="of:=CONCATENATE(&quot;pt&quot;;[varialbes_from_Marija.F14];&quot;.&quot;;[varialbes_from_Marija.G14])" office:value-type="string" office:string-value="pt3.26.desk1">
            <text:p>pt3.26.desk1</text:p>
          </table:table-cell>
          <table:table-cell table:style-name="ce9" table:formula="of:=[varialbes_from_Marija.P14]" office:value-type="boolean" office:boolean-value="false">
            <text:p>FALSE</text:p>
          </table:table-cell>
          <table:table-cell table:style-name="ce9" table:formula="of:=CONCATENATE( [varialbes_from_Marija.N14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4]" office:value-type="string" office:string-value="deskwork">
            <text:p>deskwork</text:p>
          </table:table-cell>
          <table:table-cell table:style-name="ce10" table:formula="of:=[varialbes_from_Marija.I14]" office:value-type="string" office:string-value="Boolean">
            <text:p>Boolean</text:p>
          </table:table-cell>
          <table:table-cell table:style-name="ce10" table:formula="of:=[varialbes_from_Marija.O14]" office:value-type="string" office:string-value="[&quot;none&quot;]">
            <text:p>["none"]</text:p>
          </table:table-cell>
          <table:table-cell table:style-name="ce8" table:formula="of:=[varialbes_from_Marija.M14]" office:value-type="string" office:string-value="potentiaal.floor3.room326.desk1.deskwork.deskwork1_326">
            <text:p>potentiaal.floor3.room326.desk1.deskwork.deskwork1_326</text:p>
          </table:table-cell>
          <table:table-cell table:style-name="ce12" table:formula="of:=CONCATENATE([varialbes_from_Marija.Q1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15]" office:value-type="string" office:string-value="distance3_326">
            <text:p>distance3_326</text:p>
          </table:table-cell>
          <table:table-cell table:formula="of:=[varialbes_from_Marija.B15]" office:value-type="string" office:string-value="distance3_326">
            <text:p>distance3_326</text:p>
          </table:table-cell>
          <table:table-cell table:style-name="ce8" table:formula="of:=CONCATENATE(&quot;pt&quot;;[varialbes_from_Marija.F15];&quot;.&quot;;[varialbes_from_Marija.G15])" office:value-type="string" office:string-value="pt3.26.desk2">
            <text:p>pt3.26.desk2</text:p>
          </table:table-cell>
          <table:table-cell table:style-name="ce9" table:formula="of:=[varialbes_from_Marija.P15]" office:value-type="boolean" office:boolean-value="false">
            <text:p>FALSE</text:p>
          </table:table-cell>
          <table:table-cell table:style-name="ce9" table:formula="of:=CONCATENATE( [varialbes_from_Marija.N15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15]" office:value-type="string" office:string-value="presence">
            <text:p>presence</text:p>
          </table:table-cell>
          <table:table-cell table:style-name="ce10" table:formula="of:=[varialbes_from_Marija.I15]" office:value-type="string" office:string-value="Integer">
            <text:p>Integer</text:p>
          </table:table-cell>
          <table:table-cell table:style-name="ce10" table:formula="of:=[varialbes_from_Marija.O15]" office:value-type="string" office:string-value="[&quot;none&quot;]">
            <text:p>["none"]</text:p>
          </table:table-cell>
          <table:table-cell table:style-name="ce8" table:formula="of:=[varialbes_from_Marija.M15]" office:value-type="string" office:string-value="potentiaal.floor3.room326.desk2.presence.distance3_326">
            <text:p>potentiaal.floor3.room326.desk2.presence.distance3_326</text:p>
          </table:table-cell>
          <table:table-cell table:style-name="ce12" table:formula="of:=CONCATENATE([varialbes_from_Marija.Q1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16]" office:value-type="string" office:string-value="distance4_326">
            <text:p>distance4_326</text:p>
          </table:table-cell>
          <table:table-cell table:formula="of:=[varialbes_from_Marija.B16]" office:value-type="string" office:string-value="distance4_326">
            <text:p>distance4_326</text:p>
          </table:table-cell>
          <table:table-cell table:style-name="ce8" table:formula="of:=CONCATENATE(&quot;pt&quot;;[varialbes_from_Marija.F16];&quot;.&quot;;[varialbes_from_Marija.G16])" office:value-type="string" office:string-value="pt3.26.desk2">
            <text:p>pt3.26.desk2</text:p>
          </table:table-cell>
          <table:table-cell table:style-name="ce9" table:formula="of:=[varialbes_from_Marija.P16]" office:value-type="boolean" office:boolean-value="false">
            <text:p>FALSE</text:p>
          </table:table-cell>
          <table:table-cell table:style-name="ce9" table:formula="of:=CONCATENATE( [varialbes_from_Marija.N16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16]" office:value-type="string" office:string-value="presence">
            <text:p>presence</text:p>
          </table:table-cell>
          <table:table-cell table:style-name="ce10" table:formula="of:=[varialbes_from_Marija.I16]" office:value-type="string" office:string-value="Integer">
            <text:p>Integer</text:p>
          </table:table-cell>
          <table:table-cell table:style-name="ce10" table:formula="of:=[varialbes_from_Marija.O16]" office:value-type="string" office:string-value="[&quot;none&quot;]">
            <text:p>["none"]</text:p>
          </table:table-cell>
          <table:table-cell table:style-name="ce8" table:formula="of:=[varialbes_from_Marija.M16]" office:value-type="string" office:string-value="potentiaal.floor3.room326.desk2.presence.distance4_326">
            <text:p>potentiaal.floor3.room326.desk2.presence.distance4_326</text:p>
          </table:table-cell>
          <table:table-cell table:style-name="ce12" table:formula="of:=CONCATENATE([varialbes_from_Marija.Q1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17]" office:value-type="string" office:string-value="powerconsumption4_326">
            <text:p>powerconsumption4_326</text:p>
          </table:table-cell>
          <table:table-cell table:formula="of:=[varialbes_from_Marija.B17]" office:value-type="string" office:string-value="powerconsumption4_326">
            <text:p>powerconsumption4_326</text:p>
          </table:table-cell>
          <table:table-cell table:style-name="ce8" table:formula="of:=CONCATENATE(&quot;pt&quot;;[varialbes_from_Marija.F17];&quot;.&quot;;[varialbes_from_Marija.G17])" office:value-type="string" office:string-value="pt3.26.desk2">
            <text:p>pt3.26.desk2</text:p>
          </table:table-cell>
          <table:table-cell table:style-name="ce9" table:formula="of:=[varialbes_from_Marija.P17]" office:value-type="boolean" office:boolean-value="false">
            <text:p>FALSE</text:p>
          </table:table-cell>
          <table:table-cell table:style-name="ce9" table:formula="of:=CONCATENATE( [varialbes_from_Marija.N17];&quot;}&quot;)" office:value-type="string" office:string-value="{&quot;range&quot;:{&quot;min&quot;:&quot;0&quot;,&quot;max&quot;:&quot;85&quot;,&quot;step&quot;:&quot;0.1&quot;},&quot;costa&quot;:&quot;0&quot;,&quot;costb&quot;:&quot;0&quot;}}">
            <text:p>{"range":{"min":"0","max":"85","step":"0.1"},"costa":"0","costb":"0"}}</text:p>
          </table:table-cell>
          <table:table-cell table:style-name="ce9" table:formula="of:=[varialbes_from_Marija.H17]" office:value-type="string" office:string-value="powerconsumption">
            <text:p>powerconsumption</text:p>
          </table:table-cell>
          <table:table-cell table:style-name="ce10" table:formula="of:=[varialbes_from_Marija.I17]" office:value-type="string" office:string-value="Float">
            <text:p>Float</text:p>
          </table:table-cell>
          <table:table-cell table:style-name="ce10" table:formula="of:=[varialbes_from_Marija.O17]" office:value-type="string" office:string-value="[&quot;none&quot;]">
            <text:p>["none"]</text:p>
          </table:table-cell>
          <table:table-cell table:style-name="ce8" table:formula="of:=[varialbes_from_Marija.M17]" office:value-type="string" office:string-value="potentiaal.floor3.room326.desk2.powerconsumption.powerconsumption4_326">
            <text:p>potentiaal.floor3.room326.desk2.powerconsumption.powerconsumption4_326</text:p>
          </table:table-cell>
          <table:table-cell table:style-name="ce12" table:formula="of:=CONCATENATE([varialbes_from_Marija.Q1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18]" office:value-type="string" office:string-value="powerconsumption5_326">
            <text:p>powerconsumption5_326</text:p>
          </table:table-cell>
          <table:table-cell table:formula="of:=[varialbes_from_Marija.B18]" office:value-type="string" office:string-value="powerconsumption5_326">
            <text:p>powerconsumption5_326</text:p>
          </table:table-cell>
          <table:table-cell table:style-name="ce8" table:formula="of:=CONCATENATE(&quot;pt&quot;;[varialbes_from_Marija.F18];&quot;.&quot;;[varialbes_from_Marija.G18])" office:value-type="string" office:string-value="pt3.26.desk2">
            <text:p>pt3.26.desk2</text:p>
          </table:table-cell>
          <table:table-cell table:style-name="ce9" table:formula="of:=[varialbes_from_Marija.P18]" office:value-type="boolean" office:boolean-value="false">
            <text:p>FALSE</text:p>
          </table:table-cell>
          <table:table-cell table:style-name="ce9" table:formula="of:=CONCATENATE( [varialbes_from_Marija.N18];&quot;}&quot;)" office:value-type="string" office:string-value="{&quot;range&quot;:{&quot;min&quot;:&quot;0&quot;,&quot;max&quot;:&quot;41&quot;,&quot;step&quot;:&quot;0.1&quot;},&quot;costa&quot;:&quot;0&quot;,&quot;costb&quot;:&quot;0&quot;}}">
            <text:p>{"range":{"min":"0","max":"41","step":"0.1"},"costa":"0","costb":"0"}}</text:p>
          </table:table-cell>
          <table:table-cell table:style-name="ce9" table:formula="of:=[varialbes_from_Marija.H18]" office:value-type="string" office:string-value="powerconsumption">
            <text:p>powerconsumption</text:p>
          </table:table-cell>
          <table:table-cell table:style-name="ce10" table:formula="of:=[varialbes_from_Marija.I18]" office:value-type="string" office:string-value="Float">
            <text:p>Float</text:p>
          </table:table-cell>
          <table:table-cell table:style-name="ce10" table:formula="of:=[varialbes_from_Marija.O18]" office:value-type="string" office:string-value="[&quot;none&quot;]">
            <text:p>["none"]</text:p>
          </table:table-cell>
          <table:table-cell table:style-name="ce8" table:formula="of:=[varialbes_from_Marija.M18]" office:value-type="string" office:string-value="potentiaal.floor3.room326.desk2.powerconsumption.powerconsumption5_326">
            <text:p>potentiaal.floor3.room326.desk2.powerconsumption.powerconsumption5_326</text:p>
          </table:table-cell>
          <table:table-cell table:style-name="ce12" table:formula="of:=CONCATENATE([varialbes_from_Marija.Q1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2">
          <table:table-cell table:formula="of:=[varialbes_from_Marija.B19]" office:value-type="string" office:string-value="powerconsumption6_326">
            <text:p>powerconsumption6_326</text:p>
          </table:table-cell>
          <table:table-cell table:formula="of:=[varialbes_from_Marija.B19]" office:value-type="string" office:string-value="powerconsumption6_326">
            <text:p>powerconsumption6_326</text:p>
          </table:table-cell>
          <table:table-cell table:style-name="ce8" table:formula="of:=CONCATENATE(&quot;pt&quot;;[varialbes_from_Marija.F19];&quot;.&quot;;[varialbes_from_Marija.G19])" office:value-type="string" office:string-value="pt3.26.desk2">
            <text:p>pt3.26.desk2</text:p>
          </table:table-cell>
          <table:table-cell table:style-name="ce9" table:formula="of:=[varialbes_from_Marija.P19]" office:value-type="boolean" office:boolean-value="false">
            <text:p>FALSE</text:p>
          </table:table-cell>
          <table:table-cell table:style-name="ce9" table:formula="of:=CONCATENATE( [varialbes_from_Marija.N19];&quot;}&quot;)" office:value-type="string" office:string-value="{&quot;range&quot;:{&quot;min&quot;:&quot;0&quot;,&quot;max&quot;:&quot;8&quot;,&quot;step&quot;:&quot;0.1&quot;},&quot;costa&quot;:&quot;0&quot;,&quot;costb&quot;:&quot;0&quot;}}">
            <text:p>{"range":{"min":"0","max":"8","step":"0.1"},"costa":"0","costb":"0"}}</text:p>
          </table:table-cell>
          <table:table-cell table:style-name="ce9" table:formula="of:=[varialbes_from_Marija.H19]" office:value-type="string" office:string-value="powerconsumption">
            <text:p>powerconsumption</text:p>
          </table:table-cell>
          <table:table-cell table:style-name="ce10" table:formula="of:=[varialbes_from_Marija.I19]" office:value-type="string" office:string-value="Float">
            <text:p>Float</text:p>
          </table:table-cell>
          <table:table-cell table:style-name="ce10" table:formula="of:=[varialbes_from_Marija.O19]" office:value-type="string" office:string-value="[&quot;none&quot;]">
            <text:p>["none"]</text:p>
          </table:table-cell>
          <table:table-cell table:style-name="ce8" table:formula="of:=[varialbes_from_Marija.M19]" office:value-type="string" office:string-value="potentiaal.floor3.room326.desk2.powerconsumption.powerconsumption6_326">
            <text:p>potentiaal.floor3.room326.desk2.powerconsumption.powerconsumption6_326</text:p>
          </table:table-cell>
          <table:table-cell table:style-name="ce12" table:formula="of:=CONCATENATE([varialbes_from_Marija.Q1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4"/>
          <table:table-cell table:number-columns-repeated="997"/>
        </table:table-row>
        <table:table-row table:style-name="ro2">
          <table:table-cell table:formula="of:=[varialbes_from_Marija.B20]" office:value-type="string" office:string-value="statuscomputer2_326">
            <text:p>statuscomputer2_326</text:p>
          </table:table-cell>
          <table:table-cell table:formula="of:=[varialbes_from_Marija.B20]" office:value-type="string" office:string-value="statuscomputer2_326">
            <text:p>statuscomputer2_326</text:p>
          </table:table-cell>
          <table:table-cell table:style-name="ce8" table:formula="of:=CONCATENATE(&quot;pt&quot;;[varialbes_from_Marija.F20];&quot;.&quot;;[varialbes_from_Marija.G20])" office:value-type="string" office:string-value="pt3.26.desk2">
            <text:p>pt3.26.desk2</text:p>
          </table:table-cell>
          <table:table-cell table:style-name="ce9" table:formula="of:=[varialbes_from_Marija.P20]" office:value-type="boolean" office:boolean-value="false">
            <text:p>FALSE</text:p>
          </table:table-cell>
          <table:table-cell table:style-name="ce9" table:formula="of:=CONCATENATE( [varialbes_from_Marija.N20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20]" office:value-type="string" office:string-value="computer">
            <text:p>computer</text:p>
          </table:table-cell>
          <table:table-cell table:style-name="ce10" table:formula="of:=[varialbes_from_Marija.I20]" office:value-type="string" office:string-value="Boolean">
            <text:p>Boolean</text:p>
          </table:table-cell>
          <table:table-cell table:style-name="ce10" table:formula="of:=[varialbes_from_Marija.O20]" office:value-type="string" office:string-value="[&quot;none&quot;]">
            <text:p>["none"]</text:p>
          </table:table-cell>
          <table:table-cell table:style-name="ce8" table:formula="of:=[varialbes_from_Marija.M20]" office:value-type="string" office:string-value="potentiaal.floor3.room326.desk2.computer.statuscomputer2_326">
            <text:p>potentiaal.floor3.room326.desk2.computer.statuscomputer2_326</text:p>
          </table:table-cell>
          <table:table-cell table:style-name="ce12" table:formula="of:=CONCATENATE([varialbes_from_Marija.Q2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4"/>
          <table:table-cell table:number-columns-repeated="997"/>
        </table:table-row>
        <table:table-row table:style-name="ro12">
          <table:table-cell table:formula="of:=[varialbes_from_Marija.B21]" office:value-type="string" office:string-value="statusscreen2_326">
            <text:p>statusscreen2_326</text:p>
          </table:table-cell>
          <table:table-cell table:formula="of:=[varialbes_from_Marija.B21]" office:value-type="string" office:string-value="statusscreen2_326">
            <text:p>statusscreen2_326</text:p>
          </table:table-cell>
          <table:table-cell table:style-name="ce8" table:formula="of:=CONCATENATE(&quot;pt&quot;;[varialbes_from_Marija.F21];&quot;.&quot;;[varialbes_from_Marija.G21])" office:value-type="string" office:string-value="pt3.26.desk2">
            <text:p>pt3.26.desk2</text:p>
          </table:table-cell>
          <table:table-cell table:style-name="ce9" table:formula="of:=[varialbes_from_Marija.P21]" office:value-type="boolean" office:boolean-value="false">
            <text:p>FALSE</text:p>
          </table:table-cell>
          <table:table-cell table:style-name="ce9" table:formula="of:=CONCATENATE( [varialbes_from_Marija.N21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21]" office:value-type="string" office:string-value="screen">
            <text:p>screen</text:p>
          </table:table-cell>
          <table:table-cell table:style-name="ce10" table:formula="of:=[varialbes_from_Marija.I21]" office:value-type="string" office:string-value="Boolean">
            <text:p>Boolean</text:p>
          </table:table-cell>
          <table:table-cell table:style-name="ce10" table:formula="of:=[varialbes_from_Marija.O21]" office:value-type="string" office:string-value="[&quot;none&quot;]">
            <text:p>["none"]</text:p>
          </table:table-cell>
          <table:table-cell table:style-name="ce8" table:formula="of:=[varialbes_from_Marija.M21]" office:value-type="string" office:string-value="potentiaal.floor3.room326.desk2.screen.statusscreen2_326">
            <text:p>potentiaal.floor3.room326.desk2.screen.statusscreen2_326</text:p>
          </table:table-cell>
          <table:table-cell table:style-name="ce12" table:formula="of:=CONCATENATE([varialbes_from_Marija.Q2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2"/>
          <table:table-cell table:style-name="ce20"/>
          <table:table-cell table:style-name="ce14" table:number-columns-repeated="11"/>
          <table:table-cell table:number-columns-repeated="997"/>
        </table:table-row>
        <table:table-row table:style-name="ro12">
          <table:table-cell table:formula="of:=[varialbes_from_Marija.B22]" office:value-type="string" office:string-value="statuslamp2_326">
            <text:p>statuslamp2_326</text:p>
          </table:table-cell>
          <table:table-cell table:formula="of:=[varialbes_from_Marija.B22]" office:value-type="string" office:string-value="statuslamp2_326">
            <text:p>statuslamp2_326</text:p>
          </table:table-cell>
          <table:table-cell table:style-name="ce8" table:formula="of:=CONCATENATE(&quot;pt&quot;;[varialbes_from_Marija.F22];&quot;.&quot;;[varialbes_from_Marija.G22])" office:value-type="string" office:string-value="pt3.26.desk2">
            <text:p>pt3.26.desk2</text:p>
          </table:table-cell>
          <table:table-cell table:style-name="ce9" table:formula="of:=[varialbes_from_Marija.P22]" office:value-type="boolean" office:boolean-value="false">
            <text:p>FALSE</text:p>
          </table:table-cell>
          <table:table-cell table:style-name="ce9" table:formula="of:=CONCATENATE( [varialbes_from_Marija.N22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22]" office:value-type="string" office:string-value="lamp">
            <text:p>lamp</text:p>
          </table:table-cell>
          <table:table-cell table:style-name="ce10" table:formula="of:=[varialbes_from_Marija.I22]" office:value-type="string" office:string-value="Boolean">
            <text:p>Boolean</text:p>
          </table:table-cell>
          <table:table-cell table:style-name="ce10" table:formula="of:=[varialbes_from_Marija.O22]" office:value-type="string" office:string-value="[&quot;none&quot;]">
            <text:p>["none"]</text:p>
          </table:table-cell>
          <table:table-cell table:style-name="ce8" table:formula="of:=[varialbes_from_Marija.M22]" office:value-type="string" office:string-value="potentiaal.floor3.room326.desk2.lamp.statuslamp2_326">
            <text:p>potentiaal.floor3.room326.desk2.lamp.statuslamp2_326</text:p>
          </table:table-cell>
          <table:table-cell table:style-name="ce12" table:formula="of:=CONCATENATE([varialbes_from_Marija.Q2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23]" office:value-type="string" office:string-value="luxlevel2_326">
            <text:p>luxlevel2_326</text:p>
          </table:table-cell>
          <table:table-cell table:formula="of:=[varialbes_from_Marija.B23]" office:value-type="string" office:string-value="luxlevel2_326">
            <text:p>luxlevel2_326</text:p>
          </table:table-cell>
          <table:table-cell table:style-name="ce8" table:formula="of:=CONCATENATE(&quot;pt&quot;;[varialbes_from_Marija.F23];&quot;.&quot;;[varialbes_from_Marija.G23])" office:value-type="string" office:string-value="pt3.26.desk2">
            <text:p>pt3.26.desk2</text:p>
          </table:table-cell>
          <table:table-cell table:style-name="ce9" table:formula="of:=[varialbes_from_Marija.P23]" office:value-type="boolean" office:boolean-value="false">
            <text:p>FALSE</text:p>
          </table:table-cell>
          <table:table-cell table:style-name="ce9" table:formula="of:=CONCATENATE( [varialbes_from_Marija.N23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23]" office:value-type="string" office:string-value="light">
            <text:p>light</text:p>
          </table:table-cell>
          <table:table-cell table:style-name="ce10" table:formula="of:=[varialbes_from_Marija.I23]" office:value-type="string" office:string-value="Float">
            <text:p>Float</text:p>
          </table:table-cell>
          <table:table-cell table:style-name="ce10" table:formula="of:=[varialbes_from_Marija.O23]" office:value-type="string" office:string-value="[&quot;none&quot;]">
            <text:p>["none"]</text:p>
          </table:table-cell>
          <table:table-cell table:style-name="ce8" table:formula="of:=[varialbes_from_Marija.M23]" office:value-type="string" office:string-value="potentiaal.floor3.room326.desk2.light.luxlevel2_326">
            <text:p>potentiaal.floor3.room326.desk2.light.luxlevel2_326</text:p>
          </table:table-cell>
          <table:table-cell table:style-name="ce12" table:formula="of:=CONCATENATE([varialbes_from_Marija.Q2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24]" office:value-type="string" office:string-value="presence2_326">
            <text:p>presence2_326</text:p>
          </table:table-cell>
          <table:table-cell table:formula="of:=[varialbes_from_Marija.B24]" office:value-type="string" office:string-value="presence2_326">
            <text:p>presence2_326</text:p>
          </table:table-cell>
          <table:table-cell table:style-name="ce8" table:formula="of:=CONCATENATE(&quot;pt&quot;;[varialbes_from_Marija.F24];&quot;.&quot;;[varialbes_from_Marija.G24])" office:value-type="string" office:string-value="pt3.26.desk2">
            <text:p>pt3.26.desk2</text:p>
          </table:table-cell>
          <table:table-cell table:style-name="ce9" table:formula="of:=[varialbes_from_Marija.P24]" office:value-type="boolean" office:boolean-value="false">
            <text:p>FALSE</text:p>
          </table:table-cell>
          <table:table-cell table:style-name="ce9" table:formula="of:=CONCATENATE( [varialbes_from_Marija.N24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24]" office:value-type="string" office:string-value="presence">
            <text:p>presence</text:p>
          </table:table-cell>
          <table:table-cell table:style-name="ce10" table:formula="of:=[varialbes_from_Marija.I24]" office:value-type="string" office:string-value="Boolean">
            <text:p>Boolean</text:p>
          </table:table-cell>
          <table:table-cell table:style-name="ce10" table:formula="of:=[varialbes_from_Marija.O24]" office:value-type="string" office:string-value="[&quot;none&quot;]">
            <text:p>["none"]</text:p>
          </table:table-cell>
          <table:table-cell table:style-name="ce8" table:formula="of:=[varialbes_from_Marija.M24]" office:value-type="string" office:string-value="potentiaal.floor3.room326.desk2.presence.presence2_326">
            <text:p>potentiaal.floor3.room326.desk2.presence.presence2_326</text:p>
          </table:table-cell>
          <table:table-cell table:style-name="ce12" table:formula="of:=CONCATENATE([varialbes_from_Marija.Q2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25]" office:value-type="string" office:string-value="computerwork2_326">
            <text:p>computerwork2_326</text:p>
          </table:table-cell>
          <table:table-cell table:formula="of:=[varialbes_from_Marija.B25]" office:value-type="string" office:string-value="computerwork2_326">
            <text:p>computerwork2_326</text:p>
          </table:table-cell>
          <table:table-cell table:style-name="ce8" table:formula="of:=CONCATENATE(&quot;pt&quot;;[varialbes_from_Marija.F25];&quot;.&quot;;[varialbes_from_Marija.G25])" office:value-type="string" office:string-value="pt3.26.desk2">
            <text:p>pt3.26.desk2</text:p>
          </table:table-cell>
          <table:table-cell table:style-name="ce9" table:formula="of:=[varialbes_from_Marija.P25]" office:value-type="boolean" office:boolean-value="false">
            <text:p>FALSE</text:p>
          </table:table-cell>
          <table:table-cell table:style-name="ce9" table:formula="of:=CONCATENATE( [varialbes_from_Marija.N25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25]" office:value-type="string" office:string-value="computerwork">
            <text:p>computerwork</text:p>
          </table:table-cell>
          <table:table-cell table:style-name="ce10" table:formula="of:=[varialbes_from_Marija.I25]" office:value-type="string" office:string-value="Boolean">
            <text:p>Boolean</text:p>
          </table:table-cell>
          <table:table-cell table:style-name="ce10" table:formula="of:=[varialbes_from_Marija.O25]" office:value-type="string" office:string-value="[&quot;none&quot;]">
            <text:p>["none"]</text:p>
          </table:table-cell>
          <table:table-cell table:style-name="ce8" table:formula="of:=[varialbes_from_Marija.M25]" office:value-type="string" office:string-value="potentiaal.floor3.room326.desk2.computerwork.computerwork2_326">
            <text:p>potentiaal.floor3.room326.desk2.computerwork.computerwork2_326</text:p>
          </table:table-cell>
          <table:table-cell table:style-name="ce12" table:formula="of:=CONCATENATE([varialbes_from_Marija.Q2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26]" office:value-type="string" office:string-value="deskwork2_326">
            <text:p>deskwork2_326</text:p>
          </table:table-cell>
          <table:table-cell table:formula="of:=[varialbes_from_Marija.B26]" office:value-type="string" office:string-value="deskwork2_326">
            <text:p>deskwork2_326</text:p>
          </table:table-cell>
          <table:table-cell table:style-name="ce8" table:formula="of:=CONCATENATE(&quot;pt&quot;;[varialbes_from_Marija.F26];&quot;.&quot;;[varialbes_from_Marija.G26])" office:value-type="string" office:string-value="pt3.26.desk2">
            <text:p>pt3.26.desk2</text:p>
          </table:table-cell>
          <table:table-cell table:style-name="ce9" table:formula="of:=[varialbes_from_Marija.P26]" office:value-type="boolean" office:boolean-value="false">
            <text:p>FALSE</text:p>
          </table:table-cell>
          <table:table-cell table:style-name="ce9" table:formula="of:=CONCATENATE( [varialbes_from_Marija.N26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26]" office:value-type="string" office:string-value="deskwork">
            <text:p>deskwork</text:p>
          </table:table-cell>
          <table:table-cell table:style-name="ce10" table:formula="of:=[varialbes_from_Marija.I26]" office:value-type="string" office:string-value="Boolean">
            <text:p>Boolean</text:p>
          </table:table-cell>
          <table:table-cell table:style-name="ce10" table:formula="of:=[varialbes_from_Marija.O26]" office:value-type="string" office:string-value="[&quot;none&quot;]">
            <text:p>["none"]</text:p>
          </table:table-cell>
          <table:table-cell table:style-name="ce8" table:formula="of:=[varialbes_from_Marija.M26]" office:value-type="string" office:string-value="potentiaal.floor3.room326.desk2.deskwork.deskwork2_326">
            <text:p>potentiaal.floor3.room326.desk2.deskwork.deskwork2_326</text:p>
          </table:table-cell>
          <table:table-cell table:style-name="ce12" table:formula="of:=CONCATENATE([varialbes_from_Marija.Q2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27]" office:value-type="string" office:string-value="distance5_326">
            <text:p>distance5_326</text:p>
          </table:table-cell>
          <table:table-cell table:formula="of:=[varialbes_from_Marija.B27]" office:value-type="string" office:string-value="distance5_326">
            <text:p>distance5_326</text:p>
          </table:table-cell>
          <table:table-cell table:style-name="ce8" table:formula="of:=CONCATENATE(&quot;pt&quot;;[varialbes_from_Marija.F27];&quot;.&quot;;[varialbes_from_Marija.G27])" office:value-type="string" office:string-value="pt3.26.desk3">
            <text:p>pt3.26.desk3</text:p>
          </table:table-cell>
          <table:table-cell table:style-name="ce9" table:formula="of:=[varialbes_from_Marija.P27]" office:value-type="boolean" office:boolean-value="false">
            <text:p>FALSE</text:p>
          </table:table-cell>
          <table:table-cell table:style-name="ce9" table:formula="of:=CONCATENATE( [varialbes_from_Marija.N27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27]" office:value-type="string" office:string-value="presence">
            <text:p>presence</text:p>
          </table:table-cell>
          <table:table-cell table:style-name="ce10" table:formula="of:=[varialbes_from_Marija.I27]" office:value-type="string" office:string-value="Integer">
            <text:p>Integer</text:p>
          </table:table-cell>
          <table:table-cell table:style-name="ce10" table:formula="of:=[varialbes_from_Marija.O27]" office:value-type="string" office:string-value="[&quot;none&quot;]">
            <text:p>["none"]</text:p>
          </table:table-cell>
          <table:table-cell table:style-name="ce8" table:formula="of:=[varialbes_from_Marija.M27]" office:value-type="string" office:string-value="potentiaal.floor3.room326.desk3.presence.distance5_326">
            <text:p>potentiaal.floor3.room326.desk3.presence.distance5_326</text:p>
          </table:table-cell>
          <table:table-cell table:style-name="ce12" table:formula="of:=CONCATENATE([varialbes_from_Marija.Q2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28]" office:value-type="string" office:string-value="distance6_326">
            <text:p>distance6_326</text:p>
          </table:table-cell>
          <table:table-cell table:formula="of:=[varialbes_from_Marija.B28]" office:value-type="string" office:string-value="distance6_326">
            <text:p>distance6_326</text:p>
          </table:table-cell>
          <table:table-cell table:style-name="ce8" table:formula="of:=CONCATENATE(&quot;pt&quot;;[varialbes_from_Marija.F28];&quot;.&quot;;[varialbes_from_Marija.G28])" office:value-type="string" office:string-value="pt3.26.desk3">
            <text:p>pt3.26.desk3</text:p>
          </table:table-cell>
          <table:table-cell table:style-name="ce9" table:formula="of:=[varialbes_from_Marija.P28]" office:value-type="boolean" office:boolean-value="false">
            <text:p>FALSE</text:p>
          </table:table-cell>
          <table:table-cell table:style-name="ce9" table:formula="of:=CONCATENATE( [varialbes_from_Marija.N28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28]" office:value-type="string" office:string-value="presence">
            <text:p>presence</text:p>
          </table:table-cell>
          <table:table-cell table:style-name="ce10" table:formula="of:=[varialbes_from_Marija.I28]" office:value-type="string" office:string-value="Integer">
            <text:p>Integer</text:p>
          </table:table-cell>
          <table:table-cell table:style-name="ce10" table:formula="of:=[varialbes_from_Marija.O28]" office:value-type="string" office:string-value="[&quot;none&quot;]">
            <text:p>["none"]</text:p>
          </table:table-cell>
          <table:table-cell table:style-name="ce8" table:formula="of:=[varialbes_from_Marija.M28]" office:value-type="string" office:string-value="potentiaal.floor3.room326.desk3.presence.distance6_326">
            <text:p>potentiaal.floor3.room326.desk3.presence.distance6_326</text:p>
          </table:table-cell>
          <table:table-cell table:style-name="ce12" table:formula="of:=CONCATENATE([varialbes_from_Marija.Q2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2">
          <table:table-cell table:formula="of:=[varialbes_from_Marija.B29]" office:value-type="string" office:string-value="powerconsumption7_326">
            <text:p>powerconsumption7_326</text:p>
          </table:table-cell>
          <table:table-cell table:formula="of:=[varialbes_from_Marija.B29]" office:value-type="string" office:string-value="powerconsumption7_326">
            <text:p>powerconsumption7_326</text:p>
          </table:table-cell>
          <table:table-cell table:style-name="ce8" table:formula="of:=CONCATENATE(&quot;pt&quot;;[varialbes_from_Marija.F29];&quot;.&quot;;[varialbes_from_Marija.G29])" office:value-type="string" office:string-value="pt3.26.desk3">
            <text:p>pt3.26.desk3</text:p>
          </table:table-cell>
          <table:table-cell table:style-name="ce9" table:formula="of:=[varialbes_from_Marija.P29]" office:value-type="boolean" office:boolean-value="false">
            <text:p>FALSE</text:p>
          </table:table-cell>
          <table:table-cell table:style-name="ce9" table:formula="of:=CONCATENATE( [varialbes_from_Marija.N29];&quot;}&quot;)" office:value-type="string" office:string-value="{&quot;range&quot;:{&quot;min&quot;:&quot;0&quot;,&quot;max&quot;:&quot;65&quot;,&quot;step&quot;:&quot;0.1&quot;},&quot;costa&quot;:&quot;0&quot;,&quot;costb&quot;:&quot;0&quot;}}">
            <text:p>{"range":{"min":"0","max":"65","step":"0.1"},"costa":"0","costb":"0"}}</text:p>
          </table:table-cell>
          <table:table-cell table:style-name="ce9" table:formula="of:=[varialbes_from_Marija.H29]" office:value-type="string" office:string-value="powerconsumption">
            <text:p>powerconsumption</text:p>
          </table:table-cell>
          <table:table-cell table:style-name="ce10" table:formula="of:=[varialbes_from_Marija.I29]" office:value-type="string" office:string-value="Float">
            <text:p>Float</text:p>
          </table:table-cell>
          <table:table-cell table:style-name="ce10" table:formula="of:=[varialbes_from_Marija.O29]" office:value-type="string" office:string-value="[&quot;none&quot;]">
            <text:p>["none"]</text:p>
          </table:table-cell>
          <table:table-cell table:style-name="ce8" table:formula="of:=[varialbes_from_Marija.M29]" office:value-type="string" office:string-value="potentiaal.floor3.room326.desk3.powerconsumption.powerconsumption7_326">
            <text:p>potentiaal.floor3.room326.desk3.powerconsumption.powerconsumption7_326</text:p>
          </table:table-cell>
          <table:table-cell table:style-name="ce12" table:formula="of:=CONCATENATE([varialbes_from_Marija.Q2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4"/>
          <table:table-cell table:number-columns-repeated="997"/>
        </table:table-row>
        <table:table-row table:style-name="ro2">
          <table:table-cell table:formula="of:=[varialbes_from_Marija.B30]" office:value-type="string" office:string-value="powerconsumption8_326">
            <text:p>powerconsumption8_326</text:p>
          </table:table-cell>
          <table:table-cell table:formula="of:=[varialbes_from_Marija.B30]" office:value-type="string" office:string-value="powerconsumption8_326">
            <text:p>powerconsumption8_326</text:p>
          </table:table-cell>
          <table:table-cell table:style-name="ce8" table:formula="of:=CONCATENATE(&quot;pt&quot;;[varialbes_from_Marija.F30];&quot;.&quot;;[varialbes_from_Marija.G30])" office:value-type="string" office:string-value="pt3.26.desk3">
            <text:p>pt3.26.desk3</text:p>
          </table:table-cell>
          <table:table-cell table:style-name="ce9" table:formula="of:=[varialbes_from_Marija.P30]" office:value-type="boolean" office:boolean-value="false">
            <text:p>FALSE</text:p>
          </table:table-cell>
          <table:table-cell table:style-name="ce9" table:formula="of:=CONCATENATE( [varialbes_from_Marija.N30];&quot;}&quot;)" office:value-type="string" office:string-value="{&quot;range&quot;:{&quot;min&quot;:&quot;0&quot;,&quot;max&quot;:&quot;22&quot;,&quot;step&quot;:&quot;0.1&quot;},&quot;costa&quot;:&quot;0&quot;,&quot;costb&quot;:&quot;0&quot;}}">
            <text:p>{"range":{"min":"0","max":"22","step":"0.1"},"costa":"0","costb":"0"}}</text:p>
          </table:table-cell>
          <table:table-cell table:style-name="ce9" table:formula="of:=[varialbes_from_Marija.H30]" office:value-type="string" office:string-value="powerconsumption">
            <text:p>powerconsumption</text:p>
          </table:table-cell>
          <table:table-cell table:style-name="ce10" table:formula="of:=[varialbes_from_Marija.I30]" office:value-type="string" office:string-value="Float">
            <text:p>Float</text:p>
          </table:table-cell>
          <table:table-cell table:style-name="ce10" table:formula="of:=[varialbes_from_Marija.O30]" office:value-type="string" office:string-value="[&quot;none&quot;]">
            <text:p>["none"]</text:p>
          </table:table-cell>
          <table:table-cell table:style-name="ce8" table:formula="of:=[varialbes_from_Marija.M30]" office:value-type="string" office:string-value="potentiaal.floor3.room326.desk3.powerconsumption.powerconsumption8_326">
            <text:p>potentiaal.floor3.room326.desk3.powerconsumption.powerconsumption8_326</text:p>
          </table:table-cell>
          <table:table-cell table:style-name="ce12" table:formula="of:=CONCATENATE([varialbes_from_Marija.Q3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4"/>
          <table:table-cell table:number-columns-repeated="997"/>
        </table:table-row>
        <table:table-row table:style-name="ro12">
          <table:table-cell table:formula="of:=[varialbes_from_Marija.B31]" office:value-type="string" office:string-value="powerconsumption9_326">
            <text:p>powerconsumption9_326</text:p>
          </table:table-cell>
          <table:table-cell table:formula="of:=[varialbes_from_Marija.B31]" office:value-type="string" office:string-value="powerconsumption9_326">
            <text:p>powerconsumption9_326</text:p>
          </table:table-cell>
          <table:table-cell table:style-name="ce8" table:formula="of:=CONCATENATE(&quot;pt&quot;;[varialbes_from_Marija.F31];&quot;.&quot;;[varialbes_from_Marija.G31])" office:value-type="string" office:string-value="pt3.26.desk3">
            <text:p>pt3.26.desk3</text:p>
          </table:table-cell>
          <table:table-cell table:style-name="ce9" table:formula="of:=[varialbes_from_Marija.P31]" office:value-type="boolean" office:boolean-value="false">
            <text:p>FALSE</text:p>
          </table:table-cell>
          <table:table-cell table:style-name="ce9" table:formula="of:=CONCATENATE( [varialbes_from_Marija.N31];&quot;}&quot;)" office:value-type="string" office:string-value="{&quot;range&quot;:{&quot;min&quot;:&quot;0&quot;,&quot;max&quot;:&quot;8&quot;,&quot;step&quot;:&quot;0.1&quot;},&quot;costa&quot;:&quot;0&quot;,&quot;costb&quot;:&quot;0&quot;}}">
            <text:p>{"range":{"min":"0","max":"8","step":"0.1"},"costa":"0","costb":"0"}}</text:p>
          </table:table-cell>
          <table:table-cell table:style-name="ce9" table:formula="of:=[varialbes_from_Marija.H31]" office:value-type="string" office:string-value="powerconsumption">
            <text:p>powerconsumption</text:p>
          </table:table-cell>
          <table:table-cell table:style-name="ce10" table:formula="of:=[varialbes_from_Marija.I31]" office:value-type="string" office:string-value="Float">
            <text:p>Float</text:p>
          </table:table-cell>
          <table:table-cell table:style-name="ce10" table:formula="of:=[varialbes_from_Marija.O31]" office:value-type="string" office:string-value="[&quot;none&quot;]">
            <text:p>["none"]</text:p>
          </table:table-cell>
          <table:table-cell table:style-name="ce8" table:formula="of:=[varialbes_from_Marija.M31]" office:value-type="string" office:string-value="potentiaal.floor3.room326.desk3.powerconsumption.powerconsumption9_326">
            <text:p>potentiaal.floor3.room326.desk3.powerconsumption.powerconsumption9_326</text:p>
          </table:table-cell>
          <table:table-cell table:style-name="ce12" table:formula="of:=CONCATENATE([varialbes_from_Marija.Q3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32]" office:value-type="string" office:string-value="statuscomputer3_326">
            <text:p>statuscomputer3_326</text:p>
          </table:table-cell>
          <table:table-cell table:formula="of:=[varialbes_from_Marija.B32]" office:value-type="string" office:string-value="statuscomputer3_326">
            <text:p>statuscomputer3_326</text:p>
          </table:table-cell>
          <table:table-cell table:style-name="ce8" table:formula="of:=CONCATENATE(&quot;pt&quot;;[varialbes_from_Marija.F32];&quot;.&quot;;[varialbes_from_Marija.G32])" office:value-type="string" office:string-value="pt3.26.desk3">
            <text:p>pt3.26.desk3</text:p>
          </table:table-cell>
          <table:table-cell table:style-name="ce9" table:formula="of:=[varialbes_from_Marija.P32]" office:value-type="boolean" office:boolean-value="false">
            <text:p>FALSE</text:p>
          </table:table-cell>
          <table:table-cell table:style-name="ce9" table:formula="of:=CONCATENATE( [varialbes_from_Marija.N32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32]" office:value-type="string" office:string-value="computer">
            <text:p>computer</text:p>
          </table:table-cell>
          <table:table-cell table:style-name="ce10" table:formula="of:=[varialbes_from_Marija.I32]" office:value-type="string" office:string-value="Boolean">
            <text:p>Boolean</text:p>
          </table:table-cell>
          <table:table-cell table:style-name="ce10" table:formula="of:=[varialbes_from_Marija.O32]" office:value-type="string" office:string-value="[&quot;none&quot;]">
            <text:p>["none"]</text:p>
          </table:table-cell>
          <table:table-cell table:style-name="ce8" table:formula="of:=[varialbes_from_Marija.M32]" office:value-type="string" office:string-value="potentiaal.floor3.room326.desk3.computer.statuscomputer3_326">
            <text:p>potentiaal.floor3.room326.desk3.computer.statuscomputer3_326</text:p>
          </table:table-cell>
          <table:table-cell table:style-name="ce12" table:formula="of:=CONCATENATE([varialbes_from_Marija.Q3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33]" office:value-type="string" office:string-value="statusscreen3_326">
            <text:p>statusscreen3_326</text:p>
          </table:table-cell>
          <table:table-cell table:formula="of:=[varialbes_from_Marija.B33]" office:value-type="string" office:string-value="statusscreen3_326">
            <text:p>statusscreen3_326</text:p>
          </table:table-cell>
          <table:table-cell table:style-name="ce8" table:formula="of:=CONCATENATE(&quot;pt&quot;;[varialbes_from_Marija.F33];&quot;.&quot;;[varialbes_from_Marija.G33])" office:value-type="string" office:string-value="pt3.26.desk3">
            <text:p>pt3.26.desk3</text:p>
          </table:table-cell>
          <table:table-cell table:style-name="ce9" table:formula="of:=[varialbes_from_Marija.P33]" office:value-type="boolean" office:boolean-value="false">
            <text:p>FALSE</text:p>
          </table:table-cell>
          <table:table-cell table:style-name="ce9" table:formula="of:=CONCATENATE( [varialbes_from_Marija.N33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33]" office:value-type="string" office:string-value="screen">
            <text:p>screen</text:p>
          </table:table-cell>
          <table:table-cell table:style-name="ce10" table:formula="of:=[varialbes_from_Marija.I33]" office:value-type="string" office:string-value="Boolean">
            <text:p>Boolean</text:p>
          </table:table-cell>
          <table:table-cell table:style-name="ce10" table:formula="of:=[varialbes_from_Marija.O33]" office:value-type="string" office:string-value="[&quot;none&quot;]">
            <text:p>["none"]</text:p>
          </table:table-cell>
          <table:table-cell table:style-name="ce8" table:formula="of:=[varialbes_from_Marija.M33]" office:value-type="string" office:string-value="potentiaal.floor3.room326.desk3.screen.statusscreen3_326">
            <text:p>potentiaal.floor3.room326.desk3.screen.statusscreen3_326</text:p>
          </table:table-cell>
          <table:table-cell table:style-name="ce12" table:formula="of:=CONCATENATE([varialbes_from_Marija.Q3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34]" office:value-type="string" office:string-value="statuslamp3_326">
            <text:p>statuslamp3_326</text:p>
          </table:table-cell>
          <table:table-cell table:formula="of:=[varialbes_from_Marija.B34]" office:value-type="string" office:string-value="statuslamp3_326">
            <text:p>statuslamp3_326</text:p>
          </table:table-cell>
          <table:table-cell table:style-name="ce8" table:formula="of:=CONCATENATE(&quot;pt&quot;;[varialbes_from_Marija.F34];&quot;.&quot;;[varialbes_from_Marija.G34])" office:value-type="string" office:string-value="pt3.26.desk3">
            <text:p>pt3.26.desk3</text:p>
          </table:table-cell>
          <table:table-cell table:style-name="ce9" table:formula="of:=[varialbes_from_Marija.P34]" office:value-type="boolean" office:boolean-value="false">
            <text:p>FALSE</text:p>
          </table:table-cell>
          <table:table-cell table:style-name="ce9" table:formula="of:=CONCATENATE( [varialbes_from_Marija.N34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34]" office:value-type="string" office:string-value="lamp">
            <text:p>lamp</text:p>
          </table:table-cell>
          <table:table-cell table:style-name="ce10" table:formula="of:=[varialbes_from_Marija.I34]" office:value-type="string" office:string-value="Boolean">
            <text:p>Boolean</text:p>
          </table:table-cell>
          <table:table-cell table:style-name="ce10" table:formula="of:=[varialbes_from_Marija.O34]" office:value-type="string" office:string-value="[&quot;none&quot;]">
            <text:p>["none"]</text:p>
          </table:table-cell>
          <table:table-cell table:style-name="ce8" table:formula="of:=[varialbes_from_Marija.M34]" office:value-type="string" office:string-value="potentiaal.floor3.room326.desk3.lamp.statuslamp3_326">
            <text:p>potentiaal.floor3.room326.desk3.lamp.statuslamp3_326</text:p>
          </table:table-cell>
          <table:table-cell table:style-name="ce12" table:formula="of:=CONCATENATE([varialbes_from_Marija.Q3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35]" office:value-type="string" office:string-value="luxlevel3_326">
            <text:p>luxlevel3_326</text:p>
          </table:table-cell>
          <table:table-cell table:formula="of:=[varialbes_from_Marija.B35]" office:value-type="string" office:string-value="luxlevel3_326">
            <text:p>luxlevel3_326</text:p>
          </table:table-cell>
          <table:table-cell table:style-name="ce8" table:formula="of:=CONCATENATE(&quot;pt&quot;;[varialbes_from_Marija.F35];&quot;.&quot;;[varialbes_from_Marija.G35])" office:value-type="string" office:string-value="pt3.26.desk3">
            <text:p>pt3.26.desk3</text:p>
          </table:table-cell>
          <table:table-cell table:style-name="ce9" table:formula="of:=[varialbes_from_Marija.P35]" office:value-type="boolean" office:boolean-value="false">
            <text:p>FALSE</text:p>
          </table:table-cell>
          <table:table-cell table:style-name="ce9" table:formula="of:=CONCATENATE( [varialbes_from_Marija.N35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35]" office:value-type="string" office:string-value="light">
            <text:p>light</text:p>
          </table:table-cell>
          <table:table-cell table:style-name="ce10" table:formula="of:=[varialbes_from_Marija.I35]" office:value-type="string" office:string-value="Float">
            <text:p>Float</text:p>
          </table:table-cell>
          <table:table-cell table:style-name="ce10" table:formula="of:=[varialbes_from_Marija.O35]" office:value-type="string" office:string-value="[&quot;none&quot;]">
            <text:p>["none"]</text:p>
          </table:table-cell>
          <table:table-cell table:style-name="ce8" table:formula="of:=[varialbes_from_Marija.M35]" office:value-type="string" office:string-value="potentiaal.floor3.room326.desk3.light.luxlevel3_326">
            <text:p>potentiaal.floor3.room326.desk3.light.luxlevel3_326</text:p>
          </table:table-cell>
          <table:table-cell table:style-name="ce12" table:formula="of:=CONCATENATE([varialbes_from_Marija.Q3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36]" office:value-type="string" office:string-value="presence3_326">
            <text:p>presence3_326</text:p>
          </table:table-cell>
          <table:table-cell table:formula="of:=[varialbes_from_Marija.B36]" office:value-type="string" office:string-value="presence3_326">
            <text:p>presence3_326</text:p>
          </table:table-cell>
          <table:table-cell table:style-name="ce8" table:formula="of:=CONCATENATE(&quot;pt&quot;;[varialbes_from_Marija.F36];&quot;.&quot;;[varialbes_from_Marija.G36])" office:value-type="string" office:string-value="pt3.26.desk3">
            <text:p>pt3.26.desk3</text:p>
          </table:table-cell>
          <table:table-cell table:style-name="ce9" table:formula="of:=[varialbes_from_Marija.P36]" office:value-type="boolean" office:boolean-value="false">
            <text:p>FALSE</text:p>
          </table:table-cell>
          <table:table-cell table:style-name="ce9" table:formula="of:=CONCATENATE( [varialbes_from_Marija.N36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36]" office:value-type="string" office:string-value="presence">
            <text:p>presence</text:p>
          </table:table-cell>
          <table:table-cell table:style-name="ce10" table:formula="of:=[varialbes_from_Marija.I36]" office:value-type="string" office:string-value="Boolean">
            <text:p>Boolean</text:p>
          </table:table-cell>
          <table:table-cell table:style-name="ce10" table:formula="of:=[varialbes_from_Marija.O36]" office:value-type="string" office:string-value="[&quot;none&quot;]">
            <text:p>["none"]</text:p>
          </table:table-cell>
          <table:table-cell table:style-name="ce8" table:formula="of:=[varialbes_from_Marija.M36]" office:value-type="string" office:string-value="potentiaal.floor3.room326.desk3.presence.presence3_326">
            <text:p>potentiaal.floor3.room326.desk3.presence.presence3_326</text:p>
          </table:table-cell>
          <table:table-cell table:style-name="ce12" table:formula="of:=CONCATENATE([varialbes_from_Marija.Q3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3">
          <table:table-cell table:formula="of:=[varialbes_from_Marija.B37]" office:value-type="string" office:string-value="computerwork3_326">
            <text:p>computerwork3_326</text:p>
          </table:table-cell>
          <table:table-cell table:formula="of:=[varialbes_from_Marija.B37]" office:value-type="string" office:string-value="computerwork3_326">
            <text:p>computerwork3_326</text:p>
          </table:table-cell>
          <table:table-cell table:style-name="ce8" table:formula="of:=CONCATENATE(&quot;pt&quot;;[varialbes_from_Marija.F37];&quot;.&quot;;[varialbes_from_Marija.G37])" office:value-type="string" office:string-value="pt3.26.desk3">
            <text:p>pt3.26.desk3</text:p>
          </table:table-cell>
          <table:table-cell table:style-name="ce9" table:formula="of:=[varialbes_from_Marija.P37]" office:value-type="boolean" office:boolean-value="false">
            <text:p>FALSE</text:p>
          </table:table-cell>
          <table:table-cell table:style-name="ce9" table:formula="of:=CONCATENATE( [varialbes_from_Marija.N37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37]" office:value-type="string" office:string-value="computerwork">
            <text:p>computerwork</text:p>
          </table:table-cell>
          <table:table-cell table:style-name="ce10" table:formula="of:=[varialbes_from_Marija.I37]" office:value-type="string" office:string-value="Boolean">
            <text:p>Boolean</text:p>
          </table:table-cell>
          <table:table-cell table:style-name="ce10" table:formula="of:=[varialbes_from_Marija.O37]" office:value-type="string" office:string-value="[&quot;none&quot;]">
            <text:p>["none"]</text:p>
          </table:table-cell>
          <table:table-cell table:style-name="ce8" table:formula="of:=[varialbes_from_Marija.M37]" office:value-type="string" office:string-value="potentiaal.floor3.room326.desk3.computerwork.computerwork3_326">
            <text:p>potentiaal.floor3.room326.desk3.computerwork.computerwork3_326</text:p>
          </table:table-cell>
          <table:table-cell table:style-name="ce12" table:formula="of:=CONCATENATE([varialbes_from_Marija.Q3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38]" office:value-type="string" office:string-value="deskwork3_326">
            <text:p>deskwork3_326</text:p>
          </table:table-cell>
          <table:table-cell table:formula="of:=[varialbes_from_Marija.B38]" office:value-type="string" office:string-value="deskwork3_326">
            <text:p>deskwork3_326</text:p>
          </table:table-cell>
          <table:table-cell table:style-name="ce8" table:formula="of:=CONCATENATE(&quot;pt&quot;;[varialbes_from_Marija.F38];&quot;.&quot;;[varialbes_from_Marija.G38])" office:value-type="string" office:string-value="pt3.26.desk3">
            <text:p>pt3.26.desk3</text:p>
          </table:table-cell>
          <table:table-cell table:style-name="ce9" table:formula="of:=[varialbes_from_Marija.P38]" office:value-type="boolean" office:boolean-value="false">
            <text:p>FALSE</text:p>
          </table:table-cell>
          <table:table-cell table:style-name="ce9" table:formula="of:=CONCATENATE( [varialbes_from_Marija.N38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38]" office:value-type="string" office:string-value="deskwork">
            <text:p>deskwork</text:p>
          </table:table-cell>
          <table:table-cell table:style-name="ce10" table:formula="of:=[varialbes_from_Marija.I38]" office:value-type="string" office:string-value="Boolean">
            <text:p>Boolean</text:p>
          </table:table-cell>
          <table:table-cell table:style-name="ce10" table:formula="of:=[varialbes_from_Marija.O38]" office:value-type="string" office:string-value="[&quot;none&quot;]">
            <text:p>["none"]</text:p>
          </table:table-cell>
          <table:table-cell table:style-name="ce8" table:formula="of:=[varialbes_from_Marija.M38]" office:value-type="string" office:string-value="potentiaal.floor3.room326.desk3.deskwork.deskwork3_326">
            <text:p>potentiaal.floor3.room326.desk3.deskwork.deskwork3_326</text:p>
          </table:table-cell>
          <table:table-cell table:style-name="ce12" table:formula="of:=CONCATENATE([varialbes_from_Marija.Q3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2">
          <table:table-cell table:formula="of:=[varialbes_from_Marija.B39]" office:value-type="string" office:string-value="distance7_326">
            <text:p>distance7_326</text:p>
          </table:table-cell>
          <table:table-cell table:formula="of:=[varialbes_from_Marija.B39]" office:value-type="string" office:string-value="distance7_326">
            <text:p>distance7_326</text:p>
          </table:table-cell>
          <table:table-cell table:style-name="ce8" table:formula="of:=CONCATENATE(&quot;pt&quot;;[varialbes_from_Marija.F39];&quot;.&quot;;[varialbes_from_Marija.G39])" office:value-type="string" office:string-value="pt3.26.desk4">
            <text:p>pt3.26.desk4</text:p>
          </table:table-cell>
          <table:table-cell table:style-name="ce9" table:formula="of:=[varialbes_from_Marija.P39]" office:value-type="boolean" office:boolean-value="false">
            <text:p>FALSE</text:p>
          </table:table-cell>
          <table:table-cell table:style-name="ce9" table:formula="of:=CONCATENATE( [varialbes_from_Marija.N39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39]" office:value-type="string" office:string-value="presence">
            <text:p>presence</text:p>
          </table:table-cell>
          <table:table-cell table:style-name="ce10" table:formula="of:=[varialbes_from_Marija.I39]" office:value-type="string" office:string-value="Integer">
            <text:p>Integer</text:p>
          </table:table-cell>
          <table:table-cell table:style-name="ce10" table:formula="of:=[varialbes_from_Marija.O39]" office:value-type="string" office:string-value="[&quot;none&quot;]">
            <text:p>["none"]</text:p>
          </table:table-cell>
          <table:table-cell table:style-name="ce8" table:formula="of:=[varialbes_from_Marija.M39]" office:value-type="string" office:string-value="potentiaal.floor3.room326.desk4.presence.distance7_326">
            <text:p>potentiaal.floor3.room326.desk4.presence.distance7_326</text:p>
          </table:table-cell>
          <table:table-cell table:style-name="ce12" table:formula="of:=CONCATENATE([varialbes_from_Marija.Q3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4"/>
          <table:table-cell table:number-columns-repeated="997"/>
        </table:table-row>
        <table:table-row table:style-name="ro12">
          <table:table-cell table:formula="of:=[varialbes_from_Marija.B40]" office:value-type="string" office:string-value="distance8_326">
            <text:p>distance8_326</text:p>
          </table:table-cell>
          <table:table-cell table:formula="of:=[varialbes_from_Marija.B40]" office:value-type="string" office:string-value="distance8_326">
            <text:p>distance8_326</text:p>
          </table:table-cell>
          <table:table-cell table:style-name="ce8" table:formula="of:=CONCATENATE(&quot;pt&quot;;[varialbes_from_Marija.F40];&quot;.&quot;;[varialbes_from_Marija.G40])" office:value-type="string" office:string-value="pt3.26.desk4">
            <text:p>pt3.26.desk4</text:p>
          </table:table-cell>
          <table:table-cell table:style-name="ce9" table:formula="of:=[varialbes_from_Marija.P40]" office:value-type="boolean" office:boolean-value="false">
            <text:p>FALSE</text:p>
          </table:table-cell>
          <table:table-cell table:style-name="ce9" table:formula="of:=CONCATENATE( [varialbes_from_Marija.N40];&quot;}&quot;)" office:value-type="string" office:string-value="{&quot;range&quot;:{&quot;min&quot;:&quot;0&quot;,&quot;max&quot;:&quot;100&quot;,&quot;step&quot;:&quot;1&quot;},&quot;costa&quot;:&quot;0&quot;,&quot;costb&quot;:&quot;0&quot;}}">
            <text:p>{"range":{"min":"0","max":"100","step":"1"},"costa":"0","costb":"0"}}</text:p>
          </table:table-cell>
          <table:table-cell table:style-name="ce9" table:formula="of:=[varialbes_from_Marija.H40]" office:value-type="string" office:string-value="presence">
            <text:p>presence</text:p>
          </table:table-cell>
          <table:table-cell table:style-name="ce10" table:formula="of:=[varialbes_from_Marija.I40]" office:value-type="string" office:string-value="Integer">
            <text:p>Integer</text:p>
          </table:table-cell>
          <table:table-cell table:style-name="ce10" table:formula="of:=[varialbes_from_Marija.O40]" office:value-type="string" office:string-value="[&quot;none&quot;]">
            <text:p>["none"]</text:p>
          </table:table-cell>
          <table:table-cell table:style-name="ce8" table:formula="of:=[varialbes_from_Marija.M40]" office:value-type="string" office:string-value="potentiaal.floor3.room326.desk4.presence.distance8_326">
            <text:p>potentiaal.floor3.room326.desk4.presence.distance8_326</text:p>
          </table:table-cell>
          <table:table-cell table:style-name="ce12" table:formula="of:=CONCATENATE([varialbes_from_Marija.Q4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/>
          <table:table-cell table:style-name="ce14"/>
          <table:table-cell table:style-name="ce20" table:number-columns-repeated="11"/>
          <table:table-cell table:number-columns-repeated="997"/>
        </table:table-row>
        <table:table-row table:style-name="ro12">
          <table:table-cell table:formula="of:=[varialbes_from_Marija.B41]" office:value-type="string" office:string-value="powerconsumption10_326">
            <text:p>powerconsumption10_326</text:p>
          </table:table-cell>
          <table:table-cell table:formula="of:=[varialbes_from_Marija.B41]" office:value-type="string" office:string-value="powerconsumption10_326">
            <text:p>powerconsumption10_326</text:p>
          </table:table-cell>
          <table:table-cell table:style-name="ce8" table:formula="of:=CONCATENATE(&quot;pt&quot;;[varialbes_from_Marija.F41];&quot;.&quot;;[varialbes_from_Marija.G41])" office:value-type="string" office:string-value="pt3.26.desk4">
            <text:p>pt3.26.desk4</text:p>
          </table:table-cell>
          <table:table-cell table:style-name="ce9" table:formula="of:=[varialbes_from_Marija.P41]" office:value-type="boolean" office:boolean-value="false">
            <text:p>FALSE</text:p>
          </table:table-cell>
          <table:table-cell table:style-name="ce9" table:formula="of:=CONCATENATE( [varialbes_from_Marija.N41];&quot;}&quot;)" office:value-type="string" office:string-value="{&quot;range&quot;:{&quot;min&quot;:&quot;0&quot;,&quot;max&quot;:&quot;40&quot;,&quot;step&quot;:&quot;0.1&quot;},&quot;costa&quot;:&quot;0&quot;,&quot;costb&quot;:&quot;0&quot;}}">
            <text:p>{"range":{"min":"0","max":"40","step":"0.1"},"costa":"0","costb":"0"}}</text:p>
          </table:table-cell>
          <table:table-cell table:style-name="ce9" table:formula="of:=[varialbes_from_Marija.H41]" office:value-type="string" office:string-value="powerconsumption">
            <text:p>powerconsumption</text:p>
          </table:table-cell>
          <table:table-cell table:style-name="ce10" table:formula="of:=[varialbes_from_Marija.I41]" office:value-type="string" office:string-value="Float">
            <text:p>Float</text:p>
          </table:table-cell>
          <table:table-cell table:style-name="ce10" table:formula="of:=[varialbes_from_Marija.O41]" office:value-type="string" office:string-value="[&quot;none&quot;]">
            <text:p>["none"]</text:p>
          </table:table-cell>
          <table:table-cell table:style-name="ce8" table:formula="of:=[varialbes_from_Marija.M41]" office:value-type="string" office:string-value="potentiaal.floor3.room326.desk4.powerconsumption.powerconsumption10_326">
            <text:p>potentiaal.floor3.room326.desk4.powerconsumption.powerconsumption10_326</text:p>
          </table:table-cell>
          <table:table-cell table:style-name="ce12" table:formula="of:=CONCATENATE([varialbes_from_Marija.Q4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42]" office:value-type="string" office:string-value="powerconsumption11_326">
            <text:p>powerconsumption11_326</text:p>
          </table:table-cell>
          <table:table-cell table:formula="of:=[varialbes_from_Marija.B42]" office:value-type="string" office:string-value="powerconsumption11_326">
            <text:p>powerconsumption11_326</text:p>
          </table:table-cell>
          <table:table-cell table:style-name="ce8" table:formula="of:=CONCATENATE(&quot;pt&quot;;[varialbes_from_Marija.F42];&quot;.&quot;;[varialbes_from_Marija.G42])" office:value-type="string" office:string-value="pt3.26.desk4">
            <text:p>pt3.26.desk4</text:p>
          </table:table-cell>
          <table:table-cell table:style-name="ce9" table:formula="of:=[varialbes_from_Marija.P42]" office:value-type="boolean" office:boolean-value="false">
            <text:p>FALSE</text:p>
          </table:table-cell>
          <table:table-cell table:style-name="ce9" table:formula="of:=CONCATENATE( [varialbes_from_Marija.N42];&quot;}&quot;)" office:value-type="string" office:string-value="{&quot;range&quot;:{&quot;min&quot;:&quot;0&quot;,&quot;max&quot;:&quot;41&quot;,&quot;step&quot;:&quot;0.1&quot;},&quot;costa&quot;:&quot;0&quot;,&quot;costb&quot;:&quot;0&quot;}}">
            <text:p>{"range":{"min":"0","max":"41","step":"0.1"},"costa":"0","costb":"0"}}</text:p>
          </table:table-cell>
          <table:table-cell table:style-name="ce9" table:formula="of:=[varialbes_from_Marija.H42]" office:value-type="string" office:string-value="powerconsumption">
            <text:p>powerconsumption</text:p>
          </table:table-cell>
          <table:table-cell table:style-name="ce10" table:formula="of:=[varialbes_from_Marija.I42]" office:value-type="string" office:string-value="Float">
            <text:p>Float</text:p>
          </table:table-cell>
          <table:table-cell table:style-name="ce10" table:formula="of:=[varialbes_from_Marija.O42]" office:value-type="string" office:string-value="[&quot;none&quot;]">
            <text:p>["none"]</text:p>
          </table:table-cell>
          <table:table-cell table:style-name="ce8" table:formula="of:=[varialbes_from_Marija.M42]" office:value-type="string" office:string-value="potentiaal.floor3.room326.desk4.powerconsumption.powerconsumption11_326">
            <text:p>potentiaal.floor3.room326.desk4.powerconsumption.powerconsumption11_326</text:p>
          </table:table-cell>
          <table:table-cell table:style-name="ce12" table:formula="of:=CONCATENATE([varialbes_from_Marija.Q4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43]" office:value-type="string" office:string-value="powerconsumption12_326">
            <text:p>powerconsumption12_326</text:p>
          </table:table-cell>
          <table:table-cell table:formula="of:=[varialbes_from_Marija.B43]" office:value-type="string" office:string-value="powerconsumption12_326">
            <text:p>powerconsumption12_326</text:p>
          </table:table-cell>
          <table:table-cell table:style-name="ce8" table:formula="of:=CONCATENATE(&quot;pt&quot;;[varialbes_from_Marija.F43];&quot;.&quot;;[varialbes_from_Marija.G43])" office:value-type="string" office:string-value="pt3.26.desk4">
            <text:p>pt3.26.desk4</text:p>
          </table:table-cell>
          <table:table-cell table:style-name="ce9" table:formula="of:=[varialbes_from_Marija.P43]" office:value-type="boolean" office:boolean-value="false">
            <text:p>FALSE</text:p>
          </table:table-cell>
          <table:table-cell table:style-name="ce9" table:formula="of:=CONCATENATE( [varialbes_from_Marija.N43];&quot;}&quot;)" office:value-type="string" office:string-value="{&quot;range&quot;:{&quot;min&quot;:&quot;0&quot;,&quot;max&quot;:&quot;8&quot;,&quot;step&quot;:&quot;0.1&quot;},&quot;costa&quot;:&quot;0&quot;,&quot;costb&quot;:&quot;0&quot;}}">
            <text:p>{"range":{"min":"0","max":"8","step":"0.1"},"costa":"0","costb":"0"}}</text:p>
          </table:table-cell>
          <table:table-cell table:style-name="ce9" table:formula="of:=[varialbes_from_Marija.H43]" office:value-type="string" office:string-value="powerconsumption">
            <text:p>powerconsumption</text:p>
          </table:table-cell>
          <table:table-cell table:style-name="ce10" table:formula="of:=[varialbes_from_Marija.I43]" office:value-type="string" office:string-value="Float">
            <text:p>Float</text:p>
          </table:table-cell>
          <table:table-cell table:style-name="ce10" table:formula="of:=[varialbes_from_Marija.O43]" office:value-type="string" office:string-value="[&quot;none&quot;]">
            <text:p>["none"]</text:p>
          </table:table-cell>
          <table:table-cell table:style-name="ce8" table:formula="of:=[varialbes_from_Marija.M43]" office:value-type="string" office:string-value="potentiaal.floor3.room326.desk4.powerconsumption.powerconsumption12_326">
            <text:p>potentiaal.floor3.room326.desk4.powerconsumption.powerconsumption12_326</text:p>
          </table:table-cell>
          <table:table-cell table:style-name="ce12" table:formula="of:=CONCATENATE([varialbes_from_Marija.Q4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1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44]" office:value-type="string" office:string-value="statuscomputer4_326">
            <text:p>statuscomputer4_326</text:p>
          </table:table-cell>
          <table:table-cell table:formula="of:=[varialbes_from_Marija.B44]" office:value-type="string" office:string-value="statuscomputer4_326">
            <text:p>statuscomputer4_326</text:p>
          </table:table-cell>
          <table:table-cell table:style-name="ce8" table:formula="of:=CONCATENATE(&quot;pt&quot;;[varialbes_from_Marija.F44];&quot;.&quot;;[varialbes_from_Marija.G44])" office:value-type="string" office:string-value="pt3.26.desk4">
            <text:p>pt3.26.desk4</text:p>
          </table:table-cell>
          <table:table-cell table:style-name="ce9" table:formula="of:=[varialbes_from_Marija.P44]" office:value-type="boolean" office:boolean-value="false">
            <text:p>FALSE</text:p>
          </table:table-cell>
          <table:table-cell table:style-name="ce9" table:formula="of:=CONCATENATE( [varialbes_from_Marija.N44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44]" office:value-type="string" office:string-value="computer">
            <text:p>computer</text:p>
          </table:table-cell>
          <table:table-cell table:style-name="ce10" table:formula="of:=[varialbes_from_Marija.I44]" office:value-type="string" office:string-value="Boolean">
            <text:p>Boolean</text:p>
          </table:table-cell>
          <table:table-cell table:style-name="ce10" table:formula="of:=[varialbes_from_Marija.O44]" office:value-type="string" office:string-value="[&quot;none&quot;]">
            <text:p>["none"]</text:p>
          </table:table-cell>
          <table:table-cell table:style-name="ce8" table:formula="of:=[varialbes_from_Marija.M44]" office:value-type="string" office:string-value="potentiaal.floor3.room326.desk4.computer.statuscomputer4_326">
            <text:p>potentiaal.floor3.room326.desk4.computer.statuscomputer4_326</text:p>
          </table:table-cell>
          <table:table-cell table:style-name="ce12" table:formula="of:=CONCATENATE([varialbes_from_Marija.Q4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1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45]" office:value-type="string" office:string-value="statusscreen4_326">
            <text:p>statusscreen4_326</text:p>
          </table:table-cell>
          <table:table-cell table:formula="of:=[varialbes_from_Marija.B45]" office:value-type="string" office:string-value="statusscreen4_326">
            <text:p>statusscreen4_326</text:p>
          </table:table-cell>
          <table:table-cell table:style-name="ce8" table:formula="of:=CONCATENATE(&quot;pt&quot;;[varialbes_from_Marija.F45];&quot;.&quot;;[varialbes_from_Marija.G45])" office:value-type="string" office:string-value="pt3.26.desk4">
            <text:p>pt3.26.desk4</text:p>
          </table:table-cell>
          <table:table-cell table:style-name="ce9" table:formula="of:=[varialbes_from_Marija.P45]" office:value-type="boolean" office:boolean-value="false">
            <text:p>FALSE</text:p>
          </table:table-cell>
          <table:table-cell table:style-name="ce9" table:formula="of:=CONCATENATE( [varialbes_from_Marija.N45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45]" office:value-type="string" office:string-value="screen">
            <text:p>screen</text:p>
          </table:table-cell>
          <table:table-cell table:style-name="ce10" table:formula="of:=[varialbes_from_Marija.I45]" office:value-type="string" office:string-value="Boolean">
            <text:p>Boolean</text:p>
          </table:table-cell>
          <table:table-cell table:style-name="ce10" table:formula="of:=[varialbes_from_Marija.O45]" office:value-type="string" office:string-value="[&quot;none&quot;]">
            <text:p>["none"]</text:p>
          </table:table-cell>
          <table:table-cell table:style-name="ce8" table:formula="of:=[varialbes_from_Marija.M45]" office:value-type="string" office:string-value="potentiaal.floor3.room326.desk4.screen.statusscreen4_326">
            <text:p>potentiaal.floor3.room326.desk4.screen.statusscreen4_326</text:p>
          </table:table-cell>
          <table:table-cell table:style-name="ce12" table:formula="of:=CONCATENATE([varialbes_from_Marija.Q4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1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46]" office:value-type="string" office:string-value="statuslamp4_326">
            <text:p>statuslamp4_326</text:p>
          </table:table-cell>
          <table:table-cell table:formula="of:=[varialbes_from_Marija.B46]" office:value-type="string" office:string-value="statuslamp4_326">
            <text:p>statuslamp4_326</text:p>
          </table:table-cell>
          <table:table-cell table:style-name="ce8" table:formula="of:=CONCATENATE(&quot;pt&quot;;[varialbes_from_Marija.F46];&quot;.&quot;;[varialbes_from_Marija.G46])" office:value-type="string" office:string-value="pt3.26.desk4">
            <text:p>pt3.26.desk4</text:p>
          </table:table-cell>
          <table:table-cell table:style-name="ce9" table:formula="of:=[varialbes_from_Marija.P46]" office:value-type="boolean" office:boolean-value="false">
            <text:p>FALSE</text:p>
          </table:table-cell>
          <table:table-cell table:style-name="ce9" table:formula="of:=CONCATENATE( [varialbes_from_Marija.N46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46]" office:value-type="string" office:string-value="lamp">
            <text:p>lamp</text:p>
          </table:table-cell>
          <table:table-cell table:style-name="ce10" table:formula="of:=[varialbes_from_Marija.I46]" office:value-type="string" office:string-value="Boolean">
            <text:p>Boolean</text:p>
          </table:table-cell>
          <table:table-cell table:style-name="ce10" table:formula="of:=[varialbes_from_Marija.O46]" office:value-type="string" office:string-value="[&quot;none&quot;]">
            <text:p>["none"]</text:p>
          </table:table-cell>
          <table:table-cell table:style-name="ce8" table:formula="of:=[varialbes_from_Marija.M46]" office:value-type="string" office:string-value="potentiaal.floor3.room326.desk4.lamp.statuslamp4_326">
            <text:p>potentiaal.floor3.room326.desk4.lamp.statuslamp4_326</text:p>
          </table:table-cell>
          <table:table-cell table:style-name="ce12" table:formula="of:=CONCATENATE([varialbes_from_Marija.Q4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1"/>
          <table:table-cell table:style-name="ce20"/>
          <table:table-cell table:style-name="ce18"/>
          <table:table-cell table:style-name="ce22" table:number-columns-repeated="997"/>
        </table:table-row>
        <table:table-row table:style-name="ro12">
          <table:table-cell table:formula="of:=[varialbes_from_Marija.B47]" office:value-type="string" office:string-value="luxlevel4_326">
            <text:p>luxlevel4_326</text:p>
          </table:table-cell>
          <table:table-cell table:formula="of:=[varialbes_from_Marija.B47]" office:value-type="string" office:string-value="luxlevel4_326">
            <text:p>luxlevel4_326</text:p>
          </table:table-cell>
          <table:table-cell table:style-name="ce8" table:formula="of:=CONCATENATE(&quot;pt&quot;;[varialbes_from_Marija.F47];&quot;.&quot;;[varialbes_from_Marija.G47])" office:value-type="string" office:string-value="pt3.26.desk4">
            <text:p>pt3.26.desk4</text:p>
          </table:table-cell>
          <table:table-cell table:style-name="ce9" table:formula="of:=[varialbes_from_Marija.P47]" office:value-type="boolean" office:boolean-value="false">
            <text:p>FALSE</text:p>
          </table:table-cell>
          <table:table-cell table:style-name="ce9" table:formula="of:=CONCATENATE( [varialbes_from_Marija.N47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47]" office:value-type="string" office:string-value="light">
            <text:p>light</text:p>
          </table:table-cell>
          <table:table-cell table:style-name="ce10" table:formula="of:=[varialbes_from_Marija.I47]" office:value-type="string" office:string-value="Float">
            <text:p>Float</text:p>
          </table:table-cell>
          <table:table-cell table:style-name="ce10" table:formula="of:=[varialbes_from_Marija.O47]" office:value-type="string" office:string-value="[&quot;none&quot;]">
            <text:p>["none"]</text:p>
          </table:table-cell>
          <table:table-cell table:style-name="ce8" table:formula="of:=[varialbes_from_Marija.M47]" office:value-type="string" office:string-value="potentiaal.floor3.room326.desk4.light.luxlevel4_326">
            <text:p>potentiaal.floor3.room326.desk4.light.luxlevel4_326</text:p>
          </table:table-cell>
          <table:table-cell table:style-name="ce12" table:formula="of:=CONCATENATE([varialbes_from_Marija.Q4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2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48]" office:value-type="string" office:string-value="presence4_326">
            <text:p>presence4_326</text:p>
          </table:table-cell>
          <table:table-cell table:formula="of:=[varialbes_from_Marija.B48]" office:value-type="string" office:string-value="presence4_326">
            <text:p>presence4_326</text:p>
          </table:table-cell>
          <table:table-cell table:style-name="ce8" table:formula="of:=CONCATENATE(&quot;pt&quot;;[varialbes_from_Marija.F48];&quot;.&quot;;[varialbes_from_Marija.G48])" office:value-type="string" office:string-value="pt3.26.desk4">
            <text:p>pt3.26.desk4</text:p>
          </table:table-cell>
          <table:table-cell table:style-name="ce9" table:formula="of:=[varialbes_from_Marija.P48]" office:value-type="boolean" office:boolean-value="false">
            <text:p>FALSE</text:p>
          </table:table-cell>
          <table:table-cell table:style-name="ce9" table:formula="of:=CONCATENATE( [varialbes_from_Marija.N48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48]" office:value-type="string" office:string-value="presence">
            <text:p>presence</text:p>
          </table:table-cell>
          <table:table-cell table:style-name="ce10" table:formula="of:=[varialbes_from_Marija.I48]" office:value-type="string" office:string-value="Boolean">
            <text:p>Boolean</text:p>
          </table:table-cell>
          <table:table-cell table:style-name="ce10" table:formula="of:=[varialbes_from_Marija.O48]" office:value-type="string" office:string-value="[&quot;none&quot;]">
            <text:p>["none"]</text:p>
          </table:table-cell>
          <table:table-cell table:style-name="ce8" table:formula="of:=[varialbes_from_Marija.M48]" office:value-type="string" office:string-value="potentiaal.floor3.room326.desk4.presence.presence4_326">
            <text:p>potentiaal.floor3.room326.desk4.presence.presence4_326</text:p>
          </table:table-cell>
          <table:table-cell table:style-name="ce12" table:formula="of:=CONCATENATE([varialbes_from_Marija.Q4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2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49]" office:value-type="string" office:string-value="computerwork4_326">
            <text:p>computerwork4_326</text:p>
          </table:table-cell>
          <table:table-cell table:formula="of:=[varialbes_from_Marija.B49]" office:value-type="string" office:string-value="computerwork4_326">
            <text:p>computerwork4_326</text:p>
          </table:table-cell>
          <table:table-cell table:style-name="ce8" table:formula="of:=CONCATENATE(&quot;pt&quot;;[varialbes_from_Marija.F49];&quot;.&quot;;[varialbes_from_Marija.G49])" office:value-type="string" office:string-value="pt3.26.desk4">
            <text:p>pt3.26.desk4</text:p>
          </table:table-cell>
          <table:table-cell table:style-name="ce9" table:formula="of:=[varialbes_from_Marija.P49]" office:value-type="boolean" office:boolean-value="false">
            <text:p>FALSE</text:p>
          </table:table-cell>
          <table:table-cell table:style-name="ce9" table:formula="of:=CONCATENATE( [varialbes_from_Marija.N49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49]" office:value-type="string" office:string-value="computerwork">
            <text:p>computerwork</text:p>
          </table:table-cell>
          <table:table-cell table:style-name="ce10" table:formula="of:=[varialbes_from_Marija.I49]" office:value-type="string" office:string-value="Boolean">
            <text:p>Boolean</text:p>
          </table:table-cell>
          <table:table-cell table:style-name="ce10" table:formula="of:=[varialbes_from_Marija.O49]" office:value-type="string" office:string-value="[&quot;none&quot;]">
            <text:p>["none"]</text:p>
          </table:table-cell>
          <table:table-cell table:style-name="ce8" table:formula="of:=[varialbes_from_Marija.M49]" office:value-type="string" office:string-value="potentiaal.floor3.room326.desk4.computerwork.computerwork4_326">
            <text:p>potentiaal.floor3.room326.desk4.computerwork.computerwork4_326</text:p>
          </table:table-cell>
          <table:table-cell table:style-name="ce12" table:formula="of:=CONCATENATE([varialbes_from_Marija.Q4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50]" office:value-type="string" office:string-value="deskwork4_326">
            <text:p>deskwork4_326</text:p>
          </table:table-cell>
          <table:table-cell table:formula="of:=[varialbes_from_Marija.B50]" office:value-type="string" office:string-value="deskwork4_326">
            <text:p>deskwork4_326</text:p>
          </table:table-cell>
          <table:table-cell table:style-name="ce8" table:formula="of:=CONCATENATE(&quot;pt&quot;;[varialbes_from_Marija.F50];&quot;.&quot;;[varialbes_from_Marija.G50])" office:value-type="string" office:string-value="pt3.26.desk4">
            <text:p>pt3.26.desk4</text:p>
          </table:table-cell>
          <table:table-cell table:style-name="ce9" table:formula="of:=[varialbes_from_Marija.P50]" office:value-type="boolean" office:boolean-value="false">
            <text:p>FALSE</text:p>
          </table:table-cell>
          <table:table-cell table:style-name="ce9" table:formula="of:=CONCATENATE( [varialbes_from_Marija.N50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50]" office:value-type="string" office:string-value="deskwork">
            <text:p>deskwork</text:p>
          </table:table-cell>
          <table:table-cell table:style-name="ce10" table:formula="of:=[varialbes_from_Marija.I50]" office:value-type="string" office:string-value="Boolean">
            <text:p>Boolean</text:p>
          </table:table-cell>
          <table:table-cell table:style-name="ce10" table:formula="of:=[varialbes_from_Marija.O50]" office:value-type="string" office:string-value="[&quot;none&quot;]">
            <text:p>["none"]</text:p>
          </table:table-cell>
          <table:table-cell table:style-name="ce8" table:formula="of:=[varialbes_from_Marija.M50]" office:value-type="string" office:string-value="potentiaal.floor3.room326.desk4.deskwork.deskwork4_326">
            <text:p>potentiaal.floor3.room326.desk4.deskwork.deskwork4_326</text:p>
          </table:table-cell>
          <table:table-cell table:style-name="ce12" table:formula="of:=CONCATENATE([varialbes_from_Marija.Q5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1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51]" office:value-type="string" office:string-value="door1_326">
            <text:p>door1_326</text:p>
          </table:table-cell>
          <table:table-cell table:formula="of:=[varialbes_from_Marija.B51]" office:value-type="string" office:string-value="door1_326">
            <text:p>door1_326</text:p>
          </table:table-cell>
          <table:table-cell table:style-name="ce8" table:formula="of:=CONCATENATE(&quot;pt&quot;;[varialbes_from_Marija.F51];&quot;.&quot;;[varialbes_from_Marija.G51])" office:value-type="string" office:string-value="pt3.26.room">
            <text:p>pt3.26.room</text:p>
          </table:table-cell>
          <table:table-cell table:style-name="ce9" table:formula="of:=[varialbes_from_Marija.P51]" office:value-type="boolean" office:boolean-value="false">
            <text:p>FALSE</text:p>
          </table:table-cell>
          <table:table-cell table:style-name="ce9" table:formula="of:=CONCATENATE( [varialbes_from_Marija.N51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51]" office:value-type="string" office:string-value="door">
            <text:p>door</text:p>
          </table:table-cell>
          <table:table-cell table:style-name="ce10" table:formula="of:=[varialbes_from_Marija.I51]" office:value-type="string" office:string-value="Boolean">
            <text:p>Boolean</text:p>
          </table:table-cell>
          <table:table-cell table:style-name="ce10" table:formula="of:=[varialbes_from_Marija.O51]" office:value-type="string" office:string-value="[&quot;none&quot;]">
            <text:p>["none"]</text:p>
          </table:table-cell>
          <table:table-cell table:style-name="ce8" table:formula="of:=[varialbes_from_Marija.M51]" office:value-type="string" office:string-value="potentiaal.floor3.room326.room.door.door1_326">
            <text:p>potentiaal.floor3.room326.room.door.door1_326</text:p>
          </table:table-cell>
          <table:table-cell table:style-name="ce12" table:formula="of:=CONCATENATE([varialbes_from_Marija.Q5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1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52]" office:value-type="string" office:string-value="window1_326">
            <text:p>window1_326</text:p>
          </table:table-cell>
          <table:table-cell table:formula="of:=[varialbes_from_Marija.B52]" office:value-type="string" office:string-value="window1_326">
            <text:p>window1_326</text:p>
          </table:table-cell>
          <table:table-cell table:style-name="ce8" table:formula="of:=CONCATENATE(&quot;pt&quot;;[varialbes_from_Marija.F52];&quot;.&quot;;[varialbes_from_Marija.G52])" office:value-type="string" office:string-value="pt3.26.room">
            <text:p>pt3.26.room</text:p>
          </table:table-cell>
          <table:table-cell table:style-name="ce9" table:formula="of:=[varialbes_from_Marija.P52]" office:value-type="boolean" office:boolean-value="false">
            <text:p>FALSE</text:p>
          </table:table-cell>
          <table:table-cell table:style-name="ce9" table:formula="of:=CONCATENATE( [varialbes_from_Marija.N52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52]" office:value-type="string" office:string-value="window">
            <text:p>window</text:p>
          </table:table-cell>
          <table:table-cell table:style-name="ce10" table:formula="of:=[varialbes_from_Marija.I52]" office:value-type="string" office:string-value="Boolean">
            <text:p>Boolean</text:p>
          </table:table-cell>
          <table:table-cell table:style-name="ce10" table:formula="of:=[varialbes_from_Marija.O52]" office:value-type="string" office:string-value="[&quot;none&quot;]">
            <text:p>["none"]</text:p>
          </table:table-cell>
          <table:table-cell table:style-name="ce8" table:formula="of:=[varialbes_from_Marija.M52]" office:value-type="string" office:string-value="potentiaal.floor3.room326.room.window.window1_326">
            <text:p>potentiaal.floor3.room326.room.window.window1_326</text:p>
          </table:table-cell>
          <table:table-cell table:style-name="ce12" table:formula="of:=CONCATENATE([varialbes_from_Marija.Q5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1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53]" office:value-type="string" office:string-value="window2_326">
            <text:p>window2_326</text:p>
          </table:table-cell>
          <table:table-cell table:formula="of:=[varialbes_from_Marija.B53]" office:value-type="string" office:string-value="window2_326">
            <text:p>window2_326</text:p>
          </table:table-cell>
          <table:table-cell table:style-name="ce8" table:formula="of:=CONCATENATE(&quot;pt&quot;;[varialbes_from_Marija.F53];&quot;.&quot;;[varialbes_from_Marija.G53])" office:value-type="string" office:string-value="pt3.26.room">
            <text:p>pt3.26.room</text:p>
          </table:table-cell>
          <table:table-cell table:style-name="ce9" table:formula="of:=[varialbes_from_Marija.P53]" office:value-type="boolean" office:boolean-value="false">
            <text:p>FALSE</text:p>
          </table:table-cell>
          <table:table-cell table:style-name="ce9" table:formula="of:=CONCATENATE( [varialbes_from_Marija.N53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53]" office:value-type="string" office:string-value="window">
            <text:p>window</text:p>
          </table:table-cell>
          <table:table-cell table:style-name="ce10" table:formula="of:=[varialbes_from_Marija.I53]" office:value-type="string" office:string-value="Boolean">
            <text:p>Boolean</text:p>
          </table:table-cell>
          <table:table-cell table:style-name="ce10" table:formula="of:=[varialbes_from_Marija.O53]" office:value-type="string" office:string-value="[&quot;none&quot;]">
            <text:p>["none"]</text:p>
          </table:table-cell>
          <table:table-cell table:style-name="ce8" table:formula="of:=[varialbes_from_Marija.M53]" office:value-type="string" office:string-value="potentiaal.floor3.room326.room.window.window2_326">
            <text:p>potentiaal.floor3.room326.room.window.window2_326</text:p>
          </table:table-cell>
          <table:table-cell table:style-name="ce12" table:formula="of:=CONCATENATE([varialbes_from_Marija.Q5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54]" office:value-type="string" office:string-value="luxlevelout1_326">
            <text:p>luxlevelout1_326</text:p>
          </table:table-cell>
          <table:table-cell table:formula="of:=[varialbes_from_Marija.B54]" office:value-type="string" office:string-value="luxlevelout1_326">
            <text:p>luxlevelout1_326</text:p>
          </table:table-cell>
          <table:table-cell table:style-name="ce8" table:formula="of:=CONCATENATE(&quot;pt&quot;;[varialbes_from_Marija.F54];&quot;.&quot;;[varialbes_from_Marija.G54])" office:value-type="string" office:string-value="pt3.26.room">
            <text:p>pt3.26.room</text:p>
          </table:table-cell>
          <table:table-cell table:style-name="ce9" table:formula="of:=[varialbes_from_Marija.P54]" office:value-type="boolean" office:boolean-value="false">
            <text:p>FALSE</text:p>
          </table:table-cell>
          <table:table-cell table:style-name="ce9" table:formula="of:=CONCATENATE( [varialbes_from_Marija.N54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54]" office:value-type="string" office:string-value="light">
            <text:p>light</text:p>
          </table:table-cell>
          <table:table-cell table:style-name="ce10" table:formula="of:=[varialbes_from_Marija.I54]" office:value-type="string" office:string-value="Float">
            <text:p>Float</text:p>
          </table:table-cell>
          <table:table-cell table:style-name="ce10" table:formula="of:=[varialbes_from_Marija.O54]" office:value-type="string" office:string-value="[&quot;none&quot;]">
            <text:p>["none"]</text:p>
          </table:table-cell>
          <table:table-cell table:style-name="ce8" table:formula="of:=[varialbes_from_Marija.M54]" office:value-type="string" office:string-value="potentiaal.floor3.room326.room.light.luxlevelout1_326">
            <text:p>potentiaal.floor3.room326.room.light.luxlevelout1_326</text:p>
          </table:table-cell>
          <table:table-cell table:style-name="ce12" table:formula="of:=CONCATENATE([varialbes_from_Marija.Q5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 table:number-columns-repeated="2"/>
          <table:table-cell table:style-name="ce14"/>
          <table:table-cell table:style-name="ce18" table:number-columns-repeated="9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55]" office:value-type="string" office:string-value="presenceroom1_326">
            <text:p>presenceroom1_326</text:p>
          </table:table-cell>
          <table:table-cell table:formula="of:=[varialbes_from_Marija.B55]" office:value-type="string" office:string-value="presenceroom1_326">
            <text:p>presenceroom1_326</text:p>
          </table:table-cell>
          <table:table-cell table:style-name="ce8" table:formula="of:=CONCATENATE(&quot;pt&quot;;[varialbes_from_Marija.F55];&quot;.&quot;;[varialbes_from_Marija.G55])" office:value-type="string" office:string-value="pt3.26.room">
            <text:p>pt3.26.room</text:p>
          </table:table-cell>
          <table:table-cell table:style-name="ce9" table:formula="of:=[varialbes_from_Marija.P55]" office:value-type="boolean" office:boolean-value="false">
            <text:p>FALSE</text:p>
          </table:table-cell>
          <table:table-cell table:style-name="ce9" table:formula="of:=CONCATENATE( [varialbes_from_Marija.N55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55]" office:value-type="string" office:string-value="presence">
            <text:p>presence</text:p>
          </table:table-cell>
          <table:table-cell table:style-name="ce10" table:formula="of:=[varialbes_from_Marija.I55]" office:value-type="string" office:string-value="Boolean">
            <text:p>Boolean</text:p>
          </table:table-cell>
          <table:table-cell table:style-name="ce10" table:formula="of:=[varialbes_from_Marija.O55]" office:value-type="string" office:string-value="[&quot;none&quot;]">
            <text:p>["none"]</text:p>
          </table:table-cell>
          <table:table-cell table:style-name="ce8" table:formula="of:=[varialbes_from_Marija.M55]" office:value-type="string" office:string-value="potentiaal.floor3.room326.room.presence.presenceroom1_326">
            <text:p>potentiaal.floor3.room326.room.presence.presenceroom1_326</text:p>
          </table:table-cell>
          <table:table-cell table:style-name="ce12" table:formula="of:=CONCATENATE([varialbes_from_Marija.Q5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 table:number-columns-repeated="2"/>
          <table:table-cell table:style-name="ce14"/>
          <table:table-cell table:style-name="ce18" table:number-columns-repeated="9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56]" office:value-type="string" office:string-value="motionout1_326">
            <text:p>motionout1_326</text:p>
          </table:table-cell>
          <table:table-cell table:formula="of:=[varialbes_from_Marija.B56]" office:value-type="string" office:string-value="motionout1_326">
            <text:p>motionout1_326</text:p>
          </table:table-cell>
          <table:table-cell table:style-name="ce8" table:formula="of:=CONCATENATE(&quot;pt&quot;;[varialbes_from_Marija.F56];&quot;.&quot;;[varialbes_from_Marija.G56])" office:value-type="string" office:string-value="pt3.26.room">
            <text:p>pt3.26.room</text:p>
          </table:table-cell>
          <table:table-cell table:style-name="ce9" table:formula="of:=[varialbes_from_Marija.P56]" office:value-type="boolean" office:boolean-value="false">
            <text:p>FALSE</text:p>
          </table:table-cell>
          <table:table-cell table:style-name="ce9" table:formula="of:=CONCATENATE( [varialbes_from_Marija.N56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56]" office:value-type="string" office:string-value="presence">
            <text:p>presence</text:p>
          </table:table-cell>
          <table:table-cell table:style-name="ce10" table:formula="of:=[varialbes_from_Marija.I56]" office:value-type="string" office:string-value="Boolean">
            <text:p>Boolean</text:p>
          </table:table-cell>
          <table:table-cell table:style-name="ce10" table:formula="of:=[varialbes_from_Marija.O56]" office:value-type="string" office:string-value="[&quot;none&quot;]">
            <text:p>["none"]</text:p>
          </table:table-cell>
          <table:table-cell table:style-name="ce8" table:formula="of:=[varialbes_from_Marija.M56]" office:value-type="string" office:string-value="potentiaal.floor3.room326.room.presence.motionout1_326">
            <text:p>potentiaal.floor3.room326.room.presence.motionout1_326</text:p>
          </table:table-cell>
          <table:table-cell table:style-name="ce12" table:formula="of:=CONCATENATE([varialbes_from_Marija.Q5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 table:number-columns-repeated="2"/>
          <table:table-cell table:style-name="ce14"/>
          <table:table-cell table:style-name="ce18" table:number-columns-repeated="9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57]" office:value-type="string" office:string-value="motionin1_326">
            <text:p>motionin1_326</text:p>
          </table:table-cell>
          <table:table-cell table:formula="of:=[varialbes_from_Marija.B57]" office:value-type="string" office:string-value="motionin1_326">
            <text:p>motionin1_326</text:p>
          </table:table-cell>
          <table:table-cell table:style-name="ce8" table:formula="of:=CONCATENATE(&quot;pt&quot;;[varialbes_from_Marija.F57];&quot;.&quot;;[varialbes_from_Marija.G57])" office:value-type="string" office:string-value="pt3.26.room">
            <text:p>pt3.26.room</text:p>
          </table:table-cell>
          <table:table-cell table:style-name="ce9" table:formula="of:=[varialbes_from_Marija.P57]" office:value-type="boolean" office:boolean-value="false">
            <text:p>FALSE</text:p>
          </table:table-cell>
          <table:table-cell table:style-name="ce9" table:formula="of:=CONCATENATE( [varialbes_from_Marija.N57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57]" office:value-type="string" office:string-value="presence">
            <text:p>presence</text:p>
          </table:table-cell>
          <table:table-cell table:style-name="ce10" table:formula="of:=[varialbes_from_Marija.I57]" office:value-type="string" office:string-value="Boolean">
            <text:p>Boolean</text:p>
          </table:table-cell>
          <table:table-cell table:style-name="ce10" table:formula="of:=[varialbes_from_Marija.O57]" office:value-type="string" office:string-value="[&quot;none&quot;]">
            <text:p>["none"]</text:p>
          </table:table-cell>
          <table:table-cell table:style-name="ce8" table:formula="of:=[varialbes_from_Marija.M57]" office:value-type="string" office:string-value="potentiaal.floor3.room326.room.presence.motionin1_326">
            <text:p>potentiaal.floor3.room326.room.presence.motionin1_326</text:p>
          </table:table-cell>
          <table:table-cell table:style-name="ce12" table:formula="of:=CONCATENATE([varialbes_from_Marija.Q5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1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58]" office:value-type="string" office:string-value="numberofpeople1_326">
            <text:p>numberofpeople1_326</text:p>
          </table:table-cell>
          <table:table-cell table:formula="of:=[varialbes_from_Marija.B58]" office:value-type="string" office:string-value="numberofpeople1_326">
            <text:p>numberofpeople1_326</text:p>
          </table:table-cell>
          <table:table-cell table:style-name="ce8" table:formula="of:=CONCATENATE(&quot;pt&quot;;[varialbes_from_Marija.F58];&quot;.&quot;;[varialbes_from_Marija.G58])" office:value-type="string" office:string-value="pt3.26.room">
            <text:p>pt3.26.room</text:p>
          </table:table-cell>
          <table:table-cell table:style-name="ce9" table:formula="of:=[varialbes_from_Marija.P58]" office:value-type="boolean" office:boolean-value="false">
            <text:p>FALSE</text:p>
          </table:table-cell>
          <table:table-cell table:style-name="ce9" table:formula="of:=CONCATENATE( [varialbes_from_Marija.N58];&quot;}&quot;)" office:value-type="string" office:string-value="{&quot;range&quot;:{&quot;min&quot;:&quot;0&quot;,&quot;max&quot;:&quot;10&quot;,&quot;step&quot;:&quot;1&quot;},&quot;costa&quot;:&quot;0&quot;,&quot;costb&quot;:&quot;0&quot;}}">
            <text:p>{"range":{"min":"0","max":"10","step":"1"},"costa":"0","costb":"0"}}</text:p>
          </table:table-cell>
          <table:table-cell table:style-name="ce9" table:formula="of:=[varialbes_from_Marija.H58]" office:value-type="string" office:string-value="presence">
            <text:p>presence</text:p>
          </table:table-cell>
          <table:table-cell table:style-name="ce10" table:formula="of:=[varialbes_from_Marija.I58]" office:value-type="string" office:string-value="Integer">
            <text:p>Integer</text:p>
          </table:table-cell>
          <table:table-cell table:style-name="ce10" table:formula="of:=[varialbes_from_Marija.O58]" office:value-type="string" office:string-value="[&quot;none&quot;]">
            <text:p>["none"]</text:p>
          </table:table-cell>
          <table:table-cell table:style-name="ce8" table:formula="of:=[varialbes_from_Marija.M58]" office:value-type="string" office:string-value="potentiaal.floor3.room326.room.presence.numberofpeople1_326">
            <text:p>potentiaal.floor3.room326.room.presence.numberofpeople1_326</text:p>
          </table:table-cell>
          <table:table-cell table:style-name="ce12" table:formula="of:=CONCATENATE([varialbes_from_Marija.Q5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/>
          <table:table-cell table:style-name="ce14"/>
          <table:table-cell table:style-name="ce18" table:number-columns-repeated="9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59]" office:value-type="string" office:string-value="lightpowerconsumption1_326">
            <text:p>lightpowerconsumption1_326</text:p>
          </table:table-cell>
          <table:table-cell table:formula="of:=[varialbes_from_Marija.B59]" office:value-type="string" office:string-value="lightpowerconsumption1_326">
            <text:p>lightpowerconsumption1_326</text:p>
          </table:table-cell>
          <table:table-cell table:style-name="ce8" table:formula="of:=CONCATENATE(&quot;pt&quot;;[varialbes_from_Marija.F59];&quot;.&quot;;[varialbes_from_Marija.G59])" office:value-type="string" office:string-value="pt3.26.room">
            <text:p>pt3.26.room</text:p>
          </table:table-cell>
          <table:table-cell table:style-name="ce9" table:formula="of:=[varialbes_from_Marija.P59]" office:value-type="boolean" office:boolean-value="false">
            <text:p>FALSE</text:p>
          </table:table-cell>
          <table:table-cell table:style-name="ce9" table:formula="of:=CONCATENATE( [varialbes_from_Marija.N59];&quot;}&quot;)" office:value-type="string" office:string-value="{&quot;range&quot;:{&quot;min&quot;:&quot;0&quot;,&quot;max&quot;:&quot;288&quot;,&quot;step&quot;:&quot;1&quot;},&quot;costa&quot;:&quot;0&quot;,&quot;costb&quot;:&quot;0&quot;}}">
            <text:p>{"range":{"min":"0","max":"288","step":"1"},"costa":"0","costb":"0"}}</text:p>
          </table:table-cell>
          <table:table-cell table:style-name="ce9" table:formula="of:=[varialbes_from_Marija.H59]" office:value-type="string" office:string-value="light">
            <text:p>light</text:p>
          </table:table-cell>
          <table:table-cell table:style-name="ce10" table:formula="of:=[varialbes_from_Marija.I59]" office:value-type="string" office:string-value="Integer">
            <text:p>Integer</text:p>
          </table:table-cell>
          <table:table-cell table:style-name="ce10" table:formula="of:=[varialbes_from_Marija.O59]" office:value-type="string" office:string-value="[&quot;none&quot;]">
            <text:p>["none"]</text:p>
          </table:table-cell>
          <table:table-cell table:style-name="ce8" table:formula="of:=[varialbes_from_Marija.M59]" office:value-type="string" office:string-value="potentiaal.floor3.room326.room.light.lightpowerconsumption1_326">
            <text:p>potentiaal.floor3.room326.room.light.lightpowerconsumption1_326</text:p>
          </table:table-cell>
          <table:table-cell table:style-name="ce12" table:formula="of:=CONCATENATE([varialbes_from_Marija.Q5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60]" office:value-type="string" office:string-value="lightpowerconsumption2_326">
            <text:p>lightpowerconsumption2_326</text:p>
          </table:table-cell>
          <table:table-cell table:formula="of:=[varialbes_from_Marija.B60]" office:value-type="string" office:string-value="lightpowerconsumption2_326">
            <text:p>lightpowerconsumption2_326</text:p>
          </table:table-cell>
          <table:table-cell table:style-name="ce8" table:formula="of:=CONCATENATE(&quot;pt&quot;;[varialbes_from_Marija.F60];&quot;.&quot;;[varialbes_from_Marija.G60])" office:value-type="string" office:string-value="pt3.26.room">
            <text:p>pt3.26.room</text:p>
          </table:table-cell>
          <table:table-cell table:style-name="ce9" table:formula="of:=[varialbes_from_Marija.P60]" office:value-type="boolean" office:boolean-value="false">
            <text:p>FALSE</text:p>
          </table:table-cell>
          <table:table-cell table:style-name="ce9" table:formula="of:=CONCATENATE( [varialbes_from_Marija.N60];&quot;}&quot;)" office:value-type="string" office:string-value="{&quot;range&quot;:{&quot;min&quot;:&quot;0&quot;,&quot;max&quot;:&quot;252&quot;,&quot;step&quot;:&quot;1&quot;},&quot;costa&quot;:&quot;0&quot;,&quot;costb&quot;:&quot;0&quot;}}">
            <text:p>{"range":{"min":"0","max":"252","step":"1"},"costa":"0","costb":"0"}}</text:p>
          </table:table-cell>
          <table:table-cell table:style-name="ce9" table:formula="of:=[varialbes_from_Marija.H60]" office:value-type="string" office:string-value="light">
            <text:p>light</text:p>
          </table:table-cell>
          <table:table-cell table:style-name="ce10" table:formula="of:=[varialbes_from_Marija.I60]" office:value-type="string" office:string-value="Integer">
            <text:p>Integer</text:p>
          </table:table-cell>
          <table:table-cell table:style-name="ce10" table:formula="of:=[varialbes_from_Marija.O60]" office:value-type="string" office:string-value="[&quot;none&quot;]">
            <text:p>["none"]</text:p>
          </table:table-cell>
          <table:table-cell table:style-name="ce8" table:formula="of:=[varialbes_from_Marija.M60]" office:value-type="string" office:string-value="potentiaal.floor3.room326.room.light.lightpowerconsumption2_326">
            <text:p>potentiaal.floor3.room326.room.light.lightpowerconsumption2_326</text:p>
          </table:table-cell>
          <table:table-cell table:style-name="ce12" table:formula="of:=CONCATENATE([varialbes_from_Marija.Q6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61]" office:value-type="string" office:string-value="statuslightswitch1_326">
            <text:p>statuslightswitch1_326</text:p>
          </table:table-cell>
          <table:table-cell table:formula="of:=[varialbes_from_Marija.B61]" office:value-type="string" office:string-value="statuslightswitch1_326">
            <text:p>statuslightswitch1_326</text:p>
          </table:table-cell>
          <table:table-cell table:style-name="ce8" table:formula="of:=CONCATENATE(&quot;pt&quot;;[varialbes_from_Marija.F61];&quot;.&quot;;[varialbes_from_Marija.G61])" office:value-type="string" office:string-value="pt3.26.room">
            <text:p>pt3.26.room</text:p>
          </table:table-cell>
          <table:table-cell table:style-name="ce9" table:formula="of:=[varialbes_from_Marija.P61]" office:value-type="boolean" office:boolean-value="false">
            <text:p>FALSE</text:p>
          </table:table-cell>
          <table:table-cell table:style-name="ce9" table:formula="of:=CONCATENATE( [varialbes_from_Marija.N61];&quot;}&quot;)" office:value-type="string" office:string-value="{&quot;states&quot;:[{&quot;name&quot;:&quot;0&quot;,&quot;cost&quot;:&quot;0&quot;},{&quot;name&quot;:&quot;1&quot;,&quot;cost&quot;:&quot;0&quot;},{&quot;name&quot;:&quot;2&quot;,&quot;cost&quot;:&quot;0&quot;}]}">
            <text:p>{"states":[{"name":"0","cost":"0"},{"name":"1","cost":"0"},{"name":"2","cost":"0"}]}</text:p>
          </table:table-cell>
          <table:table-cell table:style-name="ce9" table:formula="of:=[varialbes_from_Marija.H61]" office:value-type="string" office:string-value="light">
            <text:p>light</text:p>
          </table:table-cell>
          <table:table-cell table:style-name="ce10" table:formula="of:=[varialbes_from_Marija.I61]" office:value-type="string" office:string-value="Integer">
            <text:p>Integer</text:p>
          </table:table-cell>
          <table:table-cell table:style-name="ce10" table:formula="of:=[varialbes_from_Marija.O61]" office:value-type="string" office:string-value="[&quot;none&quot;]">
            <text:p>["none"]</text:p>
          </table:table-cell>
          <table:table-cell table:style-name="ce8" table:formula="of:=[varialbes_from_Marija.M61]" office:value-type="string" office:string-value="potentiaal.floor3.room326.room.light.statuslightswitch1_326">
            <text:p>potentiaal.floor3.room326.room.light.statuslightswitch1_326</text:p>
          </table:table-cell>
          <table:table-cell table:style-name="ce12" table:formula="of:=CONCATENATE([varialbes_from_Marija.Q6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62]" office:value-type="string" office:string-value="statuslightswitch2_326">
            <text:p>statuslightswitch2_326</text:p>
          </table:table-cell>
          <table:table-cell table:formula="of:=[varialbes_from_Marija.B62]" office:value-type="string" office:string-value="statuslightswitch2_326">
            <text:p>statuslightswitch2_326</text:p>
          </table:table-cell>
          <table:table-cell table:style-name="ce8" table:formula="of:=CONCATENATE(&quot;pt&quot;;[varialbes_from_Marija.F62];&quot;.&quot;;[varialbes_from_Marija.G62])" office:value-type="string" office:string-value="pt3.26.room">
            <text:p>pt3.26.room</text:p>
          </table:table-cell>
          <table:table-cell table:style-name="ce9" table:formula="of:=[varialbes_from_Marija.P62]" office:value-type="boolean" office:boolean-value="false">
            <text:p>FALSE</text:p>
          </table:table-cell>
          <table:table-cell table:style-name="ce9" table:formula="of:=CONCATENATE( [varialbes_from_Marija.N62];&quot;}&quot;)" office:value-type="string" office:string-value="{&quot;states&quot;:[{&quot;name&quot;:&quot;0&quot;,&quot;cost&quot;:&quot;0&quot;},{&quot;name&quot;:&quot;1&quot;,&quot;cost&quot;:&quot;0&quot;},{&quot;name&quot;:&quot;2&quot;,&quot;cost&quot;:&quot;0&quot;}]}">
            <text:p>{"states":[{"name":"0","cost":"0"},{"name":"1","cost":"0"},{"name":"2","cost":"0"}]}</text:p>
          </table:table-cell>
          <table:table-cell table:style-name="ce9" table:formula="of:=[varialbes_from_Marija.H62]" office:value-type="string" office:string-value="light">
            <text:p>light</text:p>
          </table:table-cell>
          <table:table-cell table:style-name="ce10" table:formula="of:=[varialbes_from_Marija.I62]" office:value-type="string" office:string-value="Integer">
            <text:p>Integer</text:p>
          </table:table-cell>
          <table:table-cell table:style-name="ce10" table:formula="of:=[varialbes_from_Marija.O62]" office:value-type="string" office:string-value="[&quot;none&quot;]">
            <text:p>["none"]</text:p>
          </table:table-cell>
          <table:table-cell table:style-name="ce8" table:formula="of:=[varialbes_from_Marija.M62]" office:value-type="string" office:string-value="potentiaal.floor3.room326.room.light.statuslightswitch2_326">
            <text:p>potentiaal.floor3.room326.room.light.statuslightswitch2_326</text:p>
          </table:table-cell>
          <table:table-cell table:style-name="ce12" table:formula="of:=CONCATENATE([varialbes_from_Marija.Q6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style-name="ce23" table:number-columns-repeated="997"/>
        </table:table-row>
        <table:table-row table:style-name="ro12">
          <table:table-cell table:formula="of:=[varialbes_from_Marija.B63]" office:value-type="string" office:string-value="statuslights1_326">
            <text:p>statuslights1_326</text:p>
          </table:table-cell>
          <table:table-cell table:formula="of:=[varialbes_from_Marija.B63]" office:value-type="string" office:string-value="statuslights1_326">
            <text:p>statuslights1_326</text:p>
          </table:table-cell>
          <table:table-cell table:style-name="ce8" table:formula="of:=CONCATENATE(&quot;pt&quot;;[varialbes_from_Marija.F63];&quot;.&quot;;[varialbes_from_Marija.G63])" office:value-type="string" office:string-value="pt3.26.room">
            <text:p>pt3.26.room</text:p>
          </table:table-cell>
          <table:table-cell table:style-name="ce9" table:formula="of:=[varialbes_from_Marija.P63]" office:value-type="boolean" office:boolean-value="false">
            <text:p>FALSE</text:p>
          </table:table-cell>
          <table:table-cell table:style-name="ce9" table:formula="of:=CONCATENATE( [varialbes_from_Marija.N63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63]" office:value-type="string" office:string-value="light">
            <text:p>light</text:p>
          </table:table-cell>
          <table:table-cell table:style-name="ce10" table:formula="of:=[varialbes_from_Marija.I63]" office:value-type="string" office:string-value="Boolean">
            <text:p>Boolean</text:p>
          </table:table-cell>
          <table:table-cell table:style-name="ce10" table:formula="of:=[varialbes_from_Marija.O63]" office:value-type="string" office:string-value="[&quot;none&quot;]">
            <text:p>["none"]</text:p>
          </table:table-cell>
          <table:table-cell table:style-name="ce8" table:formula="of:=[varialbes_from_Marija.M63]" office:value-type="string" office:string-value="potentiaal.floor3.room326.room.light.statuslights1_326">
            <text:p>potentiaal.floor3.room326.room.light.statuslights1_326</text:p>
          </table:table-cell>
          <table:table-cell table:style-name="ce12" table:formula="of:=CONCATENATE([varialbes_from_Marija.Q6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style-name="ce23" table:number-columns-repeated="997"/>
        </table:table-row>
        <table:table-row table:style-name="ro12">
          <table:table-cell table:formula="of:=[varialbes_from_Marija.B64]" office:value-type="string" office:string-value="statuslights2_326">
            <text:p>statuslights2_326</text:p>
          </table:table-cell>
          <table:table-cell table:formula="of:=[varialbes_from_Marija.B64]" office:value-type="string" office:string-value="statuslights2_326">
            <text:p>statuslights2_326</text:p>
          </table:table-cell>
          <table:table-cell table:style-name="ce8" table:formula="of:=CONCATENATE(&quot;pt&quot;;[varialbes_from_Marija.F64];&quot;.&quot;;[varialbes_from_Marija.G64])" office:value-type="string" office:string-value="pt3.26.room">
            <text:p>pt3.26.room</text:p>
          </table:table-cell>
          <table:table-cell table:style-name="ce9" table:formula="of:=[varialbes_from_Marija.P64]" office:value-type="boolean" office:boolean-value="false">
            <text:p>FALSE</text:p>
          </table:table-cell>
          <table:table-cell table:style-name="ce9" table:formula="of:=CONCATENATE( [varialbes_from_Marija.N64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64]" office:value-type="string" office:string-value="light">
            <text:p>light</text:p>
          </table:table-cell>
          <table:table-cell table:style-name="ce10" table:formula="of:=[varialbes_from_Marija.I64]" office:value-type="string" office:string-value="Boolean">
            <text:p>Boolean</text:p>
          </table:table-cell>
          <table:table-cell table:style-name="ce10" table:formula="of:=[varialbes_from_Marija.O64]" office:value-type="string" office:string-value="[&quot;none&quot;]">
            <text:p>["none"]</text:p>
          </table:table-cell>
          <table:table-cell table:style-name="ce8" table:formula="of:=[varialbes_from_Marija.M64]" office:value-type="string" office:string-value="potentiaal.floor3.room326.room.light.statuslights2_326">
            <text:p>potentiaal.floor3.room326.room.light.statuslights2_326</text:p>
          </table:table-cell>
          <table:table-cell table:style-name="ce12" table:formula="of:=CONCATENATE([varialbes_from_Marija.Q6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65]" office:value-type="string" office:string-value="door1_313">
            <text:p>door1_313</text:p>
          </table:table-cell>
          <table:table-cell table:formula="of:=[varialbes_from_Marija.B65]" office:value-type="string" office:string-value="door1_313">
            <text:p>door1_313</text:p>
          </table:table-cell>
          <table:table-cell table:style-name="ce8" table:formula="of:=CONCATENATE(&quot;pt&quot;;[varialbes_from_Marija.F65];&quot;.&quot;;[varialbes_from_Marija.G65])" office:value-type="string" office:string-value="pt3.13.room">
            <text:p>pt3.13.room</text:p>
          </table:table-cell>
          <table:table-cell table:style-name="ce9" table:formula="of:=[varialbes_from_Marija.P65]" office:value-type="boolean" office:boolean-value="false">
            <text:p>FALSE</text:p>
          </table:table-cell>
          <table:table-cell table:style-name="ce9" table:formula="of:=CONCATENATE( [varialbes_from_Marija.N65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65]" office:value-type="string" office:string-value="door">
            <text:p>door</text:p>
          </table:table-cell>
          <table:table-cell table:style-name="ce10" table:formula="of:=[varialbes_from_Marija.I65]" office:value-type="string" office:string-value="Boolean">
            <text:p>Boolean</text:p>
          </table:table-cell>
          <table:table-cell table:style-name="ce10" table:formula="of:=[varialbes_from_Marija.O65]" office:value-type="string" office:string-value="[&quot;none&quot;]">
            <text:p>["none"]</text:p>
          </table:table-cell>
          <table:table-cell table:style-name="ce8" table:formula="of:=[varialbes_from_Marija.M65]" office:value-type="string" office:string-value="potentiaal.floor3.room313.room.door.door1_313">
            <text:p>potentiaal.floor3.room313.room.door.door1_313</text:p>
          </table:table-cell>
          <table:table-cell table:style-name="ce12" table:formula="of:=CONCATENATE([varialbes_from_Marija.Q6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66]" office:value-type="string" office:string-value="window1_313">
            <text:p>window1_313</text:p>
          </table:table-cell>
          <table:table-cell table:formula="of:=[varialbes_from_Marija.B66]" office:value-type="string" office:string-value="window1_313">
            <text:p>window1_313</text:p>
          </table:table-cell>
          <table:table-cell table:style-name="ce8" table:formula="of:=CONCATENATE(&quot;pt&quot;;[varialbes_from_Marija.F66];&quot;.&quot;;[varialbes_from_Marija.G66])" office:value-type="string" office:string-value="pt3.13.room">
            <text:p>pt3.13.room</text:p>
          </table:table-cell>
          <table:table-cell table:style-name="ce9" table:formula="of:=[varialbes_from_Marija.P66]" office:value-type="boolean" office:boolean-value="false">
            <text:p>FALSE</text:p>
          </table:table-cell>
          <table:table-cell table:style-name="ce9" table:formula="of:=CONCATENATE( [varialbes_from_Marija.N66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66]" office:value-type="string" office:string-value="window">
            <text:p>window</text:p>
          </table:table-cell>
          <table:table-cell table:style-name="ce10" table:formula="of:=[varialbes_from_Marija.I66]" office:value-type="string" office:string-value="Boolean">
            <text:p>Boolean</text:p>
          </table:table-cell>
          <table:table-cell table:style-name="ce10" table:formula="of:=[varialbes_from_Marija.O66]" office:value-type="string" office:string-value="[&quot;none&quot;]">
            <text:p>["none"]</text:p>
          </table:table-cell>
          <table:table-cell table:style-name="ce8" table:formula="of:=[varialbes_from_Marija.M66]" office:value-type="string" office:string-value="potentiaal.floor3.room313.room.window.window1_313">
            <text:p>potentiaal.floor3.room313.room.window.window1_313</text:p>
          </table:table-cell>
          <table:table-cell table:style-name="ce12" table:formula="of:=CONCATENATE([varialbes_from_Marija.Q6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67]" office:value-type="string" office:string-value="window2_313">
            <text:p>window2_313</text:p>
          </table:table-cell>
          <table:table-cell table:formula="of:=[varialbes_from_Marija.B67]" office:value-type="string" office:string-value="window2_313">
            <text:p>window2_313</text:p>
          </table:table-cell>
          <table:table-cell table:style-name="ce8" table:formula="of:=CONCATENATE(&quot;pt&quot;;[varialbes_from_Marija.F67];&quot;.&quot;;[varialbes_from_Marija.G67])" office:value-type="string" office:string-value="pt3.13.room">
            <text:p>pt3.13.room</text:p>
          </table:table-cell>
          <table:table-cell table:style-name="ce9" table:formula="of:=[varialbes_from_Marija.P67]" office:value-type="boolean" office:boolean-value="false">
            <text:p>FALSE</text:p>
          </table:table-cell>
          <table:table-cell table:style-name="ce9" table:formula="of:=CONCATENATE( [varialbes_from_Marija.N67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67]" office:value-type="string" office:string-value="window">
            <text:p>window</text:p>
          </table:table-cell>
          <table:table-cell table:style-name="ce10" table:formula="of:=[varialbes_from_Marija.I67]" office:value-type="string" office:string-value="Boolean">
            <text:p>Boolean</text:p>
          </table:table-cell>
          <table:table-cell table:style-name="ce10" table:formula="of:=[varialbes_from_Marija.O67]" office:value-type="string" office:string-value="[&quot;none&quot;]">
            <text:p>["none"]</text:p>
          </table:table-cell>
          <table:table-cell table:style-name="ce8" table:formula="of:=[varialbes_from_Marija.M67]" office:value-type="string" office:string-value="potentiaal.floor3.room313.room.window.window2_313">
            <text:p>potentiaal.floor3.room313.room.window.window2_313</text:p>
          </table:table-cell>
          <table:table-cell table:style-name="ce12" table:formula="of:=CONCATENATE([varialbes_from_Marija.Q6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style-name="ce23" table:number-columns-repeated="997"/>
        </table:table-row>
        <table:table-row table:style-name="ro12">
          <table:table-cell table:formula="of:=[varialbes_from_Marija.B68]" office:value-type="string" office:string-value="distance1_313">
            <text:p>distance1_313</text:p>
          </table:table-cell>
          <table:table-cell table:formula="of:=[varialbes_from_Marija.B68]" office:value-type="string" office:string-value="distance1_313">
            <text:p>distance1_313</text:p>
          </table:table-cell>
          <table:table-cell table:style-name="ce8" table:formula="of:=CONCATENATE(&quot;pt&quot;;[varialbes_from_Marija.F68];&quot;.&quot;;[varialbes_from_Marija.G68])" office:value-type="string" office:string-value="pt3.13.room">
            <text:p>pt3.13.room</text:p>
          </table:table-cell>
          <table:table-cell table:style-name="ce9" table:formula="of:=[varialbes_from_Marija.P68]" office:value-type="boolean" office:boolean-value="false">
            <text:p>FALSE</text:p>
          </table:table-cell>
          <table:table-cell table:style-name="ce9" table:formula="of:=CONCATENATE( [varialbes_from_Marija.N68];&quot;}&quot;)" office:value-type="string" office:string-value="{&quot;range&quot;:{&quot;min&quot;:&quot;0&quot;,&quot;max&quot;:&quot;150&quot;,&quot;step&quot;:&quot;1&quot;},&quot;costa&quot;:&quot;0&quot;,&quot;costb&quot;:&quot;0&quot;}}">
            <text:p>{"range":{"min":"0","max":"150","step":"1"},"costa":"0","costb":"0"}}</text:p>
          </table:table-cell>
          <table:table-cell table:style-name="ce9" table:formula="of:=[varialbes_from_Marija.H68]" office:value-type="string" office:string-value="presence">
            <text:p>presence</text:p>
          </table:table-cell>
          <table:table-cell table:style-name="ce10" table:formula="of:=[varialbes_from_Marija.I68]" office:value-type="string" office:string-value="Integer">
            <text:p>Integer</text:p>
          </table:table-cell>
          <table:table-cell table:style-name="ce10" table:formula="of:=[varialbes_from_Marija.O68]" office:value-type="string" office:string-value="[&quot;none&quot;]">
            <text:p>["none"]</text:p>
          </table:table-cell>
          <table:table-cell table:style-name="ce8" table:formula="of:=[varialbes_from_Marija.M68]" office:value-type="string" office:string-value="potentiaal.floor3.room313.room.presence.distance1_313">
            <text:p>potentiaal.floor3.room313.room.presence.distance1_313</text:p>
          </table:table-cell>
          <table:table-cell table:style-name="ce12" table:formula="of:=CONCATENATE([varialbes_from_Marija.Q6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style-name="ce23" table:number-columns-repeated="997"/>
        </table:table-row>
        <table:table-row table:style-name="ro12">
          <table:table-cell table:formula="of:=[varialbes_from_Marija.B69]" office:value-type="string" office:string-value="luxlevel1_313">
            <text:p>luxlevel1_313</text:p>
          </table:table-cell>
          <table:table-cell table:formula="of:=[varialbes_from_Marija.B69]" office:value-type="string" office:string-value="luxlevel1_313">
            <text:p>luxlevel1_313</text:p>
          </table:table-cell>
          <table:table-cell table:style-name="ce8" table:formula="of:=CONCATENATE(&quot;pt&quot;;[varialbes_from_Marija.F69];&quot;.&quot;;[varialbes_from_Marija.G69])" office:value-type="string" office:string-value="pt3.13.room">
            <text:p>pt3.13.room</text:p>
          </table:table-cell>
          <table:table-cell table:style-name="ce9" table:formula="of:=[varialbes_from_Marija.P69]" office:value-type="boolean" office:boolean-value="false">
            <text:p>FALSE</text:p>
          </table:table-cell>
          <table:table-cell table:style-name="ce9" table:formula="of:=CONCATENATE( [varialbes_from_Marija.N69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69]" office:value-type="string" office:string-value="light">
            <text:p>light</text:p>
          </table:table-cell>
          <table:table-cell table:style-name="ce10" table:formula="of:=[varialbes_from_Marija.I69]" office:value-type="string" office:string-value="Float">
            <text:p>Float</text:p>
          </table:table-cell>
          <table:table-cell table:style-name="ce10" table:formula="of:=[varialbes_from_Marija.O69]" office:value-type="string" office:string-value="[&quot;none&quot;]">
            <text:p>["none"]</text:p>
          </table:table-cell>
          <table:table-cell table:style-name="ce8" table:formula="of:=[varialbes_from_Marija.M69]" office:value-type="string" office:string-value="potentiaal.floor3.room313.room.light.luxlevel1_313">
            <text:p>potentiaal.floor3.room313.room.light.luxlevel1_313</text:p>
          </table:table-cell>
          <table:table-cell table:style-name="ce12" table:formula="of:=CONCATENATE([varialbes_from_Marija.Q6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0]" office:value-type="string" office:string-value="luxlevelout1_313">
            <text:p>luxlevelout1_313</text:p>
          </table:table-cell>
          <table:table-cell table:formula="of:=[varialbes_from_Marija.B70]" office:value-type="string" office:string-value="luxlevelout1_313">
            <text:p>luxlevelout1_313</text:p>
          </table:table-cell>
          <table:table-cell table:style-name="ce8" table:formula="of:=CONCATENATE(&quot;pt&quot;;[varialbes_from_Marija.F70];&quot;.&quot;;[varialbes_from_Marija.G70])" office:value-type="string" office:string-value="pt3.13.room">
            <text:p>pt3.13.room</text:p>
          </table:table-cell>
          <table:table-cell table:style-name="ce9" table:formula="of:=[varialbes_from_Marija.P70]" office:value-type="boolean" office:boolean-value="false">
            <text:p>FALSE</text:p>
          </table:table-cell>
          <table:table-cell table:style-name="ce9" table:formula="of:=CONCATENATE( [varialbes_from_Marija.N70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70]" office:value-type="string" office:string-value="light">
            <text:p>light</text:p>
          </table:table-cell>
          <table:table-cell table:style-name="ce10" table:formula="of:=[varialbes_from_Marija.I70]" office:value-type="string" office:string-value="Float">
            <text:p>Float</text:p>
          </table:table-cell>
          <table:table-cell table:style-name="ce10" table:formula="of:=[varialbes_from_Marija.O70]" office:value-type="string" office:string-value="[&quot;none&quot;]">
            <text:p>["none"]</text:p>
          </table:table-cell>
          <table:table-cell table:style-name="ce8" table:formula="of:=[varialbes_from_Marija.M70]" office:value-type="string" office:string-value="potentiaal.floor3.room313.room.light.luxlevelout1_313">
            <text:p>potentiaal.floor3.room313.room.light.luxlevelout1_313</text:p>
          </table:table-cell>
          <table:table-cell table:style-name="ce12" table:formula="of:=CONCATENATE([varialbes_from_Marija.Q7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1]" office:value-type="string" office:string-value="luxlevelout2_313">
            <text:p>luxlevelout2_313</text:p>
          </table:table-cell>
          <table:table-cell table:formula="of:=[varialbes_from_Marija.B71]" office:value-type="string" office:string-value="luxlevelout2_313">
            <text:p>luxlevelout2_313</text:p>
          </table:table-cell>
          <table:table-cell table:style-name="ce8" table:formula="of:=CONCATENATE(&quot;pt&quot;;[varialbes_from_Marija.F71];&quot;.&quot;;[varialbes_from_Marija.G71])" office:value-type="string" office:string-value="pt3.13.room">
            <text:p>pt3.13.room</text:p>
          </table:table-cell>
          <table:table-cell table:style-name="ce9" table:formula="of:=[varialbes_from_Marija.P71]" office:value-type="boolean" office:boolean-value="false">
            <text:p>FALSE</text:p>
          </table:table-cell>
          <table:table-cell table:style-name="ce9" table:formula="of:=CONCATENATE( [varialbes_from_Marija.N71];&quot;}&quot;)" office:value-type="string" office:string-value="{&quot;range&quot;:{&quot;min&quot;:&quot;0&quot;,&quot;max&quot;:&quot;30000&quot;,&quot;step&quot;:&quot;10&quot;},&quot;costa&quot;:&quot;0&quot;,&quot;costb&quot;:&quot;0&quot;}}">
            <text:p>{"range":{"min":"0","max":"30000","step":"10"},"costa":"0","costb":"0"}}</text:p>
          </table:table-cell>
          <table:table-cell table:style-name="ce9" table:formula="of:=[varialbes_from_Marija.H71]" office:value-type="string" office:string-value="light">
            <text:p>light</text:p>
          </table:table-cell>
          <table:table-cell table:style-name="ce10" table:formula="of:=[varialbes_from_Marija.I71]" office:value-type="string" office:string-value="Float">
            <text:p>Float</text:p>
          </table:table-cell>
          <table:table-cell table:style-name="ce10" table:formula="of:=[varialbes_from_Marija.O71]" office:value-type="string" office:string-value="[&quot;none&quot;]">
            <text:p>["none"]</text:p>
          </table:table-cell>
          <table:table-cell table:style-name="ce8" table:formula="of:=[varialbes_from_Marija.M71]" office:value-type="string" office:string-value="potentiaal.floor3.room313.room.light.luxlevelout2_313">
            <text:p>potentiaal.floor3.room313.room.light.luxlevelout2_313</text:p>
          </table:table-cell>
          <table:table-cell table:style-name="ce12" table:formula="of:=CONCATENATE([varialbes_from_Marija.Q7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2]" office:value-type="string" office:string-value="powerconsumption1_313">
            <text:p>powerconsumption1_313</text:p>
          </table:table-cell>
          <table:table-cell table:formula="of:=[varialbes_from_Marija.B72]" office:value-type="string" office:string-value="powerconsumption1_313">
            <text:p>powerconsumption1_313</text:p>
          </table:table-cell>
          <table:table-cell table:style-name="ce8" table:formula="of:=CONCATENATE(&quot;pt&quot;;[varialbes_from_Marija.F72];&quot;.&quot;;[varialbes_from_Marija.G72])" office:value-type="string" office:string-value="pt3.13.room">
            <text:p>pt3.13.room</text:p>
          </table:table-cell>
          <table:table-cell table:style-name="ce9" table:formula="of:=[varialbes_from_Marija.P72]" office:value-type="boolean" office:boolean-value="false">
            <text:p>FALSE</text:p>
          </table:table-cell>
          <table:table-cell table:style-name="ce9" table:formula="of:=CONCATENATE( [varialbes_from_Marija.N72];&quot;}&quot;)" office:value-type="string" office:string-value="{&quot;range&quot;:{&quot;min&quot;:&quot;0&quot;,&quot;max&quot;:&quot;252&quot;,&quot;step&quot;:&quot;0.1&quot;},&quot;costa&quot;:&quot;0&quot;,&quot;costb&quot;:&quot;0&quot;}}">
            <text:p>{"range":{"min":"0","max":"252","step":"0.1"},"costa":"0","costb":"0"}}</text:p>
          </table:table-cell>
          <table:table-cell table:style-name="ce9" table:formula="of:=[varialbes_from_Marija.H72]" office:value-type="string" office:string-value="powerconsumption">
            <text:p>powerconsumption</text:p>
          </table:table-cell>
          <table:table-cell table:style-name="ce10" table:formula="of:=[varialbes_from_Marija.I72]" office:value-type="string" office:string-value="Float">
            <text:p>Float</text:p>
          </table:table-cell>
          <table:table-cell table:style-name="ce10" table:formula="of:=[varialbes_from_Marija.O72]" office:value-type="string" office:string-value="[&quot;none&quot;]">
            <text:p>["none"]</text:p>
          </table:table-cell>
          <table:table-cell table:style-name="ce8" table:formula="of:=[varialbes_from_Marija.M72]" office:value-type="string" office:string-value="potentiaal.floor3.room313.room.powerconsumption.powerconsumption1_313">
            <text:p>potentiaal.floor3.room313.room.powerconsumption.powerconsumption1_313</text:p>
          </table:table-cell>
          <table:table-cell table:style-name="ce12" table:formula="of:=CONCATENATE([varialbes_from_Marija.Q7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3]" office:value-type="string" office:string-value="powerconsumption2_313">
            <text:p>powerconsumption2_313</text:p>
          </table:table-cell>
          <table:table-cell table:formula="of:=[varialbes_from_Marija.B73]" office:value-type="string" office:string-value="powerconsumption2_313">
            <text:p>powerconsumption2_313</text:p>
          </table:table-cell>
          <table:table-cell table:style-name="ce8" table:formula="of:=CONCATENATE(&quot;pt&quot;;[varialbes_from_Marija.F73];&quot;.&quot;;[varialbes_from_Marija.G73])" office:value-type="string" office:string-value="pt3.13.room">
            <text:p>pt3.13.room</text:p>
          </table:table-cell>
          <table:table-cell table:style-name="ce9" table:formula="of:=[varialbes_from_Marija.P73]" office:value-type="boolean" office:boolean-value="false">
            <text:p>FALSE</text:p>
          </table:table-cell>
          <table:table-cell table:style-name="ce9" table:formula="of:=CONCATENATE( [varialbes_from_Marija.N73];&quot;}&quot;)" office:value-type="string" office:string-value="{&quot;range&quot;:{&quot;min&quot;:&quot;0&quot;,&quot;max&quot;:&quot;1320&quot;,&quot;step&quot;:&quot;0.1&quot;},&quot;costa&quot;:&quot;0&quot;,&quot;costb&quot;:&quot;0&quot;}}">
            <text:p>{"range":{"min":"0","max":"1320","step":"0.1"},"costa":"0","costb":"0"}}</text:p>
          </table:table-cell>
          <table:table-cell table:style-name="ce9" table:formula="of:=[varialbes_from_Marija.H73]" office:value-type="string" office:string-value="powerconsumption">
            <text:p>powerconsumption</text:p>
          </table:table-cell>
          <table:table-cell table:style-name="ce10" table:formula="of:=[varialbes_from_Marija.I73]" office:value-type="string" office:string-value="Float">
            <text:p>Float</text:p>
          </table:table-cell>
          <table:table-cell table:style-name="ce10" table:formula="of:=[varialbes_from_Marija.O73]" office:value-type="string" office:string-value="[&quot;none&quot;]">
            <text:p>["none"]</text:p>
          </table:table-cell>
          <table:table-cell table:style-name="ce8" table:formula="of:=[varialbes_from_Marija.M73]" office:value-type="string" office:string-value="potentiaal.floor3.room313.room.powerconsumption.powerconsumption2_313">
            <text:p>potentiaal.floor3.room313.room.powerconsumption.powerconsumption2_313</text:p>
          </table:table-cell>
          <table:table-cell table:style-name="ce12" table:formula="of:=CONCATENATE([varialbes_from_Marija.Q7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4]" office:value-type="string" office:string-value="powerconsumption3_313">
            <text:p>powerconsumption3_313</text:p>
          </table:table-cell>
          <table:table-cell table:formula="of:=[varialbes_from_Marija.B74]" office:value-type="string" office:string-value="powerconsumption3_313">
            <text:p>powerconsumption3_313</text:p>
          </table:table-cell>
          <table:table-cell table:style-name="ce8" table:formula="of:=CONCATENATE(&quot;pt&quot;;[varialbes_from_Marija.F74];&quot;.&quot;;[varialbes_from_Marija.G74])" office:value-type="string" office:string-value="pt3.13.room">
            <text:p>pt3.13.room</text:p>
          </table:table-cell>
          <table:table-cell table:style-name="ce9" table:formula="of:=[varialbes_from_Marija.P74]" office:value-type="boolean" office:boolean-value="false">
            <text:p>FALSE</text:p>
          </table:table-cell>
          <table:table-cell table:style-name="ce9" table:formula="of:=CONCATENATE( [varialbes_from_Marija.N74];&quot;}&quot;)" office:value-type="string" office:string-value="{&quot;range&quot;:{&quot;min&quot;:&quot;0&quot;,&quot;max&quot;:&quot;1320&quot;,&quot;step&quot;:&quot;0.1&quot;},&quot;costa&quot;:&quot;0&quot;,&quot;costb&quot;:&quot;0&quot;}}">
            <text:p>{"range":{"min":"0","max":"1320","step":"0.1"},"costa":"0","costb":"0"}}</text:p>
          </table:table-cell>
          <table:table-cell table:style-name="ce9" table:formula="of:=[varialbes_from_Marija.H74]" office:value-type="string" office:string-value="powerconsumption">
            <text:p>powerconsumption</text:p>
          </table:table-cell>
          <table:table-cell table:style-name="ce10" table:formula="of:=[varialbes_from_Marija.I74]" office:value-type="string" office:string-value="Float">
            <text:p>Float</text:p>
          </table:table-cell>
          <table:table-cell table:style-name="ce10" table:formula="of:=[varialbes_from_Marija.O74]" office:value-type="string" office:string-value="[&quot;none&quot;]">
            <text:p>["none"]</text:p>
          </table:table-cell>
          <table:table-cell table:style-name="ce8" table:formula="of:=[varialbes_from_Marija.M74]" office:value-type="string" office:string-value="potentiaal.floor3.room313.room.powerconsumption.powerconsumption3_313">
            <text:p>potentiaal.floor3.room313.room.powerconsumption.powerconsumption3_313</text:p>
          </table:table-cell>
          <table:table-cell table:style-name="ce12" table:formula="of:=CONCATENATE([varialbes_from_Marija.Q7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5]" office:value-type="string" office:string-value="statusbeamer1_313">
            <text:p>statusbeamer1_313</text:p>
          </table:table-cell>
          <table:table-cell table:formula="of:=[varialbes_from_Marija.B75]" office:value-type="string" office:string-value="statusbeamer1_313">
            <text:p>statusbeamer1_313</text:p>
          </table:table-cell>
          <table:table-cell table:style-name="ce8" table:formula="of:=CONCATENATE(&quot;pt&quot;;[varialbes_from_Marija.F75];&quot;.&quot;;[varialbes_from_Marija.G75])" office:value-type="string" office:string-value="pt3.13.room">
            <text:p>pt3.13.room</text:p>
          </table:table-cell>
          <table:table-cell table:style-name="ce9" table:formula="of:=[varialbes_from_Marija.P75]" office:value-type="boolean" office:boolean-value="false">
            <text:p>FALSE</text:p>
          </table:table-cell>
          <table:table-cell table:style-name="ce9" table:formula="of:=CONCATENATE( [varialbes_from_Marija.N75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75]" office:value-type="string" office:string-value="beamer">
            <text:p>beamer</text:p>
          </table:table-cell>
          <table:table-cell table:style-name="ce10" table:formula="of:=[varialbes_from_Marija.I75]" office:value-type="string" office:string-value="Boolean">
            <text:p>Boolean</text:p>
          </table:table-cell>
          <table:table-cell table:style-name="ce10" table:formula="of:=[varialbes_from_Marija.O75]" office:value-type="string" office:string-value="[&quot;none&quot;]">
            <text:p>["none"]</text:p>
          </table:table-cell>
          <table:table-cell table:style-name="ce8" table:formula="of:=[varialbes_from_Marija.M75]" office:value-type="string" office:string-value="potentiaal.floor3.room313.room.beamer.statusbeamer1_313">
            <text:p>potentiaal.floor3.room313.room.beamer.statusbeamer1_313</text:p>
          </table:table-cell>
          <table:table-cell table:style-name="ce12" table:formula="of:=CONCATENATE([varialbes_from_Marija.Q7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6]" office:value-type="string" office:string-value="statushvac1_313">
            <text:p>statushvac1_313</text:p>
          </table:table-cell>
          <table:table-cell table:formula="of:=[varialbes_from_Marija.B76]" office:value-type="string" office:string-value="statushvac1_313">
            <text:p>statushvac1_313</text:p>
          </table:table-cell>
          <table:table-cell table:style-name="ce8" table:formula="of:=CONCATENATE(&quot;pt&quot;;[varialbes_from_Marija.F76];&quot;.&quot;;[varialbes_from_Marija.G76])" office:value-type="string" office:string-value="pt3.13.room">
            <text:p>pt3.13.room</text:p>
          </table:table-cell>
          <table:table-cell table:style-name="ce9" table:formula="of:=[varialbes_from_Marija.P76]" office:value-type="boolean" office:boolean-value="false">
            <text:p>FALSE</text:p>
          </table:table-cell>
          <table:table-cell table:style-name="ce9" table:formula="of:=CONCATENATE( [varialbes_from_Marija.N76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76]" office:value-type="string" office:string-value="hvac">
            <text:p>hvac</text:p>
          </table:table-cell>
          <table:table-cell table:style-name="ce10" table:formula="of:=[varialbes_from_Marija.I76]" office:value-type="string" office:string-value="Boolean">
            <text:p>Boolean</text:p>
          </table:table-cell>
          <table:table-cell table:style-name="ce10" table:formula="of:=[varialbes_from_Marija.O76]" office:value-type="string" office:string-value="[&quot;none&quot;]">
            <text:p>["none"]</text:p>
          </table:table-cell>
          <table:table-cell table:style-name="ce8" table:formula="of:=[varialbes_from_Marija.M76]" office:value-type="string" office:string-value="potentiaal.floor3.room313.room.hvac.statushvac1_313">
            <text:p>potentiaal.floor3.room313.room.hvac.statushvac1_313</text:p>
          </table:table-cell>
          <table:table-cell table:style-name="ce12" table:formula="of:=CONCATENATE([varialbes_from_Marija.Q7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7]" office:value-type="string" office:string-value="statushvac2_313">
            <text:p>statushvac2_313</text:p>
          </table:table-cell>
          <table:table-cell table:formula="of:=[varialbes_from_Marija.B77]" office:value-type="string" office:string-value="statushvac2_313">
            <text:p>statushvac2_313</text:p>
          </table:table-cell>
          <table:table-cell table:style-name="ce8" table:formula="of:=CONCATENATE(&quot;pt&quot;;[varialbes_from_Marija.F77];&quot;.&quot;;[varialbes_from_Marija.G77])" office:value-type="string" office:string-value="pt3.13.room">
            <text:p>pt3.13.room</text:p>
          </table:table-cell>
          <table:table-cell table:style-name="ce9" table:formula="of:=[varialbes_from_Marija.P77]" office:value-type="boolean" office:boolean-value="false">
            <text:p>FALSE</text:p>
          </table:table-cell>
          <table:table-cell table:style-name="ce9" table:formula="of:=CONCATENATE( [varialbes_from_Marija.N77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77]" office:value-type="string" office:string-value="hvac">
            <text:p>hvac</text:p>
          </table:table-cell>
          <table:table-cell table:style-name="ce10" table:formula="of:=[varialbes_from_Marija.I77]" office:value-type="string" office:string-value="Boolean">
            <text:p>Boolean</text:p>
          </table:table-cell>
          <table:table-cell table:style-name="ce10" table:formula="of:=[varialbes_from_Marija.O77]" office:value-type="string" office:string-value="[&quot;none&quot;]">
            <text:p>["none"]</text:p>
          </table:table-cell>
          <table:table-cell table:style-name="ce8" table:formula="of:=[varialbes_from_Marija.M77]" office:value-type="string" office:string-value="potentiaal.floor3.room313.room.hvac.statushvac2_313">
            <text:p>potentiaal.floor3.room313.room.hvac.statushvac2_313</text:p>
          </table:table-cell>
          <table:table-cell table:style-name="ce12" table:formula="of:=CONCATENATE([varialbes_from_Marija.Q7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8]" office:value-type="string" office:string-value="energybalance_313">
            <text:p>energybalance_313</text:p>
          </table:table-cell>
          <table:table-cell table:formula="of:=[varialbes_from_Marija.B78]" office:value-type="string" office:string-value="energybalance_313">
            <text:p>energybalance_313</text:p>
          </table:table-cell>
          <table:table-cell table:style-name="ce8" table:formula="of:=CONCATENATE(&quot;pt&quot;;[varialbes_from_Marija.F78];&quot;.&quot;;[varialbes_from_Marija.G78])" office:value-type="string" office:string-value="pt3.13.room">
            <text:p>pt3.13.room</text:p>
          </table:table-cell>
          <table:table-cell table:style-name="ce9" table:formula="of:=[varialbes_from_Marija.P78]" office:value-type="boolean" office:boolean-value="false">
            <text:p>FALSE</text:p>
          </table:table-cell>
          <table:table-cell table:style-name="ce9" table:formula="of:=CONCATENATE( [varialbes_from_Marija.N78];&quot;}&quot;)" office:value-type="string" office:string-value="{&quot;range&quot;:{&quot;min&quot;:&quot;-10000&quot;,&quot;max&quot;:&quot;10000&quot;,&quot;step&quot;:&quot;10&quot;},&quot;costa&quot;:&quot;0&quot;,&quot;costb&quot;:&quot;0&quot;}}">
            <text:p>{"range":{"min":"-10000","max":"10000","step":"10"},"costa":"0","costb":"0"}}</text:p>
          </table:table-cell>
          <table:table-cell table:style-name="ce9" table:formula="of:=[varialbes_from_Marija.H78]" office:value-type="string" office:string-value="energyconsumption">
            <text:p>energyconsumption</text:p>
          </table:table-cell>
          <table:table-cell table:style-name="ce10" table:formula="of:=[varialbes_from_Marija.I78]" office:value-type="string" office:string-value="Float">
            <text:p>Float</text:p>
          </table:table-cell>
          <table:table-cell table:style-name="ce10" table:formula="of:=[varialbes_from_Marija.O78]" office:value-type="string" office:string-value="[&quot;none&quot;]">
            <text:p>["none"]</text:p>
          </table:table-cell>
          <table:table-cell table:style-name="ce8" table:formula="of:=[varialbes_from_Marija.M78]" office:value-type="string" office:string-value="potentiaal.floor3.room313.room.energybalance_313">
            <text:p>potentiaal.floor3.room313.room.energybalance_313</text:p>
          </table:table-cell>
          <table:table-cell table:style-name="ce12" table:formula="of:=CONCATENATE([varialbes_from_Marija.Q7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79]" office:value-type="string" office:string-value="heatlosses_313">
            <text:p>heatlosses_313</text:p>
          </table:table-cell>
          <table:table-cell table:formula="of:=[varialbes_from_Marija.B79]" office:value-type="string" office:string-value="heatlosses_313">
            <text:p>heatlosses_313</text:p>
          </table:table-cell>
          <table:table-cell table:style-name="ce8" table:formula="of:=CONCATENATE(&quot;pt&quot;;[varialbes_from_Marija.F79];&quot;.&quot;;[varialbes_from_Marija.G79])" office:value-type="string" office:string-value="pt3.13.room">
            <text:p>pt3.13.room</text:p>
          </table:table-cell>
          <table:table-cell table:style-name="ce9" table:formula="of:=[varialbes_from_Marija.P79]" office:value-type="boolean" office:boolean-value="false">
            <text:p>FALSE</text:p>
          </table:table-cell>
          <table:table-cell table:style-name="ce9" table:formula="of:=CONCATENATE( [varialbes_from_Marija.N79];&quot;}&quot;)" office:value-type="string" office:string-value="{&quot;range&quot;:{&quot;min&quot;:&quot;-10000&quot;,&quot;max&quot;:&quot;10000&quot;,&quot;step&quot;:&quot;10&quot;},&quot;costa&quot;:&quot;0&quot;,&quot;costb&quot;:&quot;0&quot;}}">
            <text:p>{"range":{"min":"-10000","max":"10000","step":"10"},"costa":"0","costb":"0"}}</text:p>
          </table:table-cell>
          <table:table-cell table:style-name="ce9" table:formula="of:=[varialbes_from_Marija.H79]" office:value-type="string" office:string-value="energyconsumption">
            <text:p>energyconsumption</text:p>
          </table:table-cell>
          <table:table-cell table:style-name="ce10" table:formula="of:=[varialbes_from_Marija.I79]" office:value-type="string" office:string-value="Float">
            <text:p>Float</text:p>
          </table:table-cell>
          <table:table-cell table:style-name="ce10" table:formula="of:=[varialbes_from_Marija.O79]" office:value-type="string" office:string-value="[&quot;none&quot;]">
            <text:p>["none"]</text:p>
          </table:table-cell>
          <table:table-cell table:style-name="ce8" table:formula="of:=[varialbes_from_Marija.M79]" office:value-type="string" office:string-value="potentiaal.floor3.room313.room.heatlosses_313">
            <text:p>potentiaal.floor3.room313.room.heatlosses_313</text:p>
          </table:table-cell>
          <table:table-cell table:style-name="ce12" table:formula="of:=CONCATENATE([varialbes_from_Marija.Q7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0]" office:value-type="string" office:string-value="hvac_heat_production_313">
            <text:p>hvac_heat_production_313</text:p>
          </table:table-cell>
          <table:table-cell table:formula="of:=[varialbes_from_Marija.B80]" office:value-type="string" office:string-value="hvac_heat_production_313">
            <text:p>hvac_heat_production_313</text:p>
          </table:table-cell>
          <table:table-cell table:style-name="ce8" table:formula="of:=CONCATENATE(&quot;pt&quot;;[varialbes_from_Marija.F80];&quot;.&quot;;[varialbes_from_Marija.G80])" office:value-type="string" office:string-value="pt3.13.room">
            <text:p>pt3.13.room</text:p>
          </table:table-cell>
          <table:table-cell table:style-name="ce9" table:formula="of:=[varialbes_from_Marija.P80]" office:value-type="boolean" office:boolean-value="false">
            <text:p>FALSE</text:p>
          </table:table-cell>
          <table:table-cell table:style-name="ce9" table:formula="of:=CONCATENATE( [varialbes_from_Marija.N80];&quot;}&quot;)" office:value-type="string" office:string-value="{&quot;range&quot;:{&quot;min&quot;:&quot;-10000&quot;,&quot;max&quot;:&quot;10000&quot;,&quot;step&quot;:&quot;10&quot;},&quot;costa&quot;:&quot;0&quot;,&quot;costb&quot;:&quot;0&quot;}}">
            <text:p>{"range":{"min":"-10000","max":"10000","step":"10"},"costa":"0","costb":"0"}}</text:p>
          </table:table-cell>
          <table:table-cell table:style-name="ce9" table:formula="of:=[varialbes_from_Marija.H80]" office:value-type="string" office:string-value="hvac">
            <text:p>hvac</text:p>
          </table:table-cell>
          <table:table-cell table:style-name="ce10" table:formula="of:=[varialbes_from_Marija.I80]" office:value-type="string" office:string-value="Float">
            <text:p>Float</text:p>
          </table:table-cell>
          <table:table-cell table:style-name="ce10" table:formula="of:=[varialbes_from_Marija.O80]" office:value-type="string" office:string-value="[&quot;none&quot;]">
            <text:p>["none"]</text:p>
          </table:table-cell>
          <table:table-cell table:style-name="ce8" table:formula="of:=[varialbes_from_Marija.M80]" office:value-type="string" office:string-value="potentiaal.floor3.room313.room.hvac_heat_production_313">
            <text:p>potentiaal.floor3.room313.room.hvac_heat_production_313</text:p>
          </table:table-cell>
          <table:table-cell table:style-name="ce12" table:formula="of:=CONCATENATE([varialbes_from_Marija.Q8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1]" office:value-type="string" office:string-value="statuspolicy_313">
            <text:p>statuspolicy_313</text:p>
          </table:table-cell>
          <table:table-cell table:formula="of:=[varialbes_from_Marija.B81]" office:value-type="string" office:string-value="statuspolicy_313">
            <text:p>statuspolicy_313</text:p>
          </table:table-cell>
          <table:table-cell table:style-name="ce8" table:formula="of:=CONCATENATE(&quot;pt&quot;;[varialbes_from_Marija.F81];&quot;.&quot;;[varialbes_from_Marija.G81])" office:value-type="string" office:string-value="pt3.13.room">
            <text:p>pt3.13.room</text:p>
          </table:table-cell>
          <table:table-cell table:style-name="ce9" table:formula="of:=[varialbes_from_Marija.P81]" office:value-type="boolean" office:boolean-value="false">
            <text:p>FALSE</text:p>
          </table:table-cell>
          <table:table-cell table:style-name="ce9" table:formula="of:=CONCATENATE( [varialbes_from_Marija.N81];&quot;}&quot;)" office:value-type="string" office:string-value="{&quot;states&quot;:[{&quot;name&quot;:&quot;economy&quot;,&quot;cost&quot;:&quot;0&quot;},{&quot;name&quot;:&quot;comfort&quot;,&quot;cost&quot;:&quot;1&quot;}]}">
            <text:p>{"states":[{"name":"economy","cost":"0"},{"name":"comfort","cost":"1"}]}</text:p>
          </table:table-cell>
          <table:table-cell table:style-name="ce9" table:formula="of:=[varialbes_from_Marija.H81]" office:value-type="string" office:string-value="energyconsumption">
            <text:p>energyconsumption</text:p>
          </table:table-cell>
          <table:table-cell table:style-name="ce10" table:formula="of:=[varialbes_from_Marija.I81]" office:value-type="string" office:string-value="Boolean">
            <text:p>Boolean</text:p>
          </table:table-cell>
          <table:table-cell table:style-name="ce10" table:formula="of:=[varialbes_from_Marija.O81]" office:value-type="string" office:string-value="[&quot;none&quot;]">
            <text:p>["none"]</text:p>
          </table:table-cell>
          <table:table-cell table:style-name="ce8" table:formula="of:=[varialbes_from_Marija.M81]" office:value-type="string" office:string-value="potentiaal.floor3.room313.room.statuspolicy_313">
            <text:p>potentiaal.floor3.room313.room.statuspolicy_313</text:p>
          </table:table-cell>
          <table:table-cell table:style-name="ce12" table:formula="of:=CONCATENATE([varialbes_from_Marija.Q8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2]" office:value-type="string" office:string-value="statustemperature_mean_313">
            <text:p>statustemperature_mean_313</text:p>
          </table:table-cell>
          <table:table-cell table:formula="of:=[varialbes_from_Marija.B82]" office:value-type="string" office:string-value="statustemperature_mean_313">
            <text:p>statustemperature_mean_313</text:p>
          </table:table-cell>
          <table:table-cell table:style-name="ce8" table:formula="of:=CONCATENATE(&quot;pt&quot;;[varialbes_from_Marija.F82];&quot;.&quot;;[varialbes_from_Marija.G82])" office:value-type="string" office:string-value="pt3.13.room">
            <text:p>pt3.13.room</text:p>
          </table:table-cell>
          <table:table-cell table:style-name="ce9" table:formula="of:=[varialbes_from_Marija.P82]" office:value-type="boolean" office:boolean-value="false">
            <text:p>FALSE</text:p>
          </table:table-cell>
          <table:table-cell table:style-name="ce9" table:formula="of:=CONCATENATE( [varialbes_from_Marija.N82];&quot;}&quot;)" office:value-type="string" office:string-value="{&quot;range&quot;:{&quot;min&quot;:&quot;16&quot;,&quot;max&quot;:&quot;27&quot;,&quot;step&quot;:&quot;0.1&quot;},&quot;costa&quot;:&quot;0&quot;,&quot;costb&quot;:&quot;1&quot;,&quot;states&quot;:[{&quot;name&quot;:&quot;99&quot;,&quot;cost&quot;:&quot;0&quot;}]}">
            <text:p>{"range":{"min":"16","max":"27","step":"0.1"},"costa":"0","costb":"1","states":[{"name":"99","cost":"0"}]}</text:p>
          </table:table-cell>
          <table:table-cell table:style-name="ce9" table:formula="of:=[varialbes_from_Marija.H82]" office:value-type="string" office:string-value="temperature">
            <text:p>temperature</text:p>
          </table:table-cell>
          <table:table-cell table:style-name="ce10" table:formula="of:=[varialbes_from_Marija.I82]" office:value-type="string" office:string-value="Float">
            <text:p>Float</text:p>
          </table:table-cell>
          <table:table-cell table:style-name="ce10" table:formula="of:=[varialbes_from_Marija.O82]" office:value-type="string" office:string-value="[&quot;none&quot;]">
            <text:p>["none"]</text:p>
          </table:table-cell>
          <table:table-cell table:style-name="ce8" table:formula="of:=[varialbes_from_Marija.M82]" office:value-type="string" office:string-value="potentiaal.floor3.room313.room.statustemperature_mean_313">
            <text:p>potentiaal.floor3.room313.room.statustemperature_mean_313</text:p>
          </table:table-cell>
          <table:table-cell table:style-name="ce12" table:formula="of:=CONCATENATE([varialbes_from_Marija.Q8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3]" office:value-type="string" office:string-value="statuspmv_313">
            <text:p>statuspmv_313</text:p>
          </table:table-cell>
          <table:table-cell table:formula="of:=[varialbes_from_Marija.B83]" office:value-type="string" office:string-value="statuspmv_313">
            <text:p>statuspmv_313</text:p>
          </table:table-cell>
          <table:table-cell table:style-name="ce8" table:formula="of:=CONCATENATE(&quot;pt&quot;;[varialbes_from_Marija.F83];&quot;.&quot;;[varialbes_from_Marija.G83])" office:value-type="string" office:string-value="pt3.13.room">
            <text:p>pt3.13.room</text:p>
          </table:table-cell>
          <table:table-cell table:style-name="ce9" table:formula="of:=[varialbes_from_Marija.P83]" office:value-type="boolean" office:boolean-value="false">
            <text:p>FALSE</text:p>
          </table:table-cell>
          <table:table-cell table:style-name="ce9" table:formula="of:=CONCATENATE( [varialbes_from_Marija.N83];&quot;}&quot;)" office:value-type="string" office:string-value="{&quot;range&quot;:{&quot;min&quot;:&quot;-2&quot;,&quot;max&quot;:&quot;2&quot;,&quot;step&quot;:&quot;0.1&quot;},&quot;costa&quot;:&quot;0&quot;,&quot;costb&quot;:&quot;1&quot;,&quot;states&quot;:[{&quot;name&quot;:&quot;99&quot;,&quot;cost&quot;:&quot;0&quot;}]}">
            <text:p>{"range":{"min":"-2","max":"2","step":"0.1"},"costa":"0","costb":"1","states":[{"name":"99","cost":"0"}]}</text:p>
          </table:table-cell>
          <table:table-cell table:style-name="ce9" table:formula="of:=[varialbes_from_Marija.H83]" office:value-type="string" office:string-value="energyconsumption">
            <text:p>energyconsumption</text:p>
          </table:table-cell>
          <table:table-cell table:style-name="ce10" table:formula="of:=[varialbes_from_Marija.I83]" office:value-type="string" office:string-value="Float">
            <text:p>Float</text:p>
          </table:table-cell>
          <table:table-cell table:style-name="ce10" table:formula="of:=[varialbes_from_Marija.O83]" office:value-type="string" office:string-value="[&quot;none&quot;]">
            <text:p>["none"]</text:p>
          </table:table-cell>
          <table:table-cell table:style-name="ce8" table:formula="of:=[varialbes_from_Marija.M83]" office:value-type="string" office:string-value="potentiaal.floor3.room313.room.statuspmv_313">
            <text:p>potentiaal.floor3.room313.room.statuspmv_313</text:p>
          </table:table-cell>
          <table:table-cell table:style-name="ce12" table:formula="of:=CONCATENATE([varialbes_from_Marija.Q8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4]" office:value-type="string" office:string-value="lightpowerconsumption1_313">
            <text:p>lightpowerconsumption1_313</text:p>
          </table:table-cell>
          <table:table-cell table:formula="of:=[varialbes_from_Marija.B84]" office:value-type="string" office:string-value="lightpowerconsumption1_313">
            <text:p>lightpowerconsumption1_313</text:p>
          </table:table-cell>
          <table:table-cell table:style-name="ce8" table:formula="of:=CONCATENATE(&quot;pt&quot;;[varialbes_from_Marija.F84];&quot;.&quot;;[varialbes_from_Marija.G84])" office:value-type="string" office:string-value="pt3.13.room">
            <text:p>pt3.13.room</text:p>
          </table:table-cell>
          <table:table-cell table:style-name="ce9" table:formula="of:=[varialbes_from_Marija.P84]" office:value-type="boolean" office:boolean-value="false">
            <text:p>FALSE</text:p>
          </table:table-cell>
          <table:table-cell table:style-name="ce9" table:formula="of:=CONCATENATE( [varialbes_from_Marija.N84];&quot;}&quot;)" office:value-type="string" office:string-value="{&quot;range&quot;:{&quot;min&quot;:&quot;0&quot;,&quot;max&quot;:&quot;396&quot;,&quot;step&quot;:&quot;1&quot;},&quot;costa&quot;:&quot;0&quot;,&quot;costb&quot;:&quot;0&quot;}}">
            <text:p>{"range":{"min":"0","max":"396","step":"1"},"costa":"0","costb":"0"}}</text:p>
          </table:table-cell>
          <table:table-cell table:style-name="ce9" table:formula="of:=[varialbes_from_Marija.H84]" office:value-type="string" office:string-value="light">
            <text:p>light</text:p>
          </table:table-cell>
          <table:table-cell table:style-name="ce10" table:formula="of:=[varialbes_from_Marija.I84]" office:value-type="string" office:string-value="Integer">
            <text:p>Integer</text:p>
          </table:table-cell>
          <table:table-cell table:style-name="ce10" table:formula="of:=[varialbes_from_Marija.O84]" office:value-type="string" office:string-value="[&quot;none&quot;]">
            <text:p>["none"]</text:p>
          </table:table-cell>
          <table:table-cell table:style-name="ce8" table:formula="of:=[varialbes_from_Marija.M84]" office:value-type="string" office:string-value="potentiaal.floor3.room313.room.light.lightpowerconsumption1_313">
            <text:p>potentiaal.floor3.room313.room.light.lightpowerconsumption1_313</text:p>
          </table:table-cell>
          <table:table-cell table:style-name="ce12" table:formula="of:=CONCATENATE([varialbes_from_Marija.Q8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5]" office:value-type="string" office:string-value="lightpowerconsumption2_313">
            <text:p>lightpowerconsumption2_313</text:p>
          </table:table-cell>
          <table:table-cell table:formula="of:=[varialbes_from_Marija.B85]" office:value-type="string" office:string-value="lightpowerconsumption2_313">
            <text:p>lightpowerconsumption2_313</text:p>
          </table:table-cell>
          <table:table-cell table:style-name="ce8" table:formula="of:=CONCATENATE(&quot;pt&quot;;[varialbes_from_Marija.F85];&quot;.&quot;;[varialbes_from_Marija.G85])" office:value-type="string" office:string-value="pt3.13.room">
            <text:p>pt3.13.room</text:p>
          </table:table-cell>
          <table:table-cell table:style-name="ce9" table:formula="of:=[varialbes_from_Marija.P85]" office:value-type="boolean" office:boolean-value="false">
            <text:p>FALSE</text:p>
          </table:table-cell>
          <table:table-cell table:style-name="ce9" table:formula="of:=CONCATENATE( [varialbes_from_Marija.N85];&quot;}&quot;)" office:value-type="string" office:string-value="{&quot;range&quot;:{&quot;min&quot;:&quot;0&quot;,&quot;max&quot;:&quot;360&quot;,&quot;step&quot;:&quot;1&quot;},&quot;costa&quot;:&quot;0&quot;,&quot;costb&quot;:&quot;0&quot;}}">
            <text:p>{"range":{"min":"0","max":"360","step":"1"},"costa":"0","costb":"0"}}</text:p>
          </table:table-cell>
          <table:table-cell table:style-name="ce9" table:formula="of:=[varialbes_from_Marija.H85]" office:value-type="string" office:string-value="light">
            <text:p>light</text:p>
          </table:table-cell>
          <table:table-cell table:style-name="ce10" table:formula="of:=[varialbes_from_Marija.I85]" office:value-type="string" office:string-value="Integer">
            <text:p>Integer</text:p>
          </table:table-cell>
          <table:table-cell table:style-name="ce10" table:formula="of:=[varialbes_from_Marija.O85]" office:value-type="string" office:string-value="[&quot;none&quot;]">
            <text:p>["none"]</text:p>
          </table:table-cell>
          <table:table-cell table:style-name="ce8" table:formula="of:=[varialbes_from_Marija.M85]" office:value-type="string" office:string-value="potentiaal.floor3.room313.room.light.lightpowerconsumption2_313">
            <text:p>potentiaal.floor3.room313.room.light.lightpowerconsumption2_313</text:p>
          </table:table-cell>
          <table:table-cell table:style-name="ce12" table:formula="of:=CONCATENATE([varialbes_from_Marija.Q8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6]" office:value-type="string" office:string-value="statuslightswitch1_313">
            <text:p>statuslightswitch1_313</text:p>
          </table:table-cell>
          <table:table-cell table:formula="of:=[varialbes_from_Marija.B86]" office:value-type="string" office:string-value="statuslightswitch1_313">
            <text:p>statuslightswitch1_313</text:p>
          </table:table-cell>
          <table:table-cell table:style-name="ce8" table:formula="of:=CONCATENATE(&quot;pt&quot;;[varialbes_from_Marija.F86];&quot;.&quot;;[varialbes_from_Marija.G86])" office:value-type="string" office:string-value="pt3.13.room">
            <text:p>pt3.13.room</text:p>
          </table:table-cell>
          <table:table-cell table:style-name="ce9" table:formula="of:=[varialbes_from_Marija.P86]" office:value-type="boolean" office:boolean-value="false">
            <text:p>FALSE</text:p>
          </table:table-cell>
          <table:table-cell table:style-name="ce9" table:formula="of:=CONCATENATE( [varialbes_from_Marija.N86];&quot;}&quot;)" office:value-type="string" office:string-value="{&quot;states&quot;:[{&quot;name&quot;:&quot;0&quot;,&quot;cost&quot;:&quot;0&quot;},{&quot;name&quot;:&quot;1&quot;,&quot;cost&quot;:&quot;0&quot;},{&quot;name&quot;:&quot;2&quot;,&quot;cost&quot;:&quot;0&quot;}]}">
            <text:p>{"states":[{"name":"0","cost":"0"},{"name":"1","cost":"0"},{"name":"2","cost":"0"}]}</text:p>
          </table:table-cell>
          <table:table-cell table:style-name="ce9" table:formula="of:=[varialbes_from_Marija.H86]" office:value-type="string" office:string-value="light">
            <text:p>light</text:p>
          </table:table-cell>
          <table:table-cell table:style-name="ce10" table:formula="of:=[varialbes_from_Marija.I86]" office:value-type="string" office:string-value="Integer">
            <text:p>Integer</text:p>
          </table:table-cell>
          <table:table-cell table:style-name="ce10" table:formula="of:=[varialbes_from_Marija.O86]" office:value-type="string" office:string-value="[&quot;none&quot;]">
            <text:p>["none"]</text:p>
          </table:table-cell>
          <table:table-cell table:style-name="ce8" table:formula="of:=[varialbes_from_Marija.M86]" office:value-type="string" office:string-value="potentiaal.floor3.room313.room.light.statuslightswitch1_313">
            <text:p>potentiaal.floor3.room313.room.light.statuslightswitch1_313</text:p>
          </table:table-cell>
          <table:table-cell table:style-name="ce12" table:formula="of:=CONCATENATE([varialbes_from_Marija.Q86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7]" office:value-type="string" office:string-value="statuslightswitch2_313">
            <text:p>statuslightswitch2_313</text:p>
          </table:table-cell>
          <table:table-cell table:formula="of:=[varialbes_from_Marija.B87]" office:value-type="string" office:string-value="statuslightswitch2_313">
            <text:p>statuslightswitch2_313</text:p>
          </table:table-cell>
          <table:table-cell table:style-name="ce8" table:formula="of:=CONCATENATE(&quot;pt&quot;;[varialbes_from_Marija.F87];&quot;.&quot;;[varialbes_from_Marija.G87])" office:value-type="string" office:string-value="pt3.13.room">
            <text:p>pt3.13.room</text:p>
          </table:table-cell>
          <table:table-cell table:style-name="ce9" table:formula="of:=[varialbes_from_Marija.P87]" office:value-type="boolean" office:boolean-value="false">
            <text:p>FALSE</text:p>
          </table:table-cell>
          <table:table-cell table:style-name="ce9" table:formula="of:=CONCATENATE( [varialbes_from_Marija.N87];&quot;}&quot;)" office:value-type="string" office:string-value="{&quot;states&quot;:[{&quot;name&quot;:&quot;0&quot;,&quot;cost&quot;:&quot;0&quot;},{&quot;name&quot;:&quot;1&quot;,&quot;cost&quot;:&quot;0&quot;},{&quot;name&quot;:&quot;2&quot;,&quot;cost&quot;:&quot;0&quot;}]}">
            <text:p>{"states":[{"name":"0","cost":"0"},{"name":"1","cost":"0"},{"name":"2","cost":"0"}]}</text:p>
          </table:table-cell>
          <table:table-cell table:style-name="ce9" table:formula="of:=[varialbes_from_Marija.H87]" office:value-type="string" office:string-value="light">
            <text:p>light</text:p>
          </table:table-cell>
          <table:table-cell table:style-name="ce10" table:formula="of:=[varialbes_from_Marija.I87]" office:value-type="string" office:string-value="Integer">
            <text:p>Integer</text:p>
          </table:table-cell>
          <table:table-cell table:style-name="ce10" table:formula="of:=[varialbes_from_Marija.O87]" office:value-type="string" office:string-value="[&quot;none&quot;]">
            <text:p>["none"]</text:p>
          </table:table-cell>
          <table:table-cell table:style-name="ce8" table:formula="of:=[varialbes_from_Marija.M87]" office:value-type="string" office:string-value="potentiaal.floor3.room313.room.light.statuslightswitch2_313">
            <text:p>potentiaal.floor3.room313.room.light.statuslightswitch2_313</text:p>
          </table:table-cell>
          <table:table-cell table:style-name="ce12" table:formula="of:=CONCATENATE([varialbes_from_Marija.Q87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8]" office:value-type="string" office:string-value="statuslights1_313">
            <text:p>statuslights1_313</text:p>
          </table:table-cell>
          <table:table-cell table:formula="of:=[varialbes_from_Marija.B88]" office:value-type="string" office:string-value="statuslights1_313">
            <text:p>statuslights1_313</text:p>
          </table:table-cell>
          <table:table-cell table:style-name="ce8" table:formula="of:=CONCATENATE(&quot;pt&quot;;[varialbes_from_Marija.F88];&quot;.&quot;;[varialbes_from_Marija.G88])" office:value-type="string" office:string-value="pt3.13.room">
            <text:p>pt3.13.room</text:p>
          </table:table-cell>
          <table:table-cell table:style-name="ce9" table:formula="of:=[varialbes_from_Marija.P88]" office:value-type="boolean" office:boolean-value="false">
            <text:p>FALSE</text:p>
          </table:table-cell>
          <table:table-cell table:style-name="ce9" table:formula="of:=CONCATENATE( [varialbes_from_Marija.N88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88]" office:value-type="string" office:string-value="light">
            <text:p>light</text:p>
          </table:table-cell>
          <table:table-cell table:style-name="ce10" table:formula="of:=[varialbes_from_Marija.I88]" office:value-type="string" office:string-value="Boolean">
            <text:p>Boolean</text:p>
          </table:table-cell>
          <table:table-cell table:style-name="ce10" table:formula="of:=[varialbes_from_Marija.O88]" office:value-type="string" office:string-value="[&quot;none&quot;]">
            <text:p>["none"]</text:p>
          </table:table-cell>
          <table:table-cell table:style-name="ce8" table:formula="of:=[varialbes_from_Marija.M88]" office:value-type="string" office:string-value="potentiaal.floor3.room313.room.light.statuslights1_313">
            <text:p>potentiaal.floor3.room313.room.light.statuslights1_313</text:p>
          </table:table-cell>
          <table:table-cell table:style-name="ce12" table:formula="of:=CONCATENATE([varialbes_from_Marija.Q88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18" table:number-columns-repeated="10"/>
          <table:table-cell table:style-name="ce14"/>
          <table:table-cell table:style-name="ce20"/>
          <table:table-cell table:style-name="ce18"/>
          <table:table-cell table:number-columns-repeated="997"/>
        </table:table-row>
        <table:table-row table:style-name="ro12">
          <table:table-cell table:formula="of:=[varialbes_from_Marija.B89]" office:value-type="string" office:string-value="statuslights2_313">
            <text:p>statuslights2_313</text:p>
          </table:table-cell>
          <table:table-cell table:formula="of:=[varialbes_from_Marija.B89]" office:value-type="string" office:string-value="statuslights2_313">
            <text:p>statuslights2_313</text:p>
          </table:table-cell>
          <table:table-cell table:style-name="ce8" table:formula="of:=CONCATENATE(&quot;pt&quot;;[varialbes_from_Marija.F89];&quot;.&quot;;[varialbes_from_Marija.G89])" office:value-type="string" office:string-value="pt3.13.room">
            <text:p>pt3.13.room</text:p>
          </table:table-cell>
          <table:table-cell table:style-name="ce9" table:formula="of:=[varialbes_from_Marija.P89]" office:value-type="boolean" office:boolean-value="false">
            <text:p>FALSE</text:p>
          </table:table-cell>
          <table:table-cell table:style-name="ce9" table:formula="of:=CONCATENATE( [varialbes_from_Marija.N89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89]" office:value-type="string" office:string-value="light">
            <text:p>light</text:p>
          </table:table-cell>
          <table:table-cell table:style-name="ce10" table:formula="of:=[varialbes_from_Marija.I89]" office:value-type="string" office:string-value="Boolean">
            <text:p>Boolean</text:p>
          </table:table-cell>
          <table:table-cell table:style-name="ce10" table:formula="of:=[varialbes_from_Marija.O89]" office:value-type="string" office:string-value="[&quot;none&quot;]">
            <text:p>["none"]</text:p>
          </table:table-cell>
          <table:table-cell table:style-name="ce8" table:formula="of:=[varialbes_from_Marija.M89]" office:value-type="string" office:string-value="potentiaal.floor3.room313.room.light.statuslights2_313">
            <text:p>potentiaal.floor3.room313.room.light.statuslights2_313</text:p>
          </table:table-cell>
          <table:table-cell table:style-name="ce12" table:formula="of:=CONCATENATE([varialbes_from_Marija.Q89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90]" office:value-type="string" office:string-value="temperature1_313">
            <text:p>temperature1_313</text:p>
          </table:table-cell>
          <table:table-cell table:formula="of:=[varialbes_from_Marija.B90]" office:value-type="string" office:string-value="temperature1_313">
            <text:p>temperature1_313</text:p>
          </table:table-cell>
          <table:table-cell table:style-name="ce8" table:formula="of:=CONCATENATE(&quot;pt&quot;;[varialbes_from_Marija.F90];&quot;.&quot;;[varialbes_from_Marija.G90])" office:value-type="string" office:string-value="pt3.13.room">
            <text:p>pt3.13.room</text:p>
          </table:table-cell>
          <table:table-cell table:style-name="ce9" table:formula="of:=[varialbes_from_Marija.P90]" office:value-type="boolean" office:boolean-value="false">
            <text:p>FALSE</text:p>
          </table:table-cell>
          <table:table-cell table:style-name="ce9" table:formula="of:=CONCATENATE( [varialbes_from_Marija.N90];&quot;}&quot;)" office:value-type="string" office:string-value="{&quot;range&quot;:{&quot;min&quot;:&quot;-10&quot;,&quot;max&quot;:&quot;80&quot;,&quot;step&quot;:&quot;0.3&quot;},&quot;costa&quot;:&quot;0&quot;,&quot;costb&quot;:&quot;0&quot;}}">
            <text:p>{"range":{"min":"-10","max":"80","step":"0.3"},"costa":"0","costb":"0"}}</text:p>
          </table:table-cell>
          <table:table-cell table:style-name="ce9" table:formula="of:=[varialbes_from_Marija.H90]" office:value-type="string" office:string-value="temperature">
            <text:p>temperature</text:p>
          </table:table-cell>
          <table:table-cell table:style-name="ce10" table:formula="of:=[varialbes_from_Marija.I90]" office:value-type="string" office:string-value="Float">
            <text:p>Float</text:p>
          </table:table-cell>
          <table:table-cell table:style-name="ce10" table:formula="of:=[varialbes_from_Marija.O90]" office:value-type="string" office:string-value="[&quot;none&quot;]">
            <text:p>["none"]</text:p>
          </table:table-cell>
          <table:table-cell table:style-name="ce8" table:formula="of:=[varialbes_from_Marija.M90]" office:value-type="string" office:string-value="potentiaal.floor3.room313.room.temperature.temperature1_313">
            <text:p>potentiaal.floor3.room313.room.temperature.temperature1_313</text:p>
          </table:table-cell>
          <table:table-cell table:style-name="ce12" table:formula="of:=CONCATENATE([varialbes_from_Marija.Q90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91]" office:value-type="string" office:string-value="temperature2_313">
            <text:p>temperature2_313</text:p>
          </table:table-cell>
          <table:table-cell table:formula="of:=[varialbes_from_Marija.B91]" office:value-type="string" office:string-value="temperature2_313">
            <text:p>temperature2_313</text:p>
          </table:table-cell>
          <table:table-cell table:style-name="ce8" table:formula="of:=CONCATENATE(&quot;pt&quot;;[varialbes_from_Marija.F91];&quot;.&quot;;[varialbes_from_Marija.G91])" office:value-type="string" office:string-value="pt3.13.room">
            <text:p>pt3.13.room</text:p>
          </table:table-cell>
          <table:table-cell table:style-name="ce9" table:formula="of:=[varialbes_from_Marija.P91]" office:value-type="boolean" office:boolean-value="false">
            <text:p>FALSE</text:p>
          </table:table-cell>
          <table:table-cell table:style-name="ce9" table:formula="of:=CONCATENATE( [varialbes_from_Marija.N91];&quot;}&quot;)" office:value-type="string" office:string-value="{&quot;range&quot;:{&quot;min&quot;:&quot;-10&quot;,&quot;max&quot;:&quot;80&quot;,&quot;step&quot;:&quot;0.3&quot;},&quot;costa&quot;:&quot;0&quot;,&quot;costb&quot;:&quot;0&quot;}}">
            <text:p>{"range":{"min":"-10","max":"80","step":"0.3"},"costa":"0","costb":"0"}}</text:p>
          </table:table-cell>
          <table:table-cell table:style-name="ce9" table:formula="of:=[varialbes_from_Marija.H91]" office:value-type="string" office:string-value="temperature">
            <text:p>temperature</text:p>
          </table:table-cell>
          <table:table-cell table:style-name="ce10" table:formula="of:=[varialbes_from_Marija.I91]" office:value-type="string" office:string-value="Float">
            <text:p>Float</text:p>
          </table:table-cell>
          <table:table-cell table:style-name="ce10" table:formula="of:=[varialbes_from_Marija.O91]" office:value-type="string" office:string-value="[&quot;none&quot;]">
            <text:p>["none"]</text:p>
          </table:table-cell>
          <table:table-cell table:style-name="ce8" table:formula="of:=[varialbes_from_Marija.M91]" office:value-type="string" office:string-value="potentiaal.floor3.room313.room.temperature.temperature2_313">
            <text:p>potentiaal.floor3.room313.room.temperature.temperature2_313</text:p>
          </table:table-cell>
          <table:table-cell table:style-name="ce12" table:formula="of:=CONCATENATE([varialbes_from_Marija.Q91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8"/>
          <table:table-cell table:style-name="ce14" table:number-columns-repeated="13"/>
          <table:table-cell table:number-columns-repeated="997"/>
        </table:table-row>
        <table:table-row table:style-name="ro12">
          <table:table-cell table:formula="of:=[varialbes_from_Marija.B92]" office:value-type="string" office:string-value="temperature3_313">
            <text:p>temperature3_313</text:p>
          </table:table-cell>
          <table:table-cell table:formula="of:=[varialbes_from_Marija.B92]" office:value-type="string" office:string-value="temperature3_313">
            <text:p>temperature3_313</text:p>
          </table:table-cell>
          <table:table-cell table:style-name="ce8" table:formula="of:=CONCATENATE(&quot;pt&quot;;[varialbes_from_Marija.F92];&quot;.&quot;;[varialbes_from_Marija.G92])" office:value-type="string" office:string-value="pt3.13.room">
            <text:p>pt3.13.room</text:p>
          </table:table-cell>
          <table:table-cell table:style-name="ce9" table:formula="of:=[varialbes_from_Marija.P92]" office:value-type="boolean" office:boolean-value="false">
            <text:p>FALSE</text:p>
          </table:table-cell>
          <table:table-cell table:style-name="ce9" table:formula="of:=CONCATENATE( [varialbes_from_Marija.N92];&quot;}&quot;)" office:value-type="string" office:string-value="{&quot;range&quot;:{&quot;min&quot;:&quot;-10&quot;,&quot;max&quot;:&quot;80&quot;,&quot;step&quot;:&quot;0.3&quot;},&quot;costa&quot;:&quot;0&quot;,&quot;costb&quot;:&quot;0&quot;}}">
            <text:p>{"range":{"min":"-10","max":"80","step":"0.3"},"costa":"0","costb":"0"}}</text:p>
          </table:table-cell>
          <table:table-cell table:style-name="ce9" table:formula="of:=[varialbes_from_Marija.H92]" office:value-type="string" office:string-value="temperature">
            <text:p>temperature</text:p>
          </table:table-cell>
          <table:table-cell table:style-name="ce10" table:formula="of:=[varialbes_from_Marija.I92]" office:value-type="string" office:string-value="Float">
            <text:p>Float</text:p>
          </table:table-cell>
          <table:table-cell table:style-name="ce10" table:formula="of:=[varialbes_from_Marija.O92]" office:value-type="string" office:string-value="[&quot;none&quot;]">
            <text:p>["none"]</text:p>
          </table:table-cell>
          <table:table-cell table:style-name="ce8" table:formula="of:=[varialbes_from_Marija.M92]" office:value-type="string" office:string-value="potentiaal.floor3.room313.room.temperature.temperature3_313">
            <text:p>potentiaal.floor3.room313.room.temperature.temperature3_313</text:p>
          </table:table-cell>
          <table:table-cell table:style-name="ce12" table:formula="of:=CONCATENATE([varialbes_from_Marija.Q92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2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93]" office:value-type="string" office:string-value="temperature4_313">
            <text:p>temperature4_313</text:p>
          </table:table-cell>
          <table:table-cell table:formula="of:=[varialbes_from_Marija.B93]" office:value-type="string" office:string-value="temperature4_313">
            <text:p>temperature4_313</text:p>
          </table:table-cell>
          <table:table-cell table:style-name="ce8" table:formula="of:=CONCATENATE(&quot;pt&quot;;[varialbes_from_Marija.F93];&quot;.&quot;;[varialbes_from_Marija.G93])" office:value-type="string" office:string-value="pt3.13.room">
            <text:p>pt3.13.room</text:p>
          </table:table-cell>
          <table:table-cell table:style-name="ce9" table:formula="of:=[varialbes_from_Marija.P93]" office:value-type="boolean" office:boolean-value="false">
            <text:p>FALSE</text:p>
          </table:table-cell>
          <table:table-cell table:style-name="ce9" table:formula="of:=CONCATENATE( [varialbes_from_Marija.N93];&quot;}&quot;)" office:value-type="string" office:string-value="{&quot;range&quot;:{&quot;min&quot;:&quot;-10&quot;,&quot;max&quot;:&quot;80&quot;,&quot;step&quot;:&quot;0.3&quot;},&quot;costa&quot;:&quot;0&quot;,&quot;costb&quot;:&quot;0&quot;}}">
            <text:p>{"range":{"min":"-10","max":"80","step":"0.3"},"costa":"0","costb":"0"}}</text:p>
          </table:table-cell>
          <table:table-cell table:style-name="ce9" table:formula="of:=[varialbes_from_Marija.H93]" office:value-type="string" office:string-value="temperature">
            <text:p>temperature</text:p>
          </table:table-cell>
          <table:table-cell table:style-name="ce10" table:formula="of:=[varialbes_from_Marija.I93]" office:value-type="string" office:string-value="Float">
            <text:p>Float</text:p>
          </table:table-cell>
          <table:table-cell table:style-name="ce10" table:formula="of:=[varialbes_from_Marija.O93]" office:value-type="string" office:string-value="[&quot;none&quot;]">
            <text:p>["none"]</text:p>
          </table:table-cell>
          <table:table-cell table:style-name="ce8" table:formula="of:=[varialbes_from_Marija.M93]" office:value-type="string" office:string-value="potentiaal.floor3.room313.room.temperature.temperature4_313">
            <text:p>potentiaal.floor3.room313.room.temperature.temperature4_313</text:p>
          </table:table-cell>
          <table:table-cell table:style-name="ce12" table:formula="of:=CONCATENATE([varialbes_from_Marija.Q93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12">
          <table:table-cell table:formula="of:=[varialbes_from_Marija.B94]" office:value-type="string" office:string-value="outdoortemperature1_313">
            <text:p>outdoortemperature1_313</text:p>
          </table:table-cell>
          <table:table-cell table:formula="of:=[varialbes_from_Marija.B94]" office:value-type="string" office:string-value="outdoortemperature1_313">
            <text:p>outdoortemperature1_313</text:p>
          </table:table-cell>
          <table:table-cell table:style-name="ce8" table:formula="of:=CONCATENATE(&quot;pt&quot;;[varialbes_from_Marija.F94];&quot;.&quot;;[varialbes_from_Marija.G94])" office:value-type="string" office:string-value="pt3.13.room">
            <text:p>pt3.13.room</text:p>
          </table:table-cell>
          <table:table-cell table:style-name="ce9" table:formula="of:=[varialbes_from_Marija.P94]" office:value-type="boolean" office:boolean-value="false">
            <text:p>FALSE</text:p>
          </table:table-cell>
          <table:table-cell table:style-name="ce9" table:formula="of:=CONCATENATE( [varialbes_from_Marija.N94];&quot;}&quot;)" office:value-type="string" office:string-value="{&quot;range&quot;:{&quot;min&quot;:&quot;-10&quot;,&quot;max&quot;:&quot;80&quot;,&quot;step&quot;:&quot;0.3&quot;},&quot;costa&quot;:&quot;0&quot;,&quot;costb&quot;:&quot;0&quot;}}">
            <text:p>{"range":{"min":"-10","max":"80","step":"0.3"},"costa":"0","costb":"0"}}</text:p>
          </table:table-cell>
          <table:table-cell table:style-name="ce9" table:formula="of:=[varialbes_from_Marija.H94]" office:value-type="string" office:string-value="temperature">
            <text:p>temperature</text:p>
          </table:table-cell>
          <table:table-cell table:style-name="ce10" table:formula="of:=[varialbes_from_Marija.I94]" office:value-type="string" office:string-value="Float">
            <text:p>Float</text:p>
          </table:table-cell>
          <table:table-cell table:style-name="ce10" table:formula="of:=[varialbes_from_Marija.O94]" office:value-type="string" office:string-value="[&quot;none&quot;]">
            <text:p>["none"]</text:p>
          </table:table-cell>
          <table:table-cell table:style-name="ce8" table:formula="of:=[varialbes_from_Marija.M94]" office:value-type="string" office:string-value="potentiaal.floor3.room313.room.temperature.outdoortemperature1_313">
            <text:p>potentiaal.floor3.room313.room.temperature.outdoortemperature1_313</text:p>
          </table:table-cell>
          <table:table-cell table:style-name="ce12" table:formula="of:=CONCATENATE([varialbes_from_Marija.Q94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 table:number-columns-repeated="12"/>
          <table:table-cell table:style-name="ce20"/>
          <table:table-cell table:style-name="ce14"/>
          <table:table-cell table:number-columns-repeated="997"/>
        </table:table-row>
        <table:table-row table:style-name="ro12">
          <table:table-cell table:formula="of:=[varialbes_from_Marija.B95]" office:value-type="string" office:string-value="humidity1_313">
            <text:p>humidity1_313</text:p>
          </table:table-cell>
          <table:table-cell table:formula="of:=[varialbes_from_Marija.B95]" office:value-type="string" office:string-value="humidity1_313">
            <text:p>humidity1_313</text:p>
          </table:table-cell>
          <table:table-cell table:style-name="ce8" table:formula="of:=CONCATENATE(&quot;pt&quot;;[varialbes_from_Marija.F95];&quot;.&quot;;[varialbes_from_Marija.G95])" office:value-type="string" office:string-value="pt3.13.room">
            <text:p>pt3.13.room</text:p>
          </table:table-cell>
          <table:table-cell table:style-name="ce9" table:formula="of:=[varialbes_from_Marija.P95]" office:value-type="boolean" office:boolean-value="false">
            <text:p>FALSE</text:p>
          </table:table-cell>
          <table:table-cell table:style-name="ce9" table:formula="of:=CONCATENATE( [varialbes_from_Marija.N95];&quot;}&quot;)" office:value-type="string" office:string-value="{&quot;range&quot;:{&quot;min&quot;:&quot;0&quot;,&quot;max&quot;:&quot;100&quot;,&quot;step&quot;:&quot;3&quot;},&quot;costa&quot;:&quot;0&quot;,&quot;costb&quot;:&quot;0&quot;}}">
            <text:p>{"range":{"min":"0","max":"100","step":"3"},"costa":"0","costb":"0"}}</text:p>
          </table:table-cell>
          <table:table-cell table:style-name="ce9" table:formula="of:=[varialbes_from_Marija.H95]" office:value-type="string" office:string-value="humidity">
            <text:p>humidity</text:p>
          </table:table-cell>
          <table:table-cell table:style-name="ce10" table:formula="of:=[varialbes_from_Marija.I95]" office:value-type="string" office:string-value="Float">
            <text:p>Float</text:p>
          </table:table-cell>
          <table:table-cell table:style-name="ce10" table:formula="of:=[varialbes_from_Marija.O95]" office:value-type="string" office:string-value="[&quot;none&quot;]">
            <text:p>["none"]</text:p>
          </table:table-cell>
          <table:table-cell table:style-name="ce8" table:formula="of:=[varialbes_from_Marija.M95]" office:value-type="string" office:string-value="potentiaal.floor3.room313.room.humidity.humidity1_313">
            <text:p>potentiaal.floor3.room313.room.humidity.humidity1_313</text:p>
          </table:table-cell>
          <table:table-cell table:style-name="ce12" table:formula="of:=CONCATENATE([varialbes_from_Marija.Q95];&quot;}&quot;)" office:value-type="string" office:string-value="}">
            <text:p>}</text:p>
          </table:table-cell>
          <table:table-cell table:style-name="ce14"/>
          <table:table-cell table:style-name="ce16"/>
          <table:table-cell/>
          <table:table-cell table:style-name="ce14"/>
          <table:table-cell table:style-name="ce20" table:number-columns-repeated="13"/>
          <table:table-cell table:number-columns-repeated="997"/>
        </table:table-row>
        <table:table-row table:style-name="ro2">
          <table:table-cell table:formula="of:=[varialbes_from_Marija.B96]" office:value-type="string" office:string-value="humidity2_313">
            <text:p>humidity2_313</text:p>
          </table:table-cell>
          <table:table-cell table:formula="of:=[varialbes_from_Marija.B96]" office:value-type="string" office:string-value="humidity2_313">
            <text:p>humidity2_313</text:p>
          </table:table-cell>
          <table:table-cell table:style-name="ce8" table:formula="of:=CONCATENATE(&quot;pt&quot;;[varialbes_from_Marija.F96];&quot;.&quot;;[varialbes_from_Marija.G96])" office:value-type="string" office:string-value="pt3.13.room">
            <text:p>pt3.13.room</text:p>
          </table:table-cell>
          <table:table-cell table:style-name="ce9" table:formula="of:=[varialbes_from_Marija.P96]" office:value-type="boolean" office:boolean-value="false">
            <text:p>FALSE</text:p>
          </table:table-cell>
          <table:table-cell table:style-name="ce9" table:formula="of:=CONCATENATE( [varialbes_from_Marija.N96];&quot;}&quot;)" office:value-type="string" office:string-value="{&quot;range&quot;:{&quot;min&quot;:&quot;0&quot;,&quot;max&quot;:&quot;100&quot;,&quot;step&quot;:&quot;3&quot;},&quot;costa&quot;:&quot;0&quot;,&quot;costb&quot;:&quot;0&quot;}}">
            <text:p>{"range":{"min":"0","max":"100","step":"3"},"costa":"0","costb":"0"}}</text:p>
          </table:table-cell>
          <table:table-cell table:style-name="ce9" table:formula="of:=[varialbes_from_Marija.H96]" office:value-type="string" office:string-value="humidity">
            <text:p>humidity</text:p>
          </table:table-cell>
          <table:table-cell table:style-name="ce10" table:formula="of:=[varialbes_from_Marija.I96]" office:value-type="string" office:string-value="Float">
            <text:p>Float</text:p>
          </table:table-cell>
          <table:table-cell table:style-name="ce10" table:formula="of:=[varialbes_from_Marija.O96]" office:value-type="string" office:string-value="[&quot;none&quot;]">
            <text:p>["none"]</text:p>
          </table:table-cell>
          <table:table-cell table:style-name="ce8" table:formula="of:=[varialbes_from_Marija.M96]" office:value-type="string" office:string-value="potentiaal.floor3.room313.room.humidity.humidity2_313">
            <text:p>potentiaal.floor3.room313.room.humidity.humidity2_313</text:p>
          </table:table-cell>
          <table:table-cell table:style-name="ce12" table:formula="of:=CONCATENATE([varialbes_from_Marija.Q96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97]" office:value-type="string" office:string-value="humidity3_313">
            <text:p>humidity3_313</text:p>
          </table:table-cell>
          <table:table-cell table:formula="of:=[varialbes_from_Marija.B97]" office:value-type="string" office:string-value="humidity3_313">
            <text:p>humidity3_313</text:p>
          </table:table-cell>
          <table:table-cell table:style-name="ce8" table:formula="of:=CONCATENATE(&quot;pt&quot;;[varialbes_from_Marija.F97];&quot;.&quot;;[varialbes_from_Marija.G97])" office:value-type="string" office:string-value="pt3.13.room">
            <text:p>pt3.13.room</text:p>
          </table:table-cell>
          <table:table-cell table:style-name="ce9" table:formula="of:=[varialbes_from_Marija.P97]" office:value-type="boolean" office:boolean-value="false">
            <text:p>FALSE</text:p>
          </table:table-cell>
          <table:table-cell table:style-name="ce9" table:formula="of:=CONCATENATE( [varialbes_from_Marija.N97];&quot;}&quot;)" office:value-type="string" office:string-value="{&quot;range&quot;:{&quot;min&quot;:&quot;0&quot;,&quot;max&quot;:&quot;100&quot;,&quot;step&quot;:&quot;3&quot;},&quot;costa&quot;:&quot;0&quot;,&quot;costb&quot;:&quot;0&quot;}}">
            <text:p>{"range":{"min":"0","max":"100","step":"3"},"costa":"0","costb":"0"}}</text:p>
          </table:table-cell>
          <table:table-cell table:style-name="ce9" table:formula="of:=[varialbes_from_Marija.H97]" office:value-type="string" office:string-value="humidity">
            <text:p>humidity</text:p>
          </table:table-cell>
          <table:table-cell table:style-name="ce10" table:formula="of:=[varialbes_from_Marija.I97]" office:value-type="string" office:string-value="Float">
            <text:p>Float</text:p>
          </table:table-cell>
          <table:table-cell table:style-name="ce10" table:formula="of:=[varialbes_from_Marija.O97]" office:value-type="string" office:string-value="[&quot;none&quot;]">
            <text:p>["none"]</text:p>
          </table:table-cell>
          <table:table-cell table:style-name="ce8" table:formula="of:=[varialbes_from_Marija.M97]" office:value-type="string" office:string-value="potentiaal.floor3.room313.room.humidity.humidity3_313">
            <text:p>potentiaal.floor3.room313.room.humidity.humidity3_313</text:p>
          </table:table-cell>
          <table:table-cell table:style-name="ce12" table:formula="of:=CONCATENATE([varialbes_from_Marija.Q97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98]" office:value-type="string" office:string-value="humidity4_313">
            <text:p>humidity4_313</text:p>
          </table:table-cell>
          <table:table-cell table:formula="of:=[varialbes_from_Marija.B98]" office:value-type="string" office:string-value="humidity4_313">
            <text:p>humidity4_313</text:p>
          </table:table-cell>
          <table:table-cell table:style-name="ce8" table:formula="of:=CONCATENATE(&quot;pt&quot;;[varialbes_from_Marija.F98];&quot;.&quot;;[varialbes_from_Marija.G98])" office:value-type="string" office:string-value="pt3.13.room">
            <text:p>pt3.13.room</text:p>
          </table:table-cell>
          <table:table-cell table:style-name="ce9" table:formula="of:=[varialbes_from_Marija.P98]" office:value-type="boolean" office:boolean-value="false">
            <text:p>FALSE</text:p>
          </table:table-cell>
          <table:table-cell table:style-name="ce9" table:formula="of:=CONCATENATE( [varialbes_from_Marija.N98];&quot;}&quot;)" office:value-type="string" office:string-value="{&quot;range&quot;:{&quot;min&quot;:&quot;0&quot;,&quot;max&quot;:&quot;100&quot;,&quot;step&quot;:&quot;3&quot;},&quot;costa&quot;:&quot;0&quot;,&quot;costb&quot;:&quot;0&quot;}}">
            <text:p>{"range":{"min":"0","max":"100","step":"3"},"costa":"0","costb":"0"}}</text:p>
          </table:table-cell>
          <table:table-cell table:style-name="ce9" table:formula="of:=[varialbes_from_Marija.H98]" office:value-type="string" office:string-value="humidity">
            <text:p>humidity</text:p>
          </table:table-cell>
          <table:table-cell table:style-name="ce10" table:formula="of:=[varialbes_from_Marija.I98]" office:value-type="string" office:string-value="Float">
            <text:p>Float</text:p>
          </table:table-cell>
          <table:table-cell table:style-name="ce10" table:formula="of:=[varialbes_from_Marija.O98]" office:value-type="string" office:string-value="[&quot;none&quot;]">
            <text:p>["none"]</text:p>
          </table:table-cell>
          <table:table-cell table:style-name="ce8" table:formula="of:=[varialbes_from_Marija.M98]" office:value-type="string" office:string-value="potentiaal.floor3.room313.room.humidity.humidity4_313">
            <text:p>potentiaal.floor3.room313.room.humidity.humidity4_313</text:p>
          </table:table-cell>
          <table:table-cell table:style-name="ce12" table:formula="of:=CONCATENATE([varialbes_from_Marija.Q98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99]" office:value-type="string" office:string-value="outdoorhumidity1_313">
            <text:p>outdoorhumidity1_313</text:p>
          </table:table-cell>
          <table:table-cell table:formula="of:=[varialbes_from_Marija.B99]" office:value-type="string" office:string-value="outdoorhumidity1_313">
            <text:p>outdoorhumidity1_313</text:p>
          </table:table-cell>
          <table:table-cell table:style-name="ce8" table:formula="of:=CONCATENATE(&quot;pt&quot;;[varialbes_from_Marija.F99];&quot;.&quot;;[varialbes_from_Marija.G99])" office:value-type="string" office:string-value="pt3.13.room">
            <text:p>pt3.13.room</text:p>
          </table:table-cell>
          <table:table-cell table:style-name="ce9" table:formula="of:=[varialbes_from_Marija.P99]" office:value-type="boolean" office:boolean-value="false">
            <text:p>FALSE</text:p>
          </table:table-cell>
          <table:table-cell table:style-name="ce9" table:formula="of:=CONCATENATE( [varialbes_from_Marija.N99];&quot;}&quot;)" office:value-type="string" office:string-value="{&quot;range&quot;:{&quot;min&quot;:&quot;0&quot;,&quot;max&quot;:&quot;100&quot;,&quot;step&quot;:&quot;3&quot;},&quot;costa&quot;:&quot;0&quot;,&quot;costb&quot;:&quot;0&quot;}}">
            <text:p>{"range":{"min":"0","max":"100","step":"3"},"costa":"0","costb":"0"}}</text:p>
          </table:table-cell>
          <table:table-cell table:style-name="ce9" table:formula="of:=[varialbes_from_Marija.H99]" office:value-type="string" office:string-value="humidity">
            <text:p>humidity</text:p>
          </table:table-cell>
          <table:table-cell table:style-name="ce10" table:formula="of:=[varialbes_from_Marija.I99]" office:value-type="string" office:string-value="Float">
            <text:p>Float</text:p>
          </table:table-cell>
          <table:table-cell table:style-name="ce10" table:formula="of:=[varialbes_from_Marija.O99]" office:value-type="string" office:string-value="[&quot;none&quot;]">
            <text:p>["none"]</text:p>
          </table:table-cell>
          <table:table-cell table:style-name="ce8" table:formula="of:=[varialbes_from_Marija.M99]" office:value-type="string" office:string-value="potentiaal.floor3.room313.room.humidity.outdoorhumidity1_313">
            <text:p>potentiaal.floor3.room313.room.humidity.outdoorhumidity1_313</text:p>
          </table:table-cell>
          <table:table-cell table:style-name="ce12" table:formula="of:=CONCATENATE([varialbes_from_Marija.Q99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100]" office:value-type="string" office:string-value="co2level1_313">
            <text:p>co2level1_313</text:p>
          </table:table-cell>
          <table:table-cell table:formula="of:=[varialbes_from_Marija.B100]" office:value-type="string" office:string-value="co2level1_313">
            <text:p>co2level1_313</text:p>
          </table:table-cell>
          <table:table-cell table:style-name="ce8" table:formula="of:=CONCATENATE(&quot;pt&quot;;[varialbes_from_Marija.F100];&quot;.&quot;;[varialbes_from_Marija.G100])" office:value-type="string" office:string-value="pt3.13.room">
            <text:p>pt3.13.room</text:p>
          </table:table-cell>
          <table:table-cell table:style-name="ce9" table:formula="of:=[varialbes_from_Marija.P100]" office:value-type="boolean" office:boolean-value="false">
            <text:p>FALSE</text:p>
          </table:table-cell>
          <table:table-cell table:style-name="ce9" table:formula="of:=CONCATENATE( [varialbes_from_Marija.N100];&quot;}&quot;)" office:value-type="string" office:string-value="{&quot;range&quot;:{&quot;min&quot;:&quot;100&quot;,&quot;max&quot;:&quot;3000&quot;,&quot;step&quot;:&quot;100&quot;},&quot;costa&quot;:&quot;0&quot;,&quot;costb&quot;:&quot;0&quot;}}">
            <text:p>{"range":{"min":"100","max":"3000","step":"100"},"costa":"0","costb":"0"}}</text:p>
          </table:table-cell>
          <table:table-cell table:style-name="ce9" table:formula="of:=[varialbes_from_Marija.H100]" office:value-type="string" office:string-value="co2level">
            <text:p>co2level</text:p>
          </table:table-cell>
          <table:table-cell table:style-name="ce10" table:formula="of:=[varialbes_from_Marija.I100]" office:value-type="string" office:string-value="Float">
            <text:p>Float</text:p>
          </table:table-cell>
          <table:table-cell table:style-name="ce10" table:formula="of:=[varialbes_from_Marija.O100]" office:value-type="string" office:string-value="[&quot;none&quot;]">
            <text:p>["none"]</text:p>
          </table:table-cell>
          <table:table-cell table:style-name="ce8" table:formula="of:=[varialbes_from_Marija.M100]" office:value-type="string" office:string-value="potentiaal.floor3.room313.room.co2level.co2level1_313">
            <text:p>potentiaal.floor3.room313.room.co2level.co2level1_313</text:p>
          </table:table-cell>
          <table:table-cell table:style-name="ce12" table:formula="of:=CONCATENATE([varialbes_from_Marija.Q100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101]" office:value-type="string" office:string-value="outdoorco2level1_313">
            <text:p>outdoorco2level1_313</text:p>
          </table:table-cell>
          <table:table-cell table:formula="of:=[varialbes_from_Marija.B101]" office:value-type="string" office:string-value="outdoorco2level1_313">
            <text:p>outdoorco2level1_313</text:p>
          </table:table-cell>
          <table:table-cell table:style-name="ce8" table:formula="of:=CONCATENATE(&quot;pt&quot;;[varialbes_from_Marija.F101];&quot;.&quot;;[varialbes_from_Marija.G101])" office:value-type="string" office:string-value="pt3.13.room">
            <text:p>pt3.13.room</text:p>
          </table:table-cell>
          <table:table-cell table:style-name="ce9" table:formula="of:=[varialbes_from_Marija.P101]" office:value-type="boolean" office:boolean-value="false">
            <text:p>FALSE</text:p>
          </table:table-cell>
          <table:table-cell table:style-name="ce9" table:formula="of:=CONCATENATE( [varialbes_from_Marija.N101];&quot;}&quot;)" office:value-type="string" office:string-value="{&quot;range&quot;:{&quot;min&quot;:&quot;100&quot;,&quot;max&quot;:&quot;3000&quot;,&quot;step&quot;:&quot;100&quot;},&quot;costa&quot;:&quot;0&quot;,&quot;costb&quot;:&quot;0&quot;}}">
            <text:p>{"range":{"min":"100","max":"3000","step":"100"},"costa":"0","costb":"0"}}</text:p>
          </table:table-cell>
          <table:table-cell table:style-name="ce9" table:formula="of:=[varialbes_from_Marija.H101]" office:value-type="string" office:string-value="co2level">
            <text:p>co2level</text:p>
          </table:table-cell>
          <table:table-cell table:style-name="ce10" table:formula="of:=[varialbes_from_Marija.I101]" office:value-type="string" office:string-value="Float">
            <text:p>Float</text:p>
          </table:table-cell>
          <table:table-cell table:style-name="ce10" table:formula="of:=[varialbes_from_Marija.O101]" office:value-type="string" office:string-value="[&quot;none&quot;]">
            <text:p>["none"]</text:p>
          </table:table-cell>
          <table:table-cell table:style-name="ce8" table:formula="of:=[varialbes_from_Marija.M101]" office:value-type="string" office:string-value="potentiaal.floor3.room313.room.co2level.outdoorco2level1_313">
            <text:p>potentiaal.floor3.room313.room.co2level.outdoorco2level1_313</text:p>
          </table:table-cell>
          <table:table-cell table:style-name="ce12" table:formula="of:=CONCATENATE([varialbes_from_Marija.Q101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102]" office:value-type="string" office:string-value="presence1_313">
            <text:p>presence1_313</text:p>
          </table:table-cell>
          <table:table-cell table:formula="of:=[varialbes_from_Marija.B102]" office:value-type="string" office:string-value="presence1_313">
            <text:p>presence1_313</text:p>
          </table:table-cell>
          <table:table-cell table:style-name="ce8" table:formula="of:=CONCATENATE(&quot;pt&quot;;[varialbes_from_Marija.F102];&quot;.&quot;;[varialbes_from_Marija.G102])" office:value-type="string" office:string-value="pt3.13.area1">
            <text:p>pt3.13.area1</text:p>
          </table:table-cell>
          <table:table-cell table:style-name="ce9" table:formula="of:=[varialbes_from_Marija.P102]" office:value-type="boolean" office:boolean-value="false">
            <text:p>FALSE</text:p>
          </table:table-cell>
          <table:table-cell table:style-name="ce9" table:formula="of:=CONCATENATE( [varialbes_from_Marija.N102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2]" office:value-type="string" office:string-value="presence">
            <text:p>presence</text:p>
          </table:table-cell>
          <table:table-cell table:style-name="ce10" table:formula="of:=[varialbes_from_Marija.I102]" office:value-type="string" office:string-value="Boolean">
            <text:p>Boolean</text:p>
          </table:table-cell>
          <table:table-cell table:style-name="ce10" table:formula="of:=[varialbes_from_Marija.O102]" office:value-type="string" office:string-value="[&quot;none&quot;]">
            <text:p>["none"]</text:p>
          </table:table-cell>
          <table:table-cell table:style-name="ce8" table:formula="of:=[varialbes_from_Marija.M102]" office:value-type="string" office:string-value="potentiaal.floor3.room313.area1.presence.presence1_313">
            <text:p>potentiaal.floor3.room313.area1.presence.presence1_313</text:p>
          </table:table-cell>
          <table:table-cell table:style-name="ce12" table:formula="of:=CONCATENATE([varialbes_from_Marija.Q102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103]" office:value-type="string" office:string-value="presence2_313">
            <text:p>presence2_313</text:p>
          </table:table-cell>
          <table:table-cell table:formula="of:=[varialbes_from_Marija.B103]" office:value-type="string" office:string-value="presence2_313">
            <text:p>presence2_313</text:p>
          </table:table-cell>
          <table:table-cell table:style-name="ce8" table:formula="of:=CONCATENATE(&quot;pt&quot;;[varialbes_from_Marija.F103];&quot;.&quot;;[varialbes_from_Marija.G103])" office:value-type="string" office:string-value="pt3.13.area2">
            <text:p>pt3.13.area2</text:p>
          </table:table-cell>
          <table:table-cell table:style-name="ce9" table:formula="of:=[varialbes_from_Marija.P103]" office:value-type="boolean" office:boolean-value="false">
            <text:p>FALSE</text:p>
          </table:table-cell>
          <table:table-cell table:style-name="ce9" table:formula="of:=CONCATENATE( [varialbes_from_Marija.N103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3]" office:value-type="string" office:string-value="presence">
            <text:p>presence</text:p>
          </table:table-cell>
          <table:table-cell table:style-name="ce10" table:formula="of:=[varialbes_from_Marija.I103]" office:value-type="string" office:string-value="Boolean">
            <text:p>Boolean</text:p>
          </table:table-cell>
          <table:table-cell table:style-name="ce10" table:formula="of:=[varialbes_from_Marija.O103]" office:value-type="string" office:string-value="[&quot;none&quot;]">
            <text:p>["none"]</text:p>
          </table:table-cell>
          <table:table-cell table:style-name="ce8" table:formula="of:=[varialbes_from_Marija.M103]" office:value-type="string" office:string-value="potentiaal.floor3.room313.area2.presence.presence2_313">
            <text:p>potentiaal.floor3.room313.area2.presence.presence2_313</text:p>
          </table:table-cell>
          <table:table-cell table:style-name="ce12" table:formula="of:=CONCATENATE([varialbes_from_Marija.Q103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9"/>
          <table:table-cell table:number-columns-repeated="998"/>
        </table:table-row>
        <table:table-row table:style-name="ro2">
          <table:table-cell table:formula="of:=[varialbes_from_Marija.B104]" office:value-type="string" office:string-value="presence3_313">
            <text:p>presence3_313</text:p>
          </table:table-cell>
          <table:table-cell table:formula="of:=[varialbes_from_Marija.B104]" office:value-type="string" office:string-value="presence3_313">
            <text:p>presence3_313</text:p>
          </table:table-cell>
          <table:table-cell table:style-name="ce8" table:formula="of:=CONCATENATE(&quot;pt&quot;;[varialbes_from_Marija.F104];&quot;.&quot;;[varialbes_from_Marija.G104])" office:value-type="string" office:string-value="pt3.13.room">
            <text:p>pt3.13.room</text:p>
          </table:table-cell>
          <table:table-cell table:style-name="ce9" table:formula="of:=[varialbes_from_Marija.P104]" office:value-type="boolean" office:boolean-value="false">
            <text:p>FALSE</text:p>
          </table:table-cell>
          <table:table-cell table:style-name="ce9" table:formula="of:=CONCATENATE( [varialbes_from_Marija.N104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4]" office:value-type="string" office:string-value="presence">
            <text:p>presence</text:p>
          </table:table-cell>
          <table:table-cell table:style-name="ce10" table:formula="of:=[varialbes_from_Marija.I104]" office:value-type="string" office:string-value="Boolean">
            <text:p>Boolean</text:p>
          </table:table-cell>
          <table:table-cell table:style-name="ce10" table:formula="of:=[varialbes_from_Marija.O104]" office:value-type="string" office:string-value="[&quot;none&quot;]">
            <text:p>["none"]</text:p>
          </table:table-cell>
          <table:table-cell table:style-name="ce8" table:formula="of:=[varialbes_from_Marija.M104]" office:value-type="string" office:string-value="potentiaal.floor3.room313.room.presence.presence3_313">
            <text:p>potentiaal.floor3.room313.room.presence.presence3_313</text:p>
          </table:table-cell>
          <table:table-cell table:style-name="ce12" table:formula="of:=CONCATENATE([varialbes_from_Marija.Q104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05]" office:value-type="string" office:string-value="presenceroom1_313">
            <text:p>presenceroom1_313</text:p>
          </table:table-cell>
          <table:table-cell table:formula="of:=[varialbes_from_Marija.B105]" office:value-type="string" office:string-value="presenceroom1_313">
            <text:p>presenceroom1_313</text:p>
          </table:table-cell>
          <table:table-cell table:style-name="ce8" table:formula="of:=CONCATENATE(&quot;pt&quot;;[varialbes_from_Marija.F105];&quot;.&quot;;[varialbes_from_Marija.G105])" office:value-type="string" office:string-value="pt3.13.room">
            <text:p>pt3.13.room</text:p>
          </table:table-cell>
          <table:table-cell table:style-name="ce9" table:formula="of:=[varialbes_from_Marija.P105]" office:value-type="boolean" office:boolean-value="false">
            <text:p>FALSE</text:p>
          </table:table-cell>
          <table:table-cell table:style-name="ce9" table:formula="of:=CONCATENATE( [varialbes_from_Marija.N105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5]" office:value-type="string" office:string-value="presence">
            <text:p>presence</text:p>
          </table:table-cell>
          <table:table-cell table:style-name="ce10" table:formula="of:=[varialbes_from_Marija.I105]" office:value-type="string" office:string-value="Boolean">
            <text:p>Boolean</text:p>
          </table:table-cell>
          <table:table-cell table:style-name="ce10" table:formula="of:=[varialbes_from_Marija.O105]" office:value-type="string" office:string-value="[&quot;none&quot;]">
            <text:p>["none"]</text:p>
          </table:table-cell>
          <table:table-cell table:style-name="ce8" table:formula="of:=[varialbes_from_Marija.M105]" office:value-type="string" office:string-value="potentiaal.floor3.room313.room.presence.presenceroom1_313">
            <text:p>potentiaal.floor3.room313.room.presence.presenceroom1_313</text:p>
          </table:table-cell>
          <table:table-cell table:style-name="ce12" table:formula="of:=CONCATENATE([varialbes_from_Marija.Q105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06]" office:value-type="string" office:string-value="motionout1_313">
            <text:p>motionout1_313</text:p>
          </table:table-cell>
          <table:table-cell table:formula="of:=[varialbes_from_Marija.B106]" office:value-type="string" office:string-value="motionout1_313">
            <text:p>motionout1_313</text:p>
          </table:table-cell>
          <table:table-cell table:style-name="ce8" table:formula="of:=CONCATENATE(&quot;pt&quot;;[varialbes_from_Marija.F106];&quot;.&quot;;[varialbes_from_Marija.G106])" office:value-type="string" office:string-value="pt3.13.room">
            <text:p>pt3.13.room</text:p>
          </table:table-cell>
          <table:table-cell table:style-name="ce9" table:formula="of:=[varialbes_from_Marija.P106]" office:value-type="boolean" office:boolean-value="false">
            <text:p>FALSE</text:p>
          </table:table-cell>
          <table:table-cell table:style-name="ce9" table:formula="of:=CONCATENATE( [varialbes_from_Marija.N106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6]" office:value-type="string" office:string-value="presence">
            <text:p>presence</text:p>
          </table:table-cell>
          <table:table-cell table:style-name="ce10" table:formula="of:=[varialbes_from_Marija.I106]" office:value-type="string" office:string-value="Boolean">
            <text:p>Boolean</text:p>
          </table:table-cell>
          <table:table-cell table:style-name="ce10" table:formula="of:=[varialbes_from_Marija.O106]" office:value-type="string" office:string-value="[&quot;none&quot;]">
            <text:p>["none"]</text:p>
          </table:table-cell>
          <table:table-cell table:style-name="ce8" table:formula="of:=[varialbes_from_Marija.M106]" office:value-type="string" office:string-value="potentiaal.floor3.room313.room.presence.motionout1_313">
            <text:p>potentiaal.floor3.room313.room.presence.motionout1_313</text:p>
          </table:table-cell>
          <table:table-cell table:style-name="ce12" table:formula="of:=CONCATENATE([varialbes_from_Marija.Q106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07]" office:value-type="string" office:string-value="motionin1_313">
            <text:p>motionin1_313</text:p>
          </table:table-cell>
          <table:table-cell table:formula="of:=[varialbes_from_Marija.B107]" office:value-type="string" office:string-value="motionin1_313">
            <text:p>motionin1_313</text:p>
          </table:table-cell>
          <table:table-cell table:style-name="ce8" table:formula="of:=CONCATENATE(&quot;pt&quot;;[varialbes_from_Marija.F107];&quot;.&quot;;[varialbes_from_Marija.G107])" office:value-type="string" office:string-value="pt3.13.room">
            <text:p>pt3.13.room</text:p>
          </table:table-cell>
          <table:table-cell table:style-name="ce9" table:formula="of:=[varialbes_from_Marija.P107]" office:value-type="boolean" office:boolean-value="false">
            <text:p>FALSE</text:p>
          </table:table-cell>
          <table:table-cell table:style-name="ce9" table:formula="of:=CONCATENATE( [varialbes_from_Marija.N107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7]" office:value-type="string" office:string-value="presence">
            <text:p>presence</text:p>
          </table:table-cell>
          <table:table-cell table:style-name="ce10" table:formula="of:=[varialbes_from_Marija.I107]" office:value-type="string" office:string-value="Boolean">
            <text:p>Boolean</text:p>
          </table:table-cell>
          <table:table-cell table:style-name="ce10" table:formula="of:=[varialbes_from_Marija.O107]" office:value-type="string" office:string-value="[&quot;none&quot;]">
            <text:p>["none"]</text:p>
          </table:table-cell>
          <table:table-cell table:style-name="ce8" table:formula="of:=[varialbes_from_Marija.M107]" office:value-type="string" office:string-value="potentiaal.floor3.room313.room.presence.motionin1_313">
            <text:p>potentiaal.floor3.room313.room.presence.motionin1_313</text:p>
          </table:table-cell>
          <table:table-cell table:style-name="ce12" table:formula="of:=CONCATENATE([varialbes_from_Marija.Q107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08]" office:value-type="string" office:string-value="numberofpeople1_313">
            <text:p>numberofpeople1_313</text:p>
          </table:table-cell>
          <table:table-cell table:formula="of:=[varialbes_from_Marija.B108]" office:value-type="string" office:string-value="numberofpeople1_313">
            <text:p>numberofpeople1_313</text:p>
          </table:table-cell>
          <table:table-cell table:style-name="ce8" table:formula="of:=CONCATENATE(&quot;pt&quot;;[varialbes_from_Marija.F108];&quot;.&quot;;[varialbes_from_Marija.G108])" office:value-type="string" office:string-value="pt3.13.room">
            <text:p>pt3.13.room</text:p>
          </table:table-cell>
          <table:table-cell table:style-name="ce9" table:formula="of:=[varialbes_from_Marija.P108]" office:value-type="boolean" office:boolean-value="false">
            <text:p>FALSE</text:p>
          </table:table-cell>
          <table:table-cell table:style-name="ce9" table:formula="of:=CONCATENATE( [varialbes_from_Marija.N108];&quot;}&quot;)" office:value-type="string" office:string-value="{&quot;range&quot;:{&quot;min&quot;:&quot;0&quot;,&quot;max&quot;:&quot;50&quot;,&quot;step&quot;:&quot;1&quot;},&quot;costa&quot;:&quot;0&quot;,&quot;costb&quot;:&quot;0&quot;}}">
            <text:p>{"range":{"min":"0","max":"50","step":"1"},"costa":"0","costb":"0"}}</text:p>
          </table:table-cell>
          <table:table-cell table:style-name="ce9" table:formula="of:=[varialbes_from_Marija.H108]" office:value-type="string" office:string-value="presence">
            <text:p>presence</text:p>
          </table:table-cell>
          <table:table-cell table:style-name="ce10" table:formula="of:=[varialbes_from_Marija.I108]" office:value-type="string" office:string-value="Integer">
            <text:p>Integer</text:p>
          </table:table-cell>
          <table:table-cell table:style-name="ce10" table:formula="of:=[varialbes_from_Marija.O108]" office:value-type="string" office:string-value="[&quot;none&quot;]">
            <text:p>["none"]</text:p>
          </table:table-cell>
          <table:table-cell table:style-name="ce8" table:formula="of:=[varialbes_from_Marija.M108]" office:value-type="string" office:string-value="potentiaal.floor3.room313.room.presence.numberofpeople1_313">
            <text:p>potentiaal.floor3.room313.room.presence.numberofpeople1_313</text:p>
          </table:table-cell>
          <table:table-cell table:style-name="ce12" table:formula="of:=CONCATENATE([varialbes_from_Marija.Q108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09]" office:value-type="string" office:string-value="presentation1_313">
            <text:p>presentation1_313</text:p>
          </table:table-cell>
          <table:table-cell table:formula="of:=[varialbes_from_Marija.B109]" office:value-type="string" office:string-value="presentation1_313">
            <text:p>presentation1_313</text:p>
          </table:table-cell>
          <table:table-cell table:style-name="ce8" table:formula="of:=CONCATENATE(&quot;pt&quot;;[varialbes_from_Marija.F109];&quot;.&quot;;[varialbes_from_Marija.G109])" office:value-type="string" office:string-value="pt3.13.room">
            <text:p>pt3.13.room</text:p>
          </table:table-cell>
          <table:table-cell table:style-name="ce9" table:formula="of:=[varialbes_from_Marija.P109]" office:value-type="boolean" office:boolean-value="false">
            <text:p>FALSE</text:p>
          </table:table-cell>
          <table:table-cell table:style-name="ce9" table:formula="of:=CONCATENATE( [varialbes_from_Marija.N109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09]" office:value-type="string" office:string-value="meeting">
            <text:p>meeting</text:p>
          </table:table-cell>
          <table:table-cell table:style-name="ce10" table:formula="of:=[varialbes_from_Marija.I109]" office:value-type="string" office:string-value="Boolean">
            <text:p>Boolean</text:p>
          </table:table-cell>
          <table:table-cell table:style-name="ce10" table:formula="of:=[varialbes_from_Marija.O109]" office:value-type="string" office:string-value="[&quot;none&quot;]">
            <text:p>["none"]</text:p>
          </table:table-cell>
          <table:table-cell table:style-name="ce8" table:formula="of:=[varialbes_from_Marija.M109]" office:value-type="string" office:string-value="potentiaal.floor3.room313.room.meeting.presentation1_313">
            <text:p>potentiaal.floor3.room313.room.meeting.presentation1_313</text:p>
          </table:table-cell>
          <table:table-cell table:style-name="ce12" table:formula="of:=CONCATENATE([varialbes_from_Marija.Q109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0]" office:value-type="string" office:string-value="brainstorming1_313">
            <text:p>brainstorming1_313</text:p>
          </table:table-cell>
          <table:table-cell table:formula="of:=[varialbes_from_Marija.B110]" office:value-type="string" office:string-value="brainstorming1_313">
            <text:p>brainstorming1_313</text:p>
          </table:table-cell>
          <table:table-cell table:style-name="ce8" table:formula="of:=CONCATENATE(&quot;pt&quot;;[varialbes_from_Marija.F110];&quot;.&quot;;[varialbes_from_Marija.G110])" office:value-type="string" office:string-value="pt3.13.room">
            <text:p>pt3.13.room</text:p>
          </table:table-cell>
          <table:table-cell table:style-name="ce9" table:formula="of:=[varialbes_from_Marija.P110]" office:value-type="boolean" office:boolean-value="false">
            <text:p>FALSE</text:p>
          </table:table-cell>
          <table:table-cell table:style-name="ce9" table:formula="of:=CONCATENATE( [varialbes_from_Marija.N110];&quot;}&quot;)" office:value-type="string" office:string-value="{&quot;states&quot;:[{&quot;name&quot;:&quot;false&quot;,&quot;cost&quot;:&quot;0&quot;},{&quot;name&quot;:&quot;true&quot;,&quot;cost&quot;:&quot;0&quot;}]}">
            <text:p>{"states":[{"name":"false","cost":"0"},{"name":"true","cost":"0"}]}</text:p>
          </table:table-cell>
          <table:table-cell table:style-name="ce9" table:formula="of:=[varialbes_from_Marija.H110]" office:value-type="string" office:string-value="meeting">
            <text:p>meeting</text:p>
          </table:table-cell>
          <table:table-cell table:style-name="ce10" table:formula="of:=[varialbes_from_Marija.I110]" office:value-type="string" office:string-value="Boolean">
            <text:p>Boolean</text:p>
          </table:table-cell>
          <table:table-cell table:style-name="ce10" table:formula="of:=[varialbes_from_Marija.O110]" office:value-type="string" office:string-value="[&quot;none&quot;]">
            <text:p>["none"]</text:p>
          </table:table-cell>
          <table:table-cell table:style-name="ce8" table:formula="of:=[varialbes_from_Marija.M110]" office:value-type="string" office:string-value="potentiaal.floor3.room313.room.meeting.brainstorming1_313">
            <text:p>potentiaal.floor3.room313.room.meeting.brainstorming1_313</text:p>
          </table:table-cell>
          <table:table-cell table:style-name="ce12" table:formula="of:=CONCATENATE([varialbes_from_Marija.Q110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1]" office:value-type="string" office:string-value="ACTUATORS">
            <text:p>ACTUATORS</text:p>
          </table:table-cell>
          <table:table-cell table:formula="of:=[varialbes_from_Marija.B111]" office:value-type="string" office:string-value="ACTUATORS">
            <text:p>ACTUATORS</text:p>
          </table:table-cell>
          <table:table-cell table:style-name="ce8" table:formula="of:=CONCATENATE(&quot;pt&quot;;[varialbes_from_Marija.F111];&quot;.&quot;;[varialbes_from_Marija.G111])" office:value-type="string" office:string-value="pt.">
            <text:p>pt.</text:p>
          </table:table-cell>
          <table:table-cell table:style-name="ce9" table:formula="of:=[varialbes_from_Marija.P111]" office:value-type="boolean" office:boolean-value="false">
            <text:p>FALSE</text:p>
          </table:table-cell>
          <table:table-cell table:style-name="ce9" table:formula="of:=CONCATENATE( [varialbes_from_Marija.N111];&quot;}&quot;)" office:value-type="string" office:string-value="}">
            <text:p>}</text:p>
          </table:table-cell>
          <table:table-cell table:style-name="ce9" table:formula="of:=[varialbes_from_Marija.H111]" office:value-type="boolean" office:boolean-value="false">
            <text:p>FALSE</text:p>
          </table:table-cell>
          <table:table-cell table:style-name="ce10" table:formula="of:=[varialbes_from_Marija.I111]" office:value-type="float" office:value="0">
            <text:p>0</text:p>
          </table:table-cell>
          <table:table-cell table:style-name="ce10" table:formula="of:=[varialbes_from_Marija.O111]" office:value-type="float" office:value="0">
            <text:p>0</text:p>
          </table:table-cell>
          <table:table-cell table:style-name="ce8" table:formula="of:=[varialbes_from_Marija.M111]" office:value-type="float" office:value="0">
            <text:p>0</text:p>
          </table:table-cell>
          <table:table-cell table:style-name="ce12" table:formula="of:=CONCATENATE([varialbes_from_Marija.Q111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2]" office:value-type="string" office:string-value="screen1_326">
            <text:p>screen1_326</text:p>
          </table:table-cell>
          <table:table-cell table:formula="of:=[varialbes_from_Marija.B112]" office:value-type="string" office:string-value="screen1_326">
            <text:p>screen1_326</text:p>
          </table:table-cell>
          <table:table-cell table:style-name="ce8" table:formula="of:=CONCATENATE(&quot;pt&quot;;[varialbes_from_Marija.F112];&quot;.&quot;;[varialbes_from_Marija.G112])" office:value-type="string" office:string-value="pt3.26.desk1">
            <text:p>pt3.26.desk1</text:p>
          </table:table-cell>
          <table:table-cell table:style-name="ce9" table:formula="of:=[varialbes_from_Marija.P112]" office:value-type="boolean" office:boolean-value="true">
            <text:p>TRUE</text:p>
          </table:table-cell>
          <table:table-cell table:style-name="ce9" table:formula="of:=CONCATENATE( [varialbes_from_Marija.N112];&quot;}&quot;)" office:value-type="string" office:string-value="{&quot;states&quot;:[{&quot;name&quot;:&quot;false&quot;,&quot;cost&quot;:&quot;0&quot;},{&quot;name&quot;:&quot;true&quot;,&quot;cost&quot;:&quot;41&quot;}]}">
            <text:p>{"states":[{"name":"false","cost":"0"},{"name":"true","cost":"41"}]}</text:p>
          </table:table-cell>
          <table:table-cell table:style-name="ce9" table:formula="of:=[varialbes_from_Marija.H112]" office:value-type="string" office:string-value="screen">
            <text:p>screen</text:p>
          </table:table-cell>
          <table:table-cell table:style-name="ce10" table:formula="of:=[varialbes_from_Marija.I112]" office:value-type="string" office:string-value="Boolean">
            <text:p>Boolean</text:p>
          </table:table-cell>
          <table:table-cell table:style-name="ce10" table:formula="of:=[varialbes_from_Marija.O112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2]" office:value-type="string" office:string-value="potentiaal.floor3.floor.actuators.screen.screen1_326">
            <text:p>potentiaal.floor3.floor.actuators.screen.screen1_326</text:p>
          </table:table-cell>
          <table:table-cell table:style-name="ce12" table:formula="of:=CONCATENATE([varialbes_from_Marija.Q112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3]" office:value-type="string" office:string-value="lamp1_326">
            <text:p>lamp1_326</text:p>
          </table:table-cell>
          <table:table-cell table:formula="of:=[varialbes_from_Marija.B113]" office:value-type="string" office:string-value="lamp1_326">
            <text:p>lamp1_326</text:p>
          </table:table-cell>
          <table:table-cell table:style-name="ce8" table:formula="of:=CONCATENATE(&quot;pt&quot;;[varialbes_from_Marija.F113];&quot;.&quot;;[varialbes_from_Marija.G113])" office:value-type="string" office:string-value="pt3.26.desk1">
            <text:p>pt3.26.desk1</text:p>
          </table:table-cell>
          <table:table-cell table:style-name="ce9" table:formula="of:=[varialbes_from_Marija.P113]" office:value-type="boolean" office:boolean-value="2">
            <text:p>TRUE</text:p>
          </table:table-cell>
          <table:table-cell table:style-name="ce9" table:formula="of:=CONCATENATE( [varialbes_from_Marija.N113];&quot;}&quot;)" office:value-type="string" office:string-value="{&quot;states&quot;:[{&quot;name&quot;:&quot;false&quot;,&quot;cost&quot;:&quot;0&quot;},{&quot;name&quot;:&quot;true&quot;,&quot;cost&quot;:&quot;8&quot;}]}">
            <text:p>{"states":[{"name":"false","cost":"0"},{"name":"true","cost":"8"}]}</text:p>
          </table:table-cell>
          <table:table-cell table:style-name="ce9" table:formula="of:=[varialbes_from_Marija.H113]" office:value-type="string" office:string-value="lamp">
            <text:p>lamp</text:p>
          </table:table-cell>
          <table:table-cell table:style-name="ce10" table:formula="of:=[varialbes_from_Marija.I113]" office:value-type="string" office:string-value="Boolean">
            <text:p>Boolean</text:p>
          </table:table-cell>
          <table:table-cell table:style-name="ce10" table:formula="of:=[varialbes_from_Marija.O113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3]" office:value-type="string" office:string-value="potentiaal.floor3.floor.actuators.lamp.lamp1_326">
            <text:p>potentiaal.floor3.floor.actuators.lamp.lamp1_326</text:p>
          </table:table-cell>
          <table:table-cell table:style-name="ce12" table:formula="of:=CONCATENATE([varialbes_from_Marija.Q113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4]" office:value-type="string" office:string-value="screen2_326">
            <text:p>screen2_326</text:p>
          </table:table-cell>
          <table:table-cell table:formula="of:=[varialbes_from_Marija.B114]" office:value-type="string" office:string-value="screen2_326">
            <text:p>screen2_326</text:p>
          </table:table-cell>
          <table:table-cell table:style-name="ce8" table:formula="of:=CONCATENATE(&quot;pt&quot;;[varialbes_from_Marija.F114];&quot;.&quot;;[varialbes_from_Marija.G114])" office:value-type="string" office:string-value="pt3.26.desk2">
            <text:p>pt3.26.desk2</text:p>
          </table:table-cell>
          <table:table-cell table:style-name="ce9" table:formula="of:=[varialbes_from_Marija.P114]" office:value-type="boolean" office:boolean-value="3">
            <text:p>TRUE</text:p>
          </table:table-cell>
          <table:table-cell table:style-name="ce9" table:formula="of:=CONCATENATE( [varialbes_from_Marija.N114];&quot;}&quot;)" office:value-type="string" office:string-value="{&quot;states&quot;:[{&quot;name&quot;:&quot;false&quot;,&quot;cost&quot;:&quot;0&quot;},{&quot;name&quot;:&quot;true&quot;,&quot;cost&quot;:&quot;41&quot;}]}">
            <text:p>{"states":[{"name":"false","cost":"0"},{"name":"true","cost":"41"}]}</text:p>
          </table:table-cell>
          <table:table-cell table:style-name="ce9" table:formula="of:=[varialbes_from_Marija.H114]" office:value-type="string" office:string-value="screen">
            <text:p>screen</text:p>
          </table:table-cell>
          <table:table-cell table:style-name="ce10" table:formula="of:=[varialbes_from_Marija.I114]" office:value-type="string" office:string-value="Boolean">
            <text:p>Boolean</text:p>
          </table:table-cell>
          <table:table-cell table:style-name="ce10" table:formula="of:=[varialbes_from_Marija.O114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4]" office:value-type="string" office:string-value="potentiaal.floor3.floor.actuators.screen.screen2_326">
            <text:p>potentiaal.floor3.floor.actuators.screen.screen2_326</text:p>
          </table:table-cell>
          <table:table-cell table:style-name="ce12" table:formula="of:=CONCATENATE([varialbes_from_Marija.Q114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5]" office:value-type="string" office:string-value="lamp2_326">
            <text:p>lamp2_326</text:p>
          </table:table-cell>
          <table:table-cell table:formula="of:=[varialbes_from_Marija.B115]" office:value-type="string" office:string-value="lamp2_326">
            <text:p>lamp2_326</text:p>
          </table:table-cell>
          <table:table-cell table:style-name="ce8" table:formula="of:=CONCATENATE(&quot;pt&quot;;[varialbes_from_Marija.F115];&quot;.&quot;;[varialbes_from_Marija.G115])" office:value-type="string" office:string-value="pt3.26.desk2">
            <text:p>pt3.26.desk2</text:p>
          </table:table-cell>
          <table:table-cell table:style-name="ce9" table:formula="of:=[varialbes_from_Marija.P115]" office:value-type="boolean" office:boolean-value="4">
            <text:p>TRUE</text:p>
          </table:table-cell>
          <table:table-cell table:style-name="ce9" table:formula="of:=CONCATENATE( [varialbes_from_Marija.N115];&quot;}&quot;)" office:value-type="string" office:string-value="{&quot;states&quot;:[{&quot;name&quot;:&quot;false&quot;,&quot;cost&quot;:&quot;0&quot;},{&quot;name&quot;:&quot;true&quot;,&quot;cost&quot;:&quot;8&quot;}]}">
            <text:p>{"states":[{"name":"false","cost":"0"},{"name":"true","cost":"8"}]}</text:p>
          </table:table-cell>
          <table:table-cell table:style-name="ce9" table:formula="of:=[varialbes_from_Marija.H115]" office:value-type="string" office:string-value="lamp">
            <text:p>lamp</text:p>
          </table:table-cell>
          <table:table-cell table:style-name="ce10" table:formula="of:=[varialbes_from_Marija.I115]" office:value-type="string" office:string-value="Boolean">
            <text:p>Boolean</text:p>
          </table:table-cell>
          <table:table-cell table:style-name="ce10" table:formula="of:=[varialbes_from_Marija.O115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5]" office:value-type="string" office:string-value="potentiaal.floor3.floor.actuators.lamp.lamp2_326">
            <text:p>potentiaal.floor3.floor.actuators.lamp.lamp2_326</text:p>
          </table:table-cell>
          <table:table-cell table:style-name="ce12" table:formula="of:=CONCATENATE([varialbes_from_Marija.Q115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6]" office:value-type="string" office:string-value="screen3_326">
            <text:p>screen3_326</text:p>
          </table:table-cell>
          <table:table-cell table:formula="of:=[varialbes_from_Marija.B116]" office:value-type="string" office:string-value="screen3_326">
            <text:p>screen3_326</text:p>
          </table:table-cell>
          <table:table-cell table:style-name="ce8" table:formula="of:=CONCATENATE(&quot;pt&quot;;[varialbes_from_Marija.F116];&quot;.&quot;;[varialbes_from_Marija.G116])" office:value-type="string" office:string-value="pt3.26.desk3">
            <text:p>pt3.26.desk3</text:p>
          </table:table-cell>
          <table:table-cell table:style-name="ce9" table:formula="of:=[varialbes_from_Marija.P116]" office:value-type="boolean" office:boolean-value="5">
            <text:p>TRUE</text:p>
          </table:table-cell>
          <table:table-cell table:style-name="ce9" table:formula="of:=CONCATENATE( [varialbes_from_Marija.N116];&quot;}&quot;)" office:value-type="string" office:string-value="{&quot;states&quot;:[{&quot;name&quot;:&quot;false&quot;,&quot;cost&quot;:&quot;0&quot;},{&quot;name&quot;:&quot;true&quot;,&quot;cost&quot;:&quot;22&quot;}]}">
            <text:p>{"states":[{"name":"false","cost":"0"},{"name":"true","cost":"22"}]}</text:p>
          </table:table-cell>
          <table:table-cell table:style-name="ce9" table:formula="of:=[varialbes_from_Marija.H116]" office:value-type="string" office:string-value="screen">
            <text:p>screen</text:p>
          </table:table-cell>
          <table:table-cell table:style-name="ce10" table:formula="of:=[varialbes_from_Marija.I116]" office:value-type="string" office:string-value="Boolean">
            <text:p>Boolean</text:p>
          </table:table-cell>
          <table:table-cell table:style-name="ce10" table:formula="of:=[varialbes_from_Marija.O116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6]" office:value-type="string" office:string-value="potentiaal.floor3.floor.actuators.screen.screen3_326">
            <text:p>potentiaal.floor3.floor.actuators.screen.screen3_326</text:p>
          </table:table-cell>
          <table:table-cell table:style-name="ce12" table:formula="of:=CONCATENATE([varialbes_from_Marija.Q116];&quot;}&quot;)" office:value-type="string" office:string-value="}">
            <text:p>}</text:p>
          </table:table-cell>
          <table:table-cell table:style-name="ce14"/>
          <table:table-cell table:style-name="ce16"/>
          <table:table-cell table:number-columns-repeated="4"/>
          <table:table-cell table:style-name="ce16" table:number-columns-repeated="10"/>
          <table:table-cell table:number-columns-repeated="998"/>
        </table:table-row>
        <table:table-row table:style-name="ro2">
          <table:table-cell table:formula="of:=[varialbes_from_Marija.B117]" office:value-type="string" office:string-value="lamp3_326">
            <text:p>lamp3_326</text:p>
          </table:table-cell>
          <table:table-cell table:formula="of:=[varialbes_from_Marija.B117]" office:value-type="string" office:string-value="lamp3_326">
            <text:p>lamp3_326</text:p>
          </table:table-cell>
          <table:table-cell table:style-name="ce8" table:formula="of:=CONCATENATE(&quot;pt&quot;;[varialbes_from_Marija.F117];&quot;.&quot;;[varialbes_from_Marija.G117])" office:value-type="string" office:string-value="pt3.26.desk3">
            <text:p>pt3.26.desk3</text:p>
          </table:table-cell>
          <table:table-cell table:style-name="ce9" table:formula="of:=[varialbes_from_Marija.P117]" office:value-type="boolean" office:boolean-value="true">
            <text:p>TRUE</text:p>
          </table:table-cell>
          <table:table-cell table:style-name="ce9" table:formula="of:=CONCATENATE( [varialbes_from_Marija.N117];&quot;}&quot;)" office:value-type="string" office:string-value="{&quot;states&quot;:[{&quot;name&quot;:&quot;false&quot;,&quot;cost&quot;:&quot;0&quot;},{&quot;name&quot;:&quot;true&quot;,&quot;cost&quot;:&quot;8&quot;}]}">
            <text:p>{"states":[{"name":"false","cost":"0"},{"name":"true","cost":"8"}]}</text:p>
          </table:table-cell>
          <table:table-cell table:style-name="ce9" table:formula="of:=[varialbes_from_Marija.H117]" office:value-type="string" office:string-value="lamp">
            <text:p>lamp</text:p>
          </table:table-cell>
          <table:table-cell table:style-name="ce10" table:formula="of:=[varialbes_from_Marija.I117]" office:value-type="string" office:string-value="Boolean">
            <text:p>Boolean</text:p>
          </table:table-cell>
          <table:table-cell table:style-name="ce10" table:formula="of:=[varialbes_from_Marija.O117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7]" office:value-type="string" office:string-value="potentiaal.floor3.floor.actuators.lamp.lamp3_326">
            <text:p>potentiaal.floor3.floor.actuators.lamp.lamp3_326</text:p>
          </table:table-cell>
          <table:table-cell table:style-name="ce12" table:formula="of:=CONCATENATE([varialbes_from_Marija.Q117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18]" office:value-type="string" office:string-value="screen4_326">
            <text:p>screen4_326</text:p>
          </table:table-cell>
          <table:table-cell table:formula="of:=[varialbes_from_Marija.B118]" office:value-type="string" office:string-value="screen4_326">
            <text:p>screen4_326</text:p>
          </table:table-cell>
          <table:table-cell table:style-name="ce8" table:formula="of:=CONCATENATE(&quot;pt&quot;;[varialbes_from_Marija.F118];&quot;.&quot;;[varialbes_from_Marija.G118])" office:value-type="string" office:string-value="pt3.26.desk4">
            <text:p>pt3.26.desk4</text:p>
          </table:table-cell>
          <table:table-cell table:style-name="ce9" table:formula="of:=[varialbes_from_Marija.P118]" office:value-type="boolean" office:boolean-value="true">
            <text:p>TRUE</text:p>
          </table:table-cell>
          <table:table-cell table:style-name="ce9" table:formula="of:=CONCATENATE( [varialbes_from_Marija.N118];&quot;}&quot;)" office:value-type="string" office:string-value="{&quot;states&quot;:[{&quot;name&quot;:&quot;false&quot;,&quot;cost&quot;:&quot;0&quot;},{&quot;name&quot;:&quot;true&quot;,&quot;cost&quot;:&quot;41&quot;}]}">
            <text:p>{"states":[{"name":"false","cost":"0"},{"name":"true","cost":"41"}]}</text:p>
          </table:table-cell>
          <table:table-cell table:style-name="ce9" table:formula="of:=[varialbes_from_Marija.H118]" office:value-type="string" office:string-value="screen">
            <text:p>screen</text:p>
          </table:table-cell>
          <table:table-cell table:style-name="ce10" table:formula="of:=[varialbes_from_Marija.I118]" office:value-type="string" office:string-value="Boolean">
            <text:p>Boolean</text:p>
          </table:table-cell>
          <table:table-cell table:style-name="ce10" table:formula="of:=[varialbes_from_Marija.O118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8]" office:value-type="string" office:string-value="potentiaal.floor3.floor.actuators.screen.screen4_326">
            <text:p>potentiaal.floor3.floor.actuators.screen.screen4_326</text:p>
          </table:table-cell>
          <table:table-cell table:style-name="ce12" table:formula="of:=CONCATENATE([varialbes_from_Marija.Q118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19]" office:value-type="string" office:string-value="lamp4_326">
            <text:p>lamp4_326</text:p>
          </table:table-cell>
          <table:table-cell table:formula="of:=[varialbes_from_Marija.B119]" office:value-type="string" office:string-value="lamp4_326">
            <text:p>lamp4_326</text:p>
          </table:table-cell>
          <table:table-cell table:style-name="ce8" table:formula="of:=CONCATENATE(&quot;pt&quot;;[varialbes_from_Marija.F119];&quot;.&quot;;[varialbes_from_Marija.G119])" office:value-type="string" office:string-value="pt3.26.desk4">
            <text:p>pt3.26.desk4</text:p>
          </table:table-cell>
          <table:table-cell table:style-name="ce9" table:formula="of:=[varialbes_from_Marija.P119]" office:value-type="boolean" office:boolean-value="2">
            <text:p>TRUE</text:p>
          </table:table-cell>
          <table:table-cell table:style-name="ce9" table:formula="of:=CONCATENATE( [varialbes_from_Marija.N119];&quot;}&quot;)" office:value-type="string" office:string-value="{&quot;states&quot;:[{&quot;name&quot;:&quot;false&quot;,&quot;cost&quot;:&quot;0&quot;},{&quot;name&quot;:&quot;true&quot;,&quot;cost&quot;:&quot;8&quot;}]}">
            <text:p>{"states":[{"name":"false","cost":"0"},{"name":"true","cost":"8"}]}</text:p>
          </table:table-cell>
          <table:table-cell table:style-name="ce9" table:formula="of:=[varialbes_from_Marija.H119]" office:value-type="string" office:string-value="lamp">
            <text:p>lamp</text:p>
          </table:table-cell>
          <table:table-cell table:style-name="ce10" table:formula="of:=[varialbes_from_Marija.I119]" office:value-type="string" office:string-value="Boolean">
            <text:p>Boolean</text:p>
          </table:table-cell>
          <table:table-cell table:style-name="ce10" table:formula="of:=[varialbes_from_Marija.O119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table:style-name="ce8" table:formula="of:=[varialbes_from_Marija.M119]" office:value-type="string" office:string-value="potentiaal.floor3.floor.actuators.lamp.lamp4_326">
            <text:p>potentiaal.floor3.floor.actuators.lamp.lamp4_326</text:p>
          </table:table-cell>
          <table:table-cell table:style-name="ce12" table:formula="of:=CONCATENATE([varialbes_from_Marija.Q119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0]" office:value-type="string" office:string-value="dimmer1_326">
            <text:p>dimmer1_326</text:p>
          </table:table-cell>
          <table:table-cell table:formula="of:=[varialbes_from_Marija.B120]" office:value-type="string" office:string-value="dimmer1_326">
            <text:p>dimmer1_326</text:p>
          </table:table-cell>
          <table:table-cell table:style-name="ce8" table:formula="of:=CONCATENATE(&quot;pt&quot;;[varialbes_from_Marija.F120];&quot;.&quot;;[varialbes_from_Marija.G120])" office:value-type="string" office:string-value="pt3.26.desk1">
            <text:p>pt3.26.desk1</text:p>
          </table:table-cell>
          <table:table-cell table:style-name="ce9" table:formula="of:=[varialbes_from_Marija.P120]" office:value-type="boolean" office:boolean-value="3">
            <text:p>TRUE</text:p>
          </table:table-cell>
          <table:table-cell table:style-name="ce9" table:formula="of:=CONCATENATE( [varialbes_from_Marija.N120];&quot;}&quot;)" office:value-type="string" office:string-value="{&quot;range&quot;:{&quot;min&quot;:&quot;0&quot;,&quot;max&quot;:&quot;1000&quot;,&quot;step&quot;:&quot;10&quot;},&quot;costa&quot;:&quot;0.072&quot;,&quot;costb&quot;:&quot;0&quot;}}">
            <text:p>{"range":{"min":"0","max":"1000","step":"10"},"costa":"0.072","costb":"0"}}</text:p>
          </table:table-cell>
          <table:table-cell table:style-name="ce9" table:formula="of:=[varialbes_from_Marija.H120]" office:value-type="string" office:string-value="light">
            <text:p>light</text:p>
          </table:table-cell>
          <table:table-cell table:style-name="ce10" table:formula="of:=[varialbes_from_Marija.I120]" office:value-type="string" office:string-value="Integer">
            <text:p>Integer</text:p>
          </table:table-cell>
          <table:table-cell table:style-name="ce10" table:formula="of:=[varialbes_from_Marija.O120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20]" office:value-type="string" office:string-value="potentiaal.floor3.floor.actuators.light.dimmer1_326">
            <text:p>potentiaal.floor3.floor.actuators.light.dimmer1_326</text:p>
          </table:table-cell>
          <table:table-cell table:style-name="ce12" table:formula="of:=CONCATENATE([varialbes_from_Marija.Q120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1]" office:value-type="string" office:string-value="dimmer2_326">
            <text:p>dimmer2_326</text:p>
          </table:table-cell>
          <table:table-cell table:formula="of:=[varialbes_from_Marija.B121]" office:value-type="string" office:string-value="dimmer2_326">
            <text:p>dimmer2_326</text:p>
          </table:table-cell>
          <table:table-cell table:style-name="ce8" table:formula="of:=CONCATENATE(&quot;pt&quot;;[varialbes_from_Marija.F121];&quot;.&quot;;[varialbes_from_Marija.G121])" office:value-type="string" office:string-value="pt3.26.desk2">
            <text:p>pt3.26.desk2</text:p>
          </table:table-cell>
          <table:table-cell table:style-name="ce9" table:formula="of:=[varialbes_from_Marija.P121]" office:value-type="boolean" office:boolean-value="4">
            <text:p>TRUE</text:p>
          </table:table-cell>
          <table:table-cell table:style-name="ce9" table:formula="of:=CONCATENATE( [varialbes_from_Marija.N121];&quot;}&quot;)" office:value-type="string" office:string-value="{&quot;range&quot;:{&quot;min&quot;:&quot;0&quot;,&quot;max&quot;:&quot;1000&quot;,&quot;step&quot;:&quot;10&quot;},&quot;costa&quot;:&quot;0.036&quot;,&quot;costb&quot;:&quot;0&quot;}}">
            <text:p>{"range":{"min":"0","max":"1000","step":"10"},"costa":"0.036","costb":"0"}}</text:p>
          </table:table-cell>
          <table:table-cell table:style-name="ce9" table:formula="of:=[varialbes_from_Marija.H121]" office:value-type="string" office:string-value="light">
            <text:p>light</text:p>
          </table:table-cell>
          <table:table-cell table:style-name="ce10" table:formula="of:=[varialbes_from_Marija.I121]" office:value-type="string" office:string-value="Integer">
            <text:p>Integer</text:p>
          </table:table-cell>
          <table:table-cell table:style-name="ce10" table:formula="of:=[varialbes_from_Marija.O121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21]" office:value-type="string" office:string-value="potentiaal.floor3.floor.actuators.light.dimmer2_326">
            <text:p>potentiaal.floor3.floor.actuators.light.dimmer2_326</text:p>
          </table:table-cell>
          <table:table-cell table:style-name="ce12" table:formula="of:=CONCATENATE([varialbes_from_Marija.Q121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2]" office:value-type="string" office:string-value="dimmer3_326">
            <text:p>dimmer3_326</text:p>
          </table:table-cell>
          <table:table-cell table:formula="of:=[varialbes_from_Marija.B122]" office:value-type="string" office:string-value="dimmer3_326">
            <text:p>dimmer3_326</text:p>
          </table:table-cell>
          <table:table-cell table:style-name="ce8" table:formula="of:=CONCATENATE(&quot;pt&quot;;[varialbes_from_Marija.F122];&quot;.&quot;;[varialbes_from_Marija.G122])" office:value-type="string" office:string-value="pt3.26.desk3">
            <text:p>pt3.26.desk3</text:p>
          </table:table-cell>
          <table:table-cell table:style-name="ce9" table:formula="of:=[varialbes_from_Marija.P122]" office:value-type="boolean" office:boolean-value="5">
            <text:p>TRUE</text:p>
          </table:table-cell>
          <table:table-cell table:style-name="ce9" table:formula="of:=CONCATENATE( [varialbes_from_Marija.N122];&quot;}&quot;)" office:value-type="string" office:string-value="{&quot;range&quot;:{&quot;min&quot;:&quot;0&quot;,&quot;max&quot;:&quot;1000&quot;,&quot;step&quot;:&quot;10&quot;},&quot;costa&quot;:&quot;0.072&quot;,&quot;costb&quot;:&quot;0&quot;}}">
            <text:p>{"range":{"min":"0","max":"1000","step":"10"},"costa":"0.072","costb":"0"}}</text:p>
          </table:table-cell>
          <table:table-cell table:style-name="ce9" table:formula="of:=[varialbes_from_Marija.H122]" office:value-type="string" office:string-value="light">
            <text:p>light</text:p>
          </table:table-cell>
          <table:table-cell table:style-name="ce10" table:formula="of:=[varialbes_from_Marija.I122]" office:value-type="string" office:string-value="Integer">
            <text:p>Integer</text:p>
          </table:table-cell>
          <table:table-cell table:style-name="ce10" table:formula="of:=[varialbes_from_Marija.O122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22]" office:value-type="string" office:string-value="potentiaal.floor3.floor.actuators.light.dimmer3_326">
            <text:p>potentiaal.floor3.floor.actuators.light.dimmer3_326</text:p>
          </table:table-cell>
          <table:table-cell table:style-name="ce12" table:formula="of:=CONCATENATE([varialbes_from_Marija.Q122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3]" office:value-type="string" office:string-value="dimmer4_326">
            <text:p>dimmer4_326</text:p>
          </table:table-cell>
          <table:table-cell table:formula="of:=[varialbes_from_Marija.B123]" office:value-type="string" office:string-value="dimmer4_326">
            <text:p>dimmer4_326</text:p>
          </table:table-cell>
          <table:table-cell table:style-name="ce8" table:formula="of:=CONCATENATE(&quot;pt&quot;;[varialbes_from_Marija.F123];&quot;.&quot;;[varialbes_from_Marija.G123])" office:value-type="string" office:string-value="pt3.26.desk4">
            <text:p>pt3.26.desk4</text:p>
          </table:table-cell>
          <table:table-cell table:style-name="ce9" table:formula="of:=[varialbes_from_Marija.P123]" office:value-type="boolean" office:boolean-value="6">
            <text:p>TRUE</text:p>
          </table:table-cell>
          <table:table-cell table:style-name="ce9" table:formula="of:=CONCATENATE( [varialbes_from_Marija.N123];&quot;}&quot;)" office:value-type="string" office:string-value="{&quot;range&quot;:{&quot;min&quot;:&quot;0&quot;,&quot;max&quot;:&quot;1000&quot;,&quot;step&quot;:&quot;10&quot;},&quot;costa&quot;:&quot;0.072&quot;,&quot;costb&quot;:&quot;0&quot;}}">
            <text:p>{"range":{"min":"0","max":"1000","step":"10"},"costa":"0.072","costb":"0"}}</text:p>
          </table:table-cell>
          <table:table-cell table:style-name="ce9" table:formula="of:=[varialbes_from_Marija.H123]" office:value-type="string" office:string-value="light">
            <text:p>light</text:p>
          </table:table-cell>
          <table:table-cell table:style-name="ce10" table:formula="of:=[varialbes_from_Marija.I123]" office:value-type="string" office:string-value="Integer">
            <text:p>Integer</text:p>
          </table:table-cell>
          <table:table-cell table:style-name="ce10" table:formula="of:=[varialbes_from_Marija.O123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23]" office:value-type="string" office:string-value="potentiaal.floor3.floor.actuators.light.dimmer4_326">
            <text:p>potentiaal.floor3.floor.actuators.light.dimmer4_326</text:p>
          </table:table-cell>
          <table:table-cell table:style-name="ce12" table:formula="of:=CONCATENATE([varialbes_from_Marija.Q123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4]" office:value-type="string" office:string-value="dimmer5_326">
            <text:p>dimmer5_326</text:p>
          </table:table-cell>
          <table:table-cell table:formula="of:=[varialbes_from_Marija.B124]" office:value-type="string" office:string-value="dimmer5_326">
            <text:p>dimmer5_326</text:p>
          </table:table-cell>
          <table:table-cell table:style-name="ce8" table:formula="of:=CONCATENATE(&quot;pt&quot;;[varialbes_from_Marija.F124];&quot;.&quot;;[varialbes_from_Marija.G124])" office:value-type="string" office:string-value="pt3.26.room">
            <text:p>pt3.26.room</text:p>
          </table:table-cell>
          <table:table-cell table:style-name="ce9" table:formula="of:=[varialbes_from_Marija.P124]" office:value-type="boolean" office:boolean-value="7">
            <text:p>TRUE</text:p>
          </table:table-cell>
          <table:table-cell table:style-name="ce9" table:formula="of:=CONCATENATE( [varialbes_from_Marija.N124];&quot;}&quot;)" office:value-type="string" office:string-value="{&quot;range&quot;:{&quot;min&quot;:&quot;0&quot;,&quot;max&quot;:&quot;1000&quot;,&quot;step&quot;:&quot;10&quot;},&quot;costa&quot;:&quot;0.144&quot;,&quot;costb&quot;:&quot;0&quot;}}">
            <text:p>{"range":{"min":"0","max":"1000","step":"10"},"costa":"0.144","costb":"0"}}</text:p>
          </table:table-cell>
          <table:table-cell table:style-name="ce9" table:formula="of:=[varialbes_from_Marija.H124]" office:value-type="string" office:string-value="light">
            <text:p>light</text:p>
          </table:table-cell>
          <table:table-cell table:style-name="ce10" table:formula="of:=[varialbes_from_Marija.I124]" office:value-type="string" office:string-value="Integer">
            <text:p>Integer</text:p>
          </table:table-cell>
          <table:table-cell table:style-name="ce10" table:formula="of:=[varialbes_from_Marija.O124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24]" office:value-type="string" office:string-value="potentiaal.floor3.floor.actuators.light.dimmer5_326">
            <text:p>potentiaal.floor3.floor.actuators.light.dimmer5_326</text:p>
          </table:table-cell>
          <table:table-cell table:style-name="ce12" table:formula="of:=CONCATENATE([varialbes_from_Marija.Q124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5]" office:value-type="string" office:string-value="dimmer6_326">
            <text:p>dimmer6_326</text:p>
          </table:table-cell>
          <table:table-cell table:formula="of:=[varialbes_from_Marija.B125]" office:value-type="string" office:string-value="dimmer6_326">
            <text:p>dimmer6_326</text:p>
          </table:table-cell>
          <table:table-cell table:style-name="ce8" table:formula="of:=CONCATENATE(&quot;pt&quot;;[varialbes_from_Marija.F125];&quot;.&quot;;[varialbes_from_Marija.G125])" office:value-type="string" office:string-value="pt3.26.room">
            <text:p>pt3.26.room</text:p>
          </table:table-cell>
          <table:table-cell table:style-name="ce9" table:formula="of:=[varialbes_from_Marija.P125]" office:value-type="boolean" office:boolean-value="8">
            <text:p>TRUE</text:p>
          </table:table-cell>
          <table:table-cell table:style-name="ce9" table:formula="of:=CONCATENATE( [varialbes_from_Marija.N125];&quot;}&quot;)" office:value-type="string" office:string-value="{&quot;range&quot;:{&quot;min&quot;:&quot;0&quot;,&quot;max&quot;:&quot;1000&quot;,&quot;step&quot;:&quot;10&quot;},&quot;costa&quot;:&quot;0.144&quot;,&quot;costb&quot;:&quot;0&quot;}}">
            <text:p>{"range":{"min":"0","max":"1000","step":"10"},"costa":"0.144","costb":"0"}}</text:p>
          </table:table-cell>
          <table:table-cell table:style-name="ce9" table:formula="of:=[varialbes_from_Marija.H125]" office:value-type="string" office:string-value="light">
            <text:p>light</text:p>
          </table:table-cell>
          <table:table-cell table:style-name="ce10" table:formula="of:=[varialbes_from_Marija.I125]" office:value-type="string" office:string-value="Integer">
            <text:p>Integer</text:p>
          </table:table-cell>
          <table:table-cell table:style-name="ce10" table:formula="of:=[varialbes_from_Marija.O125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25]" office:value-type="string" office:string-value="potentiaal.floor3.floor.actuators.light.dimmer6_326">
            <text:p>potentiaal.floor3.floor.actuators.light.dimmer6_326</text:p>
          </table:table-cell>
          <table:table-cell table:style-name="ce12" table:formula="of:=CONCATENATE([varialbes_from_Marija.Q125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6]" office:value-type="string" office:string-value="hvac1_313">
            <text:p>hvac1_313</text:p>
          </table:table-cell>
          <table:table-cell table:formula="of:=[varialbes_from_Marija.B126]" office:value-type="string" office:string-value="hvac1_313">
            <text:p>hvac1_313</text:p>
          </table:table-cell>
          <table:table-cell table:style-name="ce8" table:formula="of:=CONCATENATE(&quot;pt&quot;;[varialbes_from_Marija.F126];&quot;.&quot;;[varialbes_from_Marija.G126])" office:value-type="string" office:string-value="pt3.13.room">
            <text:p>pt3.13.room</text:p>
          </table:table-cell>
          <table:table-cell table:style-name="ce9" table:formula="of:=[varialbes_from_Marija.P126]" office:value-type="boolean" office:boolean-value="9">
            <text:p>TRUE</text:p>
          </table:table-cell>
          <table:table-cell table:style-name="ce9" table:formula="of:=CONCATENATE( [varialbes_from_Marija.N126];&quot;}&quot;)" office:value-type="string" office:string-value="{&quot;states&quot;:[{&quot;name&quot;:&quot;power_off&quot;,&quot;cost&quot;:&quot;0&quot;},{&quot;name&quot;:&quot;cool_fan3_t16_ioff&quot;,&quot;cost&quot;:&quot;980&quot;},{&quot;name&quot;:&quot;cool_fan2_t16_ioff&quot;,&quot;cost&quot;:&quot;883&quot;},{&quot;name&quot;:&quot;cool_fan1_t16_ioff&quot;,&quot;cost&quot;:&quot;875&quot;},{&quot;name&quot;:&quot;cool_fan0_t16_ioff&quot;,&quot;cost&quot;:&quot;962&quot;},{&quot;name&quot;:&quot;heat_fan3_t27_ioff&quot;,&quot;cost&quot;:&quot;1146&quot;},{&quot;name&quot;:&quot;heat_fan2_t27_ioff&quot;,&quot;cost&quot;:&quot;1217&quot;},{&quot;name&quot;:&quot;heat_fan1_t27_ioff&quot;,&quot;cost&quot;:&quot;1234&quot;},{&quot;name&quot;:&quot;heat_fan0_t27_ioff&quot;,&quot;cost&quot;:&quot;1168&quot;},{&quot;name&quot;:&quot;vent_fan3_txx_ioff&quot;,&quot;cost&quot;:&quot;51&quot;},{&quot;name&quot;:&quot;vent_fan2_txx_ioff&quot;,&quot;cost&quot;:&quot;43&quot;},{&quot;name&quot;:&quot;vent_fan1_txx_ioff&quot;,&quot;cost&quot;:&quot;38&quot;},{&quot;name&quot;:&quot;vent_fan0_txx_ioff&quot;,&quot;cost&quot;:&quot;36&quot;}]}">
            <text:p>{"states":[{"name":"power_off","cost":"0"},{"name":"cool_fan3_t16_ioff","cost":"980"},{"name":"cool_fan2_t16_ioff","cost":"883"},{"name":"cool_fan1_t16_ioff","cost":"875"},{"name":"cool_fan0_t16_ioff","cost":"962"},{"name":"heat_fan3_t27_ioff","cost":"1146"},{"name":"heat_fan2_t27_ioff","cost":"1217"},{"name":"heat_fan1_t27_ioff","cost":"1234"},{"name":"heat_fan0_t27_ioff","cost":"1168"},{"name":"vent_fan3_txx_ioff","cost":"51"},{"name":"vent_fan2_txx_ioff","cost":"43"},{"name":"vent_fan1_txx_ioff","cost":"38"},{"name":"vent_fan0_txx_ioff","cost":"36"}]}</text:p>
          </table:table-cell>
          <table:table-cell table:style-name="ce9" table:formula="of:=[varialbes_from_Marija.H126]" office:value-type="string" office:string-value="hvac">
            <text:p>hvac</text:p>
          </table:table-cell>
          <table:table-cell table:style-name="ce10" table:formula="of:=[varialbes_from_Marija.I126]" office:value-type="string" office:string-value="string">
            <text:p>string</text:p>
          </table:table-cell>
          <table:table-cell table:style-name="ce10" table:formula="of:=[varialbes_from_Marija.O126]" office:value-type="string" office:string-value="[{&quot;operation&quot;:{&quot;name&quot;:&quot;set_hvac&quot;,&quot;parameters&quot;:[{&quot;name&quot;:&quot;mode&quot;,&quot;value&quot;:&quot;0&quot;}]}}]">
            <text:p>[{"operation":{"name":"set_hvac","parameters":[{"name":"mode","value":"0"}]}}]</text:p>
          </table:table-cell>
          <table:table-cell table:style-name="ce8" table:formula="of:=[varialbes_from_Marija.M126]" office:value-type="string" office:string-value="potentiaal.floor3.floor.actuators.hvac.hvac1_313">
            <text:p>potentiaal.floor3.floor.actuators.hvac.hvac1_313</text:p>
          </table:table-cell>
          <table:table-cell table:style-name="ce12" table:formula="of:=CONCATENATE([varialbes_from_Marija.Q126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7]" office:value-type="string" office:string-value="hvac2_313">
            <text:p>hvac2_313</text:p>
          </table:table-cell>
          <table:table-cell table:formula="of:=[varialbes_from_Marija.B127]" office:value-type="string" office:string-value="hvac2_313">
            <text:p>hvac2_313</text:p>
          </table:table-cell>
          <table:table-cell table:style-name="ce8" table:formula="of:=CONCATENATE(&quot;pt&quot;;[varialbes_from_Marija.F127];&quot;.&quot;;[varialbes_from_Marija.G127])" office:value-type="string" office:string-value="pt3.13.room">
            <text:p>pt3.13.room</text:p>
          </table:table-cell>
          <table:table-cell table:style-name="ce9" table:formula="of:=[varialbes_from_Marija.P127]" office:value-type="boolean" office:boolean-value="10">
            <text:p>TRUE</text:p>
          </table:table-cell>
          <table:table-cell table:style-name="ce9" table:formula="of:=CONCATENATE( [varialbes_from_Marija.N127];&quot;}&quot;)" office:value-type="string" office:string-value="{&quot;states&quot;:[{&quot;name&quot;:&quot;power_off&quot;,&quot;cost&quot;:&quot;0&quot;},{&quot;name&quot;:&quot;cool_fan3_t16_ioff&quot;,&quot;cost&quot;:&quot;980&quot;},{&quot;name&quot;:&quot;cool_fan2_t16_ioff&quot;,&quot;cost&quot;:&quot;883&quot;},{&quot;name&quot;:&quot;cool_fan1_t16_ioff&quot;,&quot;cost&quot;:&quot;875&quot;},{&quot;name&quot;:&quot;cool_fan0_t16_ioff&quot;,&quot;cost&quot;:&quot;962&quot;},{&quot;name&quot;:&quot;heat_fan3_t27_ioff&quot;,&quot;cost&quot;:&quot;1146&quot;},{&quot;name&quot;:&quot;heat_fan2_t27_ioff&quot;,&quot;cost&quot;:&quot;1217&quot;},{&quot;name&quot;:&quot;heat_fan1_t27_ioff&quot;,&quot;cost&quot;:&quot;1234&quot;},{&quot;name&quot;:&quot;heat_fan0_t27_ioff&quot;,&quot;cost&quot;:&quot;1168&quot;},{&quot;name&quot;:&quot;vent_fan3_txx_ioff&quot;,&quot;cost&quot;:&quot;51&quot;},{&quot;name&quot;:&quot;vent_fan2_txx_ioff&quot;,&quot;cost&quot;:&quot;43&quot;},{&quot;name&quot;:&quot;vent_fan1_txx_ioff&quot;,&quot;cost&quot;:&quot;38&quot;},{&quot;name&quot;:&quot;vent_fan0_txx_ioff&quot;,&quot;cost&quot;:&quot;36&quot;}]}">
            <text:p>{"states":[{"name":"power_off","cost":"0"},{"name":"cool_fan3_t16_ioff","cost":"980"},{"name":"cool_fan2_t16_ioff","cost":"883"},{"name":"cool_fan1_t16_ioff","cost":"875"},{"name":"cool_fan0_t16_ioff","cost":"962"},{"name":"heat_fan3_t27_ioff","cost":"1146"},{"name":"heat_fan2_t27_ioff","cost":"1217"},{"name":"heat_fan1_t27_ioff","cost":"1234"},{"name":"heat_fan0_t27_ioff","cost":"1168"},{"name":"vent_fan3_txx_ioff","cost":"51"},{"name":"vent_fan2_txx_ioff","cost":"43"},{"name":"vent_fan1_txx_ioff","cost":"38"},{"name":"vent_fan0_txx_ioff","cost":"36"}]}</text:p>
          </table:table-cell>
          <table:table-cell table:style-name="ce9" table:formula="of:=[varialbes_from_Marija.H127]" office:value-type="string" office:string-value="hvac">
            <text:p>hvac</text:p>
          </table:table-cell>
          <table:table-cell table:style-name="ce10" table:formula="of:=[varialbes_from_Marija.I127]" office:value-type="string" office:string-value="string">
            <text:p>string</text:p>
          </table:table-cell>
          <table:table-cell table:style-name="ce10" table:formula="of:=[varialbes_from_Marija.O127]" office:value-type="string" office:string-value="[{&quot;operation&quot;:{&quot;name&quot;:&quot;set_hvac&quot;,&quot;parameters&quot;:[{&quot;name&quot;:&quot;mode&quot;,&quot;value&quot;:&quot;0&quot;}]}}]">
            <text:p>[{"operation":{"name":"set_hvac","parameters":[{"name":"mode","value":"0"}]}}]</text:p>
          </table:table-cell>
          <table:table-cell table:style-name="ce8" table:formula="of:=[varialbes_from_Marija.M127]" office:value-type="string" office:string-value="potentiaal.floor3.floor.actuators.hvac.hvac2_313">
            <text:p>potentiaal.floor3.floor.actuators.hvac.hvac2_313</text:p>
          </table:table-cell>
          <table:table-cell table:style-name="ce12" table:formula="of:=CONCATENATE([varialbes_from_Marija.Q127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8]" office:value-type="string" office:string-value="policy_313">
            <text:p>policy_313</text:p>
          </table:table-cell>
          <table:table-cell table:formula="of:=[varialbes_from_Marija.B128]" office:value-type="string" office:string-value="policy_313">
            <text:p>policy_313</text:p>
          </table:table-cell>
          <table:table-cell table:style-name="ce8" table:formula="of:=CONCATENATE(&quot;pt&quot;;[varialbes_from_Marija.F128];&quot;.&quot;;[varialbes_from_Marija.G128])" office:value-type="string" office:string-value="pt3.13.room">
            <text:p>pt3.13.room</text:p>
          </table:table-cell>
          <table:table-cell table:style-name="ce9" table:formula="of:=[varialbes_from_Marija.P128]" office:value-type="boolean" office:boolean-value="11">
            <text:p>TRUE</text:p>
          </table:table-cell>
          <table:table-cell table:style-name="ce9" table:formula="of:=CONCATENATE( [varialbes_from_Marija.N128];&quot;}&quot;)" office:value-type="string" office:string-value="{&quot;states&quot;:[{&quot;name&quot;:&quot;economy&quot;,&quot;cost&quot;:&quot;0&quot;},{&quot;name&quot;:&quot;comfort&quot;,&quot;cost&quot;:&quot;1&quot;}]}">
            <text:p>{"states":[{"name":"economy","cost":"0"},{"name":"comfort","cost":"1"}]}</text:p>
          </table:table-cell>
          <table:table-cell table:style-name="ce9" table:formula="of:=[varialbes_from_Marija.H128]" office:value-type="string" office:string-value="policy">
            <text:p>policy</text:p>
          </table:table-cell>
          <table:table-cell table:style-name="ce10" table:formula="of:=[varialbes_from_Marija.I128]" office:value-type="string" office:string-value="Boolean">
            <text:p>Boolean</text:p>
          </table:table-cell>
          <table:table-cell table:style-name="ce10" table:formula="of:=[varialbes_from_Marija.O128]" office:value-type="string" office:string-value="[&quot;none&quot;]">
            <text:p>["none"]</text:p>
          </table:table-cell>
          <table:table-cell table:style-name="ce8" table:formula="of:=[varialbes_from_Marija.M128]" office:value-type="string" office:string-value="potentiaal.floor3.floor.actuators.policy.policy_313">
            <text:p>potentiaal.floor3.floor.actuators.policy.policy_313</text:p>
          </table:table-cell>
          <table:table-cell table:style-name="ce12" table:formula="of:=CONCATENATE([varialbes_from_Marija.Q128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29]" office:value-type="string" office:string-value="temperature_mean_313">
            <text:p>temperature_mean_313</text:p>
          </table:table-cell>
          <table:table-cell table:formula="of:=[varialbes_from_Marija.B129]" office:value-type="string" office:string-value="temperature_mean_313">
            <text:p>temperature_mean_313</text:p>
          </table:table-cell>
          <table:table-cell table:style-name="ce8" table:formula="of:=CONCATENATE(&quot;pt&quot;;[varialbes_from_Marija.F129];&quot;.&quot;;[varialbes_from_Marija.G129])" office:value-type="string" office:string-value="pt3.13.room">
            <text:p>pt3.13.room</text:p>
          </table:table-cell>
          <table:table-cell table:style-name="ce9" table:formula="of:=[varialbes_from_Marija.P129]" office:value-type="boolean" office:boolean-value="12">
            <text:p>TRUE</text:p>
          </table:table-cell>
          <table:table-cell table:style-name="ce9" table:formula="of:=CONCATENATE( [varialbes_from_Marija.N129];&quot;}&quot;)" office:value-type="string" office:string-value="{&quot;range&quot;:{&quot;min&quot;:&quot;16&quot;,&quot;max&quot;:&quot;27&quot;,&quot;step&quot;:&quot;0.1&quot;},&quot;costa&quot;:&quot;0&quot;,&quot;costb&quot;:&quot;1&quot;,&quot;states&quot;:[{&quot;name&quot;:&quot;99&quot;,&quot;cost&quot;:&quot;0&quot;}]}">
            <text:p>{"range":{"min":"16","max":"27","step":"0.1"},"costa":"0","costb":"1","states":[{"name":"99","cost":"0"}]}</text:p>
          </table:table-cell>
          <table:table-cell table:style-name="ce9" table:formula="of:=[varialbes_from_Marija.H129]" office:value-type="string" office:string-value="temperature">
            <text:p>temperature</text:p>
          </table:table-cell>
          <table:table-cell table:style-name="ce10" table:formula="of:=[varialbes_from_Marija.I129]" office:value-type="string" office:string-value="Float">
            <text:p>Float</text:p>
          </table:table-cell>
          <table:table-cell table:style-name="ce10" table:formula="of:=[varialbes_from_Marija.O129]" office:value-type="string" office:string-value="[&quot;none&quot;]">
            <text:p>["none"]</text:p>
          </table:table-cell>
          <table:table-cell table:style-name="ce8" table:formula="of:=[varialbes_from_Marija.M129]" office:value-type="string" office:string-value="potentiaal.floor3.floor.actuators.temperature.temperature_mean_313">
            <text:p>potentiaal.floor3.floor.actuators.temperature.temperature_mean_313</text:p>
          </table:table-cell>
          <table:table-cell table:style-name="ce12" table:formula="of:=CONCATENATE([varialbes_from_Marija.Q129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0]" office:value-type="string" office:string-value="pmv_313">
            <text:p>pmv_313</text:p>
          </table:table-cell>
          <table:table-cell table:formula="of:=[varialbes_from_Marija.B130]" office:value-type="string" office:string-value="pmv_313">
            <text:p>pmv_313</text:p>
          </table:table-cell>
          <table:table-cell table:style-name="ce8" table:formula="of:=CONCATENATE(&quot;pt&quot;;[varialbes_from_Marija.F130];&quot;.&quot;;[varialbes_from_Marija.G130])" office:value-type="string" office:string-value="pt3.13.room">
            <text:p>pt3.13.room</text:p>
          </table:table-cell>
          <table:table-cell table:style-name="ce9" table:formula="of:=[varialbes_from_Marija.P130]" office:value-type="boolean" office:boolean-value="13">
            <text:p>TRUE</text:p>
          </table:table-cell>
          <table:table-cell table:style-name="ce9" table:formula="of:=CONCATENATE( [varialbes_from_Marija.N130];&quot;}&quot;)" office:value-type="string" office:string-value="{&quot;range&quot;:{&quot;min&quot;:&quot;-2&quot;,&quot;max&quot;:&quot;2&quot;,&quot;step&quot;:&quot;0.1&quot;},&quot;costa&quot;:&quot;0&quot;,&quot;costb&quot;:&quot;1&quot;,&quot;states&quot;:[{&quot;name&quot;:&quot;99&quot;,&quot;cost&quot;:&quot;0&quot;}]}">
            <text:p>{"range":{"min":"-2","max":"2","step":"0.1"},"costa":"0","costb":"1","states":[{"name":"99","cost":"0"}]}</text:p>
          </table:table-cell>
          <table:table-cell table:style-name="ce9" table:formula="of:=[varialbes_from_Marija.H130]" office:value-type="string" office:string-value="comfort">
            <text:p>comfort</text:p>
          </table:table-cell>
          <table:table-cell table:style-name="ce10" table:formula="of:=[varialbes_from_Marija.I130]" office:value-type="string" office:string-value="Float">
            <text:p>Float</text:p>
          </table:table-cell>
          <table:table-cell table:style-name="ce10" table:formula="of:=[varialbes_from_Marija.O130]" office:value-type="string" office:string-value="[&quot;none&quot;]">
            <text:p>["none"]</text:p>
          </table:table-cell>
          <table:table-cell table:style-name="ce8" table:formula="of:=[varialbes_from_Marija.M130]" office:value-type="string" office:string-value="potentiaal.floor3.floor.actuators.comfort.pmv_313">
            <text:p>potentiaal.floor3.floor.actuators.comfort.pmv_313</text:p>
          </table:table-cell>
          <table:table-cell table:style-name="ce12" table:formula="of:=CONCATENATE([varialbes_from_Marija.Q130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1]" office:value-type="string" office:string-value="dimmer1_313">
            <text:p>dimmer1_313</text:p>
          </table:table-cell>
          <table:table-cell table:formula="of:=[varialbes_from_Marija.B131]" office:value-type="string" office:string-value="dimmer1_313">
            <text:p>dimmer1_313</text:p>
          </table:table-cell>
          <table:table-cell table:style-name="ce8" table:formula="of:=CONCATENATE(&quot;pt&quot;;[varialbes_from_Marija.F131];&quot;.&quot;;[varialbes_from_Marija.G131])" office:value-type="string" office:string-value="pt3.26.area1">
            <text:p>pt3.26.area1</text:p>
          </table:table-cell>
          <table:table-cell table:style-name="ce9" table:formula="of:=[varialbes_from_Marija.P131]" office:value-type="boolean" office:boolean-value="14">
            <text:p>TRUE</text:p>
          </table:table-cell>
          <table:table-cell table:style-name="ce9" table:formula="of:=CONCATENATE( [varialbes_from_Marija.N131];&quot;}&quot;)" office:value-type="string" office:string-value="{&quot;range&quot;:{&quot;min&quot;:&quot;0&quot;,&quot;max&quot;:&quot;1000&quot;,&quot;step&quot;:&quot;10&quot;},&quot;costa&quot;:&quot;0.0216&quot;,&quot;costb&quot;:&quot;0&quot;}}">
            <text:p>{"range":{"min":"0","max":"1000","step":"10"},"costa":"0.0216","costb":"0"}}</text:p>
          </table:table-cell>
          <table:table-cell table:style-name="ce9" table:formula="of:=[varialbes_from_Marija.H131]" office:value-type="string" office:string-value="light">
            <text:p>light</text:p>
          </table:table-cell>
          <table:table-cell table:style-name="ce10" table:formula="of:=[varialbes_from_Marija.I131]" office:value-type="string" office:string-value="Integer">
            <text:p>Integer</text:p>
          </table:table-cell>
          <table:table-cell table:style-name="ce10" table:formula="of:=[varialbes_from_Marija.O131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31]" office:value-type="string" office:string-value="potentiaal.floor3.floor.actuators.light.dimmer1_313">
            <text:p>potentiaal.floor3.floor.actuators.light.dimmer1_313</text:p>
          </table:table-cell>
          <table:table-cell table:style-name="ce12" table:formula="of:=CONCATENATE([varialbes_from_Marija.Q131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2]" office:value-type="string" office:string-value="dimmer2_313">
            <text:p>dimmer2_313</text:p>
          </table:table-cell>
          <table:table-cell table:formula="of:=[varialbes_from_Marija.B132]" office:value-type="string" office:string-value="dimmer2_313">
            <text:p>dimmer2_313</text:p>
          </table:table-cell>
          <table:table-cell table:style-name="ce8" table:formula="of:=CONCATENATE(&quot;pt&quot;;[varialbes_from_Marija.F132];&quot;.&quot;;[varialbes_from_Marija.G132])" office:value-type="string" office:string-value="pt3.26.area2">
            <text:p>pt3.26.area2</text:p>
          </table:table-cell>
          <table:table-cell table:style-name="ce9" table:formula="of:=[varialbes_from_Marija.P132]" office:value-type="boolean" office:boolean-value="15">
            <text:p>TRUE</text:p>
          </table:table-cell>
          <table:table-cell table:style-name="ce9" table:formula="of:=CONCATENATE( [varialbes_from_Marija.N132];&quot;}&quot;)" office:value-type="string" office:string-value="{&quot;range&quot;:{&quot;min&quot;:&quot;0&quot;,&quot;max&quot;:&quot;1000&quot;,&quot;step&quot;:&quot;10&quot;},&quot;costa&quot;:&quot;0.0324&quot;,&quot;costb&quot;:&quot;0&quot;}}">
            <text:p>{"range":{"min":"0","max":"1000","step":"10"},"costa":"0.0324","costb":"0"}}</text:p>
          </table:table-cell>
          <table:table-cell table:style-name="ce9" table:formula="of:=[varialbes_from_Marija.H132]" office:value-type="string" office:string-value="light">
            <text:p>light</text:p>
          </table:table-cell>
          <table:table-cell table:style-name="ce10" table:formula="of:=[varialbes_from_Marija.I132]" office:value-type="string" office:string-value="Integer">
            <text:p>Integer</text:p>
          </table:table-cell>
          <table:table-cell table:style-name="ce10" table:formula="of:=[varialbes_from_Marija.O132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32]" office:value-type="string" office:string-value="potentiaal.floor3.floor.actuators.light.dimmer2_313">
            <text:p>potentiaal.floor3.floor.actuators.light.dimmer2_313</text:p>
          </table:table-cell>
          <table:table-cell table:style-name="ce12" table:formula="of:=CONCATENATE([varialbes_from_Marija.Q132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3]" office:value-type="string" office:string-value="dimmer3_313">
            <text:p>dimmer3_313</text:p>
          </table:table-cell>
          <table:table-cell table:formula="of:=[varialbes_from_Marija.B133]" office:value-type="string" office:string-value="dimmer3_313">
            <text:p>dimmer3_313</text:p>
          </table:table-cell>
          <table:table-cell table:style-name="ce8" table:formula="of:=CONCATENATE(&quot;pt&quot;;[varialbes_from_Marija.F133];&quot;.&quot;;[varialbes_from_Marija.G133])" office:value-type="string" office:string-value="pt3.26.area2">
            <text:p>pt3.26.area2</text:p>
          </table:table-cell>
          <table:table-cell table:style-name="ce9" table:formula="of:=[varialbes_from_Marija.P133]" office:value-type="boolean" office:boolean-value="16">
            <text:p>TRUE</text:p>
          </table:table-cell>
          <table:table-cell table:style-name="ce9" table:formula="of:=CONCATENATE( [varialbes_from_Marija.N133];&quot;}&quot;)" office:value-type="string" office:string-value="{&quot;range&quot;:{&quot;min&quot;:&quot;0&quot;,&quot;max&quot;:&quot;1000&quot;,&quot;step&quot;:&quot;10&quot;},&quot;costa&quot;:&quot;0.0108&quot;,&quot;costb&quot;:&quot;0&quot;}}">
            <text:p>{"range":{"min":"0","max":"1000","step":"10"},"costa":"0.0108","costb":"0"}}</text:p>
          </table:table-cell>
          <table:table-cell table:style-name="ce9" table:formula="of:=[varialbes_from_Marija.H133]" office:value-type="string" office:string-value="light">
            <text:p>light</text:p>
          </table:table-cell>
          <table:table-cell table:style-name="ce10" table:formula="of:=[varialbes_from_Marija.I133]" office:value-type="string" office:string-value="Integer">
            <text:p>Integer</text:p>
          </table:table-cell>
          <table:table-cell table:style-name="ce10" table:formula="of:=[varialbes_from_Marija.O133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33]" office:value-type="string" office:string-value="potentiaal.floor3.floor.actuators.light.dimmer3_313">
            <text:p>potentiaal.floor3.floor.actuators.light.dimmer3_313</text:p>
          </table:table-cell>
          <table:table-cell table:style-name="ce12" table:formula="of:=CONCATENATE([varialbes_from_Marija.Q133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4]" office:value-type="string" office:string-value="dimmer4_313">
            <text:p>dimmer4_313</text:p>
          </table:table-cell>
          <table:table-cell table:formula="of:=[varialbes_from_Marija.B134]" office:value-type="string" office:string-value="dimmer4_313">
            <text:p>dimmer4_313</text:p>
          </table:table-cell>
          <table:table-cell table:style-name="ce8" table:formula="of:=CONCATENATE(&quot;pt&quot;;[varialbes_from_Marija.F134];&quot;.&quot;;[varialbes_from_Marija.G134])" office:value-type="string" office:string-value="pt3.26.area2">
            <text:p>pt3.26.area2</text:p>
          </table:table-cell>
          <table:table-cell table:style-name="ce9" table:formula="of:=[varialbes_from_Marija.P134]" office:value-type="boolean" office:boolean-value="17">
            <text:p>TRUE</text:p>
          </table:table-cell>
          <table:table-cell table:style-name="ce9" table:formula="of:=CONCATENATE( [varialbes_from_Marija.N134];&quot;}&quot;)" office:value-type="string" office:string-value="{&quot;range&quot;:{&quot;min&quot;:&quot;0&quot;,&quot;max&quot;:&quot;1000&quot;,&quot;step&quot;:&quot;10&quot;},&quot;costa&quot;:&quot;0.0108&quot;,&quot;costb&quot;:&quot;0&quot;}}">
            <text:p>{"range":{"min":"0","max":"1000","step":"10"},"costa":"0.0108","costb":"0"}}</text:p>
          </table:table-cell>
          <table:table-cell table:style-name="ce9" table:formula="of:=[varialbes_from_Marija.H134]" office:value-type="string" office:string-value="light">
            <text:p>light</text:p>
          </table:table-cell>
          <table:table-cell table:style-name="ce10" table:formula="of:=[varialbes_from_Marija.I134]" office:value-type="string" office:string-value="Integer">
            <text:p>Integer</text:p>
          </table:table-cell>
          <table:table-cell table:style-name="ce10" table:formula="of:=[varialbes_from_Marija.O134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table:style-name="ce8" table:formula="of:=[varialbes_from_Marija.M134]" office:value-type="string" office:string-value="potentiaal.floor3.floor.actuators.light.dimmer4_313">
            <text:p>potentiaal.floor3.floor.actuators.light.dimmer4_313</text:p>
          </table:table-cell>
          <table:table-cell table:style-name="ce12" table:formula="of:=CONCATENATE([varialbes_from_Marija.Q134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5]" office:value-type="string" office:string-value="blindsheight1_313">
            <text:p>blindsheight1_313</text:p>
          </table:table-cell>
          <table:table-cell table:formula="of:=[varialbes_from_Marija.B135]" office:value-type="string" office:string-value="blindsheight1_313">
            <text:p>blindsheight1_313</text:p>
          </table:table-cell>
          <table:table-cell table:style-name="ce8" table:formula="of:=CONCATENATE(&quot;pt&quot;;[varialbes_from_Marija.F135];&quot;.&quot;;[varialbes_from_Marija.G135])" office:value-type="string" office:string-value="pt3.13.room">
            <text:p>pt3.13.room</text:p>
          </table:table-cell>
          <table:table-cell table:style-name="ce9" table:formula="of:=[varialbes_from_Marija.P135]" office:value-type="boolean" office:boolean-value="18">
            <text:p>TRUE</text:p>
          </table:table-cell>
          <table:table-cell table:style-name="ce9" table:formula="of:=CONCATENATE( [varialbes_from_Marija.N135];&quot;}&quot;)" office:value-type="string" office:string-value="{&quot;range&quot;:{&quot;min&quot;:&quot;0&quot;,&quot;max&quot;:&quot;265&quot;,&quot;step&quot;:&quot;1&quot;},&quot;costa&quot;:&quot;0&quot;,&quot;costb&quot;:&quot;0&quot;}}">
            <text:p>{"range":{"min":"0","max":"265","step":"1"},"costa":"0","costb":"0"}}</text:p>
          </table:table-cell>
          <table:table-cell table:style-name="ce9" table:formula="of:=[varialbes_from_Marija.H135]" office:value-type="string" office:string-value="blinds">
            <text:p>blinds</text:p>
          </table:table-cell>
          <table:table-cell table:style-name="ce10" table:formula="of:=[varialbes_from_Marija.I135]" office:value-type="string" office:string-value="Float">
            <text:p>Float</text:p>
          </table:table-cell>
          <table:table-cell table:style-name="ce10" table:formula="of:=[varialbes_from_Marija.O135]" office:value-type="string" office:string-value="[&quot;none&quot;]">
            <text:p>["none"]</text:p>
          </table:table-cell>
          <table:table-cell table:style-name="ce8" table:formula="of:=[varialbes_from_Marija.M135]" office:value-type="string" office:string-value="potentiaal.floor3.floor.actuators.blinds.blindsheight1_313">
            <text:p>potentiaal.floor3.floor.actuators.blinds.blindsheight1_313</text:p>
          </table:table-cell>
          <table:table-cell table:style-name="ce12" table:formula="of:=CONCATENATE([varialbes_from_Marija.Q135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6]" office:value-type="string" office:string-value="blindsheight2_313">
            <text:p>blindsheight2_313</text:p>
          </table:table-cell>
          <table:table-cell table:formula="of:=[varialbes_from_Marija.B136]" office:value-type="string" office:string-value="blindsheight2_313">
            <text:p>blindsheight2_313</text:p>
          </table:table-cell>
          <table:table-cell table:style-name="ce8" table:formula="of:=CONCATENATE(&quot;pt&quot;;[varialbes_from_Marija.F136];&quot;.&quot;;[varialbes_from_Marija.G136])" office:value-type="string" office:string-value="pt3.13.room">
            <text:p>pt3.13.room</text:p>
          </table:table-cell>
          <table:table-cell table:style-name="ce9" table:formula="of:=[varialbes_from_Marija.P136]" office:value-type="boolean" office:boolean-value="19">
            <text:p>TRUE</text:p>
          </table:table-cell>
          <table:table-cell table:style-name="ce9" table:formula="of:=CONCATENATE( [varialbes_from_Marija.N136];&quot;}&quot;)" office:value-type="string" office:string-value="{&quot;range&quot;:{&quot;min&quot;:&quot;0&quot;,&quot;max&quot;:&quot;265&quot;,&quot;step&quot;:&quot;1&quot;},&quot;costa&quot;:&quot;0&quot;,&quot;costb&quot;:&quot;0&quot;}}">
            <text:p>{"range":{"min":"0","max":"265","step":"1"},"costa":"0","costb":"0"}}</text:p>
          </table:table-cell>
          <table:table-cell table:style-name="ce9" table:formula="of:=[varialbes_from_Marija.H136]" office:value-type="string" office:string-value="blinds">
            <text:p>blinds</text:p>
          </table:table-cell>
          <table:table-cell table:style-name="ce10" table:formula="of:=[varialbes_from_Marija.I136]" office:value-type="string" office:string-value="Float">
            <text:p>Float</text:p>
          </table:table-cell>
          <table:table-cell table:style-name="ce10" table:formula="of:=[varialbes_from_Marija.O136]" office:value-type="string" office:string-value="[&quot;none&quot;]">
            <text:p>["none"]</text:p>
          </table:table-cell>
          <table:table-cell table:style-name="ce8" table:formula="of:=[varialbes_from_Marija.M136]" office:value-type="string" office:string-value="potentiaal.floor3.floor.actuators.blinds.blindsheight2_313">
            <text:p>potentiaal.floor3.floor.actuators.blinds.blindsheight2_313</text:p>
          </table:table-cell>
          <table:table-cell table:style-name="ce12" table:formula="of:=CONCATENATE([varialbes_from_Marija.Q136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7]" office:value-type="string" office:string-value="blindsheight3_313">
            <text:p>blindsheight3_313</text:p>
          </table:table-cell>
          <table:table-cell table:formula="of:=[varialbes_from_Marija.B137]" office:value-type="string" office:string-value="blindsheight3_313">
            <text:p>blindsheight3_313</text:p>
          </table:table-cell>
          <table:table-cell table:style-name="ce8" table:formula="of:=CONCATENATE(&quot;pt&quot;;[varialbes_from_Marija.F137];&quot;.&quot;;[varialbes_from_Marija.G137])" office:value-type="string" office:string-value="pt3.13.room">
            <text:p>pt3.13.room</text:p>
          </table:table-cell>
          <table:table-cell table:style-name="ce9" table:formula="of:=[varialbes_from_Marija.P137]" office:value-type="boolean" office:boolean-value="20">
            <text:p>TRUE</text:p>
          </table:table-cell>
          <table:table-cell table:style-name="ce9" table:formula="of:=CONCATENATE( [varialbes_from_Marija.N137];&quot;}&quot;)" office:value-type="string" office:string-value="{&quot;range&quot;:{&quot;min&quot;:&quot;0&quot;,&quot;max&quot;:&quot;265&quot;,&quot;step&quot;:&quot;1&quot;},&quot;costa&quot;:&quot;0&quot;,&quot;costb&quot;:&quot;0&quot;}}">
            <text:p>{"range":{"min":"0","max":"265","step":"1"},"costa":"0","costb":"0"}}</text:p>
          </table:table-cell>
          <table:table-cell table:style-name="ce9" table:formula="of:=[varialbes_from_Marija.H137]" office:value-type="string" office:string-value="blinds">
            <text:p>blinds</text:p>
          </table:table-cell>
          <table:table-cell table:style-name="ce10" table:formula="of:=[varialbes_from_Marija.I137]" office:value-type="string" office:string-value="Float">
            <text:p>Float</text:p>
          </table:table-cell>
          <table:table-cell table:style-name="ce10" table:formula="of:=[varialbes_from_Marija.O137]" office:value-type="string" office:string-value="[&quot;none&quot;]">
            <text:p>["none"]</text:p>
          </table:table-cell>
          <table:table-cell table:style-name="ce8" table:formula="of:=[varialbes_from_Marija.M137]" office:value-type="string" office:string-value="potentiaal.floor3.floor.actuators.blinds.blindsheight3_313">
            <text:p>potentiaal.floor3.floor.actuators.blinds.blindsheight3_313</text:p>
          </table:table-cell>
          <table:table-cell table:style-name="ce12" table:formula="of:=CONCATENATE([varialbes_from_Marija.Q137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8]" office:value-type="string" office:string-value="blindsangle1_313">
            <text:p>blindsangle1_313</text:p>
          </table:table-cell>
          <table:table-cell table:formula="of:=[varialbes_from_Marija.B138]" office:value-type="string" office:string-value="blindsangle1_313">
            <text:p>blindsangle1_313</text:p>
          </table:table-cell>
          <table:table-cell table:style-name="ce8" table:formula="of:=CONCATENATE(&quot;pt&quot;;[varialbes_from_Marija.F138];&quot;.&quot;;[varialbes_from_Marija.G138])" office:value-type="string" office:string-value="pt3.13.room">
            <text:p>pt3.13.room</text:p>
          </table:table-cell>
          <table:table-cell table:style-name="ce9" table:formula="of:=[varialbes_from_Marija.P138]" office:value-type="boolean" office:boolean-value="21">
            <text:p>TRUE</text:p>
          </table:table-cell>
          <table:table-cell table:style-name="ce9" table:formula="of:=CONCATENATE( [varialbes_from_Marija.N138];&quot;}&quot;)" office:value-type="string" office:string-value="{&quot;range&quot;:{&quot;min&quot;:&quot;-90&quot;,&quot;max&quot;:&quot;90&quot;,&quot;step&quot;:&quot;1&quot;},&quot;costa&quot;:&quot;0&quot;,&quot;costb&quot;:&quot;0&quot;}}">
            <text:p>{"range":{"min":"-90","max":"90","step":"1"},"costa":"0","costb":"0"}}</text:p>
          </table:table-cell>
          <table:table-cell table:style-name="ce9" table:formula="of:=[varialbes_from_Marija.H138]" office:value-type="string" office:string-value="blinds">
            <text:p>blinds</text:p>
          </table:table-cell>
          <table:table-cell table:style-name="ce10" table:formula="of:=[varialbes_from_Marija.I138]" office:value-type="string" office:string-value="Float">
            <text:p>Float</text:p>
          </table:table-cell>
          <table:table-cell table:style-name="ce10" table:formula="of:=[varialbes_from_Marija.O138]" office:value-type="string" office:string-value="[&quot;none&quot;]">
            <text:p>["none"]</text:p>
          </table:table-cell>
          <table:table-cell table:style-name="ce8" table:formula="of:=[varialbes_from_Marija.M138]" office:value-type="string" office:string-value="potentiaal.floor3.floor.actuators.blinds.blindsangle1_313">
            <text:p>potentiaal.floor3.floor.actuators.blinds.blindsangle1_313</text:p>
          </table:table-cell>
          <table:table-cell table:style-name="ce12" table:formula="of:=CONCATENATE([varialbes_from_Marija.Q138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39]" office:value-type="string" office:string-value="blindsangle2_313">
            <text:p>blindsangle2_313</text:p>
          </table:table-cell>
          <table:table-cell table:formula="of:=[varialbes_from_Marija.B139]" office:value-type="string" office:string-value="blindsangle2_313">
            <text:p>blindsangle2_313</text:p>
          </table:table-cell>
          <table:table-cell table:style-name="ce8" table:formula="of:=CONCATENATE(&quot;pt&quot;;[varialbes_from_Marija.F139];&quot;.&quot;;[varialbes_from_Marija.G139])" office:value-type="string" office:string-value="pt3.13.room">
            <text:p>pt3.13.room</text:p>
          </table:table-cell>
          <table:table-cell table:style-name="ce9" table:formula="of:=[varialbes_from_Marija.P139]" office:value-type="boolean" office:boolean-value="22">
            <text:p>TRUE</text:p>
          </table:table-cell>
          <table:table-cell table:style-name="ce9" table:formula="of:=CONCATENATE( [varialbes_from_Marija.N139];&quot;}&quot;)" office:value-type="string" office:string-value="{&quot;range&quot;:{&quot;min&quot;:&quot;-90&quot;,&quot;max&quot;:&quot;90&quot;,&quot;step&quot;:&quot;1&quot;},&quot;costa&quot;:&quot;0&quot;,&quot;costb&quot;:&quot;0&quot;}}">
            <text:p>{"range":{"min":"-90","max":"90","step":"1"},"costa":"0","costb":"0"}}</text:p>
          </table:table-cell>
          <table:table-cell table:style-name="ce9" table:formula="of:=[varialbes_from_Marija.H139]" office:value-type="string" office:string-value="blinds">
            <text:p>blinds</text:p>
          </table:table-cell>
          <table:table-cell table:style-name="ce10" table:formula="of:=[varialbes_from_Marija.I139]" office:value-type="string" office:string-value="Float">
            <text:p>Float</text:p>
          </table:table-cell>
          <table:table-cell table:style-name="ce10" table:formula="of:=[varialbes_from_Marija.O139]" office:value-type="string" office:string-value="[&quot;none&quot;]">
            <text:p>["none"]</text:p>
          </table:table-cell>
          <table:table-cell table:style-name="ce8" table:formula="of:=[varialbes_from_Marija.M139]" office:value-type="string" office:string-value="potentiaal.floor3.floor.actuators.blinds.blindsangle2_313">
            <text:p>potentiaal.floor3.floor.actuators.blinds.blindsangle2_313</text:p>
          </table:table-cell>
          <table:table-cell table:style-name="ce12" table:formula="of:=CONCATENATE([varialbes_from_Marija.Q139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2">
          <table:table-cell table:formula="of:=[varialbes_from_Marija.B140]" office:value-type="string" office:string-value="blindsangle3_313">
            <text:p>blindsangle3_313</text:p>
          </table:table-cell>
          <table:table-cell table:formula="of:=[varialbes_from_Marija.B140]" office:value-type="string" office:string-value="blindsangle3_313">
            <text:p>blindsangle3_313</text:p>
          </table:table-cell>
          <table:table-cell table:style-name="ce8" table:formula="of:=CONCATENATE(&quot;pt&quot;;[varialbes_from_Marija.F140];&quot;.&quot;;[varialbes_from_Marija.G140])" office:value-type="string" office:string-value="pt3.13.room">
            <text:p>pt3.13.room</text:p>
          </table:table-cell>
          <table:table-cell table:style-name="ce9" table:formula="of:=[varialbes_from_Marija.P140]" office:value-type="boolean" office:boolean-value="23">
            <text:p>TRUE</text:p>
          </table:table-cell>
          <table:table-cell table:style-name="ce9" table:formula="of:=CONCATENATE( [varialbes_from_Marija.N140];&quot;}&quot;)" office:value-type="string" office:string-value="{&quot;range&quot;:{&quot;min&quot;:&quot;-90&quot;,&quot;max&quot;:&quot;90&quot;,&quot;step&quot;:&quot;1&quot;},&quot;costa&quot;:&quot;0&quot;,&quot;costb&quot;:&quot;0&quot;}}">
            <text:p>{"range":{"min":"-90","max":"90","step":"1"},"costa":"0","costb":"0"}}</text:p>
          </table:table-cell>
          <table:table-cell table:style-name="ce9" table:formula="of:=[varialbes_from_Marija.H140]" office:value-type="string" office:string-value="blinds">
            <text:p>blinds</text:p>
          </table:table-cell>
          <table:table-cell table:style-name="ce10" table:formula="of:=[varialbes_from_Marija.I140]" office:value-type="string" office:string-value="Float">
            <text:p>Float</text:p>
          </table:table-cell>
          <table:table-cell table:style-name="ce10" table:formula="of:=[varialbes_from_Marija.O140]" office:value-type="string" office:string-value="[&quot;none&quot;]">
            <text:p>["none"]</text:p>
          </table:table-cell>
          <table:table-cell table:style-name="ce8" table:formula="of:=[varialbes_from_Marija.M140]" office:value-type="string" office:string-value="potentiaal.floor3.floor.actuators.blinds.blindsangle3_313">
            <text:p>potentiaal.floor3.floor.actuators.blinds.blindsangle3_313</text:p>
          </table:table-cell>
          <table:table-cell table:style-name="ce12" table:formula="of:=CONCATENATE([varialbes_from_Marija.Q140];&quot;}&quot;)" office:value-type="string" office:string-value="}">
            <text:p>}</text:p>
          </table:table-cell>
          <table:table-cell table:style-name="ce15"/>
          <table:table-cell table:number-columns-repeated="1013"/>
        </table:table-row>
        <table:table-row table:style-name="ro14" table:number-rows-repeated="5">
          <table:table-cell table:number-columns-repeated="2"/>
          <table:table-cell table:style-name="ce8"/>
          <table:table-cell table:style-name="ce9" table:number-columns-repeated="3"/>
          <table:table-cell table:style-name="ce10" table:number-columns-repeated="2"/>
          <table:table-cell table:style-name="ce8"/>
          <table:table-cell table:style-name="ce12"/>
          <table:table-cell table:style-name="ce15"/>
          <table:table-cell table:number-columns-repeated="1013"/>
        </table:table-row>
        <table:table-row table:style-name="ro14" table:number-rows-repeated="2">
          <table:table-cell table:number-columns-repeated="2"/>
          <table:table-cell table:style-name="ce8"/>
          <table:table-cell table:style-name="ce9" table:number-columns-repeated="3"/>
          <table:table-cell table:style-name="ce10" table:number-columns-repeated="2"/>
          <table:table-cell table:style-name="ce8"/>
          <table:table-cell table:style-name="ce12"/>
          <table:table-cell table:number-columns-repeated="1014"/>
        </table:table-row>
        <table:table-row table:style-name="ro14">
          <table:table-cell table:number-columns-repeated="2"/>
          <table:table-cell table:style-name="ce8"/>
          <table:table-cell table:style-name="ce9" table:number-columns-repeated="2"/>
          <table:table-cell/>
          <table:table-cell table:style-name="ce10"/>
          <table:table-cell/>
          <table:table-cell table:style-name="ce8"/>
          <table:table-cell table:style-name="ce12"/>
          <table:table-cell table:number-columns-repeated="1014"/>
        </table:table-row>
        <table:table-row table:style-name="ro14" table:number-rows-repeated="4">
          <table:table-cell table:number-columns-repeated="2"/>
          <table:table-cell table:style-name="ce8"/>
          <table:table-cell table:style-name="ce9" table:number-columns-repeated="2"/>
          <table:table-cell/>
          <table:table-cell table:style-name="ce10"/>
          <table:table-cell table:number-columns-repeated="1017"/>
        </table:table-row>
        <table:table-row table:style-name="ro14" table:number-rows-repeated="16">
          <table:table-cell table:number-columns-repeated="2"/>
          <table:table-cell table:style-name="ce8"/>
          <table:table-cell table:style-name="ce9" table:number-columns-repeated="2"/>
          <table:table-cell table:number-columns-repeated="1019"/>
        </table:table-row>
        <table:table-row table:style-name="ro14" table:number-rows-repeated="12">
          <table:table-cell table:number-columns-repeated="2"/>
          <table:table-cell table:style-name="ce8"/>
          <table:table-cell table:style-name="ce9"/>
          <table:table-cell table:number-columns-repeated="1020"/>
        </table:table-row>
        <table:table-row table:style-name="ro14" table:number-rows-repeated="104839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ervice_instance_list_new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3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number-columns-repeated="8" table:default-cell-style-name="Default"/>
        <table:table-row table:style-name="ro5">
          <table:table-cell table:style-name="ce7" office:value-type="string">
            <text:p>1-serviceinstanceID</text:p>
          </table:table-cell>
          <table:table-cell table:style-name="ce7" office:value-type="string">
            <text:p>2-serviceinstanceName</text:p>
          </table:table-cell>
          <table:table-cell table:style-name="ce7" office:value-type="string">
            <text:p>3-serinServiceTypeID</text:p>
          </table:table-cell>
          <table:table-cell table:style-name="ce7" office:value-type="string">
            <text:p>4-serinLocation</text:p>
          </table:table-cell>
          <table:table-cell table:style-name="ce7" office:value-type="string">
            <text:p>5-operations</text:p>
          </table:table-cell>
          <table:table-cell table:style-name="ce7" office:value-type="string">
            <text:p>6-variablesIn</text:p>
          </table:table-cell>
          <table:table-cell table:style-name="ce7" office:value-type="string">
            <text:p>7-serInstanceBindings</text:p>
          </table:table-cell>
          <table:table-cell table:style-name="ce11" office:value-type="string">
            <text:p>8-Operation-all-in-string</text:p>
          </table:table-cell>
          <table:table-cell table:style-name="ce17"/>
          <table:table-cell table:style-name="ce16" table:number-columns-repeated="2"/>
          <table:table-cell table:style-name="ce19" table:number-columns-repeated="10"/>
          <table:table-cell table:style-name="ce16" table:number-columns-repeated="2"/>
        </table:table-row>
        <table:table-row table:style-name="ro12">
          <table:table-cell table:formula="of:=CONCATENATE(&quot;serinst.&quot;;[varialbes_from_Marija.B3])" office:value-type="string" office:string-value="serinst.distance1_326">
            <text:p>serinst.distance1_326</text:p>
          </table:table-cell>
          <table:table-cell table:formula="of:=CONCATENATE([varialbes_from_Marija.H3];&quot;.pt&quot;;[varialbes_from_Marija.F3];&quot;.&quot;;[varialbes_from_Marija.G3])" office:value-type="string" office:string-value="presence.pt3.26.desk1">
            <text:p>presence.pt3.26.desk1</text:p>
          </table:table-cell>
          <table:table-cell table:formula="of:=[varialbes_from_Marija.H3]" office:value-type="string" office:string-value="presence">
            <text:p>presence</text:p>
          </table:table-cell>
          <table:table-cell table:style-name="ce24" table:formula="of:=CONCATENATE(&quot;pt&quot;;[varialbes_from_Marija.F3];&quot;.&quot;;[varialbes_from_Marija.G3])" office:value-type="string" office:string-value="pt3.26.desk1">
            <text:p>pt3.26.desk1</text:p>
          </table:table-cell>
          <table:table-cell table:formula="of:=[varialbes_from_Marija.O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4])" office:value-type="string" office:string-value="serinst.distance2_326">
            <text:p>serinst.distance2_326</text:p>
          </table:table-cell>
          <table:table-cell table:formula="of:=CONCATENATE([varialbes_from_Marija.H4];&quot;.pt&quot;;[varialbes_from_Marija.F4];&quot;.&quot;;[varialbes_from_Marija.G4])" office:value-type="string" office:string-value="presence.pt3.26.desk1">
            <text:p>presence.pt3.26.desk1</text:p>
          </table:table-cell>
          <table:table-cell table:formula="of:=[varialbes_from_Marija.H4]" office:value-type="string" office:string-value="presence">
            <text:p>presence</text:p>
          </table:table-cell>
          <table:table-cell table:style-name="ce24" table:formula="of:=CONCATENATE(&quot;pt&quot;;[varialbes_from_Marija.F4];&quot;.&quot;;[varialbes_from_Marija.G4])" office:value-type="string" office:string-value="pt3.26.desk1">
            <text:p>pt3.26.desk1</text:p>
          </table:table-cell>
          <table:table-cell table:formula="of:=[varialbes_from_Marija.O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5])" office:value-type="string" office:string-value="serinst.powerconsumption1_326">
            <text:p>serinst.powerconsumption1_326</text:p>
          </table:table-cell>
          <table:table-cell table:formula="of:=CONCATENATE([varialbes_from_Marija.H5];&quot;.pt&quot;;[varialbes_from_Marija.F5];&quot;.&quot;;[varialbes_from_Marija.G5])" office:value-type="string" office:string-value="powerconsumption.pt3.26.desk1">
            <text:p>powerconsumption.pt3.26.desk1</text:p>
          </table:table-cell>
          <table:table-cell table:formula="of:=[varialbes_from_Marija.H5]" office:value-type="string" office:string-value="powerconsumption">
            <text:p>powerconsumption</text:p>
          </table:table-cell>
          <table:table-cell table:style-name="ce24" table:formula="of:=CONCATENATE(&quot;pt&quot;;[varialbes_from_Marija.F5];&quot;.&quot;;[varialbes_from_Marija.G5])" office:value-type="string" office:string-value="pt3.26.desk1">
            <text:p>pt3.26.desk1</text:p>
          </table:table-cell>
          <table:table-cell table:formula="of:=[varialbes_from_Marija.O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6])" office:value-type="string" office:string-value="serinst.powerconsumption2_326">
            <text:p>serinst.powerconsumption2_326</text:p>
          </table:table-cell>
          <table:table-cell table:formula="of:=CONCATENATE([varialbes_from_Marija.H6];&quot;.pt&quot;;[varialbes_from_Marija.F6];&quot;.&quot;;[varialbes_from_Marija.G6])" office:value-type="string" office:string-value="powerconsumption.pt3.26.desk1">
            <text:p>powerconsumption.pt3.26.desk1</text:p>
          </table:table-cell>
          <table:table-cell table:formula="of:=[varialbes_from_Marija.H6]" office:value-type="string" office:string-value="powerconsumption">
            <text:p>powerconsumption</text:p>
          </table:table-cell>
          <table:table-cell table:style-name="ce24" table:formula="of:=CONCATENATE(&quot;pt&quot;;[varialbes_from_Marija.F6];&quot;.&quot;;[varialbes_from_Marija.G6])" office:value-type="string" office:string-value="pt3.26.desk1">
            <text:p>pt3.26.desk1</text:p>
          </table:table-cell>
          <table:table-cell table:formula="of:=[varialbes_from_Marija.O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7])" office:value-type="string" office:string-value="serinst.powerconsumption3_326">
            <text:p>serinst.powerconsumption3_326</text:p>
          </table:table-cell>
          <table:table-cell table:formula="of:=CONCATENATE([varialbes_from_Marija.H7];&quot;.pt&quot;;[varialbes_from_Marija.F7];&quot;.&quot;;[varialbes_from_Marija.G7])" office:value-type="string" office:string-value="powerconsumption.pt3.26.desk1">
            <text:p>powerconsumption.pt3.26.desk1</text:p>
          </table:table-cell>
          <table:table-cell table:formula="of:=[varialbes_from_Marija.H7]" office:value-type="string" office:string-value="powerconsumption">
            <text:p>powerconsumption</text:p>
          </table:table-cell>
          <table:table-cell table:style-name="ce24" table:formula="of:=CONCATENATE(&quot;pt&quot;;[varialbes_from_Marija.F7];&quot;.&quot;;[varialbes_from_Marija.G7])" office:value-type="string" office:string-value="pt3.26.desk1">
            <text:p>pt3.26.desk1</text:p>
          </table:table-cell>
          <table:table-cell table:formula="of:=[varialbes_from_Marija.O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8])" office:value-type="string" office:string-value="serinst.statuscomputer1_326">
            <text:p>serinst.statuscomputer1_326</text:p>
          </table:table-cell>
          <table:table-cell table:formula="of:=CONCATENATE([varialbes_from_Marija.H8];&quot;.pt&quot;;[varialbes_from_Marija.F8];&quot;.&quot;;[varialbes_from_Marija.G8])" office:value-type="string" office:string-value="computer.pt3.26.desk1">
            <text:p>computer.pt3.26.desk1</text:p>
          </table:table-cell>
          <table:table-cell table:formula="of:=[varialbes_from_Marija.H8]" office:value-type="string" office:string-value="computer">
            <text:p>computer</text:p>
          </table:table-cell>
          <table:table-cell table:style-name="ce24" table:formula="of:=CONCATENATE(&quot;pt&quot;;[varialbes_from_Marija.F8];&quot;.&quot;;[varialbes_from_Marija.G8])" office:value-type="string" office:string-value="pt3.26.desk1">
            <text:p>pt3.26.desk1</text:p>
          </table:table-cell>
          <table:table-cell table:formula="of:=[varialbes_from_Marija.O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9])" office:value-type="string" office:string-value="serinst.statusscreen1_326">
            <text:p>serinst.statusscreen1_326</text:p>
          </table:table-cell>
          <table:table-cell table:formula="of:=CONCATENATE([varialbes_from_Marija.H9];&quot;.pt&quot;;[varialbes_from_Marija.F9];&quot;.&quot;;[varialbes_from_Marija.G9])" office:value-type="string" office:string-value="screen.pt3.26.desk1">
            <text:p>screen.pt3.26.desk1</text:p>
          </table:table-cell>
          <table:table-cell table:formula="of:=[varialbes_from_Marija.H9]" office:value-type="string" office:string-value="screen">
            <text:p>screen</text:p>
          </table:table-cell>
          <table:table-cell table:style-name="ce24" table:formula="of:=CONCATENATE(&quot;pt&quot;;[varialbes_from_Marija.F9];&quot;.&quot;;[varialbes_from_Marija.G9])" office:value-type="string" office:string-value="pt3.26.desk1">
            <text:p>pt3.26.desk1</text:p>
          </table:table-cell>
          <table:table-cell table:formula="of:=[varialbes_from_Marija.O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10])" office:value-type="string" office:string-value="serinst.statuslamp1_326">
            <text:p>serinst.statuslamp1_326</text:p>
          </table:table-cell>
          <table:table-cell table:formula="of:=CONCATENATE([varialbes_from_Marija.H10];&quot;.pt&quot;;[varialbes_from_Marija.F10];&quot;.&quot;;[varialbes_from_Marija.G10])" office:value-type="string" office:string-value="lamp.pt3.26.desk1">
            <text:p>lamp.pt3.26.desk1</text:p>
          </table:table-cell>
          <table:table-cell table:formula="of:=[varialbes_from_Marija.H10]" office:value-type="string" office:string-value="lamp">
            <text:p>lamp</text:p>
          </table:table-cell>
          <table:table-cell table:style-name="ce24" table:formula="of:=CONCATENATE(&quot;pt&quot;;[varialbes_from_Marija.F10];&quot;.&quot;;[varialbes_from_Marija.G10])" office:value-type="string" office:string-value="pt3.26.desk1">
            <text:p>pt3.26.desk1</text:p>
          </table:table-cell>
          <table:table-cell table:formula="of:=[varialbes_from_Marija.O1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11])" office:value-type="string" office:string-value="serinst.luxlevel1_326">
            <text:p>serinst.luxlevel1_326</text:p>
          </table:table-cell>
          <table:table-cell table:formula="of:=CONCATENATE([varialbes_from_Marija.H11];&quot;.pt&quot;;[varialbes_from_Marija.F11];&quot;.&quot;;[varialbes_from_Marija.G11])" office:value-type="string" office:string-value="light.pt3.26.desk1">
            <text:p>light.pt3.26.desk1</text:p>
          </table:table-cell>
          <table:table-cell table:formula="of:=[varialbes_from_Marija.H11]" office:value-type="string" office:string-value="light">
            <text:p>light</text:p>
          </table:table-cell>
          <table:table-cell table:style-name="ce24" table:formula="of:=CONCATENATE(&quot;pt&quot;;[varialbes_from_Marija.F11];&quot;.&quot;;[varialbes_from_Marija.G11])" office:value-type="string" office:string-value="pt3.26.desk1">
            <text:p>pt3.26.desk1</text:p>
          </table:table-cell>
          <table:table-cell table:formula="of:=[varialbes_from_Marija.O1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12])" office:value-type="string" office:string-value="serinst.presence1_326">
            <text:p>serinst.presence1_326</text:p>
          </table:table-cell>
          <table:table-cell table:formula="of:=CONCATENATE([varialbes_from_Marija.H12];&quot;.pt&quot;;[varialbes_from_Marija.F12];&quot;.&quot;;[varialbes_from_Marija.G12])" office:value-type="string" office:string-value="presence.pt3.26.desk1">
            <text:p>presence.pt3.26.desk1</text:p>
          </table:table-cell>
          <table:table-cell table:formula="of:=[varialbes_from_Marija.H12]" office:value-type="string" office:string-value="presence">
            <text:p>presence</text:p>
          </table:table-cell>
          <table:table-cell table:style-name="ce24" table:formula="of:=CONCATENATE(&quot;pt&quot;;[varialbes_from_Marija.F12];&quot;.&quot;;[varialbes_from_Marija.G12])" office:value-type="string" office:string-value="pt3.26.desk1">
            <text:p>pt3.26.desk1</text:p>
          </table:table-cell>
          <table:table-cell table:formula="of:=[varialbes_from_Marija.O1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]" office:value-type="float" office:value="0">
            <text:p>0</text:p>
          </table:table-cell>
          <table:table-cell table:style-name="ce16" table:number-columns-repeated="3"/>
          <table:table-cell table:style-name="ce20" table:number-columns-repeated="7"/>
          <table:table-cell table:style-name="ce14" table:number-columns-repeated="3"/>
          <table:table-cell table:style-name="ce16" table:number-columns-repeated="2"/>
        </table:table-row>
        <table:table-row table:style-name="ro12">
          <table:table-cell table:formula="of:=CONCATENATE(&quot;serinst.&quot;;[varialbes_from_Marija.B13])" office:value-type="string" office:string-value="serinst.computerwork1_326">
            <text:p>serinst.computerwork1_326</text:p>
          </table:table-cell>
          <table:table-cell table:formula="of:=CONCATENATE([varialbes_from_Marija.H13];&quot;.pt&quot;;[varialbes_from_Marija.F13];&quot;.&quot;;[varialbes_from_Marija.G13])" office:value-type="string" office:string-value="computerwork.pt3.26.desk1">
            <text:p>computerwork.pt3.26.desk1</text:p>
          </table:table-cell>
          <table:table-cell table:formula="of:=[varialbes_from_Marija.H13]" office:value-type="string" office:string-value="computerwork">
            <text:p>computerwork</text:p>
          </table:table-cell>
          <table:table-cell table:style-name="ce24" table:formula="of:=CONCATENATE(&quot;pt&quot;;[varialbes_from_Marija.F13];&quot;.&quot;;[varialbes_from_Marija.G13])" office:value-type="string" office:string-value="pt3.26.desk1">
            <text:p>pt3.26.desk1</text:p>
          </table:table-cell>
          <table:table-cell table:formula="of:=[varialbes_from_Marija.O1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14])" office:value-type="string" office:string-value="serinst.deskwork1_326">
            <text:p>serinst.deskwork1_326</text:p>
          </table:table-cell>
          <table:table-cell table:formula="of:=CONCATENATE([varialbes_from_Marija.H14];&quot;.pt&quot;;[varialbes_from_Marija.F14];&quot;.&quot;;[varialbes_from_Marija.G14])" office:value-type="string" office:string-value="deskwork.pt3.26.desk1">
            <text:p>deskwork.pt3.26.desk1</text:p>
          </table:table-cell>
          <table:table-cell table:formula="of:=[varialbes_from_Marija.H14]" office:value-type="string" office:string-value="deskwork">
            <text:p>deskwork</text:p>
          </table:table-cell>
          <table:table-cell table:style-name="ce24" table:formula="of:=CONCATENATE(&quot;pt&quot;;[varialbes_from_Marija.F14];&quot;.&quot;;[varialbes_from_Marija.G14])" office:value-type="string" office:string-value="pt3.26.desk1">
            <text:p>pt3.26.desk1</text:p>
          </table:table-cell>
          <table:table-cell table:formula="of:=[varialbes_from_Marija.O1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4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15])" office:value-type="string" office:string-value="serinst.distance3_326">
            <text:p>serinst.distance3_326</text:p>
          </table:table-cell>
          <table:table-cell table:formula="of:=CONCATENATE([varialbes_from_Marija.H15];&quot;.pt&quot;;[varialbes_from_Marija.F15];&quot;.&quot;;[varialbes_from_Marija.G15])" office:value-type="string" office:string-value="presence.pt3.26.desk2">
            <text:p>presence.pt3.26.desk2</text:p>
          </table:table-cell>
          <table:table-cell table:formula="of:=[varialbes_from_Marija.H15]" office:value-type="string" office:string-value="presence">
            <text:p>presence</text:p>
          </table:table-cell>
          <table:table-cell table:style-name="ce24" table:formula="of:=CONCATENATE(&quot;pt&quot;;[varialbes_from_Marija.F15];&quot;.&quot;;[varialbes_from_Marija.G15])" office:value-type="string" office:string-value="pt3.26.desk2">
            <text:p>pt3.26.desk2</text:p>
          </table:table-cell>
          <table:table-cell table:formula="of:=[varialbes_from_Marija.O1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5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2">
          <table:table-cell table:formula="of:=CONCATENATE(&quot;serinst.&quot;;[varialbes_from_Marija.B16])" office:value-type="string" office:string-value="serinst.distance4_326">
            <text:p>serinst.distance4_326</text:p>
          </table:table-cell>
          <table:table-cell table:formula="of:=CONCATENATE([varialbes_from_Marija.H16];&quot;.pt&quot;;[varialbes_from_Marija.F16];&quot;.&quot;;[varialbes_from_Marija.G16])" office:value-type="string" office:string-value="presence.pt3.26.desk2">
            <text:p>presence.pt3.26.desk2</text:p>
          </table:table-cell>
          <table:table-cell table:formula="of:=[varialbes_from_Marija.H16]" office:value-type="string" office:string-value="presence">
            <text:p>presence</text:p>
          </table:table-cell>
          <table:table-cell table:style-name="ce24" table:formula="of:=CONCATENATE(&quot;pt&quot;;[varialbes_from_Marija.F16];&quot;.&quot;;[varialbes_from_Marija.G16])" office:value-type="string" office:string-value="pt3.26.desk2">
            <text:p>pt3.26.desk2</text:p>
          </table:table-cell>
          <table:table-cell table:formula="of:=[varialbes_from_Marija.O1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6]" office:value-type="float" office:value="0">
            <text:p>0</text:p>
          </table:table-cell>
          <table:table-cell table:style-name="ce16" table:number-columns-repeated="3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6"/>
          <table:table-cell table:style-name="ce16" table:number-columns-repeated="2"/>
        </table:table-row>
        <table:table-row table:style-name="ro14">
          <table:table-cell table:formula="of:=CONCATENATE(&quot;serinst.&quot;;[varialbes_from_Marija.B17])" office:value-type="string" office:string-value="serinst.powerconsumption4_326">
            <text:p>serinst.powerconsumption4_326</text:p>
          </table:table-cell>
          <table:table-cell table:formula="of:=CONCATENATE([varialbes_from_Marija.H17];&quot;.pt&quot;;[varialbes_from_Marija.F17];&quot;.&quot;;[varialbes_from_Marija.G17])" office:value-type="string" office:string-value="powerconsumption.pt3.26.desk2">
            <text:p>powerconsumption.pt3.26.desk2</text:p>
          </table:table-cell>
          <table:table-cell table:formula="of:=[varialbes_from_Marija.H17]" office:value-type="string" office:string-value="powerconsumption">
            <text:p>powerconsumption</text:p>
          </table:table-cell>
          <table:table-cell table:style-name="ce24" table:formula="of:=CONCATENATE(&quot;pt&quot;;[varialbes_from_Marija.F17];&quot;.&quot;;[varialbes_from_Marija.G17])" office:value-type="string" office:string-value="pt3.26.desk2">
            <text:p>pt3.26.desk2</text:p>
          </table:table-cell>
          <table:table-cell table:formula="of:=[varialbes_from_Marija.O1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7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18])" office:value-type="string" office:string-value="serinst.powerconsumption5_326">
            <text:p>serinst.powerconsumption5_326</text:p>
          </table:table-cell>
          <table:table-cell table:formula="of:=CONCATENATE([varialbes_from_Marija.H18];&quot;.pt&quot;;[varialbes_from_Marija.F18];&quot;.&quot;;[varialbes_from_Marija.G18])" office:value-type="string" office:string-value="powerconsumption.pt3.26.desk2">
            <text:p>powerconsumption.pt3.26.desk2</text:p>
          </table:table-cell>
          <table:table-cell table:formula="of:=[varialbes_from_Marija.H18]" office:value-type="string" office:string-value="powerconsumption">
            <text:p>powerconsumption</text:p>
          </table:table-cell>
          <table:table-cell table:style-name="ce24" table:formula="of:=CONCATENATE(&quot;pt&quot;;[varialbes_from_Marija.F18];&quot;.&quot;;[varialbes_from_Marija.G18])" office:value-type="string" office:string-value="pt3.26.desk2">
            <text:p>pt3.26.desk2</text:p>
          </table:table-cell>
          <table:table-cell table:formula="of:=[varialbes_from_Marija.O1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8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19])" office:value-type="string" office:string-value="serinst.powerconsumption6_326">
            <text:p>serinst.powerconsumption6_326</text:p>
          </table:table-cell>
          <table:table-cell table:formula="of:=CONCATENATE([varialbes_from_Marija.H19];&quot;.pt&quot;;[varialbes_from_Marija.F19];&quot;.&quot;;[varialbes_from_Marija.G19])" office:value-type="string" office:string-value="powerconsumption.pt3.26.desk2">
            <text:p>powerconsumption.pt3.26.desk2</text:p>
          </table:table-cell>
          <table:table-cell table:formula="of:=[varialbes_from_Marija.H19]" office:value-type="string" office:string-value="powerconsumption">
            <text:p>powerconsumption</text:p>
          </table:table-cell>
          <table:table-cell table:style-name="ce24" table:formula="of:=CONCATENATE(&quot;pt&quot;;[varialbes_from_Marija.F19];&quot;.&quot;;[varialbes_from_Marija.G19])" office:value-type="string" office:string-value="pt3.26.desk2">
            <text:p>pt3.26.desk2</text:p>
          </table:table-cell>
          <table:table-cell table:formula="of:=[varialbes_from_Marija.O1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9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20])" office:value-type="string" office:string-value="serinst.statuscomputer2_326">
            <text:p>serinst.statuscomputer2_326</text:p>
          </table:table-cell>
          <table:table-cell table:formula="of:=CONCATENATE([varialbes_from_Marija.H20];&quot;.pt&quot;;[varialbes_from_Marija.F20];&quot;.&quot;;[varialbes_from_Marija.G20])" office:value-type="string" office:string-value="computer.pt3.26.desk2">
            <text:p>computer.pt3.26.desk2</text:p>
          </table:table-cell>
          <table:table-cell table:formula="of:=[varialbes_from_Marija.H20]" office:value-type="string" office:string-value="computer">
            <text:p>computer</text:p>
          </table:table-cell>
          <table:table-cell table:style-name="ce24" table:formula="of:=CONCATENATE(&quot;pt&quot;;[varialbes_from_Marija.F20];&quot;.&quot;;[varialbes_from_Marija.G20])" office:value-type="string" office:string-value="pt3.26.desk2">
            <text:p>pt3.26.desk2</text:p>
          </table:table-cell>
          <table:table-cell table:formula="of:=[varialbes_from_Marija.O2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0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21])" office:value-type="string" office:string-value="serinst.statusscreen2_326">
            <text:p>serinst.statusscreen2_326</text:p>
          </table:table-cell>
          <table:table-cell table:formula="of:=CONCATENATE([varialbes_from_Marija.H21];&quot;.pt&quot;;[varialbes_from_Marija.F21];&quot;.&quot;;[varialbes_from_Marija.G21])" office:value-type="string" office:string-value="screen.pt3.26.desk2">
            <text:p>screen.pt3.26.desk2</text:p>
          </table:table-cell>
          <table:table-cell table:formula="of:=[varialbes_from_Marija.H21]" office:value-type="string" office:string-value="screen">
            <text:p>screen</text:p>
          </table:table-cell>
          <table:table-cell table:style-name="ce24" table:formula="of:=CONCATENATE(&quot;pt&quot;;[varialbes_from_Marija.F21];&quot;.&quot;;[varialbes_from_Marija.G21])" office:value-type="string" office:string-value="pt3.26.desk2">
            <text:p>pt3.26.desk2</text:p>
          </table:table-cell>
          <table:table-cell table:formula="of:=[varialbes_from_Marija.O2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1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22])" office:value-type="string" office:string-value="serinst.statuslamp2_326">
            <text:p>serinst.statuslamp2_326</text:p>
          </table:table-cell>
          <table:table-cell table:formula="of:=CONCATENATE([varialbes_from_Marija.H22];&quot;.pt&quot;;[varialbes_from_Marija.F22];&quot;.&quot;;[varialbes_from_Marija.G22])" office:value-type="string" office:string-value="lamp.pt3.26.desk2">
            <text:p>lamp.pt3.26.desk2</text:p>
          </table:table-cell>
          <table:table-cell table:formula="of:=[varialbes_from_Marija.H22]" office:value-type="string" office:string-value="lamp">
            <text:p>lamp</text:p>
          </table:table-cell>
          <table:table-cell table:style-name="ce24" table:formula="of:=CONCATENATE(&quot;pt&quot;;[varialbes_from_Marija.F22];&quot;.&quot;;[varialbes_from_Marija.G22])" office:value-type="string" office:string-value="pt3.26.desk2">
            <text:p>pt3.26.desk2</text:p>
          </table:table-cell>
          <table:table-cell table:formula="of:=[varialbes_from_Marija.O2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2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23])" office:value-type="string" office:string-value="serinst.luxlevel2_326">
            <text:p>serinst.luxlevel2_326</text:p>
          </table:table-cell>
          <table:table-cell table:formula="of:=CONCATENATE([varialbes_from_Marija.H23];&quot;.pt&quot;;[varialbes_from_Marija.F23];&quot;.&quot;;[varialbes_from_Marija.G23])" office:value-type="string" office:string-value="light.pt3.26.desk2">
            <text:p>light.pt3.26.desk2</text:p>
          </table:table-cell>
          <table:table-cell table:formula="of:=[varialbes_from_Marija.H23]" office:value-type="string" office:string-value="light">
            <text:p>light</text:p>
          </table:table-cell>
          <table:table-cell table:style-name="ce24" table:formula="of:=CONCATENATE(&quot;pt&quot;;[varialbes_from_Marija.F23];&quot;.&quot;;[varialbes_from_Marija.G23])" office:value-type="string" office:string-value="pt3.26.desk2">
            <text:p>pt3.26.desk2</text:p>
          </table:table-cell>
          <table:table-cell table:formula="of:=[varialbes_from_Marija.O2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3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24])" office:value-type="string" office:string-value="serinst.presence2_326">
            <text:p>serinst.presence2_326</text:p>
          </table:table-cell>
          <table:table-cell table:formula="of:=CONCATENATE([varialbes_from_Marija.H24];&quot;.pt&quot;;[varialbes_from_Marija.F24];&quot;.&quot;;[varialbes_from_Marija.G24])" office:value-type="string" office:string-value="presence.pt3.26.desk2">
            <text:p>presence.pt3.26.desk2</text:p>
          </table:table-cell>
          <table:table-cell table:formula="of:=[varialbes_from_Marija.H24]" office:value-type="string" office:string-value="presence">
            <text:p>presence</text:p>
          </table:table-cell>
          <table:table-cell table:style-name="ce24" table:formula="of:=CONCATENATE(&quot;pt&quot;;[varialbes_from_Marija.F24];&quot;.&quot;;[varialbes_from_Marija.G24])" office:value-type="string" office:string-value="pt3.26.desk2">
            <text:p>pt3.26.desk2</text:p>
          </table:table-cell>
          <table:table-cell table:formula="of:=[varialbes_from_Marija.O2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4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25])" office:value-type="string" office:string-value="serinst.computerwork2_326">
            <text:p>serinst.computerwork2_326</text:p>
          </table:table-cell>
          <table:table-cell table:formula="of:=CONCATENATE([varialbes_from_Marija.H25];&quot;.pt&quot;;[varialbes_from_Marija.F25];&quot;.&quot;;[varialbes_from_Marija.G25])" office:value-type="string" office:string-value="computerwork.pt3.26.desk2">
            <text:p>computerwork.pt3.26.desk2</text:p>
          </table:table-cell>
          <table:table-cell table:formula="of:=[varialbes_from_Marija.H25]" office:value-type="string" office:string-value="computerwork">
            <text:p>computerwork</text:p>
          </table:table-cell>
          <table:table-cell table:style-name="ce24" table:formula="of:=CONCATENATE(&quot;pt&quot;;[varialbes_from_Marija.F25];&quot;.&quot;;[varialbes_from_Marija.G25])" office:value-type="string" office:string-value="pt3.26.desk2">
            <text:p>pt3.26.desk2</text:p>
          </table:table-cell>
          <table:table-cell table:formula="of:=[varialbes_from_Marija.O2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5]" office:value-type="float" office:value="0">
            <text:p>0</text:p>
          </table:table-cell>
          <table:table-cell table:style-name="ce16" table:number-columns-repeated="15"/>
        </table:table-row>
        <table:table-row table:style-name="ro14">
          <table:table-cell table:formula="of:=CONCATENATE(&quot;serinst.&quot;;[varialbes_from_Marija.B26])" office:value-type="string" office:string-value="serinst.deskwork2_326">
            <text:p>serinst.deskwork2_326</text:p>
          </table:table-cell>
          <table:table-cell table:formula="of:=CONCATENATE([varialbes_from_Marija.H26];&quot;.pt&quot;;[varialbes_from_Marija.F26];&quot;.&quot;;[varialbes_from_Marija.G26])" office:value-type="string" office:string-value="deskwork.pt3.26.desk2">
            <text:p>deskwork.pt3.26.desk2</text:p>
          </table:table-cell>
          <table:table-cell table:formula="of:=[varialbes_from_Marija.H26]" office:value-type="string" office:string-value="deskwork">
            <text:p>deskwork</text:p>
          </table:table-cell>
          <table:table-cell table:style-name="ce24" table:formula="of:=CONCATENATE(&quot;pt&quot;;[varialbes_from_Marija.F26];&quot;.&quot;;[varialbes_from_Marija.G26])" office:value-type="string" office:string-value="pt3.26.desk2">
            <text:p>pt3.26.desk2</text:p>
          </table:table-cell>
          <table:table-cell table:formula="of:=[varialbes_from_Marija.O2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27])" office:value-type="string" office:string-value="serinst.distance5_326">
            <text:p>serinst.distance5_326</text:p>
          </table:table-cell>
          <table:table-cell table:formula="of:=CONCATENATE([varialbes_from_Marija.H27];&quot;.pt&quot;;[varialbes_from_Marija.F27];&quot;.&quot;;[varialbes_from_Marija.G27])" office:value-type="string" office:string-value="presence.pt3.26.desk3">
            <text:p>presence.pt3.26.desk3</text:p>
          </table:table-cell>
          <table:table-cell table:formula="of:=[varialbes_from_Marija.H27]" office:value-type="string" office:string-value="presence">
            <text:p>presence</text:p>
          </table:table-cell>
          <table:table-cell table:style-name="ce24" table:formula="of:=CONCATENATE(&quot;pt&quot;;[varialbes_from_Marija.F27];&quot;.&quot;;[varialbes_from_Marija.G27])" office:value-type="string" office:string-value="pt3.26.desk3">
            <text:p>pt3.26.desk3</text:p>
          </table:table-cell>
          <table:table-cell table:formula="of:=[varialbes_from_Marija.O2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28])" office:value-type="string" office:string-value="serinst.distance6_326">
            <text:p>serinst.distance6_326</text:p>
          </table:table-cell>
          <table:table-cell table:formula="of:=CONCATENATE([varialbes_from_Marija.H28];&quot;.pt&quot;;[varialbes_from_Marija.F28];&quot;.&quot;;[varialbes_from_Marija.G28])" office:value-type="string" office:string-value="presence.pt3.26.desk3">
            <text:p>presence.pt3.26.desk3</text:p>
          </table:table-cell>
          <table:table-cell table:formula="of:=[varialbes_from_Marija.H28]" office:value-type="string" office:string-value="presence">
            <text:p>presence</text:p>
          </table:table-cell>
          <table:table-cell table:style-name="ce24" table:formula="of:=CONCATENATE(&quot;pt&quot;;[varialbes_from_Marija.F28];&quot;.&quot;;[varialbes_from_Marija.G28])" office:value-type="string" office:string-value="pt3.26.desk3">
            <text:p>pt3.26.desk3</text:p>
          </table:table-cell>
          <table:table-cell table:formula="of:=[varialbes_from_Marija.O2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29])" office:value-type="string" office:string-value="serinst.powerconsumption7_326">
            <text:p>serinst.powerconsumption7_326</text:p>
          </table:table-cell>
          <table:table-cell table:formula="of:=CONCATENATE([varialbes_from_Marija.H29];&quot;.pt&quot;;[varialbes_from_Marija.F29];&quot;.&quot;;[varialbes_from_Marija.G29])" office:value-type="string" office:string-value="powerconsumption.pt3.26.desk3">
            <text:p>powerconsumption.pt3.26.desk3</text:p>
          </table:table-cell>
          <table:table-cell table:formula="of:=[varialbes_from_Marija.H29]" office:value-type="string" office:string-value="powerconsumption">
            <text:p>powerconsumption</text:p>
          </table:table-cell>
          <table:table-cell table:style-name="ce24" table:formula="of:=CONCATENATE(&quot;pt&quot;;[varialbes_from_Marija.F29];&quot;.&quot;;[varialbes_from_Marija.G29])" office:value-type="string" office:string-value="pt3.26.desk3">
            <text:p>pt3.26.desk3</text:p>
          </table:table-cell>
          <table:table-cell table:formula="of:=[varialbes_from_Marija.O2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2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0])" office:value-type="string" office:string-value="serinst.powerconsumption8_326">
            <text:p>serinst.powerconsumption8_326</text:p>
          </table:table-cell>
          <table:table-cell table:formula="of:=CONCATENATE([varialbes_from_Marija.H30];&quot;.pt&quot;;[varialbes_from_Marija.F30];&quot;.&quot;;[varialbes_from_Marija.G30])" office:value-type="string" office:string-value="powerconsumption.pt3.26.desk3">
            <text:p>powerconsumption.pt3.26.desk3</text:p>
          </table:table-cell>
          <table:table-cell table:formula="of:=[varialbes_from_Marija.H30]" office:value-type="string" office:string-value="powerconsumption">
            <text:p>powerconsumption</text:p>
          </table:table-cell>
          <table:table-cell table:style-name="ce24" table:formula="of:=CONCATENATE(&quot;pt&quot;;[varialbes_from_Marija.F30];&quot;.&quot;;[varialbes_from_Marija.G30])" office:value-type="string" office:string-value="pt3.26.desk3">
            <text:p>pt3.26.desk3</text:p>
          </table:table-cell>
          <table:table-cell table:formula="of:=[varialbes_from_Marija.O3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1])" office:value-type="string" office:string-value="serinst.powerconsumption9_326">
            <text:p>serinst.powerconsumption9_326</text:p>
          </table:table-cell>
          <table:table-cell table:formula="of:=CONCATENATE([varialbes_from_Marija.H31];&quot;.pt&quot;;[varialbes_from_Marija.F31];&quot;.&quot;;[varialbes_from_Marija.G31])" office:value-type="string" office:string-value="powerconsumption.pt3.26.desk3">
            <text:p>powerconsumption.pt3.26.desk3</text:p>
          </table:table-cell>
          <table:table-cell table:formula="of:=[varialbes_from_Marija.H31]" office:value-type="string" office:string-value="powerconsumption">
            <text:p>powerconsumption</text:p>
          </table:table-cell>
          <table:table-cell table:style-name="ce24" table:formula="of:=CONCATENATE(&quot;pt&quot;;[varialbes_from_Marija.F31];&quot;.&quot;;[varialbes_from_Marija.G31])" office:value-type="string" office:string-value="pt3.26.desk3">
            <text:p>pt3.26.desk3</text:p>
          </table:table-cell>
          <table:table-cell table:formula="of:=[varialbes_from_Marija.O3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2])" office:value-type="string" office:string-value="serinst.statuscomputer3_326">
            <text:p>serinst.statuscomputer3_326</text:p>
          </table:table-cell>
          <table:table-cell table:formula="of:=CONCATENATE([varialbes_from_Marija.H32];&quot;.pt&quot;;[varialbes_from_Marija.F32];&quot;.&quot;;[varialbes_from_Marija.G32])" office:value-type="string" office:string-value="computer.pt3.26.desk3">
            <text:p>computer.pt3.26.desk3</text:p>
          </table:table-cell>
          <table:table-cell table:formula="of:=[varialbes_from_Marija.H32]" office:value-type="string" office:string-value="computer">
            <text:p>computer</text:p>
          </table:table-cell>
          <table:table-cell table:style-name="ce24" table:formula="of:=CONCATENATE(&quot;pt&quot;;[varialbes_from_Marija.F32];&quot;.&quot;;[varialbes_from_Marija.G32])" office:value-type="string" office:string-value="pt3.26.desk3">
            <text:p>pt3.26.desk3</text:p>
          </table:table-cell>
          <table:table-cell table:formula="of:=[varialbes_from_Marija.O3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3])" office:value-type="string" office:string-value="serinst.statusscreen3_326">
            <text:p>serinst.statusscreen3_326</text:p>
          </table:table-cell>
          <table:table-cell table:formula="of:=CONCATENATE([varialbes_from_Marija.H33];&quot;.pt&quot;;[varialbes_from_Marija.F33];&quot;.&quot;;[varialbes_from_Marija.G33])" office:value-type="string" office:string-value="screen.pt3.26.desk3">
            <text:p>screen.pt3.26.desk3</text:p>
          </table:table-cell>
          <table:table-cell table:formula="of:=[varialbes_from_Marija.H33]" office:value-type="string" office:string-value="screen">
            <text:p>screen</text:p>
          </table:table-cell>
          <table:table-cell table:style-name="ce24" table:formula="of:=CONCATENATE(&quot;pt&quot;;[varialbes_from_Marija.F33];&quot;.&quot;;[varialbes_from_Marija.G33])" office:value-type="string" office:string-value="pt3.26.desk3">
            <text:p>pt3.26.desk3</text:p>
          </table:table-cell>
          <table:table-cell table:formula="of:=[varialbes_from_Marija.O3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4])" office:value-type="string" office:string-value="serinst.statuslamp3_326">
            <text:p>serinst.statuslamp3_326</text:p>
          </table:table-cell>
          <table:table-cell table:formula="of:=CONCATENATE([varialbes_from_Marija.H34];&quot;.pt&quot;;[varialbes_from_Marija.F34];&quot;.&quot;;[varialbes_from_Marija.G34])" office:value-type="string" office:string-value="lamp.pt3.26.desk3">
            <text:p>lamp.pt3.26.desk3</text:p>
          </table:table-cell>
          <table:table-cell table:formula="of:=[varialbes_from_Marija.H34]" office:value-type="string" office:string-value="lamp">
            <text:p>lamp</text:p>
          </table:table-cell>
          <table:table-cell table:style-name="ce24" table:formula="of:=CONCATENATE(&quot;pt&quot;;[varialbes_from_Marija.F34];&quot;.&quot;;[varialbes_from_Marija.G34])" office:value-type="string" office:string-value="pt3.26.desk3">
            <text:p>pt3.26.desk3</text:p>
          </table:table-cell>
          <table:table-cell table:formula="of:=[varialbes_from_Marija.O3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5])" office:value-type="string" office:string-value="serinst.luxlevel3_326">
            <text:p>serinst.luxlevel3_326</text:p>
          </table:table-cell>
          <table:table-cell table:formula="of:=CONCATENATE([varialbes_from_Marija.H35];&quot;.pt&quot;;[varialbes_from_Marija.F35];&quot;.&quot;;[varialbes_from_Marija.G35])" office:value-type="string" office:string-value="light.pt3.26.desk3">
            <text:p>light.pt3.26.desk3</text:p>
          </table:table-cell>
          <table:table-cell table:formula="of:=[varialbes_from_Marija.H35]" office:value-type="string" office:string-value="light">
            <text:p>light</text:p>
          </table:table-cell>
          <table:table-cell table:style-name="ce24" table:formula="of:=CONCATENATE(&quot;pt&quot;;[varialbes_from_Marija.F35];&quot;.&quot;;[varialbes_from_Marija.G35])" office:value-type="string" office:string-value="pt3.26.desk3">
            <text:p>pt3.26.desk3</text:p>
          </table:table-cell>
          <table:table-cell table:formula="of:=[varialbes_from_Marija.O3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6])" office:value-type="string" office:string-value="serinst.presence3_326">
            <text:p>serinst.presence3_326</text:p>
          </table:table-cell>
          <table:table-cell table:formula="of:=CONCATENATE([varialbes_from_Marija.H36];&quot;.pt&quot;;[varialbes_from_Marija.F36];&quot;.&quot;;[varialbes_from_Marija.G36])" office:value-type="string" office:string-value="presence.pt3.26.desk3">
            <text:p>presence.pt3.26.desk3</text:p>
          </table:table-cell>
          <table:table-cell table:formula="of:=[varialbes_from_Marija.H36]" office:value-type="string" office:string-value="presence">
            <text:p>presence</text:p>
          </table:table-cell>
          <table:table-cell table:style-name="ce24" table:formula="of:=CONCATENATE(&quot;pt&quot;;[varialbes_from_Marija.F36];&quot;.&quot;;[varialbes_from_Marija.G36])" office:value-type="string" office:string-value="pt3.26.desk3">
            <text:p>pt3.26.desk3</text:p>
          </table:table-cell>
          <table:table-cell table:formula="of:=[varialbes_from_Marija.O3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7])" office:value-type="string" office:string-value="serinst.computerwork3_326">
            <text:p>serinst.computerwork3_326</text:p>
          </table:table-cell>
          <table:table-cell table:formula="of:=CONCATENATE([varialbes_from_Marija.H37];&quot;.pt&quot;;[varialbes_from_Marija.F37];&quot;.&quot;;[varialbes_from_Marija.G37])" office:value-type="string" office:string-value="computerwork.pt3.26.desk3">
            <text:p>computerwork.pt3.26.desk3</text:p>
          </table:table-cell>
          <table:table-cell table:formula="of:=[varialbes_from_Marija.H37]" office:value-type="string" office:string-value="computerwork">
            <text:p>computerwork</text:p>
          </table:table-cell>
          <table:table-cell table:style-name="ce24" table:formula="of:=CONCATENATE(&quot;pt&quot;;[varialbes_from_Marija.F37];&quot;.&quot;;[varialbes_from_Marija.G37])" office:value-type="string" office:string-value="pt3.26.desk3">
            <text:p>pt3.26.desk3</text:p>
          </table:table-cell>
          <table:table-cell table:formula="of:=[varialbes_from_Marija.O3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8])" office:value-type="string" office:string-value="serinst.deskwork3_326">
            <text:p>serinst.deskwork3_326</text:p>
          </table:table-cell>
          <table:table-cell table:formula="of:=CONCATENATE([varialbes_from_Marija.H38];&quot;.pt&quot;;[varialbes_from_Marija.F38];&quot;.&quot;;[varialbes_from_Marija.G38])" office:value-type="string" office:string-value="deskwork.pt3.26.desk3">
            <text:p>deskwork.pt3.26.desk3</text:p>
          </table:table-cell>
          <table:table-cell table:formula="of:=[varialbes_from_Marija.H38]" office:value-type="string" office:string-value="deskwork">
            <text:p>deskwork</text:p>
          </table:table-cell>
          <table:table-cell table:style-name="ce24" table:formula="of:=CONCATENATE(&quot;pt&quot;;[varialbes_from_Marija.F38];&quot;.&quot;;[varialbes_from_Marija.G38])" office:value-type="string" office:string-value="pt3.26.desk3">
            <text:p>pt3.26.desk3</text:p>
          </table:table-cell>
          <table:table-cell table:formula="of:=[varialbes_from_Marija.O3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39])" office:value-type="string" office:string-value="serinst.distance7_326">
            <text:p>serinst.distance7_326</text:p>
          </table:table-cell>
          <table:table-cell table:formula="of:=CONCATENATE([varialbes_from_Marija.H39];&quot;.pt&quot;;[varialbes_from_Marija.F39];&quot;.&quot;;[varialbes_from_Marija.G39])" office:value-type="string" office:string-value="presence.pt3.26.desk4">
            <text:p>presence.pt3.26.desk4</text:p>
          </table:table-cell>
          <table:table-cell table:formula="of:=[varialbes_from_Marija.H39]" office:value-type="string" office:string-value="presence">
            <text:p>presence</text:p>
          </table:table-cell>
          <table:table-cell table:style-name="ce24" table:formula="of:=CONCATENATE(&quot;pt&quot;;[varialbes_from_Marija.F39];&quot;.&quot;;[varialbes_from_Marija.G39])" office:value-type="string" office:string-value="pt3.26.desk4">
            <text:p>pt3.26.desk4</text:p>
          </table:table-cell>
          <table:table-cell table:formula="of:=[varialbes_from_Marija.O3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3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0])" office:value-type="string" office:string-value="serinst.distance8_326">
            <text:p>serinst.distance8_326</text:p>
          </table:table-cell>
          <table:table-cell table:formula="of:=CONCATENATE([varialbes_from_Marija.H40];&quot;.pt&quot;;[varialbes_from_Marija.F40];&quot;.&quot;;[varialbes_from_Marija.G40])" office:value-type="string" office:string-value="presence.pt3.26.desk4">
            <text:p>presence.pt3.26.desk4</text:p>
          </table:table-cell>
          <table:table-cell table:formula="of:=[varialbes_from_Marija.H40]" office:value-type="string" office:string-value="presence">
            <text:p>presence</text:p>
          </table:table-cell>
          <table:table-cell table:style-name="ce24" table:formula="of:=CONCATENATE(&quot;pt&quot;;[varialbes_from_Marija.F40];&quot;.&quot;;[varialbes_from_Marija.G40])" office:value-type="string" office:string-value="pt3.26.desk4">
            <text:p>pt3.26.desk4</text:p>
          </table:table-cell>
          <table:table-cell table:formula="of:=[varialbes_from_Marija.O4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1])" office:value-type="string" office:string-value="serinst.powerconsumption10_326">
            <text:p>serinst.powerconsumption10_326</text:p>
          </table:table-cell>
          <table:table-cell table:formula="of:=CONCATENATE([varialbes_from_Marija.H41];&quot;.pt&quot;;[varialbes_from_Marija.F41];&quot;.&quot;;[varialbes_from_Marija.G41])" office:value-type="string" office:string-value="powerconsumption.pt3.26.desk4">
            <text:p>powerconsumption.pt3.26.desk4</text:p>
          </table:table-cell>
          <table:table-cell table:formula="of:=[varialbes_from_Marija.H41]" office:value-type="string" office:string-value="powerconsumption">
            <text:p>powerconsumption</text:p>
          </table:table-cell>
          <table:table-cell table:style-name="ce24" table:formula="of:=CONCATENATE(&quot;pt&quot;;[varialbes_from_Marija.F41];&quot;.&quot;;[varialbes_from_Marija.G41])" office:value-type="string" office:string-value="pt3.26.desk4">
            <text:p>pt3.26.desk4</text:p>
          </table:table-cell>
          <table:table-cell table:formula="of:=[varialbes_from_Marija.O4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2])" office:value-type="string" office:string-value="serinst.powerconsumption11_326">
            <text:p>serinst.powerconsumption11_326</text:p>
          </table:table-cell>
          <table:table-cell table:formula="of:=CONCATENATE([varialbes_from_Marija.H42];&quot;.pt&quot;;[varialbes_from_Marija.F42];&quot;.&quot;;[varialbes_from_Marija.G42])" office:value-type="string" office:string-value="powerconsumption.pt3.26.desk4">
            <text:p>powerconsumption.pt3.26.desk4</text:p>
          </table:table-cell>
          <table:table-cell table:formula="of:=[varialbes_from_Marija.H42]" office:value-type="string" office:string-value="powerconsumption">
            <text:p>powerconsumption</text:p>
          </table:table-cell>
          <table:table-cell table:style-name="ce24" table:formula="of:=CONCATENATE(&quot;pt&quot;;[varialbes_from_Marija.F42];&quot;.&quot;;[varialbes_from_Marija.G42])" office:value-type="string" office:string-value="pt3.26.desk4">
            <text:p>pt3.26.desk4</text:p>
          </table:table-cell>
          <table:table-cell table:formula="of:=[varialbes_from_Marija.O4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3])" office:value-type="string" office:string-value="serinst.powerconsumption12_326">
            <text:p>serinst.powerconsumption12_326</text:p>
          </table:table-cell>
          <table:table-cell table:formula="of:=CONCATENATE([varialbes_from_Marija.H43];&quot;.pt&quot;;[varialbes_from_Marija.F43];&quot;.&quot;;[varialbes_from_Marija.G43])" office:value-type="string" office:string-value="powerconsumption.pt3.26.desk4">
            <text:p>powerconsumption.pt3.26.desk4</text:p>
          </table:table-cell>
          <table:table-cell table:formula="of:=[varialbes_from_Marija.H43]" office:value-type="string" office:string-value="powerconsumption">
            <text:p>powerconsumption</text:p>
          </table:table-cell>
          <table:table-cell table:style-name="ce24" table:formula="of:=CONCATENATE(&quot;pt&quot;;[varialbes_from_Marija.F43];&quot;.&quot;;[varialbes_from_Marija.G43])" office:value-type="string" office:string-value="pt3.26.desk4">
            <text:p>pt3.26.desk4</text:p>
          </table:table-cell>
          <table:table-cell table:formula="of:=[varialbes_from_Marija.O4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4])" office:value-type="string" office:string-value="serinst.statuscomputer4_326">
            <text:p>serinst.statuscomputer4_326</text:p>
          </table:table-cell>
          <table:table-cell table:formula="of:=CONCATENATE([varialbes_from_Marija.H44];&quot;.pt&quot;;[varialbes_from_Marija.F44];&quot;.&quot;;[varialbes_from_Marija.G44])" office:value-type="string" office:string-value="computer.pt3.26.desk4">
            <text:p>computer.pt3.26.desk4</text:p>
          </table:table-cell>
          <table:table-cell table:formula="of:=[varialbes_from_Marija.H44]" office:value-type="string" office:string-value="computer">
            <text:p>computer</text:p>
          </table:table-cell>
          <table:table-cell table:style-name="ce24" table:formula="of:=CONCATENATE(&quot;pt&quot;;[varialbes_from_Marija.F44];&quot;.&quot;;[varialbes_from_Marija.G44])" office:value-type="string" office:string-value="pt3.26.desk4">
            <text:p>pt3.26.desk4</text:p>
          </table:table-cell>
          <table:table-cell table:formula="of:=[varialbes_from_Marija.O4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5])" office:value-type="string" office:string-value="serinst.statusscreen4_326">
            <text:p>serinst.statusscreen4_326</text:p>
          </table:table-cell>
          <table:table-cell table:formula="of:=CONCATENATE([varialbes_from_Marija.H45];&quot;.pt&quot;;[varialbes_from_Marija.F45];&quot;.&quot;;[varialbes_from_Marija.G45])" office:value-type="string" office:string-value="screen.pt3.26.desk4">
            <text:p>screen.pt3.26.desk4</text:p>
          </table:table-cell>
          <table:table-cell table:formula="of:=[varialbes_from_Marija.H45]" office:value-type="string" office:string-value="screen">
            <text:p>screen</text:p>
          </table:table-cell>
          <table:table-cell table:style-name="ce24" table:formula="of:=CONCATENATE(&quot;pt&quot;;[varialbes_from_Marija.F45];&quot;.&quot;;[varialbes_from_Marija.G45])" office:value-type="string" office:string-value="pt3.26.desk4">
            <text:p>pt3.26.desk4</text:p>
          </table:table-cell>
          <table:table-cell table:formula="of:=[varialbes_from_Marija.O4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6])" office:value-type="string" office:string-value="serinst.statuslamp4_326">
            <text:p>serinst.statuslamp4_326</text:p>
          </table:table-cell>
          <table:table-cell table:formula="of:=CONCATENATE([varialbes_from_Marija.H46];&quot;.pt&quot;;[varialbes_from_Marija.F46];&quot;.&quot;;[varialbes_from_Marija.G46])" office:value-type="string" office:string-value="lamp.pt3.26.desk4">
            <text:p>lamp.pt3.26.desk4</text:p>
          </table:table-cell>
          <table:table-cell table:formula="of:=[varialbes_from_Marija.H46]" office:value-type="string" office:string-value="lamp">
            <text:p>lamp</text:p>
          </table:table-cell>
          <table:table-cell table:style-name="ce24" table:formula="of:=CONCATENATE(&quot;pt&quot;;[varialbes_from_Marija.F46];&quot;.&quot;;[varialbes_from_Marija.G46])" office:value-type="string" office:string-value="pt3.26.desk4">
            <text:p>pt3.26.desk4</text:p>
          </table:table-cell>
          <table:table-cell table:formula="of:=[varialbes_from_Marija.O4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7])" office:value-type="string" office:string-value="serinst.luxlevel4_326">
            <text:p>serinst.luxlevel4_326</text:p>
          </table:table-cell>
          <table:table-cell table:formula="of:=CONCATENATE([varialbes_from_Marija.H47];&quot;.pt&quot;;[varialbes_from_Marija.F47];&quot;.&quot;;[varialbes_from_Marija.G47])" office:value-type="string" office:string-value="light.pt3.26.desk4">
            <text:p>light.pt3.26.desk4</text:p>
          </table:table-cell>
          <table:table-cell table:formula="of:=[varialbes_from_Marija.H47]" office:value-type="string" office:string-value="light">
            <text:p>light</text:p>
          </table:table-cell>
          <table:table-cell table:style-name="ce24" table:formula="of:=CONCATENATE(&quot;pt&quot;;[varialbes_from_Marija.F47];&quot;.&quot;;[varialbes_from_Marija.G47])" office:value-type="string" office:string-value="pt3.26.desk4">
            <text:p>pt3.26.desk4</text:p>
          </table:table-cell>
          <table:table-cell table:formula="of:=[varialbes_from_Marija.O4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8])" office:value-type="string" office:string-value="serinst.presence4_326">
            <text:p>serinst.presence4_326</text:p>
          </table:table-cell>
          <table:table-cell table:formula="of:=CONCATENATE([varialbes_from_Marija.H48];&quot;.pt&quot;;[varialbes_from_Marija.F48];&quot;.&quot;;[varialbes_from_Marija.G48])" office:value-type="string" office:string-value="presence.pt3.26.desk4">
            <text:p>presence.pt3.26.desk4</text:p>
          </table:table-cell>
          <table:table-cell table:formula="of:=[varialbes_from_Marija.H48]" office:value-type="string" office:string-value="presence">
            <text:p>presence</text:p>
          </table:table-cell>
          <table:table-cell table:style-name="ce24" table:formula="of:=CONCATENATE(&quot;pt&quot;;[varialbes_from_Marija.F48];&quot;.&quot;;[varialbes_from_Marija.G48])" office:value-type="string" office:string-value="pt3.26.desk4">
            <text:p>pt3.26.desk4</text:p>
          </table:table-cell>
          <table:table-cell table:formula="of:=[varialbes_from_Marija.O4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49])" office:value-type="string" office:string-value="serinst.computerwork4_326">
            <text:p>serinst.computerwork4_326</text:p>
          </table:table-cell>
          <table:table-cell table:formula="of:=CONCATENATE([varialbes_from_Marija.H49];&quot;.pt&quot;;[varialbes_from_Marija.F49];&quot;.&quot;;[varialbes_from_Marija.G49])" office:value-type="string" office:string-value="computerwork.pt3.26.desk4">
            <text:p>computerwork.pt3.26.desk4</text:p>
          </table:table-cell>
          <table:table-cell table:formula="of:=[varialbes_from_Marija.H49]" office:value-type="string" office:string-value="computerwork">
            <text:p>computerwork</text:p>
          </table:table-cell>
          <table:table-cell table:style-name="ce24" table:formula="of:=CONCATENATE(&quot;pt&quot;;[varialbes_from_Marija.F49];&quot;.&quot;;[varialbes_from_Marija.G49])" office:value-type="string" office:string-value="pt3.26.desk4">
            <text:p>pt3.26.desk4</text:p>
          </table:table-cell>
          <table:table-cell table:formula="of:=[varialbes_from_Marija.O4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4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0])" office:value-type="string" office:string-value="serinst.deskwork4_326">
            <text:p>serinst.deskwork4_326</text:p>
          </table:table-cell>
          <table:table-cell table:formula="of:=CONCATENATE([varialbes_from_Marija.H50];&quot;.pt&quot;;[varialbes_from_Marija.F50];&quot;.&quot;;[varialbes_from_Marija.G50])" office:value-type="string" office:string-value="deskwork.pt3.26.desk4">
            <text:p>deskwork.pt3.26.desk4</text:p>
          </table:table-cell>
          <table:table-cell table:formula="of:=[varialbes_from_Marija.H50]" office:value-type="string" office:string-value="deskwork">
            <text:p>deskwork</text:p>
          </table:table-cell>
          <table:table-cell table:style-name="ce24" table:formula="of:=CONCATENATE(&quot;pt&quot;;[varialbes_from_Marija.F50];&quot;.&quot;;[varialbes_from_Marija.G50])" office:value-type="string" office:string-value="pt3.26.desk4">
            <text:p>pt3.26.desk4</text:p>
          </table:table-cell>
          <table:table-cell table:formula="of:=[varialbes_from_Marija.O5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1])" office:value-type="string" office:string-value="serinst.door1_326">
            <text:p>serinst.door1_326</text:p>
          </table:table-cell>
          <table:table-cell table:formula="of:=CONCATENATE([varialbes_from_Marija.H51];&quot;.pt&quot;;[varialbes_from_Marija.F51];&quot;.&quot;;[varialbes_from_Marija.G51])" office:value-type="string" office:string-value="door.pt3.26.room">
            <text:p>door.pt3.26.room</text:p>
          </table:table-cell>
          <table:table-cell table:formula="of:=[varialbes_from_Marija.H51]" office:value-type="string" office:string-value="door">
            <text:p>door</text:p>
          </table:table-cell>
          <table:table-cell table:style-name="ce24" table:formula="of:=CONCATENATE(&quot;pt&quot;;[varialbes_from_Marija.F51];&quot;.&quot;;[varialbes_from_Marija.G51])" office:value-type="string" office:string-value="pt3.26.room">
            <text:p>pt3.26.room</text:p>
          </table:table-cell>
          <table:table-cell table:formula="of:=[varialbes_from_Marija.O5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2])" office:value-type="string" office:string-value="serinst.window1_326">
            <text:p>serinst.window1_326</text:p>
          </table:table-cell>
          <table:table-cell table:formula="of:=CONCATENATE([varialbes_from_Marija.H52];&quot;.pt&quot;;[varialbes_from_Marija.F52];&quot;.&quot;;[varialbes_from_Marija.G52])" office:value-type="string" office:string-value="window.pt3.26.room">
            <text:p>window.pt3.26.room</text:p>
          </table:table-cell>
          <table:table-cell table:formula="of:=[varialbes_from_Marija.H52]" office:value-type="string" office:string-value="window">
            <text:p>window</text:p>
          </table:table-cell>
          <table:table-cell table:style-name="ce24" table:formula="of:=CONCATENATE(&quot;pt&quot;;[varialbes_from_Marija.F52];&quot;.&quot;;[varialbes_from_Marija.G52])" office:value-type="string" office:string-value="pt3.26.room">
            <text:p>pt3.26.room</text:p>
          </table:table-cell>
          <table:table-cell table:formula="of:=[varialbes_from_Marija.O5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3])" office:value-type="string" office:string-value="serinst.window2_326">
            <text:p>serinst.window2_326</text:p>
          </table:table-cell>
          <table:table-cell table:formula="of:=CONCATENATE([varialbes_from_Marija.H53];&quot;.pt&quot;;[varialbes_from_Marija.F53];&quot;.&quot;;[varialbes_from_Marija.G53])" office:value-type="string" office:string-value="window.pt3.26.room">
            <text:p>window.pt3.26.room</text:p>
          </table:table-cell>
          <table:table-cell table:formula="of:=[varialbes_from_Marija.H53]" office:value-type="string" office:string-value="window">
            <text:p>window</text:p>
          </table:table-cell>
          <table:table-cell table:style-name="ce24" table:formula="of:=CONCATENATE(&quot;pt&quot;;[varialbes_from_Marija.F53];&quot;.&quot;;[varialbes_from_Marija.G53])" office:value-type="string" office:string-value="pt3.26.room">
            <text:p>pt3.26.room</text:p>
          </table:table-cell>
          <table:table-cell table:formula="of:=[varialbes_from_Marija.O5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4])" office:value-type="string" office:string-value="serinst.luxlevelout1_326">
            <text:p>serinst.luxlevelout1_326</text:p>
          </table:table-cell>
          <table:table-cell table:formula="of:=CONCATENATE([varialbes_from_Marija.H54];&quot;.pt&quot;;[varialbes_from_Marija.F54];&quot;.&quot;;[varialbes_from_Marija.G54])" office:value-type="string" office:string-value="light.pt3.26.room">
            <text:p>light.pt3.26.room</text:p>
          </table:table-cell>
          <table:table-cell table:formula="of:=[varialbes_from_Marija.H54]" office:value-type="string" office:string-value="light">
            <text:p>light</text:p>
          </table:table-cell>
          <table:table-cell table:style-name="ce24" table:formula="of:=CONCATENATE(&quot;pt&quot;;[varialbes_from_Marija.F54];&quot;.&quot;;[varialbes_from_Marija.G54])" office:value-type="string" office:string-value="pt3.26.room">
            <text:p>pt3.26.room</text:p>
          </table:table-cell>
          <table:table-cell table:formula="of:=[varialbes_from_Marija.O5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5])" office:value-type="string" office:string-value="serinst.presenceroom1_326">
            <text:p>serinst.presenceroom1_326</text:p>
          </table:table-cell>
          <table:table-cell table:formula="of:=CONCATENATE([varialbes_from_Marija.H55];&quot;.pt&quot;;[varialbes_from_Marija.F55];&quot;.&quot;;[varialbes_from_Marija.G55])" office:value-type="string" office:string-value="presence.pt3.26.room">
            <text:p>presence.pt3.26.room</text:p>
          </table:table-cell>
          <table:table-cell table:formula="of:=[varialbes_from_Marija.H55]" office:value-type="string" office:string-value="presence">
            <text:p>presence</text:p>
          </table:table-cell>
          <table:table-cell table:style-name="ce24" table:formula="of:=CONCATENATE(&quot;pt&quot;;[varialbes_from_Marija.F55];&quot;.&quot;;[varialbes_from_Marija.G55])" office:value-type="string" office:string-value="pt3.26.room">
            <text:p>pt3.26.room</text:p>
          </table:table-cell>
          <table:table-cell table:formula="of:=[varialbes_from_Marija.O5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6])" office:value-type="string" office:string-value="serinst.motionout1_326">
            <text:p>serinst.motionout1_326</text:p>
          </table:table-cell>
          <table:table-cell table:formula="of:=CONCATENATE([varialbes_from_Marija.H56];&quot;.pt&quot;;[varialbes_from_Marija.F56];&quot;.&quot;;[varialbes_from_Marija.G56])" office:value-type="string" office:string-value="presence.pt3.26.room">
            <text:p>presence.pt3.26.room</text:p>
          </table:table-cell>
          <table:table-cell table:formula="of:=[varialbes_from_Marija.H56]" office:value-type="string" office:string-value="presence">
            <text:p>presence</text:p>
          </table:table-cell>
          <table:table-cell table:style-name="ce24" table:formula="of:=CONCATENATE(&quot;pt&quot;;[varialbes_from_Marija.F56];&quot;.&quot;;[varialbes_from_Marija.G56])" office:value-type="string" office:string-value="pt3.26.room">
            <text:p>pt3.26.room</text:p>
          </table:table-cell>
          <table:table-cell table:formula="of:=[varialbes_from_Marija.O5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7])" office:value-type="string" office:string-value="serinst.motionin1_326">
            <text:p>serinst.motionin1_326</text:p>
          </table:table-cell>
          <table:table-cell table:formula="of:=CONCATENATE([varialbes_from_Marija.H57];&quot;.pt&quot;;[varialbes_from_Marija.F57];&quot;.&quot;;[varialbes_from_Marija.G57])" office:value-type="string" office:string-value="presence.pt3.26.room">
            <text:p>presence.pt3.26.room</text:p>
          </table:table-cell>
          <table:table-cell table:formula="of:=[varialbes_from_Marija.H57]" office:value-type="string" office:string-value="presence">
            <text:p>presence</text:p>
          </table:table-cell>
          <table:table-cell table:style-name="ce24" table:formula="of:=CONCATENATE(&quot;pt&quot;;[varialbes_from_Marija.F57];&quot;.&quot;;[varialbes_from_Marija.G57])" office:value-type="string" office:string-value="pt3.26.room">
            <text:p>pt3.26.room</text:p>
          </table:table-cell>
          <table:table-cell table:formula="of:=[varialbes_from_Marija.O5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8])" office:value-type="string" office:string-value="serinst.numberofpeople1_326">
            <text:p>serinst.numberofpeople1_326</text:p>
          </table:table-cell>
          <table:table-cell table:formula="of:=CONCATENATE([varialbes_from_Marija.H58];&quot;.pt&quot;;[varialbes_from_Marija.F58];&quot;.&quot;;[varialbes_from_Marija.G58])" office:value-type="string" office:string-value="presence.pt3.26.room">
            <text:p>presence.pt3.26.room</text:p>
          </table:table-cell>
          <table:table-cell table:formula="of:=[varialbes_from_Marija.H58]" office:value-type="string" office:string-value="presence">
            <text:p>presence</text:p>
          </table:table-cell>
          <table:table-cell table:style-name="ce24" table:formula="of:=CONCATENATE(&quot;pt&quot;;[varialbes_from_Marija.F58];&quot;.&quot;;[varialbes_from_Marija.G58])" office:value-type="string" office:string-value="pt3.26.room">
            <text:p>pt3.26.room</text:p>
          </table:table-cell>
          <table:table-cell table:formula="of:=[varialbes_from_Marija.O5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59])" office:value-type="string" office:string-value="serinst.lightpowerconsumption1_326">
            <text:p>serinst.lightpowerconsumption1_326</text:p>
          </table:table-cell>
          <table:table-cell table:formula="of:=CONCATENATE([varialbes_from_Marija.H59];&quot;.pt&quot;;[varialbes_from_Marija.F59];&quot;.&quot;;[varialbes_from_Marija.G59])" office:value-type="string" office:string-value="light.pt3.26.room">
            <text:p>light.pt3.26.room</text:p>
          </table:table-cell>
          <table:table-cell table:formula="of:=[varialbes_from_Marija.H59]" office:value-type="string" office:string-value="light">
            <text:p>light</text:p>
          </table:table-cell>
          <table:table-cell table:style-name="ce24" table:formula="of:=CONCATENATE(&quot;pt&quot;;[varialbes_from_Marija.F59];&quot;.&quot;;[varialbes_from_Marija.G59])" office:value-type="string" office:string-value="pt3.26.room">
            <text:p>pt3.26.room</text:p>
          </table:table-cell>
          <table:table-cell table:formula="of:=[varialbes_from_Marija.O5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5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0])" office:value-type="string" office:string-value="serinst.lightpowerconsumption2_326">
            <text:p>serinst.lightpowerconsumption2_326</text:p>
          </table:table-cell>
          <table:table-cell table:formula="of:=CONCATENATE([varialbes_from_Marija.H60];&quot;.pt&quot;;[varialbes_from_Marija.F60];&quot;.&quot;;[varialbes_from_Marija.G60])" office:value-type="string" office:string-value="light.pt3.26.room">
            <text:p>light.pt3.26.room</text:p>
          </table:table-cell>
          <table:table-cell table:formula="of:=[varialbes_from_Marija.H60]" office:value-type="string" office:string-value="light">
            <text:p>light</text:p>
          </table:table-cell>
          <table:table-cell table:style-name="ce24" table:formula="of:=CONCATENATE(&quot;pt&quot;;[varialbes_from_Marija.F60];&quot;.&quot;;[varialbes_from_Marija.G60])" office:value-type="string" office:string-value="pt3.26.room">
            <text:p>pt3.26.room</text:p>
          </table:table-cell>
          <table:table-cell table:formula="of:=[varialbes_from_Marija.O6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1])" office:value-type="string" office:string-value="serinst.statuslightswitch1_326">
            <text:p>serinst.statuslightswitch1_326</text:p>
          </table:table-cell>
          <table:table-cell table:formula="of:=CONCATENATE([varialbes_from_Marija.H61];&quot;.pt&quot;;[varialbes_from_Marija.F61];&quot;.&quot;;[varialbes_from_Marija.G61])" office:value-type="string" office:string-value="light.pt3.26.room">
            <text:p>light.pt3.26.room</text:p>
          </table:table-cell>
          <table:table-cell table:formula="of:=[varialbes_from_Marija.H61]" office:value-type="string" office:string-value="light">
            <text:p>light</text:p>
          </table:table-cell>
          <table:table-cell table:style-name="ce24" table:formula="of:=CONCATENATE(&quot;pt&quot;;[varialbes_from_Marija.F61];&quot;.&quot;;[varialbes_from_Marija.G61])" office:value-type="string" office:string-value="pt3.26.room">
            <text:p>pt3.26.room</text:p>
          </table:table-cell>
          <table:table-cell table:formula="of:=[varialbes_from_Marija.O6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2])" office:value-type="string" office:string-value="serinst.statuslightswitch2_326">
            <text:p>serinst.statuslightswitch2_326</text:p>
          </table:table-cell>
          <table:table-cell table:formula="of:=CONCATENATE([varialbes_from_Marija.H62];&quot;.pt&quot;;[varialbes_from_Marija.F62];&quot;.&quot;;[varialbes_from_Marija.G62])" office:value-type="string" office:string-value="light.pt3.26.room">
            <text:p>light.pt3.26.room</text:p>
          </table:table-cell>
          <table:table-cell table:formula="of:=[varialbes_from_Marija.H62]" office:value-type="string" office:string-value="light">
            <text:p>light</text:p>
          </table:table-cell>
          <table:table-cell table:style-name="ce24" table:formula="of:=CONCATENATE(&quot;pt&quot;;[varialbes_from_Marija.F62];&quot;.&quot;;[varialbes_from_Marija.G62])" office:value-type="string" office:string-value="pt3.26.room">
            <text:p>pt3.26.room</text:p>
          </table:table-cell>
          <table:table-cell table:formula="of:=[varialbes_from_Marija.O6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3])" office:value-type="string" office:string-value="serinst.statuslights1_326">
            <text:p>serinst.statuslights1_326</text:p>
          </table:table-cell>
          <table:table-cell table:formula="of:=CONCATENATE([varialbes_from_Marija.H63];&quot;.pt&quot;;[varialbes_from_Marija.F63];&quot;.&quot;;[varialbes_from_Marija.G63])" office:value-type="string" office:string-value="light.pt3.26.room">
            <text:p>light.pt3.26.room</text:p>
          </table:table-cell>
          <table:table-cell table:formula="of:=[varialbes_from_Marija.H63]" office:value-type="string" office:string-value="light">
            <text:p>light</text:p>
          </table:table-cell>
          <table:table-cell table:style-name="ce24" table:formula="of:=CONCATENATE(&quot;pt&quot;;[varialbes_from_Marija.F63];&quot;.&quot;;[varialbes_from_Marija.G63])" office:value-type="string" office:string-value="pt3.26.room">
            <text:p>pt3.26.room</text:p>
          </table:table-cell>
          <table:table-cell table:formula="of:=[varialbes_from_Marija.O6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4])" office:value-type="string" office:string-value="serinst.statuslights2_326">
            <text:p>serinst.statuslights2_326</text:p>
          </table:table-cell>
          <table:table-cell table:formula="of:=CONCATENATE([varialbes_from_Marija.H64];&quot;.pt&quot;;[varialbes_from_Marija.F64];&quot;.&quot;;[varialbes_from_Marija.G64])" office:value-type="string" office:string-value="light.pt3.26.room">
            <text:p>light.pt3.26.room</text:p>
          </table:table-cell>
          <table:table-cell table:formula="of:=[varialbes_from_Marija.H64]" office:value-type="string" office:string-value="light">
            <text:p>light</text:p>
          </table:table-cell>
          <table:table-cell table:style-name="ce24" table:formula="of:=CONCATENATE(&quot;pt&quot;;[varialbes_from_Marija.F64];&quot;.&quot;;[varialbes_from_Marija.G64])" office:value-type="string" office:string-value="pt3.26.room">
            <text:p>pt3.26.room</text:p>
          </table:table-cell>
          <table:table-cell table:formula="of:=[varialbes_from_Marija.O6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5])" office:value-type="string" office:string-value="serinst.door1_313">
            <text:p>serinst.door1_313</text:p>
          </table:table-cell>
          <table:table-cell table:formula="of:=CONCATENATE([varialbes_from_Marija.H65];&quot;.pt&quot;;[varialbes_from_Marija.F65];&quot;.&quot;;[varialbes_from_Marija.G65])" office:value-type="string" office:string-value="door.pt3.13.room">
            <text:p>door.pt3.13.room</text:p>
          </table:table-cell>
          <table:table-cell table:formula="of:=[varialbes_from_Marija.H65]" office:value-type="string" office:string-value="door">
            <text:p>door</text:p>
          </table:table-cell>
          <table:table-cell table:style-name="ce24" table:formula="of:=CONCATENATE(&quot;pt&quot;;[varialbes_from_Marija.F65];&quot;.&quot;;[varialbes_from_Marija.G65])" office:value-type="string" office:string-value="pt3.13.room">
            <text:p>pt3.13.room</text:p>
          </table:table-cell>
          <table:table-cell table:formula="of:=[varialbes_from_Marija.O6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6])" office:value-type="string" office:string-value="serinst.window1_313">
            <text:p>serinst.window1_313</text:p>
          </table:table-cell>
          <table:table-cell table:formula="of:=CONCATENATE([varialbes_from_Marija.H66];&quot;.pt&quot;;[varialbes_from_Marija.F66];&quot;.&quot;;[varialbes_from_Marija.G66])" office:value-type="string" office:string-value="window.pt3.13.room">
            <text:p>window.pt3.13.room</text:p>
          </table:table-cell>
          <table:table-cell table:formula="of:=[varialbes_from_Marija.H66]" office:value-type="string" office:string-value="window">
            <text:p>window</text:p>
          </table:table-cell>
          <table:table-cell table:style-name="ce24" table:formula="of:=CONCATENATE(&quot;pt&quot;;[varialbes_from_Marija.F66];&quot;.&quot;;[varialbes_from_Marija.G66])" office:value-type="string" office:string-value="pt3.13.room">
            <text:p>pt3.13.room</text:p>
          </table:table-cell>
          <table:table-cell table:formula="of:=[varialbes_from_Marija.O6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7])" office:value-type="string" office:string-value="serinst.window2_313">
            <text:p>serinst.window2_313</text:p>
          </table:table-cell>
          <table:table-cell table:formula="of:=CONCATENATE([varialbes_from_Marija.H67];&quot;.pt&quot;;[varialbes_from_Marija.F67];&quot;.&quot;;[varialbes_from_Marija.G67])" office:value-type="string" office:string-value="window.pt3.13.room">
            <text:p>window.pt3.13.room</text:p>
          </table:table-cell>
          <table:table-cell table:formula="of:=[varialbes_from_Marija.H67]" office:value-type="string" office:string-value="window">
            <text:p>window</text:p>
          </table:table-cell>
          <table:table-cell table:style-name="ce24" table:formula="of:=CONCATENATE(&quot;pt&quot;;[varialbes_from_Marija.F67];&quot;.&quot;;[varialbes_from_Marija.G67])" office:value-type="string" office:string-value="pt3.13.room">
            <text:p>pt3.13.room</text:p>
          </table:table-cell>
          <table:table-cell table:formula="of:=[varialbes_from_Marija.O6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8])" office:value-type="string" office:string-value="serinst.distance1_313">
            <text:p>serinst.distance1_313</text:p>
          </table:table-cell>
          <table:table-cell table:formula="of:=CONCATENATE([varialbes_from_Marija.H68];&quot;.pt&quot;;[varialbes_from_Marija.F68];&quot;.&quot;;[varialbes_from_Marija.G68])" office:value-type="string" office:string-value="presence.pt3.13.room">
            <text:p>presence.pt3.13.room</text:p>
          </table:table-cell>
          <table:table-cell table:formula="of:=[varialbes_from_Marija.H68]" office:value-type="string" office:string-value="presence">
            <text:p>presence</text:p>
          </table:table-cell>
          <table:table-cell table:style-name="ce24" table:formula="of:=CONCATENATE(&quot;pt&quot;;[varialbes_from_Marija.F68];&quot;.&quot;;[varialbes_from_Marija.G68])" office:value-type="string" office:string-value="pt3.13.room">
            <text:p>pt3.13.room</text:p>
          </table:table-cell>
          <table:table-cell table:formula="of:=[varialbes_from_Marija.O6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69])" office:value-type="string" office:string-value="serinst.luxlevel1_313">
            <text:p>serinst.luxlevel1_313</text:p>
          </table:table-cell>
          <table:table-cell table:formula="of:=CONCATENATE([varialbes_from_Marija.H69];&quot;.pt&quot;;[varialbes_from_Marija.F69];&quot;.&quot;;[varialbes_from_Marija.G69])" office:value-type="string" office:string-value="light.pt3.13.room">
            <text:p>light.pt3.13.room</text:p>
          </table:table-cell>
          <table:table-cell table:formula="of:=[varialbes_from_Marija.H69]" office:value-type="string" office:string-value="light">
            <text:p>light</text:p>
          </table:table-cell>
          <table:table-cell table:style-name="ce24" table:formula="of:=CONCATENATE(&quot;pt&quot;;[varialbes_from_Marija.F69];&quot;.&quot;;[varialbes_from_Marija.G69])" office:value-type="string" office:string-value="pt3.13.room">
            <text:p>pt3.13.room</text:p>
          </table:table-cell>
          <table:table-cell table:formula="of:=[varialbes_from_Marija.O6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6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0])" office:value-type="string" office:string-value="serinst.luxlevelout1_313">
            <text:p>serinst.luxlevelout1_313</text:p>
          </table:table-cell>
          <table:table-cell table:formula="of:=CONCATENATE([varialbes_from_Marija.H70];&quot;.pt&quot;;[varialbes_from_Marija.F70];&quot;.&quot;;[varialbes_from_Marija.G70])" office:value-type="string" office:string-value="light.pt3.13.room">
            <text:p>light.pt3.13.room</text:p>
          </table:table-cell>
          <table:table-cell table:formula="of:=[varialbes_from_Marija.H70]" office:value-type="string" office:string-value="light">
            <text:p>light</text:p>
          </table:table-cell>
          <table:table-cell table:style-name="ce24" table:formula="of:=CONCATENATE(&quot;pt&quot;;[varialbes_from_Marija.F70];&quot;.&quot;;[varialbes_from_Marija.G70])" office:value-type="string" office:string-value="pt3.13.room">
            <text:p>pt3.13.room</text:p>
          </table:table-cell>
          <table:table-cell table:formula="of:=[varialbes_from_Marija.O7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1])" office:value-type="string" office:string-value="serinst.luxlevelout2_313">
            <text:p>serinst.luxlevelout2_313</text:p>
          </table:table-cell>
          <table:table-cell table:formula="of:=CONCATENATE([varialbes_from_Marija.H71];&quot;.pt&quot;;[varialbes_from_Marija.F71];&quot;.&quot;;[varialbes_from_Marija.G71])" office:value-type="string" office:string-value="light.pt3.13.room">
            <text:p>light.pt3.13.room</text:p>
          </table:table-cell>
          <table:table-cell table:formula="of:=[varialbes_from_Marija.H71]" office:value-type="string" office:string-value="light">
            <text:p>light</text:p>
          </table:table-cell>
          <table:table-cell table:style-name="ce24" table:formula="of:=CONCATENATE(&quot;pt&quot;;[varialbes_from_Marija.F71];&quot;.&quot;;[varialbes_from_Marija.G71])" office:value-type="string" office:string-value="pt3.13.room">
            <text:p>pt3.13.room</text:p>
          </table:table-cell>
          <table:table-cell table:formula="of:=[varialbes_from_Marija.O7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2])" office:value-type="string" office:string-value="serinst.powerconsumption1_313">
            <text:p>serinst.powerconsumption1_313</text:p>
          </table:table-cell>
          <table:table-cell table:formula="of:=CONCATENATE([varialbes_from_Marija.H72];&quot;.pt&quot;;[varialbes_from_Marija.F72];&quot;.&quot;;[varialbes_from_Marija.G72])" office:value-type="string" office:string-value="powerconsumption.pt3.13.room">
            <text:p>powerconsumption.pt3.13.room</text:p>
          </table:table-cell>
          <table:table-cell table:formula="of:=[varialbes_from_Marija.H72]" office:value-type="string" office:string-value="powerconsumption">
            <text:p>powerconsumption</text:p>
          </table:table-cell>
          <table:table-cell table:style-name="ce24" table:formula="of:=CONCATENATE(&quot;pt&quot;;[varialbes_from_Marija.F72];&quot;.&quot;;[varialbes_from_Marija.G72])" office:value-type="string" office:string-value="pt3.13.room">
            <text:p>pt3.13.room</text:p>
          </table:table-cell>
          <table:table-cell table:formula="of:=[varialbes_from_Marija.O7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3])" office:value-type="string" office:string-value="serinst.powerconsumption2_313">
            <text:p>serinst.powerconsumption2_313</text:p>
          </table:table-cell>
          <table:table-cell table:formula="of:=CONCATENATE([varialbes_from_Marija.H73];&quot;.pt&quot;;[varialbes_from_Marija.F73];&quot;.&quot;;[varialbes_from_Marija.G73])" office:value-type="string" office:string-value="powerconsumption.pt3.13.room">
            <text:p>powerconsumption.pt3.13.room</text:p>
          </table:table-cell>
          <table:table-cell table:formula="of:=[varialbes_from_Marija.H73]" office:value-type="string" office:string-value="powerconsumption">
            <text:p>powerconsumption</text:p>
          </table:table-cell>
          <table:table-cell table:style-name="ce24" table:formula="of:=CONCATENATE(&quot;pt&quot;;[varialbes_from_Marija.F73];&quot;.&quot;;[varialbes_from_Marija.G73])" office:value-type="string" office:string-value="pt3.13.room">
            <text:p>pt3.13.room</text:p>
          </table:table-cell>
          <table:table-cell table:formula="of:=[varialbes_from_Marija.O7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4])" office:value-type="string" office:string-value="serinst.powerconsumption3_313">
            <text:p>serinst.powerconsumption3_313</text:p>
          </table:table-cell>
          <table:table-cell table:formula="of:=CONCATENATE([varialbes_from_Marija.H74];&quot;.pt&quot;;[varialbes_from_Marija.F74];&quot;.&quot;;[varialbes_from_Marija.G74])" office:value-type="string" office:string-value="powerconsumption.pt3.13.room">
            <text:p>powerconsumption.pt3.13.room</text:p>
          </table:table-cell>
          <table:table-cell table:formula="of:=[varialbes_from_Marija.H74]" office:value-type="string" office:string-value="powerconsumption">
            <text:p>powerconsumption</text:p>
          </table:table-cell>
          <table:table-cell table:style-name="ce24" table:formula="of:=CONCATENATE(&quot;pt&quot;;[varialbes_from_Marija.F74];&quot;.&quot;;[varialbes_from_Marija.G74])" office:value-type="string" office:string-value="pt3.13.room">
            <text:p>pt3.13.room</text:p>
          </table:table-cell>
          <table:table-cell table:formula="of:=[varialbes_from_Marija.O7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5])" office:value-type="string" office:string-value="serinst.statusbeamer1_313">
            <text:p>serinst.statusbeamer1_313</text:p>
          </table:table-cell>
          <table:table-cell table:formula="of:=CONCATENATE([varialbes_from_Marija.H75];&quot;.pt&quot;;[varialbes_from_Marija.F75];&quot;.&quot;;[varialbes_from_Marija.G75])" office:value-type="string" office:string-value="beamer.pt3.13.room">
            <text:p>beamer.pt3.13.room</text:p>
          </table:table-cell>
          <table:table-cell table:formula="of:=[varialbes_from_Marija.H75]" office:value-type="string" office:string-value="beamer">
            <text:p>beamer</text:p>
          </table:table-cell>
          <table:table-cell table:style-name="ce24" table:formula="of:=CONCATENATE(&quot;pt&quot;;[varialbes_from_Marija.F75];&quot;.&quot;;[varialbes_from_Marija.G75])" office:value-type="string" office:string-value="pt3.13.room">
            <text:p>pt3.13.room</text:p>
          </table:table-cell>
          <table:table-cell table:formula="of:=[varialbes_from_Marija.O7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6])" office:value-type="string" office:string-value="serinst.statushvac1_313">
            <text:p>serinst.statushvac1_313</text:p>
          </table:table-cell>
          <table:table-cell table:formula="of:=CONCATENATE([varialbes_from_Marija.H76];&quot;.pt&quot;;[varialbes_from_Marija.F76];&quot;.&quot;;[varialbes_from_Marija.G76])" office:value-type="string" office:string-value="hvac.pt3.13.room">
            <text:p>hvac.pt3.13.room</text:p>
          </table:table-cell>
          <table:table-cell table:formula="of:=[varialbes_from_Marija.H76]" office:value-type="string" office:string-value="hvac">
            <text:p>hvac</text:p>
          </table:table-cell>
          <table:table-cell table:style-name="ce24" table:formula="of:=CONCATENATE(&quot;pt&quot;;[varialbes_from_Marija.F76];&quot;.&quot;;[varialbes_from_Marija.G76])" office:value-type="string" office:string-value="pt3.13.room">
            <text:p>pt3.13.room</text:p>
          </table:table-cell>
          <table:table-cell table:formula="of:=[varialbes_from_Marija.O7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7])" office:value-type="string" office:string-value="serinst.statushvac2_313">
            <text:p>serinst.statushvac2_313</text:p>
          </table:table-cell>
          <table:table-cell table:formula="of:=CONCATENATE([varialbes_from_Marija.H77];&quot;.pt&quot;;[varialbes_from_Marija.F77];&quot;.&quot;;[varialbes_from_Marija.G77])" office:value-type="string" office:string-value="hvac.pt3.13.room">
            <text:p>hvac.pt3.13.room</text:p>
          </table:table-cell>
          <table:table-cell table:formula="of:=[varialbes_from_Marija.H77]" office:value-type="string" office:string-value="hvac">
            <text:p>hvac</text:p>
          </table:table-cell>
          <table:table-cell table:style-name="ce24" table:formula="of:=CONCATENATE(&quot;pt&quot;;[varialbes_from_Marija.F77];&quot;.&quot;;[varialbes_from_Marija.G77])" office:value-type="string" office:string-value="pt3.13.room">
            <text:p>pt3.13.room</text:p>
          </table:table-cell>
          <table:table-cell table:formula="of:=[varialbes_from_Marija.O7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8])" office:value-type="string" office:string-value="serinst.energybalance_313">
            <text:p>serinst.energybalance_313</text:p>
          </table:table-cell>
          <table:table-cell table:formula="of:=CONCATENATE([varialbes_from_Marija.H78];&quot;.pt&quot;;[varialbes_from_Marija.F78];&quot;.&quot;;[varialbes_from_Marija.G78])" office:value-type="string" office:string-value="energyconsumption.pt3.13.room">
            <text:p>energyconsumption.pt3.13.room</text:p>
          </table:table-cell>
          <table:table-cell table:formula="of:=[varialbes_from_Marija.H78]" office:value-type="string" office:string-value="energyconsumption">
            <text:p>energyconsumption</text:p>
          </table:table-cell>
          <table:table-cell table:style-name="ce24" table:formula="of:=CONCATENATE(&quot;pt&quot;;[varialbes_from_Marija.F78];&quot;.&quot;;[varialbes_from_Marija.G78])" office:value-type="string" office:string-value="pt3.13.room">
            <text:p>pt3.13.room</text:p>
          </table:table-cell>
          <table:table-cell table:formula="of:=[varialbes_from_Marija.O7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79])" office:value-type="string" office:string-value="serinst.heatlosses_313">
            <text:p>serinst.heatlosses_313</text:p>
          </table:table-cell>
          <table:table-cell table:formula="of:=CONCATENATE([varialbes_from_Marija.H79];&quot;.pt&quot;;[varialbes_from_Marija.F79];&quot;.&quot;;[varialbes_from_Marija.G79])" office:value-type="string" office:string-value="energyconsumption.pt3.13.room">
            <text:p>energyconsumption.pt3.13.room</text:p>
          </table:table-cell>
          <table:table-cell table:formula="of:=[varialbes_from_Marija.H79]" office:value-type="string" office:string-value="energyconsumption">
            <text:p>energyconsumption</text:p>
          </table:table-cell>
          <table:table-cell table:style-name="ce24" table:formula="of:=CONCATENATE(&quot;pt&quot;;[varialbes_from_Marija.F79];&quot;.&quot;;[varialbes_from_Marija.G79])" office:value-type="string" office:string-value="pt3.13.room">
            <text:p>pt3.13.room</text:p>
          </table:table-cell>
          <table:table-cell table:formula="of:=[varialbes_from_Marija.O7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7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0])" office:value-type="string" office:string-value="serinst.hvac_heat_production_313">
            <text:p>serinst.hvac_heat_production_313</text:p>
          </table:table-cell>
          <table:table-cell table:formula="of:=CONCATENATE([varialbes_from_Marija.H80];&quot;.pt&quot;;[varialbes_from_Marija.F80];&quot;.&quot;;[varialbes_from_Marija.G80])" office:value-type="string" office:string-value="hvac.pt3.13.room">
            <text:p>hvac.pt3.13.room</text:p>
          </table:table-cell>
          <table:table-cell table:formula="of:=[varialbes_from_Marija.H80]" office:value-type="string" office:string-value="hvac">
            <text:p>hvac</text:p>
          </table:table-cell>
          <table:table-cell table:style-name="ce24" table:formula="of:=CONCATENATE(&quot;pt&quot;;[varialbes_from_Marija.F80];&quot;.&quot;;[varialbes_from_Marija.G80])" office:value-type="string" office:string-value="pt3.13.room">
            <text:p>pt3.13.room</text:p>
          </table:table-cell>
          <table:table-cell table:formula="of:=[varialbes_from_Marija.O8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1])" office:value-type="string" office:string-value="serinst.statuspolicy_313">
            <text:p>serinst.statuspolicy_313</text:p>
          </table:table-cell>
          <table:table-cell table:formula="of:=CONCATENATE([varialbes_from_Marija.H81];&quot;.pt&quot;;[varialbes_from_Marija.F81];&quot;.&quot;;[varialbes_from_Marija.G81])" office:value-type="string" office:string-value="energyconsumption.pt3.13.room">
            <text:p>energyconsumption.pt3.13.room</text:p>
          </table:table-cell>
          <table:table-cell table:formula="of:=[varialbes_from_Marija.H81]" office:value-type="string" office:string-value="energyconsumption">
            <text:p>energyconsumption</text:p>
          </table:table-cell>
          <table:table-cell table:style-name="ce24" table:formula="of:=CONCATENATE(&quot;pt&quot;;[varialbes_from_Marija.F81];&quot;.&quot;;[varialbes_from_Marija.G81])" office:value-type="string" office:string-value="pt3.13.room">
            <text:p>pt3.13.room</text:p>
          </table:table-cell>
          <table:table-cell table:formula="of:=[varialbes_from_Marija.O8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2])" office:value-type="string" office:string-value="serinst.statustemperature_mean_313">
            <text:p>serinst.statustemperature_mean_313</text:p>
          </table:table-cell>
          <table:table-cell table:formula="of:=CONCATENATE([varialbes_from_Marija.H82];&quot;.pt&quot;;[varialbes_from_Marija.F82];&quot;.&quot;;[varialbes_from_Marija.G82])" office:value-type="string" office:string-value="temperature.pt3.13.room">
            <text:p>temperature.pt3.13.room</text:p>
          </table:table-cell>
          <table:table-cell table:formula="of:=[varialbes_from_Marija.H82]" office:value-type="string" office:string-value="temperature">
            <text:p>temperature</text:p>
          </table:table-cell>
          <table:table-cell table:style-name="ce24" table:formula="of:=CONCATENATE(&quot;pt&quot;;[varialbes_from_Marija.F82];&quot;.&quot;;[varialbes_from_Marija.G82])" office:value-type="string" office:string-value="pt3.13.room">
            <text:p>pt3.13.room</text:p>
          </table:table-cell>
          <table:table-cell table:formula="of:=[varialbes_from_Marija.O8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3])" office:value-type="string" office:string-value="serinst.statuspmv_313">
            <text:p>serinst.statuspmv_313</text:p>
          </table:table-cell>
          <table:table-cell table:formula="of:=CONCATENATE([varialbes_from_Marija.H83];&quot;.pt&quot;;[varialbes_from_Marija.F83];&quot;.&quot;;[varialbes_from_Marija.G83])" office:value-type="string" office:string-value="energyconsumption.pt3.13.room">
            <text:p>energyconsumption.pt3.13.room</text:p>
          </table:table-cell>
          <table:table-cell table:formula="of:=[varialbes_from_Marija.H83]" office:value-type="string" office:string-value="energyconsumption">
            <text:p>energyconsumption</text:p>
          </table:table-cell>
          <table:table-cell table:style-name="ce24" table:formula="of:=CONCATENATE(&quot;pt&quot;;[varialbes_from_Marija.F83];&quot;.&quot;;[varialbes_from_Marija.G83])" office:value-type="string" office:string-value="pt3.13.room">
            <text:p>pt3.13.room</text:p>
          </table:table-cell>
          <table:table-cell table:formula="of:=[varialbes_from_Marija.O8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4])" office:value-type="string" office:string-value="serinst.lightpowerconsumption1_313">
            <text:p>serinst.lightpowerconsumption1_313</text:p>
          </table:table-cell>
          <table:table-cell table:formula="of:=CONCATENATE([varialbes_from_Marija.H84];&quot;.pt&quot;;[varialbes_from_Marija.F84];&quot;.&quot;;[varialbes_from_Marija.G84])" office:value-type="string" office:string-value="light.pt3.13.room">
            <text:p>light.pt3.13.room</text:p>
          </table:table-cell>
          <table:table-cell table:formula="of:=[varialbes_from_Marija.H84]" office:value-type="string" office:string-value="light">
            <text:p>light</text:p>
          </table:table-cell>
          <table:table-cell table:style-name="ce24" table:formula="of:=CONCATENATE(&quot;pt&quot;;[varialbes_from_Marija.F84];&quot;.&quot;;[varialbes_from_Marija.G84])" office:value-type="string" office:string-value="pt3.13.room">
            <text:p>pt3.13.room</text:p>
          </table:table-cell>
          <table:table-cell table:formula="of:=[varialbes_from_Marija.O8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5])" office:value-type="string" office:string-value="serinst.lightpowerconsumption2_313">
            <text:p>serinst.lightpowerconsumption2_313</text:p>
          </table:table-cell>
          <table:table-cell table:formula="of:=CONCATENATE([varialbes_from_Marija.H85];&quot;.pt&quot;;[varialbes_from_Marija.F85];&quot;.&quot;;[varialbes_from_Marija.G85])" office:value-type="string" office:string-value="light.pt3.13.room">
            <text:p>light.pt3.13.room</text:p>
          </table:table-cell>
          <table:table-cell table:formula="of:=[varialbes_from_Marija.H85]" office:value-type="string" office:string-value="light">
            <text:p>light</text:p>
          </table:table-cell>
          <table:table-cell table:style-name="ce24" table:formula="of:=CONCATENATE(&quot;pt&quot;;[varialbes_from_Marija.F85];&quot;.&quot;;[varialbes_from_Marija.G85])" office:value-type="string" office:string-value="pt3.13.room">
            <text:p>pt3.13.room</text:p>
          </table:table-cell>
          <table:table-cell table:formula="of:=[varialbes_from_Marija.O8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6])" office:value-type="string" office:string-value="serinst.statuslightswitch1_313">
            <text:p>serinst.statuslightswitch1_313</text:p>
          </table:table-cell>
          <table:table-cell table:formula="of:=CONCATENATE([varialbes_from_Marija.H86];&quot;.pt&quot;;[varialbes_from_Marija.F86];&quot;.&quot;;[varialbes_from_Marija.G86])" office:value-type="string" office:string-value="light.pt3.13.room">
            <text:p>light.pt3.13.room</text:p>
          </table:table-cell>
          <table:table-cell table:formula="of:=[varialbes_from_Marija.H86]" office:value-type="string" office:string-value="light">
            <text:p>light</text:p>
          </table:table-cell>
          <table:table-cell table:style-name="ce24" table:formula="of:=CONCATENATE(&quot;pt&quot;;[varialbes_from_Marija.F86];&quot;.&quot;;[varialbes_from_Marija.G86])" office:value-type="string" office:string-value="pt3.13.room">
            <text:p>pt3.13.room</text:p>
          </table:table-cell>
          <table:table-cell table:formula="of:=[varialbes_from_Marija.O8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7])" office:value-type="string" office:string-value="serinst.statuslightswitch2_313">
            <text:p>serinst.statuslightswitch2_313</text:p>
          </table:table-cell>
          <table:table-cell table:formula="of:=CONCATENATE([varialbes_from_Marija.H87];&quot;.pt&quot;;[varialbes_from_Marija.F87];&quot;.&quot;;[varialbes_from_Marija.G87])" office:value-type="string" office:string-value="light.pt3.13.room">
            <text:p>light.pt3.13.room</text:p>
          </table:table-cell>
          <table:table-cell table:formula="of:=[varialbes_from_Marija.H87]" office:value-type="string" office:string-value="light">
            <text:p>light</text:p>
          </table:table-cell>
          <table:table-cell table:style-name="ce24" table:formula="of:=CONCATENATE(&quot;pt&quot;;[varialbes_from_Marija.F87];&quot;.&quot;;[varialbes_from_Marija.G87])" office:value-type="string" office:string-value="pt3.13.room">
            <text:p>pt3.13.room</text:p>
          </table:table-cell>
          <table:table-cell table:formula="of:=[varialbes_from_Marija.O8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8])" office:value-type="string" office:string-value="serinst.statuslights1_313">
            <text:p>serinst.statuslights1_313</text:p>
          </table:table-cell>
          <table:table-cell table:formula="of:=CONCATENATE([varialbes_from_Marija.H88];&quot;.pt&quot;;[varialbes_from_Marija.F88];&quot;.&quot;;[varialbes_from_Marija.G88])" office:value-type="string" office:string-value="light.pt3.13.room">
            <text:p>light.pt3.13.room</text:p>
          </table:table-cell>
          <table:table-cell table:formula="of:=[varialbes_from_Marija.H88]" office:value-type="string" office:string-value="light">
            <text:p>light</text:p>
          </table:table-cell>
          <table:table-cell table:style-name="ce24" table:formula="of:=CONCATENATE(&quot;pt&quot;;[varialbes_from_Marija.F88];&quot;.&quot;;[varialbes_from_Marija.G88])" office:value-type="string" office:string-value="pt3.13.room">
            <text:p>pt3.13.room</text:p>
          </table:table-cell>
          <table:table-cell table:formula="of:=[varialbes_from_Marija.O8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89])" office:value-type="string" office:string-value="serinst.statuslights2_313">
            <text:p>serinst.statuslights2_313</text:p>
          </table:table-cell>
          <table:table-cell table:formula="of:=CONCATENATE([varialbes_from_Marija.H89];&quot;.pt&quot;;[varialbes_from_Marija.F89];&quot;.&quot;;[varialbes_from_Marija.G89])" office:value-type="string" office:string-value="light.pt3.13.room">
            <text:p>light.pt3.13.room</text:p>
          </table:table-cell>
          <table:table-cell table:formula="of:=[varialbes_from_Marija.H89]" office:value-type="string" office:string-value="light">
            <text:p>light</text:p>
          </table:table-cell>
          <table:table-cell table:style-name="ce24" table:formula="of:=CONCATENATE(&quot;pt&quot;;[varialbes_from_Marija.F89];&quot;.&quot;;[varialbes_from_Marija.G89])" office:value-type="string" office:string-value="pt3.13.room">
            <text:p>pt3.13.room</text:p>
          </table:table-cell>
          <table:table-cell table:formula="of:=[varialbes_from_Marija.O8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8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0])" office:value-type="string" office:string-value="serinst.temperature1_313">
            <text:p>serinst.temperature1_313</text:p>
          </table:table-cell>
          <table:table-cell table:formula="of:=CONCATENATE([varialbes_from_Marija.H90];&quot;.pt&quot;;[varialbes_from_Marija.F90];&quot;.&quot;;[varialbes_from_Marija.G90])" office:value-type="string" office:string-value="temperature.pt3.13.room">
            <text:p>temperature.pt3.13.room</text:p>
          </table:table-cell>
          <table:table-cell table:formula="of:=[varialbes_from_Marija.H90]" office:value-type="string" office:string-value="temperature">
            <text:p>temperature</text:p>
          </table:table-cell>
          <table:table-cell table:style-name="ce24" table:formula="of:=CONCATENATE(&quot;pt&quot;;[varialbes_from_Marija.F90];&quot;.&quot;;[varialbes_from_Marija.G90])" office:value-type="string" office:string-value="pt3.13.room">
            <text:p>pt3.13.room</text:p>
          </table:table-cell>
          <table:table-cell table:formula="of:=[varialbes_from_Marija.O9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1])" office:value-type="string" office:string-value="serinst.temperature2_313">
            <text:p>serinst.temperature2_313</text:p>
          </table:table-cell>
          <table:table-cell table:formula="of:=CONCATENATE([varialbes_from_Marija.H91];&quot;.pt&quot;;[varialbes_from_Marija.F91];&quot;.&quot;;[varialbes_from_Marija.G91])" office:value-type="string" office:string-value="temperature.pt3.13.room">
            <text:p>temperature.pt3.13.room</text:p>
          </table:table-cell>
          <table:table-cell table:formula="of:=[varialbes_from_Marija.H91]" office:value-type="string" office:string-value="temperature">
            <text:p>temperature</text:p>
          </table:table-cell>
          <table:table-cell table:style-name="ce24" table:formula="of:=CONCATENATE(&quot;pt&quot;;[varialbes_from_Marija.F91];&quot;.&quot;;[varialbes_from_Marija.G91])" office:value-type="string" office:string-value="pt3.13.room">
            <text:p>pt3.13.room</text:p>
          </table:table-cell>
          <table:table-cell table:formula="of:=[varialbes_from_Marija.O9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2])" office:value-type="string" office:string-value="serinst.temperature3_313">
            <text:p>serinst.temperature3_313</text:p>
          </table:table-cell>
          <table:table-cell table:formula="of:=CONCATENATE([varialbes_from_Marija.H92];&quot;.pt&quot;;[varialbes_from_Marija.F92];&quot;.&quot;;[varialbes_from_Marija.G92])" office:value-type="string" office:string-value="temperature.pt3.13.room">
            <text:p>temperature.pt3.13.room</text:p>
          </table:table-cell>
          <table:table-cell table:formula="of:=[varialbes_from_Marija.H92]" office:value-type="string" office:string-value="temperature">
            <text:p>temperature</text:p>
          </table:table-cell>
          <table:table-cell table:style-name="ce24" table:formula="of:=CONCATENATE(&quot;pt&quot;;[varialbes_from_Marija.F92];&quot;.&quot;;[varialbes_from_Marija.G92])" office:value-type="string" office:string-value="pt3.13.room">
            <text:p>pt3.13.room</text:p>
          </table:table-cell>
          <table:table-cell table:formula="of:=[varialbes_from_Marija.O9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3])" office:value-type="string" office:string-value="serinst.temperature4_313">
            <text:p>serinst.temperature4_313</text:p>
          </table:table-cell>
          <table:table-cell table:formula="of:=CONCATENATE([varialbes_from_Marija.H93];&quot;.pt&quot;;[varialbes_from_Marija.F93];&quot;.&quot;;[varialbes_from_Marija.G93])" office:value-type="string" office:string-value="temperature.pt3.13.room">
            <text:p>temperature.pt3.13.room</text:p>
          </table:table-cell>
          <table:table-cell table:formula="of:=[varialbes_from_Marija.H93]" office:value-type="string" office:string-value="temperature">
            <text:p>temperature</text:p>
          </table:table-cell>
          <table:table-cell table:style-name="ce24" table:formula="of:=CONCATENATE(&quot;pt&quot;;[varialbes_from_Marija.F93];&quot;.&quot;;[varialbes_from_Marija.G93])" office:value-type="string" office:string-value="pt3.13.room">
            <text:p>pt3.13.room</text:p>
          </table:table-cell>
          <table:table-cell table:formula="of:=[varialbes_from_Marija.O9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4])" office:value-type="string" office:string-value="serinst.outdoortemperature1_313">
            <text:p>serinst.outdoortemperature1_313</text:p>
          </table:table-cell>
          <table:table-cell table:formula="of:=CONCATENATE([varialbes_from_Marija.H94];&quot;.pt&quot;;[varialbes_from_Marija.F94];&quot;.&quot;;[varialbes_from_Marija.G94])" office:value-type="string" office:string-value="temperature.pt3.13.room">
            <text:p>temperature.pt3.13.room</text:p>
          </table:table-cell>
          <table:table-cell table:formula="of:=[varialbes_from_Marija.H94]" office:value-type="string" office:string-value="temperature">
            <text:p>temperature</text:p>
          </table:table-cell>
          <table:table-cell table:style-name="ce24" table:formula="of:=CONCATENATE(&quot;pt&quot;;[varialbes_from_Marija.F94];&quot;.&quot;;[varialbes_from_Marija.G94])" office:value-type="string" office:string-value="pt3.13.room">
            <text:p>pt3.13.room</text:p>
          </table:table-cell>
          <table:table-cell table:formula="of:=[varialbes_from_Marija.O9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5])" office:value-type="string" office:string-value="serinst.humidity1_313">
            <text:p>serinst.humidity1_313</text:p>
          </table:table-cell>
          <table:table-cell table:formula="of:=CONCATENATE([varialbes_from_Marija.H95];&quot;.pt&quot;;[varialbes_from_Marija.F95];&quot;.&quot;;[varialbes_from_Marija.G95])" office:value-type="string" office:string-value="humidity.pt3.13.room">
            <text:p>humidity.pt3.13.room</text:p>
          </table:table-cell>
          <table:table-cell table:formula="of:=[varialbes_from_Marija.H95]" office:value-type="string" office:string-value="humidity">
            <text:p>humidity</text:p>
          </table:table-cell>
          <table:table-cell table:style-name="ce24" table:formula="of:=CONCATENATE(&quot;pt&quot;;[varialbes_from_Marija.F95];&quot;.&quot;;[varialbes_from_Marija.G95])" office:value-type="string" office:string-value="pt3.13.room">
            <text:p>pt3.13.room</text:p>
          </table:table-cell>
          <table:table-cell table:formula="of:=[varialbes_from_Marija.O9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6])" office:value-type="string" office:string-value="serinst.humidity2_313">
            <text:p>serinst.humidity2_313</text:p>
          </table:table-cell>
          <table:table-cell table:formula="of:=CONCATENATE([varialbes_from_Marija.H96];&quot;.pt&quot;;[varialbes_from_Marija.F96];&quot;.&quot;;[varialbes_from_Marija.G96])" office:value-type="string" office:string-value="humidity.pt3.13.room">
            <text:p>humidity.pt3.13.room</text:p>
          </table:table-cell>
          <table:table-cell table:formula="of:=[varialbes_from_Marija.H96]" office:value-type="string" office:string-value="humidity">
            <text:p>humidity</text:p>
          </table:table-cell>
          <table:table-cell table:style-name="ce24" table:formula="of:=CONCATENATE(&quot;pt&quot;;[varialbes_from_Marija.F96];&quot;.&quot;;[varialbes_from_Marija.G96])" office:value-type="string" office:string-value="pt3.13.room">
            <text:p>pt3.13.room</text:p>
          </table:table-cell>
          <table:table-cell table:formula="of:=[varialbes_from_Marija.O9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7])" office:value-type="string" office:string-value="serinst.humidity3_313">
            <text:p>serinst.humidity3_313</text:p>
          </table:table-cell>
          <table:table-cell table:formula="of:=CONCATENATE([varialbes_from_Marija.H97];&quot;.pt&quot;;[varialbes_from_Marija.F97];&quot;.&quot;;[varialbes_from_Marija.G97])" office:value-type="string" office:string-value="humidity.pt3.13.room">
            <text:p>humidity.pt3.13.room</text:p>
          </table:table-cell>
          <table:table-cell table:formula="of:=[varialbes_from_Marija.H97]" office:value-type="string" office:string-value="humidity">
            <text:p>humidity</text:p>
          </table:table-cell>
          <table:table-cell table:style-name="ce24" table:formula="of:=CONCATENATE(&quot;pt&quot;;[varialbes_from_Marija.F97];&quot;.&quot;;[varialbes_from_Marija.G97])" office:value-type="string" office:string-value="pt3.13.room">
            <text:p>pt3.13.room</text:p>
          </table:table-cell>
          <table:table-cell table:formula="of:=[varialbes_from_Marija.O9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8])" office:value-type="string" office:string-value="serinst.humidity4_313">
            <text:p>serinst.humidity4_313</text:p>
          </table:table-cell>
          <table:table-cell table:formula="of:=CONCATENATE([varialbes_from_Marija.H98];&quot;.pt&quot;;[varialbes_from_Marija.F98];&quot;.&quot;;[varialbes_from_Marija.G98])" office:value-type="string" office:string-value="humidity.pt3.13.room">
            <text:p>humidity.pt3.13.room</text:p>
          </table:table-cell>
          <table:table-cell table:formula="of:=[varialbes_from_Marija.H98]" office:value-type="string" office:string-value="humidity">
            <text:p>humidity</text:p>
          </table:table-cell>
          <table:table-cell table:style-name="ce24" table:formula="of:=CONCATENATE(&quot;pt&quot;;[varialbes_from_Marija.F98];&quot;.&quot;;[varialbes_from_Marija.G98])" office:value-type="string" office:string-value="pt3.13.room">
            <text:p>pt3.13.room</text:p>
          </table:table-cell>
          <table:table-cell table:formula="of:=[varialbes_from_Marija.O9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99])" office:value-type="string" office:string-value="serinst.outdoorhumidity1_313">
            <text:p>serinst.outdoorhumidity1_313</text:p>
          </table:table-cell>
          <table:table-cell table:formula="of:=CONCATENATE([varialbes_from_Marija.H99];&quot;.pt&quot;;[varialbes_from_Marija.F99];&quot;.&quot;;[varialbes_from_Marija.G99])" office:value-type="string" office:string-value="humidity.pt3.13.room">
            <text:p>humidity.pt3.13.room</text:p>
          </table:table-cell>
          <table:table-cell table:formula="of:=[varialbes_from_Marija.H99]" office:value-type="string" office:string-value="humidity">
            <text:p>humidity</text:p>
          </table:table-cell>
          <table:table-cell table:style-name="ce24" table:formula="of:=CONCATENATE(&quot;pt&quot;;[varialbes_from_Marija.F99];&quot;.&quot;;[varialbes_from_Marija.G99])" office:value-type="string" office:string-value="pt3.13.room">
            <text:p>pt3.13.room</text:p>
          </table:table-cell>
          <table:table-cell table:formula="of:=[varialbes_from_Marija.O9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9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0])" office:value-type="string" office:string-value="serinst.co2level1_313">
            <text:p>serinst.co2level1_313</text:p>
          </table:table-cell>
          <table:table-cell table:formula="of:=CONCATENATE([varialbes_from_Marija.H100];&quot;.pt&quot;;[varialbes_from_Marija.F100];&quot;.&quot;;[varialbes_from_Marija.G100])" office:value-type="string" office:string-value="co2level.pt3.13.room">
            <text:p>co2level.pt3.13.room</text:p>
          </table:table-cell>
          <table:table-cell table:formula="of:=[varialbes_from_Marija.H100]" office:value-type="string" office:string-value="co2level">
            <text:p>co2level</text:p>
          </table:table-cell>
          <table:table-cell table:style-name="ce24" table:formula="of:=CONCATENATE(&quot;pt&quot;;[varialbes_from_Marija.F100];&quot;.&quot;;[varialbes_from_Marija.G100])" office:value-type="string" office:string-value="pt3.13.room">
            <text:p>pt3.13.room</text:p>
          </table:table-cell>
          <table:table-cell table:formula="of:=[varialbes_from_Marija.O10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1])" office:value-type="string" office:string-value="serinst.outdoorco2level1_313">
            <text:p>serinst.outdoorco2level1_313</text:p>
          </table:table-cell>
          <table:table-cell table:formula="of:=CONCATENATE([varialbes_from_Marija.H101];&quot;.pt&quot;;[varialbes_from_Marija.F101];&quot;.&quot;;[varialbes_from_Marija.G101])" office:value-type="string" office:string-value="co2level.pt3.13.room">
            <text:p>co2level.pt3.13.room</text:p>
          </table:table-cell>
          <table:table-cell table:formula="of:=[varialbes_from_Marija.H101]" office:value-type="string" office:string-value="co2level">
            <text:p>co2level</text:p>
          </table:table-cell>
          <table:table-cell table:style-name="ce24" table:formula="of:=CONCATENATE(&quot;pt&quot;;[varialbes_from_Marija.F101];&quot;.&quot;;[varialbes_from_Marija.G101])" office:value-type="string" office:string-value="pt3.13.room">
            <text:p>pt3.13.room</text:p>
          </table:table-cell>
          <table:table-cell table:formula="of:=[varialbes_from_Marija.O10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2])" office:value-type="string" office:string-value="serinst.presence1_313">
            <text:p>serinst.presence1_313</text:p>
          </table:table-cell>
          <table:table-cell table:formula="of:=CONCATENATE([varialbes_from_Marija.H102];&quot;.pt&quot;;[varialbes_from_Marija.F102];&quot;.&quot;;[varialbes_from_Marija.G102])" office:value-type="string" office:string-value="presence.pt3.13.area1">
            <text:p>presence.pt3.13.area1</text:p>
          </table:table-cell>
          <table:table-cell table:formula="of:=[varialbes_from_Marija.H102]" office:value-type="string" office:string-value="presence">
            <text:p>presence</text:p>
          </table:table-cell>
          <table:table-cell table:style-name="ce24" table:formula="of:=CONCATENATE(&quot;pt&quot;;[varialbes_from_Marija.F102];&quot;.&quot;;[varialbes_from_Marija.G102])" office:value-type="string" office:string-value="pt3.13.area1">
            <text:p>pt3.13.area1</text:p>
          </table:table-cell>
          <table:table-cell table:formula="of:=[varialbes_from_Marija.O10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3])" office:value-type="string" office:string-value="serinst.presence2_313">
            <text:p>serinst.presence2_313</text:p>
          </table:table-cell>
          <table:table-cell table:formula="of:=CONCATENATE([varialbes_from_Marija.H103];&quot;.pt&quot;;[varialbes_from_Marija.F103];&quot;.&quot;;[varialbes_from_Marija.G103])" office:value-type="string" office:string-value="presence.pt3.13.area2">
            <text:p>presence.pt3.13.area2</text:p>
          </table:table-cell>
          <table:table-cell table:formula="of:=[varialbes_from_Marija.H103]" office:value-type="string" office:string-value="presence">
            <text:p>presence</text:p>
          </table:table-cell>
          <table:table-cell table:style-name="ce24" table:formula="of:=CONCATENATE(&quot;pt&quot;;[varialbes_from_Marija.F103];&quot;.&quot;;[varialbes_from_Marija.G103])" office:value-type="string" office:string-value="pt3.13.area2">
            <text:p>pt3.13.area2</text:p>
          </table:table-cell>
          <table:table-cell table:formula="of:=[varialbes_from_Marija.O10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4])" office:value-type="string" office:string-value="serinst.presence3_313">
            <text:p>serinst.presence3_313</text:p>
          </table:table-cell>
          <table:table-cell table:formula="of:=CONCATENATE([varialbes_from_Marija.H104];&quot;.pt&quot;;[varialbes_from_Marija.F104];&quot;.&quot;;[varialbes_from_Marija.G104])" office:value-type="string" office:string-value="presence.pt3.13.room">
            <text:p>presence.pt3.13.room</text:p>
          </table:table-cell>
          <table:table-cell table:formula="of:=[varialbes_from_Marija.H104]" office:value-type="string" office:string-value="presence">
            <text:p>presence</text:p>
          </table:table-cell>
          <table:table-cell table:style-name="ce24" table:formula="of:=CONCATENATE(&quot;pt&quot;;[varialbes_from_Marija.F104];&quot;.&quot;;[varialbes_from_Marija.G104])" office:value-type="string" office:string-value="pt3.13.room">
            <text:p>pt3.13.room</text:p>
          </table:table-cell>
          <table:table-cell table:formula="of:=[varialbes_from_Marija.O10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5])" office:value-type="string" office:string-value="serinst.presenceroom1_313">
            <text:p>serinst.presenceroom1_313</text:p>
          </table:table-cell>
          <table:table-cell table:formula="of:=CONCATENATE([varialbes_from_Marija.H105];&quot;.pt&quot;;[varialbes_from_Marija.F105];&quot;.&quot;;[varialbes_from_Marija.G105])" office:value-type="string" office:string-value="presence.pt3.13.room">
            <text:p>presence.pt3.13.room</text:p>
          </table:table-cell>
          <table:table-cell table:formula="of:=[varialbes_from_Marija.H105]" office:value-type="string" office:string-value="presence">
            <text:p>presence</text:p>
          </table:table-cell>
          <table:table-cell table:style-name="ce24" table:formula="of:=CONCATENATE(&quot;pt&quot;;[varialbes_from_Marija.F105];&quot;.&quot;;[varialbes_from_Marija.G105])" office:value-type="string" office:string-value="pt3.13.room">
            <text:p>pt3.13.room</text:p>
          </table:table-cell>
          <table:table-cell table:formula="of:=[varialbes_from_Marija.O10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6])" office:value-type="string" office:string-value="serinst.motionout1_313">
            <text:p>serinst.motionout1_313</text:p>
          </table:table-cell>
          <table:table-cell table:formula="of:=CONCATENATE([varialbes_from_Marija.H106];&quot;.pt&quot;;[varialbes_from_Marija.F106];&quot;.&quot;;[varialbes_from_Marija.G106])" office:value-type="string" office:string-value="presence.pt3.13.room">
            <text:p>presence.pt3.13.room</text:p>
          </table:table-cell>
          <table:table-cell table:formula="of:=[varialbes_from_Marija.H106]" office:value-type="string" office:string-value="presence">
            <text:p>presence</text:p>
          </table:table-cell>
          <table:table-cell table:style-name="ce24" table:formula="of:=CONCATENATE(&quot;pt&quot;;[varialbes_from_Marija.F106];&quot;.&quot;;[varialbes_from_Marija.G106])" office:value-type="string" office:string-value="pt3.13.room">
            <text:p>pt3.13.room</text:p>
          </table:table-cell>
          <table:table-cell table:formula="of:=[varialbes_from_Marija.O10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7])" office:value-type="string" office:string-value="serinst.motionin1_313">
            <text:p>serinst.motionin1_313</text:p>
          </table:table-cell>
          <table:table-cell table:formula="of:=CONCATENATE([varialbes_from_Marija.H107];&quot;.pt&quot;;[varialbes_from_Marija.F107];&quot;.&quot;;[varialbes_from_Marija.G107])" office:value-type="string" office:string-value="presence.pt3.13.room">
            <text:p>presence.pt3.13.room</text:p>
          </table:table-cell>
          <table:table-cell table:formula="of:=[varialbes_from_Marija.H107]" office:value-type="string" office:string-value="presence">
            <text:p>presence</text:p>
          </table:table-cell>
          <table:table-cell table:style-name="ce24" table:formula="of:=CONCATENATE(&quot;pt&quot;;[varialbes_from_Marija.F107];&quot;.&quot;;[varialbes_from_Marija.G107])" office:value-type="string" office:string-value="pt3.13.room">
            <text:p>pt3.13.room</text:p>
          </table:table-cell>
          <table:table-cell table:formula="of:=[varialbes_from_Marija.O10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8])" office:value-type="string" office:string-value="serinst.numberofpeople1_313">
            <text:p>serinst.numberofpeople1_313</text:p>
          </table:table-cell>
          <table:table-cell table:formula="of:=CONCATENATE([varialbes_from_Marija.H108];&quot;.pt&quot;;[varialbes_from_Marija.F108];&quot;.&quot;;[varialbes_from_Marija.G108])" office:value-type="string" office:string-value="presence.pt3.13.room">
            <text:p>presence.pt3.13.room</text:p>
          </table:table-cell>
          <table:table-cell table:formula="of:=[varialbes_from_Marija.H108]" office:value-type="string" office:string-value="presence">
            <text:p>presence</text:p>
          </table:table-cell>
          <table:table-cell table:style-name="ce24" table:formula="of:=CONCATENATE(&quot;pt&quot;;[varialbes_from_Marija.F108];&quot;.&quot;;[varialbes_from_Marija.G108])" office:value-type="string" office:string-value="pt3.13.room">
            <text:p>pt3.13.room</text:p>
          </table:table-cell>
          <table:table-cell table:formula="of:=[varialbes_from_Marija.O10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09])" office:value-type="string" office:string-value="serinst.presentation1_313">
            <text:p>serinst.presentation1_313</text:p>
          </table:table-cell>
          <table:table-cell table:formula="of:=CONCATENATE([varialbes_from_Marija.H109];&quot;.pt&quot;;[varialbes_from_Marija.F109];&quot;.&quot;;[varialbes_from_Marija.G109])" office:value-type="string" office:string-value="meeting.pt3.13.room">
            <text:p>meeting.pt3.13.room</text:p>
          </table:table-cell>
          <table:table-cell table:formula="of:=[varialbes_from_Marija.H109]" office:value-type="string" office:string-value="meeting">
            <text:p>meeting</text:p>
          </table:table-cell>
          <table:table-cell table:style-name="ce24" table:formula="of:=CONCATENATE(&quot;pt&quot;;[varialbes_from_Marija.F109];&quot;.&quot;;[varialbes_from_Marija.G109])" office:value-type="string" office:string-value="pt3.13.room">
            <text:p>pt3.13.room</text:p>
          </table:table-cell>
          <table:table-cell table:formula="of:=[varialbes_from_Marija.O10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0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0])" office:value-type="string" office:string-value="serinst.brainstorming1_313">
            <text:p>serinst.brainstorming1_313</text:p>
          </table:table-cell>
          <table:table-cell table:formula="of:=CONCATENATE([varialbes_from_Marija.H110];&quot;.pt&quot;;[varialbes_from_Marija.F110];&quot;.&quot;;[varialbes_from_Marija.G110])" office:value-type="string" office:string-value="meeting.pt3.13.room">
            <text:p>meeting.pt3.13.room</text:p>
          </table:table-cell>
          <table:table-cell table:formula="of:=[varialbes_from_Marija.H110]" office:value-type="string" office:string-value="meeting">
            <text:p>meeting</text:p>
          </table:table-cell>
          <table:table-cell table:style-name="ce24" table:formula="of:=CONCATENATE(&quot;pt&quot;;[varialbes_from_Marija.F110];&quot;.&quot;;[varialbes_from_Marija.G110])" office:value-type="string" office:string-value="pt3.13.room">
            <text:p>pt3.13.room</text:p>
          </table:table-cell>
          <table:table-cell table:formula="of:=[varialbes_from_Marija.O11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1])" office:value-type="string" office:string-value="serinst.ACTUATORS">
            <text:p>serinst.ACTUATORS</text:p>
          </table:table-cell>
          <table:table-cell table:formula="of:=CONCATENATE([varialbes_from_Marija.H111];&quot;.pt&quot;;[varialbes_from_Marija.F111];&quot;.&quot;;[varialbes_from_Marija.G111])" office:value-type="string" office:string-value=".pt.">
            <text:p>.pt.</text:p>
          </table:table-cell>
          <table:table-cell table:formula="of:=[varialbes_from_Marija.H111]" office:value-type="float" office:value="0">
            <text:p>0</text:p>
          </table:table-cell>
          <table:table-cell table:style-name="ce24" table:formula="of:=CONCATENATE(&quot;pt&quot;;[varialbes_from_Marija.F111];&quot;.&quot;;[varialbes_from_Marija.G111])" office:value-type="string" office:string-value="pt.">
            <text:p>pt.</text:p>
          </table:table-cell>
          <table:table-cell table:formula="of:=[varialbes_from_Marija.O111]" office:value-type="float" office:value="0">
            <text:p>0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2])" office:value-type="string" office:string-value="serinst.screen1_326">
            <text:p>serinst.screen1_326</text:p>
          </table:table-cell>
          <table:table-cell table:formula="of:=CONCATENATE([varialbes_from_Marija.H112];&quot;.pt&quot;;[varialbes_from_Marija.F112];&quot;.&quot;;[varialbes_from_Marija.G112])" office:value-type="string" office:string-value="screen.pt3.26.desk1">
            <text:p>screen.pt3.26.desk1</text:p>
          </table:table-cell>
          <table:table-cell table:formula="of:=[varialbes_from_Marija.H112]" office:value-type="string" office:string-value="screen">
            <text:p>screen</text:p>
          </table:table-cell>
          <table:table-cell table:style-name="ce24" table:formula="of:=CONCATENATE(&quot;pt&quot;;[varialbes_from_Marija.F112];&quot;.&quot;;[varialbes_from_Marija.G112])" office:value-type="string" office:string-value="pt3.26.desk1">
            <text:p>pt3.26.desk1</text:p>
          </table:table-cell>
          <table:table-cell table:formula="of:=[varialbes_from_Marija.O112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3])" office:value-type="string" office:string-value="serinst.lamp1_326">
            <text:p>serinst.lamp1_326</text:p>
          </table:table-cell>
          <table:table-cell table:formula="of:=CONCATENATE([varialbes_from_Marija.H113];&quot;.pt&quot;;[varialbes_from_Marija.F113];&quot;.&quot;;[varialbes_from_Marija.G113])" office:value-type="string" office:string-value="lamp.pt3.26.desk1">
            <text:p>lamp.pt3.26.desk1</text:p>
          </table:table-cell>
          <table:table-cell table:formula="of:=[varialbes_from_Marija.H113]" office:value-type="string" office:string-value="lamp">
            <text:p>lamp</text:p>
          </table:table-cell>
          <table:table-cell table:style-name="ce24" table:formula="of:=CONCATENATE(&quot;pt&quot;;[varialbes_from_Marija.F113];&quot;.&quot;;[varialbes_from_Marija.G113])" office:value-type="string" office:string-value="pt3.26.desk1">
            <text:p>pt3.26.desk1</text:p>
          </table:table-cell>
          <table:table-cell table:formula="of:=[varialbes_from_Marija.O113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4])" office:value-type="string" office:string-value="serinst.screen2_326">
            <text:p>serinst.screen2_326</text:p>
          </table:table-cell>
          <table:table-cell table:formula="of:=CONCATENATE([varialbes_from_Marija.H114];&quot;.pt&quot;;[varialbes_from_Marija.F114];&quot;.&quot;;[varialbes_from_Marija.G114])" office:value-type="string" office:string-value="screen.pt3.26.desk2">
            <text:p>screen.pt3.26.desk2</text:p>
          </table:table-cell>
          <table:table-cell table:formula="of:=[varialbes_from_Marija.H114]" office:value-type="string" office:string-value="screen">
            <text:p>screen</text:p>
          </table:table-cell>
          <table:table-cell table:style-name="ce24" table:formula="of:=CONCATENATE(&quot;pt&quot;;[varialbes_from_Marija.F114];&quot;.&quot;;[varialbes_from_Marija.G114])" office:value-type="string" office:string-value="pt3.26.desk2">
            <text:p>pt3.26.desk2</text:p>
          </table:table-cell>
          <table:table-cell table:formula="of:=[varialbes_from_Marija.O114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5])" office:value-type="string" office:string-value="serinst.lamp2_326">
            <text:p>serinst.lamp2_326</text:p>
          </table:table-cell>
          <table:table-cell table:formula="of:=CONCATENATE([varialbes_from_Marija.H115];&quot;.pt&quot;;[varialbes_from_Marija.F115];&quot;.&quot;;[varialbes_from_Marija.G115])" office:value-type="string" office:string-value="lamp.pt3.26.desk2">
            <text:p>lamp.pt3.26.desk2</text:p>
          </table:table-cell>
          <table:table-cell table:formula="of:=[varialbes_from_Marija.H115]" office:value-type="string" office:string-value="lamp">
            <text:p>lamp</text:p>
          </table:table-cell>
          <table:table-cell table:style-name="ce24" table:formula="of:=CONCATENATE(&quot;pt&quot;;[varialbes_from_Marija.F115];&quot;.&quot;;[varialbes_from_Marija.G115])" office:value-type="string" office:string-value="pt3.26.desk2">
            <text:p>pt3.26.desk2</text:p>
          </table:table-cell>
          <table:table-cell table:formula="of:=[varialbes_from_Marija.O115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6])" office:value-type="string" office:string-value="serinst.screen3_326">
            <text:p>serinst.screen3_326</text:p>
          </table:table-cell>
          <table:table-cell table:formula="of:=CONCATENATE([varialbes_from_Marija.H116];&quot;.pt&quot;;[varialbes_from_Marija.F116];&quot;.&quot;;[varialbes_from_Marija.G116])" office:value-type="string" office:string-value="screen.pt3.26.desk3">
            <text:p>screen.pt3.26.desk3</text:p>
          </table:table-cell>
          <table:table-cell table:formula="of:=[varialbes_from_Marija.H116]" office:value-type="string" office:string-value="screen">
            <text:p>screen</text:p>
          </table:table-cell>
          <table:table-cell table:style-name="ce24" table:formula="of:=CONCATENATE(&quot;pt&quot;;[varialbes_from_Marija.F116];&quot;.&quot;;[varialbes_from_Marija.G116])" office:value-type="string" office:string-value="pt3.26.desk3">
            <text:p>pt3.26.desk3</text:p>
          </table:table-cell>
          <table:table-cell table:formula="of:=[varialbes_from_Marija.O116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7])" office:value-type="string" office:string-value="serinst.lamp3_326">
            <text:p>serinst.lamp3_326</text:p>
          </table:table-cell>
          <table:table-cell table:formula="of:=CONCATENATE([varialbes_from_Marija.H117];&quot;.pt&quot;;[varialbes_from_Marija.F117];&quot;.&quot;;[varialbes_from_Marija.G117])" office:value-type="string" office:string-value="lamp.pt3.26.desk3">
            <text:p>lamp.pt3.26.desk3</text:p>
          </table:table-cell>
          <table:table-cell table:formula="of:=[varialbes_from_Marija.H117]" office:value-type="string" office:string-value="lamp">
            <text:p>lamp</text:p>
          </table:table-cell>
          <table:table-cell table:style-name="ce24" table:formula="of:=CONCATENATE(&quot;pt&quot;;[varialbes_from_Marija.F117];&quot;.&quot;;[varialbes_from_Marija.G117])" office:value-type="string" office:string-value="pt3.26.desk3">
            <text:p>pt3.26.desk3</text:p>
          </table:table-cell>
          <table:table-cell table:formula="of:=[varialbes_from_Marija.O117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8])" office:value-type="string" office:string-value="serinst.screen4_326">
            <text:p>serinst.screen4_326</text:p>
          </table:table-cell>
          <table:table-cell table:formula="of:=CONCATENATE([varialbes_from_Marija.H118];&quot;.pt&quot;;[varialbes_from_Marija.F118];&quot;.&quot;;[varialbes_from_Marija.G118])" office:value-type="string" office:string-value="screen.pt3.26.desk4">
            <text:p>screen.pt3.26.desk4</text:p>
          </table:table-cell>
          <table:table-cell table:formula="of:=[varialbes_from_Marija.H118]" office:value-type="string" office:string-value="screen">
            <text:p>screen</text:p>
          </table:table-cell>
          <table:table-cell table:style-name="ce24" table:formula="of:=CONCATENATE(&quot;pt&quot;;[varialbes_from_Marija.F118];&quot;.&quot;;[varialbes_from_Marija.G118])" office:value-type="string" office:string-value="pt3.26.desk4">
            <text:p>pt3.26.desk4</text:p>
          </table:table-cell>
          <table:table-cell table:formula="of:=[varialbes_from_Marija.O118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19])" office:value-type="string" office:string-value="serinst.lamp4_326">
            <text:p>serinst.lamp4_326</text:p>
          </table:table-cell>
          <table:table-cell table:formula="of:=CONCATENATE([varialbes_from_Marija.H119];&quot;.pt&quot;;[varialbes_from_Marija.F119];&quot;.&quot;;[varialbes_from_Marija.G119])" office:value-type="string" office:string-value="lamp.pt3.26.desk4">
            <text:p>lamp.pt3.26.desk4</text:p>
          </table:table-cell>
          <table:table-cell table:formula="of:=[varialbes_from_Marija.H119]" office:value-type="string" office:string-value="lamp">
            <text:p>lamp</text:p>
          </table:table-cell>
          <table:table-cell table:style-name="ce24" table:formula="of:=CONCATENATE(&quot;pt&quot;;[varialbes_from_Marija.F119];&quot;.&quot;;[varialbes_from_Marija.G119])" office:value-type="string" office:string-value="pt3.26.desk4">
            <text:p>pt3.26.desk4</text:p>
          </table:table-cell>
          <table:table-cell table:formula="of:=[varialbes_from_Marija.O119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1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0])" office:value-type="string" office:string-value="serinst.dimmer1_326">
            <text:p>serinst.dimmer1_326</text:p>
          </table:table-cell>
          <table:table-cell table:formula="of:=CONCATENATE([varialbes_from_Marija.H120];&quot;.pt&quot;;[varialbes_from_Marija.F120];&quot;.&quot;;[varialbes_from_Marija.G120])" office:value-type="string" office:string-value="light.pt3.26.desk1">
            <text:p>light.pt3.26.desk1</text:p>
          </table:table-cell>
          <table:table-cell table:formula="of:=[varialbes_from_Marija.H120]" office:value-type="string" office:string-value="light">
            <text:p>light</text:p>
          </table:table-cell>
          <table:table-cell table:style-name="ce24" table:formula="of:=CONCATENATE(&quot;pt&quot;;[varialbes_from_Marija.F120];&quot;.&quot;;[varialbes_from_Marija.G120])" office:value-type="string" office:string-value="pt3.26.desk1">
            <text:p>pt3.26.desk1</text:p>
          </table:table-cell>
          <table:table-cell table:formula="of:=[varialbes_from_Marija.O120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1])" office:value-type="string" office:string-value="serinst.dimmer2_326">
            <text:p>serinst.dimmer2_326</text:p>
          </table:table-cell>
          <table:table-cell table:formula="of:=CONCATENATE([varialbes_from_Marija.H121];&quot;.pt&quot;;[varialbes_from_Marija.F121];&quot;.&quot;;[varialbes_from_Marija.G121])" office:value-type="string" office:string-value="light.pt3.26.desk2">
            <text:p>light.pt3.26.desk2</text:p>
          </table:table-cell>
          <table:table-cell table:formula="of:=[varialbes_from_Marija.H121]" office:value-type="string" office:string-value="light">
            <text:p>light</text:p>
          </table:table-cell>
          <table:table-cell table:style-name="ce24" table:formula="of:=CONCATENATE(&quot;pt&quot;;[varialbes_from_Marija.F121];&quot;.&quot;;[varialbes_from_Marija.G121])" office:value-type="string" office:string-value="pt3.26.desk2">
            <text:p>pt3.26.desk2</text:p>
          </table:table-cell>
          <table:table-cell table:formula="of:=[varialbes_from_Marija.O121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2])" office:value-type="string" office:string-value="serinst.dimmer3_326">
            <text:p>serinst.dimmer3_326</text:p>
          </table:table-cell>
          <table:table-cell table:formula="of:=CONCATENATE([varialbes_from_Marija.H122];&quot;.pt&quot;;[varialbes_from_Marija.F122];&quot;.&quot;;[varialbes_from_Marija.G122])" office:value-type="string" office:string-value="light.pt3.26.desk3">
            <text:p>light.pt3.26.desk3</text:p>
          </table:table-cell>
          <table:table-cell table:formula="of:=[varialbes_from_Marija.H122]" office:value-type="string" office:string-value="light">
            <text:p>light</text:p>
          </table:table-cell>
          <table:table-cell table:style-name="ce24" table:formula="of:=CONCATENATE(&quot;pt&quot;;[varialbes_from_Marija.F122];&quot;.&quot;;[varialbes_from_Marija.G122])" office:value-type="string" office:string-value="pt3.26.desk3">
            <text:p>pt3.26.desk3</text:p>
          </table:table-cell>
          <table:table-cell table:formula="of:=[varialbes_from_Marija.O122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3])" office:value-type="string" office:string-value="serinst.dimmer4_326">
            <text:p>serinst.dimmer4_326</text:p>
          </table:table-cell>
          <table:table-cell table:formula="of:=CONCATENATE([varialbes_from_Marija.H123];&quot;.pt&quot;;[varialbes_from_Marija.F123];&quot;.&quot;;[varialbes_from_Marija.G123])" office:value-type="string" office:string-value="light.pt3.26.desk4">
            <text:p>light.pt3.26.desk4</text:p>
          </table:table-cell>
          <table:table-cell table:formula="of:=[varialbes_from_Marija.H123]" office:value-type="string" office:string-value="light">
            <text:p>light</text:p>
          </table:table-cell>
          <table:table-cell table:style-name="ce24" table:formula="of:=CONCATENATE(&quot;pt&quot;;[varialbes_from_Marija.F123];&quot;.&quot;;[varialbes_from_Marija.G123])" office:value-type="string" office:string-value="pt3.26.desk4">
            <text:p>pt3.26.desk4</text:p>
          </table:table-cell>
          <table:table-cell table:formula="of:=[varialbes_from_Marija.O123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4])" office:value-type="string" office:string-value="serinst.dimmer5_326">
            <text:p>serinst.dimmer5_326</text:p>
          </table:table-cell>
          <table:table-cell table:formula="of:=CONCATENATE([varialbes_from_Marija.H124];&quot;.pt&quot;;[varialbes_from_Marija.F124];&quot;.&quot;;[varialbes_from_Marija.G124])" office:value-type="string" office:string-value="light.pt3.26.room">
            <text:p>light.pt3.26.room</text:p>
          </table:table-cell>
          <table:table-cell table:formula="of:=[varialbes_from_Marija.H124]" office:value-type="string" office:string-value="light">
            <text:p>light</text:p>
          </table:table-cell>
          <table:table-cell table:style-name="ce24" table:formula="of:=CONCATENATE(&quot;pt&quot;;[varialbes_from_Marija.F124];&quot;.&quot;;[varialbes_from_Marija.G124])" office:value-type="string" office:string-value="pt3.26.room">
            <text:p>pt3.26.room</text:p>
          </table:table-cell>
          <table:table-cell table:formula="of:=[varialbes_from_Marija.O124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5])" office:value-type="string" office:string-value="serinst.dimmer6_326">
            <text:p>serinst.dimmer6_326</text:p>
          </table:table-cell>
          <table:table-cell table:formula="of:=CONCATENATE([varialbes_from_Marija.H125];&quot;.pt&quot;;[varialbes_from_Marija.F125];&quot;.&quot;;[varialbes_from_Marija.G125])" office:value-type="string" office:string-value="light.pt3.26.room">
            <text:p>light.pt3.26.room</text:p>
          </table:table-cell>
          <table:table-cell table:formula="of:=[varialbes_from_Marija.H125]" office:value-type="string" office:string-value="light">
            <text:p>light</text:p>
          </table:table-cell>
          <table:table-cell table:style-name="ce24" table:formula="of:=CONCATENATE(&quot;pt&quot;;[varialbes_from_Marija.F125];&quot;.&quot;;[varialbes_from_Marija.G125])" office:value-type="string" office:string-value="pt3.26.room">
            <text:p>pt3.26.room</text:p>
          </table:table-cell>
          <table:table-cell table:formula="of:=[varialbes_from_Marija.O125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6])" office:value-type="string" office:string-value="serinst.hvac1_313">
            <text:p>serinst.hvac1_313</text:p>
          </table:table-cell>
          <table:table-cell table:formula="of:=CONCATENATE([varialbes_from_Marija.H126];&quot;.pt&quot;;[varialbes_from_Marija.F126];&quot;.&quot;;[varialbes_from_Marija.G126])" office:value-type="string" office:string-value="hvac.pt3.13.room">
            <text:p>hvac.pt3.13.room</text:p>
          </table:table-cell>
          <table:table-cell table:formula="of:=[varialbes_from_Marija.H126]" office:value-type="string" office:string-value="hvac">
            <text:p>hvac</text:p>
          </table:table-cell>
          <table:table-cell table:style-name="ce24" table:formula="of:=CONCATENATE(&quot;pt&quot;;[varialbes_from_Marija.F126];&quot;.&quot;;[varialbes_from_Marija.G126])" office:value-type="string" office:string-value="pt3.13.room">
            <text:p>pt3.13.room</text:p>
          </table:table-cell>
          <table:table-cell table:formula="of:=[varialbes_from_Marija.O126]" office:value-type="string" office:string-value="[{&quot;operation&quot;:{&quot;name&quot;:&quot;set_hvac&quot;,&quot;parameters&quot;:[{&quot;name&quot;:&quot;mode&quot;,&quot;value&quot;:&quot;0&quot;}]}}]">
            <text:p>[{"operation":{"name":"set_hvac","parameters":[{"name":"mode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7])" office:value-type="string" office:string-value="serinst.hvac2_313">
            <text:p>serinst.hvac2_313</text:p>
          </table:table-cell>
          <table:table-cell table:formula="of:=CONCATENATE([varialbes_from_Marija.H127];&quot;.pt&quot;;[varialbes_from_Marija.F127];&quot;.&quot;;[varialbes_from_Marija.G127])" office:value-type="string" office:string-value="hvac.pt3.13.room">
            <text:p>hvac.pt3.13.room</text:p>
          </table:table-cell>
          <table:table-cell table:formula="of:=[varialbes_from_Marija.H127]" office:value-type="string" office:string-value="hvac">
            <text:p>hvac</text:p>
          </table:table-cell>
          <table:table-cell table:style-name="ce24" table:formula="of:=CONCATENATE(&quot;pt&quot;;[varialbes_from_Marija.F127];&quot;.&quot;;[varialbes_from_Marija.G127])" office:value-type="string" office:string-value="pt3.13.room">
            <text:p>pt3.13.room</text:p>
          </table:table-cell>
          <table:table-cell table:formula="of:=[varialbes_from_Marija.O127]" office:value-type="string" office:string-value="[{&quot;operation&quot;:{&quot;name&quot;:&quot;set_hvac&quot;,&quot;parameters&quot;:[{&quot;name&quot;:&quot;mode&quot;,&quot;value&quot;:&quot;0&quot;}]}}]">
            <text:p>[{"operation":{"name":"set_hvac","parameters":[{"name":"mode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8])" office:value-type="string" office:string-value="serinst.policy_313">
            <text:p>serinst.policy_313</text:p>
          </table:table-cell>
          <table:table-cell table:formula="of:=CONCATENATE([varialbes_from_Marija.H128];&quot;.pt&quot;;[varialbes_from_Marija.F128];&quot;.&quot;;[varialbes_from_Marija.G128])" office:value-type="string" office:string-value="policy.pt3.13.room">
            <text:p>policy.pt3.13.room</text:p>
          </table:table-cell>
          <table:table-cell table:formula="of:=[varialbes_from_Marija.H128]" office:value-type="string" office:string-value="policy">
            <text:p>policy</text:p>
          </table:table-cell>
          <table:table-cell table:style-name="ce24" table:formula="of:=CONCATENATE(&quot;pt&quot;;[varialbes_from_Marija.F128];&quot;.&quot;;[varialbes_from_Marija.G128])" office:value-type="string" office:string-value="pt3.13.room">
            <text:p>pt3.13.room</text:p>
          </table:table-cell>
          <table:table-cell table:formula="of:=[varialbes_from_Marija.O12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29])" office:value-type="string" office:string-value="serinst.temperature_mean_313">
            <text:p>serinst.temperature_mean_313</text:p>
          </table:table-cell>
          <table:table-cell table:formula="of:=CONCATENATE([varialbes_from_Marija.H129];&quot;.pt&quot;;[varialbes_from_Marija.F129];&quot;.&quot;;[varialbes_from_Marija.G129])" office:value-type="string" office:string-value="temperature.pt3.13.room">
            <text:p>temperature.pt3.13.room</text:p>
          </table:table-cell>
          <table:table-cell table:formula="of:=[varialbes_from_Marija.H129]" office:value-type="string" office:string-value="temperature">
            <text:p>temperature</text:p>
          </table:table-cell>
          <table:table-cell table:style-name="ce24" table:formula="of:=CONCATENATE(&quot;pt&quot;;[varialbes_from_Marija.F129];&quot;.&quot;;[varialbes_from_Marija.G129])" office:value-type="string" office:string-value="pt3.13.room">
            <text:p>pt3.13.room</text:p>
          </table:table-cell>
          <table:table-cell table:formula="of:=[varialbes_from_Marija.O12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2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0])" office:value-type="string" office:string-value="serinst.pmv_313">
            <text:p>serinst.pmv_313</text:p>
          </table:table-cell>
          <table:table-cell table:formula="of:=CONCATENATE([varialbes_from_Marija.H130];&quot;.pt&quot;;[varialbes_from_Marija.F130];&quot;.&quot;;[varialbes_from_Marija.G130])" office:value-type="string" office:string-value="comfort.pt3.13.room">
            <text:p>comfort.pt3.13.room</text:p>
          </table:table-cell>
          <table:table-cell table:formula="of:=[varialbes_from_Marija.H130]" office:value-type="string" office:string-value="comfort">
            <text:p>comfort</text:p>
          </table:table-cell>
          <table:table-cell table:style-name="ce24" table:formula="of:=CONCATENATE(&quot;pt&quot;;[varialbes_from_Marija.F130];&quot;.&quot;;[varialbes_from_Marija.G130])" office:value-type="string" office:string-value="pt3.13.room">
            <text:p>pt3.13.room</text:p>
          </table:table-cell>
          <table:table-cell table:formula="of:=[varialbes_from_Marija.O13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0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1])" office:value-type="string" office:string-value="serinst.dimmer1_313">
            <text:p>serinst.dimmer1_313</text:p>
          </table:table-cell>
          <table:table-cell table:formula="of:=CONCATENATE([varialbes_from_Marija.H131];&quot;.pt&quot;;[varialbes_from_Marija.F131];&quot;.&quot;;[varialbes_from_Marija.G131])" office:value-type="string" office:string-value="light.pt3.26.area1">
            <text:p>light.pt3.26.area1</text:p>
          </table:table-cell>
          <table:table-cell table:formula="of:=[varialbes_from_Marija.H131]" office:value-type="string" office:string-value="light">
            <text:p>light</text:p>
          </table:table-cell>
          <table:table-cell table:style-name="ce24" table:formula="of:=CONCATENATE(&quot;pt&quot;;[varialbes_from_Marija.F131];&quot;.&quot;;[varialbes_from_Marija.G131])" office:value-type="string" office:string-value="pt3.26.area1">
            <text:p>pt3.26.area1</text:p>
          </table:table-cell>
          <table:table-cell table:formula="of:=[varialbes_from_Marija.O131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1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2])" office:value-type="string" office:string-value="serinst.dimmer2_313">
            <text:p>serinst.dimmer2_313</text:p>
          </table:table-cell>
          <table:table-cell table:formula="of:=CONCATENATE([varialbes_from_Marija.H132];&quot;.pt&quot;;[varialbes_from_Marija.F132];&quot;.&quot;;[varialbes_from_Marija.G132])" office:value-type="string" office:string-value="light.pt3.26.area2">
            <text:p>light.pt3.26.area2</text:p>
          </table:table-cell>
          <table:table-cell table:formula="of:=[varialbes_from_Marija.H132]" office:value-type="string" office:string-value="light">
            <text:p>light</text:p>
          </table:table-cell>
          <table:table-cell table:style-name="ce24" table:formula="of:=CONCATENATE(&quot;pt&quot;;[varialbes_from_Marija.F132];&quot;.&quot;;[varialbes_from_Marija.G132])" office:value-type="string" office:string-value="pt3.26.area2">
            <text:p>pt3.26.area2</text:p>
          </table:table-cell>
          <table:table-cell table:formula="of:=[varialbes_from_Marija.O132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2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3])" office:value-type="string" office:string-value="serinst.dimmer3_313">
            <text:p>serinst.dimmer3_313</text:p>
          </table:table-cell>
          <table:table-cell table:formula="of:=CONCATENATE([varialbes_from_Marija.H133];&quot;.pt&quot;;[varialbes_from_Marija.F133];&quot;.&quot;;[varialbes_from_Marija.G133])" office:value-type="string" office:string-value="light.pt3.26.area2">
            <text:p>light.pt3.26.area2</text:p>
          </table:table-cell>
          <table:table-cell table:formula="of:=[varialbes_from_Marija.H133]" office:value-type="string" office:string-value="light">
            <text:p>light</text:p>
          </table:table-cell>
          <table:table-cell table:style-name="ce24" table:formula="of:=CONCATENATE(&quot;pt&quot;;[varialbes_from_Marija.F133];&quot;.&quot;;[varialbes_from_Marija.G133])" office:value-type="string" office:string-value="pt3.26.area2">
            <text:p>pt3.26.area2</text:p>
          </table:table-cell>
          <table:table-cell table:formula="of:=[varialbes_from_Marija.O133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3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4])" office:value-type="string" office:string-value="serinst.dimmer4_313">
            <text:p>serinst.dimmer4_313</text:p>
          </table:table-cell>
          <table:table-cell table:formula="of:=CONCATENATE([varialbes_from_Marija.H134];&quot;.pt&quot;;[varialbes_from_Marija.F134];&quot;.&quot;;[varialbes_from_Marija.G134])" office:value-type="string" office:string-value="light.pt3.26.area2">
            <text:p>light.pt3.26.area2</text:p>
          </table:table-cell>
          <table:table-cell table:formula="of:=[varialbes_from_Marija.H134]" office:value-type="string" office:string-value="light">
            <text:p>light</text:p>
          </table:table-cell>
          <table:table-cell table:style-name="ce24" table:formula="of:=CONCATENATE(&quot;pt&quot;;[varialbes_from_Marija.F134];&quot;.&quot;;[varialbes_from_Marija.G134])" office:value-type="string" office:string-value="pt3.26.area2">
            <text:p>pt3.26.area2</text:p>
          </table:table-cell>
          <table:table-cell table:formula="of:=[varialbes_from_Marija.O134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4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5])" office:value-type="string" office:string-value="serinst.blindsheight1_313">
            <text:p>serinst.blindsheight1_313</text:p>
          </table:table-cell>
          <table:table-cell table:formula="of:=CONCATENATE([varialbes_from_Marija.H135];&quot;.pt&quot;;[varialbes_from_Marija.F135];&quot;.&quot;;[varialbes_from_Marija.G135])" office:value-type="string" office:string-value="blinds.pt3.13.room">
            <text:p>blinds.pt3.13.room</text:p>
          </table:table-cell>
          <table:table-cell table:formula="of:=[varialbes_from_Marija.H135]" office:value-type="string" office:string-value="blinds">
            <text:p>blinds</text:p>
          </table:table-cell>
          <table:table-cell table:style-name="ce24" table:formula="of:=CONCATENATE(&quot;pt&quot;;[varialbes_from_Marija.F135];&quot;.&quot;;[varialbes_from_Marija.G135])" office:value-type="string" office:string-value="pt3.13.room">
            <text:p>pt3.13.room</text:p>
          </table:table-cell>
          <table:table-cell table:formula="of:=[varialbes_from_Marija.O13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5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6])" office:value-type="string" office:string-value="serinst.blindsheight2_313">
            <text:p>serinst.blindsheight2_313</text:p>
          </table:table-cell>
          <table:table-cell table:formula="of:=CONCATENATE([varialbes_from_Marija.H136];&quot;.pt&quot;;[varialbes_from_Marija.F136];&quot;.&quot;;[varialbes_from_Marija.G136])" office:value-type="string" office:string-value="blinds.pt3.13.room">
            <text:p>blinds.pt3.13.room</text:p>
          </table:table-cell>
          <table:table-cell table:formula="of:=[varialbes_from_Marija.H136]" office:value-type="string" office:string-value="blinds">
            <text:p>blinds</text:p>
          </table:table-cell>
          <table:table-cell table:style-name="ce24" table:formula="of:=CONCATENATE(&quot;pt&quot;;[varialbes_from_Marija.F136];&quot;.&quot;;[varialbes_from_Marija.G136])" office:value-type="string" office:string-value="pt3.13.room">
            <text:p>pt3.13.room</text:p>
          </table:table-cell>
          <table:table-cell table:formula="of:=[varialbes_from_Marija.O13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6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7])" office:value-type="string" office:string-value="serinst.blindsheight3_313">
            <text:p>serinst.blindsheight3_313</text:p>
          </table:table-cell>
          <table:table-cell table:formula="of:=CONCATENATE([varialbes_from_Marija.H137];&quot;.pt&quot;;[varialbes_from_Marija.F137];&quot;.&quot;;[varialbes_from_Marija.G137])" office:value-type="string" office:string-value="blinds.pt3.13.room">
            <text:p>blinds.pt3.13.room</text:p>
          </table:table-cell>
          <table:table-cell table:formula="of:=[varialbes_from_Marija.H137]" office:value-type="string" office:string-value="blinds">
            <text:p>blinds</text:p>
          </table:table-cell>
          <table:table-cell table:style-name="ce24" table:formula="of:=CONCATENATE(&quot;pt&quot;;[varialbes_from_Marija.F137];&quot;.&quot;;[varialbes_from_Marija.G137])" office:value-type="string" office:string-value="pt3.13.room">
            <text:p>pt3.13.room</text:p>
          </table:table-cell>
          <table:table-cell table:formula="of:=[varialbes_from_Marija.O13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7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8])" office:value-type="string" office:string-value="serinst.blindsangle1_313">
            <text:p>serinst.blindsangle1_313</text:p>
          </table:table-cell>
          <table:table-cell table:formula="of:=CONCATENATE([varialbes_from_Marija.H138];&quot;.pt&quot;;[varialbes_from_Marija.F138];&quot;.&quot;;[varialbes_from_Marija.G138])" office:value-type="string" office:string-value="blinds.pt3.13.room">
            <text:p>blinds.pt3.13.room</text:p>
          </table:table-cell>
          <table:table-cell table:formula="of:=[varialbes_from_Marija.H138]" office:value-type="string" office:string-value="blinds">
            <text:p>blinds</text:p>
          </table:table-cell>
          <table:table-cell table:style-name="ce24" table:formula="of:=CONCATENATE(&quot;pt&quot;;[varialbes_from_Marija.F138];&quot;.&quot;;[varialbes_from_Marija.G138])" office:value-type="string" office:string-value="pt3.13.room">
            <text:p>pt3.13.room</text:p>
          </table:table-cell>
          <table:table-cell table:formula="of:=[varialbes_from_Marija.O13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8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39])" office:value-type="string" office:string-value="serinst.blindsangle2_313">
            <text:p>serinst.blindsangle2_313</text:p>
          </table:table-cell>
          <table:table-cell table:formula="of:=CONCATENATE([varialbes_from_Marija.H139];&quot;.pt&quot;;[varialbes_from_Marija.F139];&quot;.&quot;;[varialbes_from_Marija.G139])" office:value-type="string" office:string-value="blinds.pt3.13.room">
            <text:p>blinds.pt3.13.room</text:p>
          </table:table-cell>
          <table:table-cell table:formula="of:=[varialbes_from_Marija.H139]" office:value-type="string" office:string-value="blinds">
            <text:p>blinds</text:p>
          </table:table-cell>
          <table:table-cell table:style-name="ce24" table:formula="of:=CONCATENATE(&quot;pt&quot;;[varialbes_from_Marija.F139];&quot;.&quot;;[varialbes_from_Marija.G139])" office:value-type="string" office:string-value="pt3.13.room">
            <text:p>pt3.13.room</text:p>
          </table:table-cell>
          <table:table-cell table:formula="of:=[varialbes_from_Marija.O13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39]" office:value-type="float" office:value="0">
            <text:p>0</text:p>
          </table:table-cell>
          <table:table-cell table:number-columns-repeated="15"/>
        </table:table-row>
        <table:table-row table:style-name="ro14">
          <table:table-cell table:formula="of:=CONCATENATE(&quot;serinst.&quot;;[varialbes_from_Marija.B140])" office:value-type="string" office:string-value="serinst.blindsangle3_313">
            <text:p>serinst.blindsangle3_313</text:p>
          </table:table-cell>
          <table:table-cell table:formula="of:=CONCATENATE([varialbes_from_Marija.H140];&quot;.pt&quot;;[varialbes_from_Marija.F140];&quot;.&quot;;[varialbes_from_Marija.G140])" office:value-type="string" office:string-value="blinds.pt3.13.room">
            <text:p>blinds.pt3.13.room</text:p>
          </table:table-cell>
          <table:table-cell table:formula="of:=[varialbes_from_Marija.H140]" office:value-type="string" office:string-value="blinds">
            <text:p>blinds</text:p>
          </table:table-cell>
          <table:table-cell table:style-name="ce24" table:formula="of:=CONCATENATE(&quot;pt&quot;;[varialbes_from_Marija.F140];&quot;.&quot;;[varialbes_from_Marija.G140])" office:value-type="string" office:string-value="pt3.13.room">
            <text:p>pt3.13.room</text:p>
          </table:table-cell>
          <table:table-cell table:formula="of:=[varialbes_from_Marija.O14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office:value-type="string">
            <text:p>tbd</text:p>
          </table:table-cell>
          <table:table-cell table:formula="of:=[varialbes_from_Marija.R140]" office:value-type="float" office:value="0">
            <text:p>0</text:p>
          </table:table-cell>
          <table:table-cell table:number-columns-repeated="15"/>
        </table:table-row>
        <table:table-row table:style-name="ro14" table:number-rows-repeated="6">
          <table:table-cell table:number-columns-repeated="3"/>
          <table:table-cell table:style-name="ce24"/>
          <table:table-cell table:number-columns-repeated="19"/>
        </table:table-row>
        <table:table-row table:style-name="ro14" table:number-rows-repeated="1048430">
          <table:table-cell table:number-columns-repeated="23"/>
        </table:table-row>
        <table:table-row table:style-name="ro14">
          <table:table-cell table:number-columns-repeated="23"/>
        </table:table-row>
      </table:table>
      <table:table table:name="serviceType_list_new" table:style-name="ta2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13"/>
        <table:table-column table:style-name="co47" table:default-cell-style-name="Default"/>
        <table:table-column table:style-name="co37" table:default-cell-style-name="ce13"/>
        <table:table-column table:style-name="co48" table:default-cell-style-name="Default"/>
        <table:table-column table:style-name="co38" table:number-columns-repeated="2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38" table:number-columns-repeated="6" table:default-cell-style-name="Default"/>
        <table:table-row table:style-name="ro15">
          <table:table-cell table:style-name="ce7" office:value-type="string">
            <text:p>1-ServiceTypeID</text:p>
          </table:table-cell>
          <table:table-cell table:style-name="ce7" office:value-type="string">
            <text:p>2-ServiceTypeName</text:p>
          </table:table-cell>
          <table:table-cell table:style-name="ce7" office:value-type="string">
            <text:p>3-ServiceTypeLocation</text:p>
          </table:table-cell>
          <table:table-cell table:style-name="ce11" office:value-type="string">
            <text:p>4-operations</text:p>
          </table:table-cell>
          <table:table-cell table:style-name="ce7" office:value-type="string">
            <text:p>5-variables</text:p>
          </table:table-cell>
          <table:table-cell table:style-name="ce11" office:value-type="string">
            <text:p>6-Operations-all-in-string</text:p>
          </table:table-cell>
          <table:table-cell table:style-name="ce7"/>
          <table:table-cell table:style-name="ce16" table:number-columns-repeated="2"/>
          <table:table-cell table:style-name="ce19" table:number-columns-repeated="8"/>
        </table:table-row>
        <table:table-row table:style-name="ro12">
          <table:table-cell table:formula="of:=[varialbes_from_Marija.H3]" office:value-type="string" office:string-value="presence">
            <text:p>presence</text:p>
          </table:table-cell>
          <table:table-cell table:formula="of:=[varialbes_from_Marija.H3]" office:value-type="string" office:string-value="presence">
            <text:p>presence</text:p>
          </table:table-cell>
          <table:table-cell table:formula="of:==CONCATENATE(&quot;pt&quot;;[varialbes_from_Marija.F3];&quot;.&quot;;[varialbes_from_Marija.G3])" office:value-type="string" office:string-value="pt3.26.desk1">
            <text:p>pt3.26.desk1</text:p>
          </table:table-cell>
          <table:table-cell table:formula="of:=[varialbes_from_Marija.O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4" table:number-columns-repeated="7"/>
        </table:table-row>
        <table:table-row table:style-name="ro14">
          <table:table-cell table:formula="of:=[varialbes_from_Marija.H4]" office:value-type="string" office:string-value="presence">
            <text:p>presence</text:p>
          </table:table-cell>
          <table:table-cell table:formula="of:=[varialbes_from_Marija.H4]" office:value-type="string" office:string-value="presence">
            <text:p>presence</text:p>
          </table:table-cell>
          <table:table-cell table:formula="of:==CONCATENATE(&quot;pt&quot;;[varialbes_from_Marija.F4];&quot;.&quot;;[varialbes_from_Marija.G4])" office:value-type="string" office:string-value="pt3.26.desk1">
            <text:p>pt3.26.desk1</text:p>
          </table:table-cell>
          <table:table-cell table:formula="of:=[varialbes_from_Marija.O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5]" office:value-type="string" office:string-value="powerconsumption">
            <text:p>powerconsumption</text:p>
          </table:table-cell>
          <table:table-cell table:formula="of:=[varialbes_from_Marija.H5]" office:value-type="string" office:string-value="powerconsumption">
            <text:p>powerconsumption</text:p>
          </table:table-cell>
          <table:table-cell table:formula="of:==CONCATENATE(&quot;pt&quot;;[varialbes_from_Marija.F5];&quot;.&quot;;[varialbes_from_Marija.G5])" office:value-type="string" office:string-value="pt3.26.desk1">
            <text:p>pt3.26.desk1</text:p>
          </table:table-cell>
          <table:table-cell table:formula="of:=[varialbes_from_Marija.O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4" table:number-columns-repeated="7"/>
        </table:table-row>
        <table:table-row table:style-name="ro14">
          <table:table-cell table:formula="of:=[varialbes_from_Marija.H6]" office:value-type="string" office:string-value="powerconsumption">
            <text:p>powerconsumption</text:p>
          </table:table-cell>
          <table:table-cell table:formula="of:=[varialbes_from_Marija.H6]" office:value-type="string" office:string-value="powerconsumption">
            <text:p>powerconsumption</text:p>
          </table:table-cell>
          <table:table-cell table:formula="of:==CONCATENATE(&quot;pt&quot;;[varialbes_from_Marija.F6];&quot;.&quot;;[varialbes_from_Marija.G6])" office:value-type="string" office:string-value="pt3.26.desk1">
            <text:p>pt3.26.desk1</text:p>
          </table:table-cell>
          <table:table-cell table:formula="of:=[varialbes_from_Marija.O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7]" office:value-type="string" office:string-value="powerconsumption">
            <text:p>powerconsumption</text:p>
          </table:table-cell>
          <table:table-cell table:formula="of:=[varialbes_from_Marija.H7]" office:value-type="string" office:string-value="powerconsumption">
            <text:p>powerconsumption</text:p>
          </table:table-cell>
          <table:table-cell table:formula="of:==CONCATENATE(&quot;pt&quot;;[varialbes_from_Marija.F7];&quot;.&quot;;[varialbes_from_Marija.G7])" office:value-type="string" office:string-value="pt3.26.desk1">
            <text:p>pt3.26.desk1</text:p>
          </table:table-cell>
          <table:table-cell table:formula="of:=[varialbes_from_Marija.O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8]" office:value-type="string" office:string-value="computer">
            <text:p>computer</text:p>
          </table:table-cell>
          <table:table-cell table:formula="of:=[varialbes_from_Marija.H8]" office:value-type="string" office:string-value="computer">
            <text:p>computer</text:p>
          </table:table-cell>
          <table:table-cell table:formula="of:==CONCATENATE(&quot;pt&quot;;[varialbes_from_Marija.F8];&quot;.&quot;;[varialbes_from_Marija.G8])" office:value-type="string" office:string-value="pt3.26.desk1">
            <text:p>pt3.26.desk1</text:p>
          </table:table-cell>
          <table:table-cell table:formula="of:=[varialbes_from_Marija.O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4" table:number-columns-repeated="7"/>
        </table:table-row>
        <table:table-row table:style-name="ro14">
          <table:table-cell table:formula="of:=[varialbes_from_Marija.H9]" office:value-type="string" office:string-value="screen">
            <text:p>screen</text:p>
          </table:table-cell>
          <table:table-cell table:formula="of:=[varialbes_from_Marija.H9]" office:value-type="string" office:string-value="screen">
            <text:p>screen</text:p>
          </table:table-cell>
          <table:table-cell table:formula="of:==CONCATENATE(&quot;pt&quot;;[varialbes_from_Marija.F9];&quot;.&quot;;[varialbes_from_Marija.G9])" office:value-type="string" office:string-value="pt3.26.desk1">
            <text:p>pt3.26.desk1</text:p>
          </table:table-cell>
          <table:table-cell table:formula="of:=[varialbes_from_Marija.O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10]" office:value-type="string" office:string-value="lamp">
            <text:p>lamp</text:p>
          </table:table-cell>
          <table:table-cell table:formula="of:=[varialbes_from_Marija.H10]" office:value-type="string" office:string-value="lamp">
            <text:p>lamp</text:p>
          </table:table-cell>
          <table:table-cell table:formula="of:==CONCATENATE(&quot;pt&quot;;[varialbes_from_Marija.F10];&quot;.&quot;;[varialbes_from_Marija.G10])" office:value-type="string" office:string-value="pt3.26.desk1">
            <text:p>pt3.26.desk1</text:p>
          </table:table-cell>
          <table:table-cell table:formula="of:=[varialbes_from_Marija.O1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11]" office:value-type="string" office:string-value="light">
            <text:p>light</text:p>
          </table:table-cell>
          <table:table-cell table:formula="of:=[varialbes_from_Marija.H11]" office:value-type="string" office:string-value="light">
            <text:p>light</text:p>
          </table:table-cell>
          <table:table-cell table:formula="of:==CONCATENATE(&quot;pt&quot;;[varialbes_from_Marija.F11];&quot;.&quot;;[varialbes_from_Marija.G11])" office:value-type="string" office:string-value="pt3.26.desk1">
            <text:p>pt3.26.desk1</text:p>
          </table:table-cell>
          <table:table-cell table:formula="of:=[varialbes_from_Marija.O1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1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4" table:number-columns-repeated="7"/>
        </table:table-row>
        <table:table-row table:style-name="ro12">
          <table:table-cell table:formula="of:=[varialbes_from_Marija.H12]" office:value-type="string" office:string-value="presence">
            <text:p>presence</text:p>
          </table:table-cell>
          <table:table-cell table:formula="of:=[varialbes_from_Marija.H12]" office:value-type="string" office:string-value="presence">
            <text:p>presence</text:p>
          </table:table-cell>
          <table:table-cell table:formula="of:==CONCATENATE(&quot;pt&quot;;[varialbes_from_Marija.F12];&quot;.&quot;;[varialbes_from_Marija.G12])" office:value-type="string" office:string-value="pt3.26.desk1">
            <text:p>pt3.26.desk1</text:p>
          </table:table-cell>
          <table:table-cell table:formula="of:=[varialbes_from_Marija.O1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2]" office:value-type="float" office:value="0">
            <text:p>0</text:p>
          </table:table-cell>
          <table:table-cell/>
          <table:table-cell table:style-name="ce16" table:number-columns-repeated="2"/>
          <table:table-cell table:style-name="ce26"/>
          <table:table-cell table:style-name="ce20" table:number-columns-repeated="4"/>
          <table:table-cell table:style-name="ce14" table:number-columns-repeated="3"/>
        </table:table-row>
        <table:table-row table:style-name="ro14">
          <table:table-cell table:formula="of:=[varialbes_from_Marija.H13]" office:value-type="string" office:string-value="computerwork">
            <text:p>computerwork</text:p>
          </table:table-cell>
          <table:table-cell table:formula="of:=[varialbes_from_Marija.H13]" office:value-type="string" office:string-value="computerwork">
            <text:p>computerwork</text:p>
          </table:table-cell>
          <table:table-cell table:formula="of:==CONCATENATE(&quot;pt&quot;;[varialbes_from_Marija.F13];&quot;.&quot;;[varialbes_from_Marija.G13])" office:value-type="string" office:string-value="pt3.26.desk1">
            <text:p>pt3.26.desk1</text:p>
          </table:table-cell>
          <table:table-cell table:formula="of:=[varialbes_from_Marija.O1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3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14]" office:value-type="string" office:string-value="deskwork">
            <text:p>deskwork</text:p>
          </table:table-cell>
          <table:table-cell table:formula="of:=[varialbes_from_Marija.H14]" office:value-type="string" office:string-value="deskwork">
            <text:p>deskwork</text:p>
          </table:table-cell>
          <table:table-cell table:formula="of:==CONCATENATE(&quot;pt&quot;;[varialbes_from_Marija.F14];&quot;.&quot;;[varialbes_from_Marija.G14])" office:value-type="string" office:string-value="pt3.26.desk1">
            <text:p>pt3.26.desk1</text:p>
          </table:table-cell>
          <table:table-cell table:formula="of:=[varialbes_from_Marija.O1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4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15]" office:value-type="string" office:string-value="presence">
            <text:p>presence</text:p>
          </table:table-cell>
          <table:table-cell table:formula="of:=[varialbes_from_Marija.H15]" office:value-type="string" office:string-value="presence">
            <text:p>presence</text:p>
          </table:table-cell>
          <table:table-cell table:formula="of:==CONCATENATE(&quot;pt&quot;;[varialbes_from_Marija.F15];&quot;.&quot;;[varialbes_from_Marija.G15])" office:value-type="string" office:string-value="pt3.26.desk2">
            <text:p>pt3.26.desk2</text:p>
          </table:table-cell>
          <table:table-cell table:formula="of:=[varialbes_from_Marija.O1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5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16]" office:value-type="string" office:string-value="presence">
            <text:p>presence</text:p>
          </table:table-cell>
          <table:table-cell table:formula="of:=[varialbes_from_Marija.H16]" office:value-type="string" office:string-value="presence">
            <text:p>presence</text:p>
          </table:table-cell>
          <table:table-cell table:formula="of:==CONCATENATE(&quot;pt&quot;;[varialbes_from_Marija.F16];&quot;.&quot;;[varialbes_from_Marija.G16])" office:value-type="string" office:string-value="pt3.26.desk2">
            <text:p>pt3.26.desk2</text:p>
          </table:table-cell>
          <table:table-cell table:formula="of:=[varialbes_from_Marija.O1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6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17]" office:value-type="string" office:string-value="powerconsumption">
            <text:p>powerconsumption</text:p>
          </table:table-cell>
          <table:table-cell table:formula="of:=[varialbes_from_Marija.H17]" office:value-type="string" office:string-value="powerconsumption">
            <text:p>powerconsumption</text:p>
          </table:table-cell>
          <table:table-cell table:formula="of:==CONCATENATE(&quot;pt&quot;;[varialbes_from_Marija.F17];&quot;.&quot;;[varialbes_from_Marija.G17])" office:value-type="string" office:string-value="pt3.26.desk2">
            <text:p>pt3.26.desk2</text:p>
          </table:table-cell>
          <table:table-cell table:formula="of:=[varialbes_from_Marija.O1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7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18]" office:value-type="string" office:string-value="powerconsumption">
            <text:p>powerconsumption</text:p>
          </table:table-cell>
          <table:table-cell table:formula="of:=[varialbes_from_Marija.H18]" office:value-type="string" office:string-value="powerconsumption">
            <text:p>powerconsumption</text:p>
          </table:table-cell>
          <table:table-cell table:formula="of:==CONCATENATE(&quot;pt&quot;;[varialbes_from_Marija.F18];&quot;.&quot;;[varialbes_from_Marija.G18])" office:value-type="string" office:string-value="pt3.26.desk2">
            <text:p>pt3.26.desk2</text:p>
          </table:table-cell>
          <table:table-cell table:formula="of:=[varialbes_from_Marija.O1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8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19]" office:value-type="string" office:string-value="powerconsumption">
            <text:p>powerconsumption</text:p>
          </table:table-cell>
          <table:table-cell table:formula="of:=[varialbes_from_Marija.H19]" office:value-type="string" office:string-value="powerconsumption">
            <text:p>powerconsumption</text:p>
          </table:table-cell>
          <table:table-cell table:formula="of:==CONCATENATE(&quot;pt&quot;;[varialbes_from_Marija.F19];&quot;.&quot;;[varialbes_from_Marija.G19])" office:value-type="string" office:string-value="pt3.26.desk2">
            <text:p>pt3.26.desk2</text:p>
          </table:table-cell>
          <table:table-cell table:formula="of:=[varialbes_from_Marija.O1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9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0]" office:value-type="string" office:string-value="computer">
            <text:p>computer</text:p>
          </table:table-cell>
          <table:table-cell table:formula="of:=[varialbes_from_Marija.H20]" office:value-type="string" office:string-value="computer">
            <text:p>computer</text:p>
          </table:table-cell>
          <table:table-cell table:formula="of:==CONCATENATE(&quot;pt&quot;;[varialbes_from_Marija.F20];&quot;.&quot;;[varialbes_from_Marija.G20])" office:value-type="string" office:string-value="pt3.26.desk2">
            <text:p>pt3.26.desk2</text:p>
          </table:table-cell>
          <table:table-cell table:formula="of:=[varialbes_from_Marija.O2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0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1]" office:value-type="string" office:string-value="screen">
            <text:p>screen</text:p>
          </table:table-cell>
          <table:table-cell table:formula="of:=[varialbes_from_Marija.H21]" office:value-type="string" office:string-value="screen">
            <text:p>screen</text:p>
          </table:table-cell>
          <table:table-cell table:formula="of:==CONCATENATE(&quot;pt&quot;;[varialbes_from_Marija.F21];&quot;.&quot;;[varialbes_from_Marija.G21])" office:value-type="string" office:string-value="pt3.26.desk2">
            <text:p>pt3.26.desk2</text:p>
          </table:table-cell>
          <table:table-cell table:formula="of:=[varialbes_from_Marija.O2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1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22]" office:value-type="string" office:string-value="lamp">
            <text:p>lamp</text:p>
          </table:table-cell>
          <table:table-cell table:formula="of:=[varialbes_from_Marija.H22]" office:value-type="string" office:string-value="lamp">
            <text:p>lamp</text:p>
          </table:table-cell>
          <table:table-cell table:formula="of:==CONCATENATE(&quot;pt&quot;;[varialbes_from_Marija.F22];&quot;.&quot;;[varialbes_from_Marija.G22])" office:value-type="string" office:string-value="pt3.26.desk2">
            <text:p>pt3.26.desk2</text:p>
          </table:table-cell>
          <table:table-cell table:formula="of:=[varialbes_from_Marija.O2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2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4">
          <table:table-cell table:formula="of:=[varialbes_from_Marija.H23]" office:value-type="string" office:string-value="light">
            <text:p>light</text:p>
          </table:table-cell>
          <table:table-cell table:formula="of:=[varialbes_from_Marija.H23]" office:value-type="string" office:string-value="light">
            <text:p>light</text:p>
          </table:table-cell>
          <table:table-cell table:formula="of:==CONCATENATE(&quot;pt&quot;;[varialbes_from_Marija.F23];&quot;.&quot;;[varialbes_from_Marija.G23])" office:value-type="string" office:string-value="pt3.26.desk2">
            <text:p>pt3.26.desk2</text:p>
          </table:table-cell>
          <table:table-cell table:formula="of:=[varialbes_from_Marija.O2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3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4]" office:value-type="string" office:string-value="presence">
            <text:p>presence</text:p>
          </table:table-cell>
          <table:table-cell table:formula="of:=[varialbes_from_Marija.H24]" office:value-type="string" office:string-value="presence">
            <text:p>presence</text:p>
          </table:table-cell>
          <table:table-cell table:formula="of:==CONCATENATE(&quot;pt&quot;;[varialbes_from_Marija.F24];&quot;.&quot;;[varialbes_from_Marija.G24])" office:value-type="string" office:string-value="pt3.26.desk2">
            <text:p>pt3.26.desk2</text:p>
          </table:table-cell>
          <table:table-cell table:formula="of:=[varialbes_from_Marija.O2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4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5]" office:value-type="string" office:string-value="computerwork">
            <text:p>computerwork</text:p>
          </table:table-cell>
          <table:table-cell table:formula="of:=[varialbes_from_Marija.H25]" office:value-type="string" office:string-value="computerwork">
            <text:p>computerwork</text:p>
          </table:table-cell>
          <table:table-cell table:formula="of:==CONCATENATE(&quot;pt&quot;;[varialbes_from_Marija.F25];&quot;.&quot;;[varialbes_from_Marija.G25])" office:value-type="string" office:string-value="pt3.26.desk2">
            <text:p>pt3.26.desk2</text:p>
          </table:table-cell>
          <table:table-cell table:formula="of:=[varialbes_from_Marija.O2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5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6]" office:value-type="string" office:string-value="deskwork">
            <text:p>deskwork</text:p>
          </table:table-cell>
          <table:table-cell table:formula="of:=[varialbes_from_Marija.H26]" office:value-type="string" office:string-value="deskwork">
            <text:p>deskwork</text:p>
          </table:table-cell>
          <table:table-cell table:formula="of:==CONCATENATE(&quot;pt&quot;;[varialbes_from_Marija.F26];&quot;.&quot;;[varialbes_from_Marija.G26])" office:value-type="string" office:string-value="pt3.26.desk2">
            <text:p>pt3.26.desk2</text:p>
          </table:table-cell>
          <table:table-cell table:formula="of:=[varialbes_from_Marija.O2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6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7]" office:value-type="string" office:string-value="presence">
            <text:p>presence</text:p>
          </table:table-cell>
          <table:table-cell table:formula="of:=[varialbes_from_Marija.H27]" office:value-type="string" office:string-value="presence">
            <text:p>presence</text:p>
          </table:table-cell>
          <table:table-cell table:formula="of:==CONCATENATE(&quot;pt&quot;;[varialbes_from_Marija.F27];&quot;.&quot;;[varialbes_from_Marija.G27])" office:value-type="string" office:string-value="pt3.26.desk3">
            <text:p>pt3.26.desk3</text:p>
          </table:table-cell>
          <table:table-cell table:formula="of:=[varialbes_from_Marija.O2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7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8]" office:value-type="string" office:string-value="presence">
            <text:p>presence</text:p>
          </table:table-cell>
          <table:table-cell table:formula="of:=[varialbes_from_Marija.H28]" office:value-type="string" office:string-value="presence">
            <text:p>presence</text:p>
          </table:table-cell>
          <table:table-cell table:formula="of:==CONCATENATE(&quot;pt&quot;;[varialbes_from_Marija.F28];&quot;.&quot;;[varialbes_from_Marija.G28])" office:value-type="string" office:string-value="pt3.26.desk3">
            <text:p>pt3.26.desk3</text:p>
          </table:table-cell>
          <table:table-cell table:formula="of:=[varialbes_from_Marija.O2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8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29]" office:value-type="string" office:string-value="powerconsumption">
            <text:p>powerconsumption</text:p>
          </table:table-cell>
          <table:table-cell table:formula="of:=[varialbes_from_Marija.H29]" office:value-type="string" office:string-value="powerconsumption">
            <text:p>powerconsumption</text:p>
          </table:table-cell>
          <table:table-cell table:formula="of:==CONCATENATE(&quot;pt&quot;;[varialbes_from_Marija.F29];&quot;.&quot;;[varialbes_from_Marija.G29])" office:value-type="string" office:string-value="pt3.26.desk3">
            <text:p>pt3.26.desk3</text:p>
          </table:table-cell>
          <table:table-cell table:formula="of:=[varialbes_from_Marija.O2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29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30]" office:value-type="string" office:string-value="powerconsumption">
            <text:p>powerconsumption</text:p>
          </table:table-cell>
          <table:table-cell table:formula="of:=[varialbes_from_Marija.H30]" office:value-type="string" office:string-value="powerconsumption">
            <text:p>powerconsumption</text:p>
          </table:table-cell>
          <table:table-cell table:formula="of:==CONCATENATE(&quot;pt&quot;;[varialbes_from_Marija.F30];&quot;.&quot;;[varialbes_from_Marija.G30])" office:value-type="string" office:string-value="pt3.26.desk3">
            <text:p>pt3.26.desk3</text:p>
          </table:table-cell>
          <table:table-cell table:formula="of:=[varialbes_from_Marija.O3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0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31]" office:value-type="string" office:string-value="powerconsumption">
            <text:p>powerconsumption</text:p>
          </table:table-cell>
          <table:table-cell table:formula="of:=[varialbes_from_Marija.H31]" office:value-type="string" office:string-value="powerconsumption">
            <text:p>powerconsumption</text:p>
          </table:table-cell>
          <table:table-cell table:formula="of:==CONCATENATE(&quot;pt&quot;;[varialbes_from_Marija.F31];&quot;.&quot;;[varialbes_from_Marija.G31])" office:value-type="string" office:string-value="pt3.26.desk3">
            <text:p>pt3.26.desk3</text:p>
          </table:table-cell>
          <table:table-cell table:formula="of:=[varialbes_from_Marija.O3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1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2">
          <table:table-cell table:formula="of:=[varialbes_from_Marija.H32]" office:value-type="string" office:string-value="computer">
            <text:p>computer</text:p>
          </table:table-cell>
          <table:table-cell table:formula="of:=[varialbes_from_Marija.H32]" office:value-type="string" office:string-value="computer">
            <text:p>computer</text:p>
          </table:table-cell>
          <table:table-cell table:formula="of:==CONCATENATE(&quot;pt&quot;;[varialbes_from_Marija.F32];&quot;.&quot;;[varialbes_from_Marija.G32])" office:value-type="string" office:string-value="pt3.26.desk3">
            <text:p>pt3.26.desk3</text:p>
          </table:table-cell>
          <table:table-cell table:formula="of:=[varialbes_from_Marija.O3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2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4">
          <table:table-cell table:formula="of:=[varialbes_from_Marija.H33]" office:value-type="string" office:string-value="screen">
            <text:p>screen</text:p>
          </table:table-cell>
          <table:table-cell table:formula="of:=[varialbes_from_Marija.H33]" office:value-type="string" office:string-value="screen">
            <text:p>screen</text:p>
          </table:table-cell>
          <table:table-cell table:formula="of:==CONCATENATE(&quot;pt&quot;;[varialbes_from_Marija.F33];&quot;.&quot;;[varialbes_from_Marija.G33])" office:value-type="string" office:string-value="pt3.26.desk3">
            <text:p>pt3.26.desk3</text:p>
          </table:table-cell>
          <table:table-cell table:formula="of:=[varialbes_from_Marija.O3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3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34]" office:value-type="string" office:string-value="lamp">
            <text:p>lamp</text:p>
          </table:table-cell>
          <table:table-cell table:formula="of:=[varialbes_from_Marija.H34]" office:value-type="string" office:string-value="lamp">
            <text:p>lamp</text:p>
          </table:table-cell>
          <table:table-cell table:formula="of:==CONCATENATE(&quot;pt&quot;;[varialbes_from_Marija.F34];&quot;.&quot;;[varialbes_from_Marija.G34])" office:value-type="string" office:string-value="pt3.26.desk3">
            <text:p>pt3.26.desk3</text:p>
          </table:table-cell>
          <table:table-cell table:formula="of:=[varialbes_from_Marija.O3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4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35]" office:value-type="string" office:string-value="light">
            <text:p>light</text:p>
          </table:table-cell>
          <table:table-cell table:formula="of:=[varialbes_from_Marija.H35]" office:value-type="string" office:string-value="light">
            <text:p>light</text:p>
          </table:table-cell>
          <table:table-cell table:formula="of:==CONCATENATE(&quot;pt&quot;;[varialbes_from_Marija.F35];&quot;.&quot;;[varialbes_from_Marija.G35])" office:value-type="string" office:string-value="pt3.26.desk3">
            <text:p>pt3.26.desk3</text:p>
          </table:table-cell>
          <table:table-cell table:formula="of:=[varialbes_from_Marija.O3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5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36]" office:value-type="string" office:string-value="presence">
            <text:p>presence</text:p>
          </table:table-cell>
          <table:table-cell table:formula="of:=[varialbes_from_Marija.H36]" office:value-type="string" office:string-value="presence">
            <text:p>presence</text:p>
          </table:table-cell>
          <table:table-cell table:formula="of:==CONCATENATE(&quot;pt&quot;;[varialbes_from_Marija.F36];&quot;.&quot;;[varialbes_from_Marija.G36])" office:value-type="string" office:string-value="pt3.26.desk3">
            <text:p>pt3.26.desk3</text:p>
          </table:table-cell>
          <table:table-cell table:formula="of:=[varialbes_from_Marija.O3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6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37]" office:value-type="string" office:string-value="computerwork">
            <text:p>computerwork</text:p>
          </table:table-cell>
          <table:table-cell table:formula="of:=[varialbes_from_Marija.H37]" office:value-type="string" office:string-value="computerwork">
            <text:p>computerwork</text:p>
          </table:table-cell>
          <table:table-cell table:formula="of:==CONCATENATE(&quot;pt&quot;;[varialbes_from_Marija.F37];&quot;.&quot;;[varialbes_from_Marija.G37])" office:value-type="string" office:string-value="pt3.26.desk3">
            <text:p>pt3.26.desk3</text:p>
          </table:table-cell>
          <table:table-cell table:formula="of:=[varialbes_from_Marija.O3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7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38]" office:value-type="string" office:string-value="deskwork">
            <text:p>deskwork</text:p>
          </table:table-cell>
          <table:table-cell table:formula="of:=[varialbes_from_Marija.H38]" office:value-type="string" office:string-value="deskwork">
            <text:p>deskwork</text:p>
          </table:table-cell>
          <table:table-cell table:formula="of:==CONCATENATE(&quot;pt&quot;;[varialbes_from_Marija.F38];&quot;.&quot;;[varialbes_from_Marija.G38])" office:value-type="string" office:string-value="pt3.26.desk3">
            <text:p>pt3.26.desk3</text:p>
          </table:table-cell>
          <table:table-cell table:formula="of:=[varialbes_from_Marija.O3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8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39]" office:value-type="string" office:string-value="presence">
            <text:p>presence</text:p>
          </table:table-cell>
          <table:table-cell table:formula="of:=[varialbes_from_Marija.H39]" office:value-type="string" office:string-value="presence">
            <text:p>presence</text:p>
          </table:table-cell>
          <table:table-cell table:formula="of:==CONCATENATE(&quot;pt&quot;;[varialbes_from_Marija.F39];&quot;.&quot;;[varialbes_from_Marija.G39])" office:value-type="string" office:string-value="pt3.26.desk4">
            <text:p>pt3.26.desk4</text:p>
          </table:table-cell>
          <table:table-cell table:formula="of:=[varialbes_from_Marija.O3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39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40]" office:value-type="string" office:string-value="presence">
            <text:p>presence</text:p>
          </table:table-cell>
          <table:table-cell table:formula="of:=[varialbes_from_Marija.H40]" office:value-type="string" office:string-value="presence">
            <text:p>presence</text:p>
          </table:table-cell>
          <table:table-cell table:formula="of:==CONCATENATE(&quot;pt&quot;;[varialbes_from_Marija.F40];&quot;.&quot;;[varialbes_from_Marija.G40])" office:value-type="string" office:string-value="pt3.26.desk4">
            <text:p>pt3.26.desk4</text:p>
          </table:table-cell>
          <table:table-cell table:formula="of:=[varialbes_from_Marija.O4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0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2">
          <table:table-cell table:formula="of:=[varialbes_from_Marija.H41]" office:value-type="string" office:string-value="powerconsumption">
            <text:p>powerconsumption</text:p>
          </table:table-cell>
          <table:table-cell table:formula="of:=[varialbes_from_Marija.H41]" office:value-type="string" office:string-value="powerconsumption">
            <text:p>powerconsumption</text:p>
          </table:table-cell>
          <table:table-cell table:formula="of:==CONCATENATE(&quot;pt&quot;;[varialbes_from_Marija.F41];&quot;.&quot;;[varialbes_from_Marija.G41])" office:value-type="string" office:string-value="pt3.26.desk4">
            <text:p>pt3.26.desk4</text:p>
          </table:table-cell>
          <table:table-cell table:formula="of:=[varialbes_from_Marija.O4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1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2">
          <table:table-cell table:formula="of:=[varialbes_from_Marija.H42]" office:value-type="string" office:string-value="powerconsumption">
            <text:p>powerconsumption</text:p>
          </table:table-cell>
          <table:table-cell table:formula="of:=[varialbes_from_Marija.H42]" office:value-type="string" office:string-value="powerconsumption">
            <text:p>powerconsumption</text:p>
          </table:table-cell>
          <table:table-cell table:formula="of:==CONCATENATE(&quot;pt&quot;;[varialbes_from_Marija.F42];&quot;.&quot;;[varialbes_from_Marija.G42])" office:value-type="string" office:string-value="pt3.26.desk4">
            <text:p>pt3.26.desk4</text:p>
          </table:table-cell>
          <table:table-cell table:formula="of:=[varialbes_from_Marija.O4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2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2">
          <table:table-cell table:formula="of:=[varialbes_from_Marija.H43]" office:value-type="string" office:string-value="powerconsumption">
            <text:p>powerconsumption</text:p>
          </table:table-cell>
          <table:table-cell table:formula="of:=[varialbes_from_Marija.H43]" office:value-type="string" office:string-value="powerconsumption">
            <text:p>powerconsumption</text:p>
          </table:table-cell>
          <table:table-cell table:formula="of:==CONCATENATE(&quot;pt&quot;;[varialbes_from_Marija.F43];&quot;.&quot;;[varialbes_from_Marija.G43])" office:value-type="string" office:string-value="pt3.26.desk4">
            <text:p>pt3.26.desk4</text:p>
          </table:table-cell>
          <table:table-cell table:formula="of:=[varialbes_from_Marija.O4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3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4" table:number-columns-repeated="7"/>
        </table:table-row>
        <table:table-row table:style-name="ro12">
          <table:table-cell table:formula="of:=[varialbes_from_Marija.H44]" office:value-type="string" office:string-value="computer">
            <text:p>computer</text:p>
          </table:table-cell>
          <table:table-cell table:formula="of:=[varialbes_from_Marija.H44]" office:value-type="string" office:string-value="computer">
            <text:p>computer</text:p>
          </table:table-cell>
          <table:table-cell table:formula="of:==CONCATENATE(&quot;pt&quot;;[varialbes_from_Marija.F44];&quot;.&quot;;[varialbes_from_Marija.G44])" office:value-type="string" office:string-value="pt3.26.desk4">
            <text:p>pt3.26.desk4</text:p>
          </table:table-cell>
          <table:table-cell table:formula="of:=[varialbes_from_Marija.O4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4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4" table:number-columns-repeated="7"/>
        </table:table-row>
        <table:table-row table:style-name="ro14">
          <table:table-cell table:formula="of:=[varialbes_from_Marija.H45]" office:value-type="string" office:string-value="screen">
            <text:p>screen</text:p>
          </table:table-cell>
          <table:table-cell table:formula="of:=[varialbes_from_Marija.H45]" office:value-type="string" office:string-value="screen">
            <text:p>screen</text:p>
          </table:table-cell>
          <table:table-cell table:formula="of:==CONCATENATE(&quot;pt&quot;;[varialbes_from_Marija.F45];&quot;.&quot;;[varialbes_from_Marija.G45])" office:value-type="string" office:string-value="pt3.26.desk4">
            <text:p>pt3.26.desk4</text:p>
          </table:table-cell>
          <table:table-cell table:formula="of:=[varialbes_from_Marija.O4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5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46]" office:value-type="string" office:string-value="lamp">
            <text:p>lamp</text:p>
          </table:table-cell>
          <table:table-cell table:formula="of:=[varialbes_from_Marija.H46]" office:value-type="string" office:string-value="lamp">
            <text:p>lamp</text:p>
          </table:table-cell>
          <table:table-cell table:formula="of:==CONCATENATE(&quot;pt&quot;;[varialbes_from_Marija.F46];&quot;.&quot;;[varialbes_from_Marija.G46])" office:value-type="string" office:string-value="pt3.26.desk4">
            <text:p>pt3.26.desk4</text:p>
          </table:table-cell>
          <table:table-cell table:formula="of:=[varialbes_from_Marija.O4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6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4">
          <table:table-cell table:formula="of:=[varialbes_from_Marija.H47]" office:value-type="string" office:string-value="light">
            <text:p>light</text:p>
          </table:table-cell>
          <table:table-cell table:formula="of:=[varialbes_from_Marija.H47]" office:value-type="string" office:string-value="light">
            <text:p>light</text:p>
          </table:table-cell>
          <table:table-cell table:formula="of:==CONCATENATE(&quot;pt&quot;;[varialbes_from_Marija.F47];&quot;.&quot;;[varialbes_from_Marija.G47])" office:value-type="string" office:string-value="pt3.26.desk4">
            <text:p>pt3.26.desk4</text:p>
          </table:table-cell>
          <table:table-cell table:formula="of:=[varialbes_from_Marija.O4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7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48]" office:value-type="string" office:string-value="presence">
            <text:p>presence</text:p>
          </table:table-cell>
          <table:table-cell table:formula="of:=[varialbes_from_Marija.H48]" office:value-type="string" office:string-value="presence">
            <text:p>presence</text:p>
          </table:table-cell>
          <table:table-cell table:formula="of:==CONCATENATE(&quot;pt&quot;;[varialbes_from_Marija.F48];&quot;.&quot;;[varialbes_from_Marija.G48])" office:value-type="string" office:string-value="pt3.26.desk4">
            <text:p>pt3.26.desk4</text:p>
          </table:table-cell>
          <table:table-cell table:formula="of:=[varialbes_from_Marija.O4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8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49]" office:value-type="string" office:string-value="computerwork">
            <text:p>computerwork</text:p>
          </table:table-cell>
          <table:table-cell table:formula="of:=[varialbes_from_Marija.H49]" office:value-type="string" office:string-value="computerwork">
            <text:p>computerwork</text:p>
          </table:table-cell>
          <table:table-cell table:formula="of:==CONCATENATE(&quot;pt&quot;;[varialbes_from_Marija.F49];&quot;.&quot;;[varialbes_from_Marija.G49])" office:value-type="string" office:string-value="pt3.26.desk4">
            <text:p>pt3.26.desk4</text:p>
          </table:table-cell>
          <table:table-cell table:formula="of:=[varialbes_from_Marija.O4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49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4">
          <table:table-cell table:formula="of:=[varialbes_from_Marija.H50]" office:value-type="string" office:string-value="deskwork">
            <text:p>deskwork</text:p>
          </table:table-cell>
          <table:table-cell table:formula="of:=[varialbes_from_Marija.H50]" office:value-type="string" office:string-value="deskwork">
            <text:p>deskwork</text:p>
          </table:table-cell>
          <table:table-cell table:formula="of:==CONCATENATE(&quot;pt&quot;;[varialbes_from_Marija.F50];&quot;.&quot;;[varialbes_from_Marija.G50])" office:value-type="string" office:string-value="pt3.26.desk4">
            <text:p>pt3.26.desk4</text:p>
          </table:table-cell>
          <table:table-cell table:formula="of:=[varialbes_from_Marija.O5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0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51]" office:value-type="string" office:string-value="door">
            <text:p>door</text:p>
          </table:table-cell>
          <table:table-cell table:formula="of:=[varialbes_from_Marija.H51]" office:value-type="string" office:string-value="door">
            <text:p>door</text:p>
          </table:table-cell>
          <table:table-cell table:formula="of:==CONCATENATE(&quot;pt&quot;;[varialbes_from_Marija.F51];&quot;.&quot;;[varialbes_from_Marija.G51])" office:value-type="string" office:string-value="pt3.26.room">
            <text:p>pt3.26.room</text:p>
          </table:table-cell>
          <table:table-cell table:formula="of:=[varialbes_from_Marija.O5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1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52]" office:value-type="string" office:string-value="window">
            <text:p>window</text:p>
          </table:table-cell>
          <table:table-cell table:formula="of:=[varialbes_from_Marija.H52]" office:value-type="string" office:string-value="window">
            <text:p>window</text:p>
          </table:table-cell>
          <table:table-cell table:formula="of:==CONCATENATE(&quot;pt&quot;;[varialbes_from_Marija.F52];&quot;.&quot;;[varialbes_from_Marija.G52])" office:value-type="string" office:string-value="pt3.26.room">
            <text:p>pt3.26.room</text:p>
          </table:table-cell>
          <table:table-cell table:formula="of:=[varialbes_from_Marija.O5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2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53]" office:value-type="string" office:string-value="window">
            <text:p>window</text:p>
          </table:table-cell>
          <table:table-cell table:formula="of:=[varialbes_from_Marija.H53]" office:value-type="string" office:string-value="window">
            <text:p>window</text:p>
          </table:table-cell>
          <table:table-cell table:formula="of:==CONCATENATE(&quot;pt&quot;;[varialbes_from_Marija.F53];&quot;.&quot;;[varialbes_from_Marija.G53])" office:value-type="string" office:string-value="pt3.26.room">
            <text:p>pt3.26.room</text:p>
          </table:table-cell>
          <table:table-cell table:formula="of:=[varialbes_from_Marija.O5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3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54]" office:value-type="string" office:string-value="light">
            <text:p>light</text:p>
          </table:table-cell>
          <table:table-cell table:formula="of:=[varialbes_from_Marija.H54]" office:value-type="string" office:string-value="light">
            <text:p>light</text:p>
          </table:table-cell>
          <table:table-cell table:formula="of:==CONCATENATE(&quot;pt&quot;;[varialbes_from_Marija.F54];&quot;.&quot;;[varialbes_from_Marija.G54])" office:value-type="string" office:string-value="pt3.26.room">
            <text:p>pt3.26.room</text:p>
          </table:table-cell>
          <table:table-cell table:formula="of:=[varialbes_from_Marija.O5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4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55]" office:value-type="string" office:string-value="presence">
            <text:p>presence</text:p>
          </table:table-cell>
          <table:table-cell table:formula="of:=[varialbes_from_Marija.H55]" office:value-type="string" office:string-value="presence">
            <text:p>presence</text:p>
          </table:table-cell>
          <table:table-cell table:formula="of:==CONCATENATE(&quot;pt&quot;;[varialbes_from_Marija.F55];&quot;.&quot;;[varialbes_from_Marija.G55])" office:value-type="string" office:string-value="pt3.26.room">
            <text:p>pt3.26.room</text:p>
          </table:table-cell>
          <table:table-cell table:formula="of:=[varialbes_from_Marija.O5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5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56]" office:value-type="string" office:string-value="presence">
            <text:p>presence</text:p>
          </table:table-cell>
          <table:table-cell table:formula="of:=[varialbes_from_Marija.H56]" office:value-type="string" office:string-value="presence">
            <text:p>presence</text:p>
          </table:table-cell>
          <table:table-cell table:formula="of:==CONCATENATE(&quot;pt&quot;;[varialbes_from_Marija.F56];&quot;.&quot;;[varialbes_from_Marija.G56])" office:value-type="string" office:string-value="pt3.26.room">
            <text:p>pt3.26.room</text:p>
          </table:table-cell>
          <table:table-cell table:formula="of:=[varialbes_from_Marija.O5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6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4">
          <table:table-cell table:formula="of:=[varialbes_from_Marija.H57]" office:value-type="string" office:string-value="presence">
            <text:p>presence</text:p>
          </table:table-cell>
          <table:table-cell table:formula="of:=[varialbes_from_Marija.H57]" office:value-type="string" office:string-value="presence">
            <text:p>presence</text:p>
          </table:table-cell>
          <table:table-cell table:formula="of:==CONCATENATE(&quot;pt&quot;;[varialbes_from_Marija.F57];&quot;.&quot;;[varialbes_from_Marija.G57])" office:value-type="string" office:string-value="pt3.26.room">
            <text:p>pt3.26.room</text:p>
          </table:table-cell>
          <table:table-cell table:formula="of:=[varialbes_from_Marija.O5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7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58]" office:value-type="string" office:string-value="presence">
            <text:p>presence</text:p>
          </table:table-cell>
          <table:table-cell table:formula="of:=[varialbes_from_Marija.H58]" office:value-type="string" office:string-value="presence">
            <text:p>presence</text:p>
          </table:table-cell>
          <table:table-cell table:formula="of:==CONCATENATE(&quot;pt&quot;;[varialbes_from_Marija.F58];&quot;.&quot;;[varialbes_from_Marija.G58])" office:value-type="string" office:string-value="pt3.26.room">
            <text:p>pt3.26.room</text:p>
          </table:table-cell>
          <table:table-cell table:formula="of:=[varialbes_from_Marija.O5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8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59]" office:value-type="string" office:string-value="light">
            <text:p>light</text:p>
          </table:table-cell>
          <table:table-cell table:formula="of:=[varialbes_from_Marija.H59]" office:value-type="string" office:string-value="light">
            <text:p>light</text:p>
          </table:table-cell>
          <table:table-cell table:formula="of:==CONCATENATE(&quot;pt&quot;;[varialbes_from_Marija.F59];&quot;.&quot;;[varialbes_from_Marija.G59])" office:value-type="string" office:string-value="pt3.26.room">
            <text:p>pt3.26.room</text:p>
          </table:table-cell>
          <table:table-cell table:formula="of:=[varialbes_from_Marija.O5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59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8" table:number-columns-repeated="4"/>
          <table:table-cell table:style-name="ce14" table:number-columns-repeated="3"/>
        </table:table-row>
        <table:table-row table:style-name="ro12">
          <table:table-cell table:formula="of:=[varialbes_from_Marija.H60]" office:value-type="string" office:string-value="light">
            <text:p>light</text:p>
          </table:table-cell>
          <table:table-cell table:formula="of:=[varialbes_from_Marija.H60]" office:value-type="string" office:string-value="light">
            <text:p>light</text:p>
          </table:table-cell>
          <table:table-cell table:formula="of:==CONCATENATE(&quot;pt&quot;;[varialbes_from_Marija.F60];&quot;.&quot;;[varialbes_from_Marija.G60])" office:value-type="string" office:string-value="pt3.26.room">
            <text:p>pt3.26.room</text:p>
          </table:table-cell>
          <table:table-cell table:formula="of:=[varialbes_from_Marija.O6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0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1]" office:value-type="string" office:string-value="light">
            <text:p>light</text:p>
          </table:table-cell>
          <table:table-cell table:formula="of:=[varialbes_from_Marija.H61]" office:value-type="string" office:string-value="light">
            <text:p>light</text:p>
          </table:table-cell>
          <table:table-cell table:formula="of:==CONCATENATE(&quot;pt&quot;;[varialbes_from_Marija.F61];&quot;.&quot;;[varialbes_from_Marija.G61])" office:value-type="string" office:string-value="pt3.26.room">
            <text:p>pt3.26.room</text:p>
          </table:table-cell>
          <table:table-cell table:formula="of:=[varialbes_from_Marija.O6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1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2]" office:value-type="string" office:string-value="light">
            <text:p>light</text:p>
          </table:table-cell>
          <table:table-cell table:formula="of:=[varialbes_from_Marija.H62]" office:value-type="string" office:string-value="light">
            <text:p>light</text:p>
          </table:table-cell>
          <table:table-cell table:formula="of:==CONCATENATE(&quot;pt&quot;;[varialbes_from_Marija.F62];&quot;.&quot;;[varialbes_from_Marija.G62])" office:value-type="string" office:string-value="pt3.26.room">
            <text:p>pt3.26.room</text:p>
          </table:table-cell>
          <table:table-cell table:formula="of:=[varialbes_from_Marija.O6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2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3]" office:value-type="string" office:string-value="light">
            <text:p>light</text:p>
          </table:table-cell>
          <table:table-cell table:formula="of:=[varialbes_from_Marija.H63]" office:value-type="string" office:string-value="light">
            <text:p>light</text:p>
          </table:table-cell>
          <table:table-cell table:formula="of:==CONCATENATE(&quot;pt&quot;;[varialbes_from_Marija.F63];&quot;.&quot;;[varialbes_from_Marija.G63])" office:value-type="string" office:string-value="pt3.26.room">
            <text:p>pt3.26.room</text:p>
          </table:table-cell>
          <table:table-cell table:formula="of:=[varialbes_from_Marija.O6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3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4]" office:value-type="string" office:string-value="light">
            <text:p>light</text:p>
          </table:table-cell>
          <table:table-cell table:formula="of:=[varialbes_from_Marija.H64]" office:value-type="string" office:string-value="light">
            <text:p>light</text:p>
          </table:table-cell>
          <table:table-cell table:formula="of:==CONCATENATE(&quot;pt&quot;;[varialbes_from_Marija.F64];&quot;.&quot;;[varialbes_from_Marija.G64])" office:value-type="string" office:string-value="pt3.26.room">
            <text:p>pt3.26.room</text:p>
          </table:table-cell>
          <table:table-cell table:formula="of:=[varialbes_from_Marija.O6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4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5]" office:value-type="string" office:string-value="door">
            <text:p>door</text:p>
          </table:table-cell>
          <table:table-cell table:formula="of:=[varialbes_from_Marija.H65]" office:value-type="string" office:string-value="door">
            <text:p>door</text:p>
          </table:table-cell>
          <table:table-cell table:formula="of:==CONCATENATE(&quot;pt&quot;;[varialbes_from_Marija.F65];&quot;.&quot;;[varialbes_from_Marija.G65])" office:value-type="string" office:string-value="pt3.13.room">
            <text:p>pt3.13.room</text:p>
          </table:table-cell>
          <table:table-cell table:formula="of:=[varialbes_from_Marija.O6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5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6]" office:value-type="string" office:string-value="window">
            <text:p>window</text:p>
          </table:table-cell>
          <table:table-cell table:formula="of:=[varialbes_from_Marija.H66]" office:value-type="string" office:string-value="window">
            <text:p>window</text:p>
          </table:table-cell>
          <table:table-cell table:formula="of:==CONCATENATE(&quot;pt&quot;;[varialbes_from_Marija.F66];&quot;.&quot;;[varialbes_from_Marija.G66])" office:value-type="string" office:string-value="pt3.13.room">
            <text:p>pt3.13.room</text:p>
          </table:table-cell>
          <table:table-cell table:formula="of:=[varialbes_from_Marija.O6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6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7]" office:value-type="string" office:string-value="window">
            <text:p>window</text:p>
          </table:table-cell>
          <table:table-cell table:formula="of:=[varialbes_from_Marija.H67]" office:value-type="string" office:string-value="window">
            <text:p>window</text:p>
          </table:table-cell>
          <table:table-cell table:formula="of:==CONCATENATE(&quot;pt&quot;;[varialbes_from_Marija.F67];&quot;.&quot;;[varialbes_from_Marija.G67])" office:value-type="string" office:string-value="pt3.13.room">
            <text:p>pt3.13.room</text:p>
          </table:table-cell>
          <table:table-cell table:formula="of:=[varialbes_from_Marija.O6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7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8]" office:value-type="string" office:string-value="presence">
            <text:p>presence</text:p>
          </table:table-cell>
          <table:table-cell table:formula="of:=[varialbes_from_Marija.H68]" office:value-type="string" office:string-value="presence">
            <text:p>presence</text:p>
          </table:table-cell>
          <table:table-cell table:formula="of:==CONCATENATE(&quot;pt&quot;;[varialbes_from_Marija.F68];&quot;.&quot;;[varialbes_from_Marija.G68])" office:value-type="string" office:string-value="pt3.13.room">
            <text:p>pt3.13.room</text:p>
          </table:table-cell>
          <table:table-cell table:formula="of:=[varialbes_from_Marija.O6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8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69]" office:value-type="string" office:string-value="light">
            <text:p>light</text:p>
          </table:table-cell>
          <table:table-cell table:formula="of:=[varialbes_from_Marija.H69]" office:value-type="string" office:string-value="light">
            <text:p>light</text:p>
          </table:table-cell>
          <table:table-cell table:formula="of:==CONCATENATE(&quot;pt&quot;;[varialbes_from_Marija.F69];&quot;.&quot;;[varialbes_from_Marija.G69])" office:value-type="string" office:string-value="pt3.13.room">
            <text:p>pt3.13.room</text:p>
          </table:table-cell>
          <table:table-cell table:formula="of:=[varialbes_from_Marija.O6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69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8" table:number-columns-repeated="4"/>
          <table:table-cell table:style-name="ce14" table:number-columns-repeated="3"/>
        </table:table-row>
        <table:table-row table:style-name="ro12">
          <table:table-cell table:formula="of:=[varialbes_from_Marija.H70]" office:value-type="string" office:string-value="light">
            <text:p>light</text:p>
          </table:table-cell>
          <table:table-cell table:formula="of:=[varialbes_from_Marija.H70]" office:value-type="string" office:string-value="light">
            <text:p>light</text:p>
          </table:table-cell>
          <table:table-cell table:formula="of:==CONCATENATE(&quot;pt&quot;;[varialbes_from_Marija.F70];&quot;.&quot;;[varialbes_from_Marija.G70])" office:value-type="string" office:string-value="pt3.13.room">
            <text:p>pt3.13.room</text:p>
          </table:table-cell>
          <table:table-cell table:formula="of:=[varialbes_from_Marija.O7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0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1]" office:value-type="string" office:string-value="light">
            <text:p>light</text:p>
          </table:table-cell>
          <table:table-cell table:formula="of:=[varialbes_from_Marija.H71]" office:value-type="string" office:string-value="light">
            <text:p>light</text:p>
          </table:table-cell>
          <table:table-cell table:formula="of:==CONCATENATE(&quot;pt&quot;;[varialbes_from_Marija.F71];&quot;.&quot;;[varialbes_from_Marija.G71])" office:value-type="string" office:string-value="pt3.13.room">
            <text:p>pt3.13.room</text:p>
          </table:table-cell>
          <table:table-cell table:formula="of:=[varialbes_from_Marija.O7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1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2]" office:value-type="string" office:string-value="powerconsumption">
            <text:p>powerconsumption</text:p>
          </table:table-cell>
          <table:table-cell table:formula="of:=[varialbes_from_Marija.H72]" office:value-type="string" office:string-value="powerconsumption">
            <text:p>powerconsumption</text:p>
          </table:table-cell>
          <table:table-cell table:formula="of:==CONCATENATE(&quot;pt&quot;;[varialbes_from_Marija.F72];&quot;.&quot;;[varialbes_from_Marija.G72])" office:value-type="string" office:string-value="pt3.13.room">
            <text:p>pt3.13.room</text:p>
          </table:table-cell>
          <table:table-cell table:formula="of:=[varialbes_from_Marija.O7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2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3]" office:value-type="string" office:string-value="powerconsumption">
            <text:p>powerconsumption</text:p>
          </table:table-cell>
          <table:table-cell table:formula="of:=[varialbes_from_Marija.H73]" office:value-type="string" office:string-value="powerconsumption">
            <text:p>powerconsumption</text:p>
          </table:table-cell>
          <table:table-cell table:formula="of:==CONCATENATE(&quot;pt&quot;;[varialbes_from_Marija.F73];&quot;.&quot;;[varialbes_from_Marija.G73])" office:value-type="string" office:string-value="pt3.13.room">
            <text:p>pt3.13.room</text:p>
          </table:table-cell>
          <table:table-cell table:formula="of:=[varialbes_from_Marija.O7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3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4]" office:value-type="string" office:string-value="powerconsumption">
            <text:p>powerconsumption</text:p>
          </table:table-cell>
          <table:table-cell table:formula="of:=[varialbes_from_Marija.H74]" office:value-type="string" office:string-value="powerconsumption">
            <text:p>powerconsumption</text:p>
          </table:table-cell>
          <table:table-cell table:formula="of:==CONCATENATE(&quot;pt&quot;;[varialbes_from_Marija.F74];&quot;.&quot;;[varialbes_from_Marija.G74])" office:value-type="string" office:string-value="pt3.13.room">
            <text:p>pt3.13.room</text:p>
          </table:table-cell>
          <table:table-cell table:formula="of:=[varialbes_from_Marija.O7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4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5]" office:value-type="string" office:string-value="beamer">
            <text:p>beamer</text:p>
          </table:table-cell>
          <table:table-cell table:formula="of:=[varialbes_from_Marija.H75]" office:value-type="string" office:string-value="beamer">
            <text:p>beamer</text:p>
          </table:table-cell>
          <table:table-cell table:formula="of:==CONCATENATE(&quot;pt&quot;;[varialbes_from_Marija.F75];&quot;.&quot;;[varialbes_from_Marija.G75])" office:value-type="string" office:string-value="pt3.13.room">
            <text:p>pt3.13.room</text:p>
          </table:table-cell>
          <table:table-cell table:formula="of:=[varialbes_from_Marija.O7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5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6]" office:value-type="string" office:string-value="hvac">
            <text:p>hvac</text:p>
          </table:table-cell>
          <table:table-cell table:formula="of:=[varialbes_from_Marija.H76]" office:value-type="string" office:string-value="hvac">
            <text:p>hvac</text:p>
          </table:table-cell>
          <table:table-cell table:formula="of:==CONCATENATE(&quot;pt&quot;;[varialbes_from_Marija.F76];&quot;.&quot;;[varialbes_from_Marija.G76])" office:value-type="string" office:string-value="pt3.13.room">
            <text:p>pt3.13.room</text:p>
          </table:table-cell>
          <table:table-cell table:formula="of:=[varialbes_from_Marija.O7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6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7]" office:value-type="string" office:string-value="hvac">
            <text:p>hvac</text:p>
          </table:table-cell>
          <table:table-cell table:formula="of:=[varialbes_from_Marija.H77]" office:value-type="string" office:string-value="hvac">
            <text:p>hvac</text:p>
          </table:table-cell>
          <table:table-cell table:formula="of:==CONCATENATE(&quot;pt&quot;;[varialbes_from_Marija.F77];&quot;.&quot;;[varialbes_from_Marija.G77])" office:value-type="string" office:string-value="pt3.13.room">
            <text:p>pt3.13.room</text:p>
          </table:table-cell>
          <table:table-cell table:formula="of:=[varialbes_from_Marija.O7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7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78]" office:value-type="string" office:string-value="energyconsumption">
            <text:p>energyconsumption</text:p>
          </table:table-cell>
          <table:table-cell table:formula="of:=[varialbes_from_Marija.H78]" office:value-type="string" office:string-value="energyconsumption">
            <text:p>energyconsumption</text:p>
          </table:table-cell>
          <table:table-cell table:formula="of:==CONCATENATE(&quot;pt&quot;;[varialbes_from_Marija.F78];&quot;.&quot;;[varialbes_from_Marija.G78])" office:value-type="string" office:string-value="pt3.13.room">
            <text:p>pt3.13.room</text:p>
          </table:table-cell>
          <table:table-cell table:formula="of:=[varialbes_from_Marija.O7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8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8" table:number-columns-repeated="4"/>
          <table:table-cell table:style-name="ce14" table:number-columns-repeated="3"/>
        </table:table-row>
        <table:table-row table:style-name="ro12">
          <table:table-cell table:formula="of:=[varialbes_from_Marija.H79]" office:value-type="string" office:string-value="energyconsumption">
            <text:p>energyconsumption</text:p>
          </table:table-cell>
          <table:table-cell table:formula="of:=[varialbes_from_Marija.H79]" office:value-type="string" office:string-value="energyconsumption">
            <text:p>energyconsumption</text:p>
          </table:table-cell>
          <table:table-cell table:formula="of:==CONCATENATE(&quot;pt&quot;;[varialbes_from_Marija.F79];&quot;.&quot;;[varialbes_from_Marija.G79])" office:value-type="string" office:string-value="pt3.13.room">
            <text:p>pt3.13.room</text:p>
          </table:table-cell>
          <table:table-cell table:formula="of:=[varialbes_from_Marija.O7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79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0]" office:value-type="string" office:string-value="hvac">
            <text:p>hvac</text:p>
          </table:table-cell>
          <table:table-cell table:formula="of:=[varialbes_from_Marija.H80]" office:value-type="string" office:string-value="hvac">
            <text:p>hvac</text:p>
          </table:table-cell>
          <table:table-cell table:formula="of:==CONCATENATE(&quot;pt&quot;;[varialbes_from_Marija.F80];&quot;.&quot;;[varialbes_from_Marija.G80])" office:value-type="string" office:string-value="pt3.13.room">
            <text:p>pt3.13.room</text:p>
          </table:table-cell>
          <table:table-cell table:formula="of:=[varialbes_from_Marija.O8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0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1]" office:value-type="string" office:string-value="energyconsumption">
            <text:p>energyconsumption</text:p>
          </table:table-cell>
          <table:table-cell table:formula="of:=[varialbes_from_Marija.H81]" office:value-type="string" office:string-value="energyconsumption">
            <text:p>energyconsumption</text:p>
          </table:table-cell>
          <table:table-cell table:formula="of:==CONCATENATE(&quot;pt&quot;;[varialbes_from_Marija.F81];&quot;.&quot;;[varialbes_from_Marija.G81])" office:value-type="string" office:string-value="pt3.13.room">
            <text:p>pt3.13.room</text:p>
          </table:table-cell>
          <table:table-cell table:formula="of:=[varialbes_from_Marija.O8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1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2]" office:value-type="string" office:string-value="temperature">
            <text:p>temperature</text:p>
          </table:table-cell>
          <table:table-cell table:formula="of:=[varialbes_from_Marija.H82]" office:value-type="string" office:string-value="temperature">
            <text:p>temperature</text:p>
          </table:table-cell>
          <table:table-cell table:formula="of:==CONCATENATE(&quot;pt&quot;;[varialbes_from_Marija.F82];&quot;.&quot;;[varialbes_from_Marija.G82])" office:value-type="string" office:string-value="pt3.13.room">
            <text:p>pt3.13.room</text:p>
          </table:table-cell>
          <table:table-cell table:formula="of:=[varialbes_from_Marija.O8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2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3]" office:value-type="string" office:string-value="energyconsumption">
            <text:p>energyconsumption</text:p>
          </table:table-cell>
          <table:table-cell table:formula="of:=[varialbes_from_Marija.H83]" office:value-type="string" office:string-value="energyconsumption">
            <text:p>energyconsumption</text:p>
          </table:table-cell>
          <table:table-cell table:formula="of:==CONCATENATE(&quot;pt&quot;;[varialbes_from_Marija.F83];&quot;.&quot;;[varialbes_from_Marija.G83])" office:value-type="string" office:string-value="pt3.13.room">
            <text:p>pt3.13.room</text:p>
          </table:table-cell>
          <table:table-cell table:formula="of:=[varialbes_from_Marija.O8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3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4]" office:value-type="string" office:string-value="light">
            <text:p>light</text:p>
          </table:table-cell>
          <table:table-cell table:formula="of:=[varialbes_from_Marija.H84]" office:value-type="string" office:string-value="light">
            <text:p>light</text:p>
          </table:table-cell>
          <table:table-cell table:formula="of:==CONCATENATE(&quot;pt&quot;;[varialbes_from_Marija.F84];&quot;.&quot;;[varialbes_from_Marija.G84])" office:value-type="string" office:string-value="pt3.13.room">
            <text:p>pt3.13.room</text:p>
          </table:table-cell>
          <table:table-cell table:formula="of:=[varialbes_from_Marija.O8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4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5]" office:value-type="string" office:string-value="light">
            <text:p>light</text:p>
          </table:table-cell>
          <table:table-cell table:formula="of:=[varialbes_from_Marija.H85]" office:value-type="string" office:string-value="light">
            <text:p>light</text:p>
          </table:table-cell>
          <table:table-cell table:formula="of:==CONCATENATE(&quot;pt&quot;;[varialbes_from_Marija.F85];&quot;.&quot;;[varialbes_from_Marija.G85])" office:value-type="string" office:string-value="pt3.13.room">
            <text:p>pt3.13.room</text:p>
          </table:table-cell>
          <table:table-cell table:formula="of:=[varialbes_from_Marija.O8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5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6]" office:value-type="string" office:string-value="light">
            <text:p>light</text:p>
          </table:table-cell>
          <table:table-cell table:formula="of:=[varialbes_from_Marija.H86]" office:value-type="string" office:string-value="light">
            <text:p>light</text:p>
          </table:table-cell>
          <table:table-cell table:formula="of:==CONCATENATE(&quot;pt&quot;;[varialbes_from_Marija.F86];&quot;.&quot;;[varialbes_from_Marija.G86])" office:value-type="string" office:string-value="pt3.13.room">
            <text:p>pt3.13.room</text:p>
          </table:table-cell>
          <table:table-cell table:formula="of:=[varialbes_from_Marija.O8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6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2">
          <table:table-cell table:formula="of:=[varialbes_from_Marija.H87]" office:value-type="string" office:string-value="light">
            <text:p>light</text:p>
          </table:table-cell>
          <table:table-cell table:formula="of:=[varialbes_from_Marija.H87]" office:value-type="string" office:string-value="light">
            <text:p>light</text:p>
          </table:table-cell>
          <table:table-cell table:formula="of:==CONCATENATE(&quot;pt&quot;;[varialbes_from_Marija.F87];&quot;.&quot;;[varialbes_from_Marija.G87])" office:value-type="string" office:string-value="pt3.13.room">
            <text:p>pt3.13.room</text:p>
          </table:table-cell>
          <table:table-cell table:formula="of:=[varialbes_from_Marija.O8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7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8" table:number-columns-repeated="4"/>
          <table:table-cell table:style-name="ce14" table:number-columns-repeated="3"/>
        </table:table-row>
        <table:table-row table:style-name="ro12">
          <table:table-cell table:formula="of:=[varialbes_from_Marija.H88]" office:value-type="string" office:string-value="light">
            <text:p>light</text:p>
          </table:table-cell>
          <table:table-cell table:formula="of:=[varialbes_from_Marija.H88]" office:value-type="string" office:string-value="light">
            <text:p>light</text:p>
          </table:table-cell>
          <table:table-cell table:formula="of:==CONCATENATE(&quot;pt&quot;;[varialbes_from_Marija.F88];&quot;.&quot;;[varialbes_from_Marija.G88])" office:value-type="string" office:string-value="pt3.13.room">
            <text:p>pt3.13.room</text:p>
          </table:table-cell>
          <table:table-cell table:formula="of:=[varialbes_from_Marija.O8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8]" office:value-type="float" office:value="0">
            <text:p>0</text:p>
          </table:table-cell>
          <table:table-cell/>
          <table:table-cell table:style-name="ce16" table:number-columns-repeated="2"/>
          <table:table-cell table:style-name="ce18" table:number-columns-repeated="5"/>
          <table:table-cell table:style-name="ce14" table:number-columns-repeated="3"/>
        </table:table-row>
        <table:table-row table:style-name="ro14">
          <table:table-cell table:formula="of:=[varialbes_from_Marija.H89]" office:value-type="string" office:string-value="light">
            <text:p>light</text:p>
          </table:table-cell>
          <table:table-cell table:formula="of:=[varialbes_from_Marija.H89]" office:value-type="string" office:string-value="light">
            <text:p>light</text:p>
          </table:table-cell>
          <table:table-cell table:formula="of:==CONCATENATE(&quot;pt&quot;;[varialbes_from_Marija.F89];&quot;.&quot;;[varialbes_from_Marija.G89])" office:value-type="string" office:string-value="pt3.13.room">
            <text:p>pt3.13.room</text:p>
          </table:table-cell>
          <table:table-cell table:formula="of:=[varialbes_from_Marija.O8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89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90]" office:value-type="string" office:string-value="temperature">
            <text:p>temperature</text:p>
          </table:table-cell>
          <table:table-cell table:formula="of:=[varialbes_from_Marija.H90]" office:value-type="string" office:string-value="temperature">
            <text:p>temperature</text:p>
          </table:table-cell>
          <table:table-cell table:formula="of:==CONCATENATE(&quot;pt&quot;;[varialbes_from_Marija.F90];&quot;.&quot;;[varialbes_from_Marija.G90])" office:value-type="string" office:string-value="pt3.13.room">
            <text:p>pt3.13.room</text:p>
          </table:table-cell>
          <table:table-cell table:formula="of:=[varialbes_from_Marija.O9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0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91]" office:value-type="string" office:string-value="temperature">
            <text:p>temperature</text:p>
          </table:table-cell>
          <table:table-cell table:formula="of:=[varialbes_from_Marija.H91]" office:value-type="string" office:string-value="temperature">
            <text:p>temperature</text:p>
          </table:table-cell>
          <table:table-cell table:formula="of:==CONCATENATE(&quot;pt&quot;;[varialbes_from_Marija.F91];&quot;.&quot;;[varialbes_from_Marija.G91])" office:value-type="string" office:string-value="pt3.13.room">
            <text:p>pt3.13.room</text:p>
          </table:table-cell>
          <table:table-cell table:formula="of:=[varialbes_from_Marija.O9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1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4">
          <table:table-cell table:formula="of:=[varialbes_from_Marija.H92]" office:value-type="string" office:string-value="temperature">
            <text:p>temperature</text:p>
          </table:table-cell>
          <table:table-cell table:formula="of:=[varialbes_from_Marija.H92]" office:value-type="string" office:string-value="temperature">
            <text:p>temperature</text:p>
          </table:table-cell>
          <table:table-cell table:formula="of:==CONCATENATE(&quot;pt&quot;;[varialbes_from_Marija.F92];&quot;.&quot;;[varialbes_from_Marija.G92])" office:value-type="string" office:string-value="pt3.13.room">
            <text:p>pt3.13.room</text:p>
          </table:table-cell>
          <table:table-cell table:formula="of:=[varialbes_from_Marija.O9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2]" office:value-type="float" office:value="0">
            <text:p>0</text:p>
          </table:table-cell>
          <table:table-cell/>
          <table:table-cell table:style-name="ce16" table:number-columns-repeated="2"/>
          <table:table-cell table:style-name="ce14" table:number-columns-repeated="8"/>
        </table:table-row>
        <table:table-row table:style-name="ro12">
          <table:table-cell table:formula="of:=[varialbes_from_Marija.H93]" office:value-type="string" office:string-value="temperature">
            <text:p>temperature</text:p>
          </table:table-cell>
          <table:table-cell table:formula="of:=[varialbes_from_Marija.H93]" office:value-type="string" office:string-value="temperature">
            <text:p>temperature</text:p>
          </table:table-cell>
          <table:table-cell table:formula="of:==CONCATENATE(&quot;pt&quot;;[varialbes_from_Marija.F93];&quot;.&quot;;[varialbes_from_Marija.G93])" office:value-type="string" office:string-value="pt3.13.room">
            <text:p>pt3.13.room</text:p>
          </table:table-cell>
          <table:table-cell table:formula="of:=[varialbes_from_Marija.O9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3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2">
          <table:table-cell table:formula="of:=[varialbes_from_Marija.H94]" office:value-type="string" office:string-value="temperature">
            <text:p>temperature</text:p>
          </table:table-cell>
          <table:table-cell table:formula="of:=[varialbes_from_Marija.H94]" office:value-type="string" office:string-value="temperature">
            <text:p>temperature</text:p>
          </table:table-cell>
          <table:table-cell table:formula="of:==CONCATENATE(&quot;pt&quot;;[varialbes_from_Marija.F94];&quot;.&quot;;[varialbes_from_Marija.G94])" office:value-type="string" office:string-value="pt3.13.room">
            <text:p>pt3.13.room</text:p>
          </table:table-cell>
          <table:table-cell table:formula="of:=[varialbes_from_Marija.O9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4]" office:value-type="float" office:value="0">
            <text:p>0</text:p>
          </table:table-cell>
          <table:table-cell/>
          <table:table-cell table:style-name="ce16" table:number-columns-repeated="2"/>
          <table:table-cell table:style-name="ce25"/>
          <table:table-cell table:style-name="ce14" table:number-columns-repeated="7"/>
        </table:table-row>
        <table:table-row table:style-name="ro12">
          <table:table-cell table:formula="of:=[varialbes_from_Marija.H95]" office:value-type="string" office:string-value="humidity">
            <text:p>humidity</text:p>
          </table:table-cell>
          <table:table-cell table:formula="of:=[varialbes_from_Marija.H95]" office:value-type="string" office:string-value="humidity">
            <text:p>humidity</text:p>
          </table:table-cell>
          <table:table-cell table:formula="of:==CONCATENATE(&quot;pt&quot;;[varialbes_from_Marija.F95];&quot;.&quot;;[varialbes_from_Marija.G95])" office:value-type="string" office:string-value="pt3.13.room">
            <text:p>pt3.13.room</text:p>
          </table:table-cell>
          <table:table-cell table:formula="of:=[varialbes_from_Marija.O9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5]" office:value-type="float" office:value="0">
            <text:p>0</text:p>
          </table:table-cell>
          <table:table-cell/>
          <table:table-cell table:style-name="ce16" table:number-columns-repeated="2"/>
          <table:table-cell table:style-name="ce20" table:number-columns-repeated="5"/>
          <table:table-cell table:style-name="ce14" table:number-columns-repeated="3"/>
        </table:table-row>
        <table:table-row table:style-name="ro14">
          <table:table-cell table:formula="of:=[varialbes_from_Marija.H96]" office:value-type="string" office:string-value="humidity">
            <text:p>humidity</text:p>
          </table:table-cell>
          <table:table-cell table:formula="of:=[varialbes_from_Marija.H96]" office:value-type="string" office:string-value="humidity">
            <text:p>humidity</text:p>
          </table:table-cell>
          <table:table-cell table:formula="of:==CONCATENATE(&quot;pt&quot;;[varialbes_from_Marija.F96];&quot;.&quot;;[varialbes_from_Marija.G96])" office:value-type="string" office:string-value="pt3.13.room">
            <text:p>pt3.13.room</text:p>
          </table:table-cell>
          <table:table-cell table:formula="of:=[varialbes_from_Marija.O9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6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97]" office:value-type="string" office:string-value="humidity">
            <text:p>humidity</text:p>
          </table:table-cell>
          <table:table-cell table:formula="of:=[varialbes_from_Marija.H97]" office:value-type="string" office:string-value="humidity">
            <text:p>humidity</text:p>
          </table:table-cell>
          <table:table-cell table:formula="of:==CONCATENATE(&quot;pt&quot;;[varialbes_from_Marija.F97];&quot;.&quot;;[varialbes_from_Marija.G97])" office:value-type="string" office:string-value="pt3.13.room">
            <text:p>pt3.13.room</text:p>
          </table:table-cell>
          <table:table-cell table:formula="of:=[varialbes_from_Marija.O9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7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98]" office:value-type="string" office:string-value="humidity">
            <text:p>humidity</text:p>
          </table:table-cell>
          <table:table-cell table:formula="of:=[varialbes_from_Marija.H98]" office:value-type="string" office:string-value="humidity">
            <text:p>humidity</text:p>
          </table:table-cell>
          <table:table-cell table:formula="of:==CONCATENATE(&quot;pt&quot;;[varialbes_from_Marija.F98];&quot;.&quot;;[varialbes_from_Marija.G98])" office:value-type="string" office:string-value="pt3.13.room">
            <text:p>pt3.13.room</text:p>
          </table:table-cell>
          <table:table-cell table:formula="of:=[varialbes_from_Marija.O9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8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99]" office:value-type="string" office:string-value="humidity">
            <text:p>humidity</text:p>
          </table:table-cell>
          <table:table-cell table:formula="of:=[varialbes_from_Marija.H99]" office:value-type="string" office:string-value="humidity">
            <text:p>humidity</text:p>
          </table:table-cell>
          <table:table-cell table:formula="of:==CONCATENATE(&quot;pt&quot;;[varialbes_from_Marija.F99];&quot;.&quot;;[varialbes_from_Marija.G99])" office:value-type="string" office:string-value="pt3.13.room">
            <text:p>pt3.13.room</text:p>
          </table:table-cell>
          <table:table-cell table:formula="of:=[varialbes_from_Marija.O9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99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0]" office:value-type="string" office:string-value="co2level">
            <text:p>co2level</text:p>
          </table:table-cell>
          <table:table-cell table:formula="of:=[varialbes_from_Marija.H100]" office:value-type="string" office:string-value="co2level">
            <text:p>co2level</text:p>
          </table:table-cell>
          <table:table-cell table:formula="of:==CONCATENATE(&quot;pt&quot;;[varialbes_from_Marija.F100];&quot;.&quot;;[varialbes_from_Marija.G100])" office:value-type="string" office:string-value="pt3.13.room">
            <text:p>pt3.13.room</text:p>
          </table:table-cell>
          <table:table-cell table:formula="of:=[varialbes_from_Marija.O10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0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1]" office:value-type="string" office:string-value="co2level">
            <text:p>co2level</text:p>
          </table:table-cell>
          <table:table-cell table:formula="of:=[varialbes_from_Marija.H101]" office:value-type="string" office:string-value="co2level">
            <text:p>co2level</text:p>
          </table:table-cell>
          <table:table-cell table:formula="of:==CONCATENATE(&quot;pt&quot;;[varialbes_from_Marija.F101];&quot;.&quot;;[varialbes_from_Marija.G101])" office:value-type="string" office:string-value="pt3.13.room">
            <text:p>pt3.13.room</text:p>
          </table:table-cell>
          <table:table-cell table:formula="of:=[varialbes_from_Marija.O101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1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2]" office:value-type="string" office:string-value="presence">
            <text:p>presence</text:p>
          </table:table-cell>
          <table:table-cell table:formula="of:=[varialbes_from_Marija.H102]" office:value-type="string" office:string-value="presence">
            <text:p>presence</text:p>
          </table:table-cell>
          <table:table-cell table:formula="of:==CONCATENATE(&quot;pt&quot;;[varialbes_from_Marija.F102];&quot;.&quot;;[varialbes_from_Marija.G102])" office:value-type="string" office:string-value="pt3.13.area1">
            <text:p>pt3.13.area1</text:p>
          </table:table-cell>
          <table:table-cell table:formula="of:=[varialbes_from_Marija.O102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2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3]" office:value-type="string" office:string-value="presence">
            <text:p>presence</text:p>
          </table:table-cell>
          <table:table-cell table:formula="of:=[varialbes_from_Marija.H103]" office:value-type="string" office:string-value="presence">
            <text:p>presence</text:p>
          </table:table-cell>
          <table:table-cell table:formula="of:==CONCATENATE(&quot;pt&quot;;[varialbes_from_Marija.F103];&quot;.&quot;;[varialbes_from_Marija.G103])" office:value-type="string" office:string-value="pt3.13.area2">
            <text:p>pt3.13.area2</text:p>
          </table:table-cell>
          <table:table-cell table:formula="of:=[varialbes_from_Marija.O103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3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4]" office:value-type="string" office:string-value="presence">
            <text:p>presence</text:p>
          </table:table-cell>
          <table:table-cell table:formula="of:=[varialbes_from_Marija.H104]" office:value-type="string" office:string-value="presence">
            <text:p>presence</text:p>
          </table:table-cell>
          <table:table-cell table:formula="of:==CONCATENATE(&quot;pt&quot;;[varialbes_from_Marija.F104];&quot;.&quot;;[varialbes_from_Marija.G104])" office:value-type="string" office:string-value="pt3.13.room">
            <text:p>pt3.13.room</text:p>
          </table:table-cell>
          <table:table-cell table:formula="of:=[varialbes_from_Marija.O104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4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5]" office:value-type="string" office:string-value="presence">
            <text:p>presence</text:p>
          </table:table-cell>
          <table:table-cell table:formula="of:=[varialbes_from_Marija.H105]" office:value-type="string" office:string-value="presence">
            <text:p>presence</text:p>
          </table:table-cell>
          <table:table-cell table:formula="of:==CONCATENATE(&quot;pt&quot;;[varialbes_from_Marija.F105];&quot;.&quot;;[varialbes_from_Marija.G105])" office:value-type="string" office:string-value="pt3.13.room">
            <text:p>pt3.13.room</text:p>
          </table:table-cell>
          <table:table-cell table:formula="of:=[varialbes_from_Marija.O10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5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6]" office:value-type="string" office:string-value="presence">
            <text:p>presence</text:p>
          </table:table-cell>
          <table:table-cell table:formula="of:=[varialbes_from_Marija.H106]" office:value-type="string" office:string-value="presence">
            <text:p>presence</text:p>
          </table:table-cell>
          <table:table-cell table:formula="of:==CONCATENATE(&quot;pt&quot;;[varialbes_from_Marija.F106];&quot;.&quot;;[varialbes_from_Marija.G106])" office:value-type="string" office:string-value="pt3.13.room">
            <text:p>pt3.13.room</text:p>
          </table:table-cell>
          <table:table-cell table:formula="of:=[varialbes_from_Marija.O10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6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7]" office:value-type="string" office:string-value="presence">
            <text:p>presence</text:p>
          </table:table-cell>
          <table:table-cell table:formula="of:=[varialbes_from_Marija.H107]" office:value-type="string" office:string-value="presence">
            <text:p>presence</text:p>
          </table:table-cell>
          <table:table-cell table:formula="of:==CONCATENATE(&quot;pt&quot;;[varialbes_from_Marija.F107];&quot;.&quot;;[varialbes_from_Marija.G107])" office:value-type="string" office:string-value="pt3.13.room">
            <text:p>pt3.13.room</text:p>
          </table:table-cell>
          <table:table-cell table:formula="of:=[varialbes_from_Marija.O10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7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8]" office:value-type="string" office:string-value="presence">
            <text:p>presence</text:p>
          </table:table-cell>
          <table:table-cell table:formula="of:=[varialbes_from_Marija.H108]" office:value-type="string" office:string-value="presence">
            <text:p>presence</text:p>
          </table:table-cell>
          <table:table-cell table:formula="of:==CONCATENATE(&quot;pt&quot;;[varialbes_from_Marija.F108];&quot;.&quot;;[varialbes_from_Marija.G108])" office:value-type="string" office:string-value="pt3.13.room">
            <text:p>pt3.13.room</text:p>
          </table:table-cell>
          <table:table-cell table:formula="of:=[varialbes_from_Marija.O10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8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09]" office:value-type="string" office:string-value="meeting">
            <text:p>meeting</text:p>
          </table:table-cell>
          <table:table-cell table:formula="of:=[varialbes_from_Marija.H109]" office:value-type="string" office:string-value="meeting">
            <text:p>meeting</text:p>
          </table:table-cell>
          <table:table-cell table:formula="of:==CONCATENATE(&quot;pt&quot;;[varialbes_from_Marija.F109];&quot;.&quot;;[varialbes_from_Marija.G109])" office:value-type="string" office:string-value="pt3.13.room">
            <text:p>pt3.13.room</text:p>
          </table:table-cell>
          <table:table-cell table:formula="of:=[varialbes_from_Marija.O10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09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10]" office:value-type="string" office:string-value="meeting">
            <text:p>meeting</text:p>
          </table:table-cell>
          <table:table-cell table:formula="of:=[varialbes_from_Marija.H110]" office:value-type="string" office:string-value="meeting">
            <text:p>meeting</text:p>
          </table:table-cell>
          <table:table-cell table:formula="of:==CONCATENATE(&quot;pt&quot;;[varialbes_from_Marija.F110];&quot;.&quot;;[varialbes_from_Marija.G110])" office:value-type="string" office:string-value="pt3.13.room">
            <text:p>pt3.13.room</text:p>
          </table:table-cell>
          <table:table-cell table:formula="of:=[varialbes_from_Marija.O11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10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11]" office:value-type="float" office:value="0">
            <text:p>0</text:p>
          </table:table-cell>
          <table:table-cell table:formula="of:=[varialbes_from_Marija.H111]" office:value-type="float" office:value="0">
            <text:p>0</text:p>
          </table:table-cell>
          <table:table-cell table:formula="of:==CONCATENATE(&quot;pt&quot;;[varialbes_from_Marija.F111];&quot;.&quot;;[varialbes_from_Marija.G111])" office:value-type="string" office:string-value="pt.">
            <text:p>pt.</text:p>
          </table:table-cell>
          <table:table-cell table:formula="of:=[varialbes_from_Marija.O111]" office:value-type="float" office:value="0">
            <text:p>0</text:p>
          </table:table-cell>
          <table:table-cell office:value-type="string">
            <text:p>variablesin</text:p>
          </table:table-cell>
          <table:table-cell table:formula="of:=[varialbes_from_Marija.R111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12]" office:value-type="string" office:string-value="screen">
            <text:p>screen</text:p>
          </table:table-cell>
          <table:table-cell table:formula="of:=[varialbes_from_Marija.H112]" office:value-type="string" office:string-value="screen">
            <text:p>screen</text:p>
          </table:table-cell>
          <table:table-cell table:formula="of:==CONCATENATE(&quot;pt&quot;;[varialbes_from_Marija.F112];&quot;.&quot;;[varialbes_from_Marija.G112])" office:value-type="string" office:string-value="pt3.26.desk1">
            <text:p>pt3.26.desk1</text:p>
          </table:table-cell>
          <table:table-cell table:formula="of:=[varialbes_from_Marija.O112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2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13]" office:value-type="string" office:string-value="lamp">
            <text:p>lamp</text:p>
          </table:table-cell>
          <table:table-cell table:formula="of:=[varialbes_from_Marija.H113]" office:value-type="string" office:string-value="lamp">
            <text:p>lamp</text:p>
          </table:table-cell>
          <table:table-cell table:formula="of:==CONCATENATE(&quot;pt&quot;;[varialbes_from_Marija.F113];&quot;.&quot;;[varialbes_from_Marija.G113])" office:value-type="string" office:string-value="pt3.26.desk1">
            <text:p>pt3.26.desk1</text:p>
          </table:table-cell>
          <table:table-cell table:formula="of:=[varialbes_from_Marija.O113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3]" office:value-type="float" office:value="0">
            <text:p>0</text:p>
          </table:table-cell>
          <table:table-cell/>
          <table:table-cell table:style-name="ce16" table:number-columns-repeated="10"/>
        </table:table-row>
        <table:table-row table:style-name="ro14">
          <table:table-cell table:formula="of:=[varialbes_from_Marija.H114]" office:value-type="string" office:string-value="screen">
            <text:p>screen</text:p>
          </table:table-cell>
          <table:table-cell table:formula="of:=[varialbes_from_Marija.H114]" office:value-type="string" office:string-value="screen">
            <text:p>screen</text:p>
          </table:table-cell>
          <table:table-cell table:formula="of:==CONCATENATE(&quot;pt&quot;;[varialbes_from_Marija.F114];&quot;.&quot;;[varialbes_from_Marija.G114])" office:value-type="string" office:string-value="pt3.26.desk2">
            <text:p>pt3.26.desk2</text:p>
          </table:table-cell>
          <table:table-cell table:formula="of:=[varialbes_from_Marija.O114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4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15]" office:value-type="string" office:string-value="lamp">
            <text:p>lamp</text:p>
          </table:table-cell>
          <table:table-cell table:formula="of:=[varialbes_from_Marija.H115]" office:value-type="string" office:string-value="lamp">
            <text:p>lamp</text:p>
          </table:table-cell>
          <table:table-cell table:formula="of:==CONCATENATE(&quot;pt&quot;;[varialbes_from_Marija.F115];&quot;.&quot;;[varialbes_from_Marija.G115])" office:value-type="string" office:string-value="pt3.26.desk2">
            <text:p>pt3.26.desk2</text:p>
          </table:table-cell>
          <table:table-cell table:formula="of:=[varialbes_from_Marija.O115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5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16]" office:value-type="string" office:string-value="screen">
            <text:p>screen</text:p>
          </table:table-cell>
          <table:table-cell table:formula="of:=[varialbes_from_Marija.H116]" office:value-type="string" office:string-value="screen">
            <text:p>screen</text:p>
          </table:table-cell>
          <table:table-cell table:formula="of:==CONCATENATE(&quot;pt&quot;;[varialbes_from_Marija.F116];&quot;.&quot;;[varialbes_from_Marija.G116])" office:value-type="string" office:string-value="pt3.26.desk3">
            <text:p>pt3.26.desk3</text:p>
          </table:table-cell>
          <table:table-cell table:formula="of:=[varialbes_from_Marija.O116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6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17]" office:value-type="string" office:string-value="lamp">
            <text:p>lamp</text:p>
          </table:table-cell>
          <table:table-cell table:formula="of:=[varialbes_from_Marija.H117]" office:value-type="string" office:string-value="lamp">
            <text:p>lamp</text:p>
          </table:table-cell>
          <table:table-cell table:formula="of:==CONCATENATE(&quot;pt&quot;;[varialbes_from_Marija.F117];&quot;.&quot;;[varialbes_from_Marija.G117])" office:value-type="string" office:string-value="pt3.26.desk3">
            <text:p>pt3.26.desk3</text:p>
          </table:table-cell>
          <table:table-cell table:formula="of:=[varialbes_from_Marija.O117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7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18]" office:value-type="string" office:string-value="screen">
            <text:p>screen</text:p>
          </table:table-cell>
          <table:table-cell table:formula="of:=[varialbes_from_Marija.H118]" office:value-type="string" office:string-value="screen">
            <text:p>screen</text:p>
          </table:table-cell>
          <table:table-cell table:formula="of:==CONCATENATE(&quot;pt&quot;;[varialbes_from_Marija.F118];&quot;.&quot;;[varialbes_from_Marija.G118])" office:value-type="string" office:string-value="pt3.26.desk4">
            <text:p>pt3.26.desk4</text:p>
          </table:table-cell>
          <table:table-cell table:formula="of:=[varialbes_from_Marija.O118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8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19]" office:value-type="string" office:string-value="lamp">
            <text:p>lamp</text:p>
          </table:table-cell>
          <table:table-cell table:formula="of:=[varialbes_from_Marija.H119]" office:value-type="string" office:string-value="lamp">
            <text:p>lamp</text:p>
          </table:table-cell>
          <table:table-cell table:formula="of:==CONCATENATE(&quot;pt&quot;;[varialbes_from_Marija.F119];&quot;.&quot;;[varialbes_from_Marija.G119])" office:value-type="string" office:string-value="pt3.26.desk4">
            <text:p>pt3.26.desk4</text:p>
          </table:table-cell>
          <table:table-cell table:formula="of:=[varialbes_from_Marija.O119]" office:value-type="string" office:string-value="[{&quot;operation&quot;:{&quot;name&quot;:&quot;turn_off&quot;,&quot;parameters&quot;:[{&quot;name&quot;:&quot;switch&quot;,&quot;value&quot;:&quot;false&quot;}]}},{&quot;operation&quot;:{&quot;name&quot;:&quot;turn_on&quot;,&quot;parameters&quot;:[{&quot;name&quot;:&quot;switch&quot;,&quot;value&quot;:&quot;true&quot;}]}}]">
            <text:p>[{"operation":{"name":"turn_off","parameters":[{"name":"switch","value":"false"}]}},{"operation":{"name":"turn_on","parameters":[{"name":"switch","value":"true"}]}}]</text:p>
          </table:table-cell>
          <table:table-cell office:value-type="string">
            <text:p>variablesin</text:p>
          </table:table-cell>
          <table:table-cell table:formula="of:=[varialbes_from_Marija.R119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0]" office:value-type="string" office:string-value="light">
            <text:p>light</text:p>
          </table:table-cell>
          <table:table-cell table:formula="of:=[varialbes_from_Marija.H120]" office:value-type="string" office:string-value="light">
            <text:p>light</text:p>
          </table:table-cell>
          <table:table-cell table:formula="of:==CONCATENATE(&quot;pt&quot;;[varialbes_from_Marija.F120];&quot;.&quot;;[varialbes_from_Marija.G120])" office:value-type="string" office:string-value="pt3.26.desk1">
            <text:p>pt3.26.desk1</text:p>
          </table:table-cell>
          <table:table-cell table:formula="of:=[varialbes_from_Marija.O120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20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1]" office:value-type="string" office:string-value="light">
            <text:p>light</text:p>
          </table:table-cell>
          <table:table-cell table:formula="of:=[varialbes_from_Marija.H121]" office:value-type="string" office:string-value="light">
            <text:p>light</text:p>
          </table:table-cell>
          <table:table-cell table:formula="of:==CONCATENATE(&quot;pt&quot;;[varialbes_from_Marija.F121];&quot;.&quot;;[varialbes_from_Marija.G121])" office:value-type="string" office:string-value="pt3.26.desk2">
            <text:p>pt3.26.desk2</text:p>
          </table:table-cell>
          <table:table-cell table:formula="of:=[varialbes_from_Marija.O121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21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2]" office:value-type="string" office:string-value="light">
            <text:p>light</text:p>
          </table:table-cell>
          <table:table-cell table:formula="of:=[varialbes_from_Marija.H122]" office:value-type="string" office:string-value="light">
            <text:p>light</text:p>
          </table:table-cell>
          <table:table-cell table:formula="of:==CONCATENATE(&quot;pt&quot;;[varialbes_from_Marija.F122];&quot;.&quot;;[varialbes_from_Marija.G122])" office:value-type="string" office:string-value="pt3.26.desk3">
            <text:p>pt3.26.desk3</text:p>
          </table:table-cell>
          <table:table-cell table:formula="of:=[varialbes_from_Marija.O122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22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3]" office:value-type="string" office:string-value="light">
            <text:p>light</text:p>
          </table:table-cell>
          <table:table-cell table:formula="of:=[varialbes_from_Marija.H123]" office:value-type="string" office:string-value="light">
            <text:p>light</text:p>
          </table:table-cell>
          <table:table-cell table:formula="of:==CONCATENATE(&quot;pt&quot;;[varialbes_from_Marija.F123];&quot;.&quot;;[varialbes_from_Marija.G123])" office:value-type="string" office:string-value="pt3.26.desk4">
            <text:p>pt3.26.desk4</text:p>
          </table:table-cell>
          <table:table-cell table:formula="of:=[varialbes_from_Marija.O123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23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4]" office:value-type="string" office:string-value="light">
            <text:p>light</text:p>
          </table:table-cell>
          <table:table-cell table:formula="of:=[varialbes_from_Marija.H124]" office:value-type="string" office:string-value="light">
            <text:p>light</text:p>
          </table:table-cell>
          <table:table-cell table:formula="of:==CONCATENATE(&quot;pt&quot;;[varialbes_from_Marija.F124];&quot;.&quot;;[varialbes_from_Marija.G124])" office:value-type="string" office:string-value="pt3.26.room">
            <text:p>pt3.26.room</text:p>
          </table:table-cell>
          <table:table-cell table:formula="of:=[varialbes_from_Marija.O124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24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5]" office:value-type="string" office:string-value="light">
            <text:p>light</text:p>
          </table:table-cell>
          <table:table-cell table:formula="of:=[varialbes_from_Marija.H125]" office:value-type="string" office:string-value="light">
            <text:p>light</text:p>
          </table:table-cell>
          <table:table-cell table:formula="of:==CONCATENATE(&quot;pt&quot;;[varialbes_from_Marija.F125];&quot;.&quot;;[varialbes_from_Marija.G125])" office:value-type="string" office:string-value="pt3.26.room">
            <text:p>pt3.26.room</text:p>
          </table:table-cell>
          <table:table-cell table:formula="of:=[varialbes_from_Marija.O125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25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6]" office:value-type="string" office:string-value="hvac">
            <text:p>hvac</text:p>
          </table:table-cell>
          <table:table-cell table:formula="of:=[varialbes_from_Marija.H126]" office:value-type="string" office:string-value="hvac">
            <text:p>hvac</text:p>
          </table:table-cell>
          <table:table-cell table:formula="of:==CONCATENATE(&quot;pt&quot;;[varialbes_from_Marija.F126];&quot;.&quot;;[varialbes_from_Marija.G126])" office:value-type="string" office:string-value="pt3.13.room">
            <text:p>pt3.13.room</text:p>
          </table:table-cell>
          <table:table-cell table:formula="of:=[varialbes_from_Marija.O126]" office:value-type="string" office:string-value="[{&quot;operation&quot;:{&quot;name&quot;:&quot;set_hvac&quot;,&quot;parameters&quot;:[{&quot;name&quot;:&quot;mode&quot;,&quot;value&quot;:&quot;0&quot;}]}}]">
            <text:p>[{"operation":{"name":"set_hvac","parameters":[{"name":"mode","value":"0"}]}}]</text:p>
          </table:table-cell>
          <table:table-cell office:value-type="string">
            <text:p>variablesin</text:p>
          </table:table-cell>
          <table:table-cell table:formula="of:=[varialbes_from_Marija.R126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7]" office:value-type="string" office:string-value="hvac">
            <text:p>hvac</text:p>
          </table:table-cell>
          <table:table-cell table:formula="of:=[varialbes_from_Marija.H127]" office:value-type="string" office:string-value="hvac">
            <text:p>hvac</text:p>
          </table:table-cell>
          <table:table-cell table:formula="of:==CONCATENATE(&quot;pt&quot;;[varialbes_from_Marija.F127];&quot;.&quot;;[varialbes_from_Marija.G127])" office:value-type="string" office:string-value="pt3.13.room">
            <text:p>pt3.13.room</text:p>
          </table:table-cell>
          <table:table-cell table:formula="of:=[varialbes_from_Marija.O127]" office:value-type="string" office:string-value="[{&quot;operation&quot;:{&quot;name&quot;:&quot;set_hvac&quot;,&quot;parameters&quot;:[{&quot;name&quot;:&quot;mode&quot;,&quot;value&quot;:&quot;0&quot;}]}}]">
            <text:p>[{"operation":{"name":"set_hvac","parameters":[{"name":"mode","value":"0"}]}}]</text:p>
          </table:table-cell>
          <table:table-cell office:value-type="string">
            <text:p>variablesin</text:p>
          </table:table-cell>
          <table:table-cell table:formula="of:=[varialbes_from_Marija.R127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8]" office:value-type="string" office:string-value="policy">
            <text:p>policy</text:p>
          </table:table-cell>
          <table:table-cell table:formula="of:=[varialbes_from_Marija.H128]" office:value-type="string" office:string-value="policy">
            <text:p>policy</text:p>
          </table:table-cell>
          <table:table-cell table:formula="of:==CONCATENATE(&quot;pt&quot;;[varialbes_from_Marija.F128];&quot;.&quot;;[varialbes_from_Marija.G128])" office:value-type="string" office:string-value="pt3.13.room">
            <text:p>pt3.13.room</text:p>
          </table:table-cell>
          <table:table-cell table:formula="of:=[varialbes_from_Marija.O12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28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29]" office:value-type="string" office:string-value="temperature">
            <text:p>temperature</text:p>
          </table:table-cell>
          <table:table-cell table:formula="of:=[varialbes_from_Marija.H129]" office:value-type="string" office:string-value="temperature">
            <text:p>temperature</text:p>
          </table:table-cell>
          <table:table-cell table:formula="of:==CONCATENATE(&quot;pt&quot;;[varialbes_from_Marija.F129];&quot;.&quot;;[varialbes_from_Marija.G129])" office:value-type="string" office:string-value="pt3.13.room">
            <text:p>pt3.13.room</text:p>
          </table:table-cell>
          <table:table-cell table:formula="of:=[varialbes_from_Marija.O12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29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0]" office:value-type="string" office:string-value="comfort">
            <text:p>comfort</text:p>
          </table:table-cell>
          <table:table-cell table:formula="of:=[varialbes_from_Marija.H130]" office:value-type="string" office:string-value="comfort">
            <text:p>comfort</text:p>
          </table:table-cell>
          <table:table-cell table:formula="of:==CONCATENATE(&quot;pt&quot;;[varialbes_from_Marija.F130];&quot;.&quot;;[varialbes_from_Marija.G130])" office:value-type="string" office:string-value="pt3.13.room">
            <text:p>pt3.13.room</text:p>
          </table:table-cell>
          <table:table-cell table:formula="of:=[varialbes_from_Marija.O13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30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1]" office:value-type="string" office:string-value="light">
            <text:p>light</text:p>
          </table:table-cell>
          <table:table-cell table:formula="of:=[varialbes_from_Marija.H131]" office:value-type="string" office:string-value="light">
            <text:p>light</text:p>
          </table:table-cell>
          <table:table-cell table:formula="of:==CONCATENATE(&quot;pt&quot;;[varialbes_from_Marija.F131];&quot;.&quot;;[varialbes_from_Marija.G131])" office:value-type="string" office:string-value="pt3.26.area1">
            <text:p>pt3.26.area1</text:p>
          </table:table-cell>
          <table:table-cell table:formula="of:=[varialbes_from_Marija.O131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31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2]" office:value-type="string" office:string-value="light">
            <text:p>light</text:p>
          </table:table-cell>
          <table:table-cell table:formula="of:=[varialbes_from_Marija.H132]" office:value-type="string" office:string-value="light">
            <text:p>light</text:p>
          </table:table-cell>
          <table:table-cell table:formula="of:==CONCATENATE(&quot;pt&quot;;[varialbes_from_Marija.F132];&quot;.&quot;;[varialbes_from_Marija.G132])" office:value-type="string" office:string-value="pt3.26.area2">
            <text:p>pt3.26.area2</text:p>
          </table:table-cell>
          <table:table-cell table:formula="of:=[varialbes_from_Marija.O132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32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3]" office:value-type="string" office:string-value="light">
            <text:p>light</text:p>
          </table:table-cell>
          <table:table-cell table:formula="of:=[varialbes_from_Marija.H133]" office:value-type="string" office:string-value="light">
            <text:p>light</text:p>
          </table:table-cell>
          <table:table-cell table:formula="of:==CONCATENATE(&quot;pt&quot;;[varialbes_from_Marija.F133];&quot;.&quot;;[varialbes_from_Marija.G133])" office:value-type="string" office:string-value="pt3.26.area2">
            <text:p>pt3.26.area2</text:p>
          </table:table-cell>
          <table:table-cell table:formula="of:=[varialbes_from_Marija.O133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33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4]" office:value-type="string" office:string-value="light">
            <text:p>light</text:p>
          </table:table-cell>
          <table:table-cell table:formula="of:=[varialbes_from_Marija.H134]" office:value-type="string" office:string-value="light">
            <text:p>light</text:p>
          </table:table-cell>
          <table:table-cell table:formula="of:==CONCATENATE(&quot;pt&quot;;[varialbes_from_Marija.F134];&quot;.&quot;;[varialbes_from_Marija.G134])" office:value-type="string" office:string-value="pt3.26.area2">
            <text:p>pt3.26.area2</text:p>
          </table:table-cell>
          <table:table-cell table:formula="of:=[varialbes_from_Marija.O134]" office:value-type="string" office:string-value="[{&quot;operation&quot;:{&quot;name&quot;:&quot;set_to_lux_level&quot;,&quot;parameters&quot;:[{&quot;name&quot;:&quot;luxlevel&quot;,&quot;value&quot;:&quot;0&quot;}]}}]">
            <text:p>[{"operation":{"name":"set_to_lux_level","parameters":[{"name":"luxlevel","value":"0"}]}}]</text:p>
          </table:table-cell>
          <table:table-cell office:value-type="string">
            <text:p>variablesin</text:p>
          </table:table-cell>
          <table:table-cell table:formula="of:=[varialbes_from_Marija.R134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5]" office:value-type="string" office:string-value="blinds">
            <text:p>blinds</text:p>
          </table:table-cell>
          <table:table-cell table:formula="of:=[varialbes_from_Marija.H135]" office:value-type="string" office:string-value="blinds">
            <text:p>blinds</text:p>
          </table:table-cell>
          <table:table-cell table:formula="of:==CONCATENATE(&quot;pt&quot;;[varialbes_from_Marija.F135];&quot;.&quot;;[varialbes_from_Marija.G135])" office:value-type="string" office:string-value="pt3.13.room">
            <text:p>pt3.13.room</text:p>
          </table:table-cell>
          <table:table-cell table:formula="of:=[varialbes_from_Marija.O135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35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6]" office:value-type="string" office:string-value="blinds">
            <text:p>blinds</text:p>
          </table:table-cell>
          <table:table-cell table:formula="of:=[varialbes_from_Marija.H136]" office:value-type="string" office:string-value="blinds">
            <text:p>blinds</text:p>
          </table:table-cell>
          <table:table-cell table:formula="of:==CONCATENATE(&quot;pt&quot;;[varialbes_from_Marija.F136];&quot;.&quot;;[varialbes_from_Marija.G136])" office:value-type="string" office:string-value="pt3.13.room">
            <text:p>pt3.13.room</text:p>
          </table:table-cell>
          <table:table-cell table:formula="of:=[varialbes_from_Marija.O136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36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7]" office:value-type="string" office:string-value="blinds">
            <text:p>blinds</text:p>
          </table:table-cell>
          <table:table-cell table:formula="of:=[varialbes_from_Marija.H137]" office:value-type="string" office:string-value="blinds">
            <text:p>blinds</text:p>
          </table:table-cell>
          <table:table-cell table:formula="of:==CONCATENATE(&quot;pt&quot;;[varialbes_from_Marija.F137];&quot;.&quot;;[varialbes_from_Marija.G137])" office:value-type="string" office:string-value="pt3.13.room">
            <text:p>pt3.13.room</text:p>
          </table:table-cell>
          <table:table-cell table:formula="of:=[varialbes_from_Marija.O137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37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8]" office:value-type="string" office:string-value="blinds">
            <text:p>blinds</text:p>
          </table:table-cell>
          <table:table-cell table:formula="of:=[varialbes_from_Marija.H138]" office:value-type="string" office:string-value="blinds">
            <text:p>blinds</text:p>
          </table:table-cell>
          <table:table-cell table:formula="of:==CONCATENATE(&quot;pt&quot;;[varialbes_from_Marija.F138];&quot;.&quot;;[varialbes_from_Marija.G138])" office:value-type="string" office:string-value="pt3.13.room">
            <text:p>pt3.13.room</text:p>
          </table:table-cell>
          <table:table-cell table:formula="of:=[varialbes_from_Marija.O138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38]" office:value-type="float" office:value="0">
            <text:p>0</text:p>
          </table:table-cell>
          <table:table-cell table:number-columns-repeated="11"/>
        </table:table-row>
        <table:table-row table:style-name="ro14">
          <table:table-cell table:formula="of:=[varialbes_from_Marija.H139]" office:value-type="string" office:string-value="blinds">
            <text:p>blinds</text:p>
          </table:table-cell>
          <table:table-cell table:formula="of:=[varialbes_from_Marija.H139]" office:value-type="string" office:string-value="blinds">
            <text:p>blinds</text:p>
          </table:table-cell>
          <table:table-cell table:formula="of:==CONCATENATE(&quot;pt&quot;;[varialbes_from_Marija.F139];&quot;.&quot;;[varialbes_from_Marija.G139])" office:value-type="string" office:string-value="pt3.13.room">
            <text:p>pt3.13.room</text:p>
          </table:table-cell>
          <table:table-cell table:formula="of:=[varialbes_from_Marija.O139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39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formula="of:=[varialbes_from_Marija.H140]" office:value-type="string" office:string-value="blinds">
            <text:p>blinds</text:p>
          </table:table-cell>
          <table:table-cell table:formula="of:=[varialbes_from_Marija.H140]" office:value-type="string" office:string-value="blinds">
            <text:p>blinds</text:p>
          </table:table-cell>
          <table:table-cell table:formula="of:==CONCATENATE(&quot;pt&quot;;[varialbes_from_Marija.F140];&quot;.&quot;;[varialbes_from_Marija.G140])" office:value-type="string" office:string-value="pt3.13.room">
            <text:p>pt3.13.room</text:p>
          </table:table-cell>
          <table:table-cell table:formula="of:=[varialbes_from_Marija.O140]" office:value-type="string" office:string-value="[&quot;none&quot;]">
            <text:p>["none"]</text:p>
          </table:table-cell>
          <table:table-cell office:value-type="string">
            <text:p>variablesin</text:p>
          </table:table-cell>
          <table:table-cell table:formula="of:=[varialbes_from_Marija.R140]" office:value-type="float" office:value="0">
            <text:p>0</text:p>
          </table:table-cell>
          <table:table-cell table:number-columns-repeated="11"/>
        </table:table-row>
        <table:table-row table:style-name="ro16">
          <table:table-cell table:number-columns-repeated="17"/>
        </table:table-row>
        <table:table-row table:style-name="ro14" table:number-rows-repeated="1048435">
          <table:table-cell table:number-columns-repeated="17"/>
        </table:table-row>
        <table:table-row table:style-name="ro14">
          <table:table-cell table:number-columns-repeated="17"/>
        </table:table-row>
      </table:table>
      <table:table table:name="varialbes_from_Marija" table:style-name="ta2">
        <office:forms form:automatic-focus="false" form:apply-design-mode="false"/>
        <table:table-column table:style-name="co38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8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13"/>
        <table:table-column table:style-name="co57" table:default-cell-style-name="Default"/>
        <table:table-row table:style-name="ro12">
          <table:table-cell table:style-name="ce27"/>
          <table:table-cell table:style-name="ce29" office:value-type="string">
            <text:p>Variable</text:p>
          </table:table-cell>
          <table:table-cell table:style-name="ce29" office:value-type="string">
            <text:p>Type - Raw/Ctx</text:p>
          </table:table-cell>
          <table:table-cell table:style-name="ce29" office:value-type="string">
            <text:p>Device</text:p>
          </table:table-cell>
          <table:table-cell table:style-name="ce29" office:value-type="string">
            <text:p>Floor</text:p>
          </table:table-cell>
          <table:table-cell table:style-name="ce29" office:value-type="string">
            <text:p>Room</text:p>
          </table:table-cell>
          <table:table-cell table:style-name="ce29" office:value-type="string">
            <text:p>Cell</text:p>
          </table:table-cell>
          <table:table-cell table:style-name="ce29" office:value-type="string">
            <text:p>Service name</text:p>
          </table:table-cell>
          <table:table-cell table:style-name="ce29" office:value-type="string">
            <text:p>Data type</text:p>
          </table:table-cell>
          <table:table-cell table:style-name="ce29" office:value-type="string">
            <text:p>GW</text:p>
          </table:table-cell>
          <table:table-cell table:style-name="ce43" office:value-type="string">
            <text:p>Port No.</text:p>
          </table:table-cell>
          <table:table-cell table:style-name="ce43" office:value-type="string">
            <text:p>Internal Port No.</text:p>
          </table:table-cell>
          <table:table-cell table:style-name="ce29" office:value-type="string">
            <text:p>Routing key</text:p>
          </table:table-cell>
          <table:table-cell table:style-name="ce54" office:value-type="string">
            <text:p>varDomainStates</text:p>
          </table:table-cell>
          <table:table-cell table:style-name="ce65" office:value-type="string">
            <text:p>Operations</text:p>
          </table:table-cell>
          <table:table-cell table:style-name="ce65" office:value-type="string">
            <text:p>controllability</text:p>
          </table:table-cell>
        </table:table-row>
        <table:table-row table:style-name="ro12">
          <table:table-cell table:style-name="ce27"/>
          <table:table-cell table:style-name="ce30" office:value-type="string">
            <text:p>SENSORS</text:p>
          </table:table-cell>
          <table:table-cell table:style-name="ce41" table:number-columns-repeated="8"/>
          <table:table-cell table:style-name="ce44" table:number-columns-repeated="2"/>
          <table:table-cell table:style-name="ce41" table:number-columns-repeated="2"/>
          <table:table-cell table:style-name="ce66"/>
          <table:table-cell table:style-name="ce71"/>
        </table:table-row>
        <table:table-row table:style-name="ro12">
          <table:table-cell table:style-name="ce28" office:value-type="string">
            <text:p>1</text:p>
          </table:table-cell>
          <table:table-cell table:style-name="ce31" office:value-type="string">
            <text:p>distance1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1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float" office:value="9000">
            <text:p>9000</text:p>
          </table:table-cell>
          <table:table-cell table:style-name="ce45" office:value-type="string">
            <text:p>5000</text:p>
          </table:table-cell>
          <table:table-cell table:style-name="ce31" office:value-type="string">
            <text:p>potentiaal.floor3.room326.desk1.presence.distance1_326</text:p>
          </table:table-cell>
          <table:table-cell table:style-name="ce55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</text:p>
          </table:table-cell>
          <table:table-cell table:style-name="ce27" office:value-type="string">
            <text:p>distance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float" office:value="9001">
            <text:p>9001</text:p>
          </table:table-cell>
          <table:table-cell table:style-name="ce46" office:value-type="string">
            <text:p>5001</text:p>
          </table:table-cell>
          <table:table-cell table:style-name="ce27" office:value-type="string">
            <text:p>potentiaal.floor3.room326.desk1.presence.distance2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</text:p>
          </table:table-cell>
          <table:table-cell table:style-name="ce27" office:value-type="string">
            <text:p>powerconsumption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 - Computer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02">
            <text:p>9002</text:p>
          </table:table-cell>
          <table:table-cell table:style-name="ce46"/>
          <table:table-cell table:style-name="ce27" office:value-type="string">
            <text:p>potentiaal.floor3.room326.desk1.powerconsumption.powerconsumption1_326</text:p>
          </table:table-cell>
          <table:table-cell table:style-name="ce56" office:value-type="string">
            <text:p>{"range":{"min":"0","max":"65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</text:p>
          </table:table-cell>
          <table:table-cell table:style-name="ce27" office:value-type="string">
            <text:p>powerconsumption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2 - Screen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03">
            <text:p>9003</text:p>
          </table:table-cell>
          <table:table-cell table:style-name="ce46"/>
          <table:table-cell table:style-name="ce27" office:value-type="string">
            <text:p>potentiaal.floor3.room326.desk1.powerconsumption.powerconsumption2_326</text:p>
          </table:table-cell>
          <table:table-cell table:style-name="ce56" office:value-type="string">
            <text:p>{"range":{"min":"0","max":"41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</text:p>
          </table:table-cell>
          <table:table-cell table:style-name="ce27" office:value-type="string">
            <text:p>powerconsumption3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3 - Task Lamp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04">
            <text:p>9004</text:p>
          </table:table-cell>
          <table:table-cell table:style-name="ce46"/>
          <table:table-cell table:style-name="ce27" office:value-type="string">
            <text:p>potentiaal.floor3.room326.desk1.powerconsumption.powerconsumption3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</text:p>
          </table:table-cell>
          <table:table-cell table:style-name="ce27" office:value-type="string">
            <text:p>statuscomputer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 - Computer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1.computer.statuscomputer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7</text:p>
          </table:table-cell>
          <table:table-cell table:style-name="ce27" office:value-type="string">
            <text:p>statusscreen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2 - Screen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03</text:p>
          </table:table-cell>
          <table:table-cell table:style-name="ce27" office:value-type="string">
            <text:p>potentiaal.floor3.room326.desk1.screen.statusscreen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</text:p>
          </table:table-cell>
          <table:table-cell table:style-name="ce27" office:value-type="string">
            <text:p>statuslamp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3 - Task Lamp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1.lamp.statuslamp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</text:p>
          </table:table-cell>
          <table:table-cell table:style-name="ce27" office:value-type="string">
            <text:p>luxlevel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05">
            <text:p>9005</text:p>
          </table:table-cell>
          <table:table-cell table:style-name="ce46"/>
          <table:table-cell table:style-name="ce27" office:value-type="string">
            <text:p>potentiaal.floor3.room326.desk1.light.luxlevel1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</text:p>
          </table:table-cell>
          <table:table-cell table:style-name="ce27" office:value-type="string">
            <text:p>presence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/USR1+US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06">
            <text:p>9006</text:p>
          </table:table-cell>
          <table:table-cell table:style-name="ce46" office:value-type="string">
            <text:p>5006</text:p>
          </table:table-cell>
          <table:table-cell table:style-name="ce27" office:value-type="string">
            <text:p>potentiaal.floor3.room326.desk1.presence.presence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1</text:p>
          </table:table-cell>
          <table:table-cell table:style-name="ce27" office:value-type="string">
            <text:p>computerwork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+PW2/USR1+US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1.computerwork.computerwork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2</text:p>
          </table:table-cell>
          <table:table-cell table:style-name="ce32" office:value-type="string">
            <text:p>deskwork1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1+PW2/USR1+USR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1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1.deskwork.deskwork1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3</text:p>
          </table:table-cell>
          <table:table-cell table:style-name="ce31" office:value-type="string">
            <text:p>distance3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2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string">
            <text:p>9007</text:p>
          </table:table-cell>
          <table:table-cell table:style-name="ce45" office:value-type="string">
            <text:p>5007</text:p>
          </table:table-cell>
          <table:table-cell table:style-name="ce31" office:value-type="string">
            <text:p>potentiaal.floor3.room326.desk2.presence.distance3_326</text:p>
          </table:table-cell>
          <table:table-cell table:style-name="ce55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4</text:p>
          </table:table-cell>
          <table:table-cell table:style-name="ce27" office:value-type="string">
            <text:p>distance4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string">
            <text:p>9008</text:p>
          </table:table-cell>
          <table:table-cell table:style-name="ce46" office:value-type="string">
            <text:p>5008</text:p>
          </table:table-cell>
          <table:table-cell table:style-name="ce27" office:value-type="string">
            <text:p>potentiaal.floor3.room326.desk2.presence.distance4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5</text:p>
          </table:table-cell>
          <table:table-cell table:style-name="ce27" office:value-type="string">
            <text:p>powerconsumption4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4 - Compute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09</text:p>
          </table:table-cell>
          <table:table-cell table:style-name="ce46"/>
          <table:table-cell table:style-name="ce27" office:value-type="string">
            <text:p>potentiaal.floor3.room326.desk2.powerconsumption.powerconsumption4_326</text:p>
          </table:table-cell>
          <table:table-cell table:style-name="ce56" office:value-type="string">
            <text:p>{"range":{"min":"0","max":"85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6</text:p>
          </table:table-cell>
          <table:table-cell table:style-name="ce27" office:value-type="string">
            <text:p>powerconsumption5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5 - Screen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10</text:p>
          </table:table-cell>
          <table:table-cell table:style-name="ce46"/>
          <table:table-cell table:style-name="ce27" office:value-type="string">
            <text:p>potentiaal.floor3.room326.desk2.powerconsumption.powerconsumption5_326</text:p>
          </table:table-cell>
          <table:table-cell table:style-name="ce56" office:value-type="string">
            <text:p>{"range":{"min":"0","max":"41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7</text:p>
          </table:table-cell>
          <table:table-cell table:style-name="ce27" office:value-type="string">
            <text:p>powerconsumption6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6 - Task Lamp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11</text:p>
          </table:table-cell>
          <table:table-cell table:style-name="ce46"/>
          <table:table-cell table:style-name="ce27" office:value-type="string">
            <text:p>potentiaal.floor3.room326.desk2.powerconsumption.powerconsumption6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8</text:p>
          </table:table-cell>
          <table:table-cell table:style-name="ce27" office:value-type="string">
            <text:p>statuscomputer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4 - Compute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2.computer.statuscomputer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9</text:p>
          </table:table-cell>
          <table:table-cell table:style-name="ce27" office:value-type="string">
            <text:p>statusscreen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5 - Screen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10</text:p>
          </table:table-cell>
          <table:table-cell table:style-name="ce27" office:value-type="string">
            <text:p>potentiaal.floor3.room326.desk2.screen.statusscreen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0</text:p>
          </table:table-cell>
          <table:table-cell table:style-name="ce27" office:value-type="string">
            <text:p>statuslamp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6 - Task Lamp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2.lamp.statuslamp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1</text:p>
          </table:table-cell>
          <table:table-cell table:style-name="ce27" office:value-type="string">
            <text:p>luxlevel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12</text:p>
          </table:table-cell>
          <table:table-cell table:style-name="ce46"/>
          <table:table-cell table:style-name="ce27" office:value-type="string">
            <text:p>potentiaal.floor3.room326.desk2.light.luxlevel2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2</text:p>
          </table:table-cell>
          <table:table-cell table:style-name="ce27" office:value-type="string">
            <text:p>presence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2/USR3+US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13</text:p>
          </table:table-cell>
          <table:table-cell table:style-name="ce46" office:value-type="string">
            <text:p>5013</text:p>
          </table:table-cell>
          <table:table-cell table:style-name="ce27" office:value-type="string">
            <text:p>potentiaal.floor3.room326.desk2.presence.presence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3</text:p>
          </table:table-cell>
          <table:table-cell table:style-name="ce27" office:value-type="string">
            <text:p>computerwork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2+PW5/USR3+US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2.computerwork.computerwork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4</text:p>
          </table:table-cell>
          <table:table-cell table:style-name="ce32" office:value-type="string">
            <text:p>deskwork2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2+PW5/USR3+USR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2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2.deskwork.deskwork2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5</text:p>
          </table:table-cell>
          <table:table-cell table:style-name="ce31" office:value-type="string">
            <text:p>distance5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3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float" office:value="9014">
            <text:p>9014</text:p>
          </table:table-cell>
          <table:table-cell table:style-name="ce45" office:value-type="string">
            <text:p>5014</text:p>
          </table:table-cell>
          <table:table-cell table:style-name="ce31" office:value-type="string">
            <text:p>potentiaal.floor3.room326.desk3.presence.distance5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6</text:p>
          </table:table-cell>
          <table:table-cell table:style-name="ce27" office:value-type="string">
            <text:p>distance6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float" office:value="9015">
            <text:p>9015</text:p>
          </table:table-cell>
          <table:table-cell table:style-name="ce46" office:value-type="string">
            <text:p>5015</text:p>
          </table:table-cell>
          <table:table-cell table:style-name="ce27" office:value-type="string">
            <text:p>potentiaal.floor3.room326.desk3.presence.distance6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7</text:p>
          </table:table-cell>
          <table:table-cell table:style-name="ce27" office:value-type="string">
            <text:p>powerconsumption7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7 - Computer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16">
            <text:p>9016</text:p>
          </table:table-cell>
          <table:table-cell table:style-name="ce46"/>
          <table:table-cell table:style-name="ce27" office:value-type="string">
            <text:p>potentiaal.floor3.room326.desk3.powerconsumption.powerconsumption7_326</text:p>
          </table:table-cell>
          <table:table-cell table:style-name="ce56" office:value-type="string">
            <text:p>{"range":{"min":"0","max":"65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8</text:p>
          </table:table-cell>
          <table:table-cell table:style-name="ce27" office:value-type="string">
            <text:p>powerconsumption8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8 - Screen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17">
            <text:p>9017</text:p>
          </table:table-cell>
          <table:table-cell table:style-name="ce46"/>
          <table:table-cell table:style-name="ce27" office:value-type="string">
            <text:p>potentiaal.floor3.room326.desk3.powerconsumption.powerconsumption8_326</text:p>
          </table:table-cell>
          <table:table-cell table:style-name="ce56" office:value-type="string">
            <text:p>{"range":{"min":"0","max":"22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29</text:p>
          </table:table-cell>
          <table:table-cell table:style-name="ce27" office:value-type="string">
            <text:p>powerconsumption9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9 - Task Lamp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18">
            <text:p>9018</text:p>
          </table:table-cell>
          <table:table-cell table:style-name="ce46"/>
          <table:table-cell table:style-name="ce27" office:value-type="string">
            <text:p>potentiaal.floor3.room326.desk3.powerconsumption.powerconsumption9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0</text:p>
          </table:table-cell>
          <table:table-cell table:style-name="ce27" office:value-type="string">
            <text:p>statuscomputer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7 - Computer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3.computer.statuscomputer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1</text:p>
          </table:table-cell>
          <table:table-cell table:style-name="ce27" office:value-type="string">
            <text:p>statusscreen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8 - Screen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17</text:p>
          </table:table-cell>
          <table:table-cell table:style-name="ce27" office:value-type="string">
            <text:p>potentiaal.floor3.room326.desk3.screen.statusscreen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2</text:p>
          </table:table-cell>
          <table:table-cell table:style-name="ce27" office:value-type="string">
            <text:p>statuslamp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9 - Task Lamp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3.lamp.statuslamp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3</text:p>
          </table:table-cell>
          <table:table-cell table:style-name="ce27" office:value-type="string">
            <text:p>luxlevel3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19">
            <text:p>9019</text:p>
          </table:table-cell>
          <table:table-cell table:style-name="ce46"/>
          <table:table-cell table:style-name="ce27" office:value-type="string">
            <text:p>potentiaal.floor3.room326.desk3.light.luxlevel3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4</text:p>
          </table:table-cell>
          <table:table-cell table:style-name="ce27" office:value-type="string">
            <text:p>presence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3/USR5+USR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20">
            <text:p>9020</text:p>
          </table:table-cell>
          <table:table-cell table:style-name="ce46" office:value-type="string">
            <text:p>5020</text:p>
          </table:table-cell>
          <table:table-cell table:style-name="ce27" office:value-type="string">
            <text:p>potentiaal.floor3.room326.desk3.presence.presence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5</text:p>
          </table:table-cell>
          <table:table-cell table:style-name="ce27" office:value-type="string">
            <text:p>computerwork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3+PW8/USR5+USR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3.computerwork.computerwork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6</text:p>
          </table:table-cell>
          <table:table-cell table:style-name="ce32" office:value-type="string">
            <text:p>deskwork3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3+PW8/USR5+USR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3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3.deskwork.deskwork3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7</text:p>
          </table:table-cell>
          <table:table-cell table:style-name="ce31" office:value-type="string">
            <text:p>distance7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7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4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float" office:value="9021">
            <text:p>9021</text:p>
          </table:table-cell>
          <table:table-cell table:style-name="ce45" office:value-type="string">
            <text:p>5021</text:p>
          </table:table-cell>
          <table:table-cell table:style-name="ce31" office:value-type="string">
            <text:p>potentiaal.floor3.room326.desk4.presence.distance7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8</text:p>
          </table:table-cell>
          <table:table-cell table:style-name="ce27" office:value-type="string">
            <text:p>distance8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float" office:value="9022">
            <text:p>9022</text:p>
          </table:table-cell>
          <table:table-cell table:style-name="ce46" office:value-type="string">
            <text:p>5022</text:p>
          </table:table-cell>
          <table:table-cell table:style-name="ce27" office:value-type="string">
            <text:p>potentiaal.floor3.room326.desk4.presence.distance8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39</text:p>
          </table:table-cell>
          <table:table-cell table:style-name="ce27" office:value-type="string">
            <text:p>powerconsumption10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0 - Compute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23">
            <text:p>9023</text:p>
          </table:table-cell>
          <table:table-cell table:style-name="ce46"/>
          <table:table-cell table:style-name="ce27" office:value-type="string">
            <text:p>potentiaal.floor3.room326.desk4.powerconsumption.powerconsumption10_326</text:p>
          </table:table-cell>
          <table:table-cell table:style-name="ce56" office:value-type="string">
            <text:p>{"range":{"min":"0","max":"40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0</text:p>
          </table:table-cell>
          <table:table-cell table:style-name="ce27" office:value-type="string">
            <text:p>powerconsumption1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1 - Screen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24">
            <text:p>9024</text:p>
          </table:table-cell>
          <table:table-cell table:style-name="ce46"/>
          <table:table-cell table:style-name="ce27" office:value-type="string">
            <text:p>potentiaal.floor3.room326.desk4.powerconsumption.powerconsumption11_326</text:p>
          </table:table-cell>
          <table:table-cell table:style-name="ce56" office:value-type="string">
            <text:p>{"range":{"min":"0","max":"41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1</text:p>
          </table:table-cell>
          <table:table-cell table:style-name="ce27" office:value-type="string">
            <text:p>powerconsumption1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2 - Task Lamp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25">
            <text:p>9025</text:p>
          </table:table-cell>
          <table:table-cell table:style-name="ce46"/>
          <table:table-cell table:style-name="ce27" office:value-type="string">
            <text:p>potentiaal.floor3.room326.desk4.powerconsumption.powerconsumption12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2</text:p>
          </table:table-cell>
          <table:table-cell table:style-name="ce27" office:value-type="string">
            <text:p>statuscomputer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0 - Compute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4.computer.statuscomputer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3</text:p>
          </table:table-cell>
          <table:table-cell table:style-name="ce27" office:value-type="string">
            <text:p>statusscreen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1 - Screen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24</text:p>
          </table:table-cell>
          <table:table-cell table:style-name="ce27" office:value-type="string">
            <text:p>potentiaal.floor3.room326.desk4.screen.statusscreen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4</text:p>
          </table:table-cell>
          <table:table-cell table:style-name="ce27" office:value-type="string">
            <text:p>statuslamp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2 - Task Lamp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4.lamp.statuslamp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5</text:p>
          </table:table-cell>
          <table:table-cell table:style-name="ce27" office:value-type="string">
            <text:p>luxlevel4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26">
            <text:p>9026</text:p>
          </table:table-cell>
          <table:table-cell table:style-name="ce46"/>
          <table:table-cell table:style-name="ce27" office:value-type="string">
            <text:p>potentiaal.floor3.room326.desk4.light.luxlevel4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6</text:p>
          </table:table-cell>
          <table:table-cell table:style-name="ce27" office:value-type="string">
            <text:p>presence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4/USR7+USR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27">
            <text:p>9027</text:p>
          </table:table-cell>
          <table:table-cell table:style-name="ce46" office:value-type="string">
            <text:p>5027</text:p>
          </table:table-cell>
          <table:table-cell table:style-name="ce27" office:value-type="string">
            <text:p>potentiaal.floor3.room326.desk4.presence.presence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7</text:p>
          </table:table-cell>
          <table:table-cell table:style-name="ce27" office:value-type="string">
            <text:p>computerwork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4+PW11/USR7+USR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4.computerwork.computerwork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8</text:p>
          </table:table-cell>
          <table:table-cell table:style-name="ce32" office:value-type="string">
            <text:p>deskwork4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4+PW11/USR7+USR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4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4.deskwork.deskwork4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49</text:p>
          </table:table-cell>
          <table:table-cell table:style-name="ce31" office:value-type="string">
            <text:p>door1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Switch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room</text:p>
          </table:table-cell>
          <table:table-cell table:style-name="ce31" office:value-type="string">
            <text:p>door</text:p>
          </table:table-cell>
          <table:table-cell table:style-name="ce31" office:value-type="string">
            <text:p>Boolean</text:p>
          </table:table-cell>
          <table:table-cell table:style-name="ce31" office:value-type="string">
            <text:p>EnOcean dongle</text:p>
          </table:table-cell>
          <table:table-cell table:style-name="ce45" office:value-type="string">
            <text:p>9028</text:p>
          </table:table-cell>
          <table:table-cell table:style-name="ce45"/>
          <table:table-cell table:style-name="ce31" office:value-type="string">
            <text:p>potentiaal.floor3.room326.room.door.door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0</text:p>
          </table:table-cell>
          <table:table-cell table:style-name="ce27" office:value-type="string">
            <text:p>window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29</text:p>
          </table:table-cell>
          <table:table-cell table:style-name="ce46"/>
          <table:table-cell table:style-name="ce27" office:value-type="string">
            <text:p>potentiaal.floor3.room326.room.window.window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1</text:p>
          </table:table-cell>
          <table:table-cell table:style-name="ce27" office:value-type="string">
            <text:p>window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30</text:p>
          </table:table-cell>
          <table:table-cell table:style-name="ce46"/>
          <table:table-cell table:style-name="ce27" office:value-type="string">
            <text:p>potentiaal.floor3.room326.room.window.window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2</text:p>
          </table:table-cell>
          <table:table-cell table:style-name="ce28" office:value-type="string">
            <text:p>luxlevelout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5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31</text:p>
          </table:table-cell>
          <table:table-cell table:style-name="ce48"/>
          <table:table-cell table:style-name="ce28" office:value-type="string">
            <text:p>potentiaal.floor3.room326.room.light.luxlevelout1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3</text:p>
          </table:table-cell>
          <table:table-cell table:style-name="ce27" office:value-type="string">
            <text:p>presenceroom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+PIR2+PIR3+PIR4/USR1-USR8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room.presence.presenceroom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4</text:p>
          </table:table-cell>
          <table:table-cell table:style-name="ce28" office:value-type="string">
            <text:p>motionout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32</text:p>
          </table:table-cell>
          <table:table-cell table:style-name="ce48"/>
          <table:table-cell table:style-name="ce28" office:value-type="string">
            <text:p>potentiaal.floor3.room326.room.presence.motionout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5</text:p>
          </table:table-cell>
          <table:table-cell table:style-name="ce28" office:value-type="string">
            <text:p>motionin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33</text:p>
          </table:table-cell>
          <table:table-cell table:style-name="ce48"/>
          <table:table-cell table:style-name="ce28" office:value-type="string">
            <text:p>potentiaal.floor3.room326.room.presence.motionin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6</text:p>
          </table:table-cell>
          <table:table-cell table:style-name="ce28" office:value-type="string">
            <text:p>numberofpeople1_326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4002/4003</text:p>
          </table:table-cell>
          <table:table-cell table:style-name="ce28" office:value-type="string">
            <text:p>potentiaal.floor3.room326.room.presence.numberofpeople1_326</text:p>
          </table:table-cell>
          <table:table-cell table:style-name="ce56" office:value-type="string">
            <text:p>{"range":{"min":"0","max":"1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7</text:p>
          </table:table-cell>
          <table:table-cell table:style-name="ce28" office:value-type="string">
            <text:p>lightpowerconsumption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34</text:p>
          </table:table-cell>
          <table:table-cell table:style-name="ce48"/>
          <table:table-cell table:style-name="ce28" office:value-type="string">
            <text:p>potentiaal.floor3.room326.room.light.lightpowerconsumption1_326</text:p>
          </table:table-cell>
          <table:table-cell table:style-name="ce58" office:value-type="string">
            <text:p>{"range":{"min":"0","max":"288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8</text:p>
          </table:table-cell>
          <table:table-cell table:style-name="ce28" office:value-type="string">
            <text:p>lightpowerconsumption2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35</text:p>
          </table:table-cell>
          <table:table-cell table:style-name="ce48"/>
          <table:table-cell table:style-name="ce28" office:value-type="string">
            <text:p>potentiaal.floor3.room326.room.light.lightpowerconsumption2_326</text:p>
          </table:table-cell>
          <table:table-cell table:style-name="ce58" office:value-type="string">
            <text:p>{"range":{"min":"0","max":"252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59</text:p>
          </table:table-cell>
          <table:table-cell table:style-name="ce33" office:value-type="string">
            <text:p>statuslightswitch1_326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1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36</text:p>
          </table:table-cell>
          <table:table-cell table:style-name="ce49"/>
          <table:table-cell table:style-name="ce33" office:value-type="string">
            <text:p>potentiaal.floor3.room326.room.light.statuslightswitch1_326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0</text:p>
          </table:table-cell>
          <table:table-cell table:style-name="ce33" office:value-type="string">
            <text:p>statuslightswitch2_326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2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37</text:p>
          </table:table-cell>
          <table:table-cell table:style-name="ce49"/>
          <table:table-cell table:style-name="ce33" office:value-type="string">
            <text:p>potentiaal.floor3.room326.room.light.statuslightswitch2_326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1</text:p>
          </table:table-cell>
          <table:table-cell table:style-name="ce28" office:value-type="string">
            <text:p>statuslights1_326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9062</text:p>
          </table:table-cell>
          <table:table-cell table:style-name="ce48"/>
          <table:table-cell table:style-name="ce28" office:value-type="string">
            <text:p>potentiaal.floor3.room326.room.light.statuslights1_326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2</text:p>
          </table:table-cell>
          <table:table-cell table:style-name="ce34" office:value-type="string">
            <text:p>statuslights2_326</text:p>
          </table:table-cell>
          <table:table-cell table:style-name="ce34" office:value-type="string">
            <text:p>Context</text:p>
          </table:table-cell>
          <table:table-cell table:style-name="ce34" office:value-type="string">
            <text:p>Light power meter 2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3.26</text:p>
          </table:table-cell>
          <table:table-cell table:style-name="ce31" office:value-type="string">
            <text:p>room</text:p>
          </table:table-cell>
          <table:table-cell table:style-name="ce34" office:value-type="string">
            <text:p>light</text:p>
          </table:table-cell>
          <table:table-cell table:style-name="ce34" office:value-type="string">
            <text:p>Boolean</text:p>
          </table:table-cell>
          <table:table-cell table:style-name="ce34" office:value-type="string">
            <text:p>-</text:p>
          </table:table-cell>
          <table:table-cell table:style-name="ce50" office:value-type="string">
            <text:p>9063</text:p>
          </table:table-cell>
          <table:table-cell table:style-name="ce50"/>
          <table:table-cell table:style-name="ce34" office:value-type="string">
            <text:p>potentiaal.floor3.room326.room.light.statuslights2_326</text:p>
          </table:table-cell>
          <table:table-cell table:style-name="ce60" office:value-type="string">
            <text:p>{"states":[{"name":"false","cost":"0"},{"name":"true","cost":"0"}]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3</text:p>
          </table:table-cell>
          <table:table-cell table:style-name="ce31" office:value-type="string">
            <text:p>door1_313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Switch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31" office:value-type="string">
            <text:p>door</text:p>
          </table:table-cell>
          <table:table-cell table:style-name="ce31" office:value-type="string">
            <text:p>Boolean</text:p>
          </table:table-cell>
          <table:table-cell table:style-name="ce31" office:value-type="string">
            <text:p>EnOcean dongle</text:p>
          </table:table-cell>
          <table:table-cell table:style-name="ce45" office:value-type="string">
            <text:p>9038</text:p>
          </table:table-cell>
          <table:table-cell table:style-name="ce45"/>
          <table:table-cell table:style-name="ce31" office:value-type="string">
            <text:p>potentiaal.floor3.room313.room.door.door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4</text:p>
          </table:table-cell>
          <table:table-cell table:style-name="ce27" office:value-type="string">
            <text:p>window1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39</text:p>
          </table:table-cell>
          <table:table-cell table:style-name="ce46"/>
          <table:table-cell table:style-name="ce27" office:value-type="string">
            <text:p>potentiaal.floor3.room313.room.window.window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5</text:p>
          </table:table-cell>
          <table:table-cell table:style-name="ce27" office:value-type="string">
            <text:p>window2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40</text:p>
          </table:table-cell>
          <table:table-cell table:style-name="ce46"/>
          <table:table-cell table:style-name="ce27" office:value-type="string">
            <text:p>potentiaal.floor3.room313.room.window.window2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6</text:p>
          </table:table-cell>
          <table:table-cell table:style-name="ce27" office:value-type="string">
            <text:p>distance1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1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string">
            <text:p>9041</text:p>
          </table:table-cell>
          <table:table-cell table:style-name="ce46"/>
          <table:table-cell table:style-name="ce27" office:value-type="string">
            <text:p>potentiaal.floor3.room313.room.presence.distance1_313</text:p>
          </table:table-cell>
          <table:table-cell table:style-name="ce56" office:value-type="string">
            <text:p>{"range":{"min":"0","max":"15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7</text:p>
          </table:table-cell>
          <table:table-cell table:style-name="ce28" office:value-type="string">
            <text:p>luxlevel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6" office:value-type="string">
            <text:p>9042</text:p>
          </table:table-cell>
          <table:table-cell table:style-name="ce46"/>
          <table:table-cell table:style-name="ce28" office:value-type="string">
            <text:p>potentiaal.floor3.room313.room.light.luxlevel1_313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8</text:p>
          </table:table-cell>
          <table:table-cell table:style-name="ce28" office:value-type="string">
            <text:p>luxlevelout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6" office:value-type="string">
            <text:p>9043</text:p>
          </table:table-cell>
          <table:table-cell table:style-name="ce46"/>
          <table:table-cell table:style-name="ce28" office:value-type="string">
            <text:p>potentiaal.floor3.room313.room.light.luxlevelout1_313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69</text:p>
          </table:table-cell>
          <table:table-cell table:style-name="ce28" office:value-type="string">
            <text:p>luxlevelout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6" office:value-type="string">
            <text:p>9044</text:p>
          </table:table-cell>
          <table:table-cell table:style-name="ce46"/>
          <table:table-cell table:style-name="ce28" office:value-type="string">
            <text:p>potentiaal.floor3.room313.room.light.luxlevelout2_313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70</text:p>
          </table:table-cell>
          <table:table-cell table:style-name="ce27" office:value-type="string">
            <text:p>powerconsumption1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 - Beamer 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45</text:p>
          </table:table-cell>
          <table:table-cell table:style-name="ce46"/>
          <table:table-cell table:style-name="ce27" office:value-type="string">
            <text:p>potentiaal.floor3.room313.room.powerconsumption.powerconsumption1_313</text:p>
          </table:table-cell>
          <table:table-cell table:style-name="ce56" office:value-type="string">
            <text:p>{"range":{"min":"0","max":"252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71</text:p>
          </table:table-cell>
          <table:table-cell table:style-name="ce28" office:value-type="string">
            <text:p>powerconsumption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Plugwise2 - HVAC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powerconsumption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Plugwise dongle</text:p>
          </table:table-cell>
          <table:table-cell table:style-name="ce46" office:value-type="string">
            <text:p>9046</text:p>
          </table:table-cell>
          <table:table-cell table:style-name="ce46"/>
          <table:table-cell table:style-name="ce28" office:value-type="string">
            <text:p>potentiaal.floor3.room313.room.powerconsumption.powerconsumption2_313</text:p>
          </table:table-cell>
          <table:table-cell table:style-name="ce56" office:value-type="string">
            <text:p>{"range":{"min":"0","max":"1320","step":"0.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72</text:p>
          </table:table-cell>
          <table:table-cell table:style-name="ce28" office:value-type="string">
            <text:p>powerconsumption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Plugwise3 - HVAC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powerconsumption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Plugwise dongle</text:p>
          </table:table-cell>
          <table:table-cell table:style-name="ce48" office:value-type="string">
            <text:p>9047</text:p>
          </table:table-cell>
          <table:table-cell table:style-name="ce48"/>
          <table:table-cell table:style-name="ce28" office:value-type="string">
            <text:p>potentiaal.floor3.room313.room.powerconsumption.powerconsumption3_313</text:p>
          </table:table-cell>
          <table:table-cell table:style-name="ce58" office:value-type="string">
            <text:p>{"range":{"min":"0","max":"1320","step":"0.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73</text:p>
          </table:table-cell>
          <table:table-cell table:style-name="ce28" office:value-type="string">
            <text:p>statusbeamer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Plugwise2 - Beam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beamer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beamer.statusbeamer1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74</text:p>
          </table:table-cell>
          <table:table-cell table:style-name="ce28" office:value-type="string">
            <text:p>statushvac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Plugwise2 - HVAC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hvac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vac.statushvac1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75</text:p>
          </table:table-cell>
          <table:table-cell table:style-name="ce28" office:value-type="string">
            <text:p>statushvac2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Plugwise3 - HVAC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31" office:value-type="string">
            <text:p>room</text:p>
          </table:table-cell>
          <table:table-cell table:style-name="ce28" office:value-type="string">
            <text:p>hvac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vac.statushvac2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7">
          <table:table-cell table:style-name="ce28" office:value-type="string">
            <text:p>76</text:p>
          </table:table-cell>
          <table:table-cell table:style-name="ce35" office:value-type="string">
            <text:p>energybalance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energybalance_313</text:p>
          </table:table-cell>
          <table:table-cell table:style-name="ce61" office:value-type="string">
            <text:p>{"range":{"min":"-10000","max":"1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7">
          <table:table-cell table:style-name="ce28" office:value-type="string">
            <text:p>77</text:p>
          </table:table-cell>
          <table:table-cell table:style-name="ce35" office:value-type="string">
            <text:p>heatlosses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heatlosses_313</text:p>
          </table:table-cell>
          <table:table-cell table:style-name="ce61" office:value-type="string">
            <text:p>{"range":{"min":"-10000","max":"1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7">
          <table:table-cell table:style-name="ce28" office:value-type="string">
            <text:p>78</text:p>
          </table:table-cell>
          <table:table-cell table:style-name="ce35" office:value-type="string">
            <text:p>hvac_heat_production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hvac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hvac_heat_production_313</text:p>
          </table:table-cell>
          <table:table-cell table:style-name="ce61" office:value-type="string">
            <text:p>{"range":{"min":"-10000","max":"10000","step":"1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7">
          <table:table-cell table:style-name="ce28" office:value-type="string">
            <text:p>79</text:p>
          </table:table-cell>
          <table:table-cell table:style-name="ce35" office:value-type="string">
            <text:p>statuspolicy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Boolean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statuspolicy_313</text:p>
          </table:table-cell>
          <table:table-cell table:style-name="ce61" office:value-type="string">
            <text:p>{"states":[{"name":"economy","cost":"0"},{"name":"comfort","cost":"1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7">
          <table:table-cell table:style-name="ce28" office:value-type="string">
            <text:p>80</text:p>
          </table:table-cell>
          <table:table-cell table:style-name="ce35" office:value-type="string">
            <text:p>statustemperature_mean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temperature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statustemperature_mean_313</text:p>
          </table:table-cell>
          <table:table-cell table:style-name="ce61" office:value-type="string">
            <text:p>{"range":{"min":"16","max":"27","step":"0.1"},"costa":"0","costb":"1","states":[{"name":"99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7">
          <table:table-cell table:style-name="ce28" office:value-type="string">
            <text:p>81</text:p>
          </table:table-cell>
          <table:table-cell table:style-name="ce35" office:value-type="string">
            <text:p>statuspmv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statuspmv_313</text:p>
          </table:table-cell>
          <table:table-cell table:style-name="ce61" office:value-type="string">
            <text:p>{"range":{"min":"-2","max":"2","step":"0.1"},"costa":"0","costb":"1","states":[{"name":"99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2</text:p>
          </table:table-cell>
          <table:table-cell table:style-name="ce28" office:value-type="string">
            <text:p>lightpowerconsumption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48</text:p>
          </table:table-cell>
          <table:table-cell table:style-name="ce48"/>
          <table:table-cell table:style-name="ce28" office:value-type="string">
            <text:p>potentiaal.floor3.room313.room.light.lightpowerconsumption1_313</text:p>
          </table:table-cell>
          <table:table-cell table:style-name="ce58" office:value-type="string">
            <text:p>{"range":{"min":"0","max":"396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3</text:p>
          </table:table-cell>
          <table:table-cell table:style-name="ce28" office:value-type="string">
            <text:p>lightpowerconsumption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49</text:p>
          </table:table-cell>
          <table:table-cell table:style-name="ce48"/>
          <table:table-cell table:style-name="ce28" office:value-type="string">
            <text:p>potentiaal.floor3.room313.room.light.lightpowerconsumption2_313</text:p>
          </table:table-cell>
          <table:table-cell table:style-name="ce58" office:value-type="string">
            <text:p>{"range":{"min":"0","max":"360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4</text:p>
          </table:table-cell>
          <table:table-cell table:style-name="ce33" office:value-type="string">
            <text:p>statuslightswitch1_313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1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50</text:p>
          </table:table-cell>
          <table:table-cell table:style-name="ce49"/>
          <table:table-cell table:style-name="ce33" office:value-type="string">
            <text:p>potentiaal.floor3.room313.room.light.statuslightswitch1_313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5</text:p>
          </table:table-cell>
          <table:table-cell table:style-name="ce33" office:value-type="string">
            <text:p>statuslightswitch2_313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2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51</text:p>
          </table:table-cell>
          <table:table-cell table:style-name="ce49"/>
          <table:table-cell table:style-name="ce33" office:value-type="string">
            <text:p>potentiaal.floor3.room313.room.light.statuslightswitch2_313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6</text:p>
          </table:table-cell>
          <table:table-cell table:style-name="ce28" office:value-type="string">
            <text:p>statuslights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9064</text:p>
          </table:table-cell>
          <table:table-cell table:style-name="ce48"/>
          <table:table-cell table:style-name="ce28" office:value-type="string">
            <text:p>potentiaal.floor3.room313.room.light.statuslights1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7</text:p>
          </table:table-cell>
          <table:table-cell table:style-name="ce28" office:value-type="string">
            <text:p>statuslights2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Light power mete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9065</text:p>
          </table:table-cell>
          <table:table-cell table:style-name="ce48"/>
          <table:table-cell table:style-name="ce28" office:value-type="string">
            <text:p>potentiaal.floor3.room313.room.light.statuslights2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8</text:p>
          </table:table-cell>
          <table:table-cell table:style-name="ce28" office:value-type="string">
            <text:p>temperature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1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89</text:p>
          </table:table-cell>
          <table:table-cell table:style-name="ce28" office:value-type="string">
            <text:p>temperature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2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0</text:p>
          </table:table-cell>
          <table:table-cell table:style-name="ce28" office:value-type="string">
            <text:p>temperature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3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1</text:p>
          </table:table-cell>
          <table:table-cell table:style-name="ce28" office:value-type="string">
            <text:p>temperature4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4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2</text:p>
          </table:table-cell>
          <table:table-cell table:style-name="ce28" office:value-type="string">
            <text:p>outdoortemperature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9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outdoortemperature1_313</text:p>
          </table:table-cell>
          <table:table-cell table:style-name="ce56" office:value-type="string">
            <text:p>{"range":{"min":"-10","max":"80","step":"0.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3</text:p>
          </table:table-cell>
          <table:table-cell table:style-name="ce28" office:value-type="string">
            <text:p>humidity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1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4</text:p>
          </table:table-cell>
          <table:table-cell table:style-name="ce28" office:value-type="string">
            <text:p>humidity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2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5</text:p>
          </table:table-cell>
          <table:table-cell table:style-name="ce28" office:value-type="string">
            <text:p>humidity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3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6</text:p>
          </table:table-cell>
          <table:table-cell table:style-name="ce28" office:value-type="string">
            <text:p>humidity4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4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7</text:p>
          </table:table-cell>
          <table:table-cell table:style-name="ce28" office:value-type="string">
            <text:p>outdoorhumidity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9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outdoorhumidity1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8</text:p>
          </table:table-cell>
          <table:table-cell table:style-name="ce28" office:value-type="string">
            <text:p>co2level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CO2 senso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co2level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co2level.co2level1_313</text:p>
          </table:table-cell>
          <table:table-cell table:style-name="ce56" office:value-type="string">
            <text:p>{"range":{"min":"100","max":"3000","step":"10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99</text:p>
          </table:table-cell>
          <table:table-cell table:style-name="ce28" office:value-type="string">
            <text:p>outdoorco2level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CO2 senso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co2level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co2level.outdoorco2level1_313</text:p>
          </table:table-cell>
          <table:table-cell table:style-name="ce56" office:value-type="string">
            <text:p>{"range":{"min":"100","max":"3000","step":"100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0</text:p>
          </table:table-cell>
          <table:table-cell table:style-name="ce27" office:value-type="string">
            <text:p>presence1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area1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58</text:p>
          </table:table-cell>
          <table:table-cell table:style-name="ce46"/>
          <table:table-cell table:style-name="ce27" office:value-type="string">
            <text:p>potentiaal.floor3.room313.area1.presence.presence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1</text:p>
          </table:table-cell>
          <table:table-cell table:style-name="ce27" office:value-type="string">
            <text:p>presence2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2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area2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59</text:p>
          </table:table-cell>
          <table:table-cell table:style-name="ce46"/>
          <table:table-cell table:style-name="ce27" office:value-type="string">
            <text:p>potentiaal.floor3.room313.area2.presence.presence2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2</text:p>
          </table:table-cell>
          <table:table-cell table:style-name="ce27" office:value-type="string">
            <text:p>presence3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USR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room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USB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13.room.presence.presence3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3</text:p>
          </table:table-cell>
          <table:table-cell table:style-name="ce27" office:value-type="string">
            <text:p>presenceroom1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+PIR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room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13.room.presence.presenceroom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4</text:p>
          </table:table-cell>
          <table:table-cell table:style-name="ce28" office:value-type="string">
            <text:p>motionout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7" office:value-type="string">
            <text:p>room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60</text:p>
          </table:table-cell>
          <table:table-cell table:style-name="ce48"/>
          <table:table-cell table:style-name="ce28" office:value-type="string">
            <text:p>potentiaal.floor3.room313.room.presence.motionout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5</text:p>
          </table:table-cell>
          <table:table-cell table:style-name="ce28" office:value-type="string">
            <text:p>motionin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7" office:value-type="string">
            <text:p>room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61</text:p>
          </table:table-cell>
          <table:table-cell table:style-name="ce48"/>
          <table:table-cell table:style-name="ce28" office:value-type="string">
            <text:p>potentiaal.floor3.room313.room.presence.motionin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6</text:p>
          </table:table-cell>
          <table:table-cell table:style-name="ce28" office:value-type="string">
            <text:p>numberofpeople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7" office:value-type="string">
            <text:p>room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4000/4001</text:p>
          </table:table-cell>
          <table:table-cell table:style-name="ce28" office:value-type="string">
            <text:p>potentiaal.floor3.room313.room.presence.numberofpeople1_313</text:p>
          </table:table-cell>
          <table:table-cell table:style-name="ce56" office:value-type="string">
            <text:p>{"range":{"min":"0","max":"50","step":"1"},"costa":"0","costb":"0"}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7</text:p>
          </table:table-cell>
          <table:table-cell table:style-name="ce27" office:value-type="string">
            <text:p>presentation1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W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room</text:p>
          </table:table-cell>
          <table:table-cell table:style-name="ce27" office:value-type="string">
            <text:p>meeting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13.room.meeting.presentation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 office:value-type="string">
            <text:p>108</text:p>
          </table:table-cell>
          <table:table-cell table:style-name="ce32" office:value-type="string">
            <text:p>brainstorming1_313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1+PIR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.13</text:p>
          </table:table-cell>
          <table:table-cell table:style-name="ce27" office:value-type="string">
            <text:p>room</text:p>
          </table:table-cell>
          <table:table-cell table:style-name="ce32" office:value-type="string">
            <text:p>meeting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13.room.meeting.brainstorming1_313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67" office:value-type="string">
            <text:p>["none"]</text:p>
          </table:table-cell>
          <table:table-cell table:style-name="ce72" office:value-type="boolean" office:boolean-value="false">
            <text:p>FALSE</text:p>
          </table:table-cell>
        </table:table-row>
        <table:table-row table:style-name="ro12">
          <table:table-cell table:style-name="ce28"/>
          <table:table-cell table:style-name="ce36" office:value-type="string">
            <text:p>ACTUATORS</text:p>
          </table:table-cell>
          <table:table-cell table:style-name="ce42" table:number-columns-repeated="2"/>
          <table:table-cell table:number-columns-repeated="5" table:style-name="ce42"/>
          <table:table-cell table:style-name="ce42"/>
          <table:table-cell table:style-name="ce51" table:number-columns-repeated="2"/>
          <table:table-cell table:number-columns-repeated="2" table:style-name="ce42"/>
          <table:table-cell table:style-name="ce68"/>
          <table:table-cell table:style-name="ce72"/>
        </table:table-row>
        <table:table-row table:style-name="ro12">
          <table:table-cell table:style-name="ce28" office:value-type="string">
            <text:p>109</text:p>
          </table:table-cell>
          <table:table-cell table:style-name="ce37" office:value-type="string">
            <text:p>screen1_326</text:p>
          </table:table-cell>
          <table:table-cell table:style-name="ce31"/>
          <table:table-cell table:style-name="ce37" office:value-type="string">
            <text:p>Plugwise2 - Screen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.26</text:p>
          </table:table-cell>
          <table:table-cell table:style-name="ce31" office:value-type="string">
            <text:p>desk1</text:p>
          </table:table-cell>
          <table:table-cell table:style-name="ce31" office:value-type="string">
            <text:p>screen</text:p>
          </table:table-cell>
          <table:table-cell table:style-name="ce31" office:value-type="string">
            <text:p>Boolean</text:p>
          </table:table-cell>
          <table:table-cell table:style-name="ce31" office:value-type="string">
            <text:p>Plugwise dongle</text:p>
          </table:table-cell>
          <table:table-cell table:style-name="ce45" office:value-type="string">
            <text:p>REST</text:p>
          </table:table-cell>
          <table:table-cell table:style-name="ce45"/>
          <table:table-cell table:style-name="ce40" office:value-type="string">
            <text:p>potentiaal.floor3.floor.actuators.screen.screen1_326</text:p>
          </table:table-cell>
          <table:table-cell table:style-name="ce56" office:value-type="string">
            <text:p>{"states":[{"name":"false","cost":"0"},{"name":"true","cost":"41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true">
            <text:p>TRUE</text:p>
          </table:table-cell>
        </table:table-row>
        <table:table-row table:style-name="ro12">
          <table:table-cell table:style-name="ce28" office:value-type="string">
            <text:p>110</text:p>
          </table:table-cell>
          <table:table-cell table:style-name="ce38" office:value-type="string">
            <text:p>lamp1_326</text:p>
          </table:table-cell>
          <table:table-cell table:style-name="ce27"/>
          <table:table-cell table:style-name="ce38" office:value-type="string">
            <text:p>Plugwise3 - Task Lamp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lamp.lamp1_326</text:p>
          </table:table-cell>
          <table:table-cell table:style-name="ce56" office:value-type="string">
            <text:p>{"states":[{"name":"false","cost":"0"},{"name":"true","cost":"8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2">
            <text:p>TRUE</text:p>
          </table:table-cell>
        </table:table-row>
        <table:table-row table:style-name="ro12">
          <table:table-cell table:style-name="ce28" office:value-type="string">
            <text:p>111</text:p>
          </table:table-cell>
          <table:table-cell table:style-name="ce38" office:value-type="string">
            <text:p>screen2_326</text:p>
          </table:table-cell>
          <table:table-cell table:style-name="ce27"/>
          <table:table-cell table:style-name="ce38" office:value-type="string">
            <text:p>Plugwise5 - Screen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screen.screen2_326</text:p>
          </table:table-cell>
          <table:table-cell table:style-name="ce56" office:value-type="string">
            <text:p>{"states":[{"name":"false","cost":"0"},{"name":"true","cost":"41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3">
            <text:p>TRUE</text:p>
          </table:table-cell>
        </table:table-row>
        <table:table-row table:style-name="ro12">
          <table:table-cell table:style-name="ce28" office:value-type="string">
            <text:p>112</text:p>
          </table:table-cell>
          <table:table-cell table:style-name="ce38" office:value-type="string">
            <text:p>lamp2_326</text:p>
          </table:table-cell>
          <table:table-cell table:style-name="ce27"/>
          <table:table-cell table:style-name="ce38" office:value-type="string">
            <text:p>Plugwise6 - Task Lamp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5" office:value-type="string">
            <text:p>REST</text:p>
          </table:table-cell>
          <table:table-cell table:style-name="ce45"/>
          <table:table-cell table:style-name="ce40" office:value-type="string">
            <text:p>potentiaal.floor3.floor.actuators.lamp.lamp2_326</text:p>
          </table:table-cell>
          <table:table-cell table:style-name="ce56" office:value-type="string">
            <text:p>{"states":[{"name":"false","cost":"0"},{"name":"true","cost":"8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4">
            <text:p>TRUE</text:p>
          </table:table-cell>
        </table:table-row>
        <table:table-row table:style-name="ro12">
          <table:table-cell table:style-name="ce28" office:value-type="string">
            <text:p>113</text:p>
          </table:table-cell>
          <table:table-cell table:style-name="ce38" office:value-type="string">
            <text:p>screen3_326</text:p>
          </table:table-cell>
          <table:table-cell table:style-name="ce27"/>
          <table:table-cell table:style-name="ce38" office:value-type="string">
            <text:p>Plugwise8 - Screen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screen.screen3_326</text:p>
          </table:table-cell>
          <table:table-cell table:style-name="ce56" office:value-type="string">
            <text:p>{"states":[{"name":"false","cost":"0"},{"name":"true","cost":"22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5">
            <text:p>TRUE</text:p>
          </table:table-cell>
        </table:table-row>
        <table:table-row table:style-name="ro12">
          <table:table-cell table:style-name="ce28" office:value-type="string">
            <text:p>114</text:p>
          </table:table-cell>
          <table:table-cell table:style-name="ce38" office:value-type="string">
            <text:p>lamp3_326</text:p>
          </table:table-cell>
          <table:table-cell table:style-name="ce27"/>
          <table:table-cell table:style-name="ce38" office:value-type="string">
            <text:p>Plugwise9 - Task Lamp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lamp.lamp3_326</text:p>
          </table:table-cell>
          <table:table-cell table:style-name="ce56" office:value-type="string">
            <text:p>{"states":[{"name":"false","cost":"0"},{"name":"true","cost":"8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true">
            <text:p>TRUE</text:p>
          </table:table-cell>
        </table:table-row>
        <table:table-row table:style-name="ro12">
          <table:table-cell table:style-name="ce28" office:value-type="string">
            <text:p>115</text:p>
          </table:table-cell>
          <table:table-cell table:style-name="ce38" office:value-type="string">
            <text:p>screen4_326</text:p>
          </table:table-cell>
          <table:table-cell table:style-name="ce27"/>
          <table:table-cell table:style-name="ce38" office:value-type="string">
            <text:p>Plugwise11 - Screen4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5" office:value-type="string">
            <text:p>REST</text:p>
          </table:table-cell>
          <table:table-cell table:style-name="ce45"/>
          <table:table-cell table:style-name="ce40" office:value-type="string">
            <text:p>potentiaal.floor3.floor.actuators.screen.screen4_326</text:p>
          </table:table-cell>
          <table:table-cell table:style-name="ce56" office:value-type="string">
            <text:p>{"states":[{"name":"false","cost":"0"},{"name":"true","cost":"41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true">
            <text:p>TRUE</text:p>
          </table:table-cell>
        </table:table-row>
        <table:table-row table:style-name="ro12">
          <table:table-cell table:style-name="ce28" office:value-type="string">
            <text:p>116</text:p>
          </table:table-cell>
          <table:table-cell table:style-name="ce28" office:value-type="string">
            <text:p>lamp4_326</text:p>
          </table:table-cell>
          <table:table-cell table:style-name="ce28"/>
          <table:table-cell table:style-name="ce28" office:value-type="string">
            <text:p>Plugwise12 - Task Lamp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4</text:p>
          </table:table-cell>
          <table:table-cell table:style-name="ce28" office:value-type="string">
            <text:p>lamp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Plugwise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amp.lamp4_326</text:p>
          </table:table-cell>
          <table:table-cell table:style-name="ce58" office:value-type="string">
            <text:p>{"states":[{"name":"false","cost":"0"},{"name":"true","cost":"8"}]</text:p>
          </table:table-cell>
          <table:table-cell table:style-name="ce58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2" office:value-type="boolean" office:boolean-value="2">
            <text:p>TRUE</text:p>
          </table:table-cell>
        </table:table-row>
        <table:table-row table:style-name="ro12">
          <table:table-cell table:style-name="ce28" office:value-type="string">
            <text:p>117</text:p>
          </table:table-cell>
          <table:table-cell table:style-name="ce28" office:value-type="string">
            <text:p>dimmer1_326</text:p>
          </table:table-cell>
          <table:table-cell table:style-name="ce28"/>
          <table:table-cell table:style-name="ce28" office:value-type="string">
            <text:p>Dimme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1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1_326</text:p>
          </table:table-cell>
          <table:table-cell table:style-name="ce58" office:value-type="string">
            <text:p>{"range":{"min":"0","max":"1000","step":"10"},"costa":"0.072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3">
            <text:p>TRUE</text:p>
          </table:table-cell>
        </table:table-row>
        <table:table-row table:style-name="ro12">
          <table:table-cell table:style-name="ce28" office:value-type="string">
            <text:p>118</text:p>
          </table:table-cell>
          <table:table-cell table:style-name="ce28" office:value-type="string">
            <text:p>dimmer2_326</text:p>
          </table:table-cell>
          <table:table-cell table:style-name="ce28"/>
          <table:table-cell table:style-name="ce28" office:value-type="string">
            <text:p>Dimme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light.dimmer2_326</text:p>
          </table:table-cell>
          <table:table-cell table:style-name="ce58" office:value-type="string">
            <text:p>{"range":{"min":"0","max":"1000","step":"10"},"costa":"0.036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4">
            <text:p>TRUE</text:p>
          </table:table-cell>
        </table:table-row>
        <table:table-row table:style-name="ro12">
          <table:table-cell table:style-name="ce28" office:value-type="string">
            <text:p>119</text:p>
          </table:table-cell>
          <table:table-cell table:style-name="ce28" office:value-type="string">
            <text:p>dimmer3_326</text:p>
          </table:table-cell>
          <table:table-cell table:style-name="ce28"/>
          <table:table-cell table:style-name="ce28" office:value-type="string">
            <text:p>Dimme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3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3_326</text:p>
          </table:table-cell>
          <table:table-cell table:style-name="ce58" office:value-type="string">
            <text:p>{"range":{"min":"0","max":"1000","step":"10"},"costa":"0.072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5">
            <text:p>TRUE</text:p>
          </table:table-cell>
        </table:table-row>
        <table:table-row table:style-name="ro12">
          <table:table-cell table:style-name="ce28" office:value-type="string">
            <text:p>120</text:p>
          </table:table-cell>
          <table:table-cell table:style-name="ce28" office:value-type="string">
            <text:p>dimmer4_326</text:p>
          </table:table-cell>
          <table:table-cell table:style-name="ce28"/>
          <table:table-cell table:style-name="ce28" office:value-type="string">
            <text:p>Dimme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4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4_326</text:p>
          </table:table-cell>
          <table:table-cell table:style-name="ce58" office:value-type="string">
            <text:p>{"range":{"min":"0","max":"1000","step":"10"},"costa":"0.072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6">
            <text:p>TRUE</text:p>
          </table:table-cell>
        </table:table-row>
        <table:table-row table:style-name="ro12">
          <table:table-cell table:style-name="ce28" office:value-type="string">
            <text:p>121</text:p>
          </table:table-cell>
          <table:table-cell table:style-name="ce28" office:value-type="string">
            <text:p>dimmer5_326</text:p>
          </table:table-cell>
          <table:table-cell table:style-name="ce28"/>
          <table:table-cell table:style-name="ce28" office:value-type="string">
            <text:p>Dimmer5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light.dimmer5_326</text:p>
          </table:table-cell>
          <table:table-cell table:style-name="ce58" office:value-type="string">
            <text:p>{"range":{"min":"0","max":"1000","step":"10"},"costa":"0.144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7">
            <text:p>TRUE</text:p>
          </table:table-cell>
        </table:table-row>
        <table:table-row table:style-name="ro12">
          <table:table-cell table:style-name="ce28" office:value-type="string">
            <text:p>122</text:p>
          </table:table-cell>
          <table:table-cell table:style-name="ce34" office:value-type="string">
            <text:p>dimmer6_326</text:p>
          </table:table-cell>
          <table:table-cell table:style-name="ce34"/>
          <table:table-cell table:style-name="ce34" office:value-type="string">
            <text:p>Dimmer6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3.26</text:p>
          </table:table-cell>
          <table:table-cell table:style-name="ce34" office:value-type="string">
            <text:p>room</text:p>
          </table:table-cell>
          <table:table-cell table:style-name="ce34" office:value-type="string">
            <text:p>light</text:p>
          </table:table-cell>
          <table:table-cell table:style-name="ce34" office:value-type="string">
            <text:p>Integer</text:p>
          </table:table-cell>
          <table:table-cell table:style-name="ce34" office:value-type="string">
            <text:p>EnOcean dongle</text:p>
          </table:table-cell>
          <table:table-cell table:style-name="ce50" office:value-type="string">
            <text:p>REST</text:p>
          </table:table-cell>
          <table:table-cell table:style-name="ce50"/>
          <table:table-cell table:style-name="ce40" office:value-type="string">
            <text:p>potentiaal.floor3.floor.actuators.light.dimmer6_326</text:p>
          </table:table-cell>
          <table:table-cell table:style-name="ce60" office:value-type="string">
            <text:p>{"range":{"min":"0","max":"1000","step":"10"},"costa":"0.144","costb":"0"}</text:p>
          </table:table-cell>
          <table:table-cell table:style-name="ce60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8">
            <text:p>TRUE</text:p>
          </table:table-cell>
        </table:table-row>
        <table:table-row table:style-name="ro18">
          <table:table-cell table:style-name="ce28" office:value-type="string">
            <text:p>123</text:p>
          </table:table-cell>
          <table:table-cell table:style-name="ce39" office:value-type="string">
            <text:p>hvac1_313</text:p>
          </table:table-cell>
          <table:table-cell table:style-name="ce39"/>
          <table:table-cell table:style-name="ce39" office:value-type="string">
            <text:p>HVAC unit1</text:p>
          </table:table-cell>
          <table:table-cell table:style-name="ce39" office:value-type="string">
            <text:p>3</text:p>
          </table:table-cell>
          <table:table-cell table:style-name="ce39" office:value-type="string">
            <text:p>3.13</text:p>
          </table:table-cell>
          <table:table-cell table:style-name="ce39" office:value-type="string">
            <text:p>room</text:p>
          </table:table-cell>
          <table:table-cell table:style-name="ce39" office:value-type="string">
            <text:p>hvac</text:p>
          </table:table-cell>
          <table:table-cell table:style-name="ce39" office:value-type="string">
            <text:p>string</text:p>
          </table:table-cell>
          <table:table-cell table:style-name="ce39" office:value-type="string">
            <text:p>IR interface</text:p>
          </table:table-cell>
          <table:table-cell table:style-name="ce35" office:value-type="string">
            <text:p>REST</text:p>
          </table:table-cell>
          <table:table-cell table:style-name="ce35"/>
          <table:table-cell table:style-name="ce53" office:value-type="string">
            <text:p>potentiaal.floor3.floor.actuators.hvac.hvac1_313</text:p>
          </table:table-cell>
          <table:table-cell table:style-name="ce63" office:value-type="string">
            <text:p>{"states":[{"name":"power_off","cost":"0"},{"name":"cool_fan3_t16_ioff","cost":"980"},{"name":"cool_fan2_t16_ioff","cost":"883"},{"name":"cool_fan1_t16_ioff","cost":"875"},{"name":"cool_fan0_t16_ioff","cost":"962"},{"name":"heat_fan3_t27_ioff","cost":"1146"},{"name":"heat_fan2_t27_ioff","cost":"1217"},{"name":"heat_fan1_t27_ioff","cost":"1234"},{"name":"heat_fan0_t27_ioff","cost":"1168"},{"name":"vent_fan3_txx_ioff","cost":"51"},{"name":"vent_fan2_txx_ioff","cost":"43"},{"name":"vent_fan1_txx_ioff","cost":"38"},{"name":"vent_fan0_txx_ioff","cost":"36"}]</text:p>
          </table:table-cell>
          <table:table-cell table:style-name="ce69" office:value-type="string">
            <text:p>[{"operation":{"name":"set_hvac","parameters":[{"name":"mode","value":"0"}]}}]</text:p>
          </table:table-cell>
          <table:table-cell table:style-name="ce72" office:value-type="boolean" office:boolean-value="9">
            <text:p>TRUE</text:p>
          </table:table-cell>
        </table:table-row>
        <table:table-row table:style-name="ro18">
          <table:table-cell table:style-name="ce28" office:value-type="string">
            <text:p>124</text:p>
          </table:table-cell>
          <table:table-cell table:style-name="ce39" office:value-type="string">
            <text:p>hvac2_313</text:p>
          </table:table-cell>
          <table:table-cell table:style-name="ce39"/>
          <table:table-cell table:style-name="ce39" office:value-type="string">
            <text:p>HVAC unit2</text:p>
          </table:table-cell>
          <table:table-cell table:style-name="ce39" office:value-type="string">
            <text:p>3</text:p>
          </table:table-cell>
          <table:table-cell table:style-name="ce39" office:value-type="string">
            <text:p>3.13</text:p>
          </table:table-cell>
          <table:table-cell table:style-name="ce39" office:value-type="string">
            <text:p>room</text:p>
          </table:table-cell>
          <table:table-cell table:style-name="ce39" office:value-type="string">
            <text:p>hvac</text:p>
          </table:table-cell>
          <table:table-cell table:style-name="ce39" office:value-type="string">
            <text:p>string</text:p>
          </table:table-cell>
          <table:table-cell table:style-name="ce39" office:value-type="string">
            <text:p>IR interface</text:p>
          </table:table-cell>
          <table:table-cell table:style-name="ce35" office:value-type="string">
            <text:p>REST</text:p>
          </table:table-cell>
          <table:table-cell table:style-name="ce35"/>
          <table:table-cell table:style-name="ce53" office:value-type="string">
            <text:p>potentiaal.floor3.floor.actuators.hvac.hvac2_313</text:p>
          </table:table-cell>
          <table:table-cell table:style-name="ce63" office:value-type="string">
            <text:p>{"states":[{"name":"power_off","cost":"0"},{"name":"cool_fan3_t16_ioff","cost":"980"},{"name":"cool_fan2_t16_ioff","cost":"883"},{"name":"cool_fan1_t16_ioff","cost":"875"},{"name":"cool_fan0_t16_ioff","cost":"962"},{"name":"heat_fan3_t27_ioff","cost":"1146"},{"name":"heat_fan2_t27_ioff","cost":"1217"},{"name":"heat_fan1_t27_ioff","cost":"1234"},{"name":"heat_fan0_t27_ioff","cost":"1168"},{"name":"vent_fan3_txx_ioff","cost":"51"},{"name":"vent_fan2_txx_ioff","cost":"43"},{"name":"vent_fan1_txx_ioff","cost":"38"},{"name":"vent_fan0_txx_ioff","cost":"36"}]</text:p>
          </table:table-cell>
          <table:table-cell table:style-name="ce69" office:value-type="string">
            <text:p>[{"operation":{"name":"set_hvac","parameters":[{"name":"mode","value":"0"}]}}]</text:p>
          </table:table-cell>
          <table:table-cell table:style-name="ce72" office:value-type="boolean" office:boolean-value="10">
            <text:p>TRUE</text:p>
          </table:table-cell>
        </table:table-row>
        <table:table-row table:style-name="ro12">
          <table:table-cell table:style-name="ce28" office:value-type="string">
            <text:p>125</text:p>
          </table:table-cell>
          <table:table-cell table:style-name="ce35" office:value-type="string">
            <text:p>policy_313</text:p>
          </table:table-cell>
          <table:table-cell table:style-name="ce35"/>
          <table:table-cell table:style-name="ce35" office:value-type="string">
            <text:p>CFD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policy</text:p>
          </table:table-cell>
          <table:table-cell table:style-name="ce35" office:value-type="string">
            <text:p>Boolean</text:p>
          </table:table-cell>
          <table:table-cell table:style-name="ce35" table:number-columns-repeated="3"/>
          <table:table-cell table:style-name="ce53" office:value-type="string">
            <text:p>potentiaal.floor3.floor.actuators.policy.policy_313</text:p>
          </table:table-cell>
          <table:table-cell table:style-name="ce61" office:value-type="string">
            <text:p>{"states":[{"name":"economy","cost":"0"},{"name":"comfort","cost":"1"}]</text:p>
          </table:table-cell>
          <table:table-cell table:style-name="ce70" office:value-type="string">
            <text:p>["none"]</text:p>
          </table:table-cell>
          <table:table-cell table:style-name="ce72" office:value-type="boolean" office:boolean-value="11">
            <text:p>TRUE</text:p>
          </table:table-cell>
        </table:table-row>
        <table:table-row table:style-name="ro17">
          <table:table-cell table:style-name="ce28" office:value-type="string">
            <text:p>126</text:p>
          </table:table-cell>
          <table:table-cell table:style-name="ce35" office:value-type="string">
            <text:p>temperature_mean_313</text:p>
          </table:table-cell>
          <table:table-cell table:style-name="ce35"/>
          <table:table-cell table:style-name="ce35" office:value-type="string">
            <text:p>CFD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temperature</text:p>
          </table:table-cell>
          <table:table-cell table:style-name="ce35" office:value-type="string">
            <text:p>Float</text:p>
          </table:table-cell>
          <table:table-cell table:style-name="ce35" table:number-columns-repeated="3"/>
          <table:table-cell table:style-name="ce53" office:value-type="string">
            <text:p>potentiaal.floor3.floor.actuators.temperature.temperature_mean_313</text:p>
          </table:table-cell>
          <table:table-cell table:style-name="ce61" office:value-type="string">
            <text:p>{"range":{"min":"16","max":"27","step":"0.1"},"costa":"0","costb":"1","states":[{"name":"99","cost":"0"}]</text:p>
          </table:table-cell>
          <table:table-cell table:style-name="ce70" office:value-type="string">
            <text:p>["none"]</text:p>
          </table:table-cell>
          <table:table-cell table:style-name="ce72" office:value-type="boolean" office:boolean-value="12">
            <text:p>TRUE</text:p>
          </table:table-cell>
        </table:table-row>
        <table:table-row table:style-name="ro17">
          <table:table-cell table:style-name="ce28" office:value-type="string">
            <text:p>127</text:p>
          </table:table-cell>
          <table:table-cell table:style-name="ce35" office:value-type="string">
            <text:p>pmv_313</text:p>
          </table:table-cell>
          <table:table-cell table:style-name="ce35"/>
          <table:table-cell table:style-name="ce35" office:value-type="string">
            <text:p>CFD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room</text:p>
          </table:table-cell>
          <table:table-cell table:style-name="ce35" office:value-type="string">
            <text:p>comfort</text:p>
          </table:table-cell>
          <table:table-cell table:style-name="ce35" office:value-type="string">
            <text:p>Float</text:p>
          </table:table-cell>
          <table:table-cell table:style-name="ce35" table:number-columns-repeated="3"/>
          <table:table-cell table:style-name="ce53" office:value-type="string">
            <text:p>potentiaal.floor3.floor.actuators.comfort.pmv_313</text:p>
          </table:table-cell>
          <table:table-cell table:style-name="ce61" office:value-type="string">
            <text:p>{"range":{"min":"-2","max":"2","step":"0.1"},"costa":"0","costb":"1","states":[{"name":"99","cost":"0"}]</text:p>
          </table:table-cell>
          <table:table-cell table:style-name="ce70" office:value-type="string">
            <text:p>["none"]</text:p>
          </table:table-cell>
          <table:table-cell table:style-name="ce72" office:value-type="boolean" office:boolean-value="13">
            <text:p>TRUE</text:p>
          </table:table-cell>
        </table:table-row>
        <table:table-row table:style-name="ro12">
          <table:table-cell table:style-name="ce28" office:value-type="string">
            <text:p>128</text:p>
          </table:table-cell>
          <table:table-cell table:style-name="ce28" office:value-type="string">
            <text:p>dimmer1_313</text:p>
          </table:table-cell>
          <table:table-cell table:style-name="ce28"/>
          <table:table-cell table:style-name="ce28" office:value-type="string">
            <text:p>Dimme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1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1_313</text:p>
          </table:table-cell>
          <table:table-cell table:style-name="ce58" office:value-type="string">
            <text:p>{"range":{"min":"0","max":"1000","step":"10"},"costa":"0.0216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14">
            <text:p>TRUE</text:p>
          </table:table-cell>
        </table:table-row>
        <table:table-row table:style-name="ro12">
          <table:table-cell table:style-name="ce28" office:value-type="string">
            <text:p>129</text:p>
          </table:table-cell>
          <table:table-cell table:style-name="ce28" office:value-type="string">
            <text:p>dimmer2_313</text:p>
          </table:table-cell>
          <table:table-cell table:style-name="ce28"/>
          <table:table-cell table:style-name="ce28" office:value-type="string">
            <text:p>Dimme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2_313</text:p>
          </table:table-cell>
          <table:table-cell table:style-name="ce58" office:value-type="string">
            <text:p>{"range":{"min":"0","max":"1000","step":"10"},"costa":"0.0324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15">
            <text:p>TRUE</text:p>
          </table:table-cell>
        </table:table-row>
        <table:table-row table:style-name="ro12">
          <table:table-cell table:style-name="ce28" office:value-type="string">
            <text:p>130</text:p>
          </table:table-cell>
          <table:table-cell table:style-name="ce28" office:value-type="string">
            <text:p>dimmer3_313</text:p>
          </table:table-cell>
          <table:table-cell table:style-name="ce28"/>
          <table:table-cell table:style-name="ce28" office:value-type="string">
            <text:p>Dimme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3_313</text:p>
          </table:table-cell>
          <table:table-cell table:style-name="ce58" office:value-type="string">
            <text:p>{"range":{"min":"0","max":"1000","step":"10"},"costa":"0.0108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16">
            <text:p>TRUE</text:p>
          </table:table-cell>
        </table:table-row>
        <table:table-row table:style-name="ro12">
          <table:table-cell table:style-name="ce28" office:value-type="string">
            <text:p>131</text:p>
          </table:table-cell>
          <table:table-cell table:style-name="ce28" office:value-type="string">
            <text:p>dimmer4_313</text:p>
          </table:table-cell>
          <table:table-cell table:style-name="ce28"/>
          <table:table-cell table:style-name="ce28" office:value-type="string">
            <text:p>Dimme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4_313</text:p>
          </table:table-cell>
          <table:table-cell table:style-name="ce58" office:value-type="string">
            <text:p>{"range":{"min":"0","max":"1000","step":"10"},"costa":"0.0108","costb":"0"}</text:p>
          </table:table-cell>
          <table:table-cell table:style-name="ce58" office:value-type="string">
            <text:p>[{"operation":{"name":"set_to_lux_level","parameters":[{"name":"luxlevel","value":"0"}]}}]</text:p>
          </table:table-cell>
          <table:table-cell table:style-name="ce72" office:value-type="boolean" office:boolean-value="17">
            <text:p>TRUE</text:p>
          </table:table-cell>
        </table:table-row>
        <table:table-row table:style-name="ro12">
          <table:table-cell table:style-name="ce28" office:value-type="string">
            <text:p>132</text:p>
          </table:table-cell>
          <table:table-cell table:style-name="ce40" office:value-type="string">
            <text:p>blindsheight1_313</text:p>
          </table:table-cell>
          <table:table-cell table:style-name="ce40" office:value-type="string">
            <text:p>Raw</text:p>
          </table:table-cell>
          <table:table-cell table:style-name="ce40" office:value-type="string">
            <text:p>Blinds motor1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3.13</text:p>
          </table:table-cell>
          <table:table-cell table:style-name="ce40" office:value-type="string">
            <text:p>room</text:p>
          </table:table-cell>
          <table:table-cell table:style-name="ce40" office:value-type="string">
            <text:p>blinds</text:p>
          </table:table-cell>
          <table:table-cell table:style-name="ce40" office:value-type="string">
            <text:p>Float</text:p>
          </table:table-cell>
          <table:table-cell table:style-name="ce40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height1_313</text:p>
          </table:table-cell>
          <table:table-cell table:style-name="ce64" office:value-type="string">
            <text:p>{"range":{"min":"0","max":"265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18">
            <text:p>TRUE</text:p>
          </table:table-cell>
        </table:table-row>
        <table:table-row table:style-name="ro12">
          <table:table-cell table:style-name="ce28" office:value-type="string">
            <text:p>133</text:p>
          </table:table-cell>
          <table:table-cell table:style-name="ce28" office:value-type="string">
            <text:p>blindsheight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height2_313</text:p>
          </table:table-cell>
          <table:table-cell table:style-name="ce58" office:value-type="string">
            <text:p>{"range":{"min":"0","max":"265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19">
            <text:p>TRUE</text:p>
          </table:table-cell>
        </table:table-row>
        <table:table-row table:style-name="ro12">
          <table:table-cell table:style-name="ce28" office:value-type="string">
            <text:p>134</text:p>
          </table:table-cell>
          <table:table-cell table:style-name="ce28" office:value-type="string">
            <text:p>blindsheight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height3_313</text:p>
          </table:table-cell>
          <table:table-cell table:style-name="ce58" office:value-type="string">
            <text:p>{"range":{"min":"0","max":"265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20">
            <text:p>TRUE</text:p>
          </table:table-cell>
        </table:table-row>
        <table:table-row table:style-name="ro12">
          <table:table-cell table:style-name="ce28" office:value-type="string">
            <text:p>135</text:p>
          </table:table-cell>
          <table:table-cell table:style-name="ce28" office:value-type="string">
            <text:p>blindsangle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angle1_313</text:p>
          </table:table-cell>
          <table:table-cell table:style-name="ce58" office:value-type="string">
            <text:p>{"range":{"min":"-90","max":"90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21">
            <text:p>TRUE</text:p>
          </table:table-cell>
        </table:table-row>
        <table:table-row table:style-name="ro12">
          <table:table-cell table:style-name="ce28" office:value-type="string">
            <text:p>136</text:p>
          </table:table-cell>
          <table:table-cell table:style-name="ce28" office:value-type="string">
            <text:p>blindsangle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angle2_313</text:p>
          </table:table-cell>
          <table:table-cell table:style-name="ce58" office:value-type="string">
            <text:p>{"range":{"min":"-90","max":"90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22">
            <text:p>TRUE</text:p>
          </table:table-cell>
        </table:table-row>
        <table:table-row table:style-name="ro12">
          <table:table-cell table:style-name="ce28" office:value-type="string">
            <text:p>137</text:p>
          </table:table-cell>
          <table:table-cell table:style-name="ce28" office:value-type="string">
            <text:p>blindsangle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room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angle3_313</text:p>
          </table:table-cell>
          <table:table-cell table:style-name="ce58" office:value-type="string">
            <text:p>{"range":{"min":"-90","max":"90","step":"1"},"costa":"0","costb":"0"}</text:p>
          </table:table-cell>
          <table:table-cell table:style-name="ce58" office:value-type="string">
            <text:p>["none"]</text:p>
          </table:table-cell>
          <table:table-cell table:style-name="ce72" office:value-type="boolean" office:boolean-value="23">
            <text:p>TRUE</text:p>
          </table:table-cell>
        </table:table-row>
        <table:table-row table:style-name="ro14" table:number-rows-repeated="1048435">
          <table:table-cell table:number-columns-repeated="16"/>
        </table:table-row>
        <table:table-row table:style-name="ro14">
          <table:table-cell table:number-columns-repeated="16"/>
        </table:table-row>
      </table:table>
      <table:table table:name="variables_from_marija_original" table:style-name="ta2">
        <office:forms form:automatic-focus="false" form:apply-design-mode="false"/>
        <table:table-column table:style-name="co58" table:default-cell-style-name="ce73"/>
        <table:table-column table:style-name="co59" table:default-cell-style-name="ce73"/>
        <table:table-column table:style-name="co60" table:default-cell-style-name="ce73"/>
        <table:table-column table:style-name="co61" table:default-cell-style-name="ce73"/>
        <table:table-column table:style-name="co58" table:number-columns-repeated="2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66" table:default-cell-style-name="ce74"/>
        <table:table-column table:style-name="co67" table:default-cell-style-name="ce74"/>
        <table:table-column table:style-name="co68" table:default-cell-style-name="ce73"/>
        <table:table-column table:style-name="co69" table:default-cell-style-name="ce75"/>
        <table:table-column table:style-name="co70" table:default-cell-style-name="ce73"/>
        <table:table-column table:style-name="co58" table:number-columns-repeated="1009" table:default-cell-style-name="ce73"/>
        <table:table-row table:style-name="ro19">
          <table:table-cell table:style-name="ce27"/>
          <table:table-cell table:style-name="ce29" office:value-type="string">
            <text:p>Variable</text:p>
          </table:table-cell>
          <table:table-cell table:style-name="ce29" office:value-type="string">
            <text:p>Type - Raw/Ctx</text:p>
          </table:table-cell>
          <table:table-cell table:style-name="ce29" office:value-type="string">
            <text:p>Device</text:p>
          </table:table-cell>
          <table:table-cell table:style-name="ce29" office:value-type="string">
            <text:p>Floor</text:p>
          </table:table-cell>
          <table:table-cell table:style-name="ce29" office:value-type="string">
            <text:p>Room</text:p>
          </table:table-cell>
          <table:table-cell table:style-name="ce29" office:value-type="string">
            <text:p>Cell</text:p>
          </table:table-cell>
          <table:table-cell table:style-name="ce29" office:value-type="string">
            <text:p>Service name</text:p>
          </table:table-cell>
          <table:table-cell table:style-name="ce29" office:value-type="string">
            <text:p>Data type</text:p>
          </table:table-cell>
          <table:table-cell table:style-name="ce29" office:value-type="string">
            <text:p>GW</text:p>
          </table:table-cell>
          <table:table-cell table:style-name="ce43" office:value-type="string">
            <text:p>Port No.</text:p>
          </table:table-cell>
          <table:table-cell table:style-name="ce43" office:value-type="string">
            <text:p>Internal Port No.</text:p>
          </table:table-cell>
          <table:table-cell table:style-name="ce29" office:value-type="string">
            <text:p>Routing key</text:p>
          </table:table-cell>
          <table:table-cell table:style-name="ce54" office:value-type="string">
            <text:p>varDomainStates</text:p>
          </table:table-cell>
          <table:table-cell table:style-name="ce65" office:value-type="string">
            <text:p>Operations</text:p>
          </table:table-cell>
          <table:table-cell table:number-columns-repeated="1009"/>
        </table:table-row>
        <table:table-row table:style-name="ro19">
          <table:table-cell table:style-name="ce27"/>
          <table:table-cell table:style-name="ce30" office:value-type="string">
            <text:p>SENSORS</text:p>
          </table:table-cell>
          <table:table-cell table:style-name="ce41" table:number-columns-repeated="8"/>
          <table:table-cell table:style-name="ce44" table:number-columns-repeated="2"/>
          <table:table-cell table:style-name="ce41" table:number-columns-repeated="2"/>
          <table:table-cell table:style-name="ce71"/>
          <table:table-cell table:number-columns-repeated="1009"/>
        </table:table-row>
        <table:table-row table:style-name="ro12">
          <table:table-cell table:style-name="ce28" office:value-type="string">
            <text:p>1</text:p>
          </table:table-cell>
          <table:table-cell table:style-name="ce31" office:value-type="string">
            <text:p>distance1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1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float" office:value="9000">
            <text:p>9000</text:p>
          </table:table-cell>
          <table:table-cell table:style-name="ce45" office:value-type="string">
            <text:p>5000</text:p>
          </table:table-cell>
          <table:table-cell table:style-name="ce31" office:value-type="string">
            <text:p>potentiaal.floor3.room326.desk1.presence.distance1_326</text:p>
          </table:table-cell>
          <table:table-cell table:style-name="ce55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</text:p>
          </table:table-cell>
          <table:table-cell table:style-name="ce27" office:value-type="string">
            <text:p>distance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float" office:value="9001">
            <text:p>9001</text:p>
          </table:table-cell>
          <table:table-cell table:style-name="ce46" office:value-type="string">
            <text:p>5001</text:p>
          </table:table-cell>
          <table:table-cell table:style-name="ce27" office:value-type="string">
            <text:p>potentiaal.floor3.room326.desk1.presence.distance2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</text:p>
          </table:table-cell>
          <table:table-cell table:style-name="ce27" office:value-type="string">
            <text:p>powerconsumption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 - Computer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02">
            <text:p>9002</text:p>
          </table:table-cell>
          <table:table-cell table:style-name="ce46"/>
          <table:table-cell table:style-name="ce27" office:value-type="string">
            <text:p>potentiaal.floor3.room326.desk1.powerconsumption.powerconsumption1_326</text:p>
          </table:table-cell>
          <table:table-cell table:style-name="ce56" office:value-type="string">
            <text:p>{"range":{"min":"0","max":"65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</text:p>
          </table:table-cell>
          <table:table-cell table:style-name="ce27" office:value-type="string">
            <text:p>powerconsumption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2 - Screen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03">
            <text:p>9003</text:p>
          </table:table-cell>
          <table:table-cell table:style-name="ce46"/>
          <table:table-cell table:style-name="ce27" office:value-type="string">
            <text:p>potentiaal.floor3.room326.desk1.powerconsumption.powerconsumption2_326</text:p>
          </table:table-cell>
          <table:table-cell table:style-name="ce56" office:value-type="string">
            <text:p>{"range":{"min":"0","max":"41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</text:p>
          </table:table-cell>
          <table:table-cell table:style-name="ce27" office:value-type="string">
            <text:p>powerconsumption3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3 - Task Lamp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04">
            <text:p>9004</text:p>
          </table:table-cell>
          <table:table-cell table:style-name="ce46"/>
          <table:table-cell table:style-name="ce27" office:value-type="string">
            <text:p>potentiaal.floor3.room326.desk1.powerconsumption.powerconsumption3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</text:p>
          </table:table-cell>
          <table:table-cell table:style-name="ce27" office:value-type="string">
            <text:p>statuscomputer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 - Computer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1.computer.statuscomputer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7</text:p>
          </table:table-cell>
          <table:table-cell table:style-name="ce27" office:value-type="string">
            <text:p>statusscreen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2 - Screen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03</text:p>
          </table:table-cell>
          <table:table-cell table:style-name="ce27" office:value-type="string">
            <text:p>potentiaal.floor3.room326.desk1.screen.statusscreen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8</text:p>
          </table:table-cell>
          <table:table-cell table:style-name="ce27" office:value-type="string">
            <text:p>statuslamp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3 - Task Lamp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1.lamp.statuslamp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</text:p>
          </table:table-cell>
          <table:table-cell table:style-name="ce27" office:value-type="string">
            <text:p>luxlevel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05">
            <text:p>9005</text:p>
          </table:table-cell>
          <table:table-cell table:style-name="ce46"/>
          <table:table-cell table:style-name="ce27" office:value-type="string">
            <text:p>potentiaal.floor3.room326.desk1.light.luxlevel1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</text:p>
          </table:table-cell>
          <table:table-cell table:style-name="ce27" office:value-type="string">
            <text:p>presence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/USR1+US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06">
            <text:p>9006</text:p>
          </table:table-cell>
          <table:table-cell table:style-name="ce46" office:value-type="string">
            <text:p>5006</text:p>
          </table:table-cell>
          <table:table-cell table:style-name="ce27" office:value-type="string">
            <text:p>potentiaal.floor3.room326.desk1.presence.presence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</text:p>
          </table:table-cell>
          <table:table-cell table:style-name="ce27" office:value-type="string">
            <text:p>computerwork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+PW2/USR1+US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1.computerwork.computerwork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2</text:p>
          </table:table-cell>
          <table:table-cell table:style-name="ce32" office:value-type="string">
            <text:p>deskwork1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1+PW2/USR1+USR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1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1.deskwork.deskwork1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3</text:p>
          </table:table-cell>
          <table:table-cell table:style-name="ce31" office:value-type="string">
            <text:p>distance3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2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string">
            <text:p>9007</text:p>
          </table:table-cell>
          <table:table-cell table:style-name="ce45" office:value-type="string">
            <text:p>5007</text:p>
          </table:table-cell>
          <table:table-cell table:style-name="ce31" office:value-type="string">
            <text:p>potentiaal.floor3.room326.desk2.presence.distance3_326</text:p>
          </table:table-cell>
          <table:table-cell table:style-name="ce55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4</text:p>
          </table:table-cell>
          <table:table-cell table:style-name="ce27" office:value-type="string">
            <text:p>distance4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string">
            <text:p>9008</text:p>
          </table:table-cell>
          <table:table-cell table:style-name="ce46" office:value-type="string">
            <text:p>5008</text:p>
          </table:table-cell>
          <table:table-cell table:style-name="ce27" office:value-type="string">
            <text:p>potentiaal.floor3.room326.desk2.presence.distance4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5</text:p>
          </table:table-cell>
          <table:table-cell table:style-name="ce27" office:value-type="string">
            <text:p>powerconsumption4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4 - Compute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09</text:p>
          </table:table-cell>
          <table:table-cell table:style-name="ce46"/>
          <table:table-cell table:style-name="ce27" office:value-type="string">
            <text:p>potentiaal.floor3.room326.desk2.powerconsumption.powerconsumption4_326</text:p>
          </table:table-cell>
          <table:table-cell table:style-name="ce56" office:value-type="string">
            <text:p>{"range":{"min":"0","max":"85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6</text:p>
          </table:table-cell>
          <table:table-cell table:style-name="ce27" office:value-type="string">
            <text:p>powerconsumption5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5 - Screen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10</text:p>
          </table:table-cell>
          <table:table-cell table:style-name="ce46"/>
          <table:table-cell table:style-name="ce27" office:value-type="string">
            <text:p>potentiaal.floor3.room326.desk2.powerconsumption.powerconsumption5_326</text:p>
          </table:table-cell>
          <table:table-cell table:style-name="ce56" office:value-type="string">
            <text:p>{"range":{"min":"0","max":"41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7</text:p>
          </table:table-cell>
          <table:table-cell table:style-name="ce27" office:value-type="string">
            <text:p>powerconsumption6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6 - Task Lamp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11</text:p>
          </table:table-cell>
          <table:table-cell table:style-name="ce46"/>
          <table:table-cell table:style-name="ce27" office:value-type="string">
            <text:p>potentiaal.floor3.room326.desk2.powerconsumption.powerconsumption6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8</text:p>
          </table:table-cell>
          <table:table-cell table:style-name="ce27" office:value-type="string">
            <text:p>statuscomputer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4 - Computer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2.computer.statuscomputer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9</text:p>
          </table:table-cell>
          <table:table-cell table:style-name="ce27" office:value-type="string">
            <text:p>statusscreen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5 - Screen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10</text:p>
          </table:table-cell>
          <table:table-cell table:style-name="ce27" office:value-type="string">
            <text:p>potentiaal.floor3.room326.desk2.screen.statusscreen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0</text:p>
          </table:table-cell>
          <table:table-cell table:style-name="ce27" office:value-type="string">
            <text:p>statuslamp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6 - Task Lamp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2.lamp.statuslamp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1</text:p>
          </table:table-cell>
          <table:table-cell table:style-name="ce27" office:value-type="string">
            <text:p>luxlevel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12</text:p>
          </table:table-cell>
          <table:table-cell table:style-name="ce46"/>
          <table:table-cell table:style-name="ce27" office:value-type="string">
            <text:p>potentiaal.floor3.room326.desk2.light.luxlevel2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2</text:p>
          </table:table-cell>
          <table:table-cell table:style-name="ce27" office:value-type="string">
            <text:p>presence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2/USR3+US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13</text:p>
          </table:table-cell>
          <table:table-cell table:style-name="ce46" office:value-type="string">
            <text:p>5013</text:p>
          </table:table-cell>
          <table:table-cell table:style-name="ce27" office:value-type="string">
            <text:p>potentiaal.floor3.room326.desk2.presence.presence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3</text:p>
          </table:table-cell>
          <table:table-cell table:style-name="ce27" office:value-type="string">
            <text:p>computerwork2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2+PW5/USR3+US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2.computerwork.computerwork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4</text:p>
          </table:table-cell>
          <table:table-cell table:style-name="ce32" office:value-type="string">
            <text:p>deskwork2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2+PW5/USR3+USR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2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2.deskwork.deskwork2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5</text:p>
          </table:table-cell>
          <table:table-cell table:style-name="ce31" office:value-type="string">
            <text:p>distance5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3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float" office:value="9014">
            <text:p>9014</text:p>
          </table:table-cell>
          <table:table-cell table:style-name="ce45" office:value-type="string">
            <text:p>5014</text:p>
          </table:table-cell>
          <table:table-cell table:style-name="ce31" office:value-type="string">
            <text:p>potentiaal.floor3.room326.desk3.presence.distance5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6</text:p>
          </table:table-cell>
          <table:table-cell table:style-name="ce27" office:value-type="string">
            <text:p>distance6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float" office:value="9015">
            <text:p>9015</text:p>
          </table:table-cell>
          <table:table-cell table:style-name="ce46" office:value-type="string">
            <text:p>5015</text:p>
          </table:table-cell>
          <table:table-cell table:style-name="ce27" office:value-type="string">
            <text:p>potentiaal.floor3.room326.desk3.presence.distance6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7</text:p>
          </table:table-cell>
          <table:table-cell table:style-name="ce27" office:value-type="string">
            <text:p>powerconsumption7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7 - Computer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16">
            <text:p>9016</text:p>
          </table:table-cell>
          <table:table-cell table:style-name="ce46"/>
          <table:table-cell table:style-name="ce27" office:value-type="string">
            <text:p>potentiaal.floor3.room326.desk3.powerconsumption.powerconsumption7_326</text:p>
          </table:table-cell>
          <table:table-cell table:style-name="ce56" office:value-type="string">
            <text:p>{"range":{"min":"0","max":"65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8</text:p>
          </table:table-cell>
          <table:table-cell table:style-name="ce27" office:value-type="string">
            <text:p>powerconsumption8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8 - Screen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17">
            <text:p>9017</text:p>
          </table:table-cell>
          <table:table-cell table:style-name="ce46"/>
          <table:table-cell table:style-name="ce27" office:value-type="string">
            <text:p>potentiaal.floor3.room326.desk3.powerconsumption.powerconsumption8_326</text:p>
          </table:table-cell>
          <table:table-cell table:style-name="ce56" office:value-type="string">
            <text:p>{"range":{"min":"0","max":"22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29</text:p>
          </table:table-cell>
          <table:table-cell table:style-name="ce27" office:value-type="string">
            <text:p>powerconsumption9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9 - Task Lamp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18">
            <text:p>9018</text:p>
          </table:table-cell>
          <table:table-cell table:style-name="ce46"/>
          <table:table-cell table:style-name="ce27" office:value-type="string">
            <text:p>potentiaal.floor3.room326.desk3.powerconsumption.powerconsumption9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0</text:p>
          </table:table-cell>
          <table:table-cell table:style-name="ce27" office:value-type="string">
            <text:p>statuscomputer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7 - Computer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3.computer.statuscomputer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1</text:p>
          </table:table-cell>
          <table:table-cell table:style-name="ce27" office:value-type="string">
            <text:p>statusscreen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8 - Screen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17</text:p>
          </table:table-cell>
          <table:table-cell table:style-name="ce27" office:value-type="string">
            <text:p>potentiaal.floor3.room326.desk3.screen.statusscreen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2</text:p>
          </table:table-cell>
          <table:table-cell table:style-name="ce27" office:value-type="string">
            <text:p>statuslamp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9 - Task Lamp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3.lamp.statuslamp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3</text:p>
          </table:table-cell>
          <table:table-cell table:style-name="ce27" office:value-type="string">
            <text:p>luxlevel3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19">
            <text:p>9019</text:p>
          </table:table-cell>
          <table:table-cell table:style-name="ce46"/>
          <table:table-cell table:style-name="ce27" office:value-type="string">
            <text:p>potentiaal.floor3.room326.desk3.light.luxlevel3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4</text:p>
          </table:table-cell>
          <table:table-cell table:style-name="ce27" office:value-type="string">
            <text:p>presence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3/USR5+USR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20">
            <text:p>9020</text:p>
          </table:table-cell>
          <table:table-cell table:style-name="ce46" office:value-type="string">
            <text:p>5020</text:p>
          </table:table-cell>
          <table:table-cell table:style-name="ce27" office:value-type="string">
            <text:p>potentiaal.floor3.room326.desk3.presence.presence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5</text:p>
          </table:table-cell>
          <table:table-cell table:style-name="ce27" office:value-type="string">
            <text:p>computerwork3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3+PW8/USR5+USR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3.computerwork.computerwork3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6</text:p>
          </table:table-cell>
          <table:table-cell table:style-name="ce32" office:value-type="string">
            <text:p>deskwork3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3+PW8/USR5+USR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3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3.deskwork.deskwork3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7</text:p>
          </table:table-cell>
          <table:table-cell table:style-name="ce31" office:value-type="string">
            <text:p>distance7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USR7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desk4</text:p>
          </table:table-cell>
          <table:table-cell table:style-name="ce31" office:value-type="string">
            <text:p>presence</text:p>
          </table:table-cell>
          <table:table-cell table:style-name="ce31" office:value-type="string">
            <text:p>Integer</text:p>
          </table:table-cell>
          <table:table-cell table:style-name="ce31" office:value-type="string">
            <text:p>USB</text:p>
          </table:table-cell>
          <table:table-cell table:style-name="ce45" office:value-type="float" office:value="9021">
            <text:p>9021</text:p>
          </table:table-cell>
          <table:table-cell table:style-name="ce45" office:value-type="string">
            <text:p>5021</text:p>
          </table:table-cell>
          <table:table-cell table:style-name="ce31" office:value-type="string">
            <text:p>potentiaal.floor3.room326.desk4.presence.distance7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8</text:p>
          </table:table-cell>
          <table:table-cell table:style-name="ce27" office:value-type="string">
            <text:p>distance8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float" office:value="9022">
            <text:p>9022</text:p>
          </table:table-cell>
          <table:table-cell table:style-name="ce46" office:value-type="string">
            <text:p>5022</text:p>
          </table:table-cell>
          <table:table-cell table:style-name="ce27" office:value-type="string">
            <text:p>potentiaal.floor3.room326.desk4.presence.distance8_326</text:p>
          </table:table-cell>
          <table:table-cell table:style-name="ce56" office:value-type="string">
            <text:p>{"range":{"min":"0","max":"10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39</text:p>
          </table:table-cell>
          <table:table-cell table:style-name="ce27" office:value-type="string">
            <text:p>powerconsumption10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0 - Compute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23">
            <text:p>9023</text:p>
          </table:table-cell>
          <table:table-cell table:style-name="ce46"/>
          <table:table-cell table:style-name="ce27" office:value-type="string">
            <text:p>potentiaal.floor3.room326.desk4.powerconsumption.powerconsumption10_326</text:p>
          </table:table-cell>
          <table:table-cell table:style-name="ce56" office:value-type="string">
            <text:p>{"range":{"min":"0","max":"40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0</text:p>
          </table:table-cell>
          <table:table-cell table:style-name="ce27" office:value-type="string">
            <text:p>powerconsumption1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1 - Screen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24">
            <text:p>9024</text:p>
          </table:table-cell>
          <table:table-cell table:style-name="ce46"/>
          <table:table-cell table:style-name="ce27" office:value-type="string">
            <text:p>potentiaal.floor3.room326.desk4.powerconsumption.powerconsumption11_326</text:p>
          </table:table-cell>
          <table:table-cell table:style-name="ce56" office:value-type="string">
            <text:p>{"range":{"min":"0","max":"41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1</text:p>
          </table:table-cell>
          <table:table-cell table:style-name="ce27" office:value-type="string">
            <text:p>powerconsumption1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2 - Task Lamp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float" office:value="9025">
            <text:p>9025</text:p>
          </table:table-cell>
          <table:table-cell table:style-name="ce46"/>
          <table:table-cell table:style-name="ce27" office:value-type="string">
            <text:p>potentiaal.floor3.room326.desk4.powerconsumption.powerconsumption12_326</text:p>
          </table:table-cell>
          <table:table-cell table:style-name="ce56" office:value-type="string">
            <text:p>{"range":{"min":"0","max":"8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2</text:p>
          </table:table-cell>
          <table:table-cell table:style-name="ce27" office:value-type="string">
            <text:p>statuscomputer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0 - Computer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computer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4.computer.statuscomputer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3</text:p>
          </table:table-cell>
          <table:table-cell table:style-name="ce27" office:value-type="string">
            <text:p>statusscreen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1 - Screen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024</text:p>
          </table:table-cell>
          <table:table-cell table:style-name="ce27" office:value-type="string">
            <text:p>potentiaal.floor3.room326.desk4.screen.statusscreen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4</text:p>
          </table:table-cell>
          <table:table-cell table:style-name="ce27" office:value-type="string">
            <text:p>statuslamp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lugwise12 - Task Lamp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4.lamp.statuslamp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5</text:p>
          </table:table-cell>
          <table:table-cell table:style-name="ce27" office:value-type="string">
            <text:p>luxlevel4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Lux sensor 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ligh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26">
            <text:p>9026</text:p>
          </table:table-cell>
          <table:table-cell table:style-name="ce46"/>
          <table:table-cell table:style-name="ce27" office:value-type="string">
            <text:p>potentiaal.floor3.room326.desk4.light.luxlevel4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6</text:p>
          </table:table-cell>
          <table:table-cell table:style-name="ce27" office:value-type="string">
            <text:p>presence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4/USR7+USR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float" office:value="9027">
            <text:p>9027</text:p>
          </table:table-cell>
          <table:table-cell table:style-name="ce46" office:value-type="string">
            <text:p>5027</text:p>
          </table:table-cell>
          <table:table-cell table:style-name="ce27" office:value-type="string">
            <text:p>potentiaal.floor3.room326.desk4.presence.presence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7</text:p>
          </table:table-cell>
          <table:table-cell table:style-name="ce27" office:value-type="string">
            <text:p>computerwork4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4+PW11/USR7+USR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.26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computerwork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desk4.computerwork.computerwork4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8</text:p>
          </table:table-cell>
          <table:table-cell table:style-name="ce32" office:value-type="string">
            <text:p>deskwork4_326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4+PW11/USR7+USR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.26">
            <text:p>3.26</text:p>
          </table:table-cell>
          <table:table-cell table:style-name="ce32" office:value-type="string">
            <text:p>desk4</text:p>
          </table:table-cell>
          <table:table-cell table:style-name="ce32" office:value-type="string">
            <text:p>deskwork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26.desk4.deskwork.deskwork4_326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49</text:p>
          </table:table-cell>
          <table:table-cell table:style-name="ce31" office:value-type="string">
            <text:p>door1_326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Switch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6">
            <text:p>3.26</text:p>
          </table:table-cell>
          <table:table-cell table:style-name="ce31" office:value-type="string">
            <text:p>- (room)</text:p>
          </table:table-cell>
          <table:table-cell table:style-name="ce31" office:value-type="string">
            <text:p>door</text:p>
          </table:table-cell>
          <table:table-cell table:style-name="ce31" office:value-type="string">
            <text:p>Boolean</text:p>
          </table:table-cell>
          <table:table-cell table:style-name="ce31" office:value-type="string">
            <text:p>EnOcean dongle</text:p>
          </table:table-cell>
          <table:table-cell table:style-name="ce45" office:value-type="string">
            <text:p>9028</text:p>
          </table:table-cell>
          <table:table-cell table:style-name="ce45"/>
          <table:table-cell table:style-name="ce31" office:value-type="string">
            <text:p>potentiaal.floor3.room326.room.door.door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0</text:p>
          </table:table-cell>
          <table:table-cell table:style-name="ce27" office:value-type="string">
            <text:p>window1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- (room)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29</text:p>
          </table:table-cell>
          <table:table-cell table:style-name="ce46"/>
          <table:table-cell table:style-name="ce27" office:value-type="string">
            <text:p>potentiaal.floor3.room326.room.window.window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1</text:p>
          </table:table-cell>
          <table:table-cell table:style-name="ce27" office:value-type="string">
            <text:p>window2_326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- (room)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30</text:p>
          </table:table-cell>
          <table:table-cell table:style-name="ce46"/>
          <table:table-cell table:style-name="ce27" office:value-type="string">
            <text:p>potentiaal.floor3.room326.room.window.window2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2</text:p>
          </table:table-cell>
          <table:table-cell table:style-name="ce28" office:value-type="string">
            <text:p>luxlevelout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5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31</text:p>
          </table:table-cell>
          <table:table-cell table:style-name="ce48"/>
          <table:table-cell table:style-name="ce28" office:value-type="string">
            <text:p>potentiaal.floor3.room326.room.light.luxlevelout1_326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3</text:p>
          </table:table-cell>
          <table:table-cell table:style-name="ce27" office:value-type="string">
            <text:p>presenceroom1_326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+PIR2+PIR3+PIR4/USR1-USR8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- (room)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26.room.presence.presenceroom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4</text:p>
          </table:table-cell>
          <table:table-cell table:style-name="ce28" office:value-type="string">
            <text:p>motionout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32</text:p>
          </table:table-cell>
          <table:table-cell table:style-name="ce48"/>
          <table:table-cell table:style-name="ce28" office:value-type="string">
            <text:p>potentiaal.floor3.room326.room.presence.motionout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5</text:p>
          </table:table-cell>
          <table:table-cell table:style-name="ce28" office:value-type="string">
            <text:p>motionin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33</text:p>
          </table:table-cell>
          <table:table-cell table:style-name="ce48"/>
          <table:table-cell table:style-name="ce28" office:value-type="string">
            <text:p>potentiaal.floor3.room326.room.presence.motionin1_326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6</text:p>
          </table:table-cell>
          <table:table-cell table:style-name="ce28" office:value-type="string">
            <text:p>numberofpeople1_326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4002/4003</text:p>
          </table:table-cell>
          <table:table-cell table:style-name="ce28" office:value-type="string">
            <text:p>potentiaal.floor3.room326.room.presence.numberofpeople1_326</text:p>
          </table:table-cell>
          <table:table-cell table:style-name="ce56" office:value-type="string">
            <text:p>{"range":{"min":"0","max":"1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57</text:p>
          </table:table-cell>
          <table:table-cell table:style-name="ce28" office:value-type="string">
            <text:p>lightpowerconsumption1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34</text:p>
          </table:table-cell>
          <table:table-cell table:style-name="ce48"/>
          <table:table-cell table:style-name="ce28" office:value-type="string">
            <text:p>potentiaal.floor3.room326.room.light.lightpowerconsumption1_326</text:p>
          </table:table-cell>
          <table:table-cell table:style-name="ce58" office:value-type="string">
            <text:p>{"range":{"min":"0","max":"288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58</text:p>
          </table:table-cell>
          <table:table-cell table:style-name="ce28" office:value-type="string">
            <text:p>lightpowerconsumption2_326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35</text:p>
          </table:table-cell>
          <table:table-cell table:style-name="ce48"/>
          <table:table-cell table:style-name="ce28" office:value-type="string">
            <text:p>potentiaal.floor3.room326.room.light.lightpowerconsumption2_326</text:p>
          </table:table-cell>
          <table:table-cell table:style-name="ce58" office:value-type="string">
            <text:p>{"range":{"min":"0","max":"252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59</text:p>
          </table:table-cell>
          <table:table-cell table:style-name="ce33" office:value-type="string">
            <text:p>statuslightswitch1_326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1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26</text:p>
          </table:table-cell>
          <table:table-cell table:style-name="ce33" office:value-type="string">
            <text:p>- (room)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36</text:p>
          </table:table-cell>
          <table:table-cell table:style-name="ce49"/>
          <table:table-cell table:style-name="ce33" office:value-type="string">
            <text:p>potentiaal.floor3.room326.room.light.statuslightswitch1_326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0</text:p>
          </table:table-cell>
          <table:table-cell table:style-name="ce33" office:value-type="string">
            <text:p>statuslightswitch2_326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2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26</text:p>
          </table:table-cell>
          <table:table-cell table:style-name="ce33" office:value-type="string">
            <text:p>- (room)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37</text:p>
          </table:table-cell>
          <table:table-cell table:style-name="ce49"/>
          <table:table-cell table:style-name="ce33" office:value-type="string">
            <text:p>potentiaal.floor3.room326.room.light.statuslightswitch2_326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1</text:p>
          </table:table-cell>
          <table:table-cell table:style-name="ce28" office:value-type="string">
            <text:p>statuslights1_326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9062</text:p>
          </table:table-cell>
          <table:table-cell table:style-name="ce48"/>
          <table:table-cell table:style-name="ce28" office:value-type="string">
            <text:p>potentiaal.floor3.room326.room.light.statuslights1_326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62</text:p>
          </table:table-cell>
          <table:table-cell table:style-name="ce34" office:value-type="string">
            <text:p>statuslights2_326</text:p>
          </table:table-cell>
          <table:table-cell table:style-name="ce34" office:value-type="string">
            <text:p>Context</text:p>
          </table:table-cell>
          <table:table-cell table:style-name="ce34" office:value-type="string">
            <text:p>Light power meter 2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3.26</text:p>
          </table:table-cell>
          <table:table-cell table:style-name="ce34" office:value-type="string">
            <text:p>- (room)</text:p>
          </table:table-cell>
          <table:table-cell table:style-name="ce34" office:value-type="string">
            <text:p>light</text:p>
          </table:table-cell>
          <table:table-cell table:style-name="ce34" office:value-type="string">
            <text:p>Boolean</text:p>
          </table:table-cell>
          <table:table-cell table:style-name="ce34" office:value-type="string">
            <text:p>-</text:p>
          </table:table-cell>
          <table:table-cell table:style-name="ce50" office:value-type="string">
            <text:p>9063</text:p>
          </table:table-cell>
          <table:table-cell table:style-name="ce50"/>
          <table:table-cell table:style-name="ce34" office:value-type="string">
            <text:p>potentiaal.floor3.room326.room.light.statuslights2_326</text:p>
          </table:table-cell>
          <table:table-cell table:style-name="ce60" office:value-type="string">
            <text:p>{"states":[{"name":"false","cost":"0"},{"name":"true","cost":"0"}]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63</text:p>
          </table:table-cell>
          <table:table-cell table:style-name="ce31" office:value-type="string">
            <text:p>door1_313</text:p>
          </table:table-cell>
          <table:table-cell table:style-name="ce31" office:value-type="string">
            <text:p>Raw</text:p>
          </table:table-cell>
          <table:table-cell table:style-name="ce31" office:value-type="string">
            <text:p>Switch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.13</text:p>
          </table:table-cell>
          <table:table-cell table:style-name="ce31" office:value-type="string">
            <text:p>-(room)</text:p>
          </table:table-cell>
          <table:table-cell table:style-name="ce31" office:value-type="string">
            <text:p>door</text:p>
          </table:table-cell>
          <table:table-cell table:style-name="ce31" office:value-type="string">
            <text:p>Boolean</text:p>
          </table:table-cell>
          <table:table-cell table:style-name="ce31" office:value-type="string">
            <text:p>EnOcean dongle</text:p>
          </table:table-cell>
          <table:table-cell table:style-name="ce45" office:value-type="string">
            <text:p>9038</text:p>
          </table:table-cell>
          <table:table-cell table:style-name="ce45"/>
          <table:table-cell table:style-name="ce31" office:value-type="string">
            <text:p>potentiaal.floor3.room313.room.door.door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4</text:p>
          </table:table-cell>
          <table:table-cell table:style-name="ce27" office:value-type="string">
            <text:p>window1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-(room)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39</text:p>
          </table:table-cell>
          <table:table-cell table:style-name="ce46"/>
          <table:table-cell table:style-name="ce27" office:value-type="string">
            <text:p>potentiaal.floor3.room313.room.window.window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5</text:p>
          </table:table-cell>
          <table:table-cell table:style-name="ce27" office:value-type="string">
            <text:p>window2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Switch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-(room)</text:p>
          </table:table-cell>
          <table:table-cell table:style-name="ce27" office:value-type="string">
            <text:p>window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40</text:p>
          </table:table-cell>
          <table:table-cell table:style-name="ce46"/>
          <table:table-cell table:style-name="ce27" office:value-type="string">
            <text:p>potentiaal.floor3.room313.room.window.window2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6</text:p>
          </table:table-cell>
          <table:table-cell table:style-name="ce27" office:value-type="string">
            <text:p>distance1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USR1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-(room)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USB</text:p>
          </table:table-cell>
          <table:table-cell table:style-name="ce46" office:value-type="string">
            <text:p>9041</text:p>
          </table:table-cell>
          <table:table-cell table:style-name="ce46"/>
          <table:table-cell table:style-name="ce27" office:value-type="string">
            <text:p>potentiaal.floor3.room313.room.presence.distance1_313</text:p>
          </table:table-cell>
          <table:table-cell table:style-name="ce56" office:value-type="string">
            <text:p>{"range":{"min":"0","max":"15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7</text:p>
          </table:table-cell>
          <table:table-cell table:style-name="ce28" office:value-type="string">
            <text:p>luxlevel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6" office:value-type="string">
            <text:p>9042</text:p>
          </table:table-cell>
          <table:table-cell table:style-name="ce46"/>
          <table:table-cell table:style-name="ce28" office:value-type="string">
            <text:p>potentiaal.floor3.room313.room.light.luxlevel1_313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8</text:p>
          </table:table-cell>
          <table:table-cell table:style-name="ce28" office:value-type="string">
            <text:p>luxlevelout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6" office:value-type="string">
            <text:p>9043</text:p>
          </table:table-cell>
          <table:table-cell table:style-name="ce46"/>
          <table:table-cell table:style-name="ce28" office:value-type="string">
            <text:p>potentiaal.floor3.room313.room.light.luxlevelout1_313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69</text:p>
          </table:table-cell>
          <table:table-cell table:style-name="ce28" office:value-type="string">
            <text:p>luxlevelout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ux sensor 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EnOcean dongle</text:p>
          </table:table-cell>
          <table:table-cell table:style-name="ce46" office:value-type="string">
            <text:p>9044</text:p>
          </table:table-cell>
          <table:table-cell table:style-name="ce46"/>
          <table:table-cell table:style-name="ce28" office:value-type="string">
            <text:p>potentiaal.floor3.room313.room.light.luxlevelout2_313</text:p>
          </table:table-cell>
          <table:table-cell table:style-name="ce56" office:value-type="string">
            <text:p>{"range":{"min":"0","max":"3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70</text:p>
          </table:table-cell>
          <table:table-cell table:style-name="ce27" office:value-type="string">
            <text:p>powerconsumption1_313</text:p>
          </table:table-cell>
          <table:table-cell table:style-name="ce27" office:value-type="string">
            <text:p>Raw</text:p>
          </table:table-cell>
          <table:table-cell table:style-name="ce27" office:value-type="string">
            <text:p>Plugwise1 - Beamer 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-(room)</text:p>
          </table:table-cell>
          <table:table-cell table:style-name="ce27" office:value-type="string">
            <text:p>powerconsumption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9045</text:p>
          </table:table-cell>
          <table:table-cell table:style-name="ce46"/>
          <table:table-cell table:style-name="ce27" office:value-type="string">
            <text:p>potentiaal.floor3.room313.room.powerconsumption.powerconsumption1_313</text:p>
          </table:table-cell>
          <table:table-cell table:style-name="ce56" office:value-type="string">
            <text:p>{"range":{"min":"0","max":"252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71</text:p>
          </table:table-cell>
          <table:table-cell table:style-name="ce28" office:value-type="string">
            <text:p>powerconsumption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Plugwise2 - HVAC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powerconsumption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Plugwise dongle</text:p>
          </table:table-cell>
          <table:table-cell table:style-name="ce46" office:value-type="string">
            <text:p>9046</text:p>
          </table:table-cell>
          <table:table-cell table:style-name="ce46"/>
          <table:table-cell table:style-name="ce28" office:value-type="string">
            <text:p>potentiaal.floor3.room313.room.powerconsumption.powerconsumption2_313</text:p>
          </table:table-cell>
          <table:table-cell table:style-name="ce56" office:value-type="string">
            <text:p>{"range":{"min":"0","max":"1320","step":"0.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72</text:p>
          </table:table-cell>
          <table:table-cell table:style-name="ce28" office:value-type="string">
            <text:p>powerconsumption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Plugwise3 - HVAC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powerconsumption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Plugwise dongle</text:p>
          </table:table-cell>
          <table:table-cell table:style-name="ce48" office:value-type="string">
            <text:p>9047</text:p>
          </table:table-cell>
          <table:table-cell table:style-name="ce48"/>
          <table:table-cell table:style-name="ce28" office:value-type="string">
            <text:p>potentiaal.floor3.room313.room.powerconsumption.powerconsumption3_313</text:p>
          </table:table-cell>
          <table:table-cell table:style-name="ce58" office:value-type="string">
            <text:p>{"range":{"min":"0","max":"1320","step":"0.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73</text:p>
          </table:table-cell>
          <table:table-cell table:style-name="ce28" office:value-type="string">
            <text:p>statusbeamer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Plugwise2 - Beam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beamer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beamer.statusbeamer1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74</text:p>
          </table:table-cell>
          <table:table-cell table:style-name="ce28" office:value-type="string">
            <text:p>statushvac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Plugwise2 - HVAC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hvac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vac.statushvac1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75</text:p>
          </table:table-cell>
          <table:table-cell table:style-name="ce28" office:value-type="string">
            <text:p>statushvac2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Plugwise3 - HVAC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hvac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vac.statushvac2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7">
          <table:table-cell table:style-name="ce28" office:value-type="string">
            <text:p>76</text:p>
          </table:table-cell>
          <table:table-cell table:style-name="ce35" office:value-type="string">
            <text:p>energybalance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energybalance_313</text:p>
          </table:table-cell>
          <table:table-cell table:style-name="ce61" office:value-type="string">
            <text:p>{"range":{"min":"-10000","max":"1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7">
          <table:table-cell table:style-name="ce28" office:value-type="string">
            <text:p>77</text:p>
          </table:table-cell>
          <table:table-cell table:style-name="ce35" office:value-type="string">
            <text:p>heatlosses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heatlosses_313</text:p>
          </table:table-cell>
          <table:table-cell table:style-name="ce61" office:value-type="string">
            <text:p>{"range":{"min":"-10000","max":"1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7">
          <table:table-cell table:style-name="ce28" office:value-type="string">
            <text:p>78</text:p>
          </table:table-cell>
          <table:table-cell table:style-name="ce35" office:value-type="string">
            <text:p>hvac_heat_production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hvac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hvac_heat_production_313</text:p>
          </table:table-cell>
          <table:table-cell table:style-name="ce61" office:value-type="string">
            <text:p>{"range":{"min":"-10000","max":"10000","step":"1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7">
          <table:table-cell table:style-name="ce28" office:value-type="string">
            <text:p>79</text:p>
          </table:table-cell>
          <table:table-cell table:style-name="ce35" office:value-type="string">
            <text:p>statuspolicy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Boolean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statuspolicy_313</text:p>
          </table:table-cell>
          <table:table-cell table:style-name="ce61" office:value-type="string">
            <text:p>{"states":[{"name":"economy","cost":"0"},{"name":"comfort","cost":"1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7">
          <table:table-cell table:style-name="ce28" office:value-type="string">
            <text:p>80</text:p>
          </table:table-cell>
          <table:table-cell table:style-name="ce35" office:value-type="string">
            <text:p>statustemperature_mean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temperature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statustemperature_mean_313</text:p>
          </table:table-cell>
          <table:table-cell table:style-name="ce61" office:value-type="string">
            <text:p>{"range":{"min":"16","max":"27","step":"0.1"},"costa":"0","costb":"1","states":[{"name":"99", "cost":"0"}]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7">
          <table:table-cell table:style-name="ce28" office:value-type="string">
            <text:p>81</text:p>
          </table:table-cell>
          <table:table-cell table:style-name="ce35" office:value-type="string">
            <text:p>statuspmv_313</text:p>
          </table:table-cell>
          <table:table-cell table:style-name="ce35" office:value-type="string">
            <text:p>Context</text:p>
          </table:table-cell>
          <table:table-cell table:style-name="ce35" office:value-type="string">
            <text:p>TFA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energyconsumption</text:p>
          </table:table-cell>
          <table:table-cell table:style-name="ce35" office:value-type="string">
            <text:p>Float</text:p>
          </table:table-cell>
          <table:table-cell table:number-columns-repeated="2" table:style-name="ce35" office:value-type="string">
            <text:p>-</text:p>
          </table:table-cell>
          <table:table-cell table:style-name="ce35"/>
          <table:table-cell table:style-name="ce35" office:value-type="string">
            <text:p>potentiaal.floor3.room313.room.statuspmv_313</text:p>
          </table:table-cell>
          <table:table-cell table:style-name="ce61" office:value-type="string">
            <text:p>{"range":{"min":"-2","max":"2","step":"0.1"},"costa":"0","costb":"1","states":[{"name":"99", "cost":"0"}]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82</text:p>
          </table:table-cell>
          <table:table-cell table:style-name="ce28" office:value-type="string">
            <text:p>lightpowerconsumption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48</text:p>
          </table:table-cell>
          <table:table-cell table:style-name="ce48"/>
          <table:table-cell table:style-name="ce28" office:value-type="string">
            <text:p>potentiaal.floor3.room313.room.light.lightpowerconsumption1_313</text:p>
          </table:table-cell>
          <table:table-cell table:style-name="ce58" office:value-type="string">
            <text:p>{"range":{"min":"0","max":"396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83</text:p>
          </table:table-cell>
          <table:table-cell table:style-name="ce28" office:value-type="string">
            <text:p>lightpowerconsumption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Light power mete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9049</text:p>
          </table:table-cell>
          <table:table-cell table:style-name="ce48"/>
          <table:table-cell table:style-name="ce28" office:value-type="string">
            <text:p>potentiaal.floor3.room313.room.light.lightpowerconsumption2_313</text:p>
          </table:table-cell>
          <table:table-cell table:style-name="ce58" office:value-type="string">
            <text:p>{"range":{"min":"0","max":"360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84</text:p>
          </table:table-cell>
          <table:table-cell table:style-name="ce33" office:value-type="string">
            <text:p>statuslightswitch1_313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1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13</text:p>
          </table:table-cell>
          <table:table-cell table:style-name="ce33" office:value-type="string">
            <text:p>- (room)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50</text:p>
          </table:table-cell>
          <table:table-cell table:style-name="ce49"/>
          <table:table-cell table:style-name="ce33" office:value-type="string">
            <text:p>potentiaal.floor3.room313.room.light.statuslightswitch1_313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85</text:p>
          </table:table-cell>
          <table:table-cell table:style-name="ce33" office:value-type="string">
            <text:p>statuslightswitch2_313</text:p>
          </table:table-cell>
          <table:table-cell table:style-name="ce33" office:value-type="string">
            <text:p>Raw</text:p>
          </table:table-cell>
          <table:table-cell table:style-name="ce33" office:value-type="string">
            <text:p>Light switch 2 (states: 0, 1, 2)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3.13</text:p>
          </table:table-cell>
          <table:table-cell table:style-name="ce33" office:value-type="string">
            <text:p>- (room)</text:p>
          </table:table-cell>
          <table:table-cell table:style-name="ce33" office:value-type="string">
            <text:p>light</text:p>
          </table:table-cell>
          <table:table-cell table:style-name="ce33" office:value-type="string">
            <text:p>Integer</text:p>
          </table:table-cell>
          <table:table-cell table:style-name="ce33" office:value-type="string">
            <text:p>EnOcean dongle</text:p>
          </table:table-cell>
          <table:table-cell table:style-name="ce49" office:value-type="string">
            <text:p>9051</text:p>
          </table:table-cell>
          <table:table-cell table:style-name="ce49"/>
          <table:table-cell table:style-name="ce33" office:value-type="string">
            <text:p>potentiaal.floor3.room313.room.light.statuslightswitch2_313</text:p>
          </table:table-cell>
          <table:table-cell table:style-name="ce59" office:value-type="string">
            <text:p>{"states":[{"name":"0","cost":"0"},{"name":"1","cost":"0"},{"name":"2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86</text:p>
          </table:table-cell>
          <table:table-cell table:style-name="ce28" office:value-type="string">
            <text:p>statuslights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Light power mete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9064</text:p>
          </table:table-cell>
          <table:table-cell table:style-name="ce48"/>
          <table:table-cell table:style-name="ce28" office:value-type="string">
            <text:p>potentiaal.floor3.room313.room.light.statuslights1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87</text:p>
          </table:table-cell>
          <table:table-cell table:style-name="ce28" office:value-type="string">
            <text:p>statuslights2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Light power mete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9065</text:p>
          </table:table-cell>
          <table:table-cell table:style-name="ce48"/>
          <table:table-cell table:style-name="ce28" office:value-type="string">
            <text:p>potentiaal.floor3.room313.room.light.statuslights2_313</text:p>
          </table:table-cell>
          <table:table-cell table:style-name="ce58" office:value-type="string">
            <text:p>{"states":[{"name":"false","cost":"0"},{"name":"true","cost":"0"}]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88</text:p>
          </table:table-cell>
          <table:table-cell table:style-name="ce28" office:value-type="string">
            <text:p>temperature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1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89</text:p>
          </table:table-cell>
          <table:table-cell table:style-name="ce28" office:value-type="string">
            <text:p>temperature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2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0</text:p>
          </table:table-cell>
          <table:table-cell table:style-name="ce28" office:value-type="string">
            <text:p>temperature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3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1</text:p>
          </table:table-cell>
          <table:table-cell table:style-name="ce28" office:value-type="string">
            <text:p>temperature4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temperature4_313</text:p>
          </table:table-cell>
          <table:table-cell table:style-name="ce62" office:value-type="string">
            <text:p>{"range":{"min":"-10","max":"80","step":"0.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2</text:p>
          </table:table-cell>
          <table:table-cell table:style-name="ce28" office:value-type="string">
            <text:p>outdoortemperature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9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temperature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temperature.outdoortemperature1_313</text:p>
          </table:table-cell>
          <table:table-cell table:style-name="ce56" office:value-type="string">
            <text:p>{"range":{"min":"-10","max":"80","step":"0.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3</text:p>
          </table:table-cell>
          <table:table-cell table:style-name="ce28" office:value-type="string">
            <text:p>humidity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1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4</text:p>
          </table:table-cell>
          <table:table-cell table:style-name="ce28" office:value-type="string">
            <text:p>humidity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2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5</text:p>
          </table:table-cell>
          <table:table-cell table:style-name="ce28" office:value-type="string">
            <text:p>humidity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3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6</text:p>
          </table:table-cell>
          <table:table-cell table:style-name="ce28" office:value-type="string">
            <text:p>humidity4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humidity4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7</text:p>
          </table:table-cell>
          <table:table-cell table:style-name="ce28" office:value-type="string">
            <text:p>outdoorhumidity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Temperature &amp; humidity sensor9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humidity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humidity.outdoorhumidity1_313</text:p>
          </table:table-cell>
          <table:table-cell table:style-name="ce56" office:value-type="string">
            <text:p>{"range":{"min":"0","max":"100","step":"3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8</text:p>
          </table:table-cell>
          <table:table-cell table:style-name="ce28" office:value-type="string">
            <text:p>co2level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CO2 sensor 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co2level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co2level.co2level1_313</text:p>
          </table:table-cell>
          <table:table-cell table:style-name="ce56" office:value-type="string">
            <text:p>{"range":{"min":"100","max":"3000","step":"10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99</text:p>
          </table:table-cell>
          <table:table-cell table:style-name="ce28" office:value-type="string">
            <text:p>outdoorco2level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CO2 sensor 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co2level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Advantic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28" office:value-type="string">
            <text:p>potentiaal.floor3.room313.room.co2level.outdoorco2level1_313</text:p>
          </table:table-cell>
          <table:table-cell table:style-name="ce56" office:value-type="string">
            <text:p>{"range":{"min":"100","max":"3000","step":"100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0</text:p>
          </table:table-cell>
          <table:table-cell table:style-name="ce27" office:value-type="string">
            <text:p>presence1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area1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58</text:p>
          </table:table-cell>
          <table:table-cell table:style-name="ce46"/>
          <table:table-cell table:style-name="ce27" office:value-type="string">
            <text:p>potentiaal.floor3.room313.area1.presence.presence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1</text:p>
          </table:table-cell>
          <table:table-cell table:style-name="ce27" office:value-type="string">
            <text:p>presence2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2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area2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9059</text:p>
          </table:table-cell>
          <table:table-cell table:style-name="ce46"/>
          <table:table-cell table:style-name="ce27" office:value-type="string">
            <text:p>potentiaal.floor3.room313.area2.presence.presence2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2</text:p>
          </table:table-cell>
          <table:table-cell table:style-name="ce27" office:value-type="string">
            <text:p>presence3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USR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- (room)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USB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13.room.presence.presence3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3</text:p>
          </table:table-cell>
          <table:table-cell table:style-name="ce27" office:value-type="string">
            <text:p>presenceroom1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IR1+PIR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- (room)</text:p>
          </table:table-cell>
          <table:table-cell table:style-name="ce27" office:value-type="string">
            <text:p>presenc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EnOcean dongle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13.room.presence.presenceroom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4</text:p>
          </table:table-cell>
          <table:table-cell table:style-name="ce28" office:value-type="string">
            <text:p>motionout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60</text:p>
          </table:table-cell>
          <table:table-cell table:style-name="ce48"/>
          <table:table-cell table:style-name="ce28" office:value-type="string">
            <text:p>potentiaal.floor3.room313.room.presence.motionout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5</text:p>
          </table:table-cell>
          <table:table-cell table:style-name="ce28" office:value-type="string">
            <text:p>motionin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9061</text:p>
          </table:table-cell>
          <table:table-cell table:style-name="ce48"/>
          <table:table-cell table:style-name="ce28" office:value-type="string">
            <text:p>potentiaal.floor3.room313.room.presence.motionin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6</text:p>
          </table:table-cell>
          <table:table-cell table:style-name="ce28" office:value-type="string">
            <text:p>numberofpeople1_313</text:p>
          </table:table-cell>
          <table:table-cell table:style-name="ce28" office:value-type="string">
            <text:p>Context</text:p>
          </table:table-cell>
          <table:table-cell table:style-name="ce28" office:value-type="string">
            <text:p>GAUSS node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presence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USB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4000/4001</text:p>
          </table:table-cell>
          <table:table-cell table:style-name="ce28" office:value-type="string">
            <text:p>potentiaal.floor3.room313.room.presence.numberofpeople1_313</text:p>
          </table:table-cell>
          <table:table-cell table:style-name="ce56" office:value-type="string">
            <text:p>{"range":{"min":"0","max":"50","step":"1"},"costa":"0","costb":"0"}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7</text:p>
          </table:table-cell>
          <table:table-cell table:style-name="ce27" office:value-type="string">
            <text:p>presentation1_313</text:p>
          </table:table-cell>
          <table:table-cell table:style-name="ce27" office:value-type="string">
            <text:p>Context</text:p>
          </table:table-cell>
          <table:table-cell table:style-name="ce27" office:value-type="string">
            <text:p>PW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13</text:p>
          </table:table-cell>
          <table:table-cell table:style-name="ce27" office:value-type="string">
            <text:p>- (room)</text:p>
          </table:table-cell>
          <table:table-cell table:style-name="ce27" office:value-type="string">
            <text:p>meeting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7" office:value-type="string">
            <text:p>potentiaal.floor3.room313.room.meeting.presentation1_313</text:p>
          </table:table-cell>
          <table:table-cell table:style-name="ce56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08</text:p>
          </table:table-cell>
          <table:table-cell table:style-name="ce32" office:value-type="string">
            <text:p>brainstorming1_313</text:p>
          </table:table-cell>
          <table:table-cell table:style-name="ce32" office:value-type="string">
            <text:p>Context</text:p>
          </table:table-cell>
          <table:table-cell table:style-name="ce32" office:value-type="string">
            <text:p>PIR1+PIR2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3.13</text:p>
          </table:table-cell>
          <table:table-cell table:style-name="ce32" office:value-type="string">
            <text:p>- (room)</text:p>
          </table:table-cell>
          <table:table-cell table:style-name="ce32" office:value-type="string">
            <text:p>meeting</text:p>
          </table:table-cell>
          <table:table-cell table:style-name="ce32" office:value-type="string">
            <text:p>Boolean</text:p>
          </table:table-cell>
          <table:table-cell table:style-name="ce3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32" office:value-type="string">
            <text:p>potentiaal.floor3.room313.room.meeting.brainstorming1_313</text:p>
          </table:table-cell>
          <table:table-cell table:style-name="ce57" office:value-type="string">
            <text:p>{"states":[{"name":"false","cost":"0"},{"name":"true","cost":"0"}]</text:p>
          </table:table-cell>
          <table:table-cell table:style-name="ce27" office:value-type="string">
            <text:p>["none"]</text:p>
          </table:table-cell>
          <table:table-cell table:number-columns-repeated="1009"/>
        </table:table-row>
        <table:table-row table:style-name="ro19">
          <table:table-cell table:style-name="ce28"/>
          <table:table-cell table:style-name="ce36" office:value-type="string">
            <text:p>ACTUATORS</text:p>
          </table:table-cell>
          <table:table-cell table:style-name="ce42" table:number-columns-repeated="8"/>
          <table:table-cell table:style-name="ce51" table:number-columns-repeated="2"/>
          <table:table-cell table:style-name="ce42" table:number-columns-repeated="3"/>
          <table:table-cell table:number-columns-repeated="1009"/>
        </table:table-row>
        <table:table-row table:style-name="ro12">
          <table:table-cell table:style-name="ce28" office:value-type="string">
            <text:p>109</text:p>
          </table:table-cell>
          <table:table-cell table:style-name="ce37" office:value-type="string">
            <text:p>screen1_326</text:p>
          </table:table-cell>
          <table:table-cell table:style-name="ce31"/>
          <table:table-cell table:style-name="ce37" office:value-type="string">
            <text:p>Plugwise2 - Screen1</text:p>
          </table:table-cell>
          <table:table-cell table:style-name="ce31" office:value-type="string">
            <text:p>3</text:p>
          </table:table-cell>
          <table:table-cell table:style-name="ce31" office:value-type="string">
            <text:p>3.26</text:p>
          </table:table-cell>
          <table:table-cell table:style-name="ce31" office:value-type="string">
            <text:p>desk1</text:p>
          </table:table-cell>
          <table:table-cell table:style-name="ce31" office:value-type="string">
            <text:p>screen</text:p>
          </table:table-cell>
          <table:table-cell table:style-name="ce31" office:value-type="string">
            <text:p>Boolean</text:p>
          </table:table-cell>
          <table:table-cell table:style-name="ce31" office:value-type="string">
            <text:p>Plugwise dongle</text:p>
          </table:table-cell>
          <table:table-cell table:style-name="ce45" office:value-type="string">
            <text:p>REST</text:p>
          </table:table-cell>
          <table:table-cell table:style-name="ce45"/>
          <table:table-cell table:style-name="ce40" office:value-type="string">
            <text:p>potentiaal.floor3.floor.actuators.screen.screen1_326</text:p>
          </table:table-cell>
          <table:table-cell table:style-name="ce56" office:value-type="string">
            <text:p>{"states":[{"name":"false","cost":"0"},{"name":"true","cost":"41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0</text:p>
          </table:table-cell>
          <table:table-cell table:style-name="ce38" office:value-type="string">
            <text:p>lamp1_326</text:p>
          </table:table-cell>
          <table:table-cell table:style-name="ce27"/>
          <table:table-cell table:style-name="ce38" office:value-type="string">
            <text:p>Plugwise3 - Task Lamp1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1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lamp.lamp1_326</text:p>
          </table:table-cell>
          <table:table-cell table:style-name="ce56" office:value-type="string">
            <text:p>{"states":[{"name":"false","cost":"0"},{"name":"true","cost":"8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1</text:p>
          </table:table-cell>
          <table:table-cell table:style-name="ce38" office:value-type="string">
            <text:p>screen2_326</text:p>
          </table:table-cell>
          <table:table-cell table:style-name="ce27"/>
          <table:table-cell table:style-name="ce38" office:value-type="string">
            <text:p>Plugwise5 - Screen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screen.screen2_326</text:p>
          </table:table-cell>
          <table:table-cell table:style-name="ce56" office:value-type="string">
            <text:p>{"states":[{"name":"false","cost":"0"},{"name":"true","cost":"41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2</text:p>
          </table:table-cell>
          <table:table-cell table:style-name="ce38" office:value-type="string">
            <text:p>lamp2_326</text:p>
          </table:table-cell>
          <table:table-cell table:style-name="ce27"/>
          <table:table-cell table:style-name="ce38" office:value-type="string">
            <text:p>Plugwise6 - Task Lamp2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2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5" office:value-type="string">
            <text:p>REST</text:p>
          </table:table-cell>
          <table:table-cell table:style-name="ce45"/>
          <table:table-cell table:style-name="ce40" office:value-type="string">
            <text:p>potentiaal.floor3.floor.actuators.lamp.lamp2_326</text:p>
          </table:table-cell>
          <table:table-cell table:style-name="ce56" office:value-type="string">
            <text:p>{"states":[{"name":"false","cost":"0"},{"name":"true","cost":"8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3</text:p>
          </table:table-cell>
          <table:table-cell table:style-name="ce38" office:value-type="string">
            <text:p>screen3_326</text:p>
          </table:table-cell>
          <table:table-cell table:style-name="ce27"/>
          <table:table-cell table:style-name="ce38" office:value-type="string">
            <text:p>Plugwise8 - Screen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screen.screen3_326</text:p>
          </table:table-cell>
          <table:table-cell table:style-name="ce56" office:value-type="string">
            <text:p>{"states":[{"name":"false","cost":"0"},{"name":"true","cost":"22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4</text:p>
          </table:table-cell>
          <table:table-cell table:style-name="ce38" office:value-type="string">
            <text:p>lamp3_326</text:p>
          </table:table-cell>
          <table:table-cell table:style-name="ce27"/>
          <table:table-cell table:style-name="ce38" office:value-type="string">
            <text:p>Plugwise9 - Task Lamp3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3</text:p>
          </table:table-cell>
          <table:table-cell table:style-name="ce27" office:value-type="string">
            <text:p>lamp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6" office:value-type="string">
            <text:p>REST</text:p>
          </table:table-cell>
          <table:table-cell table:style-name="ce46"/>
          <table:table-cell table:style-name="ce40" office:value-type="string">
            <text:p>potentiaal.floor3.floor.actuators.lamp.lamp3_326</text:p>
          </table:table-cell>
          <table:table-cell table:style-name="ce56" office:value-type="string">
            <text:p>{"states":[{"name":"false","cost":"0"},{"name":"true","cost":"8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5</text:p>
          </table:table-cell>
          <table:table-cell table:style-name="ce38" office:value-type="string">
            <text:p>screen4_326</text:p>
          </table:table-cell>
          <table:table-cell table:style-name="ce27"/>
          <table:table-cell table:style-name="ce38" office:value-type="string">
            <text:p>Plugwise11 - Screen4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.26</text:p>
          </table:table-cell>
          <table:table-cell table:style-name="ce27" office:value-type="string">
            <text:p>desk4</text:p>
          </table:table-cell>
          <table:table-cell table:style-name="ce27" office:value-type="string">
            <text:p>screen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lugwise dongle</text:p>
          </table:table-cell>
          <table:table-cell table:style-name="ce45" office:value-type="string">
            <text:p>REST</text:p>
          </table:table-cell>
          <table:table-cell table:style-name="ce45"/>
          <table:table-cell table:style-name="ce40" office:value-type="string">
            <text:p>potentiaal.floor3.floor.actuators.screen.screen4_326</text:p>
          </table:table-cell>
          <table:table-cell table:style-name="ce56" office:value-type="string">
            <text:p>{"states":[{"name":"false","cost":"0"},{"name":"true","cost":"41"}]</text:p>
          </table:table-cell>
          <table:table-cell table:style-name="ce67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16</text:p>
          </table:table-cell>
          <table:table-cell table:style-name="ce28" office:value-type="string">
            <text:p>lamp4_326</text:p>
          </table:table-cell>
          <table:table-cell table:style-name="ce28"/>
          <table:table-cell table:style-name="ce28" office:value-type="string">
            <text:p>Plugwise12 - Task Lamp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4</text:p>
          </table:table-cell>
          <table:table-cell table:style-name="ce28" office:value-type="string">
            <text:p>lamp</text:p>
          </table:table-cell>
          <table:table-cell table:style-name="ce28" office:value-type="string">
            <text:p>Boolean</text:p>
          </table:table-cell>
          <table:table-cell table:style-name="ce28" office:value-type="string">
            <text:p>Plugwise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amp.lamp4_326</text:p>
          </table:table-cell>
          <table:table-cell table:style-name="ce58" office:value-type="string">
            <text:p>{"states":[{"name":"false","cost":"0"},{"name":"true","cost":"8"}]</text:p>
          </table:table-cell>
          <table:table-cell table:style-name="ce58" office:value-type="string">
            <text:p>[{"operation":{"name":"turn_off","parameters":[{"name":"switch","value":"false"}]}},{"operation":{"name":"turn_on","parameters":[{"name":"switch","value":"true"}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17</text:p>
          </table:table-cell>
          <table:table-cell table:style-name="ce28" office:value-type="string">
            <text:p>dimmer1_326</text:p>
          </table:table-cell>
          <table:table-cell table:style-name="ce28"/>
          <table:table-cell table:style-name="ce28" office:value-type="string">
            <text:p>Dimme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1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1_326</text:p>
          </table:table-cell>
          <table:table-cell table:style-name="ce58" office:value-type="string">
            <text:p>{"range":{"min":"0","max":"1000","step":"10"},"costa":"0.072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18</text:p>
          </table:table-cell>
          <table:table-cell table:style-name="ce28" office:value-type="string">
            <text:p>dimmer2_326</text:p>
          </table:table-cell>
          <table:table-cell table:style-name="ce28"/>
          <table:table-cell table:style-name="ce28" office:value-type="string">
            <text:p>Dimme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light.dimmer2_326</text:p>
          </table:table-cell>
          <table:table-cell table:style-name="ce58" office:value-type="string">
            <text:p>{"range":{"min":"0","max":"1000","step":"10"},"costa":"0.036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19</text:p>
          </table:table-cell>
          <table:table-cell table:style-name="ce28" office:value-type="string">
            <text:p>dimmer3_326</text:p>
          </table:table-cell>
          <table:table-cell table:style-name="ce28"/>
          <table:table-cell table:style-name="ce28" office:value-type="string">
            <text:p>Dimme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3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3_326</text:p>
          </table:table-cell>
          <table:table-cell table:style-name="ce58" office:value-type="string">
            <text:p>{"range":{"min":"0","max":"1000","step":"10"},"costa":"0.072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20</text:p>
          </table:table-cell>
          <table:table-cell table:style-name="ce28" office:value-type="string">
            <text:p>dimmer4_326</text:p>
          </table:table-cell>
          <table:table-cell table:style-name="ce28"/>
          <table:table-cell table:style-name="ce28" office:value-type="string">
            <text:p>Dimme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desk4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4_326</text:p>
          </table:table-cell>
          <table:table-cell table:style-name="ce58" office:value-type="string">
            <text:p>{"range":{"min":"0","max":"1000","step":"10"},"costa":"0.072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21</text:p>
          </table:table-cell>
          <table:table-cell table:style-name="ce28" office:value-type="string">
            <text:p>dimmer5_326</text:p>
          </table:table-cell>
          <table:table-cell table:style-name="ce28"/>
          <table:table-cell table:style-name="ce28" office:value-type="string">
            <text:p>Dimmer5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- (room)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light.dimmer5_326</text:p>
          </table:table-cell>
          <table:table-cell table:style-name="ce58" office:value-type="string">
            <text:p>{"range":{"min":"0","max":"1000","step":"10"},"costa":"0.144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22</text:p>
          </table:table-cell>
          <table:table-cell table:style-name="ce34" office:value-type="string">
            <text:p>dimmer6_326</text:p>
          </table:table-cell>
          <table:table-cell table:style-name="ce34"/>
          <table:table-cell table:style-name="ce34" office:value-type="string">
            <text:p>Dimmer6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3.26</text:p>
          </table:table-cell>
          <table:table-cell table:style-name="ce34" office:value-type="string">
            <text:p>- (room)</text:p>
          </table:table-cell>
          <table:table-cell table:style-name="ce34" office:value-type="string">
            <text:p>light</text:p>
          </table:table-cell>
          <table:table-cell table:style-name="ce34" office:value-type="string">
            <text:p>Integer</text:p>
          </table:table-cell>
          <table:table-cell table:style-name="ce34" office:value-type="string">
            <text:p>EnOcean dongle</text:p>
          </table:table-cell>
          <table:table-cell table:style-name="ce50" office:value-type="string">
            <text:p>REST</text:p>
          </table:table-cell>
          <table:table-cell table:style-name="ce50"/>
          <table:table-cell table:style-name="ce40" office:value-type="string">
            <text:p>potentiaal.floor3.floor.actuators.light.dimmer6_326</text:p>
          </table:table-cell>
          <table:table-cell table:style-name="ce60" office:value-type="string">
            <text:p>{"range":{"min":"0","max":"1000","step":"10"},"costa":"0.144","costb":"0"}</text:p>
          </table:table-cell>
          <table:table-cell table:style-name="ce60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20">
          <table:table-cell table:style-name="ce28" office:value-type="string">
            <text:p>123</text:p>
          </table:table-cell>
          <table:table-cell table:style-name="ce39" office:value-type="string">
            <text:p>hvac1_313</text:p>
          </table:table-cell>
          <table:table-cell table:style-name="ce39"/>
          <table:table-cell table:style-name="ce39" office:value-type="string">
            <text:p>HVAC unit1</text:p>
          </table:table-cell>
          <table:table-cell table:style-name="ce39" office:value-type="string">
            <text:p>3</text:p>
          </table:table-cell>
          <table:table-cell table:style-name="ce39" office:value-type="string">
            <text:p>3.13</text:p>
          </table:table-cell>
          <table:table-cell table:style-name="ce39" office:value-type="string">
            <text:p>- (room)</text:p>
          </table:table-cell>
          <table:table-cell table:style-name="ce39" office:value-type="string">
            <text:p>hvac</text:p>
          </table:table-cell>
          <table:table-cell table:style-name="ce39" office:value-type="string">
            <text:p>string</text:p>
          </table:table-cell>
          <table:table-cell table:style-name="ce39" office:value-type="string">
            <text:p>IR interface</text:p>
          </table:table-cell>
          <table:table-cell table:style-name="ce35" office:value-type="string">
            <text:p>REST</text:p>
          </table:table-cell>
          <table:table-cell table:style-name="ce35"/>
          <table:table-cell table:style-name="ce53" office:value-type="string">
            <text:p>potentiaal.floor3.floor.actuators.hvac.hvac1_313</text:p>
          </table:table-cell>
          <table:table-cell table:style-name="ce63" office:value-type="string">
            <text:p>{"states":[{"name":"power_off","cost":"0"},{"name":"cool_fan3_t16_ioff","cost":"980"},{"name":"cool_fan2_t16_ioff","cost":"883"},{"name":"cool_fan1_t16_ioff","cost":"875"},{"name":"cool_fan0_t16_ioff","cost":"962"},{"name":"heat_fan3_t27_ioff","cost":"1146"},{"name":"heat_fan2_t27_ioff","cost":"1217"},{"name":"heat_fan1_t27_ioff","cost":"1234"},,{"name":"heat_fan0_t27_ioff","cost":"1168"},{"name":"vent_fan3_txx_ioff","cost":"51"},{"name":"vent_fan2_txx_ioff","cost":"43"},{"name":"vent_fan1_txx_ioff","cost":"38"},{"name":"vent_fan0_txx_ioff","cost":"36"}]</text:p>
          </table:table-cell>
          <table:table-cell table:style-name="ce69" office:value-type="string">
            <text:p>[{"operation":{"name":"set_hvac","parameters":[{"name":"mode","value":"0"]}}]</text:p>
          </table:table-cell>
          <table:table-cell table:number-columns-repeated="1009"/>
        </table:table-row>
        <table:table-row table:style-name="ro20">
          <table:table-cell table:style-name="ce28" office:value-type="string">
            <text:p>124</text:p>
          </table:table-cell>
          <table:table-cell table:style-name="ce39" office:value-type="string">
            <text:p>hvac2_313</text:p>
          </table:table-cell>
          <table:table-cell table:style-name="ce39"/>
          <table:table-cell table:style-name="ce39" office:value-type="string">
            <text:p>HVAC unit2</text:p>
          </table:table-cell>
          <table:table-cell table:style-name="ce39" office:value-type="string">
            <text:p>3</text:p>
          </table:table-cell>
          <table:table-cell table:style-name="ce39" office:value-type="string">
            <text:p>3.13</text:p>
          </table:table-cell>
          <table:table-cell table:style-name="ce39" office:value-type="string">
            <text:p>- (room)</text:p>
          </table:table-cell>
          <table:table-cell table:style-name="ce39" office:value-type="string">
            <text:p>hvac</text:p>
          </table:table-cell>
          <table:table-cell table:style-name="ce39" office:value-type="string">
            <text:p>string</text:p>
          </table:table-cell>
          <table:table-cell table:style-name="ce39" office:value-type="string">
            <text:p>IR interface</text:p>
          </table:table-cell>
          <table:table-cell table:style-name="ce35" office:value-type="string">
            <text:p>REST</text:p>
          </table:table-cell>
          <table:table-cell table:style-name="ce35"/>
          <table:table-cell table:style-name="ce53" office:value-type="string">
            <text:p>potentiaal.floor3.floor.actuators.hvac.hvac2_313</text:p>
          </table:table-cell>
          <table:table-cell table:style-name="ce63" office:value-type="string">
            <text:p>{"states":[{"name":"power_off","cost":"0"},{"name":"cool_fan3_t16_ioff","cost":"980"},{"name":"cool_fan2_t16_ioff","cost":"883"},{"name":"cool_fan1_t16_ioff","cost":"875"},{"name":"cool_fan0_t16_ioff","cost":"962"},{"name":"heat_fan3_t27_ioff","cost":"1146"},{"name":"heat_fan2_t27_ioff","cost":"1217"},{"name":"heat_fan1_t27_ioff","cost":"1234"},,{"name":"heat_fan0_t27_ioff","cost":"1168"},{"name":"vent_fan3_txx_ioff","cost":"51"},{"name":"vent_fan2_txx_ioff","cost":"43"},{"name":"vent_fan1_txx_ioff","cost":"38"},{"name":"vent_fan0_txx_ioff","cost":"36"}]</text:p>
          </table:table-cell>
          <table:table-cell table:style-name="ce69" office:value-type="string">
            <text:p>[{"operation":{"name":"set_hvac","parameters":[{"name":"mode","value":"0"]}}]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25</text:p>
          </table:table-cell>
          <table:table-cell table:style-name="ce35" office:value-type="string">
            <text:p>policy_313</text:p>
          </table:table-cell>
          <table:table-cell table:style-name="ce35"/>
          <table:table-cell table:style-name="ce35" office:value-type="string">
            <text:p>CFD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policy</text:p>
          </table:table-cell>
          <table:table-cell table:style-name="ce35" office:value-type="string">
            <text:p>Boolean</text:p>
          </table:table-cell>
          <table:table-cell table:style-name="ce35" table:number-columns-repeated="3"/>
          <table:table-cell table:style-name="ce53" office:value-type="string">
            <text:p>potentiaal.floor3.floor.actuators.policy.policy_313</text:p>
          </table:table-cell>
          <table:table-cell table:style-name="ce61" office:value-type="string">
            <text:p>{"states":[{"name":"economy","cost":"0"},{"name":"comfort","cost":"1"}]</text:p>
          </table:table-cell>
          <table:table-cell table:style-name="ce76" office:value-type="string">
            <text:p>-</text:p>
          </table:table-cell>
          <table:table-cell table:number-columns-repeated="1009"/>
        </table:table-row>
        <table:table-row table:style-name="ro17">
          <table:table-cell table:style-name="ce28" office:value-type="string">
            <text:p>126</text:p>
          </table:table-cell>
          <table:table-cell table:style-name="ce35" office:value-type="string">
            <text:p>temperature_mean_313</text:p>
          </table:table-cell>
          <table:table-cell table:style-name="ce35"/>
          <table:table-cell table:style-name="ce35" office:value-type="string">
            <text:p>CFD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temperature</text:p>
          </table:table-cell>
          <table:table-cell table:style-name="ce35" office:value-type="string">
            <text:p>Float</text:p>
          </table:table-cell>
          <table:table-cell table:style-name="ce35" table:number-columns-repeated="3"/>
          <table:table-cell table:style-name="ce53" office:value-type="string">
            <text:p>potentiaal.floor3.floor.actuators.temperature.temperature_mean_313</text:p>
          </table:table-cell>
          <table:table-cell table:style-name="ce61" office:value-type="string">
            <text:p>{"range":{"min":"16","max":"27","step":"0.1"},"costa":"0","costb":"1","states":[{"name":"99", "cost":"0"}]}</text:p>
          </table:table-cell>
          <table:table-cell table:style-name="ce76" office:value-type="string">
            <text:p>-</text:p>
          </table:table-cell>
          <table:table-cell table:number-columns-repeated="1009"/>
        </table:table-row>
        <table:table-row table:style-name="ro17">
          <table:table-cell table:style-name="ce28" office:value-type="string">
            <text:p>127</text:p>
          </table:table-cell>
          <table:table-cell table:style-name="ce35" office:value-type="string">
            <text:p>pmv_313</text:p>
          </table:table-cell>
          <table:table-cell table:style-name="ce35"/>
          <table:table-cell table:style-name="ce35" office:value-type="string">
            <text:p>CFD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3.13</text:p>
          </table:table-cell>
          <table:table-cell table:style-name="ce35" office:value-type="string">
            <text:p>- (room)</text:p>
          </table:table-cell>
          <table:table-cell table:style-name="ce35" office:value-type="string">
            <text:p>comfort</text:p>
          </table:table-cell>
          <table:table-cell table:style-name="ce35" office:value-type="string">
            <text:p>Float</text:p>
          </table:table-cell>
          <table:table-cell table:style-name="ce35" table:number-columns-repeated="3"/>
          <table:table-cell table:style-name="ce53" office:value-type="string">
            <text:p>potentiaal.floor3.floor.actuators.comfort.pmv_313</text:p>
          </table:table-cell>
          <table:table-cell table:style-name="ce61" office:value-type="string">
            <text:p>{"range":{"min":"-2","max":"2","step":"0.1"},"costa":"0","costb":"1","states":[{"name":"99", "cost":"0"}]}</text:p>
          </table:table-cell>
          <table:table-cell table:style-name="ce76" office:value-type="string">
            <text:p>-</text:p>
          </table:table-cell>
          <table:table-cell table:number-columns-repeated="1009"/>
        </table:table-row>
        <table:table-row table:style-name="ro12">
          <table:table-cell table:style-name="ce28" office:value-type="string">
            <text:p>128</text:p>
          </table:table-cell>
          <table:table-cell table:style-name="ce28" office:value-type="string">
            <text:p>dimmer1_313</text:p>
          </table:table-cell>
          <table:table-cell table:style-name="ce28"/>
          <table:table-cell table:style-name="ce28" office:value-type="string">
            <text:p>Dimme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1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1_313</text:p>
          </table:table-cell>
          <table:table-cell table:style-name="ce58" office:value-type="string">
            <text:p>{"range":{"min":"0","max":"1000","step":"10"},"costa":"0.0216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29</text:p>
          </table:table-cell>
          <table:table-cell table:style-name="ce28" office:value-type="string">
            <text:p>dimmer2_313</text:p>
          </table:table-cell>
          <table:table-cell table:style-name="ce28"/>
          <table:table-cell table:style-name="ce28" office:value-type="string">
            <text:p>Dimme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2_313</text:p>
          </table:table-cell>
          <table:table-cell table:style-name="ce58" office:value-type="string">
            <text:p>{"range":{"min":"0","max":"1000","step":"10"},"costa":"0.0324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0</text:p>
          </table:table-cell>
          <table:table-cell table:style-name="ce28" office:value-type="string">
            <text:p>dimmer3_313</text:p>
          </table:table-cell>
          <table:table-cell table:style-name="ce28"/>
          <table:table-cell table:style-name="ce28" office:value-type="string">
            <text:p>Dimmer3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3_313</text:p>
          </table:table-cell>
          <table:table-cell table:style-name="ce58" office:value-type="string">
            <text:p>{"range":{"min":"0","max":"1000","step":"10"},"costa":"0.0108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1</text:p>
          </table:table-cell>
          <table:table-cell table:style-name="ce28" office:value-type="string">
            <text:p>dimmer4_313</text:p>
          </table:table-cell>
          <table:table-cell table:style-name="ce28"/>
          <table:table-cell table:style-name="ce28" office:value-type="string">
            <text:p>Dimmer4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26</text:p>
          </table:table-cell>
          <table:table-cell table:style-name="ce28" office:value-type="string">
            <text:p>area2</text:p>
          </table:table-cell>
          <table:table-cell table:style-name="ce28" office:value-type="string">
            <text:p>light</text:p>
          </table:table-cell>
          <table:table-cell table:style-name="ce28" office:value-type="string">
            <text:p>Integer</text:p>
          </table:table-cell>
          <table:table-cell table:style-name="ce28" office:value-type="string">
            <text:p>EnOcean dongle</text:p>
          </table:table-cell>
          <table:table-cell table:style-name="ce48" office:value-type="string">
            <text:p>REST</text:p>
          </table:table-cell>
          <table:table-cell table:style-name="ce48"/>
          <table:table-cell table:style-name="ce40" office:value-type="string">
            <text:p>potentiaal.floor3.floor.actuators.light.dimmer4_313</text:p>
          </table:table-cell>
          <table:table-cell table:style-name="ce58" office:value-type="string">
            <text:p>{"range":{"min":"0","max":"1000","step":"10"},"costa":"0.0108","costb":"0"}</text:p>
          </table:table-cell>
          <table:table-cell table:style-name="ce58" office:value-type="string">
            <text:p>[{"operation":{"name":"set_to_lux_level","parameters":[{"name":"luxlevel","value":"0"]}}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2</text:p>
          </table:table-cell>
          <table:table-cell table:style-name="ce40" office:value-type="string">
            <text:p>blindsheight1_313</text:p>
          </table:table-cell>
          <table:table-cell table:style-name="ce40" office:value-type="string">
            <text:p>Raw</text:p>
          </table:table-cell>
          <table:table-cell table:style-name="ce40" office:value-type="string">
            <text:p>Blinds motor1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3.13</text:p>
          </table:table-cell>
          <table:table-cell table:style-name="ce40" office:value-type="string">
            <text:p>-(room)</text:p>
          </table:table-cell>
          <table:table-cell table:style-name="ce40" office:value-type="string">
            <text:p>blinds</text:p>
          </table:table-cell>
          <table:table-cell table:style-name="ce40" office:value-type="string">
            <text:p>Float</text:p>
          </table:table-cell>
          <table:table-cell table:style-name="ce40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height1_313</text:p>
          </table:table-cell>
          <table:table-cell table:style-name="ce64" office:value-type="string">
            <text:p>{"range":{"min":"0","max":"265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3</text:p>
          </table:table-cell>
          <table:table-cell table:style-name="ce28" office:value-type="string">
            <text:p>blindsheight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height2_313</text:p>
          </table:table-cell>
          <table:table-cell table:style-name="ce58" office:value-type="string">
            <text:p>{"range":{"min":"0","max":"265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4</text:p>
          </table:table-cell>
          <table:table-cell table:style-name="ce28" office:value-type="string">
            <text:p>blindsheight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height3_313</text:p>
          </table:table-cell>
          <table:table-cell table:style-name="ce58" office:value-type="string">
            <text:p>{"range":{"min":"0","max":"265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5</text:p>
          </table:table-cell>
          <table:table-cell table:style-name="ce28" office:value-type="string">
            <text:p>blindsangle1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angle1_313</text:p>
          </table:table-cell>
          <table:table-cell table:style-name="ce58" office:value-type="string">
            <text:p>{"range":{"min":"-90","max":"90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6</text:p>
          </table:table-cell>
          <table:table-cell table:style-name="ce28" office:value-type="string">
            <text:p>blindsangle2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1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angle2_313</text:p>
          </table:table-cell>
          <table:table-cell table:style-name="ce58" office:value-type="string">
            <text:p>{"range":{"min":"-90","max":"90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>
          <table:table-cell table:style-name="ce28" office:value-type="string">
            <text:p>137</text:p>
          </table:table-cell>
          <table:table-cell table:style-name="ce28" office:value-type="string">
            <text:p>blindsangle3_313</text:p>
          </table:table-cell>
          <table:table-cell table:style-name="ce28" office:value-type="string">
            <text:p>Raw</text:p>
          </table:table-cell>
          <table:table-cell table:style-name="ce28" office:value-type="string">
            <text:p>Blinds motor2</text:p>
          </table:table-cell>
          <table:table-cell table:style-name="ce28" office:value-type="string">
            <text:p>3</text:p>
          </table:table-cell>
          <table:table-cell table:style-name="ce28" office:value-type="string">
            <text:p>3.13</text:p>
          </table:table-cell>
          <table:table-cell table:style-name="ce28" office:value-type="string">
            <text:p>-(room)</text:p>
          </table:table-cell>
          <table:table-cell table:style-name="ce28" office:value-type="string">
            <text:p>blinds</text:p>
          </table:table-cell>
          <table:table-cell table:style-name="ce28" office:value-type="string">
            <text:p>Float</text:p>
          </table:table-cell>
          <table:table-cell table:style-name="ce28" office:value-type="string">
            <text:p>KNX</text:p>
          </table:table-cell>
          <table:table-cell table:style-name="ce52" office:value-type="string">
            <text:p>REST</text:p>
          </table:table-cell>
          <table:table-cell table:style-name="ce52"/>
          <table:table-cell table:style-name="ce40" office:value-type="string">
            <text:p>potentiaal.floor3.floor.actuators.blinds.blindsangle3_313</text:p>
          </table:table-cell>
          <table:table-cell table:style-name="ce58" office:value-type="string">
            <text:p>{"range":{"min":"-90","max":"90","step":"1"},"costa":"0","costb":"0"}</text:p>
          </table:table-cell>
          <table:table-cell table:style-name="ce28" office:value-type="string">
            <text:p>["none"]</text:p>
          </table:table-cell>
          <table:table-cell table:style-name="ce77" table:number-columns-repeated="1009"/>
        </table:table-row>
        <table:table-row table:style-name="ro12" table:number-rows-repeated="104843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DB__1" table:target-range-address="serviceType_list_new.A1:serviceType_list_new.H121" table:orientation="column"/>
        <table:database-range table:name="__Anonymous_Sheet_DB__0" table:target-range-address="Cell_list_new.A1:Cell_list_new.I47">
          <table:sort>
            <table:sort-by table:field-number="0" table:data-type="automatic"/>
          </table:sort>
        </table:database-range>
        <table:database-range table:name="__Anonymous_Sheet_DB__1" table:target-range-address="Variables_list_new.N3:Variables_list_new.Q45" table:orientation="column"/>
      </table:database-ranges>
      <table:consolidation table:function="sum" table:source-cell-range-addresses="Cell_list_new.A1:Cell_list_new.E102" table:target-cell-address="service_instance_list_new.A110" table:use-label="column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(</number:text>
      <number:number number:decimal-places="0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 (</number:text>
      <number:number number:decimal-places="2" number:min-integer-digits="1" number:grouping="true"/>
      <number:text>)</number:text>
    </number:number-style>
    <number:number-style style:name="N128P2" style:volatile="true">
      <number:text> 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 (</number:text>
      <number:number number:decimal-places="0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09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5109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5109P0"/>
    </number:currency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 (</number:text>
      <number:number number:decimal-places="2" number:min-integer-digits="1" number:grouping="true"/>
      <number:text>)</number:text>
    </number:number-style>
    <number:number-style style:name="N127">
      <number:text>  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  (</number:text>
      <number:number number:decimal-places="0" number:min-integer-digits="1" number:grouping="true"/>
      <number:text>)</number:text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number:date-style style:name="N13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6">
      <number:text> $ </number:text>
      <number:number number:decimal-places="2" number:min-integer-digits="1" number:grouping="true"/>
      <number:text> </number:text>
    </number:number-style>
    <number:number-style style:name="N137">
      <number:text> $ (</number:text>
      <number:number number:decimal-places="2" number:min-integer-digits="1" number:grouping="true"/>
      <number:text>)</number:text>
    </number:number-style>
    <number:number-style style:name="N138P0" style:volatile="true">
      <number:text> $ </number:text>
      <number:number number:decimal-places="2" number:min-integer-digits="1" number:grouping="true"/>
      <number:text> </number:text>
    </number:number-style>
    <number:number-style style:name="N138P1" style:volatile="true">
      <number:text> $ (</number:text>
      <number:number number:decimal-places="2" number:min-integer-digits="1" number:grouping="true"/>
      <number:text>)</number:text>
    </number:number-style>
    <number:number-style style:name="N138P2" style:volatile="true">
      <number:text> $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percentage-style style:name="N139">
      <number:number number:decimal-places="1" number:min-integer-digits="1"/>
      <number:text>%</number:text>
    </number:percentage-style>
    <number:number-style style:name="N141P0" style:volatile="true">
      <number:text> € </number:text>
      <number:number number:decimal-places="2" number:min-integer-digits="1" number:grouping="true"/>
      <number:text> </number:text>
    </number:number-style>
    <number:number-style style:name="N141P1" style:volatile="true">
      <number:text> $ (</number:text>
      <number:number number:decimal-places="2" number:min-integer-digits="1" number:grouping="true"/>
      <number:text>)</number:text>
    </number:number-style>
    <number:number-style style:name="N141P2" style:volatile="true">
      <number:text> $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3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43P0"/>
    </number:currency-style>
    <number:number-style style:name="N145P0" style:volatile="true">
      <number:text>€</number:text>
      <number:number number:decimal-places="0" number:min-integer-digits="1" number:grouping="true"/>
      <number:text> </number:text>
    </number:number-style>
    <number:number-style style:name="N145">
      <number:text>(€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€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€</number:text>
      <number:number number:decimal-places="2" number:min-integer-digits="1" number:grouping="true"/>
      <number:text> </number:text>
    </number:number-style>
    <number:number-style style:name="N148">
      <number:text>(€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€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number:text>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</number:number-style>
    <number:number-style style:name="N151">
      <style:text-properties fo:color="#ff0000"/>
      <number:text>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</number:number-style>
    <number:number-style style:name="N153">
      <style:text-properties fo:color="#ff0000"/>
      <number:text>-</number:text>
      <number:number number:decimal-places="2" number:min-integer-digits="1" number:grouping="true"/>
      <style:map style:condition="value()&gt;=0" style:apply-style-name="N153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 €(</number:text>
      <number:number number:decimal-places="0" number:min-integer-digits="1" number:grouping="true"/>
      <number:text>)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€</number:text>
      <number:number number:decimal-places="2" number:min-integer-digits="1" number:grouping="true"/>
      <number:text> </number:text>
    </number:number-style>
    <number:number-style style:name="N167P1" style:volatile="true">
      <number:text> €(</number:text>
      <number:number number:decimal-places="2" number:min-integer-digits="1" number:grouping="true"/>
      <number:text>)</number:text>
    </number:number-style>
    <number:number-style style:name="N167P2" style:volatile="true">
      <number:text> €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1">
      <number:scientific-number number:decimal-places="1" number:min-integer-digits="3" number:min-exponent-digits="1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number number:decimal-places="0" number:min-integer-digits="1" number:grouping="true"/>
      <number:text> </number:text>
    </number:number-style>
    <number:number-style style:name="N181P1" style:volatile="true">
      <number:text> $(</number:text>
      <number:number number:decimal-places="0" number:min-integer-digits="1" number:grouping="true"/>
      <number:text>)</number:text>
    </number:number-style>
    <number:number-style style:name="N181P2" style:volatile="true">
      <number:text> $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$</number:text>
      <number:number number:decimal-places="2" number:min-integer-digits="1" number:grouping="true"/>
      <number:text> </number:text>
    </number:number-style>
    <number:number-style style:name="N185P1" style:volatile="true">
      <number:text> $(</number:text>
      <number:number number:decimal-places="2" number:min-integer-digits="1" number:grouping="true"/>
      <number:text>)</number:text>
    </number:number-style>
    <number:number-style style:name="N185P2" style:volatile="true">
      <number:text> $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4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5109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  <style:style style:name="Error" style:family="table-cell" style:parent-style-name="Default">
      <style:table-cell-properties fo:background-color="#ff9966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shadow="none" fo:background-color="transparent" style:scale-to="5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2-10T14:31:51</dc:date>
    <meta:print-date>2012-10-30T12:09:58</meta:print-date>
    <meta:editing-duration>P9DT2H30M26S</meta:editing-duration>
    <meta:editing-cycles>230</meta:editing-cycles>
    <meta:generator>LibreOffice/3.5$Linux_X86_64 LibreOffice_project/350m1$Build-2</meta:generator>
    <dc:creator>actlab </dc:creator>
    <meta:printed-by>actlab </meta:printed-by>
    <meta:document-statistic meta:table-count="6" meta:cell-count="8583" meta:object-count="0"/>
  </office:meta>
</office:document-meta>
</file>